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97mm"/>
    </style:style>
    <style:style style:name="co2" style:family="table-column">
      <style:table-column-properties fo:break-before="auto" style:column-width="18.33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17.5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72.25mm"/>
    </style:style>
    <style:style style:name="co7" style:family="table-column">
      <style:table-column-properties fo:break-before="auto" style:column-width="76.06mm"/>
    </style:style>
    <style:style style:name="co8" style:family="table-column">
      <style:table-column-properties fo:break-before="auto" style:column-width="109.5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11"/>
    <style:style style:name="ce5" style:family="table-cell" style:parent-style-name="Default" style:data-style-name="N111">
      <style:text-properties fo:font-weight="bold" style:font-weight-asian="bold" style:font-weight-complex="bold"/>
    </style:style>
    <style:style style:name="ce6" style:family="table-cell" style:parent-style-name="Default" style:data-style-name="N1"/>
    <style:style style:name="ce7" style:family="table-cell" style:parent-style-name="Default" style:data-style-name="N1">
      <style:text-properties fo:font-weight="bold" style:font-weight-asian="bold" style:font-weight-complex="bold"/>
    </style:style>
    <style:style style:name="ce8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BL308">
        <table:shapes>
          <draw:frame draw:z-index="0" draw:style-name="gr1" draw:text-style-name="P1" svg:width="357.13mm" svg:height="210.37mm" svg:x="689.65mm" svg:y="5.31mm">
            <draw:object draw:notify-on-update-of-ranges="Sheet1.K1:Sheet1.K2 Sheet1.K3:Sheet1.K32 Sheet1.L1:Sheet1.L2 Sheet1.L3:Sheet1.L32 Sheet1.M1:Sheet1.M2 Sheet1.M3:Sheet1.M32 Sheet1.N1:Sheet1.N2 Sheet1.N3:Sheet1.N32 Sheet1.O1:Sheet1.O2 Sheet1.O3:Sheet1.O32 Sheet1.P1:Sheet1.P2 Sheet1.P3:Sheet1.P32 Sheet1.Q1:Sheet1.Q2 Sheet1.Q3:Sheet1.Q32 Sheet1.R1:Sheet1.R2 Sheet1.R3:Sheet1.R3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07.17mm" svg:height="211.16mm" svg:x="1047.89mm" svg:y="4.79mm">
            <draw:object draw:notify-on-update-of-ranges="Sheet1.K1:Sheet1.K2 Sheet1.K67:Sheet1.K70 Sheet1.L1:Sheet1.L2 Sheet1.L67:Sheet1.L70 Sheet1.M1:Sheet1.M2 Sheet1.M67:Sheet1.M70 Sheet1.N1:Sheet1.N2 Sheet1.N67:Sheet1.N70 Sheet1.O1:Sheet1.O2 Sheet1.O67:Sheet1.O70 Sheet1.P1:Sheet1.P2 Sheet1.P67:Sheet1.P70 Sheet1.Q1:Sheet1.Q2 Sheet1.Q67:Sheet1.Q70 Sheet1.R1:Sheet1.R2 Sheet1.R67:Sheet1.R7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207.15mm" svg:height="177.97mm" svg:x="1048.16mm" svg:y="221.79mm">
            <draw:object draw:notify-on-update-of-ranges="Sheet1.K1:Sheet1.K2 Sheet1.K67:Sheet1.K70 Sheet1.L1:Sheet1.L2 Sheet1.L67:Sheet1.L70 Sheet1.M1:Sheet1.M2 Sheet1.M67:Sheet1.M70 Sheet1.N1:Sheet1.N2 Sheet1.N67:Sheet1.N70 Sheet1.O1:Sheet1.O2 Sheet1.O67:Sheet1.O70 Sheet1.P1:Sheet1.P2 Sheet1.P67:Sheet1.P70 Sheet1.Q1:Sheet1.Q2 Sheet1.Q67:Sheet1.Q70 Sheet1.R1:Sheet1.R2 Sheet1.R67:Sheet1.R7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208.73mm" svg:height="193.37mm" svg:x="1047.33mm" svg:y="406.66mm">
            <draw:object draw:notify-on-update-of-ranges="Sheet1.K1:Sheet1.K2 Sheet1.K101:Sheet1.K104 Sheet1.L1:Sheet1.L2 Sheet1.L101:Sheet1.L104 Sheet1.M1:Sheet1.M2 Sheet1.M101:Sheet1.M104 Sheet1.N1:Sheet1.N2 Sheet1.N101:Sheet1.N104 Sheet1.O1:Sheet1.O2 Sheet1.O101:Sheet1.O104 Sheet1.P1:Sheet1.P2 Sheet1.P101:Sheet1.P104 Sheet1.Q1:Sheet1.Q2 Sheet1.Q101:Sheet1.Q104 Sheet1.R1:Sheet1.R2 Sheet1.R101:Sheet1.R10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4" draw:style-name="gr1" draw:text-style-name="P1" svg:width="357.13mm" svg:height="177.97mm" svg:x="689.93mm" svg:y="222.59mm">
            <draw:object draw:notify-on-update-of-ranges="Sheet1.K1:Sheet1.K2 Sheet1.K37:Sheet1.K66 Sheet1.L1:Sheet1.L2 Sheet1.L37:Sheet1.L66 Sheet1.M1:Sheet1.M2 Sheet1.M37:Sheet1.M66 Sheet1.N1:Sheet1.N2 Sheet1.N37:Sheet1.N66 Sheet1.O1:Sheet1.O2 Sheet1.O37:Sheet1.O66 Sheet1.P1:Sheet1.P2 Sheet1.P37:Sheet1.P66 Sheet1.Q1:Sheet1.Q2 Sheet1.Q37:Sheet1.Q66 Sheet1.R1:Sheet1.R2 Sheet1.R37:Sheet1.R6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5" draw:style-name="gr1" draw:text-style-name="P1" svg:width="358.23mm" svg:height="192.31mm" svg:x="689.65mm" svg:y="406.93mm">
            <draw:object draw:notify-on-update-of-ranges="Sheet1.K1:Sheet1.K2 Sheet1.K71:Sheet1.K100 Sheet1.L1:Sheet1.L2 Sheet1.L71:Sheet1.L100 Sheet1.M1:Sheet1.M2 Sheet1.M71:Sheet1.M100 Sheet1.N1:Sheet1.N2 Sheet1.N71:Sheet1.N100 Sheet1.O1:Sheet1.O2 Sheet1.O71:Sheet1.O100 Sheet1.P1:Sheet1.P2 Sheet1.P71:Sheet1.P100 Sheet1.Q1:Sheet1.Q2 Sheet1.Q71:Sheet1.Q100 Sheet1.R1:Sheet1.R2 Sheet1.R71:Sheet1.R10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215.4mm" svg:height="617.12mm" svg:x="229.09mm" svg:y="475.14mm">
            <draw:object draw:notify-on-update-of-ranges="Sheet1.K1:Sheet1.K2 Sheet1.L1:Sheet1.L2 Sheet1.M1:Sheet1.M2 Sheet1.N1:Sheet1.N2 Sheet1.O1:Sheet1.O2 Sheet1.P1:Sheet1.P2 Sheet1.Q1:Sheet1.Q2 Sheet1.R1:Sheet1.R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7" draw:style-name="gr1" draw:text-style-name="P1" svg:width="220.91mm" svg:height="256.64mm" svg:x="445.71mm" svg:y="474.13mm">
            <draw:object draw:notify-on-update-of-ranges="Sheet1.K1:Sheet1.K2 Sheet1.L1:Sheet1.L2 Sheet1.M1:Sheet1.M2 Sheet1.N1:Sheet1.N2 Sheet1.O1:Sheet1.O2 Sheet1.P1:Sheet1.P2 Sheet1.Q1:Sheet1.Q2 Sheet1.R1:Sheet1.R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8" draw:style-name="gr1" draw:text-style-name="P1" svg:width="207.17mm" svg:height="211.16mm" svg:x="1256.79mm" svg:y="5.01mm">
            <draw:object draw:notify-on-update-of-ranges="Sheet1.K67:Sheet1.K70 Sheet1.L1:Sheet1.L2 Sheet1.L67:Sheet1.L70 Sheet1.M1:Sheet1.M2 Sheet1.M67:Sheet1.M70 Sheet1.N1:Sheet1.N2 Sheet1.N67:Sheet1.N70 Sheet1.O1:Sheet1.O2 Sheet1.O67:Sheet1.O70 Sheet1.P1:Sheet1.P2 Sheet1.P67:Sheet1.P70 Sheet1.Q1:Sheet1.Q2 Sheet1.Q67:Sheet1.Q70 Sheet1.R1:Sheet1.R2 Sheet1.R67:Sheet1.R7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207.15mm" svg:height="177.97mm" svg:x="1255.8mm" svg:y="221.28mm">
            <draw:object draw:notify-on-update-of-ranges="Sheet1.K67:Sheet1.K70 Sheet1.L1:Sheet1.L2 Sheet1.L67:Sheet1.L70 Sheet1.M1:Sheet1.M2 Sheet1.M67:Sheet1.M70 Sheet1.N1:Sheet1.N2 Sheet1.N67:Sheet1.N70 Sheet1.O1:Sheet1.O2 Sheet1.O67:Sheet1.O70 Sheet1.P1:Sheet1.P2 Sheet1.P67:Sheet1.P70 Sheet1.Q1:Sheet1.Q2 Sheet1.Q67:Sheet1.Q70 Sheet1.R1:Sheet1.R2 Sheet1.R67:Sheet1.R70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208.73mm" svg:height="193.37mm" svg:x="1255.8mm" svg:y="406.41mm">
            <draw:object draw:notify-on-update-of-ranges="Sheet1.K101:Sheet1.K104 Sheet1.L1:Sheet1.L2 Sheet1.L101:Sheet1.L104 Sheet1.M1:Sheet1.M2 Sheet1.M101:Sheet1.M104 Sheet1.N1:Sheet1.N2 Sheet1.N101:Sheet1.N104 Sheet1.O1:Sheet1.O2 Sheet1.O101:Sheet1.O104 Sheet1.P1:Sheet1.P2 Sheet1.P101:Sheet1.P104 Sheet1.Q1:Sheet1.Q2 Sheet1.Q101:Sheet1.Q104 Sheet1.R1:Sheet1.R2 Sheet1.R101:Sheet1.R10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4" table:number-columns-repeated="7" table:default-cell-style-name="Default"/>
        <table:table-column table:style-name="co5" table:default-cell-style-name="Default"/>
        <table:table-column table:style-name="co7" table:default-cell-style-name="Default"/>
        <table:table-column table:style-name="co4" table:number-columns-repeated="7" table:default-cell-style-name="Default"/>
        <table:table-row table:style-name="ro1">
          <table:table-cell/>
          <table:table-cell table:style-name="ce2" office:value-type="string" calcext:value-type="string">
            <text:p>test1</text:p>
          </table:table-cell>
          <table:table-cell table:style-name="ce2" office:value-type="string" calcext:value-type="string">
            <text:p>test2</text:p>
          </table:table-cell>
          <table:table-cell table:style-name="ce2" office:value-type="string" calcext:value-type="string">
            <text:p>test3</text:p>
          </table:table-cell>
          <table:table-cell table:style-name="ce2" office:value-type="string" calcext:value-type="string">
            <text:p>test4</text:p>
          </table:table-cell>
          <table:table-cell table:style-name="ce2" office:value-type="string" calcext:value-type="string">
            <text:p>test5</text:p>
          </table:table-cell>
          <table:table-cell table:style-name="ce2" office:value-type="string" calcext:value-type="string">
            <text:p>test6</text:p>
          </table:table-cell>
          <table:table-cell table:style-name="ce2" office:value-type="string" calcext:value-type="string">
            <text:p>test7</text:p>
          </table:table-cell>
          <table:table-cell table:number-columns-repeated="2"/>
          <table:table-cell table:style-name="ce1"/>
          <table:table-cell table:style-name="ce2" office:value-type="string" calcext:value-type="string">
            <text:p>test1</text:p>
          </table:table-cell>
          <table:table-cell table:style-name="ce2" office:value-type="string" calcext:value-type="string">
            <text:p>test2</text:p>
          </table:table-cell>
          <table:table-cell table:style-name="ce2" office:value-type="string" calcext:value-type="string">
            <text:p>test3</text:p>
          </table:table-cell>
          <table:table-cell table:style-name="ce2" office:value-type="string" calcext:value-type="string">
            <text:p>test4</text:p>
          </table:table-cell>
          <table:table-cell table:style-name="ce2" office:value-type="string" calcext:value-type="string">
            <text:p>test5</text:p>
          </table:table-cell>
          <table:table-cell table:style-name="ce2" office:value-type="string" calcext:value-type="string">
            <text:p>test6</text:p>
          </table:table-cell>
          <table:table-cell table:style-name="ce2" office:value-type="string" calcext:value-type="string">
            <text:p>test7</text:p>
          </table:table-cell>
          <table:table-cell/>
          <table:table-cell table:style-name="ce1"/>
          <table:table-cell table:style-name="ce2" office:value-type="string" calcext:value-type="string">
            <text:p>test1</text:p>
          </table:table-cell>
          <table:table-cell table:style-name="ce2" office:value-type="string" calcext:value-type="string">
            <text:p>test2</text:p>
          </table:table-cell>
          <table:table-cell table:style-name="ce2" office:value-type="string" calcext:value-type="string">
            <text:p>test3</text:p>
          </table:table-cell>
          <table:table-cell table:style-name="ce2" office:value-type="string" calcext:value-type="string">
            <text:p>test4</text:p>
          </table:table-cell>
          <table:table-cell table:style-name="ce2" office:value-type="string" calcext:value-type="string">
            <text:p>test5</text:p>
          </table:table-cell>
          <table:table-cell table:style-name="ce2" office:value-type="string" calcext:value-type="string">
            <text:p>test6</text:p>
          </table:table-cell>
          <table:table-cell table:style-name="ce2" office:value-type="string" calcext:value-type="string">
            <text:p>test7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2" table:style-name="ce3" office:value-type="string" calcext:value-type="string">
            <text:p>cpu_time</text:p>
          </table:table-cell>
          <table:table-cell table:number-columns-repeated="5" office:value-type="string" calcext:value-type="string">
            <text:p>cpu_time</text:p>
          </table:table-cell>
          <table:table-cell table:number-columns-repeated="2"/>
          <table:table-cell table:style-name="ce1" office:value-type="string" calcext:value-type="string">
            <text:p>name</text:p>
          </table:table-cell>
          <table:table-cell table:number-columns-repeated="2" table:style-name="ce3" office:value-type="string" calcext:value-type="string">
            <text:p>cpu_time</text:p>
          </table:table-cell>
          <table:table-cell table:number-columns-repeated="5" office:value-type="string" calcext:value-type="string">
            <text:p>cpu_time</text:p>
          </table:table-cell>
          <table:table-cell/>
          <table:table-cell table:style-name="ce1" office:value-type="string" calcext:value-type="string">
            <text:p>name</text:p>
          </table:table-cell>
          <table:table-cell table:number-columns-repeated="2" table:style-name="ce3" office:value-type="string" calcext:value-type="string">
            <text:p>cpu_time</text:p>
          </table:table-cell>
          <table:table-cell table:number-columns-repeated="5" office:value-type="string" calcext:value-type="string">
            <text:p>cpu_time</text:p>
          </table:table-cell>
        </table:table-row>
        <table:table-row table:style-name="ro1">
          <table:table-cell office:value-type="string" calcext:value-type="string">
            <text:p>quoting/5/5_mean</text:p>
          </table:table-cell>
          <table:table-cell table:style-name="ce4" office:value-type="float" office:value="0.00314074" calcext:value-type="float">
            <text:p>0.0031</text:p>
          </table:table-cell>
          <table:table-cell table:style-name="ce4" office:value-type="float" office:value="0.00305927" calcext:value-type="float">
            <text:p>0.0031</text:p>
          </table:table-cell>
          <table:table-cell table:style-name="ce4" office:value-type="float" office:value="0.0029518" calcext:value-type="float">
            <text:p>0.0030</text:p>
          </table:table-cell>
          <table:table-cell table:style-name="ce4" office:value-type="float" office:value="0.00298732" calcext:value-type="float">
            <text:p>0.0030</text:p>
          </table:table-cell>
          <table:table-cell table:style-name="ce4" office:value-type="float" office:value="0.00293869" calcext:value-type="float">
            <text:p>0.0029</text:p>
          </table:table-cell>
          <table:table-cell table:style-name="ce4" office:value-type="float" office:value="0.00316301" calcext:value-type="float">
            <text:p>0.0032</text:p>
          </table:table-cell>
          <table:table-cell table:style-name="ce4" office:value-type="float" office:value="0.00230416" calcext:value-type="float">
            <text:p>0.0023</text:p>
          </table:table-cell>
          <table:table-cell table:number-columns-repeated="2"/>
          <table:table-cell table:formula="of:=OFFSET([.A3];(ROW() - 3)*2 ; 0)" office:value-type="string" office:string-value="quoting/5/5_mean" calcext:value-type="string">
            <text:p>quoting/5/5_mean</text:p>
          </table:table-cell>
          <table:table-cell table:style-name="ce4" table:formula="of:=OFFSET([.B3];(ROW() - 3)*2 ; 0)" office:value-type="float" office:value="0.00314074" calcext:value-type="float">
            <text:p>0.0031</text:p>
          </table:table-cell>
          <table:table-cell table:style-name="ce4" table:formula="of:=OFFSET([.C3];(ROW() - 3)*2 ; 0)" office:value-type="float" office:value="0.00305927" calcext:value-type="float">
            <text:p>0.0031</text:p>
          </table:table-cell>
          <table:table-cell table:style-name="ce4" table:formula="of:=OFFSET([.D3];(ROW() - 3)*2 ; 0)" office:value-type="float" office:value="0.0029518" calcext:value-type="float">
            <text:p>0.0030</text:p>
          </table:table-cell>
          <table:table-cell table:style-name="ce4" table:formula="of:=OFFSET([.E3];(ROW() - 3)*2 ; 0)" office:value-type="float" office:value="0.00298732" calcext:value-type="float">
            <text:p>0.0030</text:p>
          </table:table-cell>
          <table:table-cell table:style-name="ce4" table:formula="of:=OFFSET([.F3];(ROW() - 3)*2 ; 0)" office:value-type="float" office:value="0.00293869" calcext:value-type="float">
            <text:p>0.0029</text:p>
          </table:table-cell>
          <table:table-cell table:style-name="ce4" table:formula="of:=OFFSET([.G3];(ROW() - 3)*2 ; 0)" office:value-type="float" office:value="0.00316301" calcext:value-type="float">
            <text:p>0.0032</text:p>
          </table:table-cell>
          <table:table-cell table:style-name="ce4" table:formula="of:=OFFSET([.H3];(ROW() - 3)*2 ; 0)" office:value-type="float" office:value="0.00230416" calcext:value-type="float">
            <text:p>0.0023</text:p>
          </table:table-cell>
          <table:table-cell/>
          <table:table-cell table:formula="of:=OFFSET([.A3];(ROW() - 2)*2 ; 0)" office:value-type="string" office:string-value="quoting/5/5_stddev" calcext:value-type="string">
            <text:p>quoting/5/5_stddev</text:p>
          </table:table-cell>
          <table:table-cell table:style-name="ce4" table:formula="of:=OFFSET([.B3];(ROW() - 2)*2 ; 0)" office:value-type="float" office:value="0.000182742" calcext:value-type="float">
            <text:p>0.0002</text:p>
          </table:table-cell>
          <table:table-cell table:style-name="ce4" table:formula="of:=OFFSET([.C3];(ROW() - 2)*2 ; 0)" office:value-type="float" office:value="0.0000318897" calcext:value-type="float">
            <text:p>0.0000</text:p>
          </table:table-cell>
          <table:table-cell table:style-name="ce4" table:formula="of:=OFFSET([.D3];(ROW() - 2)*2 ; 0)" office:value-type="float" office:value="0.0000274096" calcext:value-type="float">
            <text:p>0.0000</text:p>
          </table:table-cell>
          <table:table-cell table:style-name="ce4" table:formula="of:=OFFSET([.E3];(ROW() - 2)*2 ; 0)" office:value-type="float" office:value="0.0000194625" calcext:value-type="float">
            <text:p>0.0000</text:p>
          </table:table-cell>
          <table:table-cell table:style-name="ce4" table:formula="of:=OFFSET([.F3];(ROW() - 2)*2 ; 0)" office:value-type="float" office:value="0.000024404" calcext:value-type="float">
            <text:p>0.0000</text:p>
          </table:table-cell>
          <table:table-cell table:style-name="ce4" table:formula="of:=OFFSET([.G3];(ROW() - 2)*2 ; 0)" office:value-type="float" office:value="0.000139566" calcext:value-type="float">
            <text:p>0.0001</text:p>
          </table:table-cell>
          <table:table-cell table:style-name="ce4" table:formula="of:=OFFSET([.H3];(ROW() - 2)*2 ; 0)" office:value-type="float" office:value="0.00000510175" calcext:value-type="float">
            <text:p>0.0000</text:p>
          </table:table-cell>
        </table:table-row>
        <table:table-row table:style-name="ro1">
          <table:table-cell office:value-type="string" calcext:value-type="string">
            <text:p>quoting/5/5_median</text:p>
          </table:table-cell>
          <table:table-cell table:style-name="ce4" office:value-type="float" office:value="0.00319917" calcext:value-type="float">
            <text:p>0.0032</text:p>
          </table:table-cell>
          <table:table-cell table:style-name="ce4" office:value-type="float" office:value="0.003077" calcext:value-type="float">
            <text:p>0.0031</text:p>
          </table:table-cell>
          <table:table-cell table:style-name="ce4" office:value-type="float" office:value="0.00295158" calcext:value-type="float">
            <text:p>0.0030</text:p>
          </table:table-cell>
          <table:table-cell table:style-name="ce4" office:value-type="float" office:value="0.00298483" calcext:value-type="float">
            <text:p>0.0030</text:p>
          </table:table-cell>
          <table:table-cell table:style-name="ce4" office:value-type="float" office:value="0.00293862" calcext:value-type="float">
            <text:p>0.0029</text:p>
          </table:table-cell>
          <table:table-cell table:style-name="ce4" office:value-type="float" office:value="0.00321491" calcext:value-type="float">
            <text:p>0.0032</text:p>
          </table:table-cell>
          <table:table-cell table:style-name="ce4" office:value-type="float" office:value="0.00230495" calcext:value-type="float">
            <text:p>0.0023</text:p>
          </table:table-cell>
          <table:table-cell table:number-columns-repeated="2"/>
          <table:table-cell table:formula="of:=OFFSET([.A4];(ROW() - 3)*2 ; 0)" office:value-type="string" office:string-value="quoting/10/5_mean" calcext:value-type="string">
            <text:p>quoting/10/5_mean</text:p>
          </table:table-cell>
          <table:table-cell table:style-name="ce4" table:formula="of:=OFFSET([.B4];(ROW() - 3)*2 ; 0)" office:value-type="float" office:value="0.00318876" calcext:value-type="float">
            <text:p>0.0032</text:p>
          </table:table-cell>
          <table:table-cell table:style-name="ce4" table:formula="of:=OFFSET([.C4];(ROW() - 3)*2 ; 0)" office:value-type="float" office:value="0.00332844" calcext:value-type="float">
            <text:p>0.0033</text:p>
          </table:table-cell>
          <table:table-cell table:style-name="ce4" table:formula="of:=OFFSET([.D4];(ROW() - 3)*2 ; 0)" office:value-type="float" office:value="0.00345288" calcext:value-type="float">
            <text:p>0.0035</text:p>
          </table:table-cell>
          <table:table-cell table:style-name="ce4" table:formula="of:=OFFSET([.E4];(ROW() - 3)*2 ; 0)" office:value-type="float" office:value="0.00314789" calcext:value-type="float">
            <text:p>0.0031</text:p>
          </table:table-cell>
          <table:table-cell table:style-name="ce4" table:formula="of:=OFFSET([.F4];(ROW() - 3)*2 ; 0)" office:value-type="float" office:value="0.00304199" calcext:value-type="float">
            <text:p>0.0030</text:p>
          </table:table-cell>
          <table:table-cell table:style-name="ce4" table:formula="of:=OFFSET([.G4];(ROW() - 3)*2 ; 0)" office:value-type="float" office:value="0.00332839" calcext:value-type="float">
            <text:p>0.0033</text:p>
          </table:table-cell>
          <table:table-cell table:style-name="ce4" table:formula="of:=OFFSET([.H4];(ROW() - 3)*2 ; 0)" office:value-type="float" office:value="0.00234397" calcext:value-type="float">
            <text:p>0.0023</text:p>
          </table:table-cell>
          <table:table-cell/>
          <table:table-cell table:formula="of:=OFFSET([.A4];(ROW() - 2)*2 ; 0)" office:value-type="string" office:string-value="quoting/10/5_stddev" calcext:value-type="string">
            <text:p>quoting/10/5_stddev</text:p>
          </table:table-cell>
          <table:table-cell table:style-name="ce4" table:formula="of:=OFFSET([.B4];(ROW() - 2)*2 ; 0)" office:value-type="float" office:value="0.0000538216" calcext:value-type="float">
            <text:p>0.0001</text:p>
          </table:table-cell>
          <table:table-cell table:style-name="ce4" table:formula="of:=OFFSET([.C4];(ROW() - 2)*2 ; 0)" office:value-type="float" office:value="0.0000295488" calcext:value-type="float">
            <text:p>0.0000</text:p>
          </table:table-cell>
          <table:table-cell table:style-name="ce4" table:formula="of:=OFFSET([.D4];(ROW() - 2)*2 ; 0)" office:value-type="float" office:value="0.000152208" calcext:value-type="float">
            <text:p>0.0002</text:p>
          </table:table-cell>
          <table:table-cell table:style-name="ce4" table:formula="of:=OFFSET([.E4];(ROW() - 2)*2 ; 0)" office:value-type="float" office:value="0.00000991404" calcext:value-type="float">
            <text:p>0.0000</text:p>
          </table:table-cell>
          <table:table-cell table:style-name="ce4" table:formula="of:=OFFSET([.F4];(ROW() - 2)*2 ; 0)" office:value-type="float" office:value="0.0000273654" calcext:value-type="float">
            <text:p>0.0000</text:p>
          </table:table-cell>
          <table:table-cell table:style-name="ce4" table:formula="of:=OFFSET([.G4];(ROW() - 2)*2 ; 0)" office:value-type="float" office:value="0.00001497" calcext:value-type="float">
            <text:p>0.0000</text:p>
          </table:table-cell>
          <table:table-cell table:style-name="ce4" table:formula="of:=OFFSET([.H4];(ROW() - 2)*2 ; 0)" office:value-type="float" office:value="0.00000941252" calcext:value-type="float">
            <text:p>0.0000</text:p>
          </table:table-cell>
        </table:table-row>
        <table:table-row table:style-name="ro1">
          <table:table-cell office:value-type="string" calcext:value-type="string">
            <text:p>quoting/5/5_stddev</text:p>
          </table:table-cell>
          <table:table-cell table:style-name="ce4" office:value-type="float" office:value="0.000182742" calcext:value-type="float">
            <text:p>0.0002</text:p>
          </table:table-cell>
          <table:table-cell table:style-name="ce4" office:value-type="float" office:value="0.0000318897" calcext:value-type="float">
            <text:p>0.0000</text:p>
          </table:table-cell>
          <table:table-cell table:style-name="ce4" office:value-type="float" office:value="0.0000274096" calcext:value-type="float">
            <text:p>0.0000</text:p>
          </table:table-cell>
          <table:table-cell table:style-name="ce4" office:value-type="float" office:value="0.0000194625" calcext:value-type="float">
            <text:p>0.0000</text:p>
          </table:table-cell>
          <table:table-cell table:style-name="ce4" office:value-type="float" office:value="0.000024404" calcext:value-type="float">
            <text:p>0.0000</text:p>
          </table:table-cell>
          <table:table-cell table:style-name="ce4" office:value-type="float" office:value="0.000139566" calcext:value-type="float">
            <text:p>0.0001</text:p>
          </table:table-cell>
          <table:table-cell table:style-name="ce4" office:value-type="float" office:value="0.00000510175" calcext:value-type="float">
            <text:p>0.0000</text:p>
          </table:table-cell>
          <table:table-cell table:number-columns-repeated="2"/>
          <table:table-cell table:formula="of:=OFFSET([.A5];(ROW() - 3)*2 ; 0)" office:value-type="string" office:string-value="quoting/20/5_mean" calcext:value-type="string">
            <text:p>quoting/20/5_mean</text:p>
          </table:table-cell>
          <table:table-cell table:style-name="ce4" table:formula="of:=OFFSET([.B5];(ROW() - 3)*2 ; 0)" office:value-type="float" office:value="0.00355674" calcext:value-type="float">
            <text:p>0.0036</text:p>
          </table:table-cell>
          <table:table-cell table:style-name="ce4" table:formula="of:=OFFSET([.C5];(ROW() - 3)*2 ; 0)" office:value-type="float" office:value="0.00385817" calcext:value-type="float">
            <text:p>0.0039</text:p>
          </table:table-cell>
          <table:table-cell table:style-name="ce4" table:formula="of:=OFFSET([.D5];(ROW() - 3)*2 ; 0)" office:value-type="float" office:value="0.00379624" calcext:value-type="float">
            <text:p>0.0038</text:p>
          </table:table-cell>
          <table:table-cell table:style-name="ce4" table:formula="of:=OFFSET([.E5];(ROW() - 3)*2 ; 0)" office:value-type="float" office:value="0.0034516" calcext:value-type="float">
            <text:p>0.0035</text:p>
          </table:table-cell>
          <table:table-cell table:style-name="ce4" table:formula="of:=OFFSET([.F5];(ROW() - 3)*2 ; 0)" office:value-type="float" office:value="0.00317217" calcext:value-type="float">
            <text:p>0.0032</text:p>
          </table:table-cell>
          <table:table-cell table:style-name="ce4" table:formula="of:=OFFSET([.G5];(ROW() - 3)*2 ; 0)" office:value-type="float" office:value="0.0035048" calcext:value-type="float">
            <text:p>0.0035</text:p>
          </table:table-cell>
          <table:table-cell table:style-name="ce4" table:formula="of:=OFFSET([.H5];(ROW() - 3)*2 ; 0)" office:value-type="float" office:value="0.00236107" calcext:value-type="float">
            <text:p>0.0024</text:p>
          </table:table-cell>
          <table:table-cell/>
          <table:table-cell table:formula="of:=OFFSET([.A5];(ROW() - 2)*2 ; 0)" office:value-type="string" office:string-value="quoting/20/5_stddev" calcext:value-type="string">
            <text:p>quoting/20/5_stddev</text:p>
          </table:table-cell>
          <table:table-cell table:style-name="ce4" table:formula="of:=OFFSET([.B5];(ROW() - 2)*2 ; 0)" office:value-type="float" office:value="0.0000939809" calcext:value-type="float">
            <text:p>0.0001</text:p>
          </table:table-cell>
          <table:table-cell table:style-name="ce4" table:formula="of:=OFFSET([.C5];(ROW() - 2)*2 ; 0)" office:value-type="float" office:value="0.0000374281" calcext:value-type="float">
            <text:p>0.0000</text:p>
          </table:table-cell>
          <table:table-cell table:style-name="ce4" table:formula="of:=OFFSET([.D5];(ROW() - 2)*2 ; 0)" office:value-type="float" office:value="0.0000793529" calcext:value-type="float">
            <text:p>0.0001</text:p>
          </table:table-cell>
          <table:table-cell table:style-name="ce4" table:formula="of:=OFFSET([.E5];(ROW() - 2)*2 ; 0)" office:value-type="float" office:value="0.0000364213" calcext:value-type="float">
            <text:p>0.0000</text:p>
          </table:table-cell>
          <table:table-cell table:style-name="ce4" table:formula="of:=OFFSET([.F5];(ROW() - 2)*2 ; 0)" office:value-type="float" office:value="0.00000958309" calcext:value-type="float">
            <text:p>0.0000</text:p>
          </table:table-cell>
          <table:table-cell table:style-name="ce4" table:formula="of:=OFFSET([.G5];(ROW() - 2)*2 ; 0)" office:value-type="float" office:value="0.0000132619" calcext:value-type="float">
            <text:p>0.0000</text:p>
          </table:table-cell>
          <table:table-cell table:style-name="ce4" table:formula="of:=OFFSET([.H5];(ROW() - 2)*2 ; 0)" office:value-type="float" office:value="0.000010313" calcext:value-type="float">
            <text:p>0.0000</text:p>
          </table:table-cell>
        </table:table-row>
        <table:table-row table:style-name="ro1">
          <table:table-cell office:value-type="string" calcext:value-type="string">
            <text:p>quoting/10/5_mean</text:p>
          </table:table-cell>
          <table:table-cell table:style-name="ce4" office:value-type="float" office:value="0.00318876" calcext:value-type="float">
            <text:p>0.0032</text:p>
          </table:table-cell>
          <table:table-cell table:style-name="ce4" office:value-type="float" office:value="0.00332844" calcext:value-type="float">
            <text:p>0.0033</text:p>
          </table:table-cell>
          <table:table-cell table:style-name="ce4" office:value-type="float" office:value="0.00345288" calcext:value-type="float">
            <text:p>0.0035</text:p>
          </table:table-cell>
          <table:table-cell table:style-name="ce4" office:value-type="float" office:value="0.00314789" calcext:value-type="float">
            <text:p>0.0031</text:p>
          </table:table-cell>
          <table:table-cell table:style-name="ce4" office:value-type="float" office:value="0.00304199" calcext:value-type="float">
            <text:p>0.0030</text:p>
          </table:table-cell>
          <table:table-cell table:style-name="ce4" office:value-type="float" office:value="0.00332839" calcext:value-type="float">
            <text:p>0.0033</text:p>
          </table:table-cell>
          <table:table-cell table:style-name="ce4" office:value-type="float" office:value="0.00234397" calcext:value-type="float">
            <text:p>0.0023</text:p>
          </table:table-cell>
          <table:table-cell table:number-columns-repeated="2"/>
          <table:table-cell table:formula="of:=OFFSET([.A6];(ROW() - 3)*2 ; 0)" office:value-type="string" office:string-value="quoting/40/5_mean" calcext:value-type="string">
            <text:p>quoting/40/5_mean</text:p>
          </table:table-cell>
          <table:table-cell table:style-name="ce4" table:formula="of:=OFFSET([.B6];(ROW() - 3)*2 ; 0)" office:value-type="float" office:value="0.00432859" calcext:value-type="float">
            <text:p>0.0043</text:p>
          </table:table-cell>
          <table:table-cell table:style-name="ce4" table:formula="of:=OFFSET([.C6];(ROW() - 3)*2 ; 0)" office:value-type="float" office:value="0.00495963" calcext:value-type="float">
            <text:p>0.0050</text:p>
          </table:table-cell>
          <table:table-cell table:style-name="ce4" table:formula="of:=OFFSET([.D6];(ROW() - 3)*2 ; 0)" office:value-type="float" office:value="0.00427725" calcext:value-type="float">
            <text:p>0.0043</text:p>
          </table:table-cell>
          <table:table-cell table:style-name="ce4" table:formula="of:=OFFSET([.E6];(ROW() - 3)*2 ; 0)" office:value-type="float" office:value="0.00395795" calcext:value-type="float">
            <text:p>0.0040</text:p>
          </table:table-cell>
          <table:table-cell table:style-name="ce4" table:formula="of:=OFFSET([.F6];(ROW() - 3)*2 ; 0)" office:value-type="float" office:value="0.00333694" calcext:value-type="float">
            <text:p>0.0033</text:p>
          </table:table-cell>
          <table:table-cell table:style-name="ce4" table:formula="of:=OFFSET([.G6];(ROW() - 3)*2 ; 0)" office:value-type="float" office:value="0.00373637" calcext:value-type="float">
            <text:p>0.0037</text:p>
          </table:table-cell>
          <table:table-cell table:style-name="ce4" table:formula="of:=OFFSET([.H6];(ROW() - 3)*2 ; 0)" office:value-type="float" office:value="0.00239315" calcext:value-type="float">
            <text:p>0.0024</text:p>
          </table:table-cell>
          <table:table-cell/>
          <table:table-cell table:formula="of:=OFFSET([.A6];(ROW() - 2)*2 ; 0)" office:value-type="string" office:string-value="quoting/40/5_stddev" calcext:value-type="string">
            <text:p>quoting/40/5_stddev</text:p>
          </table:table-cell>
          <table:table-cell table:style-name="ce4" table:formula="of:=OFFSET([.B6];(ROW() - 2)*2 ; 0)" office:value-type="float" office:value="0.0000446207" calcext:value-type="float">
            <text:p>0.0000</text:p>
          </table:table-cell>
          <table:table-cell table:style-name="ce4" table:formula="of:=OFFSET([.C6];(ROW() - 2)*2 ; 0)" office:value-type="float" office:value="0.0000777003" calcext:value-type="float">
            <text:p>0.0001</text:p>
          </table:table-cell>
          <table:table-cell table:style-name="ce4" table:formula="of:=OFFSET([.D6];(ROW() - 2)*2 ; 0)" office:value-type="float" office:value="0.0000406978" calcext:value-type="float">
            <text:p>0.0000</text:p>
          </table:table-cell>
          <table:table-cell table:style-name="ce4" table:formula="of:=OFFSET([.E6];(ROW() - 2)*2 ; 0)" office:value-type="float" office:value="0.0000395212" calcext:value-type="float">
            <text:p>0.0000</text:p>
          </table:table-cell>
          <table:table-cell table:style-name="ce4" table:formula="of:=OFFSET([.F6];(ROW() - 2)*2 ; 0)" office:value-type="float" office:value="0.0000287352" calcext:value-type="float">
            <text:p>0.0000</text:p>
          </table:table-cell>
          <table:table-cell table:style-name="ce4" table:formula="of:=OFFSET([.G6];(ROW() - 2)*2 ; 0)" office:value-type="float" office:value="0.0000180731" calcext:value-type="float">
            <text:p>0.0000</text:p>
          </table:table-cell>
          <table:table-cell table:style-name="ce4" table:formula="of:=OFFSET([.H6];(ROW() - 2)*2 ; 0)" office:value-type="float" office:value="0.0000254431" calcext:value-type="float">
            <text:p>0.0000</text:p>
          </table:table-cell>
        </table:table-row>
        <table:table-row table:style-name="ro1">
          <table:table-cell office:value-type="string" calcext:value-type="string">
            <text:p>quoting/10/5_median</text:p>
          </table:table-cell>
          <table:table-cell table:style-name="ce4" office:value-type="float" office:value="0.0031892" calcext:value-type="float">
            <text:p>0.0032</text:p>
          </table:table-cell>
          <table:table-cell table:style-name="ce4" office:value-type="float" office:value="0.00331484" calcext:value-type="float">
            <text:p>0.0033</text:p>
          </table:table-cell>
          <table:table-cell table:style-name="ce4" office:value-type="float" office:value="0.0035179" calcext:value-type="float">
            <text:p>0.0035</text:p>
          </table:table-cell>
          <table:table-cell table:style-name="ce4" office:value-type="float" office:value="0.0031451" calcext:value-type="float">
            <text:p>0.0031</text:p>
          </table:table-cell>
          <table:table-cell table:style-name="ce4" office:value-type="float" office:value="0.00303343" calcext:value-type="float">
            <text:p>0.0030</text:p>
          </table:table-cell>
          <table:table-cell table:style-name="ce4" office:value-type="float" office:value="0.00332378" calcext:value-type="float">
            <text:p>0.0033</text:p>
          </table:table-cell>
          <table:table-cell table:style-name="ce4" office:value-type="float" office:value="0.00234411" calcext:value-type="float">
            <text:p>0.0023</text:p>
          </table:table-cell>
          <table:table-cell table:number-columns-repeated="2"/>
          <table:table-cell table:formula="of:=OFFSET([.A7];(ROW() - 3)*2 ; 0)" office:value-type="string" office:string-value="quoting/80/5_mean" calcext:value-type="string">
            <text:p>quoting/80/5_mean</text:p>
          </table:table-cell>
          <table:table-cell table:style-name="ce4" table:formula="of:=OFFSET([.B7];(ROW() - 3)*2 ; 0)" office:value-type="float" office:value="0.00613876" calcext:value-type="float">
            <text:p>0.0061</text:p>
          </table:table-cell>
          <table:table-cell table:style-name="ce4" table:formula="of:=OFFSET([.C7];(ROW() - 3)*2 ; 0)" office:value-type="float" office:value="0.00696749" calcext:value-type="float">
            <text:p>0.0070</text:p>
          </table:table-cell>
          <table:table-cell table:style-name="ce4" table:formula="of:=OFFSET([.D7];(ROW() - 3)*2 ; 0)" office:value-type="float" office:value="0.00533106" calcext:value-type="float">
            <text:p>0.0053</text:p>
          </table:table-cell>
          <table:table-cell table:style-name="ce4" table:formula="of:=OFFSET([.E7];(ROW() - 3)*2 ; 0)" office:value-type="float" office:value="0.0049006" calcext:value-type="float">
            <text:p>0.0049</text:p>
          </table:table-cell>
          <table:table-cell table:style-name="ce4" table:formula="of:=OFFSET([.F7];(ROW() - 3)*2 ; 0)" office:value-type="float" office:value="0.00350462" calcext:value-type="float">
            <text:p>0.0035</text:p>
          </table:table-cell>
          <table:table-cell table:style-name="ce4" table:formula="of:=OFFSET([.G7];(ROW() - 3)*2 ; 0)" office:value-type="float" office:value="0.00398537" calcext:value-type="float">
            <text:p>0.0040</text:p>
          </table:table-cell>
          <table:table-cell table:style-name="ce4" table:formula="of:=OFFSET([.H7];(ROW() - 3)*2 ; 0)" office:value-type="float" office:value="0.00242141" calcext:value-type="float">
            <text:p>0.0024</text:p>
          </table:table-cell>
          <table:table-cell/>
          <table:table-cell table:formula="of:=OFFSET([.A7];(ROW() - 2)*2 ; 0)" office:value-type="string" office:string-value="quoting/80/5_stddev" calcext:value-type="string">
            <text:p>quoting/80/5_stddev</text:p>
          </table:table-cell>
          <table:table-cell table:style-name="ce4" table:formula="of:=OFFSET([.B7];(ROW() - 2)*2 ; 0)" office:value-type="float" office:value="0.0000460304" calcext:value-type="float">
            <text:p>0.0000</text:p>
          </table:table-cell>
          <table:table-cell table:style-name="ce4" table:formula="of:=OFFSET([.C7];(ROW() - 2)*2 ; 0)" office:value-type="float" office:value="0.0000482974" calcext:value-type="float">
            <text:p>0.0000</text:p>
          </table:table-cell>
          <table:table-cell table:style-name="ce4" table:formula="of:=OFFSET([.D7];(ROW() - 2)*2 ; 0)" office:value-type="float" office:value="0.0000563284" calcext:value-type="float">
            <text:p>0.0001</text:p>
          </table:table-cell>
          <table:table-cell table:style-name="ce4" table:formula="of:=OFFSET([.E7];(ROW() - 2)*2 ; 0)" office:value-type="float" office:value="0.0000285674" calcext:value-type="float">
            <text:p>0.0000</text:p>
          </table:table-cell>
          <table:table-cell table:style-name="ce4" table:formula="of:=OFFSET([.F7];(ROW() - 2)*2 ; 0)" office:value-type="float" office:value="0.000024714" calcext:value-type="float">
            <text:p>0.0000</text:p>
          </table:table-cell>
          <table:table-cell table:style-name="ce4" table:formula="of:=OFFSET([.G7];(ROW() - 2)*2 ; 0)" office:value-type="float" office:value="0.0000148545" calcext:value-type="float">
            <text:p>0.0000</text:p>
          </table:table-cell>
          <table:table-cell table:style-name="ce4" table:formula="of:=OFFSET([.H7];(ROW() - 2)*2 ; 0)" office:value-type="float" office:value="0.0000153833" calcext:value-type="float">
            <text:p>0.0000</text:p>
          </table:table-cell>
        </table:table-row>
        <table:table-row table:style-name="ro1">
          <table:table-cell office:value-type="string" calcext:value-type="string">
            <text:p>quoting/10/5_stddev</text:p>
          </table:table-cell>
          <table:table-cell table:style-name="ce4" office:value-type="float" office:value="0.0000538216" calcext:value-type="float">
            <text:p>0.0001</text:p>
          </table:table-cell>
          <table:table-cell table:style-name="ce4" office:value-type="float" office:value="0.0000295488" calcext:value-type="float">
            <text:p>0.0000</text:p>
          </table:table-cell>
          <table:table-cell table:style-name="ce4" office:value-type="float" office:value="0.000152208" calcext:value-type="float">
            <text:p>0.0002</text:p>
          </table:table-cell>
          <table:table-cell table:style-name="ce4" office:value-type="float" office:value="0.00000991404" calcext:value-type="float">
            <text:p>0.0000</text:p>
          </table:table-cell>
          <table:table-cell table:style-name="ce4" office:value-type="float" office:value="0.0000273654" calcext:value-type="float">
            <text:p>0.0000</text:p>
          </table:table-cell>
          <table:table-cell table:style-name="ce4" office:value-type="float" office:value="0.00001497" calcext:value-type="float">
            <text:p>0.0000</text:p>
          </table:table-cell>
          <table:table-cell table:style-name="ce4" office:value-type="float" office:value="0.00000941252" calcext:value-type="float">
            <text:p>0.0000</text:p>
          </table:table-cell>
          <table:table-cell table:number-columns-repeated="2"/>
          <table:table-cell table:formula="of:=OFFSET([.A8];(ROW() - 3)*2 ; 0)" office:value-type="string" office:string-value="quoting/5/10_mean" calcext:value-type="string">
            <text:p>quoting/5/10_mean</text:p>
          </table:table-cell>
          <table:table-cell table:style-name="ce4" table:formula="of:=OFFSET([.B8];(ROW() - 3)*2 ; 0)" office:value-type="float" office:value="0.00575854" calcext:value-type="float">
            <text:p>0.0058</text:p>
          </table:table-cell>
          <table:table-cell table:style-name="ce4" table:formula="of:=OFFSET([.C8];(ROW() - 3)*2 ; 0)" office:value-type="float" office:value="0.00637433" calcext:value-type="float">
            <text:p>0.0064</text:p>
          </table:table-cell>
          <table:table-cell table:style-name="ce4" table:formula="of:=OFFSET([.D8];(ROW() - 3)*2 ; 0)" office:value-type="float" office:value="0.0069114" calcext:value-type="float">
            <text:p>0.0069</text:p>
          </table:table-cell>
          <table:table-cell table:style-name="ce4" table:formula="of:=OFFSET([.E8];(ROW() - 3)*2 ; 0)" office:value-type="float" office:value="0.0062701" calcext:value-type="float">
            <text:p>0.0063</text:p>
          </table:table-cell>
          <table:table-cell table:style-name="ce4" table:formula="of:=OFFSET([.F8];(ROW() - 3)*2 ; 0)" office:value-type="float" office:value="0.006069" calcext:value-type="float">
            <text:p>0.0061</text:p>
          </table:table-cell>
          <table:table-cell table:style-name="ce4" table:formula="of:=OFFSET([.G8];(ROW() - 3)*2 ; 0)" office:value-type="float" office:value="0.00670725" calcext:value-type="float">
            <text:p>0.0067</text:p>
          </table:table-cell>
          <table:table-cell table:style-name="ce4" table:formula="of:=OFFSET([.H8];(ROW() - 3)*2 ; 0)" office:value-type="float" office:value="0.00468334" calcext:value-type="float">
            <text:p>0.0047</text:p>
          </table:table-cell>
          <table:table-cell/>
          <table:table-cell table:formula="of:=OFFSET([.A8];(ROW() - 2)*2 ; 0)" office:value-type="string" office:string-value="quoting/5/10_stddev" calcext:value-type="string">
            <text:p>quoting/5/10_stddev</text:p>
          </table:table-cell>
          <table:table-cell table:style-name="ce4" table:formula="of:=OFFSET([.B8];(ROW() - 2)*2 ; 0)" office:value-type="float" office:value="0.0000487153" calcext:value-type="float">
            <text:p>0.0000</text:p>
          </table:table-cell>
          <table:table-cell table:style-name="ce4" table:formula="of:=OFFSET([.C8];(ROW() - 2)*2 ; 0)" office:value-type="float" office:value="0.00006477" calcext:value-type="float">
            <text:p>0.0001</text:p>
          </table:table-cell>
          <table:table-cell table:style-name="ce4" table:formula="of:=OFFSET([.D8];(ROW() - 2)*2 ; 0)" office:value-type="float" office:value="0.0000606234" calcext:value-type="float">
            <text:p>0.0001</text:p>
          </table:table-cell>
          <table:table-cell table:style-name="ce4" table:formula="of:=OFFSET([.E8];(ROW() - 2)*2 ; 0)" office:value-type="float" office:value="0.000143836" calcext:value-type="float">
            <text:p>0.0001</text:p>
          </table:table-cell>
          <table:table-cell table:style-name="ce4" table:formula="of:=OFFSET([.F8];(ROW() - 2)*2 ; 0)" office:value-type="float" office:value="0.0000479077" calcext:value-type="float">
            <text:p>0.0000</text:p>
          </table:table-cell>
          <table:table-cell table:style-name="ce4" table:formula="of:=OFFSET([.G8];(ROW() - 2)*2 ; 0)" office:value-type="float" office:value="0.0000504804" calcext:value-type="float">
            <text:p>0.0001</text:p>
          </table:table-cell>
          <table:table-cell table:style-name="ce4" table:formula="of:=OFFSET([.H8];(ROW() - 2)*2 ; 0)" office:value-type="float" office:value="0.0000481528" calcext:value-type="float">
            <text:p>0.0000</text:p>
          </table:table-cell>
        </table:table-row>
        <table:table-row table:style-name="ro1">
          <table:table-cell office:value-type="string" calcext:value-type="string">
            <text:p>quoting/20/5_mean</text:p>
          </table:table-cell>
          <table:table-cell table:style-name="ce4" office:value-type="float" office:value="0.00355674" calcext:value-type="float">
            <text:p>0.0036</text:p>
          </table:table-cell>
          <table:table-cell table:style-name="ce4" office:value-type="float" office:value="0.00385817" calcext:value-type="float">
            <text:p>0.0039</text:p>
          </table:table-cell>
          <table:table-cell table:style-name="ce4" office:value-type="float" office:value="0.00379624" calcext:value-type="float">
            <text:p>0.0038</text:p>
          </table:table-cell>
          <table:table-cell table:style-name="ce4" office:value-type="float" office:value="0.0034516" calcext:value-type="float">
            <text:p>0.0035</text:p>
          </table:table-cell>
          <table:table-cell table:style-name="ce4" office:value-type="float" office:value="0.00317217" calcext:value-type="float">
            <text:p>0.0032</text:p>
          </table:table-cell>
          <table:table-cell table:style-name="ce4" office:value-type="float" office:value="0.0035048" calcext:value-type="float">
            <text:p>0.0035</text:p>
          </table:table-cell>
          <table:table-cell table:style-name="ce4" office:value-type="float" office:value="0.00236107" calcext:value-type="float">
            <text:p>0.0024</text:p>
          </table:table-cell>
          <table:table-cell table:number-columns-repeated="2"/>
          <table:table-cell table:formula="of:=OFFSET([.A9];(ROW() - 3)*2 ; 0)" office:value-type="string" office:string-value="quoting/5/20_mean" calcext:value-type="string">
            <text:p>quoting/5/20_mean</text:p>
          </table:table-cell>
          <table:table-cell table:style-name="ce4" table:formula="of:=OFFSET([.B9];(ROW() - 3)*2 ; 0)" office:value-type="float" office:value="0.0126665" calcext:value-type="float">
            <text:p>0.0127</text:p>
          </table:table-cell>
          <table:table-cell table:style-name="ce4" table:formula="of:=OFFSET([.C9];(ROW() - 3)*2 ; 0)" office:value-type="float" office:value="0.0134385" calcext:value-type="float">
            <text:p>0.0134</text:p>
          </table:table-cell>
          <table:table-cell table:style-name="ce4" table:formula="of:=OFFSET([.D9];(ROW() - 3)*2 ; 0)" office:value-type="float" office:value="0.0145395" calcext:value-type="float">
            <text:p>0.0145</text:p>
          </table:table-cell>
          <table:table-cell table:style-name="ce4" table:formula="of:=OFFSET([.E9];(ROW() - 3)*2 ; 0)" office:value-type="float" office:value="0.0128797" calcext:value-type="float">
            <text:p>0.0129</text:p>
          </table:table-cell>
          <table:table-cell table:style-name="ce4" table:formula="of:=OFFSET([.F9];(ROW() - 3)*2 ; 0)" office:value-type="float" office:value="0.0126692" calcext:value-type="float">
            <text:p>0.0127</text:p>
          </table:table-cell>
          <table:table-cell table:style-name="ce4" table:formula="of:=OFFSET([.G9];(ROW() - 3)*2 ; 0)" office:value-type="float" office:value="0.0140093" calcext:value-type="float">
            <text:p>0.0140</text:p>
          </table:table-cell>
          <table:table-cell table:style-name="ce4" table:formula="of:=OFFSET([.H9];(ROW() - 3)*2 ; 0)" office:value-type="float" office:value="0.00957253" calcext:value-type="float">
            <text:p>0.0096</text:p>
          </table:table-cell>
          <table:table-cell/>
          <table:table-cell table:formula="of:=OFFSET([.A9];(ROW() - 2)*2 ; 0)" office:value-type="string" office:string-value="quoting/5/20_stddev" calcext:value-type="string">
            <text:p>quoting/5/20_stddev</text:p>
          </table:table-cell>
          <table:table-cell table:style-name="ce4" table:formula="of:=OFFSET([.B9];(ROW() - 2)*2 ; 0)" office:value-type="float" office:value="0.000113999" calcext:value-type="float">
            <text:p>0.0001</text:p>
          </table:table-cell>
          <table:table-cell table:style-name="ce4" table:formula="of:=OFFSET([.C9];(ROW() - 2)*2 ; 0)" office:value-type="float" office:value="0.000217498" calcext:value-type="float">
            <text:p>0.0002</text:p>
          </table:table-cell>
          <table:table-cell table:style-name="ce4" table:formula="of:=OFFSET([.D9];(ROW() - 2)*2 ; 0)" office:value-type="float" office:value="0.000127329" calcext:value-type="float">
            <text:p>0.0001</text:p>
          </table:table-cell>
          <table:table-cell table:style-name="ce4" table:formula="of:=OFFSET([.E9];(ROW() - 2)*2 ; 0)" office:value-type="float" office:value="0.0000425276" calcext:value-type="float">
            <text:p>0.0000</text:p>
          </table:table-cell>
          <table:table-cell table:style-name="ce4" table:formula="of:=OFFSET([.F9];(ROW() - 2)*2 ; 0)" office:value-type="float" office:value="0.0000511395" calcext:value-type="float">
            <text:p>0.0001</text:p>
          </table:table-cell>
          <table:table-cell table:style-name="ce4" table:formula="of:=OFFSET([.G9];(ROW() - 2)*2 ; 0)" office:value-type="float" office:value="0.0000342723" calcext:value-type="float">
            <text:p>0.0000</text:p>
          </table:table-cell>
          <table:table-cell table:style-name="ce4" table:formula="of:=OFFSET([.H9];(ROW() - 2)*2 ; 0)" office:value-type="float" office:value="0.0000844893" calcext:value-type="float">
            <text:p>0.0001</text:p>
          </table:table-cell>
        </table:table-row>
        <table:table-row table:style-name="ro1">
          <table:table-cell office:value-type="string" calcext:value-type="string">
            <text:p>quoting/20/5_median</text:p>
          </table:table-cell>
          <table:table-cell table:style-name="ce4" office:value-type="float" office:value="0.00356353" calcext:value-type="float">
            <text:p>0.0036</text:p>
          </table:table-cell>
          <table:table-cell table:style-name="ce4" office:value-type="float" office:value="0.0038342" calcext:value-type="float">
            <text:p>0.0038</text:p>
          </table:table-cell>
          <table:table-cell table:style-name="ce4" office:value-type="float" office:value="0.00381165" calcext:value-type="float">
            <text:p>0.0038</text:p>
          </table:table-cell>
          <table:table-cell table:style-name="ce4" office:value-type="float" office:value="0.00343412" calcext:value-type="float">
            <text:p>0.0034</text:p>
          </table:table-cell>
          <table:table-cell table:style-name="ce4" office:value-type="float" office:value="0.00317741" calcext:value-type="float">
            <text:p>0.0032</text:p>
          </table:table-cell>
          <table:table-cell table:style-name="ce4" office:value-type="float" office:value="0.00349722" calcext:value-type="float">
            <text:p>0.0035</text:p>
          </table:table-cell>
          <table:table-cell table:style-name="ce4" office:value-type="float" office:value="0.00236463" calcext:value-type="float">
            <text:p>0.0024</text:p>
          </table:table-cell>
          <table:table-cell table:number-columns-repeated="2"/>
          <table:table-cell table:formula="of:=OFFSET([.A10];(ROW() - 3)*2 ; 0)" office:value-type="string" office:string-value="quoting/5/30_mean" calcext:value-type="string">
            <text:p>quoting/5/30_mean</text:p>
          </table:table-cell>
          <table:table-cell table:style-name="ce4" table:formula="of:=OFFSET([.B10];(ROW() - 3)*2 ; 0)" office:value-type="float" office:value="0.0197568" calcext:value-type="float">
            <text:p>0.0198</text:p>
          </table:table-cell>
          <table:table-cell table:style-name="ce4" table:formula="of:=OFFSET([.C10];(ROW() - 3)*2 ; 0)" office:value-type="float" office:value="0.0215172" calcext:value-type="float">
            <text:p>0.0215</text:p>
          </table:table-cell>
          <table:table-cell table:style-name="ce4" table:formula="of:=OFFSET([.D10];(ROW() - 3)*2 ; 0)" office:value-type="float" office:value="0.0234676" calcext:value-type="float">
            <text:p>0.0235</text:p>
          </table:table-cell>
          <table:table-cell table:style-name="ce4" table:formula="of:=OFFSET([.E10];(ROW() - 3)*2 ; 0)" office:value-type="float" office:value="0.0200742" calcext:value-type="float">
            <text:p>0.0201</text:p>
          </table:table-cell>
          <table:table-cell table:style-name="ce4" table:formula="of:=OFFSET([.F10];(ROW() - 3)*2 ; 0)" office:value-type="float" office:value="0.019523" calcext:value-type="float">
            <text:p>0.0195</text:p>
          </table:table-cell>
          <table:table-cell table:style-name="ce4" table:formula="of:=OFFSET([.G10];(ROW() - 3)*2 ; 0)" office:value-type="float" office:value="0.0217394" calcext:value-type="float">
            <text:p>0.0217</text:p>
          </table:table-cell>
          <table:table-cell table:style-name="ce4" table:formula="of:=OFFSET([.H10];(ROW() - 3)*2 ; 0)" office:value-type="float" office:value="0.0143546" calcext:value-type="float">
            <text:p>0.0144</text:p>
          </table:table-cell>
          <table:table-cell/>
          <table:table-cell table:formula="of:=OFFSET([.A10];(ROW() - 2)*2 ; 0)" office:value-type="string" office:string-value="quoting/5/30_stddev" calcext:value-type="string">
            <text:p>quoting/5/30_stddev</text:p>
          </table:table-cell>
          <table:table-cell table:style-name="ce4" table:formula="of:=OFFSET([.B10];(ROW() - 2)*2 ; 0)" office:value-type="float" office:value="0.00061286" calcext:value-type="float">
            <text:p>0.0006</text:p>
          </table:table-cell>
          <table:table-cell table:style-name="ce4" table:formula="of:=OFFSET([.C10];(ROW() - 2)*2 ; 0)" office:value-type="float" office:value="0.000224598" calcext:value-type="float">
            <text:p>0.0002</text:p>
          </table:table-cell>
          <table:table-cell table:style-name="ce4" table:formula="of:=OFFSET([.D10];(ROW() - 2)*2 ; 0)" office:value-type="float" office:value="0.000255875" calcext:value-type="float">
            <text:p>0.0003</text:p>
          </table:table-cell>
          <table:table-cell table:style-name="ce4" table:formula="of:=OFFSET([.E10];(ROW() - 2)*2 ; 0)" office:value-type="float" office:value="0.0000643981" calcext:value-type="float">
            <text:p>0.0001</text:p>
          </table:table-cell>
          <table:table-cell table:style-name="ce4" table:formula="of:=OFFSET([.F10];(ROW() - 2)*2 ; 0)" office:value-type="float" office:value="0.0000601299" calcext:value-type="float">
            <text:p>0.0001</text:p>
          </table:table-cell>
          <table:table-cell table:style-name="ce4" table:formula="of:=OFFSET([.G10];(ROW() - 2)*2 ; 0)" office:value-type="float" office:value="0.000233516" calcext:value-type="float">
            <text:p>0.0002</text:p>
          </table:table-cell>
          <table:table-cell table:style-name="ce4" table:formula="of:=OFFSET([.H10];(ROW() - 2)*2 ; 0)" office:value-type="float" office:value="0.0000845164" calcext:value-type="float">
            <text:p>0.0001</text:p>
          </table:table-cell>
        </table:table-row>
        <table:table-row table:style-name="ro1">
          <table:table-cell office:value-type="string" calcext:value-type="string">
            <text:p>quoting/20/5_stddev</text:p>
          </table:table-cell>
          <table:table-cell table:style-name="ce4" office:value-type="float" office:value="0.0000939809" calcext:value-type="float">
            <text:p>0.0001</text:p>
          </table:table-cell>
          <table:table-cell table:style-name="ce4" office:value-type="float" office:value="0.0000374281" calcext:value-type="float">
            <text:p>0.0000</text:p>
          </table:table-cell>
          <table:table-cell table:style-name="ce4" office:value-type="float" office:value="0.0000793529" calcext:value-type="float">
            <text:p>0.0001</text:p>
          </table:table-cell>
          <table:table-cell table:style-name="ce4" office:value-type="float" office:value="0.0000364213" calcext:value-type="float">
            <text:p>0.0000</text:p>
          </table:table-cell>
          <table:table-cell table:style-name="ce4" office:value-type="float" office:value="0.00000958309" calcext:value-type="float">
            <text:p>0.0000</text:p>
          </table:table-cell>
          <table:table-cell table:style-name="ce4" office:value-type="float" office:value="0.0000132619" calcext:value-type="float">
            <text:p>0.0000</text:p>
          </table:table-cell>
          <table:table-cell table:style-name="ce4" office:value-type="float" office:value="0.000010313" calcext:value-type="float">
            <text:p>0.0000</text:p>
          </table:table-cell>
          <table:table-cell table:number-columns-repeated="2"/>
          <table:table-cell table:formula="of:=OFFSET([.A11];(ROW() - 3)*2 ; 0)" office:value-type="string" office:string-value="quoting/5/40_mean" calcext:value-type="string">
            <text:p>quoting/5/40_mean</text:p>
          </table:table-cell>
          <table:table-cell table:style-name="ce4" table:formula="of:=OFFSET([.B11];(ROW() - 3)*2 ; 0)" office:value-type="float" office:value="0.0277703" calcext:value-type="float">
            <text:p>0.0278</text:p>
          </table:table-cell>
          <table:table-cell table:style-name="ce4" table:formula="of:=OFFSET([.C11];(ROW() - 3)*2 ; 0)" office:value-type="float" office:value="0.0301814" calcext:value-type="float">
            <text:p>0.0302</text:p>
          </table:table-cell>
          <table:table-cell table:style-name="ce4" table:formula="of:=OFFSET([.D11];(ROW() - 3)*2 ; 0)" office:value-type="float" office:value="0.0327189" calcext:value-type="float">
            <text:p>0.0327</text:p>
          </table:table-cell>
          <table:table-cell table:style-name="ce4" table:formula="of:=OFFSET([.E11];(ROW() - 3)*2 ; 0)" office:value-type="float" office:value="0.0272783" calcext:value-type="float">
            <text:p>0.0273</text:p>
          </table:table-cell>
          <table:table-cell table:style-name="ce4" table:formula="of:=OFFSET([.F11];(ROW() - 3)*2 ; 0)" office:value-type="float" office:value="0.0263615" calcext:value-type="float">
            <text:p>0.0264</text:p>
          </table:table-cell>
          <table:table-cell table:style-name="ce4" table:formula="of:=OFFSET([.G11];(ROW() - 3)*2 ; 0)" office:value-type="float" office:value="0.0292014" calcext:value-type="float">
            <text:p>0.0292</text:p>
          </table:table-cell>
          <table:table-cell table:style-name="ce4" table:formula="of:=OFFSET([.H11];(ROW() - 3)*2 ; 0)" office:value-type="float" office:value="0.0191199" calcext:value-type="float">
            <text:p>0.0191</text:p>
          </table:table-cell>
          <table:table-cell/>
          <table:table-cell table:formula="of:=OFFSET([.A11];(ROW() - 2)*2 ; 0)" office:value-type="string" office:string-value="quoting/5/40_stddev" calcext:value-type="string">
            <text:p>quoting/5/40_stddev</text:p>
          </table:table-cell>
          <table:table-cell table:style-name="ce4" table:formula="of:=OFFSET([.B11];(ROW() - 2)*2 ; 0)" office:value-type="float" office:value="0.000881992" calcext:value-type="float">
            <text:p>0.0009</text:p>
          </table:table-cell>
          <table:table-cell table:style-name="ce4" table:formula="of:=OFFSET([.C11];(ROW() - 2)*2 ; 0)" office:value-type="float" office:value="0.000450413" calcext:value-type="float">
            <text:p>0.0005</text:p>
          </table:table-cell>
          <table:table-cell table:style-name="ce4" table:formula="of:=OFFSET([.D11];(ROW() - 2)*2 ; 0)" office:value-type="float" office:value="0.000375223" calcext:value-type="float">
            <text:p>0.0004</text:p>
          </table:table-cell>
          <table:table-cell table:style-name="ce4" table:formula="of:=OFFSET([.E11];(ROW() - 2)*2 ; 0)" office:value-type="float" office:value="0.000100358" calcext:value-type="float">
            <text:p>0.0001</text:p>
          </table:table-cell>
          <table:table-cell table:style-name="ce4" table:formula="of:=OFFSET([.F11];(ROW() - 2)*2 ; 0)" office:value-type="float" office:value="0.0000248206" calcext:value-type="float">
            <text:p>0.0000</text:p>
          </table:table-cell>
          <table:table-cell table:style-name="ce4" table:formula="of:=OFFSET([.G11];(ROW() - 2)*2 ; 0)" office:value-type="float" office:value="0.0000329098" calcext:value-type="float">
            <text:p>0.0000</text:p>
          </table:table-cell>
          <table:table-cell table:style-name="ce4" table:formula="of:=OFFSET([.H11];(ROW() - 2)*2 ; 0)" office:value-type="float" office:value="0.0000393067" calcext:value-type="float">
            <text:p>0.0000</text:p>
          </table:table-cell>
        </table:table-row>
        <table:table-row table:style-name="ro1">
          <table:table-cell office:value-type="string" calcext:value-type="string">
            <text:p>quoting/40/5_mean</text:p>
          </table:table-cell>
          <table:table-cell table:style-name="ce4" office:value-type="float" office:value="0.00432859" calcext:value-type="float">
            <text:p>0.0043</text:p>
          </table:table-cell>
          <table:table-cell table:style-name="ce4" office:value-type="float" office:value="0.00495963" calcext:value-type="float">
            <text:p>0.0050</text:p>
          </table:table-cell>
          <table:table-cell table:style-name="ce4" office:value-type="float" office:value="0.00427725" calcext:value-type="float">
            <text:p>0.0043</text:p>
          </table:table-cell>
          <table:table-cell table:style-name="ce4" office:value-type="float" office:value="0.00395795" calcext:value-type="float">
            <text:p>0.0040</text:p>
          </table:table-cell>
          <table:table-cell table:style-name="ce4" office:value-type="float" office:value="0.00333694" calcext:value-type="float">
            <text:p>0.0033</text:p>
          </table:table-cell>
          <table:table-cell table:style-name="ce4" office:value-type="float" office:value="0.00373637" calcext:value-type="float">
            <text:p>0.0037</text:p>
          </table:table-cell>
          <table:table-cell table:style-name="ce4" office:value-type="float" office:value="0.00239315" calcext:value-type="float">
            <text:p>0.0024</text:p>
          </table:table-cell>
          <table:table-cell table:number-columns-repeated="2"/>
          <table:table-cell table:formula="of:=OFFSET([.A12];(ROW() - 3)*2 ; 0)" office:value-type="string" office:string-value="quoting/5/50_mean" calcext:value-type="string">
            <text:p>quoting/5/50_mean</text:p>
          </table:table-cell>
          <table:table-cell table:style-name="ce4" table:formula="of:=OFFSET([.B12];(ROW() - 3)*2 ; 0)" office:value-type="float" office:value="0.0375756" calcext:value-type="float">
            <text:p>0.0376</text:p>
          </table:table-cell>
          <table:table-cell table:style-name="ce4" table:formula="of:=OFFSET([.C12];(ROW() - 3)*2 ; 0)" office:value-type="float" office:value="0.0394669" calcext:value-type="float">
            <text:p>0.0395</text:p>
          </table:table-cell>
          <table:table-cell table:style-name="ce4" table:formula="of:=OFFSET([.D12];(ROW() - 3)*2 ; 0)" office:value-type="float" office:value="0.0429522" calcext:value-type="float">
            <text:p>0.0430</text:p>
          </table:table-cell>
          <table:table-cell table:style-name="ce4" table:formula="of:=OFFSET([.E12];(ROW() - 3)*2 ; 0)" office:value-type="float" office:value="0.0349449" calcext:value-type="float">
            <text:p>0.0349</text:p>
          </table:table-cell>
          <table:table-cell table:style-name="ce4" table:formula="of:=OFFSET([.F12];(ROW() - 3)*2 ; 0)" office:value-type="float" office:value="0.0335557" calcext:value-type="float">
            <text:p>0.0336</text:p>
          </table:table-cell>
          <table:table-cell table:style-name="ce4" table:formula="of:=OFFSET([.G12];(ROW() - 3)*2 ; 0)" office:value-type="float" office:value="0.0339893" calcext:value-type="float">
            <text:p>0.0340</text:p>
          </table:table-cell>
          <table:table-cell table:style-name="ce4" table:formula="of:=OFFSET([.H12];(ROW() - 3)*2 ; 0)" office:value-type="float" office:value="0.0238579" calcext:value-type="float">
            <text:p>0.0239</text:p>
          </table:table-cell>
          <table:table-cell/>
          <table:table-cell table:formula="of:=OFFSET([.A12];(ROW() - 2)*2 ; 0)" office:value-type="string" office:string-value="quoting/5/50_stddev" calcext:value-type="string">
            <text:p>quoting/5/50_stddev</text:p>
          </table:table-cell>
          <table:table-cell table:style-name="ce4" table:formula="of:=OFFSET([.B12];(ROW() - 2)*2 ; 0)" office:value-type="float" office:value="0.000995084" calcext:value-type="float">
            <text:p>0.0010</text:p>
          </table:table-cell>
          <table:table-cell table:style-name="ce4" table:formula="of:=OFFSET([.C12];(ROW() - 2)*2 ; 0)" office:value-type="float" office:value="0.000350217" calcext:value-type="float">
            <text:p>0.0004</text:p>
          </table:table-cell>
          <table:table-cell table:style-name="ce4" table:formula="of:=OFFSET([.D12];(ROW() - 2)*2 ; 0)" office:value-type="float" office:value="0.000276253" calcext:value-type="float">
            <text:p>0.0003</text:p>
          </table:table-cell>
          <table:table-cell table:style-name="ce4" table:formula="of:=OFFSET([.E12];(ROW() - 2)*2 ; 0)" office:value-type="float" office:value="0.000282909" calcext:value-type="float">
            <text:p>0.0003</text:p>
          </table:table-cell>
          <table:table-cell table:style-name="ce4" table:formula="of:=OFFSET([.F12];(ROW() - 2)*2 ; 0)" office:value-type="float" office:value="0.000177574" calcext:value-type="float">
            <text:p>0.0002</text:p>
          </table:table-cell>
          <table:table-cell table:style-name="ce4" table:formula="of:=OFFSET([.G12];(ROW() - 2)*2 ; 0)" office:value-type="float" office:value="0.000591677" calcext:value-type="float">
            <text:p>0.0006</text:p>
          </table:table-cell>
          <table:table-cell table:style-name="ce4" table:formula="of:=OFFSET([.H12];(ROW() - 2)*2 ; 0)" office:value-type="float" office:value="0.000146356" calcext:value-type="float">
            <text:p>0.0001</text:p>
          </table:table-cell>
        </table:table-row>
        <table:table-row table:style-name="ro1">
          <table:table-cell office:value-type="string" calcext:value-type="string">
            <text:p>quoting/40/5_median</text:p>
          </table:table-cell>
          <table:table-cell table:style-name="ce4" office:value-type="float" office:value="0.00433362" calcext:value-type="float">
            <text:p>0.0043</text:p>
          </table:table-cell>
          <table:table-cell table:style-name="ce4" office:value-type="float" office:value="0.00500408" calcext:value-type="float">
            <text:p>0.0050</text:p>
          </table:table-cell>
          <table:table-cell table:style-name="ce4" office:value-type="float" office:value="0.00426312" calcext:value-type="float">
            <text:p>0.0043</text:p>
          </table:table-cell>
          <table:table-cell table:style-name="ce4" office:value-type="float" office:value="0.00397833" calcext:value-type="float">
            <text:p>0.0040</text:p>
          </table:table-cell>
          <table:table-cell table:style-name="ce4" office:value-type="float" office:value="0.00334611" calcext:value-type="float">
            <text:p>0.0033</text:p>
          </table:table-cell>
          <table:table-cell table:style-name="ce4" office:value-type="float" office:value="0.00372974" calcext:value-type="float">
            <text:p>0.0037</text:p>
          </table:table-cell>
          <table:table-cell table:style-name="ce4" office:value-type="float" office:value="0.00237955" calcext:value-type="float">
            <text:p>0.0024</text:p>
          </table:table-cell>
          <table:table-cell table:number-columns-repeated="2"/>
          <table:table-cell table:formula="of:=OFFSET([.A13];(ROW() - 3)*2 ; 0)" office:value-type="string" office:string-value="quoting/10/10_mean" calcext:value-type="string">
            <text:p>quoting/10/10_mean</text:p>
          </table:table-cell>
          <table:table-cell table:style-name="ce4" table:formula="of:=OFFSET([.B13];(ROW() - 3)*2 ; 0)" office:value-type="float" office:value="0.00648316" calcext:value-type="float">
            <text:p>0.0065</text:p>
          </table:table-cell>
          <table:table-cell table:style-name="ce4" table:formula="of:=OFFSET([.C13];(ROW() - 3)*2 ; 0)" office:value-type="float" office:value="0.00697499" calcext:value-type="float">
            <text:p>0.0070</text:p>
          </table:table-cell>
          <table:table-cell table:style-name="ce4" table:formula="of:=OFFSET([.D13];(ROW() - 3)*2 ; 0)" office:value-type="float" office:value="0.00719373" calcext:value-type="float">
            <text:p>0.0072</text:p>
          </table:table-cell>
          <table:table-cell table:style-name="ce4" table:formula="of:=OFFSET([.E13];(ROW() - 3)*2 ; 0)" office:value-type="float" office:value="0.00655108" calcext:value-type="float">
            <text:p>0.0066</text:p>
          </table:table-cell>
          <table:table-cell table:style-name="ce4" table:formula="of:=OFFSET([.F13];(ROW() - 3)*2 ; 0)" office:value-type="float" office:value="0.00629664" calcext:value-type="float">
            <text:p>0.0063</text:p>
          </table:table-cell>
          <table:table-cell table:style-name="ce4" table:formula="of:=OFFSET([.G13];(ROW() - 3)*2 ; 0)" office:value-type="float" office:value="0.00628509" calcext:value-type="float">
            <text:p>0.0063</text:p>
          </table:table-cell>
          <table:table-cell table:style-name="ce4" table:formula="of:=OFFSET([.H13];(ROW() - 3)*2 ; 0)" office:value-type="float" office:value="0.00470981" calcext:value-type="float">
            <text:p>0.0047</text:p>
          </table:table-cell>
          <table:table-cell/>
          <table:table-cell table:formula="of:=OFFSET([.A13];(ROW() - 2)*2 ; 0)" office:value-type="string" office:string-value="quoting/10/10_stddev" calcext:value-type="string">
            <text:p>quoting/10/10_stddev</text:p>
          </table:table-cell>
          <table:table-cell table:style-name="ce4" table:formula="of:=OFFSET([.B13];(ROW() - 2)*2 ; 0)" office:value-type="float" office:value="0.000150684" calcext:value-type="float">
            <text:p>0.0002</text:p>
          </table:table-cell>
          <table:table-cell table:style-name="ce4" table:formula="of:=OFFSET([.C13];(ROW() - 2)*2 ; 0)" office:value-type="float" office:value="0.000108236" calcext:value-type="float">
            <text:p>0.0001</text:p>
          </table:table-cell>
          <table:table-cell table:style-name="ce4" table:formula="of:=OFFSET([.D13];(ROW() - 2)*2 ; 0)" office:value-type="float" office:value="0.0000634827" calcext:value-type="float">
            <text:p>0.0001</text:p>
          </table:table-cell>
          <table:table-cell table:style-name="ce4" table:formula="of:=OFFSET([.E13];(ROW() - 2)*2 ; 0)" office:value-type="float" office:value="0.0000229297" calcext:value-type="float">
            <text:p>0.0000</text:p>
          </table:table-cell>
          <table:table-cell table:style-name="ce4" table:formula="of:=OFFSET([.F13];(ROW() - 2)*2 ; 0)" office:value-type="float" office:value="0.0000380277" calcext:value-type="float">
            <text:p>0.0000</text:p>
          </table:table-cell>
          <table:table-cell table:style-name="ce4" table:formula="of:=OFFSET([.G13];(ROW() - 2)*2 ; 0)" office:value-type="float" office:value="0.0000713227" calcext:value-type="float">
            <text:p>0.0001</text:p>
          </table:table-cell>
          <table:table-cell table:style-name="ce4" table:formula="of:=OFFSET([.H13];(ROW() - 2)*2 ; 0)" office:value-type="float" office:value="0.0000268531" calcext:value-type="float">
            <text:p>0.0000</text:p>
          </table:table-cell>
        </table:table-row>
        <table:table-row table:style-name="ro1">
          <table:table-cell office:value-type="string" calcext:value-type="string">
            <text:p>quoting/40/5_stddev</text:p>
          </table:table-cell>
          <table:table-cell table:style-name="ce4" office:value-type="float" office:value="0.0000446207" calcext:value-type="float">
            <text:p>0.0000</text:p>
          </table:table-cell>
          <table:table-cell table:style-name="ce4" office:value-type="float" office:value="0.0000777003" calcext:value-type="float">
            <text:p>0.0001</text:p>
          </table:table-cell>
          <table:table-cell table:style-name="ce4" office:value-type="float" office:value="0.0000406978" calcext:value-type="float">
            <text:p>0.0000</text:p>
          </table:table-cell>
          <table:table-cell table:style-name="ce4" office:value-type="float" office:value="0.0000395212" calcext:value-type="float">
            <text:p>0.0000</text:p>
          </table:table-cell>
          <table:table-cell table:style-name="ce4" office:value-type="float" office:value="0.0000287352" calcext:value-type="float">
            <text:p>0.0000</text:p>
          </table:table-cell>
          <table:table-cell table:style-name="ce4" office:value-type="float" office:value="0.0000180731" calcext:value-type="float">
            <text:p>0.0000</text:p>
          </table:table-cell>
          <table:table-cell table:style-name="ce4" office:value-type="float" office:value="0.0000254431" calcext:value-type="float">
            <text:p>0.0000</text:p>
          </table:table-cell>
          <table:table-cell table:number-columns-repeated="2"/>
          <table:table-cell table:formula="of:=OFFSET([.A14];(ROW() - 3)*2 ; 0)" office:value-type="string" office:string-value="quoting/10/20_mean" calcext:value-type="string">
            <text:p>quoting/10/20_mean</text:p>
          </table:table-cell>
          <table:table-cell table:style-name="ce4" table:formula="of:=OFFSET([.B14];(ROW() - 3)*2 ; 0)" office:value-type="float" office:value="0.0136282" calcext:value-type="float">
            <text:p>0.0136</text:p>
          </table:table-cell>
          <table:table-cell table:style-name="ce4" table:formula="of:=OFFSET([.C14];(ROW() - 3)*2 ; 0)" office:value-type="float" office:value="0.0145926" calcext:value-type="float">
            <text:p>0.0146</text:p>
          </table:table-cell>
          <table:table-cell table:style-name="ce4" table:formula="of:=OFFSET([.D14];(ROW() - 3)*2 ; 0)" office:value-type="float" office:value="0.0152529" calcext:value-type="float">
            <text:p>0.0153</text:p>
          </table:table-cell>
          <table:table-cell table:style-name="ce4" table:formula="of:=OFFSET([.E14];(ROW() - 3)*2 ; 0)" office:value-type="float" office:value="0.0137149" calcext:value-type="float">
            <text:p>0.0137</text:p>
          </table:table-cell>
          <table:table-cell table:style-name="ce4" table:formula="of:=OFFSET([.F14];(ROW() - 3)*2 ; 0)" office:value-type="float" office:value="0.013254" calcext:value-type="float">
            <text:p>0.0133</text:p>
          </table:table-cell>
          <table:table-cell table:style-name="ce4" table:formula="of:=OFFSET([.G14];(ROW() - 3)*2 ; 0)" office:value-type="float" office:value="0.0132342" calcext:value-type="float">
            <text:p>0.0132</text:p>
          </table:table-cell>
          <table:table-cell table:style-name="ce4" table:formula="of:=OFFSET([.H14];(ROW() - 3)*2 ; 0)" office:value-type="float" office:value="0.00946137" calcext:value-type="float">
            <text:p>0.0095</text:p>
          </table:table-cell>
          <table:table-cell/>
          <table:table-cell table:formula="of:=OFFSET([.A14];(ROW() - 2)*2 ; 0)" office:value-type="string" office:string-value="quoting/10/20_stddev" calcext:value-type="string">
            <text:p>quoting/10/20_stddev</text:p>
          </table:table-cell>
          <table:table-cell table:style-name="ce4" table:formula="of:=OFFSET([.B14];(ROW() - 2)*2 ; 0)" office:value-type="float" office:value="0.000390429" calcext:value-type="float">
            <text:p>0.0004</text:p>
          </table:table-cell>
          <table:table-cell table:style-name="ce4" table:formula="of:=OFFSET([.C14];(ROW() - 2)*2 ; 0)" office:value-type="float" office:value="0.00022371" calcext:value-type="float">
            <text:p>0.0002</text:p>
          </table:table-cell>
          <table:table-cell table:style-name="ce4" table:formula="of:=OFFSET([.D14];(ROW() - 2)*2 ; 0)" office:value-type="float" office:value="0.000193265" calcext:value-type="float">
            <text:p>0.0002</text:p>
          </table:table-cell>
          <table:table-cell table:style-name="ce4" table:formula="of:=OFFSET([.E14];(ROW() - 2)*2 ; 0)" office:value-type="float" office:value="0.00007496" calcext:value-type="float">
            <text:p>0.0001</text:p>
          </table:table-cell>
          <table:table-cell table:style-name="ce4" table:formula="of:=OFFSET([.F14];(ROW() - 2)*2 ; 0)" office:value-type="float" office:value="0.000202289" calcext:value-type="float">
            <text:p>0.0002</text:p>
          </table:table-cell>
          <table:table-cell table:style-name="ce4" table:formula="of:=OFFSET([.G14];(ROW() - 2)*2 ; 0)" office:value-type="float" office:value="0.0000940377" calcext:value-type="float">
            <text:p>0.0001</text:p>
          </table:table-cell>
          <table:table-cell table:style-name="ce4" table:formula="of:=OFFSET([.H14];(ROW() - 2)*2 ; 0)" office:value-type="float" office:value="0.0000278637" calcext:value-type="float">
            <text:p>0.0000</text:p>
          </table:table-cell>
        </table:table-row>
        <table:table-row table:style-name="ro1">
          <table:table-cell office:value-type="string" calcext:value-type="string">
            <text:p>quoting/80/5_mean</text:p>
          </table:table-cell>
          <table:table-cell table:style-name="ce4" office:value-type="float" office:value="0.00613876" calcext:value-type="float">
            <text:p>0.0061</text:p>
          </table:table-cell>
          <table:table-cell table:style-name="ce4" office:value-type="float" office:value="0.00696749" calcext:value-type="float">
            <text:p>0.0070</text:p>
          </table:table-cell>
          <table:table-cell table:style-name="ce4" office:value-type="float" office:value="0.00533106" calcext:value-type="float">
            <text:p>0.0053</text:p>
          </table:table-cell>
          <table:table-cell table:style-name="ce4" office:value-type="float" office:value="0.0049006" calcext:value-type="float">
            <text:p>0.0049</text:p>
          </table:table-cell>
          <table:table-cell table:style-name="ce4" office:value-type="float" office:value="0.00350462" calcext:value-type="float">
            <text:p>0.0035</text:p>
          </table:table-cell>
          <table:table-cell table:style-name="ce4" office:value-type="float" office:value="0.00398537" calcext:value-type="float">
            <text:p>0.0040</text:p>
          </table:table-cell>
          <table:table-cell table:style-name="ce4" office:value-type="float" office:value="0.00242141" calcext:value-type="float">
            <text:p>0.0024</text:p>
          </table:table-cell>
          <table:table-cell table:number-columns-repeated="2"/>
          <table:table-cell table:formula="of:=OFFSET([.A15];(ROW() - 3)*2 ; 0)" office:value-type="string" office:string-value="quoting/10/30_mean" calcext:value-type="string">
            <text:p>quoting/10/30_mean</text:p>
          </table:table-cell>
          <table:table-cell table:style-name="ce4" table:formula="of:=OFFSET([.B15];(ROW() - 3)*2 ; 0)" office:value-type="float" office:value="0.0215583" calcext:value-type="float">
            <text:p>0.0216</text:p>
          </table:table-cell>
          <table:table-cell table:style-name="ce4" table:formula="of:=OFFSET([.C15];(ROW() - 3)*2 ; 0)" office:value-type="float" office:value="0.0230661" calcext:value-type="float">
            <text:p>0.0231</text:p>
          </table:table-cell>
          <table:table-cell table:style-name="ce4" table:formula="of:=OFFSET([.D15];(ROW() - 3)*2 ; 0)" office:value-type="float" office:value="0.0244609" calcext:value-type="float">
            <text:p>0.0245</text:p>
          </table:table-cell>
          <table:table-cell table:style-name="ce4" table:formula="of:=OFFSET([.E15];(ROW() - 3)*2 ; 0)" office:value-type="float" office:value="0.0215571" calcext:value-type="float">
            <text:p>0.0216</text:p>
          </table:table-cell>
          <table:table-cell table:style-name="ce4" table:formula="of:=OFFSET([.F15];(ROW() - 3)*2 ; 0)" office:value-type="float" office:value="0.0203021" calcext:value-type="float">
            <text:p>0.0203</text:p>
          </table:table-cell>
          <table:table-cell table:style-name="ce4" table:formula="of:=OFFSET([.G15];(ROW() - 3)*2 ; 0)" office:value-type="float" office:value="0.0203896" calcext:value-type="float">
            <text:p>0.0204</text:p>
          </table:table-cell>
          <table:table-cell table:style-name="ce4" table:formula="of:=OFFSET([.H15];(ROW() - 3)*2 ; 0)" office:value-type="float" office:value="0.0143466" calcext:value-type="float">
            <text:p>0.0143</text:p>
          </table:table-cell>
          <table:table-cell/>
          <table:table-cell table:formula="of:=OFFSET([.A15];(ROW() - 2)*2 ; 0)" office:value-type="string" office:string-value="quoting/10/30_stddev" calcext:value-type="string">
            <text:p>quoting/10/30_stddev</text:p>
          </table:table-cell>
          <table:table-cell table:style-name="ce4" table:formula="of:=OFFSET([.B15];(ROW() - 2)*2 ; 0)" office:value-type="float" office:value="0.000708643" calcext:value-type="float">
            <text:p>0.0007</text:p>
          </table:table-cell>
          <table:table-cell table:style-name="ce4" table:formula="of:=OFFSET([.C15];(ROW() - 2)*2 ; 0)" office:value-type="float" office:value="0.000329233" calcext:value-type="float">
            <text:p>0.0003</text:p>
          </table:table-cell>
          <table:table-cell table:style-name="ce4" table:formula="of:=OFFSET([.D15];(ROW() - 2)*2 ; 0)" office:value-type="float" office:value="0.000367259" calcext:value-type="float">
            <text:p>0.0004</text:p>
          </table:table-cell>
          <table:table-cell table:style-name="ce4" table:formula="of:=OFFSET([.E15];(ROW() - 2)*2 ; 0)" office:value-type="float" office:value="0.000265452" calcext:value-type="float">
            <text:p>0.0003</text:p>
          </table:table-cell>
          <table:table-cell table:style-name="ce4" table:formula="of:=OFFSET([.F15];(ROW() - 2)*2 ; 0)" office:value-type="float" office:value="0.000130536" calcext:value-type="float">
            <text:p>0.0001</text:p>
          </table:table-cell>
          <table:table-cell table:style-name="ce4" table:formula="of:=OFFSET([.G15];(ROW() - 2)*2 ; 0)" office:value-type="float" office:value="0.0000491855" calcext:value-type="float">
            <text:p>0.0000</text:p>
          </table:table-cell>
          <table:table-cell table:style-name="ce4" table:formula="of:=OFFSET([.H15];(ROW() - 2)*2 ; 0)" office:value-type="float" office:value="0.0000302236" calcext:value-type="float">
            <text:p>0.0000</text:p>
          </table:table-cell>
        </table:table-row>
        <table:table-row table:style-name="ro1">
          <table:table-cell office:value-type="string" calcext:value-type="string">
            <text:p>quoting/80/5_median</text:p>
          </table:table-cell>
          <table:table-cell table:style-name="ce4" office:value-type="float" office:value="0.00614454" calcext:value-type="float">
            <text:p>0.0061</text:p>
          </table:table-cell>
          <table:table-cell table:style-name="ce4" office:value-type="float" office:value="0.00698995" calcext:value-type="float">
            <text:p>0.0070</text:p>
          </table:table-cell>
          <table:table-cell table:style-name="ce4" office:value-type="float" office:value="0.00534554" calcext:value-type="float">
            <text:p>0.0053</text:p>
          </table:table-cell>
          <table:table-cell table:style-name="ce4" office:value-type="float" office:value="0.00488503" calcext:value-type="float">
            <text:p>0.0049</text:p>
          </table:table-cell>
          <table:table-cell table:style-name="ce4" office:value-type="float" office:value="0.00350193" calcext:value-type="float">
            <text:p>0.0035</text:p>
          </table:table-cell>
          <table:table-cell table:style-name="ce4" office:value-type="float" office:value="0.00399415" calcext:value-type="float">
            <text:p>0.0040</text:p>
          </table:table-cell>
          <table:table-cell table:style-name="ce4" office:value-type="float" office:value="0.00241374" calcext:value-type="float">
            <text:p>0.0024</text:p>
          </table:table-cell>
          <table:table-cell table:number-columns-repeated="2"/>
          <table:table-cell table:formula="of:=OFFSET([.A16];(ROW() - 3)*2 ; 0)" office:value-type="string" office:string-value="quoting/10/40_mean" calcext:value-type="string">
            <text:p>quoting/10/40_mean</text:p>
          </table:table-cell>
          <table:table-cell table:style-name="ce4" table:formula="of:=OFFSET([.B16];(ROW() - 3)*2 ; 0)" office:value-type="float" office:value="0.0296973" calcext:value-type="float">
            <text:p>0.0297</text:p>
          </table:table-cell>
          <table:table-cell table:style-name="ce4" table:formula="of:=OFFSET([.C16];(ROW() - 3)*2 ; 0)" office:value-type="float" office:value="0.0326187" calcext:value-type="float">
            <text:p>0.0326</text:p>
          </table:table-cell>
          <table:table-cell table:style-name="ce4" table:formula="of:=OFFSET([.D16];(ROW() - 3)*2 ; 0)" office:value-type="float" office:value="0.0344076" calcext:value-type="float">
            <text:p>0.0344</text:p>
          </table:table-cell>
          <table:table-cell table:style-name="ce4" table:formula="of:=OFFSET([.E16];(ROW() - 3)*2 ; 0)" office:value-type="float" office:value="0.0289806" calcext:value-type="float">
            <text:p>0.0290</text:p>
          </table:table-cell>
          <table:table-cell table:style-name="ce4" table:formula="of:=OFFSET([.F16];(ROW() - 3)*2 ; 0)" office:value-type="float" office:value="0.0278055" calcext:value-type="float">
            <text:p>0.0278</text:p>
          </table:table-cell>
          <table:table-cell table:style-name="ce4" table:formula="of:=OFFSET([.G16];(ROW() - 3)*2 ; 0)" office:value-type="float" office:value="0.0280395" calcext:value-type="float">
            <text:p>0.0280</text:p>
          </table:table-cell>
          <table:table-cell table:style-name="ce4" table:formula="of:=OFFSET([.H16];(ROW() - 3)*2 ; 0)" office:value-type="float" office:value="0.0191518" calcext:value-type="float">
            <text:p>0.0192</text:p>
          </table:table-cell>
          <table:table-cell/>
          <table:table-cell table:formula="of:=OFFSET([.A16];(ROW() - 2)*2 ; 0)" office:value-type="string" office:string-value="quoting/10/40_stddev" calcext:value-type="string">
            <text:p>quoting/10/40_stddev</text:p>
          </table:table-cell>
          <table:table-cell table:style-name="ce4" table:formula="of:=OFFSET([.B16];(ROW() - 2)*2 ; 0)" office:value-type="float" office:value="0.000374747" calcext:value-type="float">
            <text:p>0.0004</text:p>
          </table:table-cell>
          <table:table-cell table:style-name="ce4" table:formula="of:=OFFSET([.C16];(ROW() - 2)*2 ; 0)" office:value-type="float" office:value="0.000222222" calcext:value-type="float">
            <text:p>0.0002</text:p>
          </table:table-cell>
          <table:table-cell table:style-name="ce4" table:formula="of:=OFFSET([.D16];(ROW() - 2)*2 ; 0)" office:value-type="float" office:value="0.000359895" calcext:value-type="float">
            <text:p>0.0004</text:p>
          </table:table-cell>
          <table:table-cell table:style-name="ce4" table:formula="of:=OFFSET([.E16];(ROW() - 2)*2 ; 0)" office:value-type="float" office:value="0.0000817765" calcext:value-type="float">
            <text:p>0.0001</text:p>
          </table:table-cell>
          <table:table-cell table:style-name="ce4" table:formula="of:=OFFSET([.F16];(ROW() - 2)*2 ; 0)" office:value-type="float" office:value="0.0000876825" calcext:value-type="float">
            <text:p>0.0001</text:p>
          </table:table-cell>
          <table:table-cell table:style-name="ce4" table:formula="of:=OFFSET([.G16];(ROW() - 2)*2 ; 0)" office:value-type="float" office:value="0.000336072" calcext:value-type="float">
            <text:p>0.0003</text:p>
          </table:table-cell>
          <table:table-cell table:style-name="ce4" table:formula="of:=OFFSET([.H16];(ROW() - 2)*2 ; 0)" office:value-type="float" office:value="0.0000446209" calcext:value-type="float">
            <text:p>0.0000</text:p>
          </table:table-cell>
        </table:table-row>
        <table:table-row table:style-name="ro1">
          <table:table-cell office:value-type="string" calcext:value-type="string">
            <text:p>quoting/80/5_stddev</text:p>
          </table:table-cell>
          <table:table-cell table:style-name="ce4" office:value-type="float" office:value="0.0000460304" calcext:value-type="float">
            <text:p>0.0000</text:p>
          </table:table-cell>
          <table:table-cell table:style-name="ce4" office:value-type="float" office:value="0.0000482974" calcext:value-type="float">
            <text:p>0.0000</text:p>
          </table:table-cell>
          <table:table-cell table:style-name="ce4" office:value-type="float" office:value="0.0000563284" calcext:value-type="float">
            <text:p>0.0001</text:p>
          </table:table-cell>
          <table:table-cell table:style-name="ce4" office:value-type="float" office:value="0.0000285674" calcext:value-type="float">
            <text:p>0.0000</text:p>
          </table:table-cell>
          <table:table-cell table:style-name="ce4" office:value-type="float" office:value="0.000024714" calcext:value-type="float">
            <text:p>0.0000</text:p>
          </table:table-cell>
          <table:table-cell table:style-name="ce4" office:value-type="float" office:value="0.0000148545" calcext:value-type="float">
            <text:p>0.0000</text:p>
          </table:table-cell>
          <table:table-cell table:style-name="ce4" office:value-type="float" office:value="0.0000153833" calcext:value-type="float">
            <text:p>0.0000</text:p>
          </table:table-cell>
          <table:table-cell table:number-columns-repeated="2"/>
          <table:table-cell table:formula="of:=OFFSET([.A17];(ROW() - 3)*2 ; 0)" office:value-type="string" office:string-value="quoting/10/50_mean" calcext:value-type="string">
            <text:p>quoting/10/50_mean</text:p>
          </table:table-cell>
          <table:table-cell table:style-name="ce4" table:formula="of:=OFFSET([.B17];(ROW() - 3)*2 ; 0)" office:value-type="float" office:value="0.0386327" calcext:value-type="float">
            <text:p>0.0386</text:p>
          </table:table-cell>
          <table:table-cell table:style-name="ce4" table:formula="of:=OFFSET([.C17];(ROW() - 3)*2 ; 0)" office:value-type="float" office:value="0.0424672" calcext:value-type="float">
            <text:p>0.0425</text:p>
          </table:table-cell>
          <table:table-cell table:style-name="ce4" table:formula="of:=OFFSET([.D17];(ROW() - 3)*2 ; 0)" office:value-type="float" office:value="0.0452223" calcext:value-type="float">
            <text:p>0.0452</text:p>
          </table:table-cell>
          <table:table-cell table:style-name="ce4" table:formula="of:=OFFSET([.E17];(ROW() - 3)*2 ; 0)" office:value-type="float" office:value="0.0371779" calcext:value-type="float">
            <text:p>0.0372</text:p>
          </table:table-cell>
          <table:table-cell table:style-name="ce4" table:formula="of:=OFFSET([.F17];(ROW() - 3)*2 ; 0)" office:value-type="float" office:value="0.0349335" calcext:value-type="float">
            <text:p>0.0349</text:p>
          </table:table-cell>
          <table:table-cell table:style-name="ce4" table:formula="of:=OFFSET([.G17];(ROW() - 3)*2 ; 0)" office:value-type="float" office:value="0.0353957" calcext:value-type="float">
            <text:p>0.0354</text:p>
          </table:table-cell>
          <table:table-cell table:style-name="ce4" table:formula="of:=OFFSET([.H17];(ROW() - 3)*2 ; 0)" office:value-type="float" office:value="0.0241298" calcext:value-type="float">
            <text:p>0.0241</text:p>
          </table:table-cell>
          <table:table-cell/>
          <table:table-cell table:formula="of:=OFFSET([.A17];(ROW() - 2)*2 ; 0)" office:value-type="string" office:string-value="quoting/10/50_stddev" calcext:value-type="string">
            <text:p>quoting/10/50_stddev</text:p>
          </table:table-cell>
          <table:table-cell table:style-name="ce4" table:formula="of:=OFFSET([.B17];(ROW() - 2)*2 ; 0)" office:value-type="float" office:value="0.000600757" calcext:value-type="float">
            <text:p>0.0006</text:p>
          </table:table-cell>
          <table:table-cell table:style-name="ce4" table:formula="of:=OFFSET([.C17];(ROW() - 2)*2 ; 0)" office:value-type="float" office:value="0.000612512" calcext:value-type="float">
            <text:p>0.0006</text:p>
          </table:table-cell>
          <table:table-cell table:style-name="ce4" table:formula="of:=OFFSET([.D17];(ROW() - 2)*2 ; 0)" office:value-type="float" office:value="0.000715284" calcext:value-type="float">
            <text:p>0.0007</text:p>
          </table:table-cell>
          <table:table-cell table:style-name="ce4" table:formula="of:=OFFSET([.E17];(ROW() - 2)*2 ; 0)" office:value-type="float" office:value="0.000270296" calcext:value-type="float">
            <text:p>0.0003</text:p>
          </table:table-cell>
          <table:table-cell table:style-name="ce4" table:formula="of:=OFFSET([.F17];(ROW() - 2)*2 ; 0)" office:value-type="float" office:value="0.000157623" calcext:value-type="float">
            <text:p>0.0002</text:p>
          </table:table-cell>
          <table:table-cell table:style-name="ce4" table:formula="of:=OFFSET([.G17];(ROW() - 2)*2 ; 0)" office:value-type="float" office:value="0.000138533" calcext:value-type="float">
            <text:p>0.0001</text:p>
          </table:table-cell>
          <table:table-cell table:style-name="ce4" table:formula="of:=OFFSET([.H17];(ROW() - 2)*2 ; 0)" office:value-type="float" office:value="0.000189421" calcext:value-type="float">
            <text:p>0.0002</text:p>
          </table:table-cell>
        </table:table-row>
        <table:table-row table:style-name="ro1">
          <table:table-cell office:value-type="string" calcext:value-type="string">
            <text:p>quoting/5/10_mean</text:p>
          </table:table-cell>
          <table:table-cell table:style-name="ce4" office:value-type="float" office:value="0.00575854" calcext:value-type="float">
            <text:p>0.0058</text:p>
          </table:table-cell>
          <table:table-cell table:style-name="ce4" office:value-type="float" office:value="0.00637433" calcext:value-type="float">
            <text:p>0.0064</text:p>
          </table:table-cell>
          <table:table-cell table:style-name="ce4" office:value-type="float" office:value="0.0069114" calcext:value-type="float">
            <text:p>0.0069</text:p>
          </table:table-cell>
          <table:table-cell table:style-name="ce4" office:value-type="float" office:value="0.0062701" calcext:value-type="float">
            <text:p>0.0063</text:p>
          </table:table-cell>
          <table:table-cell table:style-name="ce4" office:value-type="float" office:value="0.006069" calcext:value-type="float">
            <text:p>0.0061</text:p>
          </table:table-cell>
          <table:table-cell table:style-name="ce4" office:value-type="float" office:value="0.00670725" calcext:value-type="float">
            <text:p>0.0067</text:p>
          </table:table-cell>
          <table:table-cell table:style-name="ce4" office:value-type="float" office:value="0.00468334" calcext:value-type="float">
            <text:p>0.0047</text:p>
          </table:table-cell>
          <table:table-cell table:number-columns-repeated="2"/>
          <table:table-cell table:formula="of:=OFFSET([.A18];(ROW() - 3)*2 ; 0)" office:value-type="string" office:string-value="quoting/20/10_mean" calcext:value-type="string">
            <text:p>quoting/20/10_mean</text:p>
          </table:table-cell>
          <table:table-cell table:style-name="ce4" table:formula="of:=OFFSET([.B18];(ROW() - 3)*2 ; 0)" office:value-type="float" office:value="0.0072564" calcext:value-type="float">
            <text:p>0.0073</text:p>
          </table:table-cell>
          <table:table-cell table:style-name="ce4" table:formula="of:=OFFSET([.C18];(ROW() - 3)*2 ; 0)" office:value-type="float" office:value="0.00813133" calcext:value-type="float">
            <text:p>0.0081</text:p>
          </table:table-cell>
          <table:table-cell table:style-name="ce4" table:formula="of:=OFFSET([.D18];(ROW() - 3)*2 ; 0)" office:value-type="float" office:value="0.00777245" calcext:value-type="float">
            <text:p>0.0078</text:p>
          </table:table-cell>
          <table:table-cell table:style-name="ce4" table:formula="of:=OFFSET([.E18];(ROW() - 3)*2 ; 0)" office:value-type="float" office:value="0.00723904" calcext:value-type="float">
            <text:p>0.0072</text:p>
          </table:table-cell>
          <table:table-cell table:style-name="ce4" table:formula="of:=OFFSET([.F18];(ROW() - 3)*2 ; 0)" office:value-type="float" office:value="0.00662901" calcext:value-type="float">
            <text:p>0.0066</text:p>
          </table:table-cell>
          <table:table-cell table:style-name="ce4" table:formula="of:=OFFSET([.G18];(ROW() - 3)*2 ; 0)" office:value-type="float" office:value="0.00661444" calcext:value-type="float">
            <text:p>0.0066</text:p>
          </table:table-cell>
          <table:table-cell table:style-name="ce4" table:formula="of:=OFFSET([.H18];(ROW() - 3)*2 ; 0)" office:value-type="float" office:value="0.00474195" calcext:value-type="float">
            <text:p>0.0047</text:p>
          </table:table-cell>
          <table:table-cell/>
          <table:table-cell table:formula="of:=OFFSET([.A18];(ROW() - 2)*2 ; 0)" office:value-type="string" office:string-value="quoting/20/10_stddev" calcext:value-type="string">
            <text:p>quoting/20/10_stddev</text:p>
          </table:table-cell>
          <table:table-cell table:style-name="ce4" table:formula="of:=OFFSET([.B18];(ROW() - 2)*2 ; 0)" office:value-type="float" office:value="0.0000511315" calcext:value-type="float">
            <text:p>0.0001</text:p>
          </table:table-cell>
          <table:table-cell table:style-name="ce4" table:formula="of:=OFFSET([.C18];(ROW() - 2)*2 ; 0)" office:value-type="float" office:value="0.000140406" calcext:value-type="float">
            <text:p>0.0001</text:p>
          </table:table-cell>
          <table:table-cell table:style-name="ce4" table:formula="of:=OFFSET([.D18];(ROW() - 2)*2 ; 0)" office:value-type="float" office:value="0.000144951" calcext:value-type="float">
            <text:p>0.0001</text:p>
          </table:table-cell>
          <table:table-cell table:style-name="ce4" table:formula="of:=OFFSET([.E18];(ROW() - 2)*2 ; 0)" office:value-type="float" office:value="0.0000676997" calcext:value-type="float">
            <text:p>0.0001</text:p>
          </table:table-cell>
          <table:table-cell table:style-name="ce4" table:formula="of:=OFFSET([.F18];(ROW() - 2)*2 ; 0)" office:value-type="float" office:value="0.0000372408" calcext:value-type="float">
            <text:p>0.0000</text:p>
          </table:table-cell>
          <table:table-cell table:style-name="ce4" table:formula="of:=OFFSET([.G18];(ROW() - 2)*2 ; 0)" office:value-type="float" office:value="0.0000344381" calcext:value-type="float">
            <text:p>0.0000</text:p>
          </table:table-cell>
          <table:table-cell table:style-name="ce4" table:formula="of:=OFFSET([.H18];(ROW() - 2)*2 ; 0)" office:value-type="float" office:value="0.0000143939" calcext:value-type="float">
            <text:p>0.0000</text:p>
          </table:table-cell>
        </table:table-row>
        <table:table-row table:style-name="ro1">
          <table:table-cell office:value-type="string" calcext:value-type="string">
            <text:p>quoting/5/10_median</text:p>
          </table:table-cell>
          <table:table-cell table:style-name="ce4" office:value-type="float" office:value="0.0057638" calcext:value-type="float">
            <text:p>0.0058</text:p>
          </table:table-cell>
          <table:table-cell table:style-name="ce4" office:value-type="float" office:value="0.0063699" calcext:value-type="float">
            <text:p>0.0064</text:p>
          </table:table-cell>
          <table:table-cell table:style-name="ce4" office:value-type="float" office:value="0.0069096" calcext:value-type="float">
            <text:p>0.0069</text:p>
          </table:table-cell>
          <table:table-cell table:style-name="ce4" office:value-type="float" office:value="0.00617756" calcext:value-type="float">
            <text:p>0.0062</text:p>
          </table:table-cell>
          <table:table-cell table:style-name="ce4" office:value-type="float" office:value="0.00605044" calcext:value-type="float">
            <text:p>0.0061</text:p>
          </table:table-cell>
          <table:table-cell table:style-name="ce4" office:value-type="float" office:value="0.00671768" calcext:value-type="float">
            <text:p>0.0067</text:p>
          </table:table-cell>
          <table:table-cell table:style-name="ce4" office:value-type="float" office:value="0.00466748" calcext:value-type="float">
            <text:p>0.0047</text:p>
          </table:table-cell>
          <table:table-cell table:number-columns-repeated="2"/>
          <table:table-cell table:formula="of:=OFFSET([.A19];(ROW() - 3)*2 ; 0)" office:value-type="string" office:string-value="quoting/20/20_mean" calcext:value-type="string">
            <text:p>quoting/20/20_mean</text:p>
          </table:table-cell>
          <table:table-cell table:style-name="ce4" table:formula="of:=OFFSET([.B19];(ROW() - 3)*2 ; 0)" office:value-type="float" office:value="0.015946" calcext:value-type="float">
            <text:p>0.0159</text:p>
          </table:table-cell>
          <table:table-cell table:style-name="ce4" table:formula="of:=OFFSET([.C19];(ROW() - 3)*2 ; 0)" office:value-type="float" office:value="0.0167517" calcext:value-type="float">
            <text:p>0.0168</text:p>
          </table:table-cell>
          <table:table-cell table:style-name="ce4" table:formula="of:=OFFSET([.D19];(ROW() - 3)*2 ; 0)" office:value-type="float" office:value="0.016508" calcext:value-type="float">
            <text:p>0.0165</text:p>
          </table:table-cell>
          <table:table-cell table:style-name="ce4" table:formula="of:=OFFSET([.E19];(ROW() - 3)*2 ; 0)" office:value-type="float" office:value="0.0151994" calcext:value-type="float">
            <text:p>0.0152</text:p>
          </table:table-cell>
          <table:table-cell table:style-name="ce4" table:formula="of:=OFFSET([.F19];(ROW() - 3)*2 ; 0)" office:value-type="float" office:value="0.0138517" calcext:value-type="float">
            <text:p>0.0139</text:p>
          </table:table-cell>
          <table:table-cell table:style-name="ce4" table:formula="of:=OFFSET([.G19];(ROW() - 3)*2 ; 0)" office:value-type="float" office:value="0.0139486" calcext:value-type="float">
            <text:p>0.0139</text:p>
          </table:table-cell>
          <table:table-cell table:style-name="ce4" table:formula="of:=OFFSET([.H19];(ROW() - 3)*2 ; 0)" office:value-type="float" office:value="0.00962647" calcext:value-type="float">
            <text:p>0.0096</text:p>
          </table:table-cell>
          <table:table-cell/>
          <table:table-cell table:formula="of:=OFFSET([.A19];(ROW() - 2)*2 ; 0)" office:value-type="string" office:string-value="quoting/20/20_stddev" calcext:value-type="string">
            <text:p>quoting/20/20_stddev</text:p>
          </table:table-cell>
          <table:table-cell table:style-name="ce4" table:formula="of:=OFFSET([.B19];(ROW() - 2)*2 ; 0)" office:value-type="float" office:value="0.000704077" calcext:value-type="float">
            <text:p>0.0007</text:p>
          </table:table-cell>
          <table:table-cell table:style-name="ce4" table:formula="of:=OFFSET([.C19];(ROW() - 2)*2 ; 0)" office:value-type="float" office:value="0.000161315" calcext:value-type="float">
            <text:p>0.0002</text:p>
          </table:table-cell>
          <table:table-cell table:style-name="ce4" table:formula="of:=OFFSET([.D19];(ROW() - 2)*2 ; 0)" office:value-type="float" office:value="0.000152462" calcext:value-type="float">
            <text:p>0.0002</text:p>
          </table:table-cell>
          <table:table-cell table:style-name="ce4" table:formula="of:=OFFSET([.E19];(ROW() - 2)*2 ; 0)" office:value-type="float" office:value="0.000120116" calcext:value-type="float">
            <text:p>0.0001</text:p>
          </table:table-cell>
          <table:table-cell table:style-name="ce4" table:formula="of:=OFFSET([.F19];(ROW() - 2)*2 ; 0)" office:value-type="float" office:value="0.0000740694" calcext:value-type="float">
            <text:p>0.0001</text:p>
          </table:table-cell>
          <table:table-cell table:style-name="ce4" table:formula="of:=OFFSET([.G19];(ROW() - 2)*2 ; 0)" office:value-type="float" office:value="0.0000675358" calcext:value-type="float">
            <text:p>0.0001</text:p>
          </table:table-cell>
          <table:table-cell table:style-name="ce4" table:formula="of:=OFFSET([.H19];(ROW() - 2)*2 ; 0)" office:value-type="float" office:value="0.0000311517" calcext:value-type="float">
            <text:p>0.0000</text:p>
          </table:table-cell>
        </table:table-row>
        <table:table-row table:style-name="ro1">
          <table:table-cell office:value-type="string" calcext:value-type="string">
            <text:p>quoting/5/10_stddev</text:p>
          </table:table-cell>
          <table:table-cell table:style-name="ce4" office:value-type="float" office:value="0.0000487153" calcext:value-type="float">
            <text:p>0.0000</text:p>
          </table:table-cell>
          <table:table-cell table:style-name="ce4" office:value-type="float" office:value="0.00006477" calcext:value-type="float">
            <text:p>0.0001</text:p>
          </table:table-cell>
          <table:table-cell table:style-name="ce4" office:value-type="float" office:value="0.0000606234" calcext:value-type="float">
            <text:p>0.0001</text:p>
          </table:table-cell>
          <table:table-cell table:style-name="ce4" office:value-type="float" office:value="0.000143836" calcext:value-type="float">
            <text:p>0.0001</text:p>
          </table:table-cell>
          <table:table-cell table:style-name="ce4" office:value-type="float" office:value="0.0000479077" calcext:value-type="float">
            <text:p>0.0000</text:p>
          </table:table-cell>
          <table:table-cell table:style-name="ce4" office:value-type="float" office:value="0.0000504804" calcext:value-type="float">
            <text:p>0.0001</text:p>
          </table:table-cell>
          <table:table-cell table:style-name="ce4" office:value-type="float" office:value="0.0000481528" calcext:value-type="float">
            <text:p>0.0000</text:p>
          </table:table-cell>
          <table:table-cell table:number-columns-repeated="2"/>
          <table:table-cell table:formula="of:=OFFSET([.A20];(ROW() - 3)*2 ; 0)" office:value-type="string" office:string-value="quoting/20/30_mean" calcext:value-type="string">
            <text:p>quoting/20/30_mean</text:p>
          </table:table-cell>
          <table:table-cell table:style-name="ce4" table:formula="of:=OFFSET([.B20];(ROW() - 3)*2 ; 0)" office:value-type="float" office:value="0.0251071" calcext:value-type="float">
            <text:p>0.0251</text:p>
          </table:table-cell>
          <table:table-cell table:style-name="ce4" table:formula="of:=OFFSET([.C20];(ROW() - 3)*2 ; 0)" office:value-type="float" office:value="0.0266003" calcext:value-type="float">
            <text:p>0.0266</text:p>
          </table:table-cell>
          <table:table-cell table:style-name="ce4" table:formula="of:=OFFSET([.D20];(ROW() - 3)*2 ; 0)" office:value-type="float" office:value="0.0258655" calcext:value-type="float">
            <text:p>0.0259</text:p>
          </table:table-cell>
          <table:table-cell table:style-name="ce4" table:formula="of:=OFFSET([.E20];(ROW() - 3)*2 ; 0)" office:value-type="float" office:value="0.0233052" calcext:value-type="float">
            <text:p>0.0233</text:p>
          </table:table-cell>
          <table:table-cell table:style-name="ce4" table:formula="of:=OFFSET([.F20];(ROW() - 3)*2 ; 0)" office:value-type="float" office:value="0.0213664" calcext:value-type="float">
            <text:p>0.0214</text:p>
          </table:table-cell>
          <table:table-cell table:style-name="ce4" table:formula="of:=OFFSET([.G20];(ROW() - 3)*2 ; 0)" office:value-type="float" office:value="0.0214362" calcext:value-type="float">
            <text:p>0.0214</text:p>
          </table:table-cell>
          <table:table-cell table:style-name="ce4" table:formula="of:=OFFSET([.H20];(ROW() - 3)*2 ; 0)" office:value-type="float" office:value="0.0144539" calcext:value-type="float">
            <text:p>0.0145</text:p>
          </table:table-cell>
          <table:table-cell/>
          <table:table-cell table:formula="of:=OFFSET([.A20];(ROW() - 2)*2 ; 0)" office:value-type="string" office:string-value="quoting/20/30_stddev" calcext:value-type="string">
            <text:p>quoting/20/30_stddev</text:p>
          </table:table-cell>
          <table:table-cell table:style-name="ce4" table:formula="of:=OFFSET([.B20];(ROW() - 2)*2 ; 0)" office:value-type="float" office:value="0.000360176" calcext:value-type="float">
            <text:p>0.0004</text:p>
          </table:table-cell>
          <table:table-cell table:style-name="ce4" table:formula="of:=OFFSET([.C20];(ROW() - 2)*2 ; 0)" office:value-type="float" office:value="0.000213572" calcext:value-type="float">
            <text:p>0.0002</text:p>
          </table:table-cell>
          <table:table-cell table:style-name="ce4" table:formula="of:=OFFSET([.D20];(ROW() - 2)*2 ; 0)" office:value-type="float" office:value="0.000459187" calcext:value-type="float">
            <text:p>0.0005</text:p>
          </table:table-cell>
          <table:table-cell table:style-name="ce4" table:formula="of:=OFFSET([.E20];(ROW() - 2)*2 ; 0)" office:value-type="float" office:value="0.000128099" calcext:value-type="float">
            <text:p>0.0001</text:p>
          </table:table-cell>
          <table:table-cell table:style-name="ce4" table:formula="of:=OFFSET([.F20];(ROW() - 2)*2 ; 0)" office:value-type="float" office:value="0.000126956" calcext:value-type="float">
            <text:p>0.0001</text:p>
          </table:table-cell>
          <table:table-cell table:style-name="ce4" table:formula="of:=OFFSET([.G20];(ROW() - 2)*2 ; 0)" office:value-type="float" office:value="0.000148252" calcext:value-type="float">
            <text:p>0.0001</text:p>
          </table:table-cell>
          <table:table-cell table:style-name="ce4" table:formula="of:=OFFSET([.H20];(ROW() - 2)*2 ; 0)" office:value-type="float" office:value="0.0000660648" calcext:value-type="float">
            <text:p>0.0001</text:p>
          </table:table-cell>
        </table:table-row>
        <table:table-row table:style-name="ro1">
          <table:table-cell office:value-type="string" calcext:value-type="string">
            <text:p>quoting/5/20_mean</text:p>
          </table:table-cell>
          <table:table-cell table:style-name="ce4" office:value-type="float" office:value="0.0126665" calcext:value-type="float">
            <text:p>0.0127</text:p>
          </table:table-cell>
          <table:table-cell table:style-name="ce4" office:value-type="float" office:value="0.0134385" calcext:value-type="float">
            <text:p>0.0134</text:p>
          </table:table-cell>
          <table:table-cell table:style-name="ce4" office:value-type="float" office:value="0.0145395" calcext:value-type="float">
            <text:p>0.0145</text:p>
          </table:table-cell>
          <table:table-cell table:style-name="ce4" office:value-type="float" office:value="0.0128797" calcext:value-type="float">
            <text:p>0.0129</text:p>
          </table:table-cell>
          <table:table-cell table:style-name="ce4" office:value-type="float" office:value="0.0126692" calcext:value-type="float">
            <text:p>0.0127</text:p>
          </table:table-cell>
          <table:table-cell table:style-name="ce4" office:value-type="float" office:value="0.0140093" calcext:value-type="float">
            <text:p>0.0140</text:p>
          </table:table-cell>
          <table:table-cell table:style-name="ce4" office:value-type="float" office:value="0.00957253" calcext:value-type="float">
            <text:p>0.0096</text:p>
          </table:table-cell>
          <table:table-cell table:number-columns-repeated="2"/>
          <table:table-cell table:formula="of:=OFFSET([.A21];(ROW() - 3)*2 ; 0)" office:value-type="string" office:string-value="quoting/20/40_mean" calcext:value-type="string">
            <text:p>quoting/20/40_mean</text:p>
          </table:table-cell>
          <table:table-cell table:style-name="ce4" table:formula="of:=OFFSET([.B21];(ROW() - 3)*2 ; 0)" office:value-type="float" office:value="0.0354849" calcext:value-type="float">
            <text:p>0.0355</text:p>
          </table:table-cell>
          <table:table-cell table:style-name="ce4" table:formula="of:=OFFSET([.C21];(ROW() - 3)*2 ; 0)" office:value-type="float" office:value="0.0368767" calcext:value-type="float">
            <text:p>0.0369</text:p>
          </table:table-cell>
          <table:table-cell table:style-name="ce4" table:formula="of:=OFFSET([.D21];(ROW() - 3)*2 ; 0)" office:value-type="float" office:value="0.0366196" calcext:value-type="float">
            <text:p>0.0366</text:p>
          </table:table-cell>
          <table:table-cell table:style-name="ce4" table:formula="of:=OFFSET([.E21];(ROW() - 3)*2 ; 0)" office:value-type="float" office:value="0.0315691" calcext:value-type="float">
            <text:p>0.0316</text:p>
          </table:table-cell>
          <table:table-cell table:style-name="ce4" table:formula="of:=OFFSET([.F21];(ROW() - 3)*2 ; 0)" office:value-type="float" office:value="0.02915" calcext:value-type="float">
            <text:p>0.0292</text:p>
          </table:table-cell>
          <table:table-cell table:style-name="ce4" table:formula="of:=OFFSET([.G21];(ROW() - 3)*2 ; 0)" office:value-type="float" office:value="0.0288363" calcext:value-type="float">
            <text:p>0.0288</text:p>
          </table:table-cell>
          <table:table-cell table:style-name="ce4" table:formula="of:=OFFSET([.H21];(ROW() - 3)*2 ; 0)" office:value-type="float" office:value="0.0194139" calcext:value-type="float">
            <text:p>0.0194</text:p>
          </table:table-cell>
          <table:table-cell/>
          <table:table-cell table:formula="of:=OFFSET([.A21];(ROW() - 2)*2 ; 0)" office:value-type="string" office:string-value="quoting/20/40_stddev" calcext:value-type="string">
            <text:p>quoting/20/40_stddev</text:p>
          </table:table-cell>
          <table:table-cell table:style-name="ce4" table:formula="of:=OFFSET([.B21];(ROW() - 2)*2 ; 0)" office:value-type="float" office:value="0.000698526" calcext:value-type="float">
            <text:p>0.0007</text:p>
          </table:table-cell>
          <table:table-cell table:style-name="ce4" table:formula="of:=OFFSET([.C21];(ROW() - 2)*2 ; 0)" office:value-type="float" office:value="0.000549656" calcext:value-type="float">
            <text:p>0.0005</text:p>
          </table:table-cell>
          <table:table-cell table:style-name="ce4" table:formula="of:=OFFSET([.D21];(ROW() - 2)*2 ; 0)" office:value-type="float" office:value="0.000189564" calcext:value-type="float">
            <text:p>0.0002</text:p>
          </table:table-cell>
          <table:table-cell table:style-name="ce4" table:formula="of:=OFFSET([.E21];(ROW() - 2)*2 ; 0)" office:value-type="float" office:value="0.000116528" calcext:value-type="float">
            <text:p>0.0001</text:p>
          </table:table-cell>
          <table:table-cell table:style-name="ce4" table:formula="of:=OFFSET([.F21];(ROW() - 2)*2 ; 0)" office:value-type="float" office:value="0.000231594" calcext:value-type="float">
            <text:p>0.0002</text:p>
          </table:table-cell>
          <table:table-cell table:style-name="ce4" table:formula="of:=OFFSET([.G21];(ROW() - 2)*2 ; 0)" office:value-type="float" office:value="0.000154146" calcext:value-type="float">
            <text:p>0.0002</text:p>
          </table:table-cell>
          <table:table-cell table:style-name="ce4" table:formula="of:=OFFSET([.H21];(ROW() - 2)*2 ; 0)" office:value-type="float" office:value="0.0000704279" calcext:value-type="float">
            <text:p>0.0001</text:p>
          </table:table-cell>
        </table:table-row>
        <table:table-row table:style-name="ro1">
          <table:table-cell office:value-type="string" calcext:value-type="string">
            <text:p>quoting/5/20_median</text:p>
          </table:table-cell>
          <table:table-cell table:style-name="ce4" office:value-type="float" office:value="0.0126429" calcext:value-type="float">
            <text:p>0.0126</text:p>
          </table:table-cell>
          <table:table-cell table:style-name="ce4" office:value-type="float" office:value="0.0133736" calcext:value-type="float">
            <text:p>0.0134</text:p>
          </table:table-cell>
          <table:table-cell table:style-name="ce4" office:value-type="float" office:value="0.0145249" calcext:value-type="float">
            <text:p>0.0145</text:p>
          </table:table-cell>
          <table:table-cell table:style-name="ce4" office:value-type="float" office:value="0.0129006" calcext:value-type="float">
            <text:p>0.0129</text:p>
          </table:table-cell>
          <table:table-cell table:style-name="ce4" office:value-type="float" office:value="0.012665" calcext:value-type="float">
            <text:p>0.0127</text:p>
          </table:table-cell>
          <table:table-cell table:style-name="ce4" office:value-type="float" office:value="0.0140252" calcext:value-type="float">
            <text:p>0.0140</text:p>
          </table:table-cell>
          <table:table-cell table:style-name="ce4" office:value-type="float" office:value="0.0096031" calcext:value-type="float">
            <text:p>0.0096</text:p>
          </table:table-cell>
          <table:table-cell table:number-columns-repeated="2"/>
          <table:table-cell table:formula="of:=OFFSET([.A22];(ROW() - 3)*2 ; 0)" office:value-type="string" office:string-value="quoting/20/50_mean" calcext:value-type="string">
            <text:p>quoting/20/50_mean</text:p>
          </table:table-cell>
          <table:table-cell table:style-name="ce4" table:formula="of:=OFFSET([.B22];(ROW() - 3)*2 ; 0)" office:value-type="float" office:value="0.0461533" calcext:value-type="float">
            <text:p>0.0462</text:p>
          </table:table-cell>
          <table:table-cell table:style-name="ce4" table:formula="of:=OFFSET([.C22];(ROW() - 3)*2 ; 0)" office:value-type="float" office:value="0.0476011" calcext:value-type="float">
            <text:p>0.0476</text:p>
          </table:table-cell>
          <table:table-cell table:style-name="ce4" table:formula="of:=OFFSET([.D22];(ROW() - 3)*2 ; 0)" office:value-type="float" office:value="0.0474555" calcext:value-type="float">
            <text:p>0.0475</text:p>
          </table:table-cell>
          <table:table-cell table:style-name="ce4" table:formula="of:=OFFSET([.E22];(ROW() - 3)*2 ; 0)" office:value-type="float" office:value="0.0404466" calcext:value-type="float">
            <text:p>0.0404</text:p>
          </table:table-cell>
          <table:table-cell table:style-name="ce4" table:formula="of:=OFFSET([.F22];(ROW() - 3)*2 ; 0)" office:value-type="float" office:value="0.037038" calcext:value-type="float">
            <text:p>0.0370</text:p>
          </table:table-cell>
          <table:table-cell table:style-name="ce4" table:formula="of:=OFFSET([.G22];(ROW() - 3)*2 ; 0)" office:value-type="float" office:value="0.0366569" calcext:value-type="float">
            <text:p>0.0367</text:p>
          </table:table-cell>
          <table:table-cell table:style-name="ce4" table:formula="of:=OFFSET([.H22];(ROW() - 3)*2 ; 0)" office:value-type="float" office:value="0.0243964" calcext:value-type="float">
            <text:p>0.0244</text:p>
          </table:table-cell>
          <table:table-cell/>
          <table:table-cell table:formula="of:=OFFSET([.A22];(ROW() - 2)*2 ; 0)" office:value-type="string" office:string-value="quoting/20/50_stddev" calcext:value-type="string">
            <text:p>quoting/20/50_stddev</text:p>
          </table:table-cell>
          <table:table-cell table:style-name="ce4" table:formula="of:=OFFSET([.B22];(ROW() - 2)*2 ; 0)" office:value-type="float" office:value="0.000715039" calcext:value-type="float">
            <text:p>0.0007</text:p>
          </table:table-cell>
          <table:table-cell table:style-name="ce4" table:formula="of:=OFFSET([.C22];(ROW() - 2)*2 ; 0)" office:value-type="float" office:value="0.000620146" calcext:value-type="float">
            <text:p>0.0006</text:p>
          </table:table-cell>
          <table:table-cell table:style-name="ce4" table:formula="of:=OFFSET([.D22];(ROW() - 2)*2 ; 0)" office:value-type="float" office:value="0.000322463" calcext:value-type="float">
            <text:p>0.0003</text:p>
          </table:table-cell>
          <table:table-cell table:style-name="ce4" table:formula="of:=OFFSET([.E22];(ROW() - 2)*2 ; 0)" office:value-type="float" office:value="0.000292999" calcext:value-type="float">
            <text:p>0.0003</text:p>
          </table:table-cell>
          <table:table-cell table:style-name="ce4" table:formula="of:=OFFSET([.F22];(ROW() - 2)*2 ; 0)" office:value-type="float" office:value="0.000137101" calcext:value-type="float">
            <text:p>0.0001</text:p>
          </table:table-cell>
          <table:table-cell table:style-name="ce4" table:formula="of:=OFFSET([.G22];(ROW() - 2)*2 ; 0)" office:value-type="float" office:value="0.0000986162" calcext:value-type="float">
            <text:p>0.0001</text:p>
          </table:table-cell>
          <table:table-cell table:style-name="ce4" table:formula="of:=OFFSET([.H22];(ROW() - 2)*2 ; 0)" office:value-type="float" office:value="0.0000664915" calcext:value-type="float">
            <text:p>0.0001</text:p>
          </table:table-cell>
        </table:table-row>
        <table:table-row table:style-name="ro1">
          <table:table-cell office:value-type="string" calcext:value-type="string">
            <text:p>quoting/5/20_stddev</text:p>
          </table:table-cell>
          <table:table-cell table:style-name="ce4" office:value-type="float" office:value="0.000113999" calcext:value-type="float">
            <text:p>0.0001</text:p>
          </table:table-cell>
          <table:table-cell table:style-name="ce4" office:value-type="float" office:value="0.000217498" calcext:value-type="float">
            <text:p>0.0002</text:p>
          </table:table-cell>
          <table:table-cell table:style-name="ce4" office:value-type="float" office:value="0.000127329" calcext:value-type="float">
            <text:p>0.0001</text:p>
          </table:table-cell>
          <table:table-cell table:style-name="ce4" office:value-type="float" office:value="0.0000425276" calcext:value-type="float">
            <text:p>0.0000</text:p>
          </table:table-cell>
          <table:table-cell table:style-name="ce4" office:value-type="float" office:value="0.0000511395" calcext:value-type="float">
            <text:p>0.0001</text:p>
          </table:table-cell>
          <table:table-cell table:style-name="ce4" office:value-type="float" office:value="0.0000342723" calcext:value-type="float">
            <text:p>0.0000</text:p>
          </table:table-cell>
          <table:table-cell table:style-name="ce4" office:value-type="float" office:value="0.0000844893" calcext:value-type="float">
            <text:p>0.0001</text:p>
          </table:table-cell>
          <table:table-cell table:number-columns-repeated="2"/>
          <table:table-cell table:formula="of:=OFFSET([.A23];(ROW() - 3)*2 ; 0)" office:value-type="string" office:string-value="quoting/40/10_mean" calcext:value-type="string">
            <text:p>quoting/40/10_mean</text:p>
          </table:table-cell>
          <table:table-cell table:style-name="ce4" table:formula="of:=OFFSET([.B23];(ROW() - 3)*2 ; 0)" office:value-type="float" office:value="0.00964272" calcext:value-type="float">
            <text:p>0.0096</text:p>
          </table:table-cell>
          <table:table-cell table:style-name="ce4" table:formula="of:=OFFSET([.C23];(ROW() - 3)*2 ; 0)" office:value-type="float" office:value="0.0100481" calcext:value-type="float">
            <text:p>0.0100</text:p>
          </table:table-cell>
          <table:table-cell table:style-name="ce4" table:formula="of:=OFFSET([.D23];(ROW() - 3)*2 ; 0)" office:value-type="float" office:value="0.00882388" calcext:value-type="float">
            <text:p>0.0088</text:p>
          </table:table-cell>
          <table:table-cell table:style-name="ce4" table:formula="of:=OFFSET([.E23];(ROW() - 3)*2 ; 0)" office:value-type="float" office:value="0.00826405" calcext:value-type="float">
            <text:p>0.0083</text:p>
          </table:table-cell>
          <table:table-cell table:style-name="ce4" table:formula="of:=OFFSET([.F23];(ROW() - 3)*2 ; 0)" office:value-type="float" office:value="0.00696348" calcext:value-type="float">
            <text:p>0.0070</text:p>
          </table:table-cell>
          <table:table-cell table:style-name="ce4" table:formula="of:=OFFSET([.G23];(ROW() - 3)*2 ; 0)" office:value-type="float" office:value="0.00713499" calcext:value-type="float">
            <text:p>0.0071</text:p>
          </table:table-cell>
          <table:table-cell table:style-name="ce4" table:formula="of:=OFFSET([.H23];(ROW() - 3)*2 ; 0)" office:value-type="float" office:value="0.00479728" calcext:value-type="float">
            <text:p>0.0048</text:p>
          </table:table-cell>
          <table:table-cell/>
          <table:table-cell table:formula="of:=OFFSET([.A23];(ROW() - 2)*2 ; 0)" office:value-type="string" office:string-value="quoting/40/10_stddev" calcext:value-type="string">
            <text:p>quoting/40/10_stddev</text:p>
          </table:table-cell>
          <table:table-cell table:style-name="ce4" table:formula="of:=OFFSET([.B23];(ROW() - 2)*2 ; 0)" office:value-type="float" office:value="0.000109761" calcext:value-type="float">
            <text:p>0.0001</text:p>
          </table:table-cell>
          <table:table-cell table:style-name="ce4" table:formula="of:=OFFSET([.C23];(ROW() - 2)*2 ; 0)" office:value-type="float" office:value="0.000108204" calcext:value-type="float">
            <text:p>0.0001</text:p>
          </table:table-cell>
          <table:table-cell table:style-name="ce4" table:formula="of:=OFFSET([.D23];(ROW() - 2)*2 ; 0)" office:value-type="float" office:value="0.000107343" calcext:value-type="float">
            <text:p>0.0001</text:p>
          </table:table-cell>
          <table:table-cell table:style-name="ce4" table:formula="of:=OFFSET([.E23];(ROW() - 2)*2 ; 0)" office:value-type="float" office:value="0.000038493" calcext:value-type="float">
            <text:p>0.0000</text:p>
          </table:table-cell>
          <table:table-cell table:style-name="ce4" table:formula="of:=OFFSET([.F23];(ROW() - 2)*2 ; 0)" office:value-type="float" office:value="0.0000867446" calcext:value-type="float">
            <text:p>0.0001</text:p>
          </table:table-cell>
          <table:table-cell table:style-name="ce4" table:formula="of:=OFFSET([.G23];(ROW() - 2)*2 ; 0)" office:value-type="float" office:value="0.0000418133" calcext:value-type="float">
            <text:p>0.0000</text:p>
          </table:table-cell>
          <table:table-cell table:style-name="ce4" table:formula="of:=OFFSET([.H23];(ROW() - 2)*2 ; 0)" office:value-type="float" office:value="0.0000155809" calcext:value-type="float">
            <text:p>0.0000</text:p>
          </table:table-cell>
        </table:table-row>
        <table:table-row table:style-name="ro1">
          <table:table-cell office:value-type="string" calcext:value-type="string">
            <text:p>quoting/5/30_mean</text:p>
          </table:table-cell>
          <table:table-cell table:style-name="ce4" office:value-type="float" office:value="0.0197568" calcext:value-type="float">
            <text:p>0.0198</text:p>
          </table:table-cell>
          <table:table-cell table:style-name="ce4" office:value-type="float" office:value="0.0215172" calcext:value-type="float">
            <text:p>0.0215</text:p>
          </table:table-cell>
          <table:table-cell table:style-name="ce4" office:value-type="float" office:value="0.0234676" calcext:value-type="float">
            <text:p>0.0235</text:p>
          </table:table-cell>
          <table:table-cell table:style-name="ce4" office:value-type="float" office:value="0.0200742" calcext:value-type="float">
            <text:p>0.0201</text:p>
          </table:table-cell>
          <table:table-cell table:style-name="ce4" office:value-type="float" office:value="0.019523" calcext:value-type="float">
            <text:p>0.0195</text:p>
          </table:table-cell>
          <table:table-cell table:style-name="ce4" office:value-type="float" office:value="0.0217394" calcext:value-type="float">
            <text:p>0.0217</text:p>
          </table:table-cell>
          <table:table-cell table:style-name="ce4" office:value-type="float" office:value="0.0143546" calcext:value-type="float">
            <text:p>0.0144</text:p>
          </table:table-cell>
          <table:table-cell table:number-columns-repeated="2"/>
          <table:table-cell table:formula="of:=OFFSET([.A24];(ROW() - 3)*2 ; 0)" office:value-type="string" office:string-value="quoting/40/20_mean" calcext:value-type="string">
            <text:p>quoting/40/20_mean</text:p>
          </table:table-cell>
          <table:table-cell table:style-name="ce4" table:formula="of:=OFFSET([.B24];(ROW() - 3)*2 ; 0)" office:value-type="float" office:value="0.0198592" calcext:value-type="float">
            <text:p>0.0199</text:p>
          </table:table-cell>
          <table:table-cell table:style-name="ce4" table:formula="of:=OFFSET([.C24];(ROW() - 3)*2 ; 0)" office:value-type="float" office:value="0.0210974" calcext:value-type="float">
            <text:p>0.0211</text:p>
          </table:table-cell>
          <table:table-cell table:style-name="ce4" table:formula="of:=OFFSET([.D24];(ROW() - 3)*2 ; 0)" office:value-type="float" office:value="0.018649" calcext:value-type="float">
            <text:p>0.0186</text:p>
          </table:table-cell>
          <table:table-cell table:style-name="ce4" table:formula="of:=OFFSET([.E24];(ROW() - 3)*2 ; 0)" office:value-type="float" office:value="0.0172135" calcext:value-type="float">
            <text:p>0.0172</text:p>
          </table:table-cell>
          <table:table-cell table:style-name="ce4" table:formula="of:=OFFSET([.F24];(ROW() - 3)*2 ; 0)" office:value-type="float" office:value="0.0145225" calcext:value-type="float">
            <text:p>0.0145</text:p>
          </table:table-cell>
          <table:table-cell table:style-name="ce4" table:formula="of:=OFFSET([.G24];(ROW() - 3)*2 ; 0)" office:value-type="float" office:value="0.0146743" calcext:value-type="float">
            <text:p>0.0147</text:p>
          </table:table-cell>
          <table:table-cell table:style-name="ce4" table:formula="of:=OFFSET([.H24];(ROW() - 3)*2 ; 0)" office:value-type="float" office:value="0.00968645" calcext:value-type="float">
            <text:p>0.0097</text:p>
          </table:table-cell>
          <table:table-cell/>
          <table:table-cell table:formula="of:=OFFSET([.A24];(ROW() - 2)*2 ; 0)" office:value-type="string" office:string-value="quoting/40/20_stddev" calcext:value-type="string">
            <text:p>quoting/40/20_stddev</text:p>
          </table:table-cell>
          <table:table-cell table:style-name="ce4" table:formula="of:=OFFSET([.B24];(ROW() - 2)*2 ; 0)" office:value-type="float" office:value="0.000276801" calcext:value-type="float">
            <text:p>0.0003</text:p>
          </table:table-cell>
          <table:table-cell table:style-name="ce4" table:formula="of:=OFFSET([.C24];(ROW() - 2)*2 ; 0)" office:value-type="float" office:value="0.000361199" calcext:value-type="float">
            <text:p>0.0004</text:p>
          </table:table-cell>
          <table:table-cell table:style-name="ce4" table:formula="of:=OFFSET([.D24];(ROW() - 2)*2 ; 0)" office:value-type="float" office:value="0.000275305" calcext:value-type="float">
            <text:p>0.0003</text:p>
          </table:table-cell>
          <table:table-cell table:style-name="ce4" table:formula="of:=OFFSET([.E24];(ROW() - 2)*2 ; 0)" office:value-type="float" office:value="0.0000872509" calcext:value-type="float">
            <text:p>0.0001</text:p>
          </table:table-cell>
          <table:table-cell table:style-name="ce4" table:formula="of:=OFFSET([.F24];(ROW() - 2)*2 ; 0)" office:value-type="float" office:value="0.000117307" calcext:value-type="float">
            <text:p>0.0001</text:p>
          </table:table-cell>
          <table:table-cell table:style-name="ce4" table:formula="of:=OFFSET([.G24];(ROW() - 2)*2 ; 0)" office:value-type="float" office:value="0.0000342268" calcext:value-type="float">
            <text:p>0.0000</text:p>
          </table:table-cell>
          <table:table-cell table:style-name="ce4" table:formula="of:=OFFSET([.H24];(ROW() - 2)*2 ; 0)" office:value-type="float" office:value="0.0000900285" calcext:value-type="float">
            <text:p>0.0001</text:p>
          </table:table-cell>
        </table:table-row>
        <table:table-row table:style-name="ro1">
          <table:table-cell office:value-type="string" calcext:value-type="string">
            <text:p>quoting/5/30_median</text:p>
          </table:table-cell>
          <table:table-cell table:style-name="ce4" office:value-type="float" office:value="0.0196194" calcext:value-type="float">
            <text:p>0.0196</text:p>
          </table:table-cell>
          <table:table-cell table:style-name="ce4" office:value-type="float" office:value="0.0214382" calcext:value-type="float">
            <text:p>0.0214</text:p>
          </table:table-cell>
          <table:table-cell table:style-name="ce4" office:value-type="float" office:value="0.0233688" calcext:value-type="float">
            <text:p>0.0234</text:p>
          </table:table-cell>
          <table:table-cell table:style-name="ce4" office:value-type="float" office:value="0.0200507" calcext:value-type="float">
            <text:p>0.0201</text:p>
          </table:table-cell>
          <table:table-cell table:style-name="ce4" office:value-type="float" office:value="0.0195454" calcext:value-type="float">
            <text:p>0.0195</text:p>
          </table:table-cell>
          <table:table-cell table:style-name="ce4" office:value-type="float" office:value="0.0216894" calcext:value-type="float">
            <text:p>0.0217</text:p>
          </table:table-cell>
          <table:table-cell table:style-name="ce4" office:value-type="float" office:value="0.0143703" calcext:value-type="float">
            <text:p>0.0144</text:p>
          </table:table-cell>
          <table:table-cell table:number-columns-repeated="2"/>
          <table:table-cell table:formula="of:=OFFSET([.A25];(ROW() - 3)*2 ; 0)" office:value-type="string" office:string-value="quoting/40/30_mean" calcext:value-type="string">
            <text:p>quoting/40/30_mean</text:p>
          </table:table-cell>
          <table:table-cell table:style-name="ce4" table:formula="of:=OFFSET([.B25];(ROW() - 3)*2 ; 0)" office:value-type="float" office:value="0.0313847" calcext:value-type="float">
            <text:p>0.0314</text:p>
          </table:table-cell>
          <table:table-cell table:style-name="ce4" table:formula="of:=OFFSET([.C25];(ROW() - 3)*2 ; 0)" office:value-type="float" office:value="0.0329484" calcext:value-type="float">
            <text:p>0.0329</text:p>
          </table:table-cell>
          <table:table-cell table:style-name="ce4" table:formula="of:=OFFSET([.D25];(ROW() - 3)*2 ; 0)" office:value-type="float" office:value="0.0293596" calcext:value-type="float">
            <text:p>0.0294</text:p>
          </table:table-cell>
          <table:table-cell table:style-name="ce4" table:formula="of:=OFFSET([.E25];(ROW() - 3)*2 ; 0)" office:value-type="float" office:value="0.026701" calcext:value-type="float">
            <text:p>0.0267</text:p>
          </table:table-cell>
          <table:table-cell table:style-name="ce4" table:formula="of:=OFFSET([.F25];(ROW() - 3)*2 ; 0)" office:value-type="float" office:value="0.0226341" calcext:value-type="float">
            <text:p>0.0226</text:p>
          </table:table-cell>
          <table:table-cell table:style-name="ce4" table:formula="of:=OFFSET([.G25];(ROW() - 3)*2 ; 0)" office:value-type="float" office:value="0.0224834" calcext:value-type="float">
            <text:p>0.0225</text:p>
          </table:table-cell>
          <table:table-cell table:style-name="ce4" table:formula="of:=OFFSET([.H25];(ROW() - 3)*2 ; 0)" office:value-type="float" office:value="0.0145514" calcext:value-type="float">
            <text:p>0.0146</text:p>
          </table:table-cell>
          <table:table-cell/>
          <table:table-cell table:formula="of:=OFFSET([.A25];(ROW() - 2)*2 ; 0)" office:value-type="string" office:string-value="quoting/40/30_stddev" calcext:value-type="string">
            <text:p>quoting/40/30_stddev</text:p>
          </table:table-cell>
          <table:table-cell table:style-name="ce4" table:formula="of:=OFFSET([.B25];(ROW() - 2)*2 ; 0)" office:value-type="float" office:value="0.000425313" calcext:value-type="float">
            <text:p>0.0004</text:p>
          </table:table-cell>
          <table:table-cell table:style-name="ce4" table:formula="of:=OFFSET([.C25];(ROW() - 2)*2 ; 0)" office:value-type="float" office:value="0.000178552" calcext:value-type="float">
            <text:p>0.0002</text:p>
          </table:table-cell>
          <table:table-cell table:style-name="ce4" table:formula="of:=OFFSET([.D25];(ROW() - 2)*2 ; 0)" office:value-type="float" office:value="0.000531717" calcext:value-type="float">
            <text:p>0.0005</text:p>
          </table:table-cell>
          <table:table-cell table:style-name="ce4" table:formula="of:=OFFSET([.E25];(ROW() - 2)*2 ; 0)" office:value-type="float" office:value="0.000179065" calcext:value-type="float">
            <text:p>0.0002</text:p>
          </table:table-cell>
          <table:table-cell table:style-name="ce4" table:formula="of:=OFFSET([.F25];(ROW() - 2)*2 ; 0)" office:value-type="float" office:value="0.000253671" calcext:value-type="float">
            <text:p>0.0003</text:p>
          </table:table-cell>
          <table:table-cell table:style-name="ce4" table:formula="of:=OFFSET([.G25];(ROW() - 2)*2 ; 0)" office:value-type="float" office:value="0.000161344" calcext:value-type="float">
            <text:p>0.0002</text:p>
          </table:table-cell>
          <table:table-cell table:style-name="ce4" table:formula="of:=OFFSET([.H25];(ROW() - 2)*2 ; 0)" office:value-type="float" office:value="0.000141457" calcext:value-type="float">
            <text:p>0.0001</text:p>
          </table:table-cell>
        </table:table-row>
        <table:table-row table:style-name="ro1">
          <table:table-cell office:value-type="string" calcext:value-type="string">
            <text:p>quoting/5/30_stddev</text:p>
          </table:table-cell>
          <table:table-cell table:style-name="ce4" office:value-type="float" office:value="0.00061286" calcext:value-type="float">
            <text:p>0.0006</text:p>
          </table:table-cell>
          <table:table-cell table:style-name="ce4" office:value-type="float" office:value="0.000224598" calcext:value-type="float">
            <text:p>0.0002</text:p>
          </table:table-cell>
          <table:table-cell table:style-name="ce4" office:value-type="float" office:value="0.000255875" calcext:value-type="float">
            <text:p>0.0003</text:p>
          </table:table-cell>
          <table:table-cell table:style-name="ce4" office:value-type="float" office:value="0.0000643981" calcext:value-type="float">
            <text:p>0.0001</text:p>
          </table:table-cell>
          <table:table-cell table:style-name="ce4" office:value-type="float" office:value="0.0000601299" calcext:value-type="float">
            <text:p>0.0001</text:p>
          </table:table-cell>
          <table:table-cell table:style-name="ce4" office:value-type="float" office:value="0.000233516" calcext:value-type="float">
            <text:p>0.0002</text:p>
          </table:table-cell>
          <table:table-cell table:style-name="ce4" office:value-type="float" office:value="0.0000845164" calcext:value-type="float">
            <text:p>0.0001</text:p>
          </table:table-cell>
          <table:table-cell table:number-columns-repeated="2"/>
          <table:table-cell table:formula="of:=OFFSET([.A26];(ROW() - 3)*2 ; 0)" office:value-type="string" office:string-value="quoting/40/40_mean" calcext:value-type="string">
            <text:p>quoting/40/40_mean</text:p>
          </table:table-cell>
          <table:table-cell table:style-name="ce4" table:formula="of:=OFFSET([.B26];(ROW() - 3)*2 ; 0)" office:value-type="float" office:value="0.04322" calcext:value-type="float">
            <text:p>0.0432</text:p>
          </table:table-cell>
          <table:table-cell table:style-name="ce4" table:formula="of:=OFFSET([.C26];(ROW() - 3)*2 ; 0)" office:value-type="float" office:value="0.0449632" calcext:value-type="float">
            <text:p>0.0450</text:p>
          </table:table-cell>
          <table:table-cell table:style-name="ce4" table:formula="of:=OFFSET([.D26];(ROW() - 3)*2 ; 0)" office:value-type="float" office:value="0.0384459" calcext:value-type="float">
            <text:p>0.0384</text:p>
          </table:table-cell>
          <table:table-cell table:style-name="ce4" table:formula="of:=OFFSET([.E26];(ROW() - 3)*2 ; 0)" office:value-type="float" office:value="0.0365469" calcext:value-type="float">
            <text:p>0.0365</text:p>
          </table:table-cell>
          <table:table-cell table:style-name="ce4" table:formula="of:=OFFSET([.F26];(ROW() - 3)*2 ; 0)" office:value-type="float" office:value="0.0306891" calcext:value-type="float">
            <text:p>0.0307</text:p>
          </table:table-cell>
          <table:table-cell table:style-name="ce4" table:formula="of:=OFFSET([.G26];(ROW() - 3)*2 ; 0)" office:value-type="float" office:value="0.030427" calcext:value-type="float">
            <text:p>0.0304</text:p>
          </table:table-cell>
          <table:table-cell table:style-name="ce4" table:formula="of:=OFFSET([.H26];(ROW() - 3)*2 ; 0)" office:value-type="float" office:value="0.0194226" calcext:value-type="float">
            <text:p>0.0194</text:p>
          </table:table-cell>
          <table:table-cell/>
          <table:table-cell table:formula="of:=OFFSET([.A26];(ROW() - 2)*2 ; 0)" office:value-type="string" office:string-value="quoting/40/40_stddev" calcext:value-type="string">
            <text:p>quoting/40/40_stddev</text:p>
          </table:table-cell>
          <table:table-cell table:style-name="ce4" table:formula="of:=OFFSET([.B26];(ROW() - 2)*2 ; 0)" office:value-type="float" office:value="0.000897894" calcext:value-type="float">
            <text:p>0.0009</text:p>
          </table:table-cell>
          <table:table-cell table:style-name="ce4" table:formula="of:=OFFSET([.C26];(ROW() - 2)*2 ; 0)" office:value-type="float" office:value="0.000602001" calcext:value-type="float">
            <text:p>0.0006</text:p>
          </table:table-cell>
          <table:table-cell table:style-name="ce4" table:formula="of:=OFFSET([.D26];(ROW() - 2)*2 ; 0)" office:value-type="float" office:value="0.00177669" calcext:value-type="float">
            <text:p>0.0018</text:p>
          </table:table-cell>
          <table:table-cell table:style-name="ce4" table:formula="of:=OFFSET([.E26];(ROW() - 2)*2 ; 0)" office:value-type="float" office:value="0.000376366" calcext:value-type="float">
            <text:p>0.0004</text:p>
          </table:table-cell>
          <table:table-cell table:style-name="ce4" table:formula="of:=OFFSET([.F26];(ROW() - 2)*2 ; 0)" office:value-type="float" office:value="0.000266939" calcext:value-type="float">
            <text:p>0.0003</text:p>
          </table:table-cell>
          <table:table-cell table:style-name="ce4" table:formula="of:=OFFSET([.G26];(ROW() - 2)*2 ; 0)" office:value-type="float" office:value="0.0000812353" calcext:value-type="float">
            <text:p>0.0001</text:p>
          </table:table-cell>
          <table:table-cell table:style-name="ce4" table:formula="of:=OFFSET([.H26];(ROW() - 2)*2 ; 0)" office:value-type="float" office:value="0.000050111" calcext:value-type="float">
            <text:p>0.0001</text:p>
          </table:table-cell>
        </table:table-row>
        <table:table-row table:style-name="ro1">
          <table:table-cell office:value-type="string" calcext:value-type="string">
            <text:p>quoting/5/40_mean</text:p>
          </table:table-cell>
          <table:table-cell table:style-name="ce4" office:value-type="float" office:value="0.0277703" calcext:value-type="float">
            <text:p>0.0278</text:p>
          </table:table-cell>
          <table:table-cell table:style-name="ce4" office:value-type="float" office:value="0.0301814" calcext:value-type="float">
            <text:p>0.0302</text:p>
          </table:table-cell>
          <table:table-cell table:style-name="ce4" office:value-type="float" office:value="0.0327189" calcext:value-type="float">
            <text:p>0.0327</text:p>
          </table:table-cell>
          <table:table-cell table:style-name="ce4" office:value-type="float" office:value="0.0272783" calcext:value-type="float">
            <text:p>0.0273</text:p>
          </table:table-cell>
          <table:table-cell table:style-name="ce4" office:value-type="float" office:value="0.0263615" calcext:value-type="float">
            <text:p>0.0264</text:p>
          </table:table-cell>
          <table:table-cell table:style-name="ce4" office:value-type="float" office:value="0.0292014" calcext:value-type="float">
            <text:p>0.0292</text:p>
          </table:table-cell>
          <table:table-cell table:style-name="ce4" office:value-type="float" office:value="0.0191199" calcext:value-type="float">
            <text:p>0.0191</text:p>
          </table:table-cell>
          <table:table-cell table:number-columns-repeated="2"/>
          <table:table-cell table:formula="of:=OFFSET([.A27];(ROW() - 3)*2 ; 0)" office:value-type="string" office:string-value="quoting/40/50_mean" calcext:value-type="string">
            <text:p>quoting/40/50_mean</text:p>
          </table:table-cell>
          <table:table-cell table:style-name="ce4" table:formula="of:=OFFSET([.B27];(ROW() - 3)*2 ; 0)" office:value-type="float" office:value="0.0563085" calcext:value-type="float">
            <text:p>0.0563</text:p>
          </table:table-cell>
          <table:table-cell table:style-name="ce4" table:formula="of:=OFFSET([.C27];(ROW() - 3)*2 ; 0)" office:value-type="float" office:value="0.0624183" calcext:value-type="float">
            <text:p>0.0624</text:p>
          </table:table-cell>
          <table:table-cell table:style-name="ce4" table:formula="of:=OFFSET([.D27];(ROW() - 3)*2 ; 0)" office:value-type="float" office:value="0.0488236" calcext:value-type="float">
            <text:p>0.0488</text:p>
          </table:table-cell>
          <table:table-cell table:style-name="ce4" table:formula="of:=OFFSET([.E27];(ROW() - 3)*2 ; 0)" office:value-type="float" office:value="0.0464399" calcext:value-type="float">
            <text:p>0.0464</text:p>
          </table:table-cell>
          <table:table-cell table:style-name="ce4" table:formula="of:=OFFSET([.F27];(ROW() - 3)*2 ; 0)" office:value-type="float" office:value="0.0387665" calcext:value-type="float">
            <text:p>0.0388</text:p>
          </table:table-cell>
          <table:table-cell table:style-name="ce4" table:formula="of:=OFFSET([.G27];(ROW() - 3)*2 ; 0)" office:value-type="float" office:value="0.0385789" calcext:value-type="float">
            <text:p>0.0386</text:p>
          </table:table-cell>
          <table:table-cell table:style-name="ce4" table:formula="of:=OFFSET([.H27];(ROW() - 3)*2 ; 0)" office:value-type="float" office:value="0.0244722" calcext:value-type="float">
            <text:p>0.0245</text:p>
          </table:table-cell>
          <table:table-cell/>
          <table:table-cell table:formula="of:=OFFSET([.A27];(ROW() - 2)*2 ; 0)" office:value-type="string" office:string-value="quoting/40/50_stddev" calcext:value-type="string">
            <text:p>quoting/40/50_stddev</text:p>
          </table:table-cell>
          <table:table-cell table:style-name="ce4" table:formula="of:=OFFSET([.B27];(ROW() - 2)*2 ; 0)" office:value-type="float" office:value="0.000905754" calcext:value-type="float">
            <text:p>0.0009</text:p>
          </table:table-cell>
          <table:table-cell table:style-name="ce4" table:formula="of:=OFFSET([.C27];(ROW() - 2)*2 ; 0)" office:value-type="float" office:value="0.00314838" calcext:value-type="float">
            <text:p>0.0031</text:p>
          </table:table-cell>
          <table:table-cell table:style-name="ce4" table:formula="of:=OFFSET([.D27];(ROW() - 2)*2 ; 0)" office:value-type="float" office:value="0.000579985" calcext:value-type="float">
            <text:p>0.0006</text:p>
          </table:table-cell>
          <table:table-cell table:style-name="ce4" table:formula="of:=OFFSET([.E27];(ROW() - 2)*2 ; 0)" office:value-type="float" office:value="0.000151554" calcext:value-type="float">
            <text:p>0.0002</text:p>
          </table:table-cell>
          <table:table-cell table:style-name="ce4" table:formula="of:=OFFSET([.F27];(ROW() - 2)*2 ; 0)" office:value-type="float" office:value="0.000276141" calcext:value-type="float">
            <text:p>0.0003</text:p>
          </table:table-cell>
          <table:table-cell table:style-name="ce4" table:formula="of:=OFFSET([.G27];(ROW() - 2)*2 ; 0)" office:value-type="float" office:value="0.000320962" calcext:value-type="float">
            <text:p>0.0003</text:p>
          </table:table-cell>
          <table:table-cell table:style-name="ce4" table:formula="of:=OFFSET([.H27];(ROW() - 2)*2 ; 0)" office:value-type="float" office:value="0.000286539" calcext:value-type="float">
            <text:p>0.0003</text:p>
          </table:table-cell>
        </table:table-row>
        <table:table-row table:style-name="ro1">
          <table:table-cell office:value-type="string" calcext:value-type="string">
            <text:p>quoting/5/40_median</text:p>
          </table:table-cell>
          <table:table-cell table:style-name="ce4" office:value-type="float" office:value="0.027435" calcext:value-type="float">
            <text:p>0.0274</text:p>
          </table:table-cell>
          <table:table-cell table:style-name="ce4" office:value-type="float" office:value="0.0299976" calcext:value-type="float">
            <text:p>0.0300</text:p>
          </table:table-cell>
          <table:table-cell table:style-name="ce4" office:value-type="float" office:value="0.0326442" calcext:value-type="float">
            <text:p>0.0326</text:p>
          </table:table-cell>
          <table:table-cell table:style-name="ce4" office:value-type="float" office:value="0.0272942" calcext:value-type="float">
            <text:p>0.0273</text:p>
          </table:table-cell>
          <table:table-cell table:style-name="ce4" office:value-type="float" office:value="0.0263597" calcext:value-type="float">
            <text:p>0.0264</text:p>
          </table:table-cell>
          <table:table-cell table:style-name="ce4" office:value-type="float" office:value="0.029194" calcext:value-type="float">
            <text:p>0.0292</text:p>
          </table:table-cell>
          <table:table-cell table:style-name="ce4" office:value-type="float" office:value="0.0191189" calcext:value-type="float">
            <text:p>0.0191</text:p>
          </table:table-cell>
          <table:table-cell table:number-columns-repeated="2"/>
          <table:table-cell table:formula="of:=OFFSET([.A28];(ROW() - 3)*2 ; 0)" office:value-type="string" office:string-value="quoting/80/10_mean" calcext:value-type="string">
            <text:p>quoting/80/10_mean</text:p>
          </table:table-cell>
          <table:table-cell table:style-name="ce4" table:formula="of:=OFFSET([.B28];(ROW() - 3)*2 ; 0)" office:value-type="float" office:value="0.0135151" calcext:value-type="float">
            <text:p>0.0135</text:p>
          </table:table-cell>
          <table:table-cell table:style-name="ce4" table:formula="of:=OFFSET([.C28];(ROW() - 3)*2 ; 0)" office:value-type="float" office:value="0.0157578" calcext:value-type="float">
            <text:p>0.0158</text:p>
          </table:table-cell>
          <table:table-cell table:style-name="ce4" table:formula="of:=OFFSET([.D28];(ROW() - 3)*2 ; 0)" office:value-type="float" office:value="0.0100124" calcext:value-type="float">
            <text:p>0.0100</text:p>
          </table:table-cell>
          <table:table-cell table:style-name="ce4" table:formula="of:=OFFSET([.E28];(ROW() - 3)*2 ; 0)" office:value-type="float" office:value="0.0102987" calcext:value-type="float">
            <text:p>0.0103</text:p>
          </table:table-cell>
          <table:table-cell table:style-name="ce4" table:formula="of:=OFFSET([.F28];(ROW() - 3)*2 ; 0)" office:value-type="float" office:value="0.00735828" calcext:value-type="float">
            <text:p>0.0074</text:p>
          </table:table-cell>
          <table:table-cell table:style-name="ce4" table:formula="of:=OFFSET([.G28];(ROW() - 3)*2 ; 0)" office:value-type="float" office:value="0.0074363" calcext:value-type="float">
            <text:p>0.0074</text:p>
          </table:table-cell>
          <table:table-cell table:style-name="ce4" table:formula="of:=OFFSET([.H28];(ROW() - 3)*2 ; 0)" office:value-type="float" office:value="0.00479007" calcext:value-type="float">
            <text:p>0.0048</text:p>
          </table:table-cell>
          <table:table-cell/>
          <table:table-cell table:formula="of:=OFFSET([.A28];(ROW() - 2)*2 ; 0)" office:value-type="string" office:string-value="quoting/80/10_stddev" calcext:value-type="string">
            <text:p>quoting/80/10_stddev</text:p>
          </table:table-cell>
          <table:table-cell table:style-name="ce4" table:formula="of:=OFFSET([.B28];(ROW() - 2)*2 ; 0)" office:value-type="float" office:value="0.000136357" calcext:value-type="float">
            <text:p>0.0001</text:p>
          </table:table-cell>
          <table:table-cell table:style-name="ce4" table:formula="of:=OFFSET([.C28];(ROW() - 2)*2 ; 0)" office:value-type="float" office:value="0.000172094" calcext:value-type="float">
            <text:p>0.0002</text:p>
          </table:table-cell>
          <table:table-cell table:style-name="ce4" table:formula="of:=OFFSET([.D28];(ROW() - 2)*2 ; 0)" office:value-type="float" office:value="0.000153032" calcext:value-type="float">
            <text:p>0.0002</text:p>
          </table:table-cell>
          <table:table-cell table:style-name="ce4" table:formula="of:=OFFSET([.E28];(ROW() - 2)*2 ; 0)" office:value-type="float" office:value="0.0000311275" calcext:value-type="float">
            <text:p>0.0000</text:p>
          </table:table-cell>
          <table:table-cell table:style-name="ce4" table:formula="of:=OFFSET([.F28];(ROW() - 2)*2 ; 0)" office:value-type="float" office:value="0.0000898725" calcext:value-type="float">
            <text:p>0.0001</text:p>
          </table:table-cell>
          <table:table-cell table:style-name="ce4" table:formula="of:=OFFSET([.G28];(ROW() - 2)*2 ; 0)" office:value-type="float" office:value="0.0000459163" calcext:value-type="float">
            <text:p>0.0000</text:p>
          </table:table-cell>
          <table:table-cell table:style-name="ce4" table:formula="of:=OFFSET([.H28];(ROW() - 2)*2 ; 0)" office:value-type="float" office:value="0.00000945291" calcext:value-type="float">
            <text:p>0.0000</text:p>
          </table:table-cell>
        </table:table-row>
        <table:table-row table:style-name="ro1">
          <table:table-cell office:value-type="string" calcext:value-type="string">
            <text:p>quoting/5/40_stddev</text:p>
          </table:table-cell>
          <table:table-cell table:style-name="ce4" office:value-type="float" office:value="0.000881992" calcext:value-type="float">
            <text:p>0.0009</text:p>
          </table:table-cell>
          <table:table-cell table:style-name="ce4" office:value-type="float" office:value="0.000450413" calcext:value-type="float">
            <text:p>0.0005</text:p>
          </table:table-cell>
          <table:table-cell table:style-name="ce4" office:value-type="float" office:value="0.000375223" calcext:value-type="float">
            <text:p>0.0004</text:p>
          </table:table-cell>
          <table:table-cell table:style-name="ce4" office:value-type="float" office:value="0.000100358" calcext:value-type="float">
            <text:p>0.0001</text:p>
          </table:table-cell>
          <table:table-cell table:style-name="ce4" office:value-type="float" office:value="0.0000248206" calcext:value-type="float">
            <text:p>0.0000</text:p>
          </table:table-cell>
          <table:table-cell table:style-name="ce4" office:value-type="float" office:value="0.0000329098" calcext:value-type="float">
            <text:p>0.0000</text:p>
          </table:table-cell>
          <table:table-cell table:style-name="ce4" office:value-type="float" office:value="0.0000393067" calcext:value-type="float">
            <text:p>0.0000</text:p>
          </table:table-cell>
          <table:table-cell table:number-columns-repeated="2"/>
          <table:table-cell table:formula="of:=OFFSET([.A29];(ROW() - 3)*2 ; 0)" office:value-type="string" office:string-value="quoting/80/20_mean" calcext:value-type="string">
            <text:p>quoting/80/20_mean</text:p>
          </table:table-cell>
          <table:table-cell table:style-name="ce4" table:formula="of:=OFFSET([.B29];(ROW() - 3)*2 ; 0)" office:value-type="float" office:value="0.027943" calcext:value-type="float">
            <text:p>0.0279</text:p>
          </table:table-cell>
          <table:table-cell table:style-name="ce4" table:formula="of:=OFFSET([.C29];(ROW() - 3)*2 ; 0)" office:value-type="float" office:value="0.032418" calcext:value-type="float">
            <text:p>0.0324</text:p>
          </table:table-cell>
          <table:table-cell table:style-name="ce4" table:formula="of:=OFFSET([.D29];(ROW() - 3)*2 ; 0)" office:value-type="float" office:value="0.0206975" calcext:value-type="float">
            <text:p>0.0207</text:p>
          </table:table-cell>
          <table:table-cell table:style-name="ce4" table:formula="of:=OFFSET([.E29];(ROW() - 3)*2 ; 0)" office:value-type="float" office:value="0.0211694" calcext:value-type="float">
            <text:p>0.0212</text:p>
          </table:table-cell>
          <table:table-cell table:style-name="ce4" table:formula="of:=OFFSET([.F29];(ROW() - 3)*2 ; 0)" office:value-type="float" office:value="0.0153446" calcext:value-type="float">
            <text:p>0.0153</text:p>
          </table:table-cell>
          <table:table-cell table:style-name="ce4" table:formula="of:=OFFSET([.G29];(ROW() - 3)*2 ; 0)" office:value-type="float" office:value="0.0155255" calcext:value-type="float">
            <text:p>0.0155</text:p>
          </table:table-cell>
          <table:table-cell table:style-name="ce4" table:formula="of:=OFFSET([.H29];(ROW() - 3)*2 ; 0)" office:value-type="float" office:value="0.00975653" calcext:value-type="float">
            <text:p>0.0098</text:p>
          </table:table-cell>
          <table:table-cell/>
          <table:table-cell table:formula="of:=OFFSET([.A29];(ROW() - 2)*2 ; 0)" office:value-type="string" office:string-value="quoting/80/20_stddev" calcext:value-type="string">
            <text:p>quoting/80/20_stddev</text:p>
          </table:table-cell>
          <table:table-cell table:style-name="ce4" table:formula="of:=OFFSET([.B29];(ROW() - 2)*2 ; 0)" office:value-type="float" office:value="0.000191355" calcext:value-type="float">
            <text:p>0.0002</text:p>
          </table:table-cell>
          <table:table-cell table:style-name="ce4" table:formula="of:=OFFSET([.C29];(ROW() - 2)*2 ; 0)" office:value-type="float" office:value="0.000452283" calcext:value-type="float">
            <text:p>0.0005</text:p>
          </table:table-cell>
          <table:table-cell table:style-name="ce4" table:formula="of:=OFFSET([.D29];(ROW() - 2)*2 ; 0)" office:value-type="float" office:value="0.000210631" calcext:value-type="float">
            <text:p>0.0002</text:p>
          </table:table-cell>
          <table:table-cell table:style-name="ce4" table:formula="of:=OFFSET([.E29];(ROW() - 2)*2 ; 0)" office:value-type="float" office:value="0.000112404" calcext:value-type="float">
            <text:p>0.0001</text:p>
          </table:table-cell>
          <table:table-cell table:style-name="ce4" table:formula="of:=OFFSET([.F29];(ROW() - 2)*2 ; 0)" office:value-type="float" office:value="0.000106635" calcext:value-type="float">
            <text:p>0.0001</text:p>
          </table:table-cell>
          <table:table-cell table:style-name="ce4" table:formula="of:=OFFSET([.G29];(ROW() - 2)*2 ; 0)" office:value-type="float" office:value="0.000125956" calcext:value-type="float">
            <text:p>0.0001</text:p>
          </table:table-cell>
          <table:table-cell table:style-name="ce4" table:formula="of:=OFFSET([.H29];(ROW() - 2)*2 ; 0)" office:value-type="float" office:value="0.0000803601" calcext:value-type="float">
            <text:p>0.0001</text:p>
          </table:table-cell>
        </table:table-row>
        <table:table-row table:style-name="ro1">
          <table:table-cell office:value-type="string" calcext:value-type="string">
            <text:p>quoting/5/50_mean</text:p>
          </table:table-cell>
          <table:table-cell table:style-name="ce4" office:value-type="float" office:value="0.0375756" calcext:value-type="float">
            <text:p>0.0376</text:p>
          </table:table-cell>
          <table:table-cell table:style-name="ce4" office:value-type="float" office:value="0.0394669" calcext:value-type="float">
            <text:p>0.0395</text:p>
          </table:table-cell>
          <table:table-cell table:style-name="ce4" office:value-type="float" office:value="0.0429522" calcext:value-type="float">
            <text:p>0.0430</text:p>
          </table:table-cell>
          <table:table-cell table:style-name="ce4" office:value-type="float" office:value="0.0349449" calcext:value-type="float">
            <text:p>0.0349</text:p>
          </table:table-cell>
          <table:table-cell table:style-name="ce4" office:value-type="float" office:value="0.0335557" calcext:value-type="float">
            <text:p>0.0336</text:p>
          </table:table-cell>
          <table:table-cell table:style-name="ce4" office:value-type="float" office:value="0.0339893" calcext:value-type="float">
            <text:p>0.0340</text:p>
          </table:table-cell>
          <table:table-cell table:style-name="ce4" office:value-type="float" office:value="0.0238579" calcext:value-type="float">
            <text:p>0.0239</text:p>
          </table:table-cell>
          <table:table-cell table:number-columns-repeated="2"/>
          <table:table-cell table:formula="of:=OFFSET([.A30];(ROW() - 3)*2 ; 0)" office:value-type="string" office:string-value="quoting/80/30_mean" calcext:value-type="string">
            <text:p>quoting/80/30_mean</text:p>
          </table:table-cell>
          <table:table-cell table:style-name="ce4" table:formula="of:=OFFSET([.B30];(ROW() - 3)*2 ; 0)" office:value-type="float" office:value="0.0426214" calcext:value-type="float">
            <text:p>0.0426</text:p>
          </table:table-cell>
          <table:table-cell table:style-name="ce4" table:formula="of:=OFFSET([.C30];(ROW() - 3)*2 ; 0)" office:value-type="float" office:value="0.0500528" calcext:value-type="float">
            <text:p>0.0501</text:p>
          </table:table-cell>
          <table:table-cell table:style-name="ce4" table:formula="of:=OFFSET([.D30];(ROW() - 3)*2 ; 0)" office:value-type="float" office:value="0.0326949" calcext:value-type="float">
            <text:p>0.0327</text:p>
          </table:table-cell>
          <table:table-cell table:style-name="ce4" table:formula="of:=OFFSET([.E30];(ROW() - 3)*2 ; 0)" office:value-type="float" office:value="0.0327404" calcext:value-type="float">
            <text:p>0.0327</text:p>
          </table:table-cell>
          <table:table-cell table:style-name="ce4" table:formula="of:=OFFSET([.F30];(ROW() - 3)*2 ; 0)" office:value-type="float" office:value="0.0238723" calcext:value-type="float">
            <text:p>0.0239</text:p>
          </table:table-cell>
          <table:table-cell table:style-name="ce4" table:formula="of:=OFFSET([.G30];(ROW() - 3)*2 ; 0)" office:value-type="float" office:value="0.0238312" calcext:value-type="float">
            <text:p>0.0238</text:p>
          </table:table-cell>
          <table:table-cell table:style-name="ce4" table:formula="of:=OFFSET([.H30];(ROW() - 3)*2 ; 0)" office:value-type="float" office:value="0.0148075" calcext:value-type="float">
            <text:p>0.0148</text:p>
          </table:table-cell>
          <table:table-cell/>
          <table:table-cell table:formula="of:=OFFSET([.A30];(ROW() - 2)*2 ; 0)" office:value-type="string" office:string-value="quoting/80/30_stddev" calcext:value-type="string">
            <text:p>quoting/80/30_stddev</text:p>
          </table:table-cell>
          <table:table-cell table:style-name="ce4" table:formula="of:=OFFSET([.B30];(ROW() - 2)*2 ; 0)" office:value-type="float" office:value="0.000408208" calcext:value-type="float">
            <text:p>0.0004</text:p>
          </table:table-cell>
          <table:table-cell table:style-name="ce4" table:formula="of:=OFFSET([.C30];(ROW() - 2)*2 ; 0)" office:value-type="float" office:value="0.000191673" calcext:value-type="float">
            <text:p>0.0002</text:p>
          </table:table-cell>
          <table:table-cell table:style-name="ce4" table:formula="of:=OFFSET([.D30];(ROW() - 2)*2 ; 0)" office:value-type="float" office:value="0.000158521" calcext:value-type="float">
            <text:p>0.0002</text:p>
          </table:table-cell>
          <table:table-cell table:style-name="ce4" table:formula="of:=OFFSET([.E30];(ROW() - 2)*2 ; 0)" office:value-type="float" office:value="0.000370074" calcext:value-type="float">
            <text:p>0.0004</text:p>
          </table:table-cell>
          <table:table-cell table:style-name="ce4" table:formula="of:=OFFSET([.F30];(ROW() - 2)*2 ; 0)" office:value-type="float" office:value="0.000062301" calcext:value-type="float">
            <text:p>0.0001</text:p>
          </table:table-cell>
          <table:table-cell table:style-name="ce4" table:formula="of:=OFFSET([.G30];(ROW() - 2)*2 ; 0)" office:value-type="float" office:value="0.000177171" calcext:value-type="float">
            <text:p>0.0002</text:p>
          </table:table-cell>
          <table:table-cell table:style-name="ce4" table:formula="of:=OFFSET([.H30];(ROW() - 2)*2 ; 0)" office:value-type="float" office:value="0.0000491465" calcext:value-type="float">
            <text:p>0.0000</text:p>
          </table:table-cell>
        </table:table-row>
        <table:table-row table:style-name="ro1">
          <table:table-cell office:value-type="string" calcext:value-type="string">
            <text:p>quoting/5/50_median</text:p>
          </table:table-cell>
          <table:table-cell table:style-name="ce4" office:value-type="float" office:value="0.0373643" calcext:value-type="float">
            <text:p>0.0374</text:p>
          </table:table-cell>
          <table:table-cell table:style-name="ce4" office:value-type="float" office:value="0.0394764" calcext:value-type="float">
            <text:p>0.0395</text:p>
          </table:table-cell>
          <table:table-cell table:style-name="ce4" office:value-type="float" office:value="0.0428475" calcext:value-type="float">
            <text:p>0.0428</text:p>
          </table:table-cell>
          <table:table-cell table:style-name="ce4" office:value-type="float" office:value="0.0348912" calcext:value-type="float">
            <text:p>0.0349</text:p>
          </table:table-cell>
          <table:table-cell table:style-name="ce4" office:value-type="float" office:value="0.0335202" calcext:value-type="float">
            <text:p>0.0335</text:p>
          </table:table-cell>
          <table:table-cell table:style-name="ce4" office:value-type="float" office:value="0.0342115" calcext:value-type="float">
            <text:p>0.0342</text:p>
          </table:table-cell>
          <table:table-cell table:style-name="ce4" office:value-type="float" office:value="0.0238643" calcext:value-type="float">
            <text:p>0.0239</text:p>
          </table:table-cell>
          <table:table-cell table:number-columns-repeated="2"/>
          <table:table-cell table:formula="of:=OFFSET([.A31];(ROW() - 3)*2 ; 0)" office:value-type="string" office:string-value="quoting/80/40_mean" calcext:value-type="string">
            <text:p>quoting/80/40_mean</text:p>
          </table:table-cell>
          <table:table-cell table:style-name="ce4" table:formula="of:=OFFSET([.B31];(ROW() - 3)*2 ; 0)" office:value-type="float" office:value="0.0587933" calcext:value-type="float">
            <text:p>0.0588</text:p>
          </table:table-cell>
          <table:table-cell table:style-name="ce4" table:formula="of:=OFFSET([.C31];(ROW() - 3)*2 ; 0)" office:value-type="float" office:value="0.0652121" calcext:value-type="float">
            <text:p>0.0652</text:p>
          </table:table-cell>
          <table:table-cell table:style-name="ce4" table:formula="of:=OFFSET([.D31];(ROW() - 3)*2 ; 0)" office:value-type="float" office:value="0.0448559" calcext:value-type="float">
            <text:p>0.0449</text:p>
          </table:table-cell>
          <table:table-cell table:style-name="ce4" table:formula="of:=OFFSET([.E31];(ROW() - 3)*2 ; 0)" office:value-type="float" office:value="0.0438775" calcext:value-type="float">
            <text:p>0.0439</text:p>
          </table:table-cell>
          <table:table-cell table:style-name="ce4" table:formula="of:=OFFSET([.F31];(ROW() - 3)*2 ; 0)" office:value-type="float" office:value="0.0324123" calcext:value-type="float">
            <text:p>0.0324</text:p>
          </table:table-cell>
          <table:table-cell table:style-name="ce4" table:formula="of:=OFFSET([.G31];(ROW() - 3)*2 ; 0)" office:value-type="float" office:value="0.0320678" calcext:value-type="float">
            <text:p>0.0321</text:p>
          </table:table-cell>
          <table:table-cell table:style-name="ce4" table:formula="of:=OFFSET([.H31];(ROW() - 3)*2 ; 0)" office:value-type="float" office:value="0.0196209" calcext:value-type="float">
            <text:p>0.0196</text:p>
          </table:table-cell>
          <table:table-cell/>
          <table:table-cell table:formula="of:=OFFSET([.A31];(ROW() - 2)*2 ; 0)" office:value-type="string" office:string-value="quoting/80/40_stddev" calcext:value-type="string">
            <text:p>quoting/80/40_stddev</text:p>
          </table:table-cell>
          <table:table-cell table:style-name="ce4" table:formula="of:=OFFSET([.B31];(ROW() - 2)*2 ; 0)" office:value-type="float" office:value="0.000919543" calcext:value-type="float">
            <text:p>0.0009</text:p>
          </table:table-cell>
          <table:table-cell table:style-name="ce4" table:formula="of:=OFFSET([.C31];(ROW() - 2)*2 ; 0)" office:value-type="float" office:value="0.00366673" calcext:value-type="float">
            <text:p>0.0037</text:p>
          </table:table-cell>
          <table:table-cell table:style-name="ce4" table:formula="of:=OFFSET([.D31];(ROW() - 2)*2 ; 0)" office:value-type="float" office:value="0.000220883" calcext:value-type="float">
            <text:p>0.0002</text:p>
          </table:table-cell>
          <table:table-cell table:style-name="ce4" table:formula="of:=OFFSET([.E31];(ROW() - 2)*2 ; 0)" office:value-type="float" office:value="0.000226424" calcext:value-type="float">
            <text:p>0.0002</text:p>
          </table:table-cell>
          <table:table-cell table:style-name="ce4" table:formula="of:=OFFSET([.F31];(ROW() - 2)*2 ; 0)" office:value-type="float" office:value="0.000299988" calcext:value-type="float">
            <text:p>0.0003</text:p>
          </table:table-cell>
          <table:table-cell table:style-name="ce4" table:formula="of:=OFFSET([.G31];(ROW() - 2)*2 ; 0)" office:value-type="float" office:value="0.000142187" calcext:value-type="float">
            <text:p>0.0001</text:p>
          </table:table-cell>
          <table:table-cell table:style-name="ce4" table:formula="of:=OFFSET([.H31];(ROW() - 2)*2 ; 0)" office:value-type="float" office:value="0.000137167" calcext:value-type="float">
            <text:p>0.0001</text:p>
          </table:table-cell>
        </table:table-row>
        <table:table-row table:style-name="ro1">
          <table:table-cell office:value-type="string" calcext:value-type="string">
            <text:p>quoting/5/50_stddev</text:p>
          </table:table-cell>
          <table:table-cell table:style-name="ce4" office:value-type="float" office:value="0.000995084" calcext:value-type="float">
            <text:p>0.0010</text:p>
          </table:table-cell>
          <table:table-cell table:style-name="ce4" office:value-type="float" office:value="0.000350217" calcext:value-type="float">
            <text:p>0.0004</text:p>
          </table:table-cell>
          <table:table-cell table:style-name="ce4" office:value-type="float" office:value="0.000276253" calcext:value-type="float">
            <text:p>0.0003</text:p>
          </table:table-cell>
          <table:table-cell table:style-name="ce4" office:value-type="float" office:value="0.000282909" calcext:value-type="float">
            <text:p>0.0003</text:p>
          </table:table-cell>
          <table:table-cell table:style-name="ce4" office:value-type="float" office:value="0.000177574" calcext:value-type="float">
            <text:p>0.0002</text:p>
          </table:table-cell>
          <table:table-cell table:style-name="ce4" office:value-type="float" office:value="0.000591677" calcext:value-type="float">
            <text:p>0.0006</text:p>
          </table:table-cell>
          <table:table-cell table:style-name="ce4" office:value-type="float" office:value="0.000146356" calcext:value-type="float">
            <text:p>0.0001</text:p>
          </table:table-cell>
          <table:table-cell table:number-columns-repeated="2"/>
          <table:table-cell table:formula="of:=OFFSET([.A32];(ROW() - 3)*2 ; 0)" office:value-type="string" office:string-value="quoting/80/50_mean" calcext:value-type="string">
            <text:p>quoting/80/50_mean</text:p>
          </table:table-cell>
          <table:table-cell table:style-name="ce4" table:formula="of:=OFFSET([.B32];(ROW() - 3)*2 ; 0)" office:value-type="float" office:value="0.0767578" calcext:value-type="float">
            <text:p>0.0768</text:p>
          </table:table-cell>
          <table:table-cell table:style-name="ce4" table:formula="of:=OFFSET([.C32];(ROW() - 3)*2 ; 0)" office:value-type="float" office:value="0.0792288" calcext:value-type="float">
            <text:p>0.0792</text:p>
          </table:table-cell>
          <table:table-cell table:style-name="ce4" table:formula="of:=OFFSET([.D32];(ROW() - 3)*2 ; 0)" office:value-type="float" office:value="0.0573288" calcext:value-type="float">
            <text:p>0.0573</text:p>
          </table:table-cell>
          <table:table-cell table:style-name="ce4" table:formula="of:=OFFSET([.E32];(ROW() - 3)*2 ; 0)" office:value-type="float" office:value="0.0557155" calcext:value-type="float">
            <text:p>0.0557</text:p>
          </table:table-cell>
          <table:table-cell table:style-name="ce4" table:formula="of:=OFFSET([.F32];(ROW() - 3)*2 ; 0)" office:value-type="float" office:value="0.0418861" calcext:value-type="float">
            <text:p>0.0419</text:p>
          </table:table-cell>
          <table:table-cell table:style-name="ce4" table:formula="of:=OFFSET([.G32];(ROW() - 3)*2 ; 0)" office:value-type="float" office:value="0.0407008" calcext:value-type="float">
            <text:p>0.0407</text:p>
          </table:table-cell>
          <table:table-cell table:style-name="ce4" table:formula="of:=OFFSET([.H32];(ROW() - 3)*2 ; 0)" office:value-type="float" office:value="0.0247706" calcext:value-type="float">
            <text:p>0.0248</text:p>
          </table:table-cell>
          <table:table-cell/>
          <table:table-cell table:formula="of:=OFFSET([.A32];(ROW() - 2)*2 ; 0)" office:value-type="string" office:string-value="quoting/80/50_stddev" calcext:value-type="string">
            <text:p>quoting/80/50_stddev</text:p>
          </table:table-cell>
          <table:table-cell table:style-name="ce4" table:formula="of:=OFFSET([.B32];(ROW() - 2)*2 ; 0)" office:value-type="float" office:value="0.000844371" calcext:value-type="float">
            <text:p>0.0008</text:p>
          </table:table-cell>
          <table:table-cell table:style-name="ce4" table:formula="of:=OFFSET([.C32];(ROW() - 2)*2 ; 0)" office:value-type="float" office:value="0.000695909" calcext:value-type="float">
            <text:p>0.0007</text:p>
          </table:table-cell>
          <table:table-cell table:style-name="ce4" table:formula="of:=OFFSET([.D32];(ROW() - 2)*2 ; 0)" office:value-type="float" office:value="0.00077781" calcext:value-type="float">
            <text:p>0.0008</text:p>
          </table:table-cell>
          <table:table-cell table:style-name="ce4" table:formula="of:=OFFSET([.E32];(ROW() - 2)*2 ; 0)" office:value-type="float" office:value="0.000116365" calcext:value-type="float">
            <text:p>0.0001</text:p>
          </table:table-cell>
          <table:table-cell table:style-name="ce4" table:formula="of:=OFFSET([.F32];(ROW() - 2)*2 ; 0)" office:value-type="float" office:value="0.000394105" calcext:value-type="float">
            <text:p>0.0004</text:p>
          </table:table-cell>
          <table:table-cell table:style-name="ce4" table:formula="of:=OFFSET([.G32];(ROW() - 2)*2 ; 0)" office:value-type="float" office:value="0.000142101" calcext:value-type="float">
            <text:p>0.0001</text:p>
          </table:table-cell>
          <table:table-cell table:style-name="ce4" table:formula="of:=OFFSET([.H32];(ROW() - 2)*2 ; 0)" office:value-type="float" office:value="0.000178921" calcext:value-type="float">
            <text:p>0.0002</text:p>
          </table:table-cell>
        </table:table-row>
        <table:table-row table:style-name="ro1">
          <table:table-cell office:value-type="string" calcext:value-type="string">
            <text:p>quoting/10/10_mean</text:p>
          </table:table-cell>
          <table:table-cell table:style-name="ce4" office:value-type="float" office:value="0.00648316" calcext:value-type="float">
            <text:p>0.0065</text:p>
          </table:table-cell>
          <table:table-cell table:style-name="ce4" office:value-type="float" office:value="0.00697499" calcext:value-type="float">
            <text:p>0.0070</text:p>
          </table:table-cell>
          <table:table-cell table:style-name="ce4" office:value-type="float" office:value="0.00719373" calcext:value-type="float">
            <text:p>0.0072</text:p>
          </table:table-cell>
          <table:table-cell table:style-name="ce4" office:value-type="float" office:value="0.00655108" calcext:value-type="float">
            <text:p>0.0066</text:p>
          </table:table-cell>
          <table:table-cell table:style-name="ce4" office:value-type="float" office:value="0.00629664" calcext:value-type="float">
            <text:p>0.0063</text:p>
          </table:table-cell>
          <table:table-cell table:style-name="ce4" office:value-type="float" office:value="0.00628509" calcext:value-type="float">
            <text:p>0.0063</text:p>
          </table:table-cell>
          <table:table-cell table:style-name="ce4" office:value-type="float" office:value="0.00470981" calcext:value-type="float">
            <text:p>0.0047</text:p>
          </table:table-cell>
          <table:table-cell table:number-columns-repeated="2"/>
          <table:table-cell table:formula="of:=OFFSET([.A33];(ROW() - 3)*2 ; 0)" office:value-type="string" office:string-value="quoting/5000/50_mean" calcext:value-type="string">
            <text:p>quoting/5000/50_mean</text:p>
          </table:table-cell>
          <table:table-cell table:style-name="ce4" table:formula="of:=OFFSET([.B33];(ROW() - 3)*2 ; 0)" office:value-type="float" office:value="2.72431" calcext:value-type="float">
            <text:p>2.7243</text:p>
          </table:table-cell>
          <table:table-cell table:style-name="ce4" table:formula="of:=OFFSET([.C33];(ROW() - 3)*2 ; 0)" office:value-type="float" office:value="2.66859" calcext:value-type="float">
            <text:p>2.6686</text:p>
          </table:table-cell>
          <table:table-cell table:style-name="ce4" table:formula="of:=OFFSET([.D33];(ROW() - 3)*2 ; 0)" office:value-type="float" office:value="1.09049" calcext:value-type="float">
            <text:p>1.0905</text:p>
          </table:table-cell>
          <table:table-cell table:style-name="ce4" table:formula="of:=OFFSET([.E33];(ROW() - 3)*2 ; 0)" office:value-type="float" office:value="1.09779" calcext:value-type="float">
            <text:p>1.0978</text:p>
          </table:table-cell>
          <table:table-cell table:style-name="ce4" table:formula="of:=OFFSET([.F33];(ROW() - 3)*2 ; 0)" office:value-type="float" office:value="0.0763175" calcext:value-type="float">
            <text:p>0.0763</text:p>
          </table:table-cell>
          <table:table-cell table:style-name="ce4" table:formula="of:=OFFSET([.G33];(ROW() - 3)*2 ; 0)" office:value-type="float" office:value="0.0621111" calcext:value-type="float">
            <text:p>0.0621</text:p>
          </table:table-cell>
          <table:table-cell table:style-name="ce4" table:formula="of:=OFFSET([.H33];(ROW() - 3)*2 ; 0)" office:value-type="float" office:value="0.0293458" calcext:value-type="float">
            <text:p>0.0293</text:p>
          </table:table-cell>
          <table:table-cell/>
          <table:table-cell table:formula="of:=OFFSET([.A33];(ROW() - 2)*2 ; 0)" office:value-type="string" office:string-value="quoting/5000/50_stddev" calcext:value-type="string">
            <text:p>quoting/5000/50_stddev</text:p>
          </table:table-cell>
          <table:table-cell table:style-name="ce4" table:formula="of:=OFFSET([.B33];(ROW() - 2)*2 ; 0)" office:value-type="float" office:value="0.0226434" calcext:value-type="float">
            <text:p>0.0226</text:p>
          </table:table-cell>
          <table:table-cell table:style-name="ce4" table:formula="of:=OFFSET([.C33];(ROW() - 2)*2 ; 0)" office:value-type="float" office:value="0.0136953" calcext:value-type="float">
            <text:p>0.0137</text:p>
          </table:table-cell>
          <table:table-cell table:style-name="ce4" table:formula="of:=OFFSET([.D33];(ROW() - 2)*2 ; 0)" office:value-type="float" office:value="0.00376641" calcext:value-type="float">
            <text:p>0.0038</text:p>
          </table:table-cell>
          <table:table-cell table:style-name="ce4" table:formula="of:=OFFSET([.E33];(ROW() - 2)*2 ; 0)" office:value-type="float" office:value="0.00620068" calcext:value-type="float">
            <text:p>0.0062</text:p>
          </table:table-cell>
          <table:table-cell table:style-name="ce4" table:formula="of:=OFFSET([.F33];(ROW() - 2)*2 ; 0)" office:value-type="float" office:value="0.00131582" calcext:value-type="float">
            <text:p>0.0013</text:p>
          </table:table-cell>
          <table:table-cell table:style-name="ce4" table:formula="of:=OFFSET([.G33];(ROW() - 2)*2 ; 0)" office:value-type="float" office:value="0.000537764" calcext:value-type="float">
            <text:p>0.0005</text:p>
          </table:table-cell>
          <table:table-cell table:style-name="ce4" table:formula="of:=OFFSET([.H33];(ROW() - 2)*2 ; 0)" office:value-type="float" office:value="0.0000884201" calcext:value-type="float">
            <text:p>0.0001</text:p>
          </table:table-cell>
        </table:table-row>
        <table:table-row table:style-name="ro1">
          <table:table-cell office:value-type="string" calcext:value-type="string">
            <text:p>quoting/10/10_median</text:p>
          </table:table-cell>
          <table:table-cell table:style-name="ce4" office:value-type="float" office:value="0.00648818" calcext:value-type="float">
            <text:p>0.0065</text:p>
          </table:table-cell>
          <table:table-cell table:style-name="ce4" office:value-type="float" office:value="0.00695607" calcext:value-type="float">
            <text:p>0.0070</text:p>
          </table:table-cell>
          <table:table-cell table:style-name="ce4" office:value-type="float" office:value="0.00720261" calcext:value-type="float">
            <text:p>0.0072</text:p>
          </table:table-cell>
          <table:table-cell table:style-name="ce4" office:value-type="float" office:value="0.00655668" calcext:value-type="float">
            <text:p>0.0066</text:p>
          </table:table-cell>
          <table:table-cell table:style-name="ce4" office:value-type="float" office:value="0.00628556" calcext:value-type="float">
            <text:p>0.0063</text:p>
          </table:table-cell>
          <table:table-cell table:style-name="ce4" office:value-type="float" office:value="0.00625546" calcext:value-type="float">
            <text:p>0.0063</text:p>
          </table:table-cell>
          <table:table-cell table:style-name="ce4" office:value-type="float" office:value="0.00469843" calcext:value-type="float">
            <text:p>0.0047</text:p>
          </table:table-cell>
          <table:table-cell table:number-columns-repeated="2"/>
          <table:table-cell table:formula="of:=OFFSET([.A34];(ROW() - 3)*2 ; 0)" office:value-type="string" office:string-value="quoting/5000/100_mean" calcext:value-type="string">
            <text:p>quoting/5000/100_mean</text:p>
          </table:table-cell>
          <table:table-cell table:style-name="ce4" table:formula="of:=OFFSET([.B34];(ROW() - 3)*2 ; 0)" office:value-type="float" office:value="5.42289" calcext:value-type="float">
            <text:p>5.4229</text:p>
          </table:table-cell>
          <table:table-cell table:style-name="ce4" table:formula="of:=OFFSET([.C34];(ROW() - 3)*2 ; 0)" office:value-type="float" office:value="5.35892" calcext:value-type="float">
            <text:p>5.3589</text:p>
          </table:table-cell>
          <table:table-cell table:style-name="ce4" table:formula="of:=OFFSET([.D34];(ROW() - 3)*2 ; 0)" office:value-type="float" office:value="2.21119" calcext:value-type="float">
            <text:p>2.2112</text:p>
          </table:table-cell>
          <table:table-cell table:style-name="ce4" table:formula="of:=OFFSET([.E34];(ROW() - 3)*2 ; 0)" office:value-type="float" office:value="2.18792" calcext:value-type="float">
            <text:p>2.1879</text:p>
          </table:table-cell>
          <table:table-cell table:style-name="ce4" table:formula="of:=OFFSET([.F34];(ROW() - 3)*2 ; 0)" office:value-type="float" office:value="0.159911" calcext:value-type="float">
            <text:p>0.1599</text:p>
          </table:table-cell>
          <table:table-cell table:style-name="ce4" table:formula="of:=OFFSET([.G34];(ROW() - 3)*2 ; 0)" office:value-type="float" office:value="0.132967" calcext:value-type="float">
            <text:p>0.1330</text:p>
          </table:table-cell>
          <table:table-cell table:style-name="ce4" table:formula="of:=OFFSET([.H34];(ROW() - 3)*2 ; 0)" office:value-type="float" office:value="0.0597952" calcext:value-type="float">
            <text:p>0.0598</text:p>
          </table:table-cell>
          <table:table-cell/>
          <table:table-cell table:formula="of:=OFFSET([.A34];(ROW() - 2)*2 ; 0)" office:value-type="string" office:string-value="quoting/5000/100_stddev" calcext:value-type="string">
            <text:p>quoting/5000/100_stddev</text:p>
          </table:table-cell>
          <table:table-cell table:style-name="ce4" table:formula="of:=OFFSET([.B34];(ROW() - 2)*2 ; 0)" office:value-type="float" office:value="0.0394268" calcext:value-type="float">
            <text:p>0.0394</text:p>
          </table:table-cell>
          <table:table-cell table:style-name="ce4" table:formula="of:=OFFSET([.C34];(ROW() - 2)*2 ; 0)" office:value-type="float" office:value="0.0361323" calcext:value-type="float">
            <text:p>0.0361</text:p>
          </table:table-cell>
          <table:table-cell table:style-name="ce4" table:formula="of:=OFFSET([.D34];(ROW() - 2)*2 ; 0)" office:value-type="float" office:value="0.0135696" calcext:value-type="float">
            <text:p>0.0136</text:p>
          </table:table-cell>
          <table:table-cell table:style-name="ce4" table:formula="of:=OFFSET([.E34];(ROW() - 2)*2 ; 0)" office:value-type="float" office:value="0.0064249" calcext:value-type="float">
            <text:p>0.0064</text:p>
          </table:table-cell>
          <table:table-cell table:style-name="ce4" table:formula="of:=OFFSET([.F34];(ROW() - 2)*2 ; 0)" office:value-type="float" office:value="0.00319832" calcext:value-type="float">
            <text:p>0.0032</text:p>
          </table:table-cell>
          <table:table-cell table:style-name="ce4" table:formula="of:=OFFSET([.G34];(ROW() - 2)*2 ; 0)" office:value-type="float" office:value="0.000369038" calcext:value-type="float">
            <text:p>0.0004</text:p>
          </table:table-cell>
          <table:table-cell table:style-name="ce4" table:formula="of:=OFFSET([.H34];(ROW() - 2)*2 ; 0)" office:value-type="float" office:value="0.000254688" calcext:value-type="float">
            <text:p>0.0003</text:p>
          </table:table-cell>
        </table:table-row>
        <table:table-row table:style-name="ro1">
          <table:table-cell office:value-type="string" calcext:value-type="string">
            <text:p>quoting/10/10_stddev</text:p>
          </table:table-cell>
          <table:table-cell table:style-name="ce4" office:value-type="float" office:value="0.000150684" calcext:value-type="float">
            <text:p>0.0002</text:p>
          </table:table-cell>
          <table:table-cell table:style-name="ce4" office:value-type="float" office:value="0.000108236" calcext:value-type="float">
            <text:p>0.0001</text:p>
          </table:table-cell>
          <table:table-cell table:style-name="ce4" office:value-type="float" office:value="0.0000634827" calcext:value-type="float">
            <text:p>0.0001</text:p>
          </table:table-cell>
          <table:table-cell table:style-name="ce4" office:value-type="float" office:value="0.0000229297" calcext:value-type="float">
            <text:p>0.0000</text:p>
          </table:table-cell>
          <table:table-cell table:style-name="ce4" office:value-type="float" office:value="0.0000380277" calcext:value-type="float">
            <text:p>0.0000</text:p>
          </table:table-cell>
          <table:table-cell table:style-name="ce4" office:value-type="float" office:value="0.0000713227" calcext:value-type="float">
            <text:p>0.0001</text:p>
          </table:table-cell>
          <table:table-cell table:style-name="ce4" office:value-type="float" office:value="0.0000268531" calcext:value-type="float">
            <text:p>0.0000</text:p>
          </table:table-cell>
          <table:table-cell table:number-columns-repeated="2"/>
          <table:table-cell table:formula="of:=OFFSET([.A35];(ROW() - 3)*2 ; 0)" office:value-type="string" office:string-value="quoting/5000/150_mean" calcext:value-type="string">
            <text:p>quoting/5000/150_mean</text:p>
          </table:table-cell>
          <table:table-cell table:style-name="ce4" table:formula="of:=OFFSET([.B35];(ROW() - 3)*2 ; 0)" office:value-type="float" office:value="8.1715" calcext:value-type="float">
            <text:p>8.1715</text:p>
          </table:table-cell>
          <table:table-cell table:style-name="ce4" table:formula="of:=OFFSET([.C35];(ROW() - 3)*2 ; 0)" office:value-type="float" office:value="8.11097" calcext:value-type="float">
            <text:p>8.1110</text:p>
          </table:table-cell>
          <table:table-cell table:style-name="ce4" table:formula="of:=OFFSET([.D35];(ROW() - 3)*2 ; 0)" office:value-type="float" office:value="3.34842" calcext:value-type="float">
            <text:p>3.3484</text:p>
          </table:table-cell>
          <table:table-cell table:style-name="ce4" table:formula="of:=OFFSET([.E35];(ROW() - 3)*2 ; 0)" office:value-type="float" office:value="3.29211" calcext:value-type="float">
            <text:p>3.2921</text:p>
          </table:table-cell>
          <table:table-cell table:style-name="ce4" table:formula="of:=OFFSET([.F35];(ROW() - 3)*2 ; 0)" office:value-type="float" office:value="0.246627" calcext:value-type="float">
            <text:p>0.2466</text:p>
          </table:table-cell>
          <table:table-cell table:style-name="ce4" table:formula="of:=OFFSET([.G35];(ROW() - 3)*2 ; 0)" office:value-type="float" office:value="0.208985" calcext:value-type="float">
            <text:p>0.2090</text:p>
          </table:table-cell>
          <table:table-cell table:style-name="ce4" table:formula="of:=OFFSET([.H35];(ROW() - 3)*2 ; 0)" office:value-type="float" office:value="0.0902961" calcext:value-type="float">
            <text:p>0.0903</text:p>
          </table:table-cell>
          <table:table-cell/>
          <table:table-cell table:formula="of:=OFFSET([.A35];(ROW() - 2)*2 ; 0)" office:value-type="string" office:string-value="quoting/5000/150_stddev" calcext:value-type="string">
            <text:p>quoting/5000/150_stddev</text:p>
          </table:table-cell>
          <table:table-cell table:style-name="ce4" table:formula="of:=OFFSET([.B35];(ROW() - 2)*2 ; 0)" office:value-type="float" office:value="0.0369424" calcext:value-type="float">
            <text:p>0.0369</text:p>
          </table:table-cell>
          <table:table-cell table:style-name="ce4" table:formula="of:=OFFSET([.C35];(ROW() - 2)*2 ; 0)" office:value-type="float" office:value="0.102421" calcext:value-type="float">
            <text:p>0.1024</text:p>
          </table:table-cell>
          <table:table-cell table:style-name="ce4" table:formula="of:=OFFSET([.D35];(ROW() - 2)*2 ; 0)" office:value-type="float" office:value="0.0106993" calcext:value-type="float">
            <text:p>0.0107</text:p>
          </table:table-cell>
          <table:table-cell table:style-name="ce4" table:formula="of:=OFFSET([.E35];(ROW() - 2)*2 ; 0)" office:value-type="float" office:value="0.00956112" calcext:value-type="float">
            <text:p>0.0096</text:p>
          </table:table-cell>
          <table:table-cell table:style-name="ce4" table:formula="of:=OFFSET([.F35];(ROW() - 2)*2 ; 0)" office:value-type="float" office:value="0.00322205" calcext:value-type="float">
            <text:p>0.0032</text:p>
          </table:table-cell>
          <table:table-cell table:style-name="ce4" table:formula="of:=OFFSET([.G35];(ROW() - 2)*2 ; 0)" office:value-type="float" office:value="0.000920965" calcext:value-type="float">
            <text:p>0.0009</text:p>
          </table:table-cell>
          <table:table-cell table:style-name="ce4" table:formula="of:=OFFSET([.H35];(ROW() - 2)*2 ; 0)" office:value-type="float" office:value="0.000107085" calcext:value-type="float">
            <text:p>0.0001</text:p>
          </table:table-cell>
        </table:table-row>
        <table:table-row table:style-name="ro1">
          <table:table-cell office:value-type="string" calcext:value-type="string">
            <text:p>quoting/10/20_mean</text:p>
          </table:table-cell>
          <table:table-cell table:style-name="ce4" office:value-type="float" office:value="0.0136282" calcext:value-type="float">
            <text:p>0.0136</text:p>
          </table:table-cell>
          <table:table-cell table:style-name="ce4" office:value-type="float" office:value="0.0145926" calcext:value-type="float">
            <text:p>0.0146</text:p>
          </table:table-cell>
          <table:table-cell table:style-name="ce4" office:value-type="float" office:value="0.0152529" calcext:value-type="float">
            <text:p>0.0153</text:p>
          </table:table-cell>
          <table:table-cell table:style-name="ce4" office:value-type="float" office:value="0.0137149" calcext:value-type="float">
            <text:p>0.0137</text:p>
          </table:table-cell>
          <table:table-cell table:style-name="ce4" office:value-type="float" office:value="0.013254" calcext:value-type="float">
            <text:p>0.0133</text:p>
          </table:table-cell>
          <table:table-cell table:style-name="ce4" office:value-type="float" office:value="0.0132342" calcext:value-type="float">
            <text:p>0.0132</text:p>
          </table:table-cell>
          <table:table-cell table:style-name="ce4" office:value-type="float" office:value="0.00946137" calcext:value-type="float">
            <text:p>0.0095</text:p>
          </table:table-cell>
          <table:table-cell table:number-columns-repeated="2"/>
          <table:table-cell table:formula="of:=OFFSET([.A36];(ROW() - 3)*2 ; 0)" office:value-type="string" office:string-value="quoting/5000/200_mean" calcext:value-type="string">
            <text:p>quoting/5000/200_mean</text:p>
          </table:table-cell>
          <table:table-cell table:style-name="ce4" table:formula="of:=OFFSET([.B36];(ROW() - 3)*2 ; 0)" office:value-type="float" office:value="10.9074" calcext:value-type="float">
            <text:p>10.9074</text:p>
          </table:table-cell>
          <table:table-cell table:style-name="ce4" table:formula="of:=OFFSET([.C36];(ROW() - 3)*2 ; 0)" office:value-type="float" office:value="10.8988" calcext:value-type="float">
            <text:p>10.8988</text:p>
          </table:table-cell>
          <table:table-cell table:style-name="ce4" table:formula="of:=OFFSET([.D36];(ROW() - 3)*2 ; 0)" office:value-type="float" office:value="4.51154" calcext:value-type="float">
            <text:p>4.5115</text:p>
          </table:table-cell>
          <table:table-cell table:style-name="ce4" table:formula="of:=OFFSET([.E36];(ROW() - 3)*2 ; 0)" office:value-type="float" office:value="4.42009" calcext:value-type="float">
            <text:p>4.4201</text:p>
          </table:table-cell>
          <table:table-cell table:style-name="ce4" table:formula="of:=OFFSET([.F36];(ROW() - 3)*2 ; 0)" office:value-type="float" office:value="0.325398" calcext:value-type="float">
            <text:p>0.3254</text:p>
          </table:table-cell>
          <table:table-cell table:style-name="ce4" table:formula="of:=OFFSET([.G36];(ROW() - 3)*2 ; 0)" office:value-type="float" office:value="0.281656" calcext:value-type="float">
            <text:p>0.2817</text:p>
          </table:table-cell>
          <table:table-cell table:style-name="ce4" table:formula="of:=OFFSET([.H36];(ROW() - 3)*2 ; 0)" office:value-type="float" office:value="0.121231" calcext:value-type="float">
            <text:p>0.1212</text:p>
          </table:table-cell>
          <table:table-cell/>
          <table:table-cell table:formula="of:=OFFSET([.A36];(ROW() - 2)*2 ; 0)" office:value-type="string" office:string-value="quoting/5000/200_stddev" calcext:value-type="string">
            <text:p>quoting/5000/200_stddev</text:p>
          </table:table-cell>
          <table:table-cell table:style-name="ce4" table:formula="of:=OFFSET([.B36];(ROW() - 2)*2 ; 0)" office:value-type="float" office:value="0.0924642" calcext:value-type="float">
            <text:p>0.0925</text:p>
          </table:table-cell>
          <table:table-cell table:style-name="ce4" table:formula="of:=OFFSET([.C36];(ROW() - 2)*2 ; 0)" office:value-type="float" office:value="0.154314" calcext:value-type="float">
            <text:p>0.1543</text:p>
          </table:table-cell>
          <table:table-cell table:style-name="ce4" table:formula="of:=OFFSET([.D36];(ROW() - 2)*2 ; 0)" office:value-type="float" office:value="0.0473726" calcext:value-type="float">
            <text:p>0.0474</text:p>
          </table:table-cell>
          <table:table-cell table:style-name="ce4" table:formula="of:=OFFSET([.E36];(ROW() - 2)*2 ; 0)" office:value-type="float" office:value="0.0124365" calcext:value-type="float">
            <text:p>0.0124</text:p>
          </table:table-cell>
          <table:table-cell table:style-name="ce4" table:formula="of:=OFFSET([.F36];(ROW() - 2)*2 ; 0)" office:value-type="float" office:value="0.00260326" calcext:value-type="float">
            <text:p>0.0026</text:p>
          </table:table-cell>
          <table:table-cell table:style-name="ce4" table:formula="of:=OFFSET([.G36];(ROW() - 2)*2 ; 0)" office:value-type="float" office:value="0.000859475" calcext:value-type="float">
            <text:p>0.0009</text:p>
          </table:table-cell>
          <table:table-cell table:style-name="ce4" table:formula="of:=OFFSET([.H36];(ROW() - 2)*2 ; 0)" office:value-type="float" office:value="0.000212516" calcext:value-type="float">
            <text:p>0.0002</text:p>
          </table:table-cell>
        </table:table-row>
        <table:table-row table:style-name="ro1">
          <table:table-cell office:value-type="string" calcext:value-type="string">
            <text:p>quoting/10/20_median</text:p>
          </table:table-cell>
          <table:table-cell table:style-name="ce4" office:value-type="float" office:value="0.013677" calcext:value-type="float">
            <text:p>0.0137</text:p>
          </table:table-cell>
          <table:table-cell table:style-name="ce4" office:value-type="float" office:value="0.0144719" calcext:value-type="float">
            <text:p>0.0145</text:p>
          </table:table-cell>
          <table:table-cell table:style-name="ce4" office:value-type="float" office:value="0.0153114" calcext:value-type="float">
            <text:p>0.0153</text:p>
          </table:table-cell>
          <table:table-cell table:style-name="ce4" office:value-type="float" office:value="0.0136943" calcext:value-type="float">
            <text:p>0.0137</text:p>
          </table:table-cell>
          <table:table-cell table:style-name="ce4" office:value-type="float" office:value="0.0132796" calcext:value-type="float">
            <text:p>0.0133</text:p>
          </table:table-cell>
          <table:table-cell table:style-name="ce4" office:value-type="float" office:value="0.0132162" calcext:value-type="float">
            <text:p>0.0132</text:p>
          </table:table-cell>
          <table:table-cell table:style-name="ce4" office:value-type="float" office:value="0.00945674" calcext:value-type="float">
            <text:p>0.0095</text:p>
          </table:table-cell>
          <table:table-cell table:number-columns-repeated="2"/>
          <table:table-cell table:formula="of:=OFFSET([.A37];(ROW() - 3)*2 ; 0)" office:value-type="string" office:string-value="quoting_and_trading/5/5_mean" calcext:value-type="string">
            <text:p>quoting_and_trading/5/5_mean</text:p>
          </table:table-cell>
          <table:table-cell table:style-name="ce4" table:formula="of:=OFFSET([.B37];(ROW() - 3)*2 ; 0)" office:value-type="float" office:value="0.00316699" calcext:value-type="float">
            <text:p>0.0032</text:p>
          </table:table-cell>
          <table:table-cell table:style-name="ce4" table:formula="of:=OFFSET([.C37];(ROW() - 3)*2 ; 0)" office:value-type="float" office:value="0.00321306" calcext:value-type="float">
            <text:p>0.0032</text:p>
          </table:table-cell>
          <table:table-cell table:style-name="ce4" table:formula="of:=OFFSET([.D37];(ROW() - 3)*2 ; 0)" office:value-type="float" office:value="0.00303515" calcext:value-type="float">
            <text:p>0.0030</text:p>
          </table:table-cell>
          <table:table-cell table:style-name="ce4" table:formula="of:=OFFSET([.E37];(ROW() - 3)*2 ; 0)" office:value-type="float" office:value="0.00302277" calcext:value-type="float">
            <text:p>0.0030</text:p>
          </table:table-cell>
          <table:table-cell table:style-name="ce4" table:formula="of:=OFFSET([.F37];(ROW() - 3)*2 ; 0)" office:value-type="float" office:value="0.00314929" calcext:value-type="float">
            <text:p>0.0031</text:p>
          </table:table-cell>
          <table:table-cell table:style-name="ce4" table:formula="of:=OFFSET([.G37];(ROW() - 3)*2 ; 0)" office:value-type="float" office:value="0.00312566" calcext:value-type="float">
            <text:p>0.0031</text:p>
          </table:table-cell>
          <table:table-cell table:style-name="ce4" table:formula="of:=OFFSET([.H37];(ROW() - 3)*2 ; 0)" office:value-type="float" office:value="0.00234088" calcext:value-type="float">
            <text:p>0.0023</text:p>
          </table:table-cell>
          <table:table-cell/>
          <table:table-cell table:formula="of:=OFFSET([.A37];(ROW() - 2)*2 ; 0)" office:value-type="string" office:string-value="quoting_and_trading/5/5_stddev" calcext:value-type="string">
            <text:p>quoting_and_trading/5/5_stddev</text:p>
          </table:table-cell>
          <table:table-cell table:style-name="ce4" table:formula="of:=OFFSET([.B37];(ROW() - 2)*2 ; 0)" office:value-type="float" office:value="0.0000799862" calcext:value-type="float">
            <text:p>0.0001</text:p>
          </table:table-cell>
          <table:table-cell table:style-name="ce4" table:formula="of:=OFFSET([.C37];(ROW() - 2)*2 ; 0)" office:value-type="float" office:value="0.0000890589" calcext:value-type="float">
            <text:p>0.0001</text:p>
          </table:table-cell>
          <table:table-cell table:style-name="ce4" table:formula="of:=OFFSET([.D37];(ROW() - 2)*2 ; 0)" office:value-type="float" office:value="0.0000736803" calcext:value-type="float">
            <text:p>0.0001</text:p>
          </table:table-cell>
          <table:table-cell table:style-name="ce4" table:formula="of:=OFFSET([.E37];(ROW() - 2)*2 ; 0)" office:value-type="float" office:value="0.00000947001" calcext:value-type="float">
            <text:p>0.0000</text:p>
          </table:table-cell>
          <table:table-cell table:style-name="ce4" table:formula="of:=OFFSET([.F37];(ROW() - 2)*2 ; 0)" office:value-type="float" office:value="0.0000300387" calcext:value-type="float">
            <text:p>0.0000</text:p>
          </table:table-cell>
          <table:table-cell table:style-name="ce4" table:formula="of:=OFFSET([.G37];(ROW() - 2)*2 ; 0)" office:value-type="float" office:value="0.00000931359" calcext:value-type="float">
            <text:p>0.0000</text:p>
          </table:table-cell>
          <table:table-cell table:style-name="ce4" table:formula="of:=OFFSET([.H37];(ROW() - 2)*2 ; 0)" office:value-type="float" office:value="0.0000139962" calcext:value-type="float">
            <text:p>0.0000</text:p>
          </table:table-cell>
        </table:table-row>
        <table:table-row table:style-name="ro1">
          <table:table-cell office:value-type="string" calcext:value-type="string">
            <text:p>quoting/10/20_stddev</text:p>
          </table:table-cell>
          <table:table-cell table:style-name="ce4" office:value-type="float" office:value="0.000390429" calcext:value-type="float">
            <text:p>0.0004</text:p>
          </table:table-cell>
          <table:table-cell table:style-name="ce4" office:value-type="float" office:value="0.00022371" calcext:value-type="float">
            <text:p>0.0002</text:p>
          </table:table-cell>
          <table:table-cell table:style-name="ce4" office:value-type="float" office:value="0.000193265" calcext:value-type="float">
            <text:p>0.0002</text:p>
          </table:table-cell>
          <table:table-cell table:style-name="ce4" office:value-type="float" office:value="0.00007496" calcext:value-type="float">
            <text:p>0.0001</text:p>
          </table:table-cell>
          <table:table-cell table:style-name="ce4" office:value-type="float" office:value="0.000202289" calcext:value-type="float">
            <text:p>0.0002</text:p>
          </table:table-cell>
          <table:table-cell table:style-name="ce4" office:value-type="float" office:value="0.0000940377" calcext:value-type="float">
            <text:p>0.0001</text:p>
          </table:table-cell>
          <table:table-cell table:style-name="ce4" office:value-type="float" office:value="0.0000278637" calcext:value-type="float">
            <text:p>0.0000</text:p>
          </table:table-cell>
          <table:table-cell table:number-columns-repeated="2"/>
          <table:table-cell table:formula="of:=OFFSET([.A38];(ROW() - 3)*2 ; 0)" office:value-type="string" office:string-value="quoting_and_trading/10/5_mean" calcext:value-type="string">
            <text:p>quoting_and_trading/10/5_mean</text:p>
          </table:table-cell>
          <table:table-cell table:style-name="ce4" table:formula="of:=OFFSET([.B38];(ROW() - 3)*2 ; 0)" office:value-type="float" office:value="0.00339673" calcext:value-type="float">
            <text:p>0.0034</text:p>
          </table:table-cell>
          <table:table-cell table:style-name="ce4" table:formula="of:=OFFSET([.C38];(ROW() - 3)*2 ; 0)" office:value-type="float" office:value="0.00350036" calcext:value-type="float">
            <text:p>0.0035</text:p>
          </table:table-cell>
          <table:table-cell table:style-name="ce4" table:formula="of:=OFFSET([.D38];(ROW() - 3)*2 ; 0)" office:value-type="float" office:value="0.00321296" calcext:value-type="float">
            <text:p>0.0032</text:p>
          </table:table-cell>
          <table:table-cell table:style-name="ce4" table:formula="of:=OFFSET([.E38];(ROW() - 3)*2 ; 0)" office:value-type="float" office:value="0.0032403" calcext:value-type="float">
            <text:p>0.0032</text:p>
          </table:table-cell>
          <table:table-cell table:style-name="ce4" table:formula="of:=OFFSET([.F38];(ROW() - 3)*2 ; 0)" office:value-type="float" office:value="0.00340827" calcext:value-type="float">
            <text:p>0.0034</text:p>
          </table:table-cell>
          <table:table-cell table:style-name="ce4" table:formula="of:=OFFSET([.G38];(ROW() - 3)*2 ; 0)" office:value-type="float" office:value="0.00323673" calcext:value-type="float">
            <text:p>0.0032</text:p>
          </table:table-cell>
          <table:table-cell table:style-name="ce4" table:formula="of:=OFFSET([.H38];(ROW() - 3)*2 ; 0)" office:value-type="float" office:value="0.00237374" calcext:value-type="float">
            <text:p>0.0024</text:p>
          </table:table-cell>
          <table:table-cell/>
          <table:table-cell table:formula="of:=OFFSET([.A38];(ROW() - 2)*2 ; 0)" office:value-type="string" office:string-value="quoting_and_trading/10/5_stddev" calcext:value-type="string">
            <text:p>quoting_and_trading/10/5_stddev</text:p>
          </table:table-cell>
          <table:table-cell table:style-name="ce4" table:formula="of:=OFFSET([.B38];(ROW() - 2)*2 ; 0)" office:value-type="float" office:value="0.00010544" calcext:value-type="float">
            <text:p>0.0001</text:p>
          </table:table-cell>
          <table:table-cell table:style-name="ce4" table:formula="of:=OFFSET([.C38];(ROW() - 2)*2 ; 0)" office:value-type="float" office:value="0.0000607058" calcext:value-type="float">
            <text:p>0.0001</text:p>
          </table:table-cell>
          <table:table-cell table:style-name="ce4" table:formula="of:=OFFSET([.D38];(ROW() - 2)*2 ; 0)" office:value-type="float" office:value="0.0000630177" calcext:value-type="float">
            <text:p>0.0001</text:p>
          </table:table-cell>
          <table:table-cell table:style-name="ce4" table:formula="of:=OFFSET([.E38];(ROW() - 2)*2 ; 0)" office:value-type="float" office:value="0.000010801" calcext:value-type="float">
            <text:p>0.0000</text:p>
          </table:table-cell>
          <table:table-cell table:style-name="ce4" table:formula="of:=OFFSET([.F38];(ROW() - 2)*2 ; 0)" office:value-type="float" office:value="0.00016786" calcext:value-type="float">
            <text:p>0.0002</text:p>
          </table:table-cell>
          <table:table-cell table:style-name="ce4" table:formula="of:=OFFSET([.G38];(ROW() - 2)*2 ; 0)" office:value-type="float" office:value="0.00000713824" calcext:value-type="float">
            <text:p>0.0000</text:p>
          </table:table-cell>
          <table:table-cell table:style-name="ce4" table:formula="of:=OFFSET([.H38];(ROW() - 2)*2 ; 0)" office:value-type="float" office:value="0.0000113217" calcext:value-type="float">
            <text:p>0.0000</text:p>
          </table:table-cell>
        </table:table-row>
        <table:table-row table:style-name="ro1">
          <table:table-cell office:value-type="string" calcext:value-type="string">
            <text:p>quoting/10/30_mean</text:p>
          </table:table-cell>
          <table:table-cell table:style-name="ce4" office:value-type="float" office:value="0.0215583" calcext:value-type="float">
            <text:p>0.0216</text:p>
          </table:table-cell>
          <table:table-cell table:style-name="ce4" office:value-type="float" office:value="0.0230661" calcext:value-type="float">
            <text:p>0.0231</text:p>
          </table:table-cell>
          <table:table-cell table:style-name="ce4" office:value-type="float" office:value="0.0244609" calcext:value-type="float">
            <text:p>0.0245</text:p>
          </table:table-cell>
          <table:table-cell table:style-name="ce4" office:value-type="float" office:value="0.0215571" calcext:value-type="float">
            <text:p>0.0216</text:p>
          </table:table-cell>
          <table:table-cell table:style-name="ce4" office:value-type="float" office:value="0.0203021" calcext:value-type="float">
            <text:p>0.0203</text:p>
          </table:table-cell>
          <table:table-cell table:style-name="ce4" office:value-type="float" office:value="0.0203896" calcext:value-type="float">
            <text:p>0.0204</text:p>
          </table:table-cell>
          <table:table-cell table:style-name="ce4" office:value-type="float" office:value="0.0143466" calcext:value-type="float">
            <text:p>0.0143</text:p>
          </table:table-cell>
          <table:table-cell table:number-columns-repeated="2"/>
          <table:table-cell table:formula="of:=OFFSET([.A39];(ROW() - 3)*2 ; 0)" office:value-type="string" office:string-value="quoting_and_trading/20/5_mean" calcext:value-type="string">
            <text:p>quoting_and_trading/20/5_mean</text:p>
          </table:table-cell>
          <table:table-cell table:style-name="ce4" table:formula="of:=OFFSET([.B39];(ROW() - 3)*2 ; 0)" office:value-type="float" office:value="0.00397594" calcext:value-type="float">
            <text:p>0.0040</text:p>
          </table:table-cell>
          <table:table-cell table:style-name="ce4" table:formula="of:=OFFSET([.C39];(ROW() - 3)*2 ; 0)" office:value-type="float" office:value="0.00409777" calcext:value-type="float">
            <text:p>0.0041</text:p>
          </table:table-cell>
          <table:table-cell table:style-name="ce4" table:formula="of:=OFFSET([.D39];(ROW() - 3)*2 ; 0)" office:value-type="float" office:value="0.00358749" calcext:value-type="float">
            <text:p>0.0036</text:p>
          </table:table-cell>
          <table:table-cell table:style-name="ce4" table:formula="of:=OFFSET([.E39];(ROW() - 3)*2 ; 0)" office:value-type="float" office:value="0.00361727" calcext:value-type="float">
            <text:p>0.0036</text:p>
          </table:table-cell>
          <table:table-cell table:style-name="ce4" table:formula="of:=OFFSET([.F39];(ROW() - 3)*2 ; 0)" office:value-type="float" office:value="0.00393942" calcext:value-type="float">
            <text:p>0.0039</text:p>
          </table:table-cell>
          <table:table-cell table:style-name="ce4" table:formula="of:=OFFSET([.G39];(ROW() - 3)*2 ; 0)" office:value-type="float" office:value="0.0034327" calcext:value-type="float">
            <text:p>0.0034</text:p>
          </table:table-cell>
          <table:table-cell table:style-name="ce4" table:formula="of:=OFFSET([.H39];(ROW() - 3)*2 ; 0)" office:value-type="float" office:value="0.00240765" calcext:value-type="float">
            <text:p>0.0024</text:p>
          </table:table-cell>
          <table:table-cell/>
          <table:table-cell table:formula="of:=OFFSET([.A39];(ROW() - 2)*2 ; 0)" office:value-type="string" office:string-value="quoting_and_trading/20/5_stddev" calcext:value-type="string">
            <text:p>quoting_and_trading/20/5_stddev</text:p>
          </table:table-cell>
          <table:table-cell table:style-name="ce4" table:formula="of:=OFFSET([.B39];(ROW() - 2)*2 ; 0)" office:value-type="float" office:value="0.0000546805" calcext:value-type="float">
            <text:p>0.0001</text:p>
          </table:table-cell>
          <table:table-cell table:style-name="ce4" table:formula="of:=OFFSET([.C39];(ROW() - 2)*2 ; 0)" office:value-type="float" office:value="0.0000913257" calcext:value-type="float">
            <text:p>0.0001</text:p>
          </table:table-cell>
          <table:table-cell table:style-name="ce4" table:formula="of:=OFFSET([.D39];(ROW() - 2)*2 ; 0)" office:value-type="float" office:value="0.0000710824" calcext:value-type="float">
            <text:p>0.0001</text:p>
          </table:table-cell>
          <table:table-cell table:style-name="ce4" table:formula="of:=OFFSET([.E39];(ROW() - 2)*2 ; 0)" office:value-type="float" office:value="0.0000238973" calcext:value-type="float">
            <text:p>0.0000</text:p>
          </table:table-cell>
          <table:table-cell table:style-name="ce4" table:formula="of:=OFFSET([.F39];(ROW() - 2)*2 ; 0)" office:value-type="float" office:value="0.0000461645" calcext:value-type="float">
            <text:p>0.0000</text:p>
          </table:table-cell>
          <table:table-cell table:style-name="ce4" table:formula="of:=OFFSET([.G39];(ROW() - 2)*2 ; 0)" office:value-type="float" office:value="0.0000194488" calcext:value-type="float">
            <text:p>0.0000</text:p>
          </table:table-cell>
          <table:table-cell table:style-name="ce4" table:formula="of:=OFFSET([.H39];(ROW() - 2)*2 ; 0)" office:value-type="float" office:value="0.00000753001" calcext:value-type="float">
            <text:p>0.0000</text:p>
          </table:table-cell>
        </table:table-row>
        <table:table-row table:style-name="ro1">
          <table:table-cell office:value-type="string" calcext:value-type="string">
            <text:p>quoting/10/30_median</text:p>
          </table:table-cell>
          <table:table-cell table:style-name="ce4" office:value-type="float" office:value="0.021323" calcext:value-type="float">
            <text:p>0.0213</text:p>
          </table:table-cell>
          <table:table-cell table:style-name="ce4" office:value-type="float" office:value="0.0230745" calcext:value-type="float">
            <text:p>0.0231</text:p>
          </table:table-cell>
          <table:table-cell table:style-name="ce4" office:value-type="float" office:value="0.0245177" calcext:value-type="float">
            <text:p>0.0245</text:p>
          </table:table-cell>
          <table:table-cell table:style-name="ce4" office:value-type="float" office:value="0.021494" calcext:value-type="float">
            <text:p>0.0215</text:p>
          </table:table-cell>
          <table:table-cell table:style-name="ce4" office:value-type="float" office:value="0.0202757" calcext:value-type="float">
            <text:p>0.0203</text:p>
          </table:table-cell>
          <table:table-cell table:style-name="ce4" office:value-type="float" office:value="0.0203726" calcext:value-type="float">
            <text:p>0.0204</text:p>
          </table:table-cell>
          <table:table-cell table:style-name="ce4" office:value-type="float" office:value="0.0143344" calcext:value-type="float">
            <text:p>0.0143</text:p>
          </table:table-cell>
          <table:table-cell table:number-columns-repeated="2"/>
          <table:table-cell table:formula="of:=OFFSET([.A40];(ROW() - 3)*2 ; 0)" office:value-type="string" office:string-value="quoting_and_trading/40/5_mean" calcext:value-type="string">
            <text:p>quoting_and_trading/40/5_mean</text:p>
          </table:table-cell>
          <table:table-cell table:style-name="ce4" table:formula="of:=OFFSET([.B40];(ROW() - 3)*2 ; 0)" office:value-type="float" office:value="0.00487004" calcext:value-type="float">
            <text:p>0.0049</text:p>
          </table:table-cell>
          <table:table-cell table:style-name="ce4" table:formula="of:=OFFSET([.C40];(ROW() - 3)*2 ; 0)" office:value-type="float" office:value="0.00510152" calcext:value-type="float">
            <text:p>0.0051</text:p>
          </table:table-cell>
          <table:table-cell table:style-name="ce4" table:formula="of:=OFFSET([.D40];(ROW() - 3)*2 ; 0)" office:value-type="float" office:value="0.00402637" calcext:value-type="float">
            <text:p>0.0040</text:p>
          </table:table-cell>
          <table:table-cell table:style-name="ce4" table:formula="of:=OFFSET([.E40];(ROW() - 3)*2 ; 0)" office:value-type="float" office:value="0.00431138" calcext:value-type="float">
            <text:p>0.0043</text:p>
          </table:table-cell>
          <table:table-cell table:style-name="ce4" table:formula="of:=OFFSET([.F40];(ROW() - 3)*2 ; 0)" office:value-type="float" office:value="0.00420258" calcext:value-type="float">
            <text:p>0.0042</text:p>
          </table:table-cell>
          <table:table-cell table:style-name="ce4" table:formula="of:=OFFSET([.G40];(ROW() - 3)*2 ; 0)" office:value-type="float" office:value="0.00365746" calcext:value-type="float">
            <text:p>0.0037</text:p>
          </table:table-cell>
          <table:table-cell table:style-name="ce4" table:formula="of:=OFFSET([.H40];(ROW() - 3)*2 ; 0)" office:value-type="float" office:value="0.00244377" calcext:value-type="float">
            <text:p>0.0024</text:p>
          </table:table-cell>
          <table:table-cell/>
          <table:table-cell table:formula="of:=OFFSET([.A40];(ROW() - 2)*2 ; 0)" office:value-type="string" office:string-value="quoting_and_trading/40/5_stddev" calcext:value-type="string">
            <text:p>quoting_and_trading/40/5_stddev</text:p>
          </table:table-cell>
          <table:table-cell table:style-name="ce4" table:formula="of:=OFFSET([.B40];(ROW() - 2)*2 ; 0)" office:value-type="float" office:value="0.000137976" calcext:value-type="float">
            <text:p>0.0001</text:p>
          </table:table-cell>
          <table:table-cell table:style-name="ce4" table:formula="of:=OFFSET([.C40];(ROW() - 2)*2 ; 0)" office:value-type="float" office:value="0.00015808" calcext:value-type="float">
            <text:p>0.0002</text:p>
          </table:table-cell>
          <table:table-cell table:style-name="ce4" table:formula="of:=OFFSET([.D40];(ROW() - 2)*2 ; 0)" office:value-type="float" office:value="0.000135746" calcext:value-type="float">
            <text:p>0.0001</text:p>
          </table:table-cell>
          <table:table-cell table:style-name="ce4" table:formula="of:=OFFSET([.E40];(ROW() - 2)*2 ; 0)" office:value-type="float" office:value="0.0000712948" calcext:value-type="float">
            <text:p>0.0001</text:p>
          </table:table-cell>
          <table:table-cell table:style-name="ce4" table:formula="of:=OFFSET([.F40];(ROW() - 2)*2 ; 0)" office:value-type="float" office:value="0.0000328403" calcext:value-type="float">
            <text:p>0.0000</text:p>
          </table:table-cell>
          <table:table-cell table:style-name="ce4" table:formula="of:=OFFSET([.G40];(ROW() - 2)*2 ; 0)" office:value-type="float" office:value="0.0000237457" calcext:value-type="float">
            <text:p>0.0000</text:p>
          </table:table-cell>
          <table:table-cell table:style-name="ce4" table:formula="of:=OFFSET([.H40];(ROW() - 2)*2 ; 0)" office:value-type="float" office:value="0.000013889" calcext:value-type="float">
            <text:p>0.0000</text:p>
          </table:table-cell>
        </table:table-row>
        <table:table-row table:style-name="ro1">
          <table:table-cell office:value-type="string" calcext:value-type="string">
            <text:p>quoting/10/30_stddev</text:p>
          </table:table-cell>
          <table:table-cell table:style-name="ce4" office:value-type="float" office:value="0.000708643" calcext:value-type="float">
            <text:p>0.0007</text:p>
          </table:table-cell>
          <table:table-cell table:style-name="ce4" office:value-type="float" office:value="0.000329233" calcext:value-type="float">
            <text:p>0.0003</text:p>
          </table:table-cell>
          <table:table-cell table:style-name="ce4" office:value-type="float" office:value="0.000367259" calcext:value-type="float">
            <text:p>0.0004</text:p>
          </table:table-cell>
          <table:table-cell table:style-name="ce4" office:value-type="float" office:value="0.000265452" calcext:value-type="float">
            <text:p>0.0003</text:p>
          </table:table-cell>
          <table:table-cell table:style-name="ce4" office:value-type="float" office:value="0.000130536" calcext:value-type="float">
            <text:p>0.0001</text:p>
          </table:table-cell>
          <table:table-cell table:style-name="ce4" office:value-type="float" office:value="0.0000491855" calcext:value-type="float">
            <text:p>0.0000</text:p>
          </table:table-cell>
          <table:table-cell table:style-name="ce4" office:value-type="float" office:value="0.0000302236" calcext:value-type="float">
            <text:p>0.0000</text:p>
          </table:table-cell>
          <table:table-cell table:number-columns-repeated="2"/>
          <table:table-cell table:formula="of:=OFFSET([.A41];(ROW() - 3)*2 ; 0)" office:value-type="string" office:string-value="quoting_and_trading/80/5_mean" calcext:value-type="string">
            <text:p>quoting_and_trading/80/5_mean</text:p>
          </table:table-cell>
          <table:table-cell table:style-name="ce4" table:formula="of:=OFFSET([.B41];(ROW() - 3)*2 ; 0)" office:value-type="float" office:value="0.00675948" calcext:value-type="float">
            <text:p>0.0068</text:p>
          </table:table-cell>
          <table:table-cell table:style-name="ce4" table:formula="of:=OFFSET([.C41];(ROW() - 3)*2 ; 0)" office:value-type="float" office:value="0.00721516" calcext:value-type="float">
            <text:p>0.0072</text:p>
          </table:table-cell>
          <table:table-cell table:style-name="ce4" table:formula="of:=OFFSET([.D41];(ROW() - 3)*2 ; 0)" office:value-type="float" office:value="0.00500743" calcext:value-type="float">
            <text:p>0.0050</text:p>
          </table:table-cell>
          <table:table-cell table:style-name="ce4" table:formula="of:=OFFSET([.E41];(ROW() - 3)*2 ; 0)" office:value-type="float" office:value="0.00532273" calcext:value-type="float">
            <text:p>0.0053</text:p>
          </table:table-cell>
          <table:table-cell table:style-name="ce4" table:formula="of:=OFFSET([.F41];(ROW() - 3)*2 ; 0)" office:value-type="float" office:value="0.00449758" calcext:value-type="float">
            <text:p>0.0045</text:p>
          </table:table-cell>
          <table:table-cell table:style-name="ce4" table:formula="of:=OFFSET([.G41];(ROW() - 3)*2 ; 0)" office:value-type="float" office:value="0.00391623" calcext:value-type="float">
            <text:p>0.0039</text:p>
          </table:table-cell>
          <table:table-cell table:style-name="ce4" table:formula="of:=OFFSET([.H41];(ROW() - 3)*2 ; 0)" office:value-type="float" office:value="0.00245791" calcext:value-type="float">
            <text:p>0.0025</text:p>
          </table:table-cell>
          <table:table-cell/>
          <table:table-cell table:formula="of:=OFFSET([.A41];(ROW() - 2)*2 ; 0)" office:value-type="string" office:string-value="quoting_and_trading/80/5_stddev" calcext:value-type="string">
            <text:p>quoting_and_trading/80/5_stddev</text:p>
          </table:table-cell>
          <table:table-cell table:style-name="ce4" table:formula="of:=OFFSET([.B41];(ROW() - 2)*2 ; 0)" office:value-type="float" office:value="0.000142967" calcext:value-type="float">
            <text:p>0.0001</text:p>
          </table:table-cell>
          <table:table-cell table:style-name="ce4" table:formula="of:=OFFSET([.C41];(ROW() - 2)*2 ; 0)" office:value-type="float" office:value="0.000167105" calcext:value-type="float">
            <text:p>0.0002</text:p>
          </table:table-cell>
          <table:table-cell table:style-name="ce4" table:formula="of:=OFFSET([.D41];(ROW() - 2)*2 ; 0)" office:value-type="float" office:value="0.000104104" calcext:value-type="float">
            <text:p>0.0001</text:p>
          </table:table-cell>
          <table:table-cell table:style-name="ce4" table:formula="of:=OFFSET([.E41];(ROW() - 2)*2 ; 0)" office:value-type="float" office:value="0.0000187794" calcext:value-type="float">
            <text:p>0.0000</text:p>
          </table:table-cell>
          <table:table-cell table:style-name="ce4" table:formula="of:=OFFSET([.F41];(ROW() - 2)*2 ; 0)" office:value-type="float" office:value="0.0000434803" calcext:value-type="float">
            <text:p>0.0000</text:p>
          </table:table-cell>
          <table:table-cell table:style-name="ce4" table:formula="of:=OFFSET([.G41];(ROW() - 2)*2 ; 0)" office:value-type="float" office:value="0.0000231223" calcext:value-type="float">
            <text:p>0.0000</text:p>
          </table:table-cell>
          <table:table-cell table:style-name="ce4" table:formula="of:=OFFSET([.H41];(ROW() - 2)*2 ; 0)" office:value-type="float" office:value="0.0000065249" calcext:value-type="float">
            <text:p>0.0000</text:p>
          </table:table-cell>
        </table:table-row>
        <table:table-row table:style-name="ro1">
          <table:table-cell office:value-type="string" calcext:value-type="string">
            <text:p>quoting/10/40_mean</text:p>
          </table:table-cell>
          <table:table-cell table:style-name="ce4" office:value-type="float" office:value="0.0296973" calcext:value-type="float">
            <text:p>0.0297</text:p>
          </table:table-cell>
          <table:table-cell table:style-name="ce4" office:value-type="float" office:value="0.0326187" calcext:value-type="float">
            <text:p>0.0326</text:p>
          </table:table-cell>
          <table:table-cell table:style-name="ce4" office:value-type="float" office:value="0.0344076" calcext:value-type="float">
            <text:p>0.0344</text:p>
          </table:table-cell>
          <table:table-cell table:style-name="ce4" office:value-type="float" office:value="0.0289806" calcext:value-type="float">
            <text:p>0.0290</text:p>
          </table:table-cell>
          <table:table-cell table:style-name="ce4" office:value-type="float" office:value="0.0278055" calcext:value-type="float">
            <text:p>0.0278</text:p>
          </table:table-cell>
          <table:table-cell table:style-name="ce4" office:value-type="float" office:value="0.0280395" calcext:value-type="float">
            <text:p>0.0280</text:p>
          </table:table-cell>
          <table:table-cell table:style-name="ce4" office:value-type="float" office:value="0.0191518" calcext:value-type="float">
            <text:p>0.0192</text:p>
          </table:table-cell>
          <table:table-cell table:number-columns-repeated="2"/>
          <table:table-cell table:formula="of:=OFFSET([.A42];(ROW() - 3)*2 ; 0)" office:value-type="string" office:string-value="quoting_and_trading/5/10_mean" calcext:value-type="string">
            <text:p>quoting_and_trading/5/10_mean</text:p>
          </table:table-cell>
          <table:table-cell table:style-name="ce4" table:formula="of:=OFFSET([.B42];(ROW() - 3)*2 ; 0)" office:value-type="float" office:value="0.00631903" calcext:value-type="float">
            <text:p>0.0063</text:p>
          </table:table-cell>
          <table:table-cell table:style-name="ce4" table:formula="of:=OFFSET([.C42];(ROW() - 3)*2 ; 0)" office:value-type="float" office:value="0.00649427" calcext:value-type="float">
            <text:p>0.0065</text:p>
          </table:table-cell>
          <table:table-cell table:style-name="ce4" table:formula="of:=OFFSET([.D42];(ROW() - 3)*2 ; 0)" office:value-type="float" office:value="0.00617463" calcext:value-type="float">
            <text:p>0.0062</text:p>
          </table:table-cell>
          <table:table-cell table:style-name="ce4" table:formula="of:=OFFSET([.E42];(ROW() - 3)*2 ; 0)" office:value-type="float" office:value="0.00622949" calcext:value-type="float">
            <text:p>0.0062</text:p>
          </table:table-cell>
          <table:table-cell table:style-name="ce4" table:formula="of:=OFFSET([.F42];(ROW() - 3)*2 ; 0)" office:value-type="float" office:value="0.00713011" calcext:value-type="float">
            <text:p>0.0071</text:p>
          </table:table-cell>
          <table:table-cell table:style-name="ce4" table:formula="of:=OFFSET([.G42];(ROW() - 3)*2 ; 0)" office:value-type="float" office:value="0.00631989" calcext:value-type="float">
            <text:p>0.0063</text:p>
          </table:table-cell>
          <table:table-cell table:style-name="ce4" table:formula="of:=OFFSET([.H42];(ROW() - 3)*2 ; 0)" office:value-type="float" office:value="0.00473615" calcext:value-type="float">
            <text:p>0.0047</text:p>
          </table:table-cell>
          <table:table-cell/>
          <table:table-cell table:formula="of:=OFFSET([.A42];(ROW() - 2)*2 ; 0)" office:value-type="string" office:string-value="quoting_and_trading/5/10_stddev" calcext:value-type="string">
            <text:p>quoting_and_trading/5/10_stddev</text:p>
          </table:table-cell>
          <table:table-cell table:style-name="ce4" table:formula="of:=OFFSET([.B42];(ROW() - 2)*2 ; 0)" office:value-type="float" office:value="0.000153858" calcext:value-type="float">
            <text:p>0.0002</text:p>
          </table:table-cell>
          <table:table-cell table:style-name="ce4" table:formula="of:=OFFSET([.C42];(ROW() - 2)*2 ; 0)" office:value-type="float" office:value="0.0000312675" calcext:value-type="float">
            <text:p>0.0000</text:p>
          </table:table-cell>
          <table:table-cell table:style-name="ce4" table:formula="of:=OFFSET([.D42];(ROW() - 2)*2 ; 0)" office:value-type="float" office:value="0.0000886109" calcext:value-type="float">
            <text:p>0.0001</text:p>
          </table:table-cell>
          <table:table-cell table:style-name="ce4" table:formula="of:=OFFSET([.E42];(ROW() - 2)*2 ; 0)" office:value-type="float" office:value="0.0000368921" calcext:value-type="float">
            <text:p>0.0000</text:p>
          </table:table-cell>
          <table:table-cell table:style-name="ce4" table:formula="of:=OFFSET([.F42];(ROW() - 2)*2 ; 0)" office:value-type="float" office:value="0.0000405266" calcext:value-type="float">
            <text:p>0.0000</text:p>
          </table:table-cell>
          <table:table-cell table:style-name="ce4" table:formula="of:=OFFSET([.G42];(ROW() - 2)*2 ; 0)" office:value-type="float" office:value="0.0000160235" calcext:value-type="float">
            <text:p>0.0000</text:p>
          </table:table-cell>
          <table:table-cell table:style-name="ce4" table:formula="of:=OFFSET([.H42];(ROW() - 2)*2 ; 0)" office:value-type="float" office:value="0.0000255735" calcext:value-type="float">
            <text:p>0.0000</text:p>
          </table:table-cell>
        </table:table-row>
        <table:table-row table:style-name="ro1">
          <table:table-cell office:value-type="string" calcext:value-type="string">
            <text:p>quoting/10/40_median</text:p>
          </table:table-cell>
          <table:table-cell table:style-name="ce4" office:value-type="float" office:value="0.0296142" calcext:value-type="float">
            <text:p>0.0296</text:p>
          </table:table-cell>
          <table:table-cell table:style-name="ce4" office:value-type="float" office:value="0.0326044" calcext:value-type="float">
            <text:p>0.0326</text:p>
          </table:table-cell>
          <table:table-cell table:style-name="ce4" office:value-type="float" office:value="0.0345379" calcext:value-type="float">
            <text:p>0.0345</text:p>
          </table:table-cell>
          <table:table-cell table:style-name="ce4" office:value-type="float" office:value="0.0289612" calcext:value-type="float">
            <text:p>0.0290</text:p>
          </table:table-cell>
          <table:table-cell table:style-name="ce4" office:value-type="float" office:value="0.0278406" calcext:value-type="float">
            <text:p>0.0278</text:p>
          </table:table-cell>
          <table:table-cell table:style-name="ce4" office:value-type="float" office:value="0.0279896" calcext:value-type="float">
            <text:p>0.0280</text:p>
          </table:table-cell>
          <table:table-cell table:style-name="ce4" office:value-type="float" office:value="0.0191341" calcext:value-type="float">
            <text:p>0.0191</text:p>
          </table:table-cell>
          <table:table-cell table:number-columns-repeated="2"/>
          <table:table-cell table:formula="of:=OFFSET([.A43];(ROW() - 3)*2 ; 0)" office:value-type="string" office:string-value="quoting_and_trading/5/20_mean" calcext:value-type="string">
            <text:p>quoting_and_trading/5/20_mean</text:p>
          </table:table-cell>
          <table:table-cell table:style-name="ce4" table:formula="of:=OFFSET([.B43];(ROW() - 3)*2 ; 0)" office:value-type="float" office:value="0.0135226" calcext:value-type="float">
            <text:p>0.0135</text:p>
          </table:table-cell>
          <table:table-cell table:style-name="ce4" table:formula="of:=OFFSET([.C43];(ROW() - 3)*2 ; 0)" office:value-type="float" office:value="0.0135814" calcext:value-type="float">
            <text:p>0.0136</text:p>
          </table:table-cell>
          <table:table-cell table:style-name="ce4" table:formula="of:=OFFSET([.D43];(ROW() - 3)*2 ; 0)" office:value-type="float" office:value="0.0130307" calcext:value-type="float">
            <text:p>0.0130</text:p>
          </table:table-cell>
          <table:table-cell table:style-name="ce4" table:formula="of:=OFFSET([.E43];(ROW() - 3)*2 ; 0)" office:value-type="float" office:value="0.0130968" calcext:value-type="float">
            <text:p>0.0131</text:p>
          </table:table-cell>
          <table:table-cell table:style-name="ce4" table:formula="of:=OFFSET([.F43];(ROW() - 3)*2 ; 0)" office:value-type="float" office:value="0.0148576" calcext:value-type="float">
            <text:p>0.0149</text:p>
          </table:table-cell>
          <table:table-cell table:style-name="ce4" table:formula="of:=OFFSET([.G43];(ROW() - 3)*2 ; 0)" office:value-type="float" office:value="0.0131574" calcext:value-type="float">
            <text:p>0.0132</text:p>
          </table:table-cell>
          <table:table-cell table:style-name="ce4" table:formula="of:=OFFSET([.H43];(ROW() - 3)*2 ; 0)" office:value-type="float" office:value="0.00949892" calcext:value-type="float">
            <text:p>0.0095</text:p>
          </table:table-cell>
          <table:table-cell/>
          <table:table-cell table:formula="of:=OFFSET([.A43];(ROW() - 2)*2 ; 0)" office:value-type="string" office:string-value="quoting_and_trading/5/20_stddev" calcext:value-type="string">
            <text:p>quoting_and_trading/5/20_stddev</text:p>
          </table:table-cell>
          <table:table-cell table:style-name="ce4" table:formula="of:=OFFSET([.B43];(ROW() - 2)*2 ; 0)" office:value-type="float" office:value="0.000465157" calcext:value-type="float">
            <text:p>0.0005</text:p>
          </table:table-cell>
          <table:table-cell table:style-name="ce4" table:formula="of:=OFFSET([.C43];(ROW() - 2)*2 ; 0)" office:value-type="float" office:value="0.000193492" calcext:value-type="float">
            <text:p>0.0002</text:p>
          </table:table-cell>
          <table:table-cell table:style-name="ce4" table:formula="of:=OFFSET([.D43];(ROW() - 2)*2 ; 0)" office:value-type="float" office:value="0.000255135" calcext:value-type="float">
            <text:p>0.0003</text:p>
          </table:table-cell>
          <table:table-cell table:style-name="ce4" table:formula="of:=OFFSET([.E43];(ROW() - 2)*2 ; 0)" office:value-type="float" office:value="0.000153164" calcext:value-type="float">
            <text:p>0.0002</text:p>
          </table:table-cell>
          <table:table-cell table:style-name="ce4" table:formula="of:=OFFSET([.F43];(ROW() - 2)*2 ; 0)" office:value-type="float" office:value="0.0000975502" calcext:value-type="float">
            <text:p>0.0001</text:p>
          </table:table-cell>
          <table:table-cell table:style-name="ce4" table:formula="of:=OFFSET([.G43];(ROW() - 2)*2 ; 0)" office:value-type="float" office:value="0.0000527706" calcext:value-type="float">
            <text:p>0.0001</text:p>
          </table:table-cell>
          <table:table-cell table:style-name="ce4" table:formula="of:=OFFSET([.H43];(ROW() - 2)*2 ; 0)" office:value-type="float" office:value="0.0000553364" calcext:value-type="float">
            <text:p>0.0001</text:p>
          </table:table-cell>
        </table:table-row>
        <table:table-row table:style-name="ro1">
          <table:table-cell office:value-type="string" calcext:value-type="string">
            <text:p>quoting/10/40_stddev</text:p>
          </table:table-cell>
          <table:table-cell table:style-name="ce4" office:value-type="float" office:value="0.000374747" calcext:value-type="float">
            <text:p>0.0004</text:p>
          </table:table-cell>
          <table:table-cell table:style-name="ce4" office:value-type="float" office:value="0.000222222" calcext:value-type="float">
            <text:p>0.0002</text:p>
          </table:table-cell>
          <table:table-cell table:style-name="ce4" office:value-type="float" office:value="0.000359895" calcext:value-type="float">
            <text:p>0.0004</text:p>
          </table:table-cell>
          <table:table-cell table:style-name="ce4" office:value-type="float" office:value="0.0000817765" calcext:value-type="float">
            <text:p>0.0001</text:p>
          </table:table-cell>
          <table:table-cell table:style-name="ce4" office:value-type="float" office:value="0.0000876825" calcext:value-type="float">
            <text:p>0.0001</text:p>
          </table:table-cell>
          <table:table-cell table:style-name="ce4" office:value-type="float" office:value="0.000336072" calcext:value-type="float">
            <text:p>0.0003</text:p>
          </table:table-cell>
          <table:table-cell table:style-name="ce4" office:value-type="float" office:value="0.0000446209" calcext:value-type="float">
            <text:p>0.0000</text:p>
          </table:table-cell>
          <table:table-cell table:number-columns-repeated="2"/>
          <table:table-cell table:formula="of:=OFFSET([.A44];(ROW() - 3)*2 ; 0)" office:value-type="string" office:string-value="quoting_and_trading/5/30_mean" calcext:value-type="string">
            <text:p>quoting_and_trading/5/30_mean</text:p>
          </table:table-cell>
          <table:table-cell table:style-name="ce4" table:formula="of:=OFFSET([.B44];(ROW() - 3)*2 ; 0)" office:value-type="float" office:value="0.0213714" calcext:value-type="float">
            <text:p>0.0214</text:p>
          </table:table-cell>
          <table:table-cell table:style-name="ce4" table:formula="of:=OFFSET([.C44];(ROW() - 3)*2 ; 0)" office:value-type="float" office:value="0.0217116" calcext:value-type="float">
            <text:p>0.0217</text:p>
          </table:table-cell>
          <table:table-cell table:style-name="ce4" table:formula="of:=OFFSET([.D44];(ROW() - 3)*2 ; 0)" office:value-type="float" office:value="0.0206702" calcext:value-type="float">
            <text:p>0.0207</text:p>
          </table:table-cell>
          <table:table-cell table:style-name="ce4" table:formula="of:=OFFSET([.E44];(ROW() - 3)*2 ; 0)" office:value-type="float" office:value="0.0203872" calcext:value-type="float">
            <text:p>0.0204</text:p>
          </table:table-cell>
          <table:table-cell table:style-name="ce4" table:formula="of:=OFFSET([.F44];(ROW() - 3)*2 ; 0)" office:value-type="float" office:value="0.0228984" calcext:value-type="float">
            <text:p>0.0229</text:p>
          </table:table-cell>
          <table:table-cell table:style-name="ce4" table:formula="of:=OFFSET([.G44];(ROW() - 3)*2 ; 0)" office:value-type="float" office:value="0.020161" calcext:value-type="float">
            <text:p>0.0202</text:p>
          </table:table-cell>
          <table:table-cell table:style-name="ce4" table:formula="of:=OFFSET([.H44];(ROW() - 3)*2 ; 0)" office:value-type="float" office:value="0.0144417" calcext:value-type="float">
            <text:p>0.0144</text:p>
          </table:table-cell>
          <table:table-cell/>
          <table:table-cell table:formula="of:=OFFSET([.A44];(ROW() - 2)*2 ; 0)" office:value-type="string" office:string-value="quoting_and_trading/5/30_stddev" calcext:value-type="string">
            <text:p>quoting_and_trading/5/30_stddev</text:p>
          </table:table-cell>
          <table:table-cell table:style-name="ce4" table:formula="of:=OFFSET([.B44];(ROW() - 2)*2 ; 0)" office:value-type="float" office:value="0.0000950689" calcext:value-type="float">
            <text:p>0.0001</text:p>
          </table:table-cell>
          <table:table-cell table:style-name="ce4" table:formula="of:=OFFSET([.C44];(ROW() - 2)*2 ; 0)" office:value-type="float" office:value="0.000162558" calcext:value-type="float">
            <text:p>0.0002</text:p>
          </table:table-cell>
          <table:table-cell table:style-name="ce4" table:formula="of:=OFFSET([.D44];(ROW() - 2)*2 ; 0)" office:value-type="float" office:value="0.000238965" calcext:value-type="float">
            <text:p>0.0002</text:p>
          </table:table-cell>
          <table:table-cell table:style-name="ce4" table:formula="of:=OFFSET([.E44];(ROW() - 2)*2 ; 0)" office:value-type="float" office:value="0.0000469274" calcext:value-type="float">
            <text:p>0.0000</text:p>
          </table:table-cell>
          <table:table-cell table:style-name="ce4" table:formula="of:=OFFSET([.F44];(ROW() - 2)*2 ; 0)" office:value-type="float" office:value="0.000281558" calcext:value-type="float">
            <text:p>0.0003</text:p>
          </table:table-cell>
          <table:table-cell table:style-name="ce4" table:formula="of:=OFFSET([.G44];(ROW() - 2)*2 ; 0)" office:value-type="float" office:value="0.000130353" calcext:value-type="float">
            <text:p>0.0001</text:p>
          </table:table-cell>
          <table:table-cell table:style-name="ce4" table:formula="of:=OFFSET([.H44];(ROW() - 2)*2 ; 0)" office:value-type="float" office:value="0.000288951" calcext:value-type="float">
            <text:p>0.0003</text:p>
          </table:table-cell>
        </table:table-row>
        <table:table-row table:style-name="ro1">
          <table:table-cell office:value-type="string" calcext:value-type="string">
            <text:p>quoting/10/50_mean</text:p>
          </table:table-cell>
          <table:table-cell table:style-name="ce4" office:value-type="float" office:value="0.0386327" calcext:value-type="float">
            <text:p>0.0386</text:p>
          </table:table-cell>
          <table:table-cell table:style-name="ce4" office:value-type="float" office:value="0.0424672" calcext:value-type="float">
            <text:p>0.0425</text:p>
          </table:table-cell>
          <table:table-cell table:style-name="ce4" office:value-type="float" office:value="0.0452223" calcext:value-type="float">
            <text:p>0.0452</text:p>
          </table:table-cell>
          <table:table-cell table:style-name="ce4" office:value-type="float" office:value="0.0371779" calcext:value-type="float">
            <text:p>0.0372</text:p>
          </table:table-cell>
          <table:table-cell table:style-name="ce4" office:value-type="float" office:value="0.0349335" calcext:value-type="float">
            <text:p>0.0349</text:p>
          </table:table-cell>
          <table:table-cell table:style-name="ce4" office:value-type="float" office:value="0.0353957" calcext:value-type="float">
            <text:p>0.0354</text:p>
          </table:table-cell>
          <table:table-cell table:style-name="ce4" office:value-type="float" office:value="0.0241298" calcext:value-type="float">
            <text:p>0.0241</text:p>
          </table:table-cell>
          <table:table-cell table:number-columns-repeated="2"/>
          <table:table-cell table:formula="of:=OFFSET([.A45];(ROW() - 3)*2 ; 0)" office:value-type="string" office:string-value="quoting_and_trading/5/40_mean" calcext:value-type="string">
            <text:p>quoting_and_trading/5/40_mean</text:p>
          </table:table-cell>
          <table:table-cell table:style-name="ce4" table:formula="of:=OFFSET([.B45];(ROW() - 3)*2 ; 0)" office:value-type="float" office:value="0.0297853" calcext:value-type="float">
            <text:p>0.0298</text:p>
          </table:table-cell>
          <table:table-cell table:style-name="ce4" table:formula="of:=OFFSET([.C45];(ROW() - 3)*2 ; 0)" office:value-type="float" office:value="0.0305119" calcext:value-type="float">
            <text:p>0.0305</text:p>
          </table:table-cell>
          <table:table-cell table:style-name="ce4" table:formula="of:=OFFSET([.D45];(ROW() - 3)*2 ; 0)" office:value-type="float" office:value="0.0287086" calcext:value-type="float">
            <text:p>0.0287</text:p>
          </table:table-cell>
          <table:table-cell table:style-name="ce4" table:formula="of:=OFFSET([.E45];(ROW() - 3)*2 ; 0)" office:value-type="float" office:value="0.0278666" calcext:value-type="float">
            <text:p>0.0279</text:p>
          </table:table-cell>
          <table:table-cell table:style-name="ce4" table:formula="of:=OFFSET([.F45];(ROW() - 3)*2 ; 0)" office:value-type="float" office:value="0.0288992" calcext:value-type="float">
            <text:p>0.0289</text:p>
          </table:table-cell>
          <table:table-cell table:style-name="ce4" table:formula="of:=OFFSET([.G45];(ROW() - 3)*2 ; 0)" office:value-type="float" office:value="0.0271772" calcext:value-type="float">
            <text:p>0.0272</text:p>
          </table:table-cell>
          <table:table-cell table:style-name="ce4" table:formula="of:=OFFSET([.H45];(ROW() - 3)*2 ; 0)" office:value-type="float" office:value="0.0193336" calcext:value-type="float">
            <text:p>0.0193</text:p>
          </table:table-cell>
          <table:table-cell/>
          <table:table-cell table:formula="of:=OFFSET([.A45];(ROW() - 2)*2 ; 0)" office:value-type="string" office:string-value="quoting_and_trading/5/40_stddev" calcext:value-type="string">
            <text:p>quoting_and_trading/5/40_stddev</text:p>
          </table:table-cell>
          <table:table-cell table:style-name="ce4" table:formula="of:=OFFSET([.B45];(ROW() - 2)*2 ; 0)" office:value-type="float" office:value="0.000404616" calcext:value-type="float">
            <text:p>0.0004</text:p>
          </table:table-cell>
          <table:table-cell table:style-name="ce4" table:formula="of:=OFFSET([.C45];(ROW() - 2)*2 ; 0)" office:value-type="float" office:value="0.000203695" calcext:value-type="float">
            <text:p>0.0002</text:p>
          </table:table-cell>
          <table:table-cell table:style-name="ce4" table:formula="of:=OFFSET([.D45];(ROW() - 2)*2 ; 0)" office:value-type="float" office:value="0.000428605" calcext:value-type="float">
            <text:p>0.0004</text:p>
          </table:table-cell>
          <table:table-cell table:style-name="ce4" table:formula="of:=OFFSET([.E45];(ROW() - 2)*2 ; 0)" office:value-type="float" office:value="0.00019089" calcext:value-type="float">
            <text:p>0.0002</text:p>
          </table:table-cell>
          <table:table-cell table:style-name="ce4" table:formula="of:=OFFSET([.F45];(ROW() - 2)*2 ; 0)" office:value-type="float" office:value="0.00134782" calcext:value-type="float">
            <text:p>0.0013</text:p>
          </table:table-cell>
          <table:table-cell table:style-name="ce4" table:formula="of:=OFFSET([.G45];(ROW() - 2)*2 ; 0)" office:value-type="float" office:value="0.0000830146" calcext:value-type="float">
            <text:p>0.0001</text:p>
          </table:table-cell>
          <table:table-cell table:style-name="ce4" table:formula="of:=OFFSET([.H45];(ROW() - 2)*2 ; 0)" office:value-type="float" office:value="0.000200924" calcext:value-type="float">
            <text:p>0.0002</text:p>
          </table:table-cell>
        </table:table-row>
        <table:table-row table:style-name="ro1">
          <table:table-cell office:value-type="string" calcext:value-type="string">
            <text:p>quoting/10/50_median</text:p>
          </table:table-cell>
          <table:table-cell table:style-name="ce4" office:value-type="float" office:value="0.0387691" calcext:value-type="float">
            <text:p>0.0388</text:p>
          </table:table-cell>
          <table:table-cell table:style-name="ce4" office:value-type="float" office:value="0.0425215" calcext:value-type="float">
            <text:p>0.0425</text:p>
          </table:table-cell>
          <table:table-cell table:style-name="ce4" office:value-type="float" office:value="0.0454689" calcext:value-type="float">
            <text:p>0.0455</text:p>
          </table:table-cell>
          <table:table-cell table:style-name="ce4" office:value-type="float" office:value="0.0370908" calcext:value-type="float">
            <text:p>0.0371</text:p>
          </table:table-cell>
          <table:table-cell table:style-name="ce4" office:value-type="float" office:value="0.0348821" calcext:value-type="float">
            <text:p>0.0349</text:p>
          </table:table-cell>
          <table:table-cell table:style-name="ce4" office:value-type="float" office:value="0.035433" calcext:value-type="float">
            <text:p>0.0354</text:p>
          </table:table-cell>
          <table:table-cell table:style-name="ce4" office:value-type="float" office:value="0.0242202" calcext:value-type="float">
            <text:p>0.0242</text:p>
          </table:table-cell>
          <table:table-cell table:number-columns-repeated="2"/>
          <table:table-cell table:formula="of:=OFFSET([.A46];(ROW() - 3)*2 ; 0)" office:value-type="string" office:string-value="quoting_and_trading/5/50_mean" calcext:value-type="string">
            <text:p>quoting_and_trading/5/50_mean</text:p>
          </table:table-cell>
          <table:table-cell table:style-name="ce4" table:formula="of:=OFFSET([.B46];(ROW() - 3)*2 ; 0)" office:value-type="float" office:value="0.0395327" calcext:value-type="float">
            <text:p>0.0395</text:p>
          </table:table-cell>
          <table:table-cell table:style-name="ce4" table:formula="of:=OFFSET([.C46];(ROW() - 3)*2 ; 0)" office:value-type="float" office:value="0.0398333" calcext:value-type="float">
            <text:p>0.0398</text:p>
          </table:table-cell>
          <table:table-cell table:style-name="ce4" table:formula="of:=OFFSET([.D46];(ROW() - 3)*2 ; 0)" office:value-type="float" office:value="0.037787" calcext:value-type="float">
            <text:p>0.0378</text:p>
          </table:table-cell>
          <table:table-cell table:style-name="ce4" table:formula="of:=OFFSET([.E46];(ROW() - 3)*2 ; 0)" office:value-type="float" office:value="0.0357734" calcext:value-type="float">
            <text:p>0.0358</text:p>
          </table:table-cell>
          <table:table-cell table:style-name="ce4" table:formula="of:=OFFSET([.F46];(ROW() - 3)*2 ; 0)" office:value-type="float" office:value="0.0357109" calcext:value-type="float">
            <text:p>0.0357</text:p>
          </table:table-cell>
          <table:table-cell table:style-name="ce4" table:formula="of:=OFFSET([.G46];(ROW() - 3)*2 ; 0)" office:value-type="float" office:value="0.0343751" calcext:value-type="float">
            <text:p>0.0344</text:p>
          </table:table-cell>
          <table:table-cell table:style-name="ce4" table:formula="of:=OFFSET([.H46];(ROW() - 3)*2 ; 0)" office:value-type="float" office:value="0.0240105" calcext:value-type="float">
            <text:p>0.0240</text:p>
          </table:table-cell>
          <table:table-cell/>
          <table:table-cell table:formula="of:=OFFSET([.A46];(ROW() - 2)*2 ; 0)" office:value-type="string" office:string-value="quoting_and_trading/5/50_stddev" calcext:value-type="string">
            <text:p>quoting_and_trading/5/50_stddev</text:p>
          </table:table-cell>
          <table:table-cell table:style-name="ce4" table:formula="of:=OFFSET([.B46];(ROW() - 2)*2 ; 0)" office:value-type="float" office:value="0.000336978" calcext:value-type="float">
            <text:p>0.0003</text:p>
          </table:table-cell>
          <table:table-cell table:style-name="ce4" table:formula="of:=OFFSET([.C46];(ROW() - 2)*2 ; 0)" office:value-type="float" office:value="0.000361769" calcext:value-type="float">
            <text:p>0.0004</text:p>
          </table:table-cell>
          <table:table-cell table:style-name="ce4" table:formula="of:=OFFSET([.D46];(ROW() - 2)*2 ; 0)" office:value-type="float" office:value="0.000412406" calcext:value-type="float">
            <text:p>0.0004</text:p>
          </table:table-cell>
          <table:table-cell table:style-name="ce4" table:formula="of:=OFFSET([.E46];(ROW() - 2)*2 ; 0)" office:value-type="float" office:value="0.000124636" calcext:value-type="float">
            <text:p>0.0001</text:p>
          </table:table-cell>
          <table:table-cell table:style-name="ce4" table:formula="of:=OFFSET([.F46];(ROW() - 2)*2 ; 0)" office:value-type="float" office:value="0.000271677" calcext:value-type="float">
            <text:p>0.0003</text:p>
          </table:table-cell>
          <table:table-cell table:style-name="ce4" table:formula="of:=OFFSET([.G46];(ROW() - 2)*2 ; 0)" office:value-type="float" office:value="0.0000559585" calcext:value-type="float">
            <text:p>0.0001</text:p>
          </table:table-cell>
          <table:table-cell table:style-name="ce4" table:formula="of:=OFFSET([.H46];(ROW() - 2)*2 ; 0)" office:value-type="float" office:value="0.000151066" calcext:value-type="float">
            <text:p>0.0002</text:p>
          </table:table-cell>
        </table:table-row>
        <table:table-row table:style-name="ro1">
          <table:table-cell office:value-type="string" calcext:value-type="string">
            <text:p>quoting/10/50_stddev</text:p>
          </table:table-cell>
          <table:table-cell table:style-name="ce4" office:value-type="float" office:value="0.000600757" calcext:value-type="float">
            <text:p>0.0006</text:p>
          </table:table-cell>
          <table:table-cell table:style-name="ce4" office:value-type="float" office:value="0.000612512" calcext:value-type="float">
            <text:p>0.0006</text:p>
          </table:table-cell>
          <table:table-cell table:style-name="ce4" office:value-type="float" office:value="0.000715284" calcext:value-type="float">
            <text:p>0.0007</text:p>
          </table:table-cell>
          <table:table-cell table:style-name="ce4" office:value-type="float" office:value="0.000270296" calcext:value-type="float">
            <text:p>0.0003</text:p>
          </table:table-cell>
          <table:table-cell table:style-name="ce4" office:value-type="float" office:value="0.000157623" calcext:value-type="float">
            <text:p>0.0002</text:p>
          </table:table-cell>
          <table:table-cell table:style-name="ce4" office:value-type="float" office:value="0.000138533" calcext:value-type="float">
            <text:p>0.0001</text:p>
          </table:table-cell>
          <table:table-cell table:style-name="ce4" office:value-type="float" office:value="0.000189421" calcext:value-type="float">
            <text:p>0.0002</text:p>
          </table:table-cell>
          <table:table-cell table:number-columns-repeated="2"/>
          <table:table-cell table:formula="of:=OFFSET([.A47];(ROW() - 3)*2 ; 0)" office:value-type="string" office:string-value="quoting_and_trading/10/10_mean" calcext:value-type="string">
            <text:p>quoting_and_trading/10/10_mean</text:p>
          </table:table-cell>
          <table:table-cell table:style-name="ce4" table:formula="of:=OFFSET([.B47];(ROW() - 3)*2 ; 0)" office:value-type="float" office:value="0.00685084" calcext:value-type="float">
            <text:p>0.0069</text:p>
          </table:table-cell>
          <table:table-cell table:style-name="ce4" table:formula="of:=OFFSET([.C47];(ROW() - 3)*2 ; 0)" office:value-type="float" office:value="0.00710916" calcext:value-type="float">
            <text:p>0.0071</text:p>
          </table:table-cell>
          <table:table-cell table:style-name="ce4" table:formula="of:=OFFSET([.D47];(ROW() - 3)*2 ; 0)" office:value-type="float" office:value="0.00651125" calcext:value-type="float">
            <text:p>0.0065</text:p>
          </table:table-cell>
          <table:table-cell table:style-name="ce4" table:formula="of:=OFFSET([.E47];(ROW() - 3)*2 ; 0)" office:value-type="float" office:value="0.00678181" calcext:value-type="float">
            <text:p>0.0068</text:p>
          </table:table-cell>
          <table:table-cell table:style-name="ce4" table:formula="of:=OFFSET([.F47];(ROW() - 3)*2 ; 0)" office:value-type="float" office:value="0.00681544" calcext:value-type="float">
            <text:p>0.0068</text:p>
          </table:table-cell>
          <table:table-cell table:style-name="ce4" table:formula="of:=OFFSET([.G47];(ROW() - 3)*2 ; 0)" office:value-type="float" office:value="0.00660323" calcext:value-type="float">
            <text:p>0.0066</text:p>
          </table:table-cell>
          <table:table-cell table:style-name="ce4" table:formula="of:=OFFSET([.H47];(ROW() - 3)*2 ; 0)" office:value-type="float" office:value="0.00475348" calcext:value-type="float">
            <text:p>0.0048</text:p>
          </table:table-cell>
          <table:table-cell/>
          <table:table-cell table:formula="of:=OFFSET([.A47];(ROW() - 2)*2 ; 0)" office:value-type="string" office:string-value="quoting_and_trading/10/10_stddev" calcext:value-type="string">
            <text:p>quoting_and_trading/10/10_stddev</text:p>
          </table:table-cell>
          <table:table-cell table:style-name="ce4" table:formula="of:=OFFSET([.B47];(ROW() - 2)*2 ; 0)" office:value-type="float" office:value="0.000208627" calcext:value-type="float">
            <text:p>0.0002</text:p>
          </table:table-cell>
          <table:table-cell table:style-name="ce4" table:formula="of:=OFFSET([.C47];(ROW() - 2)*2 ; 0)" office:value-type="float" office:value="0.00012236" calcext:value-type="float">
            <text:p>0.0001</text:p>
          </table:table-cell>
          <table:table-cell table:style-name="ce4" table:formula="of:=OFFSET([.D47];(ROW() - 2)*2 ; 0)" office:value-type="float" office:value="0.000165831" calcext:value-type="float">
            <text:p>0.0002</text:p>
          </table:table-cell>
          <table:table-cell table:style-name="ce4" table:formula="of:=OFFSET([.E47];(ROW() - 2)*2 ; 0)" office:value-type="float" office:value="0.0000490011" calcext:value-type="float">
            <text:p>0.0000</text:p>
          </table:table-cell>
          <table:table-cell table:style-name="ce4" table:formula="of:=OFFSET([.F47];(ROW() - 2)*2 ; 0)" office:value-type="float" office:value="0.0000164665" calcext:value-type="float">
            <text:p>0.0000</text:p>
          </table:table-cell>
          <table:table-cell table:style-name="ce4" table:formula="of:=OFFSET([.G47];(ROW() - 2)*2 ; 0)" office:value-type="float" office:value="0.0000334599" calcext:value-type="float">
            <text:p>0.0000</text:p>
          </table:table-cell>
          <table:table-cell table:style-name="ce4" table:formula="of:=OFFSET([.H47];(ROW() - 2)*2 ; 0)" office:value-type="float" office:value="0.0000110798" calcext:value-type="float">
            <text:p>0.0000</text:p>
          </table:table-cell>
        </table:table-row>
        <table:table-row table:style-name="ro1">
          <table:table-cell office:value-type="string" calcext:value-type="string">
            <text:p>quoting/20/10_mean</text:p>
          </table:table-cell>
          <table:table-cell table:style-name="ce4" office:value-type="float" office:value="0.0072564" calcext:value-type="float">
            <text:p>0.0073</text:p>
          </table:table-cell>
          <table:table-cell table:style-name="ce4" office:value-type="float" office:value="0.00813133" calcext:value-type="float">
            <text:p>0.0081</text:p>
          </table:table-cell>
          <table:table-cell table:style-name="ce4" office:value-type="float" office:value="0.00777245" calcext:value-type="float">
            <text:p>0.0078</text:p>
          </table:table-cell>
          <table:table-cell table:style-name="ce4" office:value-type="float" office:value="0.00723904" calcext:value-type="float">
            <text:p>0.0072</text:p>
          </table:table-cell>
          <table:table-cell table:style-name="ce4" office:value-type="float" office:value="0.00662901" calcext:value-type="float">
            <text:p>0.0066</text:p>
          </table:table-cell>
          <table:table-cell table:style-name="ce4" office:value-type="float" office:value="0.00661444" calcext:value-type="float">
            <text:p>0.0066</text:p>
          </table:table-cell>
          <table:table-cell table:style-name="ce4" office:value-type="float" office:value="0.00474195" calcext:value-type="float">
            <text:p>0.0047</text:p>
          </table:table-cell>
          <table:table-cell table:number-columns-repeated="2"/>
          <table:table-cell table:formula="of:=OFFSET([.A48];(ROW() - 3)*2 ; 0)" office:value-type="string" office:string-value="quoting_and_trading/10/20_mean" calcext:value-type="string">
            <text:p>quoting_and_trading/10/20_mean</text:p>
          </table:table-cell>
          <table:table-cell table:style-name="ce4" table:formula="of:=OFFSET([.B48];(ROW() - 3)*2 ; 0)" office:value-type="float" office:value="0.0142394" calcext:value-type="float">
            <text:p>0.0142</text:p>
          </table:table-cell>
          <table:table-cell table:style-name="ce4" table:formula="of:=OFFSET([.C48];(ROW() - 3)*2 ; 0)" office:value-type="float" office:value="0.0147523" calcext:value-type="float">
            <text:p>0.0148</text:p>
          </table:table-cell>
          <table:table-cell table:style-name="ce4" table:formula="of:=OFFSET([.D48];(ROW() - 3)*2 ; 0)" office:value-type="float" office:value="0.0136304" calcext:value-type="float">
            <text:p>0.0136</text:p>
          </table:table-cell>
          <table:table-cell table:style-name="ce4" table:formula="of:=OFFSET([.E48];(ROW() - 3)*2 ; 0)" office:value-type="float" office:value="0.0144304" calcext:value-type="float">
            <text:p>0.0144</text:p>
          </table:table-cell>
          <table:table-cell table:style-name="ce4" table:formula="of:=OFFSET([.F48];(ROW() - 3)*2 ; 0)" office:value-type="float" office:value="0.014263" calcext:value-type="float">
            <text:p>0.0143</text:p>
          </table:table-cell>
          <table:table-cell table:style-name="ce4" table:formula="of:=OFFSET([.G48];(ROW() - 3)*2 ; 0)" office:value-type="float" office:value="0.0136471" calcext:value-type="float">
            <text:p>0.0136</text:p>
          </table:table-cell>
          <table:table-cell table:style-name="ce4" table:formula="of:=OFFSET([.H48];(ROW() - 3)*2 ; 0)" office:value-type="float" office:value="0.00963837" calcext:value-type="float">
            <text:p>0.0096</text:p>
          </table:table-cell>
          <table:table-cell/>
          <table:table-cell table:formula="of:=OFFSET([.A48];(ROW() - 2)*2 ; 0)" office:value-type="string" office:string-value="quoting_and_trading/10/20_stddev" calcext:value-type="string">
            <text:p>quoting_and_trading/10/20_stddev</text:p>
          </table:table-cell>
          <table:table-cell table:style-name="ce4" table:formula="of:=OFFSET([.B48];(ROW() - 2)*2 ; 0)" office:value-type="float" office:value="0.000449997" calcext:value-type="float">
            <text:p>0.0004</text:p>
          </table:table-cell>
          <table:table-cell table:style-name="ce4" table:formula="of:=OFFSET([.C48];(ROW() - 2)*2 ; 0)" office:value-type="float" office:value="0.000281038" calcext:value-type="float">
            <text:p>0.0003</text:p>
          </table:table-cell>
          <table:table-cell table:style-name="ce4" table:formula="of:=OFFSET([.D48];(ROW() - 2)*2 ; 0)" office:value-type="float" office:value="0.000308131" calcext:value-type="float">
            <text:p>0.0003</text:p>
          </table:table-cell>
          <table:table-cell table:style-name="ce4" table:formula="of:=OFFSET([.E48];(ROW() - 2)*2 ; 0)" office:value-type="float" office:value="0.0000866612" calcext:value-type="float">
            <text:p>0.0001</text:p>
          </table:table-cell>
          <table:table-cell table:style-name="ce4" table:formula="of:=OFFSET([.F48];(ROW() - 2)*2 ; 0)" office:value-type="float" office:value="0.00000576156" calcext:value-type="float">
            <text:p>0.0000</text:p>
          </table:table-cell>
          <table:table-cell table:style-name="ce4" table:formula="of:=OFFSET([.G48];(ROW() - 2)*2 ; 0)" office:value-type="float" office:value="0.0000558772" calcext:value-type="float">
            <text:p>0.0001</text:p>
          </table:table-cell>
          <table:table-cell table:style-name="ce4" table:formula="of:=OFFSET([.H48];(ROW() - 2)*2 ; 0)" office:value-type="float" office:value="0.000156785" calcext:value-type="float">
            <text:p>0.0002</text:p>
          </table:table-cell>
        </table:table-row>
        <table:table-row table:style-name="ro1">
          <table:table-cell office:value-type="string" calcext:value-type="string">
            <text:p>quoting/20/10_median</text:p>
          </table:table-cell>
          <table:table-cell table:style-name="ce4" office:value-type="float" office:value="0.00725852" calcext:value-type="float">
            <text:p>0.0073</text:p>
          </table:table-cell>
          <table:table-cell table:style-name="ce4" office:value-type="float" office:value="0.0081204" calcext:value-type="float">
            <text:p>0.0081</text:p>
          </table:table-cell>
          <table:table-cell table:style-name="ce4" office:value-type="float" office:value="0.00770968" calcext:value-type="float">
            <text:p>0.0077</text:p>
          </table:table-cell>
          <table:table-cell table:style-name="ce4" office:value-type="float" office:value="0.0072297" calcext:value-type="float">
            <text:p>0.0072</text:p>
          </table:table-cell>
          <table:table-cell table:style-name="ce4" office:value-type="float" office:value="0.00662622" calcext:value-type="float">
            <text:p>0.0066</text:p>
          </table:table-cell>
          <table:table-cell table:style-name="ce4" office:value-type="float" office:value="0.00662167" calcext:value-type="float">
            <text:p>0.0066</text:p>
          </table:table-cell>
          <table:table-cell table:style-name="ce4" office:value-type="float" office:value="0.00473688" calcext:value-type="float">
            <text:p>0.0047</text:p>
          </table:table-cell>
          <table:table-cell table:number-columns-repeated="2"/>
          <table:table-cell table:formula="of:=OFFSET([.A49];(ROW() - 3)*2 ; 0)" office:value-type="string" office:string-value="quoting_and_trading/10/30_mean" calcext:value-type="string">
            <text:p>quoting_and_trading/10/30_mean</text:p>
          </table:table-cell>
          <table:table-cell table:style-name="ce4" table:formula="of:=OFFSET([.B49];(ROW() - 3)*2 ; 0)" office:value-type="float" office:value="0.0229968" calcext:value-type="float">
            <text:p>0.0230</text:p>
          </table:table-cell>
          <table:table-cell table:style-name="ce4" table:formula="of:=OFFSET([.C49];(ROW() - 3)*2 ; 0)" office:value-type="float" office:value="0.0232726" calcext:value-type="float">
            <text:p>0.0233</text:p>
          </table:table-cell>
          <table:table-cell table:style-name="ce4" table:formula="of:=OFFSET([.D49];(ROW() - 3)*2 ; 0)" office:value-type="float" office:value="0.0215972" calcext:value-type="float">
            <text:p>0.0216</text:p>
          </table:table-cell>
          <table:table-cell table:style-name="ce4" table:formula="of:=OFFSET([.E49];(ROW() - 3)*2 ; 0)" office:value-type="float" office:value="0.0224827" calcext:value-type="float">
            <text:p>0.0225</text:p>
          </table:table-cell>
          <table:table-cell table:style-name="ce4" table:formula="of:=OFFSET([.F49];(ROW() - 3)*2 ; 0)" office:value-type="float" office:value="0.0218701" calcext:value-type="float">
            <text:p>0.0219</text:p>
          </table:table-cell>
          <table:table-cell table:style-name="ce4" table:formula="of:=OFFSET([.G49];(ROW() - 3)*2 ; 0)" office:value-type="float" office:value="0.0209211" calcext:value-type="float">
            <text:p>0.0209</text:p>
          </table:table-cell>
          <table:table-cell table:style-name="ce4" table:formula="of:=OFFSET([.H49];(ROW() - 3)*2 ; 0)" office:value-type="float" office:value="0.0144146" calcext:value-type="float">
            <text:p>0.0144</text:p>
          </table:table-cell>
          <table:table-cell/>
          <table:table-cell table:formula="of:=OFFSET([.A49];(ROW() - 2)*2 ; 0)" office:value-type="string" office:string-value="quoting_and_trading/10/30_stddev" calcext:value-type="string">
            <text:p>quoting_and_trading/10/30_stddev</text:p>
          </table:table-cell>
          <table:table-cell table:style-name="ce4" table:formula="of:=OFFSET([.B49];(ROW() - 2)*2 ; 0)" office:value-type="float" office:value="0.000327133" calcext:value-type="float">
            <text:p>0.0003</text:p>
          </table:table-cell>
          <table:table-cell table:style-name="ce4" table:formula="of:=OFFSET([.C49];(ROW() - 2)*2 ; 0)" office:value-type="float" office:value="0.000182958" calcext:value-type="float">
            <text:p>0.0002</text:p>
          </table:table-cell>
          <table:table-cell table:style-name="ce4" table:formula="of:=OFFSET([.D49];(ROW() - 2)*2 ; 0)" office:value-type="float" office:value="0.000305035" calcext:value-type="float">
            <text:p>0.0003</text:p>
          </table:table-cell>
          <table:table-cell table:style-name="ce4" table:formula="of:=OFFSET([.E49];(ROW() - 2)*2 ; 0)" office:value-type="float" office:value="0.00052231" calcext:value-type="float">
            <text:p>0.0005</text:p>
          </table:table-cell>
          <table:table-cell table:style-name="ce4" table:formula="of:=OFFSET([.F49];(ROW() - 2)*2 ; 0)" office:value-type="float" office:value="0.0000925816" calcext:value-type="float">
            <text:p>0.0001</text:p>
          </table:table-cell>
          <table:table-cell table:style-name="ce4" table:formula="of:=OFFSET([.G49];(ROW() - 2)*2 ; 0)" office:value-type="float" office:value="0.000094021" calcext:value-type="float">
            <text:p>0.0001</text:p>
          </table:table-cell>
          <table:table-cell table:style-name="ce4" table:formula="of:=OFFSET([.H49];(ROW() - 2)*2 ; 0)" office:value-type="float" office:value="0.0000354307" calcext:value-type="float">
            <text:p>0.0000</text:p>
          </table:table-cell>
        </table:table-row>
        <table:table-row table:style-name="ro1">
          <table:table-cell office:value-type="string" calcext:value-type="string">
            <text:p>quoting/20/10_stddev</text:p>
          </table:table-cell>
          <table:table-cell table:style-name="ce4" office:value-type="float" office:value="0.0000511315" calcext:value-type="float">
            <text:p>0.0001</text:p>
          </table:table-cell>
          <table:table-cell table:style-name="ce4" office:value-type="float" office:value="0.000140406" calcext:value-type="float">
            <text:p>0.0001</text:p>
          </table:table-cell>
          <table:table-cell table:style-name="ce4" office:value-type="float" office:value="0.000144951" calcext:value-type="float">
            <text:p>0.0001</text:p>
          </table:table-cell>
          <table:table-cell table:style-name="ce4" office:value-type="float" office:value="0.0000676997" calcext:value-type="float">
            <text:p>0.0001</text:p>
          </table:table-cell>
          <table:table-cell table:style-name="ce4" office:value-type="float" office:value="0.0000372408" calcext:value-type="float">
            <text:p>0.0000</text:p>
          </table:table-cell>
          <table:table-cell table:style-name="ce4" office:value-type="float" office:value="0.0000344381" calcext:value-type="float">
            <text:p>0.0000</text:p>
          </table:table-cell>
          <table:table-cell table:style-name="ce4" office:value-type="float" office:value="0.0000143939" calcext:value-type="float">
            <text:p>0.0000</text:p>
          </table:table-cell>
          <table:table-cell table:number-columns-repeated="2"/>
          <table:table-cell table:formula="of:=OFFSET([.A50];(ROW() - 3)*2 ; 0)" office:value-type="string" office:string-value="quoting_and_trading/10/40_mean" calcext:value-type="string">
            <text:p>quoting_and_trading/10/40_mean</text:p>
          </table:table-cell>
          <table:table-cell table:style-name="ce4" table:formula="of:=OFFSET([.B50];(ROW() - 3)*2 ; 0)" office:value-type="float" office:value="0.0318212" calcext:value-type="float">
            <text:p>0.0318</text:p>
          </table:table-cell>
          <table:table-cell table:style-name="ce4" table:formula="of:=OFFSET([.C50];(ROW() - 3)*2 ; 0)" office:value-type="float" office:value="0.0329101" calcext:value-type="float">
            <text:p>0.0329</text:p>
          </table:table-cell>
          <table:table-cell table:style-name="ce4" table:formula="of:=OFFSET([.D50];(ROW() - 3)*2 ; 0)" office:value-type="float" office:value="0.0300994" calcext:value-type="float">
            <text:p>0.0301</text:p>
          </table:table-cell>
          <table:table-cell table:style-name="ce4" table:formula="of:=OFFSET([.E50];(ROW() - 3)*2 ; 0)" office:value-type="float" office:value="0.0301443" calcext:value-type="float">
            <text:p>0.0301</text:p>
          </table:table-cell>
          <table:table-cell table:style-name="ce4" table:formula="of:=OFFSET([.F50];(ROW() - 3)*2 ; 0)" office:value-type="float" office:value="0.0298024" calcext:value-type="float">
            <text:p>0.0298</text:p>
          </table:table-cell>
          <table:table-cell table:style-name="ce4" table:formula="of:=OFFSET([.G50];(ROW() - 3)*2 ; 0)" office:value-type="float" office:value="0.0284152" calcext:value-type="float">
            <text:p>0.0284</text:p>
          </table:table-cell>
          <table:table-cell table:style-name="ce4" table:formula="of:=OFFSET([.H50];(ROW() - 3)*2 ; 0)" office:value-type="float" office:value="0.0193032" calcext:value-type="float">
            <text:p>0.0193</text:p>
          </table:table-cell>
          <table:table-cell/>
          <table:table-cell table:formula="of:=OFFSET([.A50];(ROW() - 2)*2 ; 0)" office:value-type="string" office:string-value="quoting_and_trading/10/40_stddev" calcext:value-type="string">
            <text:p>quoting_and_trading/10/40_stddev</text:p>
          </table:table-cell>
          <table:table-cell table:style-name="ce4" table:formula="of:=OFFSET([.B50];(ROW() - 2)*2 ; 0)" office:value-type="float" office:value="0.00069905" calcext:value-type="float">
            <text:p>0.0007</text:p>
          </table:table-cell>
          <table:table-cell table:style-name="ce4" table:formula="of:=OFFSET([.C50];(ROW() - 2)*2 ; 0)" office:value-type="float" office:value="0.000226221" calcext:value-type="float">
            <text:p>0.0002</text:p>
          </table:table-cell>
          <table:table-cell table:style-name="ce4" table:formula="of:=OFFSET([.D50];(ROW() - 2)*2 ; 0)" office:value-type="float" office:value="0.000785307" calcext:value-type="float">
            <text:p>0.0008</text:p>
          </table:table-cell>
          <table:table-cell table:style-name="ce4" table:formula="of:=OFFSET([.E50];(ROW() - 2)*2 ; 0)" office:value-type="float" office:value="0.0000567742" calcext:value-type="float">
            <text:p>0.0001</text:p>
          </table:table-cell>
          <table:table-cell table:style-name="ce4" table:formula="of:=OFFSET([.F50];(ROW() - 2)*2 ; 0)" office:value-type="float" office:value="0.000328984" calcext:value-type="float">
            <text:p>0.0003</text:p>
          </table:table-cell>
          <table:table-cell table:style-name="ce4" table:formula="of:=OFFSET([.G50];(ROW() - 2)*2 ; 0)" office:value-type="float" office:value="0.000131336" calcext:value-type="float">
            <text:p>0.0001</text:p>
          </table:table-cell>
          <table:table-cell table:style-name="ce4" table:formula="of:=OFFSET([.H50];(ROW() - 2)*2 ; 0)" office:value-type="float" office:value="0.000039257" calcext:value-type="float">
            <text:p>0.0000</text:p>
          </table:table-cell>
        </table:table-row>
        <table:table-row table:style-name="ro1">
          <table:table-cell office:value-type="string" calcext:value-type="string">
            <text:p>quoting/20/20_mean</text:p>
          </table:table-cell>
          <table:table-cell table:style-name="ce4" office:value-type="float" office:value="0.015946" calcext:value-type="float">
            <text:p>0.0159</text:p>
          </table:table-cell>
          <table:table-cell table:style-name="ce5" office:value-type="float" office:value="0.0167517" calcext:value-type="float">
            <text:p>0.0168</text:p>
          </table:table-cell>
          <table:table-cell table:style-name="ce4" office:value-type="float" office:value="0.016508" calcext:value-type="float">
            <text:p>0.0165</text:p>
          </table:table-cell>
          <table:table-cell table:style-name="ce4" office:value-type="float" office:value="0.0151994" calcext:value-type="float">
            <text:p>0.0152</text:p>
          </table:table-cell>
          <table:table-cell table:style-name="ce4" office:value-type="float" office:value="0.0138517" calcext:value-type="float">
            <text:p>0.0139</text:p>
          </table:table-cell>
          <table:table-cell table:style-name="ce4" office:value-type="float" office:value="0.0139486" calcext:value-type="float">
            <text:p>0.0139</text:p>
          </table:table-cell>
          <table:table-cell table:style-name="ce4" office:value-type="float" office:value="0.00962647" calcext:value-type="float">
            <text:p>0.0096</text:p>
          </table:table-cell>
          <table:table-cell table:number-columns-repeated="2"/>
          <table:table-cell table:formula="of:=OFFSET([.A51];(ROW() - 3)*2 ; 0)" office:value-type="string" office:string-value="quoting_and_trading/10/50_mean" calcext:value-type="string">
            <text:p>quoting_and_trading/10/50_mean</text:p>
          </table:table-cell>
          <table:table-cell table:style-name="ce4" table:formula="of:=OFFSET([.B51];(ROW() - 3)*2 ; 0)" office:value-type="float" office:value="0.0419936" calcext:value-type="float">
            <text:p>0.0420</text:p>
          </table:table-cell>
          <table:table-cell table:style-name="ce4" table:formula="of:=OFFSET([.C51];(ROW() - 3)*2 ; 0)" office:value-type="float" office:value="0.0426687" calcext:value-type="float">
            <text:p>0.0427</text:p>
          </table:table-cell>
          <table:table-cell table:style-name="ce4" table:formula="of:=OFFSET([.D51];(ROW() - 3)*2 ; 0)" office:value-type="float" office:value="0.0396754" calcext:value-type="float">
            <text:p>0.0397</text:p>
          </table:table-cell>
          <table:table-cell table:style-name="ce4" table:formula="of:=OFFSET([.E51];(ROW() - 3)*2 ; 0)" office:value-type="float" office:value="0.0386279" calcext:value-type="float">
            <text:p>0.0386</text:p>
          </table:table-cell>
          <table:table-cell table:style-name="ce4" table:formula="of:=OFFSET([.F51];(ROW() - 3)*2 ; 0)" office:value-type="float" office:value="0.0381995" calcext:value-type="float">
            <text:p>0.0382</text:p>
          </table:table-cell>
          <table:table-cell table:style-name="ce4" table:formula="of:=OFFSET([.G51];(ROW() - 3)*2 ; 0)" office:value-type="float" office:value="0.0360605" calcext:value-type="float">
            <text:p>0.0361</text:p>
          </table:table-cell>
          <table:table-cell table:style-name="ce4" table:formula="of:=OFFSET([.H51];(ROW() - 3)*2 ; 0)" office:value-type="float" office:value="0.02424" calcext:value-type="float">
            <text:p>0.0242</text:p>
          </table:table-cell>
          <table:table-cell/>
          <table:table-cell table:formula="of:=OFFSET([.A51];(ROW() - 2)*2 ; 0)" office:value-type="string" office:string-value="quoting_and_trading/10/50_stddev" calcext:value-type="string">
            <text:p>quoting_and_trading/10/50_stddev</text:p>
          </table:table-cell>
          <table:table-cell table:style-name="ce4" table:formula="of:=OFFSET([.B51];(ROW() - 2)*2 ; 0)" office:value-type="float" office:value="0.000432429" calcext:value-type="float">
            <text:p>0.0004</text:p>
          </table:table-cell>
          <table:table-cell table:style-name="ce4" table:formula="of:=OFFSET([.C51];(ROW() - 2)*2 ; 0)" office:value-type="float" office:value="0.000238902" calcext:value-type="float">
            <text:p>0.0002</text:p>
          </table:table-cell>
          <table:table-cell table:style-name="ce4" table:formula="of:=OFFSET([.D51];(ROW() - 2)*2 ; 0)" office:value-type="float" office:value="0.000156427" calcext:value-type="float">
            <text:p>0.0002</text:p>
          </table:table-cell>
          <table:table-cell table:style-name="ce4" table:formula="of:=OFFSET([.E51];(ROW() - 2)*2 ; 0)" office:value-type="float" office:value="0.00034543" calcext:value-type="float">
            <text:p>0.0003</text:p>
          </table:table-cell>
          <table:table-cell table:style-name="ce4" table:formula="of:=OFFSET([.F51];(ROW() - 2)*2 ; 0)" office:value-type="float" office:value="0.000397475" calcext:value-type="float">
            <text:p>0.0004</text:p>
          </table:table-cell>
          <table:table-cell table:style-name="ce4" table:formula="of:=OFFSET([.G51];(ROW() - 2)*2 ; 0)" office:value-type="float" office:value="0.0000866501" calcext:value-type="float">
            <text:p>0.0001</text:p>
          </table:table-cell>
          <table:table-cell table:style-name="ce4" table:formula="of:=OFFSET([.H51];(ROW() - 2)*2 ; 0)" office:value-type="float" office:value="0.000193505" calcext:value-type="float">
            <text:p>0.0002</text:p>
          </table:table-cell>
        </table:table-row>
        <table:table-row table:style-name="ro1">
          <table:table-cell office:value-type="string" calcext:value-type="string">
            <text:p>quoting/20/20_median</text:p>
          </table:table-cell>
          <table:table-cell table:style-name="ce4" office:value-type="float" office:value="0.0158295" calcext:value-type="float">
            <text:p>0.0158</text:p>
          </table:table-cell>
          <table:table-cell table:style-name="ce4" office:value-type="float" office:value="0.0167581" calcext:value-type="float">
            <text:p>0.0168</text:p>
          </table:table-cell>
          <table:table-cell table:style-name="ce4" office:value-type="float" office:value="0.0164656" calcext:value-type="float">
            <text:p>0.0165</text:p>
          </table:table-cell>
          <table:table-cell table:style-name="ce4" office:value-type="float" office:value="0.0152162" calcext:value-type="float">
            <text:p>0.0152</text:p>
          </table:table-cell>
          <table:table-cell table:style-name="ce4" office:value-type="float" office:value="0.0138483" calcext:value-type="float">
            <text:p>0.0138</text:p>
          </table:table-cell>
          <table:table-cell table:style-name="ce4" office:value-type="float" office:value="0.0139096" calcext:value-type="float">
            <text:p>0.0139</text:p>
          </table:table-cell>
          <table:table-cell table:style-name="ce4" office:value-type="float" office:value="0.00962244" calcext:value-type="float">
            <text:p>0.0096</text:p>
          </table:table-cell>
          <table:table-cell table:number-columns-repeated="2"/>
          <table:table-cell table:formula="of:=OFFSET([.A52];(ROW() - 3)*2 ; 0)" office:value-type="string" office:string-value="quoting_and_trading/20/10_mean" calcext:value-type="string">
            <text:p>quoting_and_trading/20/10_mean</text:p>
          </table:table-cell>
          <table:table-cell table:style-name="ce4" table:formula="of:=OFFSET([.B52];(ROW() - 3)*2 ; 0)" office:value-type="float" office:value="0.00792133" calcext:value-type="float">
            <text:p>0.0079</text:p>
          </table:table-cell>
          <table:table-cell table:style-name="ce4" table:formula="of:=OFFSET([.C52];(ROW() - 3)*2 ; 0)" office:value-type="float" office:value="0.00817771" calcext:value-type="float">
            <text:p>0.0082</text:p>
          </table:table-cell>
          <table:table-cell table:style-name="ce4" table:formula="of:=OFFSET([.D52];(ROW() - 3)*2 ; 0)" office:value-type="float" office:value="0.00721229" calcext:value-type="float">
            <text:p>0.0072</text:p>
          </table:table-cell>
          <table:table-cell table:style-name="ce4" table:formula="of:=OFFSET([.E52];(ROW() - 3)*2 ; 0)" office:value-type="float" office:value="0.00756175" calcext:value-type="float">
            <text:p>0.0076</text:p>
          </table:table-cell>
          <table:table-cell table:style-name="ce4" table:formula="of:=OFFSET([.F52];(ROW() - 3)*2 ; 0)" office:value-type="float" office:value="0.0073378" calcext:value-type="float">
            <text:p>0.0073</text:p>
          </table:table-cell>
          <table:table-cell table:style-name="ce4" table:formula="of:=OFFSET([.G52];(ROW() - 3)*2 ; 0)" office:value-type="float" office:value="0.00698719" calcext:value-type="float">
            <text:p>0.0070</text:p>
          </table:table-cell>
          <table:table-cell table:style-name="ce4" table:formula="of:=OFFSET([.H52];(ROW() - 3)*2 ; 0)" office:value-type="float" office:value="0.00481164" calcext:value-type="float">
            <text:p>0.0048</text:p>
          </table:table-cell>
          <table:table-cell/>
          <table:table-cell table:formula="of:=OFFSET([.A52];(ROW() - 2)*2 ; 0)" office:value-type="string" office:string-value="quoting_and_trading/20/10_stddev" calcext:value-type="string">
            <text:p>quoting_and_trading/20/10_stddev</text:p>
          </table:table-cell>
          <table:table-cell table:style-name="ce4" table:formula="of:=OFFSET([.B52];(ROW() - 2)*2 ; 0)" office:value-type="float" office:value="0.0001868" calcext:value-type="float">
            <text:p>0.0002</text:p>
          </table:table-cell>
          <table:table-cell table:style-name="ce4" table:formula="of:=OFFSET([.C52];(ROW() - 2)*2 ; 0)" office:value-type="float" office:value="0.000192241" calcext:value-type="float">
            <text:p>0.0002</text:p>
          </table:table-cell>
          <table:table-cell table:style-name="ce4" table:formula="of:=OFFSET([.D52];(ROW() - 2)*2 ; 0)" office:value-type="float" office:value="0.000236411" calcext:value-type="float">
            <text:p>0.0002</text:p>
          </table:table-cell>
          <table:table-cell table:style-name="ce4" table:formula="of:=OFFSET([.E52];(ROW() - 2)*2 ; 0)" office:value-type="float" office:value="0.0000776803" calcext:value-type="float">
            <text:p>0.0001</text:p>
          </table:table-cell>
          <table:table-cell table:style-name="ce4" table:formula="of:=OFFSET([.F52];(ROW() - 2)*2 ; 0)" office:value-type="float" office:value="0.0000189089" calcext:value-type="float">
            <text:p>0.0000</text:p>
          </table:table-cell>
          <table:table-cell table:style-name="ce4" table:formula="of:=OFFSET([.G52];(ROW() - 2)*2 ; 0)" office:value-type="float" office:value="0.0000347469" calcext:value-type="float">
            <text:p>0.0000</text:p>
          </table:table-cell>
          <table:table-cell table:style-name="ce4" table:formula="of:=OFFSET([.H52];(ROW() - 2)*2 ; 0)" office:value-type="float" office:value="0.0000144398" calcext:value-type="float">
            <text:p>0.0000</text:p>
          </table:table-cell>
        </table:table-row>
        <table:table-row table:style-name="ro1">
          <table:table-cell office:value-type="string" calcext:value-type="string">
            <text:p>quoting/20/20_stddev</text:p>
          </table:table-cell>
          <table:table-cell table:style-name="ce4" office:value-type="float" office:value="0.000704077" calcext:value-type="float">
            <text:p>0.0007</text:p>
          </table:table-cell>
          <table:table-cell table:style-name="ce4" office:value-type="float" office:value="0.000161315" calcext:value-type="float">
            <text:p>0.0002</text:p>
          </table:table-cell>
          <table:table-cell table:style-name="ce4" office:value-type="float" office:value="0.000152462" calcext:value-type="float">
            <text:p>0.0002</text:p>
          </table:table-cell>
          <table:table-cell table:style-name="ce4" office:value-type="float" office:value="0.000120116" calcext:value-type="float">
            <text:p>0.0001</text:p>
          </table:table-cell>
          <table:table-cell table:style-name="ce4" office:value-type="float" office:value="0.0000740694" calcext:value-type="float">
            <text:p>0.0001</text:p>
          </table:table-cell>
          <table:table-cell table:style-name="ce4" office:value-type="float" office:value="0.0000675358" calcext:value-type="float">
            <text:p>0.0001</text:p>
          </table:table-cell>
          <table:table-cell table:style-name="ce4" office:value-type="float" office:value="0.0000311517" calcext:value-type="float">
            <text:p>0.0000</text:p>
          </table:table-cell>
          <table:table-cell table:number-columns-repeated="2"/>
          <table:table-cell table:formula="of:=OFFSET([.A53];(ROW() - 3)*2 ; 0)" office:value-type="string" office:string-value="quoting_and_trading/20/20_mean" calcext:value-type="string">
            <text:p>quoting_and_trading/20/20_mean</text:p>
          </table:table-cell>
          <table:table-cell table:style-name="ce4" table:formula="of:=OFFSET([.B53];(ROW() - 3)*2 ; 0)" office:value-type="float" office:value="0.0165254" calcext:value-type="float">
            <text:p>0.0165</text:p>
          </table:table-cell>
          <table:table-cell table:style-name="ce4" table:formula="of:=OFFSET([.C53];(ROW() - 3)*2 ; 0)" office:value-type="float" office:value="0.0169284" calcext:value-type="float">
            <text:p>0.0169</text:p>
          </table:table-cell>
          <table:table-cell table:style-name="ce4" table:formula="of:=OFFSET([.D53];(ROW() - 3)*2 ; 0)" office:value-type="float" office:value="0.0149221" calcext:value-type="float">
            <text:p>0.0149</text:p>
          </table:table-cell>
          <table:table-cell table:style-name="ce4" table:formula="of:=OFFSET([.E53];(ROW() - 3)*2 ; 0)" office:value-type="float" office:value="0.0160485" calcext:value-type="float">
            <text:p>0.0160</text:p>
          </table:table-cell>
          <table:table-cell table:style-name="ce4" table:formula="of:=OFFSET([.F53];(ROW() - 3)*2 ; 0)" office:value-type="float" office:value="0.0153794" calcext:value-type="float">
            <text:p>0.0154</text:p>
          </table:table-cell>
          <table:table-cell table:style-name="ce4" table:formula="of:=OFFSET([.G53];(ROW() - 3)*2 ; 0)" office:value-type="float" office:value="0.0143602" calcext:value-type="float">
            <text:p>0.0144</text:p>
          </table:table-cell>
          <table:table-cell table:style-name="ce4" table:formula="of:=OFFSET([.H53];(ROW() - 3)*2 ; 0)" office:value-type="float" office:value="0.00972287" calcext:value-type="float">
            <text:p>0.0097</text:p>
          </table:table-cell>
          <table:table-cell/>
          <table:table-cell table:formula="of:=OFFSET([.A53];(ROW() - 2)*2 ; 0)" office:value-type="string" office:string-value="quoting_and_trading/20/20_stddev" calcext:value-type="string">
            <text:p>quoting_and_trading/20/20_stddev</text:p>
          </table:table-cell>
          <table:table-cell table:style-name="ce4" table:formula="of:=OFFSET([.B53];(ROW() - 2)*2 ; 0)" office:value-type="float" office:value="0.000165596" calcext:value-type="float">
            <text:p>0.0002</text:p>
          </table:table-cell>
          <table:table-cell table:style-name="ce4" table:formula="of:=OFFSET([.C53];(ROW() - 2)*2 ; 0)" office:value-type="float" office:value="0.000239542" calcext:value-type="float">
            <text:p>0.0002</text:p>
          </table:table-cell>
          <table:table-cell table:style-name="ce4" table:formula="of:=OFFSET([.D53];(ROW() - 2)*2 ; 0)" office:value-type="float" office:value="0.000604702" calcext:value-type="float">
            <text:p>0.0006</text:p>
          </table:table-cell>
          <table:table-cell table:style-name="ce4" table:formula="of:=OFFSET([.E53];(ROW() - 2)*2 ; 0)" office:value-type="float" office:value="0.000119665" calcext:value-type="float">
            <text:p>0.0001</text:p>
          </table:table-cell>
          <table:table-cell table:style-name="ce4" table:formula="of:=OFFSET([.F53];(ROW() - 2)*2 ; 0)" office:value-type="float" office:value="0.000129583" calcext:value-type="float">
            <text:p>0.0001</text:p>
          </table:table-cell>
          <table:table-cell table:style-name="ce4" table:formula="of:=OFFSET([.G53];(ROW() - 2)*2 ; 0)" office:value-type="float" office:value="0.0000419946" calcext:value-type="float">
            <text:p>0.0000</text:p>
          </table:table-cell>
          <table:table-cell table:style-name="ce4" table:formula="of:=OFFSET([.H53];(ROW() - 2)*2 ; 0)" office:value-type="float" office:value="0.000058568" calcext:value-type="float">
            <text:p>0.0001</text:p>
          </table:table-cell>
        </table:table-row>
        <table:table-row table:style-name="ro1">
          <table:table-cell office:value-type="string" calcext:value-type="string">
            <text:p>quoting/20/30_mean</text:p>
          </table:table-cell>
          <table:table-cell table:style-name="ce4" office:value-type="float" office:value="0.0251071" calcext:value-type="float">
            <text:p>0.0251</text:p>
          </table:table-cell>
          <table:table-cell table:style-name="ce4" office:value-type="float" office:value="0.0266003" calcext:value-type="float">
            <text:p>0.0266</text:p>
          </table:table-cell>
          <table:table-cell table:style-name="ce4" office:value-type="float" office:value="0.0258655" calcext:value-type="float">
            <text:p>0.0259</text:p>
          </table:table-cell>
          <table:table-cell table:style-name="ce4" office:value-type="float" office:value="0.0233052" calcext:value-type="float">
            <text:p>0.0233</text:p>
          </table:table-cell>
          <table:table-cell table:style-name="ce4" office:value-type="float" office:value="0.0213664" calcext:value-type="float">
            <text:p>0.0214</text:p>
          </table:table-cell>
          <table:table-cell table:style-name="ce4" office:value-type="float" office:value="0.0214362" calcext:value-type="float">
            <text:p>0.0214</text:p>
          </table:table-cell>
          <table:table-cell table:style-name="ce4" office:value-type="float" office:value="0.0144539" calcext:value-type="float">
            <text:p>0.0145</text:p>
          </table:table-cell>
          <table:table-cell table:number-columns-repeated="2"/>
          <table:table-cell table:formula="of:=OFFSET([.A54];(ROW() - 3)*2 ; 0)" office:value-type="string" office:string-value="quoting_and_trading/20/30_mean" calcext:value-type="string">
            <text:p>quoting_and_trading/20/30_mean</text:p>
          </table:table-cell>
          <table:table-cell table:style-name="ce4" table:formula="of:=OFFSET([.B54];(ROW() - 3)*2 ; 0)" office:value-type="float" office:value="0.0256765" calcext:value-type="float">
            <text:p>0.0257</text:p>
          </table:table-cell>
          <table:table-cell table:style-name="ce4" table:formula="of:=OFFSET([.C54];(ROW() - 3)*2 ; 0)" office:value-type="float" office:value="0.0265673" calcext:value-type="float">
            <text:p>0.0266</text:p>
          </table:table-cell>
          <table:table-cell table:style-name="ce4" table:formula="of:=OFFSET([.D54];(ROW() - 3)*2 ; 0)" office:value-type="float" office:value="0.0232604" calcext:value-type="float">
            <text:p>0.0233</text:p>
          </table:table-cell>
          <table:table-cell table:style-name="ce4" table:formula="of:=OFFSET([.E54];(ROW() - 3)*2 ; 0)" office:value-type="float" office:value="0.0246391" calcext:value-type="float">
            <text:p>0.0246</text:p>
          </table:table-cell>
          <table:table-cell table:style-name="ce4" table:formula="of:=OFFSET([.F54];(ROW() - 3)*2 ; 0)" office:value-type="float" office:value="0.0237064" calcext:value-type="float">
            <text:p>0.0237</text:p>
          </table:table-cell>
          <table:table-cell table:style-name="ce4" table:formula="of:=OFFSET([.G54];(ROW() - 3)*2 ; 0)" office:value-type="float" office:value="0.0222142" calcext:value-type="float">
            <text:p>0.0222</text:p>
          </table:table-cell>
          <table:table-cell table:style-name="ce4" table:formula="of:=OFFSET([.H54];(ROW() - 3)*2 ; 0)" office:value-type="float" office:value="0.0147814" calcext:value-type="float">
            <text:p>0.0148</text:p>
          </table:table-cell>
          <table:table-cell/>
          <table:table-cell table:formula="of:=OFFSET([.A54];(ROW() - 2)*2 ; 0)" office:value-type="string" office:string-value="quoting_and_trading/20/30_stddev" calcext:value-type="string">
            <text:p>quoting_and_trading/20/30_stddev</text:p>
          </table:table-cell>
          <table:table-cell table:style-name="ce4" table:formula="of:=OFFSET([.B54];(ROW() - 2)*2 ; 0)" office:value-type="float" office:value="0.000417839" calcext:value-type="float">
            <text:p>0.0004</text:p>
          </table:table-cell>
          <table:table-cell table:style-name="ce4" table:formula="of:=OFFSET([.C54];(ROW() - 2)*2 ; 0)" office:value-type="float" office:value="0.000537364" calcext:value-type="float">
            <text:p>0.0005</text:p>
          </table:table-cell>
          <table:table-cell table:style-name="ce4" table:formula="of:=OFFSET([.D54];(ROW() - 2)*2 ; 0)" office:value-type="float" office:value="0.000246983" calcext:value-type="float">
            <text:p>0.0002</text:p>
          </table:table-cell>
          <table:table-cell table:style-name="ce4" table:formula="of:=OFFSET([.E54];(ROW() - 2)*2 ; 0)" office:value-type="float" office:value="0.0000643508" calcext:value-type="float">
            <text:p>0.0001</text:p>
          </table:table-cell>
          <table:table-cell table:style-name="ce4" table:formula="of:=OFFSET([.F54];(ROW() - 2)*2 ; 0)" office:value-type="float" office:value="0.0000967799" calcext:value-type="float">
            <text:p>0.0001</text:p>
          </table:table-cell>
          <table:table-cell table:style-name="ce4" table:formula="of:=OFFSET([.G54];(ROW() - 2)*2 ; 0)" office:value-type="float" office:value="0.00020393" calcext:value-type="float">
            <text:p>0.0002</text:p>
          </table:table-cell>
          <table:table-cell table:style-name="ce4" table:formula="of:=OFFSET([.H54];(ROW() - 2)*2 ; 0)" office:value-type="float" office:value="0.0000491257" calcext:value-type="float">
            <text:p>0.0000</text:p>
          </table:table-cell>
        </table:table-row>
        <table:table-row table:style-name="ro1">
          <table:table-cell office:value-type="string" calcext:value-type="string">
            <text:p>quoting/20/30_median</text:p>
          </table:table-cell>
          <table:table-cell table:style-name="ce4" office:value-type="float" office:value="0.0250857" calcext:value-type="float">
            <text:p>0.0251</text:p>
          </table:table-cell>
          <table:table-cell table:style-name="ce4" office:value-type="float" office:value="0.0265271" calcext:value-type="float">
            <text:p>0.0265</text:p>
          </table:table-cell>
          <table:table-cell table:style-name="ce4" office:value-type="float" office:value="0.0259573" calcext:value-type="float">
            <text:p>0.0260</text:p>
          </table:table-cell>
          <table:table-cell table:style-name="ce4" office:value-type="float" office:value="0.0232448" calcext:value-type="float">
            <text:p>0.0232</text:p>
          </table:table-cell>
          <table:table-cell table:style-name="ce4" office:value-type="float" office:value="0.0213117" calcext:value-type="float">
            <text:p>0.0213</text:p>
          </table:table-cell>
          <table:table-cell table:style-name="ce4" office:value-type="float" office:value="0.0213993" calcext:value-type="float">
            <text:p>0.0214</text:p>
          </table:table-cell>
          <table:table-cell table:style-name="ce4" office:value-type="float" office:value="0.0144666" calcext:value-type="float">
            <text:p>0.0145</text:p>
          </table:table-cell>
          <table:table-cell table:number-columns-repeated="2"/>
          <table:table-cell table:formula="of:=OFFSET([.A55];(ROW() - 3)*2 ; 0)" office:value-type="string" office:string-value="quoting_and_trading/20/40_mean" calcext:value-type="string">
            <text:p>quoting_and_trading/20/40_mean</text:p>
          </table:table-cell>
          <table:table-cell table:style-name="ce4" table:formula="of:=OFFSET([.B55];(ROW() - 3)*2 ; 0)" office:value-type="float" office:value="0.0361401" calcext:value-type="float">
            <text:p>0.0361</text:p>
          </table:table-cell>
          <table:table-cell table:style-name="ce4" table:formula="of:=OFFSET([.C55];(ROW() - 3)*2 ; 0)" office:value-type="float" office:value="0.0366876" calcext:value-type="float">
            <text:p>0.0367</text:p>
          </table:table-cell>
          <table:table-cell table:style-name="ce4" table:formula="of:=OFFSET([.D55];(ROW() - 3)*2 ; 0)" office:value-type="float" office:value="0.0327848" calcext:value-type="float">
            <text:p>0.0328</text:p>
          </table:table-cell>
          <table:table-cell table:style-name="ce4" table:formula="of:=OFFSET([.E55];(ROW() - 3)*2 ; 0)" office:value-type="float" office:value="0.0334449" calcext:value-type="float">
            <text:p>0.0334</text:p>
          </table:table-cell>
          <table:table-cell table:style-name="ce4" table:formula="of:=OFFSET([.F55];(ROW() - 3)*2 ; 0)" office:value-type="float" office:value="0.0320338" calcext:value-type="float">
            <text:p>0.0320</text:p>
          </table:table-cell>
          <table:table-cell table:style-name="ce4" table:formula="of:=OFFSET([.G55];(ROW() - 3)*2 ; 0)" office:value-type="float" office:value="0.0295256" calcext:value-type="float">
            <text:p>0.0295</text:p>
          </table:table-cell>
          <table:table-cell table:style-name="ce4" table:formula="of:=OFFSET([.H55];(ROW() - 3)*2 ; 0)" office:value-type="float" office:value="0.0197199" calcext:value-type="float">
            <text:p>0.0197</text:p>
          </table:table-cell>
          <table:table-cell/>
          <table:table-cell table:formula="of:=OFFSET([.A55];(ROW() - 2)*2 ; 0)" office:value-type="string" office:string-value="quoting_and_trading/20/40_stddev" calcext:value-type="string">
            <text:p>quoting_and_trading/20/40_stddev</text:p>
          </table:table-cell>
          <table:table-cell table:style-name="ce4" table:formula="of:=OFFSET([.B55];(ROW() - 2)*2 ; 0)" office:value-type="float" office:value="0.00057545" calcext:value-type="float">
            <text:p>0.0006</text:p>
          </table:table-cell>
          <table:table-cell table:style-name="ce4" table:formula="of:=OFFSET([.C55];(ROW() - 2)*2 ; 0)" office:value-type="float" office:value="0.00045881" calcext:value-type="float">
            <text:p>0.0005</text:p>
          </table:table-cell>
          <table:table-cell table:style-name="ce4" table:formula="of:=OFFSET([.D55];(ROW() - 2)*2 ; 0)" office:value-type="float" office:value="0.000555914" calcext:value-type="float">
            <text:p>0.0006</text:p>
          </table:table-cell>
          <table:table-cell table:style-name="ce4" table:formula="of:=OFFSET([.E55];(ROW() - 2)*2 ; 0)" office:value-type="float" office:value="0.0000762292" calcext:value-type="float">
            <text:p>0.0001</text:p>
          </table:table-cell>
          <table:table-cell table:style-name="ce4" table:formula="of:=OFFSET([.F55];(ROW() - 2)*2 ; 0)" office:value-type="float" office:value="0.000141339" calcext:value-type="float">
            <text:p>0.0001</text:p>
          </table:table-cell>
          <table:table-cell table:style-name="ce4" table:formula="of:=OFFSET([.G55];(ROW() - 2)*2 ; 0)" office:value-type="float" office:value="0.0000502662" calcext:value-type="float">
            <text:p>0.0001</text:p>
          </table:table-cell>
          <table:table-cell table:style-name="ce4" table:formula="of:=OFFSET([.H55];(ROW() - 2)*2 ; 0)" office:value-type="float" office:value="0.0000380502" calcext:value-type="float">
            <text:p>0.0000</text:p>
          </table:table-cell>
        </table:table-row>
        <table:table-row table:style-name="ro1">
          <table:table-cell office:value-type="string" calcext:value-type="string">
            <text:p>quoting/20/30_stddev</text:p>
          </table:table-cell>
          <table:table-cell table:style-name="ce4" office:value-type="float" office:value="0.000360176" calcext:value-type="float">
            <text:p>0.0004</text:p>
          </table:table-cell>
          <table:table-cell table:style-name="ce4" office:value-type="float" office:value="0.000213572" calcext:value-type="float">
            <text:p>0.0002</text:p>
          </table:table-cell>
          <table:table-cell table:style-name="ce4" office:value-type="float" office:value="0.000459187" calcext:value-type="float">
            <text:p>0.0005</text:p>
          </table:table-cell>
          <table:table-cell table:style-name="ce4" office:value-type="float" office:value="0.000128099" calcext:value-type="float">
            <text:p>0.0001</text:p>
          </table:table-cell>
          <table:table-cell table:style-name="ce4" office:value-type="float" office:value="0.000126956" calcext:value-type="float">
            <text:p>0.0001</text:p>
          </table:table-cell>
          <table:table-cell table:style-name="ce4" office:value-type="float" office:value="0.000148252" calcext:value-type="float">
            <text:p>0.0001</text:p>
          </table:table-cell>
          <table:table-cell table:style-name="ce4" office:value-type="float" office:value="0.0000660648" calcext:value-type="float">
            <text:p>0.0001</text:p>
          </table:table-cell>
          <table:table-cell table:number-columns-repeated="2"/>
          <table:table-cell table:formula="of:=OFFSET([.A56];(ROW() - 3)*2 ; 0)" office:value-type="string" office:string-value="quoting_and_trading/20/50_mean" calcext:value-type="string">
            <text:p>quoting_and_trading/20/50_mean</text:p>
          </table:table-cell>
          <table:table-cell table:style-name="ce4" table:formula="of:=OFFSET([.B56];(ROW() - 3)*2 ; 0)" office:value-type="float" office:value="0.0472059" calcext:value-type="float">
            <text:p>0.0472</text:p>
          </table:table-cell>
          <table:table-cell table:style-name="ce4" table:formula="of:=OFFSET([.C56];(ROW() - 3)*2 ; 0)" office:value-type="float" office:value="0.0483761" calcext:value-type="float">
            <text:p>0.0484</text:p>
          </table:table-cell>
          <table:table-cell table:style-name="ce4" table:formula="of:=OFFSET([.D56];(ROW() - 3)*2 ; 0)" office:value-type="float" office:value="0.0431376" calcext:value-type="float">
            <text:p>0.0431</text:p>
          </table:table-cell>
          <table:table-cell table:style-name="ce4" table:formula="of:=OFFSET([.E56];(ROW() - 3)*2 ; 0)" office:value-type="float" office:value="0.0424726" calcext:value-type="float">
            <text:p>0.0425</text:p>
          </table:table-cell>
          <table:table-cell table:style-name="ce4" table:formula="of:=OFFSET([.F56];(ROW() - 3)*2 ; 0)" office:value-type="float" office:value="0.0411831" calcext:value-type="float">
            <text:p>0.0412</text:p>
          </table:table-cell>
          <table:table-cell table:style-name="ce4" table:formula="of:=OFFSET([.G56];(ROW() - 3)*2 ; 0)" office:value-type="float" office:value="0.0375715" calcext:value-type="float">
            <text:p>0.0376</text:p>
          </table:table-cell>
          <table:table-cell table:style-name="ce4" table:formula="of:=OFFSET([.H56];(ROW() - 3)*2 ; 0)" office:value-type="float" office:value="0.0248166" calcext:value-type="float">
            <text:p>0.0248</text:p>
          </table:table-cell>
          <table:table-cell/>
          <table:table-cell table:formula="of:=OFFSET([.A56];(ROW() - 2)*2 ; 0)" office:value-type="string" office:string-value="quoting_and_trading/20/50_stddev" calcext:value-type="string">
            <text:p>quoting_and_trading/20/50_stddev</text:p>
          </table:table-cell>
          <table:table-cell table:style-name="ce4" table:formula="of:=OFFSET([.B56];(ROW() - 2)*2 ; 0)" office:value-type="float" office:value="0.000471584" calcext:value-type="float">
            <text:p>0.0005</text:p>
          </table:table-cell>
          <table:table-cell table:style-name="ce4" table:formula="of:=OFFSET([.C56];(ROW() - 2)*2 ; 0)" office:value-type="float" office:value="0.000503384" calcext:value-type="float">
            <text:p>0.0005</text:p>
          </table:table-cell>
          <table:table-cell table:style-name="ce4" table:formula="of:=OFFSET([.D56];(ROW() - 2)*2 ; 0)" office:value-type="float" office:value="0.00112357" calcext:value-type="float">
            <text:p>0.0011</text:p>
          </table:table-cell>
          <table:table-cell table:style-name="ce4" table:formula="of:=OFFSET([.E56];(ROW() - 2)*2 ; 0)" office:value-type="float" office:value="0.000246068" calcext:value-type="float">
            <text:p>0.0002</text:p>
          </table:table-cell>
          <table:table-cell table:style-name="ce4" table:formula="of:=OFFSET([.F56];(ROW() - 2)*2 ; 0)" office:value-type="float" office:value="0.000292851" calcext:value-type="float">
            <text:p>0.0003</text:p>
          </table:table-cell>
          <table:table-cell table:style-name="ce4" table:formula="of:=OFFSET([.G56];(ROW() - 2)*2 ; 0)" office:value-type="float" office:value="0.000177817" calcext:value-type="float">
            <text:p>0.0002</text:p>
          </table:table-cell>
          <table:table-cell table:style-name="ce4" table:formula="of:=OFFSET([.H56];(ROW() - 2)*2 ; 0)" office:value-type="float" office:value="0.000166338" calcext:value-type="float">
            <text:p>0.0002</text:p>
          </table:table-cell>
        </table:table-row>
        <table:table-row table:style-name="ro1">
          <table:table-cell office:value-type="string" calcext:value-type="string">
            <text:p>quoting/20/40_mean</text:p>
          </table:table-cell>
          <table:table-cell table:style-name="ce4" office:value-type="float" office:value="0.0354849" calcext:value-type="float">
            <text:p>0.0355</text:p>
          </table:table-cell>
          <table:table-cell table:style-name="ce4" office:value-type="float" office:value="0.0368767" calcext:value-type="float">
            <text:p>0.0369</text:p>
          </table:table-cell>
          <table:table-cell table:style-name="ce4" office:value-type="float" office:value="0.0366196" calcext:value-type="float">
            <text:p>0.0366</text:p>
          </table:table-cell>
          <table:table-cell table:style-name="ce4" office:value-type="float" office:value="0.0315691" calcext:value-type="float">
            <text:p>0.0316</text:p>
          </table:table-cell>
          <table:table-cell table:style-name="ce4" office:value-type="float" office:value="0.02915" calcext:value-type="float">
            <text:p>0.0292</text:p>
          </table:table-cell>
          <table:table-cell table:style-name="ce4" office:value-type="float" office:value="0.0288363" calcext:value-type="float">
            <text:p>0.0288</text:p>
          </table:table-cell>
          <table:table-cell table:style-name="ce4" office:value-type="float" office:value="0.0194139" calcext:value-type="float">
            <text:p>0.0194</text:p>
          </table:table-cell>
          <table:table-cell table:number-columns-repeated="2"/>
          <table:table-cell table:formula="of:=OFFSET([.A57];(ROW() - 3)*2 ; 0)" office:value-type="string" office:string-value="quoting_and_trading/40/10_mean" calcext:value-type="string">
            <text:p>quoting_and_trading/40/10_mean</text:p>
          </table:table-cell>
          <table:table-cell table:style-name="ce4" table:formula="of:=OFFSET([.B57];(ROW() - 3)*2 ; 0)" office:value-type="float" office:value="0.0101462" calcext:value-type="float">
            <text:p>0.0101</text:p>
          </table:table-cell>
          <table:table-cell table:style-name="ce4" table:formula="of:=OFFSET([.C57];(ROW() - 3)*2 ; 0)" office:value-type="float" office:value="0.0102269" calcext:value-type="float">
            <text:p>0.0102</text:p>
          </table:table-cell>
          <table:table-cell table:style-name="ce4" table:formula="of:=OFFSET([.D57];(ROW() - 3)*2 ; 0)" office:value-type="float" office:value="0.0081275" calcext:value-type="float">
            <text:p>0.0081</text:p>
          </table:table-cell>
          <table:table-cell table:style-name="ce4" table:formula="of:=OFFSET([.E57];(ROW() - 3)*2 ; 0)" office:value-type="float" office:value="0.00882784" calcext:value-type="float">
            <text:p>0.0088</text:p>
          </table:table-cell>
          <table:table-cell table:style-name="ce4" table:formula="of:=OFFSET([.F57];(ROW() - 3)*2 ; 0)" office:value-type="float" office:value="0.00786002" calcext:value-type="float">
            <text:p>0.0079</text:p>
          </table:table-cell>
          <table:table-cell table:style-name="ce4" table:formula="of:=OFFSET([.G57];(ROW() - 3)*2 ; 0)" office:value-type="float" office:value="0.00741119" calcext:value-type="float">
            <text:p>0.0074</text:p>
          </table:table-cell>
          <table:table-cell table:style-name="ce4" table:formula="of:=OFFSET([.H57];(ROW() - 3)*2 ; 0)" office:value-type="float" office:value="0.00493809" calcext:value-type="float">
            <text:p>0.0049</text:p>
          </table:table-cell>
          <table:table-cell/>
          <table:table-cell table:formula="of:=OFFSET([.A57];(ROW() - 2)*2 ; 0)" office:value-type="string" office:string-value="quoting_and_trading/40/10_stddev" calcext:value-type="string">
            <text:p>quoting_and_trading/40/10_stddev</text:p>
          </table:table-cell>
          <table:table-cell table:style-name="ce4" table:formula="of:=OFFSET([.B57];(ROW() - 2)*2 ; 0)" office:value-type="float" office:value="0.000161653" calcext:value-type="float">
            <text:p>0.0002</text:p>
          </table:table-cell>
          <table:table-cell table:style-name="ce4" table:formula="of:=OFFSET([.C57];(ROW() - 2)*2 ; 0)" office:value-type="float" office:value="0.000200297" calcext:value-type="float">
            <text:p>0.0002</text:p>
          </table:table-cell>
          <table:table-cell table:style-name="ce4" table:formula="of:=OFFSET([.D57];(ROW() - 2)*2 ; 0)" office:value-type="float" office:value="0.00020393" calcext:value-type="float">
            <text:p>0.0002</text:p>
          </table:table-cell>
          <table:table-cell table:style-name="ce4" table:formula="of:=OFFSET([.E57];(ROW() - 2)*2 ; 0)" office:value-type="float" office:value="0.0000223739" calcext:value-type="float">
            <text:p>0.0000</text:p>
          </table:table-cell>
          <table:table-cell table:style-name="ce4" table:formula="of:=OFFSET([.F57];(ROW() - 2)*2 ; 0)" office:value-type="float" office:value="0.0000706194" calcext:value-type="float">
            <text:p>0.0001</text:p>
          </table:table-cell>
          <table:table-cell table:style-name="ce4" table:formula="of:=OFFSET([.G57];(ROW() - 2)*2 ; 0)" office:value-type="float" office:value="0.0000658256" calcext:value-type="float">
            <text:p>0.0001</text:p>
          </table:table-cell>
          <table:table-cell table:style-name="ce4" table:formula="of:=OFFSET([.H57];(ROW() - 2)*2 ; 0)" office:value-type="float" office:value="0.0000302628" calcext:value-type="float">
            <text:p>0.0000</text:p>
          </table:table-cell>
        </table:table-row>
        <table:table-row table:style-name="ro1">
          <table:table-cell office:value-type="string" calcext:value-type="string">
            <text:p>quoting/20/40_median</text:p>
          </table:table-cell>
          <table:table-cell table:style-name="ce4" office:value-type="float" office:value="0.0355317" calcext:value-type="float">
            <text:p>0.0355</text:p>
          </table:table-cell>
          <table:table-cell table:style-name="ce4" office:value-type="float" office:value="0.0370373" calcext:value-type="float">
            <text:p>0.0370</text:p>
          </table:table-cell>
          <table:table-cell table:style-name="ce4" office:value-type="float" office:value="0.0365667" calcext:value-type="float">
            <text:p>0.0366</text:p>
          </table:table-cell>
          <table:table-cell table:style-name="ce4" office:value-type="float" office:value="0.0316087" calcext:value-type="float">
            <text:p>0.0316</text:p>
          </table:table-cell>
          <table:table-cell table:style-name="ce4" office:value-type="float" office:value="0.0290431" calcext:value-type="float">
            <text:p>0.0290</text:p>
          </table:table-cell>
          <table:table-cell table:style-name="ce4" office:value-type="float" office:value="0.0288495" calcext:value-type="float">
            <text:p>0.0288</text:p>
          </table:table-cell>
          <table:table-cell table:style-name="ce4" office:value-type="float" office:value="0.0193746" calcext:value-type="float">
            <text:p>0.0194</text:p>
          </table:table-cell>
          <table:table-cell table:number-columns-repeated="2"/>
          <table:table-cell table:formula="of:=OFFSET([.A58];(ROW() - 3)*2 ; 0)" office:value-type="string" office:string-value="quoting_and_trading/40/20_mean" calcext:value-type="string">
            <text:p>quoting_and_trading/40/20_mean</text:p>
          </table:table-cell>
          <table:table-cell table:style-name="ce4" table:formula="of:=OFFSET([.B58];(ROW() - 3)*2 ; 0)" office:value-type="float" office:value="0.0205811" calcext:value-type="float">
            <text:p>0.0206</text:p>
          </table:table-cell>
          <table:table-cell table:style-name="ce4" table:formula="of:=OFFSET([.C58];(ROW() - 3)*2 ; 0)" office:value-type="float" office:value="0.021405" calcext:value-type="float">
            <text:p>0.0214</text:p>
          </table:table-cell>
          <table:table-cell table:style-name="ce4" table:formula="of:=OFFSET([.D58];(ROW() - 3)*2 ; 0)" office:value-type="float" office:value="0.0170734" calcext:value-type="float">
            <text:p>0.0171</text:p>
          </table:table-cell>
          <table:table-cell table:style-name="ce4" table:formula="of:=OFFSET([.E58];(ROW() - 3)*2 ; 0)" office:value-type="float" office:value="0.0184272" calcext:value-type="float">
            <text:p>0.0184</text:p>
          </table:table-cell>
          <table:table-cell table:style-name="ce4" table:formula="of:=OFFSET([.F58];(ROW() - 3)*2 ; 0)" office:value-type="float" office:value="0.0164843" calcext:value-type="float">
            <text:p>0.0165</text:p>
          </table:table-cell>
          <table:table-cell table:style-name="ce4" table:formula="of:=OFFSET([.G58];(ROW() - 3)*2 ; 0)" office:value-type="float" office:value="0.0153743" calcext:value-type="float">
            <text:p>0.0154</text:p>
          </table:table-cell>
          <table:table-cell table:style-name="ce4" table:formula="of:=OFFSET([.H58];(ROW() - 3)*2 ; 0)" office:value-type="float" office:value="0.00992331" calcext:value-type="float">
            <text:p>0.0099</text:p>
          </table:table-cell>
          <table:table-cell/>
          <table:table-cell table:formula="of:=OFFSET([.A58];(ROW() - 2)*2 ; 0)" office:value-type="string" office:string-value="quoting_and_trading/40/20_stddev" calcext:value-type="string">
            <text:p>quoting_and_trading/40/20_stddev</text:p>
          </table:table-cell>
          <table:table-cell table:style-name="ce4" table:formula="of:=OFFSET([.B58];(ROW() - 2)*2 ; 0)" office:value-type="float" office:value="0.000436548" calcext:value-type="float">
            <text:p>0.0004</text:p>
          </table:table-cell>
          <table:table-cell table:style-name="ce4" table:formula="of:=OFFSET([.C58];(ROW() - 2)*2 ; 0)" office:value-type="float" office:value="0.000429195" calcext:value-type="float">
            <text:p>0.0004</text:p>
          </table:table-cell>
          <table:table-cell table:style-name="ce4" table:formula="of:=OFFSET([.D58];(ROW() - 2)*2 ; 0)" office:value-type="float" office:value="0.000409654" calcext:value-type="float">
            <text:p>0.0004</text:p>
          </table:table-cell>
          <table:table-cell table:style-name="ce4" table:formula="of:=OFFSET([.E58];(ROW() - 2)*2 ; 0)" office:value-type="float" office:value="0.0000612465" calcext:value-type="float">
            <text:p>0.0001</text:p>
          </table:table-cell>
          <table:table-cell table:style-name="ce4" table:formula="of:=OFFSET([.F58];(ROW() - 2)*2 ; 0)" office:value-type="float" office:value="0.0000780285" calcext:value-type="float">
            <text:p>0.0001</text:p>
          </table:table-cell>
          <table:table-cell table:style-name="ce4" table:formula="of:=OFFSET([.G58];(ROW() - 2)*2 ; 0)" office:value-type="float" office:value="0.000174846" calcext:value-type="float">
            <text:p>0.0002</text:p>
          </table:table-cell>
          <table:table-cell table:style-name="ce4" table:formula="of:=OFFSET([.H58];(ROW() - 2)*2 ; 0)" office:value-type="float" office:value="0.0000487289" calcext:value-type="float">
            <text:p>0.0000</text:p>
          </table:table-cell>
        </table:table-row>
        <table:table-row table:style-name="ro1">
          <table:table-cell office:value-type="string" calcext:value-type="string">
            <text:p>quoting/20/40_stddev</text:p>
          </table:table-cell>
          <table:table-cell table:style-name="ce4" office:value-type="float" office:value="0.000698526" calcext:value-type="float">
            <text:p>0.0007</text:p>
          </table:table-cell>
          <table:table-cell table:style-name="ce4" office:value-type="float" office:value="0.000549656" calcext:value-type="float">
            <text:p>0.0005</text:p>
          </table:table-cell>
          <table:table-cell table:style-name="ce4" office:value-type="float" office:value="0.000189564" calcext:value-type="float">
            <text:p>0.0002</text:p>
          </table:table-cell>
          <table:table-cell table:style-name="ce4" office:value-type="float" office:value="0.000116528" calcext:value-type="float">
            <text:p>0.0001</text:p>
          </table:table-cell>
          <table:table-cell table:style-name="ce4" office:value-type="float" office:value="0.000231594" calcext:value-type="float">
            <text:p>0.0002</text:p>
          </table:table-cell>
          <table:table-cell table:style-name="ce4" office:value-type="float" office:value="0.000154146" calcext:value-type="float">
            <text:p>0.0002</text:p>
          </table:table-cell>
          <table:table-cell table:style-name="ce4" office:value-type="float" office:value="0.0000704279" calcext:value-type="float">
            <text:p>0.0001</text:p>
          </table:table-cell>
          <table:table-cell table:number-columns-repeated="2"/>
          <table:table-cell table:formula="of:=OFFSET([.A59];(ROW() - 3)*2 ; 0)" office:value-type="string" office:string-value="quoting_and_trading/40/30_mean" calcext:value-type="string">
            <text:p>quoting_and_trading/40/30_mean</text:p>
          </table:table-cell>
          <table:table-cell table:style-name="ce4" table:formula="of:=OFFSET([.B59];(ROW() - 3)*2 ; 0)" office:value-type="float" office:value="0.0315402" calcext:value-type="float">
            <text:p>0.0315</text:p>
          </table:table-cell>
          <table:table-cell table:style-name="ce4" table:formula="of:=OFFSET([.C59];(ROW() - 3)*2 ; 0)" office:value-type="float" office:value="0.0330069" calcext:value-type="float">
            <text:p>0.0330</text:p>
          </table:table-cell>
          <table:table-cell table:style-name="ce4" table:formula="of:=OFFSET([.D59];(ROW() - 3)*2 ; 0)" office:value-type="float" office:value="0.0266776" calcext:value-type="float">
            <text:p>0.0267</text:p>
          </table:table-cell>
          <table:table-cell table:style-name="ce4" table:formula="of:=OFFSET([.E59];(ROW() - 3)*2 ; 0)" office:value-type="float" office:value="0.0285189" calcext:value-type="float">
            <text:p>0.0285</text:p>
          </table:table-cell>
          <table:table-cell table:style-name="ce4" table:formula="of:=OFFSET([.F59];(ROW() - 3)*2 ; 0)" office:value-type="float" office:value="0.0253438" calcext:value-type="float">
            <text:p>0.0253</text:p>
          </table:table-cell>
          <table:table-cell table:style-name="ce4" table:formula="of:=OFFSET([.G59];(ROW() - 3)*2 ; 0)" office:value-type="float" office:value="0.0231998" calcext:value-type="float">
            <text:p>0.0232</text:p>
          </table:table-cell>
          <table:table-cell table:style-name="ce4" table:formula="of:=OFFSET([.H59];(ROW() - 3)*2 ; 0)" office:value-type="float" office:value="0.0149053" calcext:value-type="float">
            <text:p>0.0149</text:p>
          </table:table-cell>
          <table:table-cell/>
          <table:table-cell table:formula="of:=OFFSET([.A59];(ROW() - 2)*2 ; 0)" office:value-type="string" office:string-value="quoting_and_trading/40/30_stddev" calcext:value-type="string">
            <text:p>quoting_and_trading/40/30_stddev</text:p>
          </table:table-cell>
          <table:table-cell table:style-name="ce4" table:formula="of:=OFFSET([.B59];(ROW() - 2)*2 ; 0)" office:value-type="float" office:value="0.000363889" calcext:value-type="float">
            <text:p>0.0004</text:p>
          </table:table-cell>
          <table:table-cell table:style-name="ce4" table:formula="of:=OFFSET([.C59];(ROW() - 2)*2 ; 0)" office:value-type="float" office:value="0.000481682" calcext:value-type="float">
            <text:p>0.0005</text:p>
          </table:table-cell>
          <table:table-cell table:style-name="ce4" table:formula="of:=OFFSET([.D59];(ROW() - 2)*2 ; 0)" office:value-type="float" office:value="0.000499416" calcext:value-type="float">
            <text:p>0.0005</text:p>
          </table:table-cell>
          <table:table-cell table:style-name="ce4" table:formula="of:=OFFSET([.E59];(ROW() - 2)*2 ; 0)" office:value-type="float" office:value="0.000122578" calcext:value-type="float">
            <text:p>0.0001</text:p>
          </table:table-cell>
          <table:table-cell table:style-name="ce4" table:formula="of:=OFFSET([.F59];(ROW() - 2)*2 ; 0)" office:value-type="float" office:value="0.000214333" calcext:value-type="float">
            <text:p>0.0002</text:p>
          </table:table-cell>
          <table:table-cell table:style-name="ce4" table:formula="of:=OFFSET([.G59];(ROW() - 2)*2 ; 0)" office:value-type="float" office:value="0.0000392057" calcext:value-type="float">
            <text:p>0.0000</text:p>
          </table:table-cell>
          <table:table-cell table:style-name="ce4" table:formula="of:=OFFSET([.H59];(ROW() - 2)*2 ; 0)" office:value-type="float" office:value="0.0000834214" calcext:value-type="float">
            <text:p>0.0001</text:p>
          </table:table-cell>
        </table:table-row>
        <table:table-row table:style-name="ro1">
          <table:table-cell office:value-type="string" calcext:value-type="string">
            <text:p>quoting/20/50_mean</text:p>
          </table:table-cell>
          <table:table-cell table:style-name="ce4" office:value-type="float" office:value="0.0461533" calcext:value-type="float">
            <text:p>0.0462</text:p>
          </table:table-cell>
          <table:table-cell table:style-name="ce4" office:value-type="float" office:value="0.0476011" calcext:value-type="float">
            <text:p>0.0476</text:p>
          </table:table-cell>
          <table:table-cell table:style-name="ce4" office:value-type="float" office:value="0.0474555" calcext:value-type="float">
            <text:p>0.0475</text:p>
          </table:table-cell>
          <table:table-cell table:style-name="ce4" office:value-type="float" office:value="0.0404466" calcext:value-type="float">
            <text:p>0.0404</text:p>
          </table:table-cell>
          <table:table-cell table:style-name="ce4" office:value-type="float" office:value="0.037038" calcext:value-type="float">
            <text:p>0.0370</text:p>
          </table:table-cell>
          <table:table-cell table:style-name="ce4" office:value-type="float" office:value="0.0366569" calcext:value-type="float">
            <text:p>0.0367</text:p>
          </table:table-cell>
          <table:table-cell table:style-name="ce4" office:value-type="float" office:value="0.0243964" calcext:value-type="float">
            <text:p>0.0244</text:p>
          </table:table-cell>
          <table:table-cell table:number-columns-repeated="2"/>
          <table:table-cell table:formula="of:=OFFSET([.A60];(ROW() - 3)*2 ; 0)" office:value-type="string" office:string-value="quoting_and_trading/40/40_mean" calcext:value-type="string">
            <text:p>quoting_and_trading/40/40_mean</text:p>
          </table:table-cell>
          <table:table-cell table:style-name="ce4" table:formula="of:=OFFSET([.B60];(ROW() - 3)*2 ; 0)" office:value-type="float" office:value="0.0437447" calcext:value-type="float">
            <text:p>0.0437</text:p>
          </table:table-cell>
          <table:table-cell table:style-name="ce4" table:formula="of:=OFFSET([.C60];(ROW() - 3)*2 ; 0)" office:value-type="float" office:value="0.0450541" calcext:value-type="float">
            <text:p>0.0451</text:p>
          </table:table-cell>
          <table:table-cell table:style-name="ce4" table:formula="of:=OFFSET([.D60];(ROW() - 3)*2 ; 0)" office:value-type="float" office:value="0.036475" calcext:value-type="float">
            <text:p>0.0365</text:p>
          </table:table-cell>
          <table:table-cell table:style-name="ce4" table:formula="of:=OFFSET([.E60];(ROW() - 3)*2 ; 0)" office:value-type="float" office:value="0.0388243" calcext:value-type="float">
            <text:p>0.0388</text:p>
          </table:table-cell>
          <table:table-cell table:style-name="ce4" table:formula="of:=OFFSET([.F60];(ROW() - 3)*2 ; 0)" office:value-type="float" office:value="0.0346956" calcext:value-type="float">
            <text:p>0.0347</text:p>
          </table:table-cell>
          <table:table-cell table:style-name="ce4" table:formula="of:=OFFSET([.G60];(ROW() - 3)*2 ; 0)" office:value-type="float" office:value="0.0312823" calcext:value-type="float">
            <text:p>0.0313</text:p>
          </table:table-cell>
          <table:table-cell table:style-name="ce4" table:formula="of:=OFFSET([.H60];(ROW() - 3)*2 ; 0)" office:value-type="float" office:value="0.0200162" calcext:value-type="float">
            <text:p>0.0200</text:p>
          </table:table-cell>
          <table:table-cell/>
          <table:table-cell table:formula="of:=OFFSET([.A60];(ROW() - 2)*2 ; 0)" office:value-type="string" office:string-value="quoting_and_trading/40/40_stddev" calcext:value-type="string">
            <text:p>quoting_and_trading/40/40_stddev</text:p>
          </table:table-cell>
          <table:table-cell table:style-name="ce4" table:formula="of:=OFFSET([.B60];(ROW() - 2)*2 ; 0)" office:value-type="float" office:value="0.000733634" calcext:value-type="float">
            <text:p>0.0007</text:p>
          </table:table-cell>
          <table:table-cell table:style-name="ce4" table:formula="of:=OFFSET([.C60];(ROW() - 2)*2 ; 0)" office:value-type="float" office:value="0.000461123" calcext:value-type="float">
            <text:p>0.0005</text:p>
          </table:table-cell>
          <table:table-cell table:style-name="ce4" table:formula="of:=OFFSET([.D60];(ROW() - 2)*2 ; 0)" office:value-type="float" office:value="0.000207242" calcext:value-type="float">
            <text:p>0.0002</text:p>
          </table:table-cell>
          <table:table-cell table:style-name="ce4" table:formula="of:=OFFSET([.E60];(ROW() - 2)*2 ; 0)" office:value-type="float" office:value="0.000307234" calcext:value-type="float">
            <text:p>0.0003</text:p>
          </table:table-cell>
          <table:table-cell table:style-name="ce4" table:formula="of:=OFFSET([.F60];(ROW() - 2)*2 ; 0)" office:value-type="float" office:value="0.000615596" calcext:value-type="float">
            <text:p>0.0006</text:p>
          </table:table-cell>
          <table:table-cell table:style-name="ce4" table:formula="of:=OFFSET([.G60];(ROW() - 2)*2 ; 0)" office:value-type="float" office:value="0.000145506" calcext:value-type="float">
            <text:p>0.0001</text:p>
          </table:table-cell>
          <table:table-cell table:style-name="ce4" table:formula="of:=OFFSET([.H60];(ROW() - 2)*2 ; 0)" office:value-type="float" office:value="0.000163475" calcext:value-type="float">
            <text:p>0.0002</text:p>
          </table:table-cell>
        </table:table-row>
        <table:table-row table:style-name="ro1">
          <table:table-cell office:value-type="string" calcext:value-type="string">
            <text:p>quoting/20/50_median</text:p>
          </table:table-cell>
          <table:table-cell table:style-name="ce4" office:value-type="float" office:value="0.046426" calcext:value-type="float">
            <text:p>0.0464</text:p>
          </table:table-cell>
          <table:table-cell table:style-name="ce4" office:value-type="float" office:value="0.0476892" calcext:value-type="float">
            <text:p>0.0477</text:p>
          </table:table-cell>
          <table:table-cell table:style-name="ce4" office:value-type="float" office:value="0.0474404" calcext:value-type="float">
            <text:p>0.0474</text:p>
          </table:table-cell>
          <table:table-cell table:style-name="ce4" office:value-type="float" office:value="0.0405085" calcext:value-type="float">
            <text:p>0.0405</text:p>
          </table:table-cell>
          <table:table-cell table:style-name="ce4" office:value-type="float" office:value="0.0370352" calcext:value-type="float">
            <text:p>0.0370</text:p>
          </table:table-cell>
          <table:table-cell table:style-name="ce4" office:value-type="float" office:value="0.0366333" calcext:value-type="float">
            <text:p>0.0366</text:p>
          </table:table-cell>
          <table:table-cell table:style-name="ce4" office:value-type="float" office:value="0.0244326" calcext:value-type="float">
            <text:p>0.0244</text:p>
          </table:table-cell>
          <table:table-cell table:number-columns-repeated="2"/>
          <table:table-cell table:formula="of:=OFFSET([.A61];(ROW() - 3)*2 ; 0)" office:value-type="string" office:string-value="quoting_and_trading/40/50_mean" calcext:value-type="string">
            <text:p>quoting_and_trading/40/50_mean</text:p>
          </table:table-cell>
          <table:table-cell table:style-name="ce4" table:formula="of:=OFFSET([.B61];(ROW() - 3)*2 ; 0)" office:value-type="float" office:value="0.0563183" calcext:value-type="float">
            <text:p>0.0563</text:p>
          </table:table-cell>
          <table:table-cell table:style-name="ce4" table:formula="of:=OFFSET([.C61];(ROW() - 3)*2 ; 0)" office:value-type="float" office:value="0.0585836" calcext:value-type="float">
            <text:p>0.0586</text:p>
          </table:table-cell>
          <table:table-cell table:style-name="ce4" table:formula="of:=OFFSET([.D61];(ROW() - 3)*2 ; 0)" office:value-type="float" office:value="0.0469643" calcext:value-type="float">
            <text:p>0.0470</text:p>
          </table:table-cell>
          <table:table-cell table:style-name="ce4" table:formula="of:=OFFSET([.E61];(ROW() - 3)*2 ; 0)" office:value-type="float" office:value="0.0494405" calcext:value-type="float">
            <text:p>0.0494</text:p>
          </table:table-cell>
          <table:table-cell table:style-name="ce4" table:formula="of:=OFFSET([.F61];(ROW() - 3)*2 ; 0)" office:value-type="float" office:value="0.0438232" calcext:value-type="float">
            <text:p>0.0438</text:p>
          </table:table-cell>
          <table:table-cell table:style-name="ce4" table:formula="of:=OFFSET([.G61];(ROW() - 3)*2 ; 0)" office:value-type="float" office:value="0.0394424" calcext:value-type="float">
            <text:p>0.0394</text:p>
          </table:table-cell>
          <table:table-cell table:style-name="ce4" table:formula="of:=OFFSET([.H61];(ROW() - 3)*2 ; 0)" office:value-type="float" office:value="0.025058" calcext:value-type="float">
            <text:p>0.0251</text:p>
          </table:table-cell>
          <table:table-cell/>
          <table:table-cell table:formula="of:=OFFSET([.A61];(ROW() - 2)*2 ; 0)" office:value-type="string" office:string-value="quoting_and_trading/40/50_stddev" calcext:value-type="string">
            <text:p>quoting_and_trading/40/50_stddev</text:p>
          </table:table-cell>
          <table:table-cell table:style-name="ce4" table:formula="of:=OFFSET([.B61];(ROW() - 2)*2 ; 0)" office:value-type="float" office:value="0.00112191" calcext:value-type="float">
            <text:p>0.0011</text:p>
          </table:table-cell>
          <table:table-cell table:style-name="ce4" table:formula="of:=OFFSET([.C61];(ROW() - 2)*2 ; 0)" office:value-type="float" office:value="0.000378477" calcext:value-type="float">
            <text:p>0.0004</text:p>
          </table:table-cell>
          <table:table-cell table:style-name="ce4" table:formula="of:=OFFSET([.D61];(ROW() - 2)*2 ; 0)" office:value-type="float" office:value="0.000815974" calcext:value-type="float">
            <text:p>0.0008</text:p>
          </table:table-cell>
          <table:table-cell table:style-name="ce4" table:formula="of:=OFFSET([.E61];(ROW() - 2)*2 ; 0)" office:value-type="float" office:value="0.000254849" calcext:value-type="float">
            <text:p>0.0003</text:p>
          </table:table-cell>
          <table:table-cell table:style-name="ce4" table:formula="of:=OFFSET([.F61];(ROW() - 2)*2 ; 0)" office:value-type="float" office:value="0.000350463" calcext:value-type="float">
            <text:p>0.0004</text:p>
          </table:table-cell>
          <table:table-cell table:style-name="ce4" table:formula="of:=OFFSET([.G61];(ROW() - 2)*2 ; 0)" office:value-type="float" office:value="0.0000443402" calcext:value-type="float">
            <text:p>0.0000</text:p>
          </table:table-cell>
          <table:table-cell table:style-name="ce4" table:formula="of:=OFFSET([.H61];(ROW() - 2)*2 ; 0)" office:value-type="float" office:value="0.000133903" calcext:value-type="float">
            <text:p>0.0001</text:p>
          </table:table-cell>
        </table:table-row>
        <table:table-row table:style-name="ro1">
          <table:table-cell office:value-type="string" calcext:value-type="string">
            <text:p>quoting/20/50_stddev</text:p>
          </table:table-cell>
          <table:table-cell table:style-name="ce4" office:value-type="float" office:value="0.000715039" calcext:value-type="float">
            <text:p>0.0007</text:p>
          </table:table-cell>
          <table:table-cell table:style-name="ce4" office:value-type="float" office:value="0.000620146" calcext:value-type="float">
            <text:p>0.0006</text:p>
          </table:table-cell>
          <table:table-cell table:style-name="ce4" office:value-type="float" office:value="0.000322463" calcext:value-type="float">
            <text:p>0.0003</text:p>
          </table:table-cell>
          <table:table-cell table:style-name="ce4" office:value-type="float" office:value="0.000292999" calcext:value-type="float">
            <text:p>0.0003</text:p>
          </table:table-cell>
          <table:table-cell table:style-name="ce4" office:value-type="float" office:value="0.000137101" calcext:value-type="float">
            <text:p>0.0001</text:p>
          </table:table-cell>
          <table:table-cell table:style-name="ce4" office:value-type="float" office:value="0.0000986162" calcext:value-type="float">
            <text:p>0.0001</text:p>
          </table:table-cell>
          <table:table-cell table:style-name="ce4" office:value-type="float" office:value="0.0000664915" calcext:value-type="float">
            <text:p>0.0001</text:p>
          </table:table-cell>
          <table:table-cell table:number-columns-repeated="2"/>
          <table:table-cell table:formula="of:=OFFSET([.A62];(ROW() - 3)*2 ; 0)" office:value-type="string" office:string-value="quoting_and_trading/80/10_mean" calcext:value-type="string">
            <text:p>quoting_and_trading/80/10_mean</text:p>
          </table:table-cell>
          <table:table-cell table:style-name="ce4" table:formula="of:=OFFSET([.B62];(ROW() - 3)*2 ; 0)" office:value-type="float" office:value="0.0138655" calcext:value-type="float">
            <text:p>0.0139</text:p>
          </table:table-cell>
          <table:table-cell table:style-name="ce4" table:formula="of:=OFFSET([.C62];(ROW() - 3)*2 ; 0)" office:value-type="float" office:value="0.0145252" calcext:value-type="float">
            <text:p>0.0145</text:p>
          </table:table-cell>
          <table:table-cell table:style-name="ce4" table:formula="of:=OFFSET([.D62];(ROW() - 3)*2 ; 0)" office:value-type="float" office:value="0.00996391" calcext:value-type="float">
            <text:p>0.0100</text:p>
          </table:table-cell>
          <table:table-cell table:style-name="ce4" table:formula="of:=OFFSET([.E62];(ROW() - 3)*2 ; 0)" office:value-type="float" office:value="0.010928" calcext:value-type="float">
            <text:p>0.0109</text:p>
          </table:table-cell>
          <table:table-cell table:style-name="ce4" table:formula="of:=OFFSET([.F62];(ROW() - 3)*2 ; 0)" office:value-type="float" office:value="0.00852252" calcext:value-type="float">
            <text:p>0.0085</text:p>
          </table:table-cell>
          <table:table-cell table:style-name="ce4" table:formula="of:=OFFSET([.G62];(ROW() - 3)*2 ; 0)" office:value-type="float" office:value="0.00785881" calcext:value-type="float">
            <text:p>0.0079</text:p>
          </table:table-cell>
          <table:table-cell table:style-name="ce4" table:formula="of:=OFFSET([.H62];(ROW() - 3)*2 ; 0)" office:value-type="float" office:value="0.00496929" calcext:value-type="float">
            <text:p>0.0050</text:p>
          </table:table-cell>
          <table:table-cell/>
          <table:table-cell table:formula="of:=OFFSET([.A62];(ROW() - 2)*2 ; 0)" office:value-type="string" office:string-value="quoting_and_trading/80/10_stddev" calcext:value-type="string">
            <text:p>quoting_and_trading/80/10_stddev</text:p>
          </table:table-cell>
          <table:table-cell table:style-name="ce4" table:formula="of:=OFFSET([.B62];(ROW() - 2)*2 ; 0)" office:value-type="float" office:value="0.000332715" calcext:value-type="float">
            <text:p>0.0003</text:p>
          </table:table-cell>
          <table:table-cell table:style-name="ce4" table:formula="of:=OFFSET([.C62];(ROW() - 2)*2 ; 0)" office:value-type="float" office:value="0.000288138" calcext:value-type="float">
            <text:p>0.0003</text:p>
          </table:table-cell>
          <table:table-cell table:style-name="ce4" table:formula="of:=OFFSET([.D62];(ROW() - 2)*2 ; 0)" office:value-type="float" office:value="0.000321127" calcext:value-type="float">
            <text:p>0.0003</text:p>
          </table:table-cell>
          <table:table-cell table:style-name="ce4" table:formula="of:=OFFSET([.E62];(ROW() - 2)*2 ; 0)" office:value-type="float" office:value="0.0000374327" calcext:value-type="float">
            <text:p>0.0000</text:p>
          </table:table-cell>
          <table:table-cell table:style-name="ce4" table:formula="of:=OFFSET([.F62];(ROW() - 2)*2 ; 0)" office:value-type="float" office:value="0.000139034" calcext:value-type="float">
            <text:p>0.0001</text:p>
          </table:table-cell>
          <table:table-cell table:style-name="ce4" table:formula="of:=OFFSET([.G62];(ROW() - 2)*2 ; 0)" office:value-type="float" office:value="0.0000910301" calcext:value-type="float">
            <text:p>0.0001</text:p>
          </table:table-cell>
          <table:table-cell table:style-name="ce4" table:formula="of:=OFFSET([.H62];(ROW() - 2)*2 ; 0)" office:value-type="float" office:value="0.0000168697" calcext:value-type="float">
            <text:p>0.0000</text:p>
          </table:table-cell>
        </table:table-row>
        <table:table-row table:style-name="ro1">
          <table:table-cell office:value-type="string" calcext:value-type="string">
            <text:p>quoting/40/10_mean</text:p>
          </table:table-cell>
          <table:table-cell table:style-name="ce4" office:value-type="float" office:value="0.00964272" calcext:value-type="float">
            <text:p>0.0096</text:p>
          </table:table-cell>
          <table:table-cell table:style-name="ce4" office:value-type="float" office:value="0.0100481" calcext:value-type="float">
            <text:p>0.0100</text:p>
          </table:table-cell>
          <table:table-cell table:style-name="ce4" office:value-type="float" office:value="0.00882388" calcext:value-type="float">
            <text:p>0.0088</text:p>
          </table:table-cell>
          <table:table-cell table:style-name="ce4" office:value-type="float" office:value="0.00826405" calcext:value-type="float">
            <text:p>0.0083</text:p>
          </table:table-cell>
          <table:table-cell table:style-name="ce4" office:value-type="float" office:value="0.00696348" calcext:value-type="float">
            <text:p>0.0070</text:p>
          </table:table-cell>
          <table:table-cell table:style-name="ce4" office:value-type="float" office:value="0.00713499" calcext:value-type="float">
            <text:p>0.0071</text:p>
          </table:table-cell>
          <table:table-cell table:style-name="ce4" office:value-type="float" office:value="0.00479728" calcext:value-type="float">
            <text:p>0.0048</text:p>
          </table:table-cell>
          <table:table-cell table:number-columns-repeated="2"/>
          <table:table-cell table:formula="of:=OFFSET([.A63];(ROW() - 3)*2 ; 0)" office:value-type="string" office:string-value="quoting_and_trading/80/20_mean" calcext:value-type="string">
            <text:p>quoting_and_trading/80/20_mean</text:p>
          </table:table-cell>
          <table:table-cell table:style-name="ce4" table:formula="of:=OFFSET([.B63];(ROW() - 3)*2 ; 0)" office:value-type="float" office:value="0.0280828" calcext:value-type="float">
            <text:p>0.0281</text:p>
          </table:table-cell>
          <table:table-cell table:style-name="ce4" table:formula="of:=OFFSET([.C63];(ROW() - 3)*2 ; 0)" office:value-type="float" office:value="0.0294533" calcext:value-type="float">
            <text:p>0.0295</text:p>
          </table:table-cell>
          <table:table-cell table:style-name="ce4" table:formula="of:=OFFSET([.D63];(ROW() - 3)*2 ; 0)" office:value-type="float" office:value="0.0206307" calcext:value-type="float">
            <text:p>0.0206</text:p>
          </table:table-cell>
          <table:table-cell table:style-name="ce4" table:formula="of:=OFFSET([.E63];(ROW() - 3)*2 ; 0)" office:value-type="float" office:value="0.0228797" calcext:value-type="float">
            <text:p>0.0229</text:p>
          </table:table-cell>
          <table:table-cell table:style-name="ce4" table:formula="of:=OFFSET([.F63];(ROW() - 3)*2 ; 0)" office:value-type="float" office:value="0.0176515" calcext:value-type="float">
            <text:p>0.0177</text:p>
          </table:table-cell>
          <table:table-cell table:style-name="ce4" table:formula="of:=OFFSET([.G63];(ROW() - 3)*2 ; 0)" office:value-type="float" office:value="0.0160159" calcext:value-type="float">
            <text:p>0.0160</text:p>
          </table:table-cell>
          <table:table-cell table:style-name="ce4" table:formula="of:=OFFSET([.H63];(ROW() - 3)*2 ; 0)" office:value-type="float" office:value="0.0100189" calcext:value-type="float">
            <text:p>0.0100</text:p>
          </table:table-cell>
          <table:table-cell/>
          <table:table-cell table:formula="of:=OFFSET([.A63];(ROW() - 2)*2 ; 0)" office:value-type="string" office:string-value="quoting_and_trading/80/20_stddev" calcext:value-type="string">
            <text:p>quoting_and_trading/80/20_stddev</text:p>
          </table:table-cell>
          <table:table-cell table:style-name="ce4" table:formula="of:=OFFSET([.B63];(ROW() - 2)*2 ; 0)" office:value-type="float" office:value="0.000342348" calcext:value-type="float">
            <text:p>0.0003</text:p>
          </table:table-cell>
          <table:table-cell table:style-name="ce4" table:formula="of:=OFFSET([.C63];(ROW() - 2)*2 ; 0)" office:value-type="float" office:value="0.000201739" calcext:value-type="float">
            <text:p>0.0002</text:p>
          </table:table-cell>
          <table:table-cell table:style-name="ce4" table:formula="of:=OFFSET([.D63];(ROW() - 2)*2 ; 0)" office:value-type="float" office:value="0.000389167" calcext:value-type="float">
            <text:p>0.0004</text:p>
          </table:table-cell>
          <table:table-cell table:style-name="ce4" table:formula="of:=OFFSET([.E63];(ROW() - 2)*2 ; 0)" office:value-type="float" office:value="0.000144722" calcext:value-type="float">
            <text:p>0.0001</text:p>
          </table:table-cell>
          <table:table-cell table:style-name="ce4" table:formula="of:=OFFSET([.F63];(ROW() - 2)*2 ; 0)" office:value-type="float" office:value="0.000134042" calcext:value-type="float">
            <text:p>0.0001</text:p>
          </table:table-cell>
          <table:table-cell table:style-name="ce4" table:formula="of:=OFFSET([.G63];(ROW() - 2)*2 ; 0)" office:value-type="float" office:value="0.0000339141" calcext:value-type="float">
            <text:p>0.0000</text:p>
          </table:table-cell>
          <table:table-cell table:style-name="ce4" table:formula="of:=OFFSET([.H63];(ROW() - 2)*2 ; 0)" office:value-type="float" office:value="0.000108254" calcext:value-type="float">
            <text:p>0.0001</text:p>
          </table:table-cell>
        </table:table-row>
        <table:table-row table:style-name="ro1">
          <table:table-cell office:value-type="string" calcext:value-type="string">
            <text:p>quoting/40/10_median</text:p>
          </table:table-cell>
          <table:table-cell table:style-name="ce4" office:value-type="float" office:value="0.00964815" calcext:value-type="float">
            <text:p>0.0096</text:p>
          </table:table-cell>
          <table:table-cell table:style-name="ce4" office:value-type="float" office:value="0.0100125" calcext:value-type="float">
            <text:p>0.0100</text:p>
          </table:table-cell>
          <table:table-cell table:style-name="ce4" office:value-type="float" office:value="0.00880492" calcext:value-type="float">
            <text:p>0.0088</text:p>
          </table:table-cell>
          <table:table-cell table:style-name="ce4" office:value-type="float" office:value="0.00825286" calcext:value-type="float">
            <text:p>0.0083</text:p>
          </table:table-cell>
          <table:table-cell table:style-name="ce4" office:value-type="float" office:value="0.00699138" calcext:value-type="float">
            <text:p>0.0070</text:p>
          </table:table-cell>
          <table:table-cell table:style-name="ce4" office:value-type="float" office:value="0.00713981" calcext:value-type="float">
            <text:p>0.0071</text:p>
          </table:table-cell>
          <table:table-cell table:style-name="ce4" office:value-type="float" office:value="0.00478995" calcext:value-type="float">
            <text:p>0.0048</text:p>
          </table:table-cell>
          <table:table-cell table:number-columns-repeated="2"/>
          <table:table-cell table:formula="of:=OFFSET([.A64];(ROW() - 3)*2 ; 0)" office:value-type="string" office:string-value="quoting_and_trading/80/30_mean" calcext:value-type="string">
            <text:p>quoting_and_trading/80/30_mean</text:p>
          </table:table-cell>
          <table:table-cell table:style-name="ce4" table:formula="of:=OFFSET([.B64];(ROW() - 3)*2 ; 0)" office:value-type="float" office:value="0.0431361" calcext:value-type="float">
            <text:p>0.0431</text:p>
          </table:table-cell>
          <table:table-cell table:style-name="ce4" table:formula="of:=OFFSET([.C64];(ROW() - 3)*2 ; 0)" office:value-type="float" office:value="0.0453882" calcext:value-type="float">
            <text:p>0.0454</text:p>
          </table:table-cell>
          <table:table-cell table:style-name="ce4" table:formula="of:=OFFSET([.D64];(ROW() - 3)*2 ; 0)" office:value-type="float" office:value="0.0324066" calcext:value-type="float">
            <text:p>0.0324</text:p>
          </table:table-cell>
          <table:table-cell table:style-name="ce4" table:formula="of:=OFFSET([.E64];(ROW() - 3)*2 ; 0)" office:value-type="float" office:value="0.0353768" calcext:value-type="float">
            <text:p>0.0354</text:p>
          </table:table-cell>
          <table:table-cell table:style-name="ce4" table:formula="of:=OFFSET([.F64];(ROW() - 3)*2 ; 0)" office:value-type="float" office:value="0.027277" calcext:value-type="float">
            <text:p>0.0273</text:p>
          </table:table-cell>
          <table:table-cell table:style-name="ce4" table:formula="of:=OFFSET([.G64];(ROW() - 3)*2 ; 0)" office:value-type="float" office:value="0.0243769" calcext:value-type="float">
            <text:p>0.0244</text:p>
          </table:table-cell>
          <table:table-cell table:style-name="ce4" table:formula="of:=OFFSET([.H64];(ROW() - 3)*2 ; 0)" office:value-type="float" office:value="0.0151174" calcext:value-type="float">
            <text:p>0.0151</text:p>
          </table:table-cell>
          <table:table-cell/>
          <table:table-cell table:formula="of:=OFFSET([.A64];(ROW() - 2)*2 ; 0)" office:value-type="string" office:string-value="quoting_and_trading/80/30_stddev" calcext:value-type="string">
            <text:p>quoting_and_trading/80/30_stddev</text:p>
          </table:table-cell>
          <table:table-cell table:style-name="ce4" table:formula="of:=OFFSET([.B64];(ROW() - 2)*2 ; 0)" office:value-type="float" office:value="0.000737086" calcext:value-type="float">
            <text:p>0.0007</text:p>
          </table:table-cell>
          <table:table-cell table:style-name="ce4" table:formula="of:=OFFSET([.C64];(ROW() - 2)*2 ; 0)" office:value-type="float" office:value="0.000572994" calcext:value-type="float">
            <text:p>0.0006</text:p>
          </table:table-cell>
          <table:table-cell table:style-name="ce4" table:formula="of:=OFFSET([.D64];(ROW() - 2)*2 ; 0)" office:value-type="float" office:value="0.00118779" calcext:value-type="float">
            <text:p>0.0012</text:p>
          </table:table-cell>
          <table:table-cell table:style-name="ce4" table:formula="of:=OFFSET([.E64];(ROW() - 2)*2 ; 0)" office:value-type="float" office:value="0.000334973" calcext:value-type="float">
            <text:p>0.0003</text:p>
          </table:table-cell>
          <table:table-cell table:style-name="ce4" table:formula="of:=OFFSET([.F64];(ROW() - 2)*2 ; 0)" office:value-type="float" office:value="0.0000781195" calcext:value-type="float">
            <text:p>0.0001</text:p>
          </table:table-cell>
          <table:table-cell table:style-name="ce4" table:formula="of:=OFFSET([.G64];(ROW() - 2)*2 ; 0)" office:value-type="float" office:value="0.0000706443" calcext:value-type="float">
            <text:p>0.0001</text:p>
          </table:table-cell>
          <table:table-cell table:style-name="ce4" table:formula="of:=OFFSET([.H64];(ROW() - 2)*2 ; 0)" office:value-type="float" office:value="0.00011685" calcext:value-type="float">
            <text:p>0.0001</text:p>
          </table:table-cell>
        </table:table-row>
        <table:table-row table:style-name="ro1">
          <table:table-cell office:value-type="string" calcext:value-type="string">
            <text:p>quoting/40/10_stddev</text:p>
          </table:table-cell>
          <table:table-cell table:style-name="ce4" office:value-type="float" office:value="0.000109761" calcext:value-type="float">
            <text:p>0.0001</text:p>
          </table:table-cell>
          <table:table-cell table:style-name="ce4" office:value-type="float" office:value="0.000108204" calcext:value-type="float">
            <text:p>0.0001</text:p>
          </table:table-cell>
          <table:table-cell table:style-name="ce4" office:value-type="float" office:value="0.000107343" calcext:value-type="float">
            <text:p>0.0001</text:p>
          </table:table-cell>
          <table:table-cell table:style-name="ce4" office:value-type="float" office:value="0.000038493" calcext:value-type="float">
            <text:p>0.0000</text:p>
          </table:table-cell>
          <table:table-cell table:style-name="ce4" office:value-type="float" office:value="0.0000867446" calcext:value-type="float">
            <text:p>0.0001</text:p>
          </table:table-cell>
          <table:table-cell table:style-name="ce4" office:value-type="float" office:value="0.0000418133" calcext:value-type="float">
            <text:p>0.0000</text:p>
          </table:table-cell>
          <table:table-cell table:style-name="ce4" office:value-type="float" office:value="0.0000155809" calcext:value-type="float">
            <text:p>0.0000</text:p>
          </table:table-cell>
          <table:table-cell table:number-columns-repeated="2"/>
          <table:table-cell table:formula="of:=OFFSET([.A65];(ROW() - 3)*2 ; 0)" office:value-type="string" office:string-value="quoting_and_trading/80/40_mean" calcext:value-type="string">
            <text:p>quoting_and_trading/80/40_mean</text:p>
          </table:table-cell>
          <table:table-cell table:style-name="ce4" table:formula="of:=OFFSET([.B65];(ROW() - 3)*2 ; 0)" office:value-type="float" office:value="0.059042" calcext:value-type="float">
            <text:p>0.0590</text:p>
          </table:table-cell>
          <table:table-cell table:style-name="ce4" table:formula="of:=OFFSET([.C65];(ROW() - 3)*2 ; 0)" office:value-type="float" office:value="0.0620019" calcext:value-type="float">
            <text:p>0.0620</text:p>
          </table:table-cell>
          <table:table-cell table:style-name="ce4" table:formula="of:=OFFSET([.D65];(ROW() - 3)*2 ; 0)" office:value-type="float" office:value="0.0442092" calcext:value-type="float">
            <text:p>0.0442</text:p>
          </table:table-cell>
          <table:table-cell table:style-name="ce4" table:formula="of:=OFFSET([.E65];(ROW() - 3)*2 ; 0)" office:value-type="float" office:value="0.0478989" calcext:value-type="float">
            <text:p>0.0479</text:p>
          </table:table-cell>
          <table:table-cell table:style-name="ce4" table:formula="of:=OFFSET([.F65];(ROW() - 3)*2 ; 0)" office:value-type="float" office:value="0.0374276" calcext:value-type="float">
            <text:p>0.0374</text:p>
          </table:table-cell>
          <table:table-cell table:style-name="ce4" table:formula="of:=OFFSET([.G65];(ROW() - 3)*2 ; 0)" office:value-type="float" office:value="0.033054" calcext:value-type="float">
            <text:p>0.0331</text:p>
          </table:table-cell>
          <table:table-cell table:style-name="ce4" table:formula="of:=OFFSET([.H65];(ROW() - 3)*2 ; 0)" office:value-type="float" office:value="0.0201857" calcext:value-type="float">
            <text:p>0.0202</text:p>
          </table:table-cell>
          <table:table-cell/>
          <table:table-cell table:formula="of:=OFFSET([.A65];(ROW() - 2)*2 ; 0)" office:value-type="string" office:string-value="quoting_and_trading/80/40_stddev" calcext:value-type="string">
            <text:p>quoting_and_trading/80/40_stddev</text:p>
          </table:table-cell>
          <table:table-cell table:style-name="ce4" table:formula="of:=OFFSET([.B65];(ROW() - 2)*2 ; 0)" office:value-type="float" office:value="0.000552041" calcext:value-type="float">
            <text:p>0.0006</text:p>
          </table:table-cell>
          <table:table-cell table:style-name="ce4" table:formula="of:=OFFSET([.C65];(ROW() - 2)*2 ; 0)" office:value-type="float" office:value="0.000717562" calcext:value-type="float">
            <text:p>0.0007</text:p>
          </table:table-cell>
          <table:table-cell table:style-name="ce4" table:formula="of:=OFFSET([.D65];(ROW() - 2)*2 ; 0)" office:value-type="float" office:value="0.00119634" calcext:value-type="float">
            <text:p>0.0012</text:p>
          </table:table-cell>
          <table:table-cell table:style-name="ce4" table:formula="of:=OFFSET([.E65];(ROW() - 2)*2 ; 0)" office:value-type="float" office:value="0.000506201" calcext:value-type="float">
            <text:p>0.0005</text:p>
          </table:table-cell>
          <table:table-cell table:style-name="ce4" table:formula="of:=OFFSET([.F65];(ROW() - 2)*2 ; 0)" office:value-type="float" office:value="0.000299466" calcext:value-type="float">
            <text:p>0.0003</text:p>
          </table:table-cell>
          <table:table-cell table:style-name="ce4" table:formula="of:=OFFSET([.G65];(ROW() - 2)*2 ; 0)" office:value-type="float" office:value="0.000220449" calcext:value-type="float">
            <text:p>0.0002</text:p>
          </table:table-cell>
          <table:table-cell table:style-name="ce4" table:formula="of:=OFFSET([.H65];(ROW() - 2)*2 ; 0)" office:value-type="float" office:value="0.00000939393" calcext:value-type="float">
            <text:p>0.0000</text:p>
          </table:table-cell>
        </table:table-row>
        <table:table-row table:style-name="ro1">
          <table:table-cell office:value-type="string" calcext:value-type="string">
            <text:p>quoting/40/20_mean</text:p>
          </table:table-cell>
          <table:table-cell table:style-name="ce4" office:value-type="float" office:value="0.0198592" calcext:value-type="float">
            <text:p>0.0199</text:p>
          </table:table-cell>
          <table:table-cell table:style-name="ce4" office:value-type="float" office:value="0.0210974" calcext:value-type="float">
            <text:p>0.0211</text:p>
          </table:table-cell>
          <table:table-cell table:style-name="ce4" office:value-type="float" office:value="0.018649" calcext:value-type="float">
            <text:p>0.0186</text:p>
          </table:table-cell>
          <table:table-cell table:style-name="ce4" office:value-type="float" office:value="0.0172135" calcext:value-type="float">
            <text:p>0.0172</text:p>
          </table:table-cell>
          <table:table-cell table:style-name="ce4" office:value-type="float" office:value="0.0145225" calcext:value-type="float">
            <text:p>0.0145</text:p>
          </table:table-cell>
          <table:table-cell table:style-name="ce4" office:value-type="float" office:value="0.0146743" calcext:value-type="float">
            <text:p>0.0147</text:p>
          </table:table-cell>
          <table:table-cell table:style-name="ce4" office:value-type="float" office:value="0.00968645" calcext:value-type="float">
            <text:p>0.0097</text:p>
          </table:table-cell>
          <table:table-cell table:number-columns-repeated="2"/>
          <table:table-cell table:formula="of:=OFFSET([.A66];(ROW() - 3)*2 ; 0)" office:value-type="string" office:string-value="quoting_and_trading/80/50_mean" calcext:value-type="string">
            <text:p>quoting_and_trading/80/50_mean</text:p>
          </table:table-cell>
          <table:table-cell table:style-name="ce4" table:formula="of:=OFFSET([.B66];(ROW() - 3)*2 ; 0)" office:value-type="float" office:value="0.0760437" calcext:value-type="float">
            <text:p>0.0760</text:p>
          </table:table-cell>
          <table:table-cell table:style-name="ce4" table:formula="of:=OFFSET([.C66];(ROW() - 3)*2 ; 0)" office:value-type="float" office:value="0.0795828" calcext:value-type="float">
            <text:p>0.0796</text:p>
          </table:table-cell>
          <table:table-cell table:style-name="ce4" table:formula="of:=OFFSET([.D66];(ROW() - 3)*2 ; 0)" office:value-type="float" office:value="0.0574133" calcext:value-type="float">
            <text:p>0.0574</text:p>
          </table:table-cell>
          <table:table-cell table:style-name="ce4" table:formula="of:=OFFSET([.E66];(ROW() - 3)*2 ; 0)" office:value-type="float" office:value="0.0606624" calcext:value-type="float">
            <text:p>0.0607</text:p>
          </table:table-cell>
          <table:table-cell table:style-name="ce4" table:formula="of:=OFFSET([.F66];(ROW() - 3)*2 ; 0)" office:value-type="float" office:value="0.0473279" calcext:value-type="float">
            <text:p>0.0473</text:p>
          </table:table-cell>
          <table:table-cell table:style-name="ce4" table:formula="of:=OFFSET([.G66];(ROW() - 3)*2 ; 0)" office:value-type="float" office:value="0.0416898" calcext:value-type="float">
            <text:p>0.0417</text:p>
          </table:table-cell>
          <table:table-cell table:style-name="ce4" table:formula="of:=OFFSET([.H66];(ROW() - 3)*2 ; 0)" office:value-type="float" office:value="0.0253013" calcext:value-type="float">
            <text:p>0.0253</text:p>
          </table:table-cell>
          <table:table-cell/>
          <table:table-cell table:formula="of:=OFFSET([.A66];(ROW() - 2)*2 ; 0)" office:value-type="string" office:string-value="quoting_and_trading/80/50_stddev" calcext:value-type="string">
            <text:p>quoting_and_trading/80/50_stddev</text:p>
          </table:table-cell>
          <table:table-cell table:style-name="ce4" table:formula="of:=OFFSET([.B66];(ROW() - 2)*2 ; 0)" office:value-type="float" office:value="0.000977801" calcext:value-type="float">
            <text:p>0.0010</text:p>
          </table:table-cell>
          <table:table-cell table:style-name="ce4" table:formula="of:=OFFSET([.C66];(ROW() - 2)*2 ; 0)" office:value-type="float" office:value="0.000635451" calcext:value-type="float">
            <text:p>0.0006</text:p>
          </table:table-cell>
          <table:table-cell table:style-name="ce4" table:formula="of:=OFFSET([.D66];(ROW() - 2)*2 ; 0)" office:value-type="float" office:value="0.00145164" calcext:value-type="float">
            <text:p>0.0015</text:p>
          </table:table-cell>
          <table:table-cell table:style-name="ce4" table:formula="of:=OFFSET([.E66];(ROW() - 2)*2 ; 0)" office:value-type="float" office:value="0.000469921" calcext:value-type="float">
            <text:p>0.0005</text:p>
          </table:table-cell>
          <table:table-cell table:style-name="ce4" table:formula="of:=OFFSET([.F66];(ROW() - 2)*2 ; 0)" office:value-type="float" office:value="0.000340101" calcext:value-type="float">
            <text:p>0.0003</text:p>
          </table:table-cell>
          <table:table-cell table:style-name="ce4" table:formula="of:=OFFSET([.G66];(ROW() - 2)*2 ; 0)" office:value-type="float" office:value="0.000114222" calcext:value-type="float">
            <text:p>0.0001</text:p>
          </table:table-cell>
          <table:table-cell table:style-name="ce4" table:formula="of:=OFFSET([.H66];(ROW() - 2)*2 ; 0)" office:value-type="float" office:value="0.000141273" calcext:value-type="float">
            <text:p>0.0001</text:p>
          </table:table-cell>
        </table:table-row>
        <table:table-row table:style-name="ro1">
          <table:table-cell office:value-type="string" calcext:value-type="string">
            <text:p>quoting/40/20_median</text:p>
          </table:table-cell>
          <table:table-cell table:style-name="ce4" office:value-type="float" office:value="0.0198815" calcext:value-type="float">
            <text:p>0.0199</text:p>
          </table:table-cell>
          <table:table-cell table:style-name="ce4" office:value-type="float" office:value="0.0210536" calcext:value-type="float">
            <text:p>0.0211</text:p>
          </table:table-cell>
          <table:table-cell table:style-name="ce4" office:value-type="float" office:value="0.018615" calcext:value-type="float">
            <text:p>0.0186</text:p>
          </table:table-cell>
          <table:table-cell table:style-name="ce4" office:value-type="float" office:value="0.0172332" calcext:value-type="float">
            <text:p>0.0172</text:p>
          </table:table-cell>
          <table:table-cell table:style-name="ce4" office:value-type="float" office:value="0.0144745" calcext:value-type="float">
            <text:p>0.0145</text:p>
          </table:table-cell>
          <table:table-cell table:style-name="ce4" office:value-type="float" office:value="0.0146774" calcext:value-type="float">
            <text:p>0.0147</text:p>
          </table:table-cell>
          <table:table-cell table:style-name="ce4" office:value-type="float" office:value="0.00970732" calcext:value-type="float">
            <text:p>0.0097</text:p>
          </table:table-cell>
          <table:table-cell table:number-columns-repeated="2"/>
          <table:table-cell table:formula="of:=OFFSET([.A67];(ROW() - 3)*2 ; 0)" office:value-type="string" office:string-value="quoting_and_trading/5000/50_mean" calcext:value-type="string">
            <text:p>quoting_and_trading/5000/50_mean</text:p>
          </table:table-cell>
          <table:table-cell table:style-name="ce4" table:formula="of:=OFFSET([.B67];(ROW() - 3)*2 ; 0)" office:value-type="float" office:value="2.65113" calcext:value-type="float">
            <text:p>2.6511</text:p>
          </table:table-cell>
          <table:table-cell table:style-name="ce4" table:formula="of:=OFFSET([.C67];(ROW() - 3)*2 ; 0)" office:value-type="float" office:value="2.71174" calcext:value-type="float">
            <text:p>2.7117</text:p>
          </table:table-cell>
          <table:table-cell table:style-name="ce4" table:formula="of:=OFFSET([.D67];(ROW() - 3)*2 ; 0)" office:value-type="float" office:value="1.0885" calcext:value-type="float">
            <text:p>1.0885</text:p>
          </table:table-cell>
          <table:table-cell table:style-name="ce4" table:formula="of:=OFFSET([.E67];(ROW() - 3)*2 ; 0)" office:value-type="float" office:value="1.10781" calcext:value-type="float">
            <text:p>1.1078</text:p>
          </table:table-cell>
          <table:table-cell table:style-name="ce4" table:formula="of:=OFFSET([.F67];(ROW() - 3)*2 ; 0)" office:value-type="float" office:value="0.0985917" calcext:value-type="float">
            <text:p>0.0986</text:p>
          </table:table-cell>
          <table:table-cell table:style-name="ce4" table:formula="of:=OFFSET([.G67];(ROW() - 3)*2 ; 0)" office:value-type="float" office:value="0.0636009" calcext:value-type="float">
            <text:p>0.0636</text:p>
          </table:table-cell>
          <table:table-cell table:style-name="ce4" table:formula="of:=OFFSET([.H67];(ROW() - 3)*2 ; 0)" office:value-type="float" office:value="0.0296739" calcext:value-type="float">
            <text:p>0.0297</text:p>
          </table:table-cell>
          <table:table-cell/>
          <table:table-cell table:formula="of:=OFFSET([.A67];(ROW() - 2)*2 ; 0)" office:value-type="string" office:string-value="quoting_and_trading/5000/50_stddev" calcext:value-type="string">
            <text:p>quoting_and_trading/5000/50_stddev</text:p>
          </table:table-cell>
          <table:table-cell table:style-name="ce4" table:formula="of:=OFFSET([.B67];(ROW() - 2)*2 ; 0)" office:value-type="float" office:value="0.0290605" calcext:value-type="float">
            <text:p>0.0291</text:p>
          </table:table-cell>
          <table:table-cell table:style-name="ce4" table:formula="of:=OFFSET([.C67];(ROW() - 2)*2 ; 0)" office:value-type="float" office:value="0.0247894" calcext:value-type="float">
            <text:p>0.0248</text:p>
          </table:table-cell>
          <table:table-cell table:style-name="ce4" table:formula="of:=OFFSET([.D67];(ROW() - 2)*2 ; 0)" office:value-type="float" office:value="0.00562136" calcext:value-type="float">
            <text:p>0.0056</text:p>
          </table:table-cell>
          <table:table-cell table:style-name="ce4" table:formula="of:=OFFSET([.E67];(ROW() - 2)*2 ; 0)" office:value-type="float" office:value="0.00395865" calcext:value-type="float">
            <text:p>0.0040</text:p>
          </table:table-cell>
          <table:table-cell table:style-name="ce4" table:formula="of:=OFFSET([.F67];(ROW() - 2)*2 ; 0)" office:value-type="float" office:value="0.00145864" calcext:value-type="float">
            <text:p>0.0015</text:p>
          </table:table-cell>
          <table:table-cell table:style-name="ce4" table:formula="of:=OFFSET([.G67];(ROW() - 2)*2 ; 0)" office:value-type="float" office:value="0.000446107" calcext:value-type="float">
            <text:p>0.0004</text:p>
          </table:table-cell>
          <table:table-cell table:style-name="ce4" table:formula="of:=OFFSET([.H67];(ROW() - 2)*2 ; 0)" office:value-type="float" office:value="0.0000961839" calcext:value-type="float">
            <text:p>0.0001</text:p>
          </table:table-cell>
        </table:table-row>
        <table:table-row table:style-name="ro1">
          <table:table-cell office:value-type="string" calcext:value-type="string">
            <text:p>quoting/40/20_stddev</text:p>
          </table:table-cell>
          <table:table-cell table:style-name="ce4" office:value-type="float" office:value="0.000276801" calcext:value-type="float">
            <text:p>0.0003</text:p>
          </table:table-cell>
          <table:table-cell table:style-name="ce4" office:value-type="float" office:value="0.000361199" calcext:value-type="float">
            <text:p>0.0004</text:p>
          </table:table-cell>
          <table:table-cell table:style-name="ce4" office:value-type="float" office:value="0.000275305" calcext:value-type="float">
            <text:p>0.0003</text:p>
          </table:table-cell>
          <table:table-cell table:style-name="ce4" office:value-type="float" office:value="0.0000872509" calcext:value-type="float">
            <text:p>0.0001</text:p>
          </table:table-cell>
          <table:table-cell table:style-name="ce4" office:value-type="float" office:value="0.000117307" calcext:value-type="float">
            <text:p>0.0001</text:p>
          </table:table-cell>
          <table:table-cell table:style-name="ce4" office:value-type="float" office:value="0.0000342268" calcext:value-type="float">
            <text:p>0.0000</text:p>
          </table:table-cell>
          <table:table-cell table:style-name="ce4" office:value-type="float" office:value="0.0000900285" calcext:value-type="float">
            <text:p>0.0001</text:p>
          </table:table-cell>
          <table:table-cell table:number-columns-repeated="2"/>
          <table:table-cell table:formula="of:=OFFSET([.A68];(ROW() - 3)*2 ; 0)" office:value-type="string" office:string-value="quoting_and_trading/5000/100_mean" calcext:value-type="string">
            <text:p>quoting_and_trading/5000/100_mean</text:p>
          </table:table-cell>
          <table:table-cell table:style-name="ce4" table:formula="of:=OFFSET([.B68];(ROW() - 3)*2 ; 0)" office:value-type="float" office:value="5.3279" calcext:value-type="float">
            <text:p>5.3279</text:p>
          </table:table-cell>
          <table:table-cell table:style-name="ce4" table:formula="of:=OFFSET([.C68];(ROW() - 3)*2 ; 0)" office:value-type="float" office:value="5.37975" calcext:value-type="float">
            <text:p>5.3798</text:p>
          </table:table-cell>
          <table:table-cell table:style-name="ce4" table:formula="of:=OFFSET([.D68];(ROW() - 3)*2 ; 0)" office:value-type="float" office:value="2.21449" calcext:value-type="float">
            <text:p>2.2145</text:p>
          </table:table-cell>
          <table:table-cell table:style-name="ce4" table:formula="of:=OFFSET([.E68];(ROW() - 3)*2 ; 0)" office:value-type="float" office:value="2.22521" calcext:value-type="float">
            <text:p>2.2252</text:p>
          </table:table-cell>
          <table:table-cell table:style-name="ce4" table:formula="of:=OFFSET([.F68];(ROW() - 3)*2 ; 0)" office:value-type="float" office:value="0.199936" calcext:value-type="float">
            <text:p>0.1999</text:p>
          </table:table-cell>
          <table:table-cell table:style-name="ce4" table:formula="of:=OFFSET([.G68];(ROW() - 3)*2 ; 0)" office:value-type="float" office:value="0.135615" calcext:value-type="float">
            <text:p>0.1356</text:p>
          </table:table-cell>
          <table:table-cell table:style-name="ce4" table:formula="of:=OFFSET([.H68];(ROW() - 3)*2 ; 0)" office:value-type="float" office:value="0.0604584" calcext:value-type="float">
            <text:p>0.0605</text:p>
          </table:table-cell>
          <table:table-cell/>
          <table:table-cell table:formula="of:=OFFSET([.A68];(ROW() - 2)*2 ; 0)" office:value-type="string" office:string-value="quoting_and_trading/5000/100_stddev" calcext:value-type="string">
            <text:p>quoting_and_trading/5000/100_stddev</text:p>
          </table:table-cell>
          <table:table-cell table:style-name="ce4" table:formula="of:=OFFSET([.B68];(ROW() - 2)*2 ; 0)" office:value-type="float" office:value="0.0560115" calcext:value-type="float">
            <text:p>0.0560</text:p>
          </table:table-cell>
          <table:table-cell table:style-name="ce4" table:formula="of:=OFFSET([.C68];(ROW() - 2)*2 ; 0)" office:value-type="float" office:value="0.0422456" calcext:value-type="float">
            <text:p>0.0422</text:p>
          </table:table-cell>
          <table:table-cell table:style-name="ce4" table:formula="of:=OFFSET([.D68];(ROW() - 2)*2 ; 0)" office:value-type="float" office:value="0.0190529" calcext:value-type="float">
            <text:p>0.0191</text:p>
          </table:table-cell>
          <table:table-cell table:style-name="ce4" table:formula="of:=OFFSET([.E68];(ROW() - 2)*2 ; 0)" office:value-type="float" office:value="0.0124517" calcext:value-type="float">
            <text:p>0.0125</text:p>
          </table:table-cell>
          <table:table-cell table:style-name="ce4" table:formula="of:=OFFSET([.F68];(ROW() - 2)*2 ; 0)" office:value-type="float" office:value="0.00295102" calcext:value-type="float">
            <text:p>0.0030</text:p>
          </table:table-cell>
          <table:table-cell table:style-name="ce4" table:formula="of:=OFFSET([.G68];(ROW() - 2)*2 ; 0)" office:value-type="float" office:value="0.0003479" calcext:value-type="float">
            <text:p>0.0003</text:p>
          </table:table-cell>
          <table:table-cell table:style-name="ce4" table:formula="of:=OFFSET([.H68];(ROW() - 2)*2 ; 0)" office:value-type="float" office:value="0.000133344" calcext:value-type="float">
            <text:p>0.0001</text:p>
          </table:table-cell>
        </table:table-row>
        <table:table-row table:style-name="ro1">
          <table:table-cell office:value-type="string" calcext:value-type="string">
            <text:p>quoting/40/30_mean</text:p>
          </table:table-cell>
          <table:table-cell table:style-name="ce4" office:value-type="float" office:value="0.0313847" calcext:value-type="float">
            <text:p>0.0314</text:p>
          </table:table-cell>
          <table:table-cell table:style-name="ce4" office:value-type="float" office:value="0.0329484" calcext:value-type="float">
            <text:p>0.0329</text:p>
          </table:table-cell>
          <table:table-cell table:style-name="ce4" office:value-type="float" office:value="0.0293596" calcext:value-type="float">
            <text:p>0.0294</text:p>
          </table:table-cell>
          <table:table-cell table:style-name="ce4" office:value-type="float" office:value="0.026701" calcext:value-type="float">
            <text:p>0.0267</text:p>
          </table:table-cell>
          <table:table-cell table:style-name="ce4" office:value-type="float" office:value="0.0226341" calcext:value-type="float">
            <text:p>0.0226</text:p>
          </table:table-cell>
          <table:table-cell table:style-name="ce4" office:value-type="float" office:value="0.0224834" calcext:value-type="float">
            <text:p>0.0225</text:p>
          </table:table-cell>
          <table:table-cell table:style-name="ce4" office:value-type="float" office:value="0.0145514" calcext:value-type="float">
            <text:p>0.0146</text:p>
          </table:table-cell>
          <table:table-cell table:number-columns-repeated="2"/>
          <table:table-cell table:formula="of:=OFFSET([.A69];(ROW() - 3)*2 ; 0)" office:value-type="string" office:string-value="quoting_and_trading/5000/150_mean" calcext:value-type="string">
            <text:p>quoting_and_trading/5000/150_mean</text:p>
          </table:table-cell>
          <table:table-cell table:style-name="ce4" table:formula="of:=OFFSET([.B69];(ROW() - 3)*2 ; 0)" office:value-type="float" office:value="8.00784" calcext:value-type="float">
            <text:p>8.0078</text:p>
          </table:table-cell>
          <table:table-cell table:style-name="ce4" table:formula="of:=OFFSET([.C69];(ROW() - 3)*2 ; 0)" office:value-type="float" office:value="8.21354" calcext:value-type="float">
            <text:p>8.2135</text:p>
          </table:table-cell>
          <table:table-cell table:style-name="ce4" table:formula="of:=OFFSET([.D69];(ROW() - 3)*2 ; 0)" office:value-type="float" office:value="3.3354" calcext:value-type="float">
            <text:p>3.3354</text:p>
          </table:table-cell>
          <table:table-cell table:style-name="ce4" table:formula="of:=OFFSET([.E69];(ROW() - 3)*2 ; 0)" office:value-type="float" office:value="3.34781" calcext:value-type="float">
            <text:p>3.3478</text:p>
          </table:table-cell>
          <table:table-cell table:style-name="ce4" table:formula="of:=OFFSET([.F69];(ROW() - 3)*2 ; 0)" office:value-type="float" office:value="0.310638" calcext:value-type="float">
            <text:p>0.3106</text:p>
          </table:table-cell>
          <table:table-cell table:style-name="ce4" table:formula="of:=OFFSET([.G69];(ROW() - 3)*2 ; 0)" office:value-type="float" office:value="0.212073" calcext:value-type="float">
            <text:p>0.2121</text:p>
          </table:table-cell>
          <table:table-cell table:style-name="ce4" table:formula="of:=OFFSET([.H69];(ROW() - 3)*2 ; 0)" office:value-type="float" office:value="0.091171" calcext:value-type="float">
            <text:p>0.0912</text:p>
          </table:table-cell>
          <table:table-cell/>
          <table:table-cell table:formula="of:=OFFSET([.A69];(ROW() - 2)*2 ; 0)" office:value-type="string" office:string-value="quoting_and_trading/5000/150_stddev" calcext:value-type="string">
            <text:p>quoting_and_trading/5000/150_stddev</text:p>
          </table:table-cell>
          <table:table-cell table:style-name="ce4" table:formula="of:=OFFSET([.B69];(ROW() - 2)*2 ; 0)" office:value-type="float" office:value="0.0678668" calcext:value-type="float">
            <text:p>0.0679</text:p>
          </table:table-cell>
          <table:table-cell table:style-name="ce4" table:formula="of:=OFFSET([.C69];(ROW() - 2)*2 ; 0)" office:value-type="float" office:value="0.0344933" calcext:value-type="float">
            <text:p>0.0345</text:p>
          </table:table-cell>
          <table:table-cell table:style-name="ce4" table:formula="of:=OFFSET([.D69];(ROW() - 2)*2 ; 0)" office:value-type="float" office:value="0.0225098" calcext:value-type="float">
            <text:p>0.0225</text:p>
          </table:table-cell>
          <table:table-cell table:style-name="ce4" table:formula="of:=OFFSET([.E69];(ROW() - 2)*2 ; 0)" office:value-type="float" office:value="0.0193411" calcext:value-type="float">
            <text:p>0.0193</text:p>
          </table:table-cell>
          <table:table-cell table:style-name="ce4" table:formula="of:=OFFSET([.F69];(ROW() - 2)*2 ; 0)" office:value-type="float" office:value="0.00551957" calcext:value-type="float">
            <text:p>0.0055</text:p>
          </table:table-cell>
          <table:table-cell table:style-name="ce4" table:formula="of:=OFFSET([.G69];(ROW() - 2)*2 ; 0)" office:value-type="float" office:value="0.00046637" calcext:value-type="float">
            <text:p>0.0005</text:p>
          </table:table-cell>
          <table:table-cell table:style-name="ce4" table:formula="of:=OFFSET([.H69];(ROW() - 2)*2 ; 0)" office:value-type="float" office:value="0.000560545" calcext:value-type="float">
            <text:p>0.0006</text:p>
          </table:table-cell>
        </table:table-row>
        <table:table-row table:style-name="ro1">
          <table:table-cell office:value-type="string" calcext:value-type="string">
            <text:p>quoting/40/30_median</text:p>
          </table:table-cell>
          <table:table-cell table:style-name="ce4" office:value-type="float" office:value="0.0315871" calcext:value-type="float">
            <text:p>0.0316</text:p>
          </table:table-cell>
          <table:table-cell table:style-name="ce4" office:value-type="float" office:value="0.0328755" calcext:value-type="float">
            <text:p>0.0329</text:p>
          </table:table-cell>
          <table:table-cell table:style-name="ce4" office:value-type="float" office:value="0.0296982" calcext:value-type="float">
            <text:p>0.0297</text:p>
          </table:table-cell>
          <table:table-cell table:style-name="ce4" office:value-type="float" office:value="0.0266472" calcext:value-type="float">
            <text:p>0.0266</text:p>
          </table:table-cell>
          <table:table-cell table:style-name="ce4" office:value-type="float" office:value="0.022676" calcext:value-type="float">
            <text:p>0.0227</text:p>
          </table:table-cell>
          <table:table-cell table:style-name="ce4" office:value-type="float" office:value="0.022474" calcext:value-type="float">
            <text:p>0.0225</text:p>
          </table:table-cell>
          <table:table-cell table:style-name="ce4" office:value-type="float" office:value="0.0144901" calcext:value-type="float">
            <text:p>0.0145</text:p>
          </table:table-cell>
          <table:table-cell table:number-columns-repeated="2"/>
          <table:table-cell table:formula="of:=OFFSET([.A70];(ROW() - 3)*2 ; 0)" office:value-type="string" office:string-value="quoting_and_trading/5000/200_mean" calcext:value-type="string">
            <text:p>quoting_and_trading/5000/200_mean</text:p>
          </table:table-cell>
          <table:table-cell table:style-name="ce4" table:formula="of:=OFFSET([.B70];(ROW() - 3)*2 ; 0)" office:value-type="float" office:value="10.7396" calcext:value-type="float">
            <text:p>10.7396</text:p>
          </table:table-cell>
          <table:table-cell table:style-name="ce4" table:formula="of:=OFFSET([.C70];(ROW() - 3)*2 ; 0)" office:value-type="float" office:value="10.949" calcext:value-type="float">
            <text:p>10.9490</text:p>
          </table:table-cell>
          <table:table-cell table:style-name="ce4" table:formula="of:=OFFSET([.D70];(ROW() - 3)*2 ; 0)" office:value-type="float" office:value="4.49097" calcext:value-type="float">
            <text:p>4.4910</text:p>
          </table:table-cell>
          <table:table-cell table:style-name="ce4" table:formula="of:=OFFSET([.E70];(ROW() - 3)*2 ; 0)" office:value-type="float" office:value="4.46299" calcext:value-type="float">
            <text:p>4.4630</text:p>
          </table:table-cell>
          <table:table-cell table:style-name="ce4" table:formula="of:=OFFSET([.F70];(ROW() - 3)*2 ; 0)" office:value-type="float" office:value="0.406247" calcext:value-type="float">
            <text:p>0.4062</text:p>
          </table:table-cell>
          <table:table-cell table:style-name="ce4" table:formula="of:=OFFSET([.G70];(ROW() - 3)*2 ; 0)" office:value-type="float" office:value="0.285342" calcext:value-type="float">
            <text:p>0.2853</text:p>
          </table:table-cell>
          <table:table-cell table:style-name="ce4" table:formula="of:=OFFSET([.H70];(ROW() - 3)*2 ; 0)" office:value-type="float" office:value="0.122754" calcext:value-type="float">
            <text:p>0.1228</text:p>
          </table:table-cell>
          <table:table-cell/>
          <table:table-cell table:formula="of:=OFFSET([.A70];(ROW() - 2)*2 ; 0)" office:value-type="string" office:string-value="quoting_and_trading/5000/200_stddev" calcext:value-type="string">
            <text:p>quoting_and_trading/5000/200_stddev</text:p>
          </table:table-cell>
          <table:table-cell table:style-name="ce4" table:formula="of:=OFFSET([.B70];(ROW() - 2)*2 ; 0)" office:value-type="float" office:value="0.0475404" calcext:value-type="float">
            <text:p>0.0475</text:p>
          </table:table-cell>
          <table:table-cell table:style-name="ce4" table:formula="of:=OFFSET([.C70];(ROW() - 2)*2 ; 0)" office:value-type="float" office:value="0.074721" calcext:value-type="float">
            <text:p>0.0747</text:p>
          </table:table-cell>
          <table:table-cell table:style-name="ce4" table:formula="of:=OFFSET([.D70];(ROW() - 2)*2 ; 0)" office:value-type="float" office:value="0.0202139" calcext:value-type="float">
            <text:p>0.0202</text:p>
          </table:table-cell>
          <table:table-cell table:style-name="ce4" table:formula="of:=OFFSET([.E70];(ROW() - 2)*2 ; 0)" office:value-type="float" office:value="0.0163994" calcext:value-type="float">
            <text:p>0.0164</text:p>
          </table:table-cell>
          <table:table-cell table:style-name="ce4" table:formula="of:=OFFSET([.F70];(ROW() - 2)*2 ; 0)" office:value-type="float" office:value="0.00499786" calcext:value-type="float">
            <text:p>0.0050</text:p>
          </table:table-cell>
          <table:table-cell table:style-name="ce4" table:formula="of:=OFFSET([.G70];(ROW() - 2)*2 ; 0)" office:value-type="float" office:value="0.000459934" calcext:value-type="float">
            <text:p>0.0005</text:p>
          </table:table-cell>
          <table:table-cell table:style-name="ce4" table:formula="of:=OFFSET([.H70];(ROW() - 2)*2 ; 0)" office:value-type="float" office:value="0.00063982" calcext:value-type="float">
            <text:p>0.0006</text:p>
          </table:table-cell>
        </table:table-row>
        <table:table-row table:style-name="ro1">
          <table:table-cell office:value-type="string" calcext:value-type="string">
            <text:p>quoting/40/30_stddev</text:p>
          </table:table-cell>
          <table:table-cell table:style-name="ce4" office:value-type="float" office:value="0.000425313" calcext:value-type="float">
            <text:p>0.0004</text:p>
          </table:table-cell>
          <table:table-cell table:style-name="ce4" office:value-type="float" office:value="0.000178552" calcext:value-type="float">
            <text:p>0.0002</text:p>
          </table:table-cell>
          <table:table-cell table:style-name="ce4" office:value-type="float" office:value="0.000531717" calcext:value-type="float">
            <text:p>0.0005</text:p>
          </table:table-cell>
          <table:table-cell table:style-name="ce4" office:value-type="float" office:value="0.000179065" calcext:value-type="float">
            <text:p>0.0002</text:p>
          </table:table-cell>
          <table:table-cell table:style-name="ce4" office:value-type="float" office:value="0.000253671" calcext:value-type="float">
            <text:p>0.0003</text:p>
          </table:table-cell>
          <table:table-cell table:style-name="ce4" office:value-type="float" office:value="0.000161344" calcext:value-type="float">
            <text:p>0.0002</text:p>
          </table:table-cell>
          <table:table-cell table:style-name="ce4" office:value-type="float" office:value="0.000141457" calcext:value-type="float">
            <text:p>0.0001</text:p>
          </table:table-cell>
          <table:table-cell table:number-columns-repeated="2"/>
          <table:table-cell table:formula="of:=OFFSET([.A71];(ROW() - 3)*2 ; 0)" office:value-type="string" office:string-value="quoting_and_trade_best_all/5/5_mean" calcext:value-type="string">
            <text:p>quoting_and_trade_best_all/5/5_mean</text:p>
          </table:table-cell>
          <table:table-cell table:style-name="ce4" table:formula="of:=OFFSET([.B71];(ROW() - 3)*2 ; 0)" office:value-type="float" office:value="0.00390748" calcext:value-type="float">
            <text:p>0.0039</text:p>
          </table:table-cell>
          <table:table-cell table:style-name="ce4" table:formula="of:=OFFSET([.C71];(ROW() - 3)*2 ; 0)" office:value-type="float" office:value="0.00377765" calcext:value-type="float">
            <text:p>0.0038</text:p>
          </table:table-cell>
          <table:table-cell table:style-name="ce4" table:formula="of:=OFFSET([.D71];(ROW() - 3)*2 ; 0)" office:value-type="float" office:value="0.00375862" calcext:value-type="float">
            <text:p>0.0038</text:p>
          </table:table-cell>
          <table:table-cell table:style-name="ce4" table:formula="of:=OFFSET([.E71];(ROW() - 3)*2 ; 0)" office:value-type="float" office:value="0.00432008" calcext:value-type="float">
            <text:p>0.0043</text:p>
          </table:table-cell>
          <table:table-cell table:style-name="ce4" table:formula="of:=OFFSET([.F71];(ROW() - 3)*2 ; 0)" office:value-type="float" office:value="0.0043102" calcext:value-type="float">
            <text:p>0.0043</text:p>
          </table:table-cell>
          <table:table-cell table:style-name="ce4" table:formula="of:=OFFSET([.G71];(ROW() - 3)*2 ; 0)" office:value-type="float" office:value="0.00354915" calcext:value-type="float">
            <text:p>0.0035</text:p>
          </table:table-cell>
          <table:table-cell table:style-name="ce4" table:formula="of:=OFFSET([.H71];(ROW() - 3)*2 ; 0)" office:value-type="float" office:value="0.00241265" calcext:value-type="float">
            <text:p>0.0024</text:p>
          </table:table-cell>
          <table:table-cell/>
          <table:table-cell table:formula="of:=OFFSET([.A71];(ROW() - 2)*2 ; 0)" office:value-type="string" office:string-value="quoting_and_trade_best_all/5/5_stddev" calcext:value-type="string">
            <text:p>quoting_and_trade_best_all/5/5_stddev</text:p>
          </table:table-cell>
          <table:table-cell table:style-name="ce4" table:formula="of:=OFFSET([.B71];(ROW() - 2)*2 ; 0)" office:value-type="float" office:value="0.000347487" calcext:value-type="float">
            <text:p>0.0003</text:p>
          </table:table-cell>
          <table:table-cell table:style-name="ce4" table:formula="of:=OFFSET([.C71];(ROW() - 2)*2 ; 0)" office:value-type="float" office:value="0.000194219" calcext:value-type="float">
            <text:p>0.0002</text:p>
          </table:table-cell>
          <table:table-cell table:style-name="ce4" table:formula="of:=OFFSET([.D71];(ROW() - 2)*2 ; 0)" office:value-type="float" office:value="0.000236567" calcext:value-type="float">
            <text:p>0.0002</text:p>
          </table:table-cell>
          <table:table-cell table:style-name="ce4" table:formula="of:=OFFSET([.E71];(ROW() - 2)*2 ; 0)" office:value-type="float" office:value="0.0000354408" calcext:value-type="float">
            <text:p>0.0000</text:p>
          </table:table-cell>
          <table:table-cell table:style-name="ce4" table:formula="of:=OFFSET([.F71];(ROW() - 2)*2 ; 0)" office:value-type="float" office:value="0.0000440069" calcext:value-type="float">
            <text:p>0.0000</text:p>
          </table:table-cell>
          <table:table-cell table:style-name="ce4" table:formula="of:=OFFSET([.G71];(ROW() - 2)*2 ; 0)" office:value-type="float" office:value="0.00000571512" calcext:value-type="float">
            <text:p>0.0000</text:p>
          </table:table-cell>
          <table:table-cell table:style-name="ce4" table:formula="of:=OFFSET([.H71];(ROW() - 2)*2 ; 0)" office:value-type="float" office:value="0.00000912857" calcext:value-type="float">
            <text:p>0.0000</text:p>
          </table:table-cell>
        </table:table-row>
        <table:table-row table:style-name="ro1">
          <table:table-cell office:value-type="string" calcext:value-type="string">
            <text:p>quoting/40/40_mean</text:p>
          </table:table-cell>
          <table:table-cell table:style-name="ce4" office:value-type="float" office:value="0.04322" calcext:value-type="float">
            <text:p>0.0432</text:p>
          </table:table-cell>
          <table:table-cell table:style-name="ce4" office:value-type="float" office:value="0.0449632" calcext:value-type="float">
            <text:p>0.0450</text:p>
          </table:table-cell>
          <table:table-cell table:style-name="ce4" office:value-type="float" office:value="0.0384459" calcext:value-type="float">
            <text:p>0.0384</text:p>
          </table:table-cell>
          <table:table-cell table:style-name="ce4" office:value-type="float" office:value="0.0365469" calcext:value-type="float">
            <text:p>0.0365</text:p>
          </table:table-cell>
          <table:table-cell table:style-name="ce4" office:value-type="float" office:value="0.0306891" calcext:value-type="float">
            <text:p>0.0307</text:p>
          </table:table-cell>
          <table:table-cell table:style-name="ce4" office:value-type="float" office:value="0.030427" calcext:value-type="float">
            <text:p>0.0304</text:p>
          </table:table-cell>
          <table:table-cell table:style-name="ce4" office:value-type="float" office:value="0.0194226" calcext:value-type="float">
            <text:p>0.0194</text:p>
          </table:table-cell>
          <table:table-cell table:number-columns-repeated="2"/>
          <table:table-cell table:formula="of:=OFFSET([.A72];(ROW() - 3)*2 ; 0)" office:value-type="string" office:string-value="quoting_and_trade_best_all/10/5_mean" calcext:value-type="string">
            <text:p>quoting_and_trade_best_all/10/5_mean</text:p>
          </table:table-cell>
          <table:table-cell table:style-name="ce4" table:formula="of:=OFFSET([.B72];(ROW() - 3)*2 ; 0)" office:value-type="float" office:value="0.00503774" calcext:value-type="float">
            <text:p>0.0050</text:p>
          </table:table-cell>
          <table:table-cell table:style-name="ce4" table:formula="of:=OFFSET([.C72];(ROW() - 3)*2 ; 0)" office:value-type="float" office:value="0.0055328" calcext:value-type="float">
            <text:p>0.0055</text:p>
          </table:table-cell>
          <table:table-cell table:style-name="ce4" table:formula="of:=OFFSET([.D72];(ROW() - 3)*2 ; 0)" office:value-type="float" office:value="0.00441699" calcext:value-type="float">
            <text:p>0.0044</text:p>
          </table:table-cell>
          <table:table-cell table:style-name="ce4" table:formula="of:=OFFSET([.E72];(ROW() - 3)*2 ; 0)" office:value-type="float" office:value="0.00681745" calcext:value-type="float">
            <text:p>0.0068</text:p>
          </table:table-cell>
          <table:table-cell table:style-name="ce4" table:formula="of:=OFFSET([.F72];(ROW() - 3)*2 ; 0)" office:value-type="float" office:value="0.00656912" calcext:value-type="float">
            <text:p>0.0066</text:p>
          </table:table-cell>
          <table:table-cell table:style-name="ce4" table:formula="of:=OFFSET([.G72];(ROW() - 3)*2 ; 0)" office:value-type="float" office:value="0.00422858" calcext:value-type="float">
            <text:p>0.0042</text:p>
          </table:table-cell>
          <table:table-cell table:style-name="ce4" table:formula="of:=OFFSET([.H72];(ROW() - 3)*2 ; 0)" office:value-type="float" office:value="0.00252569" calcext:value-type="float">
            <text:p>0.0025</text:p>
          </table:table-cell>
          <table:table-cell/>
          <table:table-cell table:formula="of:=OFFSET([.A72];(ROW() - 2)*2 ; 0)" office:value-type="string" office:string-value="quoting_and_trade_best_all/10/5_stddev" calcext:value-type="string">
            <text:p>quoting_and_trade_best_all/10/5_stddev</text:p>
          </table:table-cell>
          <table:table-cell table:style-name="ce4" table:formula="of:=OFFSET([.B72];(ROW() - 2)*2 ; 0)" office:value-type="float" office:value="0.000518962" calcext:value-type="float">
            <text:p>0.0005</text:p>
          </table:table-cell>
          <table:table-cell table:style-name="ce4" table:formula="of:=OFFSET([.C72];(ROW() - 2)*2 ; 0)" office:value-type="float" office:value="0.000655153" calcext:value-type="float">
            <text:p>0.0007</text:p>
          </table:table-cell>
          <table:table-cell table:style-name="ce4" table:formula="of:=OFFSET([.D72];(ROW() - 2)*2 ; 0)" office:value-type="float" office:value="0.000355412" calcext:value-type="float">
            <text:p>0.0004</text:p>
          </table:table-cell>
          <table:table-cell table:style-name="ce4" table:formula="of:=OFFSET([.E72];(ROW() - 2)*2 ; 0)" office:value-type="float" office:value="0.0000519506" calcext:value-type="float">
            <text:p>0.0001</text:p>
          </table:table-cell>
          <table:table-cell table:style-name="ce4" table:formula="of:=OFFSET([.F72];(ROW() - 2)*2 ; 0)" office:value-type="float" office:value="0.0000611029" calcext:value-type="float">
            <text:p>0.0001</text:p>
          </table:table-cell>
          <table:table-cell table:style-name="ce4" table:formula="of:=OFFSET([.G72];(ROW() - 2)*2 ; 0)" office:value-type="float" office:value="0.0000116937" calcext:value-type="float">
            <text:p>0.0000</text:p>
          </table:table-cell>
          <table:table-cell table:style-name="ce4" table:formula="of:=OFFSET([.H72];(ROW() - 2)*2 ; 0)" office:value-type="float" office:value="0.0000141363" calcext:value-type="float">
            <text:p>0.0000</text:p>
          </table:table-cell>
        </table:table-row>
        <table:table-row table:style-name="ro1">
          <table:table-cell office:value-type="string" calcext:value-type="string">
            <text:p>quoting/40/40_median</text:p>
          </table:table-cell>
          <table:table-cell table:style-name="ce4" office:value-type="float" office:value="0.0437628" calcext:value-type="float">
            <text:p>0.0438</text:p>
          </table:table-cell>
          <table:table-cell table:style-name="ce4" office:value-type="float" office:value="0.0450949" calcext:value-type="float">
            <text:p>0.0451</text:p>
          </table:table-cell>
          <table:table-cell table:style-name="ce4" office:value-type="float" office:value="0.0379466" calcext:value-type="float">
            <text:p>0.0379</text:p>
          </table:table-cell>
          <table:table-cell table:style-name="ce4" office:value-type="float" office:value="0.0365738" calcext:value-type="float">
            <text:p>0.0366</text:p>
          </table:table-cell>
          <table:table-cell table:style-name="ce4" office:value-type="float" office:value="0.0305342" calcext:value-type="float">
            <text:p>0.0305</text:p>
          </table:table-cell>
          <table:table-cell table:style-name="ce4" office:value-type="float" office:value="0.0304742" calcext:value-type="float">
            <text:p>0.0305</text:p>
          </table:table-cell>
          <table:table-cell table:style-name="ce4" office:value-type="float" office:value="0.01942" calcext:value-type="float">
            <text:p>0.0194</text:p>
          </table:table-cell>
          <table:table-cell table:number-columns-repeated="2"/>
          <table:table-cell table:formula="of:=OFFSET([.A73];(ROW() - 3)*2 ; 0)" office:value-type="string" office:string-value="quoting_and_trade_best_all/20/5_mean" calcext:value-type="string">
            <text:p>quoting_and_trade_best_all/20/5_mean</text:p>
          </table:table-cell>
          <table:table-cell table:style-name="ce4" table:formula="of:=OFFSET([.B73];(ROW() - 3)*2 ; 0)" office:value-type="float" office:value="0.00845857" calcext:value-type="float">
            <text:p>0.0085</text:p>
          </table:table-cell>
          <table:table-cell table:style-name="ce4" table:formula="of:=OFFSET([.C73];(ROW() - 3)*2 ; 0)" office:value-type="float" office:value="0.00909084" calcext:value-type="float">
            <text:p>0.0091</text:p>
          </table:table-cell>
          <table:table-cell table:style-name="ce4" table:formula="of:=OFFSET([.D73];(ROW() - 3)*2 ; 0)" office:value-type="float" office:value="0.00822567" calcext:value-type="float">
            <text:p>0.0082</text:p>
          </table:table-cell>
          <table:table-cell table:style-name="ce4" table:formula="of:=OFFSET([.E73];(ROW() - 3)*2 ; 0)" office:value-type="float" office:value="0.0147304" calcext:value-type="float">
            <text:p>0.0147</text:p>
          </table:table-cell>
          <table:table-cell table:style-name="ce4" table:formula="of:=OFFSET([.F73];(ROW() - 3)*2 ; 0)" office:value-type="float" office:value="0.0142639" calcext:value-type="float">
            <text:p>0.0143</text:p>
          </table:table-cell>
          <table:table-cell table:style-name="ce4" table:formula="of:=OFFSET([.G73];(ROW() - 3)*2 ; 0)" office:value-type="float" office:value="0.00562529" calcext:value-type="float">
            <text:p>0.0056</text:p>
          </table:table-cell>
          <table:table-cell table:style-name="ce4" table:formula="of:=OFFSET([.H73];(ROW() - 3)*2 ; 0)" office:value-type="float" office:value="0.00274623" calcext:value-type="float">
            <text:p>0.0027</text:p>
          </table:table-cell>
          <table:table-cell/>
          <table:table-cell table:formula="of:=OFFSET([.A73];(ROW() - 2)*2 ; 0)" office:value-type="string" office:string-value="quoting_and_trade_best_all/20/5_stddev" calcext:value-type="string">
            <text:p>quoting_and_trade_best_all/20/5_stddev</text:p>
          </table:table-cell>
          <table:table-cell table:style-name="ce4" table:formula="of:=OFFSET([.B73];(ROW() - 2)*2 ; 0)" office:value-type="float" office:value="0.00148478" calcext:value-type="float">
            <text:p>0.0015</text:p>
          </table:table-cell>
          <table:table-cell table:style-name="ce4" table:formula="of:=OFFSET([.C73];(ROW() - 2)*2 ; 0)" office:value-type="float" office:value="0.0021061" calcext:value-type="float">
            <text:p>0.0021</text:p>
          </table:table-cell>
          <table:table-cell table:style-name="ce4" table:formula="of:=OFFSET([.D73];(ROW() - 2)*2 ; 0)" office:value-type="float" office:value="0.00194065" calcext:value-type="float">
            <text:p>0.0019</text:p>
          </table:table-cell>
          <table:table-cell table:style-name="ce4" table:formula="of:=OFFSET([.E73];(ROW() - 2)*2 ; 0)" office:value-type="float" office:value="0.0000807163" calcext:value-type="float">
            <text:p>0.0001</text:p>
          </table:table-cell>
          <table:table-cell table:style-name="ce4" table:formula="of:=OFFSET([.F73];(ROW() - 2)*2 ; 0)" office:value-type="float" office:value="0.0000481053" calcext:value-type="float">
            <text:p>0.0000</text:p>
          </table:table-cell>
          <table:table-cell table:style-name="ce4" table:formula="of:=OFFSET([.G73];(ROW() - 2)*2 ; 0)" office:value-type="float" office:value="0.0000062676" calcext:value-type="float">
            <text:p>0.0000</text:p>
          </table:table-cell>
          <table:table-cell table:style-name="ce4" table:formula="of:=OFFSET([.H73];(ROW() - 2)*2 ; 0)" office:value-type="float" office:value="0.00000982345" calcext:value-type="float">
            <text:p>0.0000</text:p>
          </table:table-cell>
        </table:table-row>
        <table:table-row table:style-name="ro1">
          <table:table-cell office:value-type="string" calcext:value-type="string">
            <text:p>quoting/40/40_stddev</text:p>
          </table:table-cell>
          <table:table-cell table:style-name="ce4" office:value-type="float" office:value="0.000897894" calcext:value-type="float">
            <text:p>0.0009</text:p>
          </table:table-cell>
          <table:table-cell table:style-name="ce4" office:value-type="float" office:value="0.000602001" calcext:value-type="float">
            <text:p>0.0006</text:p>
          </table:table-cell>
          <table:table-cell table:style-name="ce4" office:value-type="float" office:value="0.00177669" calcext:value-type="float">
            <text:p>0.0018</text:p>
          </table:table-cell>
          <table:table-cell table:style-name="ce4" office:value-type="float" office:value="0.000376366" calcext:value-type="float">
            <text:p>0.0004</text:p>
          </table:table-cell>
          <table:table-cell table:style-name="ce4" office:value-type="float" office:value="0.000266939" calcext:value-type="float">
            <text:p>0.0003</text:p>
          </table:table-cell>
          <table:table-cell table:style-name="ce4" office:value-type="float" office:value="0.0000812353" calcext:value-type="float">
            <text:p>0.0001</text:p>
          </table:table-cell>
          <table:table-cell table:style-name="ce4" office:value-type="float" office:value="0.000050111" calcext:value-type="float">
            <text:p>0.0001</text:p>
          </table:table-cell>
          <table:table-cell table:number-columns-repeated="2"/>
          <table:table-cell table:formula="of:=OFFSET([.A74];(ROW() - 3)*2 ; 0)" office:value-type="string" office:string-value="quoting_and_trade_best_all/40/5_mean" calcext:value-type="string">
            <text:p>quoting_and_trade_best_all/40/5_mean</text:p>
          </table:table-cell>
          <table:table-cell table:style-name="ce4" table:formula="of:=OFFSET([.B74];(ROW() - 3)*2 ; 0)" office:value-type="float" office:value="0.0217406" calcext:value-type="float">
            <text:p>0.0217</text:p>
          </table:table-cell>
          <table:table-cell table:style-name="ce4" table:formula="of:=OFFSET([.C74];(ROW() - 3)*2 ; 0)" office:value-type="float" office:value="0.0219837" calcext:value-type="float">
            <text:p>0.0220</text:p>
          </table:table-cell>
          <table:table-cell table:style-name="ce4" table:formula="of:=OFFSET([.D74];(ROW() - 3)*2 ; 0)" office:value-type="float" office:value="0.0169224" calcext:value-type="float">
            <text:p>0.0169</text:p>
          </table:table-cell>
          <table:table-cell table:style-name="ce4" table:formula="of:=OFFSET([.E74];(ROW() - 3)*2 ; 0)" office:value-type="float" office:value="0.0413998" calcext:value-type="float">
            <text:p>0.0414</text:p>
          </table:table-cell>
          <table:table-cell table:style-name="ce4" table:formula="of:=OFFSET([.F74];(ROW() - 3)*2 ; 0)" office:value-type="float" office:value="0.040013" calcext:value-type="float">
            <text:p>0.0400</text:p>
          </table:table-cell>
          <table:table-cell table:style-name="ce4" table:formula="of:=OFFSET([.G74];(ROW() - 3)*2 ; 0)" office:value-type="float" office:value="0.00818272" calcext:value-type="float">
            <text:p>0.0082</text:p>
          </table:table-cell>
          <table:table-cell table:style-name="ce4" table:formula="of:=OFFSET([.H74];(ROW() - 3)*2 ; 0)" office:value-type="float" office:value="0.00312595" calcext:value-type="float">
            <text:p>0.0031</text:p>
          </table:table-cell>
          <table:table-cell table:style-name="ce6"/>
          <table:table-cell table:formula="of:=OFFSET([.A74];(ROW() - 2)*2 ; 0)" office:value-type="string" office:string-value="quoting_and_trade_best_all/40/5_stddev" calcext:value-type="string">
            <text:p>quoting_and_trade_best_all/40/5_stddev</text:p>
          </table:table-cell>
          <table:table-cell table:style-name="ce4" table:formula="of:=OFFSET([.B74];(ROW() - 2)*2 ; 0)" office:value-type="float" office:value="0.00773946" calcext:value-type="float">
            <text:p>0.0077</text:p>
          </table:table-cell>
          <table:table-cell table:style-name="ce4" table:formula="of:=OFFSET([.C74];(ROW() - 2)*2 ; 0)" office:value-type="float" office:value="0.000181513" calcext:value-type="float">
            <text:p>0.0002</text:p>
          </table:table-cell>
          <table:table-cell table:style-name="ce4" table:formula="of:=OFFSET([.D74];(ROW() - 2)*2 ; 0)" office:value-type="float" office:value="0.00404645" calcext:value-type="float">
            <text:p>0.0040</text:p>
          </table:table-cell>
          <table:table-cell table:style-name="ce4" table:formula="of:=OFFSET([.E74];(ROW() - 2)*2 ; 0)" office:value-type="float" office:value="0.000436951" calcext:value-type="float">
            <text:p>0.0004</text:p>
          </table:table-cell>
          <table:table-cell table:style-name="ce4" table:formula="of:=OFFSET([.F74];(ROW() - 2)*2 ; 0)" office:value-type="float" office:value="0.000139243" calcext:value-type="float">
            <text:p>0.0001</text:p>
          </table:table-cell>
          <table:table-cell table:style-name="ce4" table:formula="of:=OFFSET([.G74];(ROW() - 2)*2 ; 0)" office:value-type="float" office:value="0.0000226777" calcext:value-type="float">
            <text:p>0.0000</text:p>
          </table:table-cell>
          <table:table-cell table:style-name="ce4" table:formula="of:=OFFSET([.H74];(ROW() - 2)*2 ; 0)" office:value-type="float" office:value="0.0000192073" calcext:value-type="float">
            <text:p>0.0000</text:p>
          </table:table-cell>
        </table:table-row>
        <table:table-row table:style-name="ro1">
          <table:table-cell office:value-type="string" calcext:value-type="string">
            <text:p>quoting/40/50_mean</text:p>
          </table:table-cell>
          <table:table-cell table:style-name="ce4" office:value-type="float" office:value="0.0563085" calcext:value-type="float">
            <text:p>0.0563</text:p>
          </table:table-cell>
          <table:table-cell table:style-name="ce4" office:value-type="float" office:value="0.0624183" calcext:value-type="float">
            <text:p>0.0624</text:p>
          </table:table-cell>
          <table:table-cell table:style-name="ce4" office:value-type="float" office:value="0.0488236" calcext:value-type="float">
            <text:p>0.0488</text:p>
          </table:table-cell>
          <table:table-cell table:style-name="ce4" office:value-type="float" office:value="0.0464399" calcext:value-type="float">
            <text:p>0.0464</text:p>
          </table:table-cell>
          <table:table-cell table:style-name="ce4" office:value-type="float" office:value="0.0387665" calcext:value-type="float">
            <text:p>0.0388</text:p>
          </table:table-cell>
          <table:table-cell table:style-name="ce4" office:value-type="float" office:value="0.0385789" calcext:value-type="float">
            <text:p>0.0386</text:p>
          </table:table-cell>
          <table:table-cell table:style-name="ce4" office:value-type="float" office:value="0.0244722" calcext:value-type="float">
            <text:p>0.0245</text:p>
          </table:table-cell>
          <table:table-cell table:number-columns-repeated="2"/>
          <table:table-cell table:formula="of:=OFFSET([.A75];(ROW() - 3)*2 ; 0)" office:value-type="string" office:string-value="quoting_and_trade_best_all/80/5_mean" calcext:value-type="string">
            <text:p>quoting_and_trade_best_all/80/5_mean</text:p>
          </table:table-cell>
          <table:table-cell table:style-name="ce4" table:formula="of:=OFFSET([.B75];(ROW() - 3)*2 ; 0)" office:value-type="float" office:value="0.0573924" calcext:value-type="float">
            <text:p>0.0574</text:p>
          </table:table-cell>
          <table:table-cell table:style-name="ce4" table:formula="of:=OFFSET([.C75];(ROW() - 3)*2 ; 0)" office:value-type="float" office:value="0.0469119" calcext:value-type="float">
            <text:p>0.0469</text:p>
          </table:table-cell>
          <table:table-cell table:style-name="ce4" table:formula="of:=OFFSET([.D75];(ROW() - 3)*2 ; 0)" office:value-type="float" office:value="0.0536156" calcext:value-type="float">
            <text:p>0.0536</text:p>
          </table:table-cell>
          <table:table-cell table:style-name="ce4" table:formula="of:=OFFSET([.E75];(ROW() - 3)*2 ; 0)" office:value-type="float" office:value="0.133175" calcext:value-type="float">
            <text:p>0.1332</text:p>
          </table:table-cell>
          <table:table-cell table:style-name="ce4" table:formula="of:=OFFSET([.F75];(ROW() - 3)*2 ; 0)" office:value-type="float" office:value="0.132789" calcext:value-type="float">
            <text:p>0.1328</text:p>
          </table:table-cell>
          <table:table-cell table:style-name="ce4" table:formula="of:=OFFSET([.G75];(ROW() - 3)*2 ; 0)" office:value-type="float" office:value="0.0131267" calcext:value-type="float">
            <text:p>0.0131</text:p>
          </table:table-cell>
          <table:table-cell table:style-name="ce4" table:formula="of:=OFFSET([.H75];(ROW() - 3)*2 ; 0)" office:value-type="float" office:value="0.00378357" calcext:value-type="float">
            <text:p>0.0038</text:p>
          </table:table-cell>
          <table:table-cell table:style-name="ce6"/>
          <table:table-cell table:formula="of:=OFFSET([.A75];(ROW() - 2)*2 ; 0)" office:value-type="string" office:string-value="quoting_and_trade_best_all/80/5_stddev" calcext:value-type="string">
            <text:p>quoting_and_trade_best_all/80/5_stddev</text:p>
          </table:table-cell>
          <table:table-cell table:style-name="ce4" table:formula="of:=OFFSET([.B75];(ROW() - 2)*2 ; 0)" office:value-type="float" office:value="0.0220794" calcext:value-type="float">
            <text:p>0.0221</text:p>
          </table:table-cell>
          <table:table-cell table:style-name="ce4" table:formula="of:=OFFSET([.C75];(ROW() - 2)*2 ; 0)" office:value-type="float" office:value="0.0145051" calcext:value-type="float">
            <text:p>0.0145</text:p>
          </table:table-cell>
          <table:table-cell table:style-name="ce4" table:formula="of:=OFFSET([.D75];(ROW() - 2)*2 ; 0)" office:value-type="float" office:value="0.0213608" calcext:value-type="float">
            <text:p>0.0214</text:p>
          </table:table-cell>
          <table:table-cell table:style-name="ce4" table:formula="of:=OFFSET([.E75];(ROW() - 2)*2 ; 0)" office:value-type="float" office:value="0.000630592" calcext:value-type="float">
            <text:p>0.0006</text:p>
          </table:table-cell>
          <table:table-cell table:style-name="ce4" table:formula="of:=OFFSET([.F75];(ROW() - 2)*2 ; 0)" office:value-type="float" office:value="0.000543416" calcext:value-type="float">
            <text:p>0.0005</text:p>
          </table:table-cell>
          <table:table-cell table:style-name="ce4" table:formula="of:=OFFSET([.G75];(ROW() - 2)*2 ; 0)" office:value-type="float" office:value="0.000101648" calcext:value-type="float">
            <text:p>0.0001</text:p>
          </table:table-cell>
          <table:table-cell table:style-name="ce4" table:formula="of:=OFFSET([.H75];(ROW() - 2)*2 ; 0)" office:value-type="float" office:value="0.0000328556" calcext:value-type="float">
            <text:p>0.0000</text:p>
          </table:table-cell>
        </table:table-row>
        <table:table-row table:style-name="ro1">
          <table:table-cell office:value-type="string" calcext:value-type="string">
            <text:p>quoting/40/50_median</text:p>
          </table:table-cell>
          <table:table-cell table:style-name="ce4" office:value-type="float" office:value="0.0564799" calcext:value-type="float">
            <text:p>0.0565</text:p>
          </table:table-cell>
          <table:table-cell table:style-name="ce4" office:value-type="float" office:value="0.0630571" calcext:value-type="float">
            <text:p>0.0631</text:p>
          </table:table-cell>
          <table:table-cell table:style-name="ce4" office:value-type="float" office:value="0.0488357" calcext:value-type="float">
            <text:p>0.0488</text:p>
          </table:table-cell>
          <table:table-cell table:style-name="ce4" office:value-type="float" office:value="0.0463881" calcext:value-type="float">
            <text:p>0.0464</text:p>
          </table:table-cell>
          <table:table-cell table:style-name="ce4" office:value-type="float" office:value="0.0388337" calcext:value-type="float">
            <text:p>0.0388</text:p>
          </table:table-cell>
          <table:table-cell table:style-name="ce4" office:value-type="float" office:value="0.0384598" calcext:value-type="float">
            <text:p>0.0385</text:p>
          </table:table-cell>
          <table:table-cell table:style-name="ce4" office:value-type="float" office:value="0.0244173" calcext:value-type="float">
            <text:p>0.0244</text:p>
          </table:table-cell>
          <table:table-cell table:number-columns-repeated="2"/>
          <table:table-cell table:formula="of:=OFFSET([.A76];(ROW() - 3)*2 ; 0)" office:value-type="string" office:string-value="quoting_and_trade_best_all/5/10_mean" calcext:value-type="string">
            <text:p>quoting_and_trade_best_all/5/10_mean</text:p>
          </table:table-cell>
          <table:table-cell table:style-name="ce4" table:formula="of:=OFFSET([.B76];(ROW() - 3)*2 ; 0)" office:value-type="float" office:value="0.00713857" calcext:value-type="float">
            <text:p>0.0071</text:p>
          </table:table-cell>
          <table:table-cell table:style-name="ce4" table:formula="of:=OFFSET([.C76];(ROW() - 3)*2 ; 0)" office:value-type="float" office:value="0.00741503" calcext:value-type="float">
            <text:p>0.0074</text:p>
          </table:table-cell>
          <table:table-cell table:style-name="ce4" table:formula="of:=OFFSET([.D76];(ROW() - 3)*2 ; 0)" office:value-type="float" office:value="0.00698394" calcext:value-type="float">
            <text:p>0.0070</text:p>
          </table:table-cell>
          <table:table-cell table:style-name="ce4" table:formula="of:=OFFSET([.E76];(ROW() - 3)*2 ; 0)" office:value-type="float" office:value="0.00859483" calcext:value-type="float">
            <text:p>0.0086</text:p>
          </table:table-cell>
          <table:table-cell table:style-name="ce4" table:formula="of:=OFFSET([.F76];(ROW() - 3)*2 ; 0)" office:value-type="float" office:value="0.00854842" calcext:value-type="float">
            <text:p>0.0085</text:p>
          </table:table-cell>
          <table:table-cell table:style-name="ce4" table:formula="of:=OFFSET([.G76];(ROW() - 3)*2 ; 0)" office:value-type="float" office:value="0.00726535" calcext:value-type="float">
            <text:p>0.0073</text:p>
          </table:table-cell>
          <table:table-cell table:style-name="ce4" table:formula="of:=OFFSET([.H76];(ROW() - 3)*2 ; 0)" office:value-type="float" office:value="0.00477755" calcext:value-type="float">
            <text:p>0.0048</text:p>
          </table:table-cell>
          <table:table-cell table:style-name="ce6"/>
          <table:table-cell table:formula="of:=OFFSET([.A76];(ROW() - 2)*2 ; 0)" office:value-type="string" office:string-value="quoting_and_trade_best_all/5/10_stddev" calcext:value-type="string">
            <text:p>quoting_and_trade_best_all/5/10_stddev</text:p>
          </table:table-cell>
          <table:table-cell table:style-name="ce4" table:formula="of:=OFFSET([.B76];(ROW() - 2)*2 ; 0)" office:value-type="float" office:value="0.000549174" calcext:value-type="float">
            <text:p>0.0005</text:p>
          </table:table-cell>
          <table:table-cell table:style-name="ce4" table:formula="of:=OFFSET([.C76];(ROW() - 2)*2 ; 0)" office:value-type="float" office:value="0.000476164" calcext:value-type="float">
            <text:p>0.0005</text:p>
          </table:table-cell>
          <table:table-cell table:style-name="ce4" table:formula="of:=OFFSET([.D76];(ROW() - 2)*2 ; 0)" office:value-type="float" office:value="0.000215908" calcext:value-type="float">
            <text:p>0.0002</text:p>
          </table:table-cell>
          <table:table-cell table:style-name="ce4" table:formula="of:=OFFSET([.E76];(ROW() - 2)*2 ; 0)" office:value-type="float" office:value="0.0000901458" calcext:value-type="float">
            <text:p>0.0001</text:p>
          </table:table-cell>
          <table:table-cell table:style-name="ce4" table:formula="of:=OFFSET([.F76];(ROW() - 2)*2 ; 0)" office:value-type="float" office:value="0.0000159585" calcext:value-type="float">
            <text:p>0.0000</text:p>
          </table:table-cell>
          <table:table-cell table:style-name="ce4" table:formula="of:=OFFSET([.G76];(ROW() - 2)*2 ; 0)" office:value-type="float" office:value="0.0000730345" calcext:value-type="float">
            <text:p>0.0001</text:p>
          </table:table-cell>
          <table:table-cell table:style-name="ce4" table:formula="of:=OFFSET([.H76];(ROW() - 2)*2 ; 0)" office:value-type="float" office:value="0.000036176" calcext:value-type="float">
            <text:p>0.0000</text:p>
          </table:table-cell>
        </table:table-row>
        <table:table-row table:style-name="ro1">
          <table:table-cell office:value-type="string" calcext:value-type="string">
            <text:p>quoting/40/50_stddev</text:p>
          </table:table-cell>
          <table:table-cell table:style-name="ce4" office:value-type="float" office:value="0.000905754" calcext:value-type="float">
            <text:p>0.0009</text:p>
          </table:table-cell>
          <table:table-cell table:style-name="ce4" office:value-type="float" office:value="0.00314838" calcext:value-type="float">
            <text:p>0.0031</text:p>
          </table:table-cell>
          <table:table-cell table:style-name="ce4" office:value-type="float" office:value="0.000579985" calcext:value-type="float">
            <text:p>0.0006</text:p>
          </table:table-cell>
          <table:table-cell table:style-name="ce4" office:value-type="float" office:value="0.000151554" calcext:value-type="float">
            <text:p>0.0002</text:p>
          </table:table-cell>
          <table:table-cell table:style-name="ce4" office:value-type="float" office:value="0.000276141" calcext:value-type="float">
            <text:p>0.0003</text:p>
          </table:table-cell>
          <table:table-cell table:style-name="ce4" office:value-type="float" office:value="0.000320962" calcext:value-type="float">
            <text:p>0.0003</text:p>
          </table:table-cell>
          <table:table-cell table:style-name="ce4" office:value-type="float" office:value="0.000286539" calcext:value-type="float">
            <text:p>0.0003</text:p>
          </table:table-cell>
          <table:table-cell table:number-columns-repeated="2"/>
          <table:table-cell table:formula="of:=OFFSET([.A77];(ROW() - 3)*2 ; 0)" office:value-type="string" office:string-value="quoting_and_trade_best_all/5/20_mean" calcext:value-type="string">
            <text:p>quoting_and_trade_best_all/5/20_mean</text:p>
          </table:table-cell>
          <table:table-cell table:style-name="ce4" table:formula="of:=OFFSET([.B77];(ROW() - 3)*2 ; 0)" office:value-type="float" office:value="0.0143894" calcext:value-type="float">
            <text:p>0.0144</text:p>
          </table:table-cell>
          <table:table-cell table:style-name="ce4" table:formula="of:=OFFSET([.C77];(ROW() - 3)*2 ; 0)" office:value-type="float" office:value="0.0145309" calcext:value-type="float">
            <text:p>0.0145</text:p>
          </table:table-cell>
          <table:table-cell table:style-name="ce4" table:formula="of:=OFFSET([.D77];(ROW() - 3)*2 ; 0)" office:value-type="float" office:value="0.0139526" calcext:value-type="float">
            <text:p>0.0140</text:p>
          </table:table-cell>
          <table:table-cell table:style-name="ce4" table:formula="of:=OFFSET([.E77];(ROW() - 3)*2 ; 0)" office:value-type="float" office:value="0.0174525" calcext:value-type="float">
            <text:p>0.0175</text:p>
          </table:table-cell>
          <table:table-cell table:style-name="ce4" table:formula="of:=OFFSET([.F77];(ROW() - 3)*2 ; 0)" office:value-type="float" office:value="0.017565" calcext:value-type="float">
            <text:p>0.0176</text:p>
          </table:table-cell>
          <table:table-cell table:style-name="ce4" table:formula="of:=OFFSET([.G77];(ROW() - 3)*2 ; 0)" office:value-type="float" office:value="0.0151564" calcext:value-type="float">
            <text:p>0.0152</text:p>
          </table:table-cell>
          <table:table-cell table:style-name="ce4" table:formula="of:=OFFSET([.H77];(ROW() - 3)*2 ; 0)" office:value-type="float" office:value="0.00955441" calcext:value-type="float">
            <text:p>0.0096</text:p>
          </table:table-cell>
          <table:table-cell table:style-name="ce6"/>
          <table:table-cell table:formula="of:=OFFSET([.A77];(ROW() - 2)*2 ; 0)" office:value-type="string" office:string-value="quoting_and_trade_best_all/5/20_stddev" calcext:value-type="string">
            <text:p>quoting_and_trade_best_all/5/20_stddev</text:p>
          </table:table-cell>
          <table:table-cell table:style-name="ce4" table:formula="of:=OFFSET([.B77];(ROW() - 2)*2 ; 0)" office:value-type="float" office:value="0.000742158" calcext:value-type="float">
            <text:p>0.0007</text:p>
          </table:table-cell>
          <table:table-cell table:style-name="ce4" table:formula="of:=OFFSET([.C77];(ROW() - 2)*2 ; 0)" office:value-type="float" office:value="0.000538172" calcext:value-type="float">
            <text:p>0.0005</text:p>
          </table:table-cell>
          <table:table-cell table:style-name="ce4" table:formula="of:=OFFSET([.D77];(ROW() - 2)*2 ; 0)" office:value-type="float" office:value="0.000325003" calcext:value-type="float">
            <text:p>0.0003</text:p>
          </table:table-cell>
          <table:table-cell table:style-name="ce4" table:formula="of:=OFFSET([.E77];(ROW() - 2)*2 ; 0)" office:value-type="float" office:value="0.0000778933" calcext:value-type="float">
            <text:p>0.0001</text:p>
          </table:table-cell>
          <table:table-cell table:style-name="ce4" table:formula="of:=OFFSET([.F77];(ROW() - 2)*2 ; 0)" office:value-type="float" office:value="0.000137893" calcext:value-type="float">
            <text:p>0.0001</text:p>
          </table:table-cell>
          <table:table-cell table:style-name="ce4" table:formula="of:=OFFSET([.G77];(ROW() - 2)*2 ; 0)" office:value-type="float" office:value="0.000153142" calcext:value-type="float">
            <text:p>0.0002</text:p>
          </table:table-cell>
          <table:table-cell table:style-name="ce4" table:formula="of:=OFFSET([.H77];(ROW() - 2)*2 ; 0)" office:value-type="float" office:value="0.0000464605" calcext:value-type="float">
            <text:p>0.0000</text:p>
          </table:table-cell>
        </table:table-row>
        <table:table-row table:style-name="ro1">
          <table:table-cell office:value-type="string" calcext:value-type="string">
            <text:p>quoting/80/10_mean</text:p>
          </table:table-cell>
          <table:table-cell table:style-name="ce4" office:value-type="float" office:value="0.0135151" calcext:value-type="float">
            <text:p>0.0135</text:p>
          </table:table-cell>
          <table:table-cell table:style-name="ce4" office:value-type="float" office:value="0.0157578" calcext:value-type="float">
            <text:p>0.0158</text:p>
          </table:table-cell>
          <table:table-cell table:style-name="ce4" office:value-type="float" office:value="0.0100124" calcext:value-type="float">
            <text:p>0.0100</text:p>
          </table:table-cell>
          <table:table-cell table:style-name="ce4" office:value-type="float" office:value="0.0102987" calcext:value-type="float">
            <text:p>0.0103</text:p>
          </table:table-cell>
          <table:table-cell table:style-name="ce4" office:value-type="float" office:value="0.00735828" calcext:value-type="float">
            <text:p>0.0074</text:p>
          </table:table-cell>
          <table:table-cell table:style-name="ce4" office:value-type="float" office:value="0.0074363" calcext:value-type="float">
            <text:p>0.0074</text:p>
          </table:table-cell>
          <table:table-cell table:style-name="ce4" office:value-type="float" office:value="0.00479007" calcext:value-type="float">
            <text:p>0.0048</text:p>
          </table:table-cell>
          <table:table-cell table:number-columns-repeated="2"/>
          <table:table-cell table:formula="of:=OFFSET([.A78];(ROW() - 3)*2 ; 0)" office:value-type="string" office:string-value="quoting_and_trade_best_all/5/30_mean" calcext:value-type="string">
            <text:p>quoting_and_trade_best_all/5/30_mean</text:p>
          </table:table-cell>
          <table:table-cell table:style-name="ce4" table:formula="of:=OFFSET([.B78];(ROW() - 3)*2 ; 0)" office:value-type="float" office:value="0.0228439" calcext:value-type="float">
            <text:p>0.0228</text:p>
          </table:table-cell>
          <table:table-cell table:style-name="ce4" table:formula="of:=OFFSET([.C78];(ROW() - 3)*2 ; 0)" office:value-type="float" office:value="0.0235139" calcext:value-type="float">
            <text:p>0.0235</text:p>
          </table:table-cell>
          <table:table-cell table:style-name="ce4" table:formula="of:=OFFSET([.D78];(ROW() - 3)*2 ; 0)" office:value-type="float" office:value="0.0221336" calcext:value-type="float">
            <text:p>0.0221</text:p>
          </table:table-cell>
          <table:table-cell table:style-name="ce4" table:formula="of:=OFFSET([.E78];(ROW() - 3)*2 ; 0)" office:value-type="float" office:value="0.0269539" calcext:value-type="float">
            <text:p>0.0270</text:p>
          </table:table-cell>
          <table:table-cell table:style-name="ce4" table:formula="of:=OFFSET([.F78];(ROW() - 3)*2 ; 0)" office:value-type="float" office:value="0.0266908" calcext:value-type="float">
            <text:p>0.0267</text:p>
          </table:table-cell>
          <table:table-cell table:style-name="ce4" table:formula="of:=OFFSET([.G78];(ROW() - 3)*2 ; 0)" office:value-type="float" office:value="0.0229434" calcext:value-type="float">
            <text:p>0.0229</text:p>
          </table:table-cell>
          <table:table-cell table:style-name="ce4" table:formula="of:=OFFSET([.H78];(ROW() - 3)*2 ; 0)" office:value-type="float" office:value="0.0143653" calcext:value-type="float">
            <text:p>0.0144</text:p>
          </table:table-cell>
          <table:table-cell table:style-name="ce6"/>
          <table:table-cell table:formula="of:=OFFSET([.A78];(ROW() - 2)*2 ; 0)" office:value-type="string" office:string-value="quoting_and_trade_best_all/5/30_stddev" calcext:value-type="string">
            <text:p>quoting_and_trade_best_all/5/30_stddev</text:p>
          </table:table-cell>
          <table:table-cell table:style-name="ce4" table:formula="of:=OFFSET([.B78];(ROW() - 2)*2 ; 0)" office:value-type="float" office:value="0.000749677" calcext:value-type="float">
            <text:p>0.0007</text:p>
          </table:table-cell>
          <table:table-cell table:style-name="ce4" table:formula="of:=OFFSET([.C78];(ROW() - 2)*2 ; 0)" office:value-type="float" office:value="0.000954763" calcext:value-type="float">
            <text:p>0.0010</text:p>
          </table:table-cell>
          <table:table-cell table:style-name="ce4" table:formula="of:=OFFSET([.D78];(ROW() - 2)*2 ; 0)" office:value-type="float" office:value="0.000523427" calcext:value-type="float">
            <text:p>0.0005</text:p>
          </table:table-cell>
          <table:table-cell table:style-name="ce4" table:formula="of:=OFFSET([.E78];(ROW() - 2)*2 ; 0)" office:value-type="float" office:value="0.000173764" calcext:value-type="float">
            <text:p>0.0002</text:p>
          </table:table-cell>
          <table:table-cell table:style-name="ce4" table:formula="of:=OFFSET([.F78];(ROW() - 2)*2 ; 0)" office:value-type="float" office:value="0.000123777" calcext:value-type="float">
            <text:p>0.0001</text:p>
          </table:table-cell>
          <table:table-cell table:style-name="ce4" table:formula="of:=OFFSET([.G78];(ROW() - 2)*2 ; 0)" office:value-type="float" office:value="0.000194062" calcext:value-type="float">
            <text:p>0.0002</text:p>
          </table:table-cell>
          <table:table-cell table:style-name="ce4" table:formula="of:=OFFSET([.H78];(ROW() - 2)*2 ; 0)" office:value-type="float" office:value="0.0000580992" calcext:value-type="float">
            <text:p>0.0001</text:p>
          </table:table-cell>
        </table:table-row>
        <table:table-row table:style-name="ro1">
          <table:table-cell office:value-type="string" calcext:value-type="string">
            <text:p>quoting/80/10_median</text:p>
          </table:table-cell>
          <table:table-cell table:style-name="ce4" office:value-type="float" office:value="0.0135018" calcext:value-type="float">
            <text:p>0.0135</text:p>
          </table:table-cell>
          <table:table-cell table:style-name="ce4" office:value-type="float" office:value="0.0158395" calcext:value-type="float">
            <text:p>0.0158</text:p>
          </table:table-cell>
          <table:table-cell table:style-name="ce4" office:value-type="float" office:value="0.00996565" calcext:value-type="float">
            <text:p>0.0100</text:p>
          </table:table-cell>
          <table:table-cell table:style-name="ce4" office:value-type="float" office:value="0.0103033" calcext:value-type="float">
            <text:p>0.0103</text:p>
          </table:table-cell>
          <table:table-cell table:style-name="ce4" office:value-type="float" office:value="0.00737645" calcext:value-type="float">
            <text:p>0.0074</text:p>
          </table:table-cell>
          <table:table-cell table:style-name="ce4" office:value-type="float" office:value="0.00742495" calcext:value-type="float">
            <text:p>0.0074</text:p>
          </table:table-cell>
          <table:table-cell table:style-name="ce4" office:value-type="float" office:value="0.00478765" calcext:value-type="float">
            <text:p>0.0048</text:p>
          </table:table-cell>
          <table:table-cell table:number-columns-repeated="2"/>
          <table:table-cell table:formula="of:=OFFSET([.A79];(ROW() - 3)*2 ; 0)" office:value-type="string" office:string-value="quoting_and_trade_best_all/5/40_mean" calcext:value-type="string">
            <text:p>quoting_and_trade_best_all/5/40_mean</text:p>
          </table:table-cell>
          <table:table-cell table:style-name="ce4" table:formula="of:=OFFSET([.B79];(ROW() - 3)*2 ; 0)" office:value-type="float" office:value="0.0316109" calcext:value-type="float">
            <text:p>0.0316</text:p>
          </table:table-cell>
          <table:table-cell table:style-name="ce4" table:formula="of:=OFFSET([.C79];(ROW() - 3)*2 ; 0)" office:value-type="float" office:value="0.0322703" calcext:value-type="float">
            <text:p>0.0323</text:p>
          </table:table-cell>
          <table:table-cell table:style-name="ce4" table:formula="of:=OFFSET([.D79];(ROW() - 3)*2 ; 0)" office:value-type="float" office:value="0.0306679" calcext:value-type="float">
            <text:p>0.0307</text:p>
          </table:table-cell>
          <table:table-cell table:style-name="ce4" table:formula="of:=OFFSET([.E79];(ROW() - 3)*2 ; 0)" office:value-type="float" office:value="0.0363736" calcext:value-type="float">
            <text:p>0.0364</text:p>
          </table:table-cell>
          <table:table-cell table:style-name="ce4" table:formula="of:=OFFSET([.F79];(ROW() - 3)*2 ; 0)" office:value-type="float" office:value="0.0360578" calcext:value-type="float">
            <text:p>0.0361</text:p>
          </table:table-cell>
          <table:table-cell table:style-name="ce4" table:formula="of:=OFFSET([.G79];(ROW() - 3)*2 ; 0)" office:value-type="float" office:value="0.0307277" calcext:value-type="float">
            <text:p>0.0307</text:p>
          </table:table-cell>
          <table:table-cell table:style-name="ce4" table:formula="of:=OFFSET([.H79];(ROW() - 3)*2 ; 0)" office:value-type="float" office:value="0.0192432" calcext:value-type="float">
            <text:p>0.0192</text:p>
          </table:table-cell>
          <table:table-cell/>
          <table:table-cell table:formula="of:=OFFSET([.A79];(ROW() - 2)*2 ; 0)" office:value-type="string" office:string-value="quoting_and_trade_best_all/5/40_stddev" calcext:value-type="string">
            <text:p>quoting_and_trade_best_all/5/40_stddev</text:p>
          </table:table-cell>
          <table:table-cell table:style-name="ce4" table:formula="of:=OFFSET([.B79];(ROW() - 2)*2 ; 0)" office:value-type="float" office:value="0.00125275" calcext:value-type="float">
            <text:p>0.0013</text:p>
          </table:table-cell>
          <table:table-cell table:style-name="ce4" table:formula="of:=OFFSET([.C79];(ROW() - 2)*2 ; 0)" office:value-type="float" office:value="0.00109796" calcext:value-type="float">
            <text:p>0.0011</text:p>
          </table:table-cell>
          <table:table-cell table:style-name="ce4" table:formula="of:=OFFSET([.D79];(ROW() - 2)*2 ; 0)" office:value-type="float" office:value="0.00089208" calcext:value-type="float">
            <text:p>0.0009</text:p>
          </table:table-cell>
          <table:table-cell table:style-name="ce4" table:formula="of:=OFFSET([.E79];(ROW() - 2)*2 ; 0)" office:value-type="float" office:value="0.000153251" calcext:value-type="float">
            <text:p>0.0002</text:p>
          </table:table-cell>
          <table:table-cell table:style-name="ce4" table:formula="of:=OFFSET([.F79];(ROW() - 2)*2 ; 0)" office:value-type="float" office:value="0.000212209" calcext:value-type="float">
            <text:p>0.0002</text:p>
          </table:table-cell>
          <table:table-cell table:style-name="ce4" table:formula="of:=OFFSET([.G79];(ROW() - 2)*2 ; 0)" office:value-type="float" office:value="0.000178659" calcext:value-type="float">
            <text:p>0.0002</text:p>
          </table:table-cell>
          <table:table-cell table:style-name="ce4" table:formula="of:=OFFSET([.H79];(ROW() - 2)*2 ; 0)" office:value-type="float" office:value="0.0000498679" calcext:value-type="float">
            <text:p>0.0000</text:p>
          </table:table-cell>
        </table:table-row>
        <table:table-row table:style-name="ro1">
          <table:table-cell office:value-type="string" calcext:value-type="string">
            <text:p>quoting/80/10_stddev</text:p>
          </table:table-cell>
          <table:table-cell table:style-name="ce4" office:value-type="float" office:value="0.000136357" calcext:value-type="float">
            <text:p>0.0001</text:p>
          </table:table-cell>
          <table:table-cell table:style-name="ce4" office:value-type="float" office:value="0.000172094" calcext:value-type="float">
            <text:p>0.0002</text:p>
          </table:table-cell>
          <table:table-cell table:style-name="ce4" office:value-type="float" office:value="0.000153032" calcext:value-type="float">
            <text:p>0.0002</text:p>
          </table:table-cell>
          <table:table-cell table:style-name="ce4" office:value-type="float" office:value="0.0000311275" calcext:value-type="float">
            <text:p>0.0000</text:p>
          </table:table-cell>
          <table:table-cell table:style-name="ce4" office:value-type="float" office:value="0.0000898725" calcext:value-type="float">
            <text:p>0.0001</text:p>
          </table:table-cell>
          <table:table-cell table:style-name="ce4" office:value-type="float" office:value="0.0000459163" calcext:value-type="float">
            <text:p>0.0000</text:p>
          </table:table-cell>
          <table:table-cell table:style-name="ce4" office:value-type="float" office:value="0.00000945291" calcext:value-type="float">
            <text:p>0.0000</text:p>
          </table:table-cell>
          <table:table-cell table:number-columns-repeated="2"/>
          <table:table-cell table:formula="of:=OFFSET([.A80];(ROW() - 3)*2 ; 0)" office:value-type="string" office:string-value="quoting_and_trade_best_all/5/50_mean" calcext:value-type="string">
            <text:p>quoting_and_trade_best_all/5/50_mean</text:p>
          </table:table-cell>
          <table:table-cell table:style-name="ce4" table:formula="of:=OFFSET([.B80];(ROW() - 3)*2 ; 0)" office:value-type="float" office:value="0.0409181" calcext:value-type="float">
            <text:p>0.0409</text:p>
          </table:table-cell>
          <table:table-cell table:style-name="ce4" table:formula="of:=OFFSET([.C80];(ROW() - 3)*2 ; 0)" office:value-type="float" office:value="0.0409487" calcext:value-type="float">
            <text:p>0.0409</text:p>
          </table:table-cell>
          <table:table-cell table:style-name="ce4" table:formula="of:=OFFSET([.D80];(ROW() - 3)*2 ; 0)" office:value-type="float" office:value="0.0395704" calcext:value-type="float">
            <text:p>0.0396</text:p>
          </table:table-cell>
          <table:table-cell table:style-name="ce4" table:formula="of:=OFFSET([.E80];(ROW() - 3)*2 ; 0)" office:value-type="float" office:value="0.0463755" calcext:value-type="float">
            <text:p>0.0464</text:p>
          </table:table-cell>
          <table:table-cell table:style-name="ce4" table:formula="of:=OFFSET([.F80];(ROW() - 3)*2 ; 0)" office:value-type="float" office:value="0.0452679" calcext:value-type="float">
            <text:p>0.0453</text:p>
          </table:table-cell>
          <table:table-cell table:style-name="ce4" table:formula="of:=OFFSET([.G80];(ROW() - 3)*2 ; 0)" office:value-type="float" office:value="0.0392283" calcext:value-type="float">
            <text:p>0.0392</text:p>
          </table:table-cell>
          <table:table-cell table:style-name="ce4" table:formula="of:=OFFSET([.H80];(ROW() - 3)*2 ; 0)" office:value-type="float" office:value="0.0239629" calcext:value-type="float">
            <text:p>0.0240</text:p>
          </table:table-cell>
          <table:table-cell table:style-name="ce6"/>
          <table:table-cell table:formula="of:=OFFSET([.A80];(ROW() - 2)*2 ; 0)" office:value-type="string" office:string-value="quoting_and_trade_best_all/5/50_stddev" calcext:value-type="string">
            <text:p>quoting_and_trade_best_all/5/50_stddev</text:p>
          </table:table-cell>
          <table:table-cell table:style-name="ce4" table:formula="of:=OFFSET([.B80];(ROW() - 2)*2 ; 0)" office:value-type="float" office:value="0.00105217" calcext:value-type="float">
            <text:p>0.0011</text:p>
          </table:table-cell>
          <table:table-cell table:style-name="ce4" table:formula="of:=OFFSET([.C80];(ROW() - 2)*2 ; 0)" office:value-type="float" office:value="0.000810475" calcext:value-type="float">
            <text:p>0.0008</text:p>
          </table:table-cell>
          <table:table-cell table:style-name="ce4" table:formula="of:=OFFSET([.D80];(ROW() - 2)*2 ; 0)" office:value-type="float" office:value="0.000607869" calcext:value-type="float">
            <text:p>0.0006</text:p>
          </table:table-cell>
          <table:table-cell table:style-name="ce4" table:formula="of:=OFFSET([.E80];(ROW() - 2)*2 ; 0)" office:value-type="float" office:value="0.000323152" calcext:value-type="float">
            <text:p>0.0003</text:p>
          </table:table-cell>
          <table:table-cell table:style-name="ce4" table:formula="of:=OFFSET([.F80];(ROW() - 2)*2 ; 0)" office:value-type="float" office:value="0.000135158" calcext:value-type="float">
            <text:p>0.0001</text:p>
          </table:table-cell>
          <table:table-cell table:style-name="ce4" table:formula="of:=OFFSET([.G80];(ROW() - 2)*2 ; 0)" office:value-type="float" office:value="0.000566709" calcext:value-type="float">
            <text:p>0.0006</text:p>
          </table:table-cell>
          <table:table-cell table:style-name="ce4" table:formula="of:=OFFSET([.H80];(ROW() - 2)*2 ; 0)" office:value-type="float" office:value="0.0000617732" calcext:value-type="float">
            <text:p>0.0001</text:p>
          </table:table-cell>
        </table:table-row>
        <table:table-row table:style-name="ro1">
          <table:table-cell office:value-type="string" calcext:value-type="string">
            <text:p>quoting/80/20_mean</text:p>
          </table:table-cell>
          <table:table-cell table:style-name="ce4" office:value-type="float" office:value="0.027943" calcext:value-type="float">
            <text:p>0.0279</text:p>
          </table:table-cell>
          <table:table-cell table:style-name="ce4" office:value-type="float" office:value="0.032418" calcext:value-type="float">
            <text:p>0.0324</text:p>
          </table:table-cell>
          <table:table-cell table:style-name="ce4" office:value-type="float" office:value="0.0206975" calcext:value-type="float">
            <text:p>0.0207</text:p>
          </table:table-cell>
          <table:table-cell table:style-name="ce4" office:value-type="float" office:value="0.0211694" calcext:value-type="float">
            <text:p>0.0212</text:p>
          </table:table-cell>
          <table:table-cell table:style-name="ce4" office:value-type="float" office:value="0.0153446" calcext:value-type="float">
            <text:p>0.0153</text:p>
          </table:table-cell>
          <table:table-cell table:style-name="ce4" office:value-type="float" office:value="0.0155255" calcext:value-type="float">
            <text:p>0.0155</text:p>
          </table:table-cell>
          <table:table-cell table:style-name="ce4" office:value-type="float" office:value="0.00975653" calcext:value-type="float">
            <text:p>0.0098</text:p>
          </table:table-cell>
          <table:table-cell table:number-columns-repeated="2"/>
          <table:table-cell table:formula="of:=OFFSET([.A81];(ROW() - 3)*2 ; 0)" office:value-type="string" office:string-value="quoting_and_trade_best_all/10/10_mean" calcext:value-type="string">
            <text:p>quoting_and_trade_best_all/10/10_mean</text:p>
          </table:table-cell>
          <table:table-cell table:style-name="ce4" table:formula="of:=OFFSET([.B81];(ROW() - 3)*2 ; 0)" office:value-type="float" office:value="0.00922637" calcext:value-type="float">
            <text:p>0.0092</text:p>
          </table:table-cell>
          <table:table-cell table:style-name="ce4" table:formula="of:=OFFSET([.C81];(ROW() - 3)*2 ; 0)" office:value-type="float" office:value="0.00957883" calcext:value-type="float">
            <text:p>0.0096</text:p>
          </table:table-cell>
          <table:table-cell table:style-name="ce4" table:formula="of:=OFFSET([.D81];(ROW() - 3)*2 ; 0)" office:value-type="float" office:value="0.00870143" calcext:value-type="float">
            <text:p>0.0087</text:p>
          </table:table-cell>
          <table:table-cell table:style-name="ce4" table:formula="of:=OFFSET([.E81];(ROW() - 3)*2 ; 0)" office:value-type="float" office:value="0.0136333" calcext:value-type="float">
            <text:p>0.0136</text:p>
          </table:table-cell>
          <table:table-cell table:style-name="ce4" table:formula="of:=OFFSET([.F81];(ROW() - 3)*2 ; 0)" office:value-type="float" office:value="0.0132488" calcext:value-type="float">
            <text:p>0.0132</text:p>
          </table:table-cell>
          <table:table-cell table:style-name="ce4" table:formula="of:=OFFSET([.G81];(ROW() - 3)*2 ; 0)" office:value-type="float" office:value="0.00873557" calcext:value-type="float">
            <text:p>0.0087</text:p>
          </table:table-cell>
          <table:table-cell table:style-name="ce4" table:formula="of:=OFFSET([.H81];(ROW() - 3)*2 ; 0)" office:value-type="float" office:value="0.00487736" calcext:value-type="float">
            <text:p>0.0049</text:p>
          </table:table-cell>
          <table:table-cell/>
          <table:table-cell table:formula="of:=OFFSET([.A81];(ROW() - 2)*2 ; 0)" office:value-type="string" office:string-value="quoting_and_trade_best_all/10/10_stddev" calcext:value-type="string">
            <text:p>quoting_and_trade_best_all/10/10_stddev</text:p>
          </table:table-cell>
          <table:table-cell table:style-name="ce4" table:formula="of:=OFFSET([.B81];(ROW() - 2)*2 ; 0)" office:value-type="float" office:value="0.000520633" calcext:value-type="float">
            <text:p>0.0005</text:p>
          </table:table-cell>
          <table:table-cell table:style-name="ce4" table:formula="of:=OFFSET([.C81];(ROW() - 2)*2 ; 0)" office:value-type="float" office:value="0.000812765" calcext:value-type="float">
            <text:p>0.0008</text:p>
          </table:table-cell>
          <table:table-cell table:style-name="ce4" table:formula="of:=OFFSET([.D81];(ROW() - 2)*2 ; 0)" office:value-type="float" office:value="0.000449301" calcext:value-type="float">
            <text:p>0.0004</text:p>
          </table:table-cell>
          <table:table-cell table:style-name="ce4" table:formula="of:=OFFSET([.E81];(ROW() - 2)*2 ; 0)" office:value-type="float" office:value="0.0000665769" calcext:value-type="float">
            <text:p>0.0001</text:p>
          </table:table-cell>
          <table:table-cell table:style-name="ce4" table:formula="of:=OFFSET([.F81];(ROW() - 2)*2 ; 0)" office:value-type="float" office:value="0.000183522" calcext:value-type="float">
            <text:p>0.0002</text:p>
          </table:table-cell>
          <table:table-cell table:style-name="ce4" table:formula="of:=OFFSET([.G81];(ROW() - 2)*2 ; 0)" office:value-type="float" office:value="0.0000605854" calcext:value-type="float">
            <text:p>0.0001</text:p>
          </table:table-cell>
          <table:table-cell table:style-name="ce4" table:formula="of:=OFFSET([.H81];(ROW() - 2)*2 ; 0)" office:value-type="float" office:value="0.0000178598" calcext:value-type="float">
            <text:p>0.0000</text:p>
          </table:table-cell>
        </table:table-row>
        <table:table-row table:style-name="ro1">
          <table:table-cell office:value-type="string" calcext:value-type="string">
            <text:p>quoting/80/20_median</text:p>
          </table:table-cell>
          <table:table-cell table:style-name="ce4" office:value-type="float" office:value="0.0279032" calcext:value-type="float">
            <text:p>0.0279</text:p>
          </table:table-cell>
          <table:table-cell table:style-name="ce4" office:value-type="float" office:value="0.0323976" calcext:value-type="float">
            <text:p>0.0324</text:p>
          </table:table-cell>
          <table:table-cell table:style-name="ce4" office:value-type="float" office:value="0.0207811" calcext:value-type="float">
            <text:p>0.0208</text:p>
          </table:table-cell>
          <table:table-cell table:style-name="ce4" office:value-type="float" office:value="0.0212216" calcext:value-type="float">
            <text:p>0.0212</text:p>
          </table:table-cell>
          <table:table-cell table:style-name="ce4" office:value-type="float" office:value="0.0153626" calcext:value-type="float">
            <text:p>0.0154</text:p>
          </table:table-cell>
          <table:table-cell table:style-name="ce4" office:value-type="float" office:value="0.0154819" calcext:value-type="float">
            <text:p>0.0155</text:p>
          </table:table-cell>
          <table:table-cell table:style-name="ce4" office:value-type="float" office:value="0.0097163" calcext:value-type="float">
            <text:p>0.0097</text:p>
          </table:table-cell>
          <table:table-cell table:number-columns-repeated="2"/>
          <table:table-cell table:formula="of:=OFFSET([.A82];(ROW() - 3)*2 ; 0)" office:value-type="string" office:string-value="quoting_and_trade_best_all/10/20_mean" calcext:value-type="string">
            <text:p>quoting_and_trade_best_all/10/20_mean</text:p>
          </table:table-cell>
          <table:table-cell table:style-name="ce4" table:formula="of:=OFFSET([.B82];(ROW() - 3)*2 ; 0)" office:value-type="float" office:value="0.017667" calcext:value-type="float">
            <text:p>0.0177</text:p>
          </table:table-cell>
          <table:table-cell table:style-name="ce4" table:formula="of:=OFFSET([.C82];(ROW() - 3)*2 ; 0)" office:value-type="float" office:value="0.0168655" calcext:value-type="float">
            <text:p>0.0169</text:p>
          </table:table-cell>
          <table:table-cell table:style-name="ce4" table:formula="of:=OFFSET([.D82];(ROW() - 3)*2 ; 0)" office:value-type="float" office:value="0.016756" calcext:value-type="float">
            <text:p>0.0168</text:p>
          </table:table-cell>
          <table:table-cell table:style-name="ce4" table:formula="of:=OFFSET([.E82];(ROW() - 3)*2 ; 0)" office:value-type="float" office:value="0.027859" calcext:value-type="float">
            <text:p>0.0279</text:p>
          </table:table-cell>
          <table:table-cell table:style-name="ce4" table:formula="of:=OFFSET([.F82];(ROW() - 3)*2 ; 0)" office:value-type="float" office:value="0.0272423" calcext:value-type="float">
            <text:p>0.0272</text:p>
          </table:table-cell>
          <table:table-cell table:style-name="ce4" table:formula="of:=OFFSET([.G82];(ROW() - 3)*2 ; 0)" office:value-type="float" office:value="0.017656" calcext:value-type="float">
            <text:p>0.0177</text:p>
          </table:table-cell>
          <table:table-cell table:style-name="ce4" table:formula="of:=OFFSET([.H82];(ROW() - 3)*2 ; 0)" office:value-type="float" office:value="0.00970227" calcext:value-type="float">
            <text:p>0.0097</text:p>
          </table:table-cell>
          <table:table-cell/>
          <table:table-cell table:formula="of:=OFFSET([.A82];(ROW() - 2)*2 ; 0)" office:value-type="string" office:string-value="quoting_and_trade_best_all/10/20_stddev" calcext:value-type="string">
            <text:p>quoting_and_trade_best_all/10/20_stddev</text:p>
          </table:table-cell>
          <table:table-cell table:style-name="ce4" table:formula="of:=OFFSET([.B82];(ROW() - 2)*2 ; 0)" office:value-type="float" office:value="0.000889195" calcext:value-type="float">
            <text:p>0.0009</text:p>
          </table:table-cell>
          <table:table-cell table:style-name="ce4" table:formula="of:=OFFSET([.C82];(ROW() - 2)*2 ; 0)" office:value-type="float" office:value="0.00102806" calcext:value-type="float">
            <text:p>0.0010</text:p>
          </table:table-cell>
          <table:table-cell table:style-name="ce4" table:formula="of:=OFFSET([.D82];(ROW() - 2)*2 ; 0)" office:value-type="float" office:value="0.00109127" calcext:value-type="float">
            <text:p>0.0011</text:p>
          </table:table-cell>
          <table:table-cell table:style-name="ce4" table:formula="of:=OFFSET([.E82];(ROW() - 2)*2 ; 0)" office:value-type="float" office:value="0.000230694" calcext:value-type="float">
            <text:p>0.0002</text:p>
          </table:table-cell>
          <table:table-cell table:style-name="ce4" table:formula="of:=OFFSET([.F82];(ROW() - 2)*2 ; 0)" office:value-type="float" office:value="0.000274866" calcext:value-type="float">
            <text:p>0.0003</text:p>
          </table:table-cell>
          <table:table-cell table:style-name="ce4" table:formula="of:=OFFSET([.G82];(ROW() - 2)*2 ; 0)" office:value-type="float" office:value="0.0000719502" calcext:value-type="float">
            <text:p>0.0001</text:p>
          </table:table-cell>
          <table:table-cell table:style-name="ce4" table:formula="of:=OFFSET([.H82];(ROW() - 2)*2 ; 0)" office:value-type="float" office:value="0.0000223749" calcext:value-type="float">
            <text:p>0.0000</text:p>
          </table:table-cell>
        </table:table-row>
        <table:table-row table:style-name="ro1">
          <table:table-cell office:value-type="string" calcext:value-type="string">
            <text:p>quoting/80/20_stddev</text:p>
          </table:table-cell>
          <table:table-cell table:style-name="ce4" office:value-type="float" office:value="0.000191355" calcext:value-type="float">
            <text:p>0.0002</text:p>
          </table:table-cell>
          <table:table-cell table:style-name="ce4" office:value-type="float" office:value="0.000452283" calcext:value-type="float">
            <text:p>0.0005</text:p>
          </table:table-cell>
          <table:table-cell table:style-name="ce4" office:value-type="float" office:value="0.000210631" calcext:value-type="float">
            <text:p>0.0002</text:p>
          </table:table-cell>
          <table:table-cell table:style-name="ce4" office:value-type="float" office:value="0.000112404" calcext:value-type="float">
            <text:p>0.0001</text:p>
          </table:table-cell>
          <table:table-cell table:style-name="ce4" office:value-type="float" office:value="0.000106635" calcext:value-type="float">
            <text:p>0.0001</text:p>
          </table:table-cell>
          <table:table-cell table:style-name="ce4" office:value-type="float" office:value="0.000125956" calcext:value-type="float">
            <text:p>0.0001</text:p>
          </table:table-cell>
          <table:table-cell table:style-name="ce4" office:value-type="float" office:value="0.0000803601" calcext:value-type="float">
            <text:p>0.0001</text:p>
          </table:table-cell>
          <table:table-cell table:number-columns-repeated="2"/>
          <table:table-cell table:formula="of:=OFFSET([.A83];(ROW() - 3)*2 ; 0)" office:value-type="string" office:string-value="quoting_and_trade_best_all/10/30_mean" calcext:value-type="string">
            <text:p>quoting_and_trade_best_all/10/30_mean</text:p>
          </table:table-cell>
          <table:table-cell table:style-name="ce4" table:formula="of:=OFFSET([.B83];(ROW() - 3)*2 ; 0)" office:value-type="float" office:value="0.0267072" calcext:value-type="float">
            <text:p>0.0267</text:p>
          </table:table-cell>
          <table:table-cell table:style-name="ce4" table:formula="of:=OFFSET([.C83];(ROW() - 3)*2 ; 0)" office:value-type="float" office:value="0.0270193" calcext:value-type="float">
            <text:p>0.0270</text:p>
          </table:table-cell>
          <table:table-cell table:style-name="ce4" table:formula="of:=OFFSET([.D83];(ROW() - 3)*2 ; 0)" office:value-type="float" office:value="0.0246679" calcext:value-type="float">
            <text:p>0.0247</text:p>
          </table:table-cell>
          <table:table-cell table:style-name="ce4" table:formula="of:=OFFSET([.E83];(ROW() - 3)*2 ; 0)" office:value-type="float" office:value="0.0422577" calcext:value-type="float">
            <text:p>0.0423</text:p>
          </table:table-cell>
          <table:table-cell table:style-name="ce4" table:formula="of:=OFFSET([.F83];(ROW() - 3)*2 ; 0)" office:value-type="float" office:value="0.040644" calcext:value-type="float">
            <text:p>0.0406</text:p>
          </table:table-cell>
          <table:table-cell table:style-name="ce4" table:formula="of:=OFFSET([.G83];(ROW() - 3)*2 ; 0)" office:value-type="float" office:value="0.0268847" calcext:value-type="float">
            <text:p>0.0269</text:p>
          </table:table-cell>
          <table:table-cell table:style-name="ce4" table:formula="of:=OFFSET([.H83];(ROW() - 3)*2 ; 0)" office:value-type="float" office:value="0.0145473" calcext:value-type="float">
            <text:p>0.0145</text:p>
          </table:table-cell>
          <table:table-cell/>
          <table:table-cell table:formula="of:=OFFSET([.A83];(ROW() - 2)*2 ; 0)" office:value-type="string" office:string-value="quoting_and_trade_best_all/10/30_stddev" calcext:value-type="string">
            <text:p>quoting_and_trade_best_all/10/30_stddev</text:p>
          </table:table-cell>
          <table:table-cell table:style-name="ce4" table:formula="of:=OFFSET([.B83];(ROW() - 2)*2 ; 0)" office:value-type="float" office:value="0.00124676" calcext:value-type="float">
            <text:p>0.0012</text:p>
          </table:table-cell>
          <table:table-cell table:style-name="ce4" table:formula="of:=OFFSET([.C83];(ROW() - 2)*2 ; 0)" office:value-type="float" office:value="0.00175275" calcext:value-type="float">
            <text:p>0.0018</text:p>
          </table:table-cell>
          <table:table-cell table:style-name="ce4" table:formula="of:=OFFSET([.D83];(ROW() - 2)*2 ; 0)" office:value-type="float" office:value="0.000329874" calcext:value-type="float">
            <text:p>0.0003</text:p>
          </table:table-cell>
          <table:table-cell table:style-name="ce4" table:formula="of:=OFFSET([.E83];(ROW() - 2)*2 ; 0)" office:value-type="float" office:value="0.000198458" calcext:value-type="float">
            <text:p>0.0002</text:p>
          </table:table-cell>
          <table:table-cell table:style-name="ce4" table:formula="of:=OFFSET([.F83];(ROW() - 2)*2 ; 0)" office:value-type="float" office:value="0.000120951" calcext:value-type="float">
            <text:p>0.0001</text:p>
          </table:table-cell>
          <table:table-cell table:style-name="ce4" table:formula="of:=OFFSET([.G83];(ROW() - 2)*2 ; 0)" office:value-type="float" office:value="0.000194801" calcext:value-type="float">
            <text:p>0.0002</text:p>
          </table:table-cell>
          <table:table-cell table:style-name="ce4" table:formula="of:=OFFSET([.H83];(ROW() - 2)*2 ; 0)" office:value-type="float" office:value="0.0000476509" calcext:value-type="float">
            <text:p>0.0000</text:p>
          </table:table-cell>
        </table:table-row>
        <table:table-row table:style-name="ro1">
          <table:table-cell office:value-type="string" calcext:value-type="string">
            <text:p>quoting/80/30_mean</text:p>
          </table:table-cell>
          <table:table-cell table:style-name="ce4" office:value-type="float" office:value="0.0426214" calcext:value-type="float">
            <text:p>0.0426</text:p>
          </table:table-cell>
          <table:table-cell table:style-name="ce4" office:value-type="float" office:value="0.0500528" calcext:value-type="float">
            <text:p>0.0501</text:p>
          </table:table-cell>
          <table:table-cell table:style-name="ce4" office:value-type="float" office:value="0.0326949" calcext:value-type="float">
            <text:p>0.0327</text:p>
          </table:table-cell>
          <table:table-cell table:style-name="ce4" office:value-type="float" office:value="0.0327404" calcext:value-type="float">
            <text:p>0.0327</text:p>
          </table:table-cell>
          <table:table-cell table:style-name="ce4" office:value-type="float" office:value="0.0238723" calcext:value-type="float">
            <text:p>0.0239</text:p>
          </table:table-cell>
          <table:table-cell table:style-name="ce4" office:value-type="float" office:value="0.0238312" calcext:value-type="float">
            <text:p>0.0238</text:p>
          </table:table-cell>
          <table:table-cell table:style-name="ce4" office:value-type="float" office:value="0.0148075" calcext:value-type="float">
            <text:p>0.0148</text:p>
          </table:table-cell>
          <table:table-cell table:number-columns-repeated="2"/>
          <table:table-cell table:formula="of:=OFFSET([.A84];(ROW() - 3)*2 ; 0)" office:value-type="string" office:string-value="quoting_and_trade_best_all/10/40_mean" calcext:value-type="string">
            <text:p>quoting_and_trade_best_all/10/40_mean</text:p>
          </table:table-cell>
          <table:table-cell table:style-name="ce4" table:formula="of:=OFFSET([.B84];(ROW() - 3)*2 ; 0)" office:value-type="float" office:value="0.0357856" calcext:value-type="float">
            <text:p>0.0358</text:p>
          </table:table-cell>
          <table:table-cell table:style-name="ce4" table:formula="of:=OFFSET([.C84];(ROW() - 3)*2 ; 0)" office:value-type="float" office:value="0.0380177" calcext:value-type="float">
            <text:p>0.0380</text:p>
          </table:table-cell>
          <table:table-cell table:style-name="ce4" table:formula="of:=OFFSET([.D84];(ROW() - 3)*2 ; 0)" office:value-type="float" office:value="0.0334177" calcext:value-type="float">
            <text:p>0.0334</text:p>
          </table:table-cell>
          <table:table-cell table:style-name="ce4" table:formula="of:=OFFSET([.E84];(ROW() - 3)*2 ; 0)" office:value-type="float" office:value="0.0566575" calcext:value-type="float">
            <text:p>0.0567</text:p>
          </table:table-cell>
          <table:table-cell table:style-name="ce4" table:formula="of:=OFFSET([.F84];(ROW() - 3)*2 ; 0)" office:value-type="float" office:value="0.0550365" calcext:value-type="float">
            <text:p>0.0550</text:p>
          </table:table-cell>
          <table:table-cell table:style-name="ce4" table:formula="of:=OFFSET([.G84];(ROW() - 3)*2 ; 0)" office:value-type="float" office:value="0.0359931" calcext:value-type="float">
            <text:p>0.0360</text:p>
          </table:table-cell>
          <table:table-cell table:style-name="ce4" table:formula="of:=OFFSET([.H84];(ROW() - 3)*2 ; 0)" office:value-type="float" office:value="0.0193907" calcext:value-type="float">
            <text:p>0.0194</text:p>
          </table:table-cell>
          <table:table-cell/>
          <table:table-cell table:formula="of:=OFFSET([.A84];(ROW() - 2)*2 ; 0)" office:value-type="string" office:string-value="quoting_and_trade_best_all/10/40_stddev" calcext:value-type="string">
            <text:p>quoting_and_trade_best_all/10/40_stddev</text:p>
          </table:table-cell>
          <table:table-cell table:style-name="ce4" table:formula="of:=OFFSET([.B84];(ROW() - 2)*2 ; 0)" office:value-type="float" office:value="0.00179108" calcext:value-type="float">
            <text:p>0.0018</text:p>
          </table:table-cell>
          <table:table-cell table:style-name="ce4" table:formula="of:=OFFSET([.C84];(ROW() - 2)*2 ; 0)" office:value-type="float" office:value="0.00132494" calcext:value-type="float">
            <text:p>0.0013</text:p>
          </table:table-cell>
          <table:table-cell table:style-name="ce4" table:formula="of:=OFFSET([.D84];(ROW() - 2)*2 ; 0)" office:value-type="float" office:value="0.00171703" calcext:value-type="float">
            <text:p>0.0017</text:p>
          </table:table-cell>
          <table:table-cell table:style-name="ce4" table:formula="of:=OFFSET([.E84];(ROW() - 2)*2 ; 0)" office:value-type="float" office:value="0.000187705" calcext:value-type="float">
            <text:p>0.0002</text:p>
          </table:table-cell>
          <table:table-cell table:style-name="ce4" table:formula="of:=OFFSET([.F84];(ROW() - 2)*2 ; 0)" office:value-type="float" office:value="0.000267293" calcext:value-type="float">
            <text:p>0.0003</text:p>
          </table:table-cell>
          <table:table-cell table:style-name="ce4" table:formula="of:=OFFSET([.G84];(ROW() - 2)*2 ; 0)" office:value-type="float" office:value="0.0000628104" calcext:value-type="float">
            <text:p>0.0001</text:p>
          </table:table-cell>
          <table:table-cell table:style-name="ce4" table:formula="of:=OFFSET([.H84];(ROW() - 2)*2 ; 0)" office:value-type="float" office:value="0.0000368163" calcext:value-type="float">
            <text:p>0.0000</text:p>
          </table:table-cell>
        </table:table-row>
        <table:table-row table:style-name="ro1">
          <table:table-cell office:value-type="string" calcext:value-type="string">
            <text:p>quoting/80/30_median</text:p>
          </table:table-cell>
          <table:table-cell table:style-name="ce4" office:value-type="float" office:value="0.0425819" calcext:value-type="float">
            <text:p>0.0426</text:p>
          </table:table-cell>
          <table:table-cell table:style-name="ce4" office:value-type="float" office:value="0.0500265" calcext:value-type="float">
            <text:p>0.0500</text:p>
          </table:table-cell>
          <table:table-cell table:style-name="ce4" office:value-type="float" office:value="0.0327536" calcext:value-type="float">
            <text:p>0.0328</text:p>
          </table:table-cell>
          <table:table-cell table:style-name="ce4" office:value-type="float" office:value="0.032632" calcext:value-type="float">
            <text:p>0.0326</text:p>
          </table:table-cell>
          <table:table-cell table:style-name="ce4" office:value-type="float" office:value="0.0238963" calcext:value-type="float">
            <text:p>0.0239</text:p>
          </table:table-cell>
          <table:table-cell table:style-name="ce4" office:value-type="float" office:value="0.0237799" calcext:value-type="float">
            <text:p>0.0238</text:p>
          </table:table-cell>
          <table:table-cell table:style-name="ce4" office:value-type="float" office:value="0.0147951" calcext:value-type="float">
            <text:p>0.0148</text:p>
          </table:table-cell>
          <table:table-cell table:number-columns-repeated="2"/>
          <table:table-cell table:formula="of:=OFFSET([.A85];(ROW() - 3)*2 ; 0)" office:value-type="string" office:string-value="quoting_and_trade_best_all/10/50_mean" calcext:value-type="string">
            <text:p>quoting_and_trade_best_all/10/50_mean</text:p>
          </table:table-cell>
          <table:table-cell table:style-name="ce4" table:formula="of:=OFFSET([.B85];(ROW() - 3)*2 ; 0)" office:value-type="float" office:value="0.0469198" calcext:value-type="float">
            <text:p>0.0469</text:p>
          </table:table-cell>
          <table:table-cell table:style-name="ce4" table:formula="of:=OFFSET([.C85];(ROW() - 3)*2 ; 0)" office:value-type="float" office:value="0.0473298" calcext:value-type="float">
            <text:p>0.0473</text:p>
          </table:table-cell>
          <table:table-cell table:style-name="ce4" table:formula="of:=OFFSET([.D85];(ROW() - 3)*2 ; 0)" office:value-type="float" office:value="0.0430749" calcext:value-type="float">
            <text:p>0.0431</text:p>
          </table:table-cell>
          <table:table-cell table:style-name="ce4" table:formula="of:=OFFSET([.E85];(ROW() - 3)*2 ; 0)" office:value-type="float" office:value="0.0719575" calcext:value-type="float">
            <text:p>0.0720</text:p>
          </table:table-cell>
          <table:table-cell table:style-name="ce4" table:formula="of:=OFFSET([.F85];(ROW() - 3)*2 ; 0)" office:value-type="float" office:value="0.0705396" calcext:value-type="float">
            <text:p>0.0705</text:p>
          </table:table-cell>
          <table:table-cell table:style-name="ce4" table:formula="of:=OFFSET([.G85];(ROW() - 3)*2 ; 0)" office:value-type="float" office:value="0.0456796" calcext:value-type="float">
            <text:p>0.0457</text:p>
          </table:table-cell>
          <table:table-cell table:style-name="ce4" table:formula="of:=OFFSET([.H85];(ROW() - 3)*2 ; 0)" office:value-type="float" office:value="0.0242228" calcext:value-type="float">
            <text:p>0.0242</text:p>
          </table:table-cell>
          <table:table-cell/>
          <table:table-cell table:formula="of:=OFFSET([.A85];(ROW() - 2)*2 ; 0)" office:value-type="string" office:string-value="quoting_and_trade_best_all/10/50_stddev" calcext:value-type="string">
            <text:p>quoting_and_trade_best_all/10/50_stddev</text:p>
          </table:table-cell>
          <table:table-cell table:style-name="ce4" table:formula="of:=OFFSET([.B85];(ROW() - 2)*2 ; 0)" office:value-type="float" office:value="0.000762108" calcext:value-type="float">
            <text:p>0.0008</text:p>
          </table:table-cell>
          <table:table-cell table:style-name="ce4" table:formula="of:=OFFSET([.C85];(ROW() - 2)*2 ; 0)" office:value-type="float" office:value="0.00131982" calcext:value-type="float">
            <text:p>0.0013</text:p>
          </table:table-cell>
          <table:table-cell table:style-name="ce4" table:formula="of:=OFFSET([.D85];(ROW() - 2)*2 ; 0)" office:value-type="float" office:value="0.00150615" calcext:value-type="float">
            <text:p>0.0015</text:p>
          </table:table-cell>
          <table:table-cell table:style-name="ce4" table:formula="of:=OFFSET([.E85];(ROW() - 2)*2 ; 0)" office:value-type="float" office:value="0.000656491" calcext:value-type="float">
            <text:p>0.0007</text:p>
          </table:table-cell>
          <table:table-cell table:style-name="ce4" table:formula="of:=OFFSET([.F85];(ROW() - 2)*2 ; 0)" office:value-type="float" office:value="0.000683896" calcext:value-type="float">
            <text:p>0.0007</text:p>
          </table:table-cell>
          <table:table-cell table:style-name="ce4" table:formula="of:=OFFSET([.G85];(ROW() - 2)*2 ; 0)" office:value-type="float" office:value="0.000268398" calcext:value-type="float">
            <text:p>0.0003</text:p>
          </table:table-cell>
          <table:table-cell table:style-name="ce4" table:formula="of:=OFFSET([.H85];(ROW() - 2)*2 ; 0)" office:value-type="float" office:value="0.0000915359" calcext:value-type="float">
            <text:p>0.0001</text:p>
          </table:table-cell>
        </table:table-row>
        <table:table-row table:style-name="ro1">
          <table:table-cell office:value-type="string" calcext:value-type="string">
            <text:p>quoting/80/30_stddev</text:p>
          </table:table-cell>
          <table:table-cell table:style-name="ce4" office:value-type="float" office:value="0.000408208" calcext:value-type="float">
            <text:p>0.0004</text:p>
          </table:table-cell>
          <table:table-cell table:style-name="ce4" office:value-type="float" office:value="0.000191673" calcext:value-type="float">
            <text:p>0.0002</text:p>
          </table:table-cell>
          <table:table-cell table:style-name="ce4" office:value-type="float" office:value="0.000158521" calcext:value-type="float">
            <text:p>0.0002</text:p>
          </table:table-cell>
          <table:table-cell table:style-name="ce4" office:value-type="float" office:value="0.000370074" calcext:value-type="float">
            <text:p>0.0004</text:p>
          </table:table-cell>
          <table:table-cell table:style-name="ce4" office:value-type="float" office:value="0.000062301" calcext:value-type="float">
            <text:p>0.0001</text:p>
          </table:table-cell>
          <table:table-cell table:style-name="ce4" office:value-type="float" office:value="0.000177171" calcext:value-type="float">
            <text:p>0.0002</text:p>
          </table:table-cell>
          <table:table-cell table:style-name="ce4" office:value-type="float" office:value="0.0000491465" calcext:value-type="float">
            <text:p>0.0000</text:p>
          </table:table-cell>
          <table:table-cell table:number-columns-repeated="2"/>
          <table:table-cell table:formula="of:=OFFSET([.A86];(ROW() - 3)*2 ; 0)" office:value-type="string" office:string-value="quoting_and_trade_best_all/20/10_mean" calcext:value-type="string">
            <text:p>quoting_and_trade_best_all/20/10_mean</text:p>
          </table:table-cell>
          <table:table-cell table:style-name="ce4" table:formula="of:=OFFSET([.B86];(ROW() - 3)*2 ; 0)" office:value-type="float" office:value="0.0151174" calcext:value-type="float">
            <text:p>0.0151</text:p>
          </table:table-cell>
          <table:table-cell table:style-name="ce4" table:formula="of:=OFFSET([.C86];(ROW() - 3)*2 ; 0)" office:value-type="float" office:value="0.0152947" calcext:value-type="float">
            <text:p>0.0153</text:p>
          </table:table-cell>
          <table:table-cell table:style-name="ce4" table:formula="of:=OFFSET([.D86];(ROW() - 3)*2 ; 0)" office:value-type="float" office:value="0.0126262" calcext:value-type="float">
            <text:p>0.0126</text:p>
          </table:table-cell>
          <table:table-cell table:style-name="ce4" table:formula="of:=OFFSET([.E86];(ROW() - 3)*2 ; 0)" office:value-type="float" office:value="0.0298415" calcext:value-type="float">
            <text:p>0.0298</text:p>
          </table:table-cell>
          <table:table-cell table:style-name="ce4" table:formula="of:=OFFSET([.F86];(ROW() - 3)*2 ; 0)" office:value-type="float" office:value="0.0290439" calcext:value-type="float">
            <text:p>0.0290</text:p>
          </table:table-cell>
          <table:table-cell table:style-name="ce4" table:formula="of:=OFFSET([.G86];(ROW() - 3)*2 ; 0)" office:value-type="float" office:value="0.011354" calcext:value-type="float">
            <text:p>0.0114</text:p>
          </table:table-cell>
          <table:table-cell table:style-name="ce4" table:formula="of:=OFFSET([.H86];(ROW() - 3)*2 ; 0)" office:value-type="float" office:value="0.00516379" calcext:value-type="float">
            <text:p>0.0052</text:p>
          </table:table-cell>
          <table:table-cell/>
          <table:table-cell table:formula="of:=OFFSET([.A86];(ROW() - 2)*2 ; 0)" office:value-type="string" office:string-value="quoting_and_trade_best_all/20/10_stddev" calcext:value-type="string">
            <text:p>quoting_and_trade_best_all/20/10_stddev</text:p>
          </table:table-cell>
          <table:table-cell table:style-name="ce4" table:formula="of:=OFFSET([.B86];(ROW() - 2)*2 ; 0)" office:value-type="float" office:value="0.00222717" calcext:value-type="float">
            <text:p>0.0022</text:p>
          </table:table-cell>
          <table:table-cell table:style-name="ce4" table:formula="of:=OFFSET([.C86];(ROW() - 2)*2 ; 0)" office:value-type="float" office:value="0.00133771" calcext:value-type="float">
            <text:p>0.0013</text:p>
          </table:table-cell>
          <table:table-cell table:style-name="ce4" table:formula="of:=OFFSET([.D86];(ROW() - 2)*2 ; 0)" office:value-type="float" office:value="0.0030141" calcext:value-type="float">
            <text:p>0.0030</text:p>
          </table:table-cell>
          <table:table-cell table:style-name="ce4" table:formula="of:=OFFSET([.E86];(ROW() - 2)*2 ; 0)" office:value-type="float" office:value="0.000463183" calcext:value-type="float">
            <text:p>0.0005</text:p>
          </table:table-cell>
          <table:table-cell table:style-name="ce4" table:formula="of:=OFFSET([.F86];(ROW() - 2)*2 ; 0)" office:value-type="float" office:value="0.000220096" calcext:value-type="float">
            <text:p>0.0002</text:p>
          </table:table-cell>
          <table:table-cell table:style-name="ce4" table:formula="of:=OFFSET([.G86];(ROW() - 2)*2 ; 0)" office:value-type="float" office:value="0.0000764579" calcext:value-type="float">
            <text:p>0.0001</text:p>
          </table:table-cell>
          <table:table-cell table:style-name="ce4" table:formula="of:=OFFSET([.H86];(ROW() - 2)*2 ; 0)" office:value-type="float" office:value="0.0000124534" calcext:value-type="float">
            <text:p>0.0000</text:p>
          </table:table-cell>
        </table:table-row>
        <table:table-row table:style-name="ro1">
          <table:table-cell office:value-type="string" calcext:value-type="string">
            <text:p>quoting/80/40_mean</text:p>
          </table:table-cell>
          <table:table-cell table:style-name="ce4" office:value-type="float" office:value="0.0587933" calcext:value-type="float">
            <text:p>0.0588</text:p>
          </table:table-cell>
          <table:table-cell table:style-name="ce4" office:value-type="float" office:value="0.0652121" calcext:value-type="float">
            <text:p>0.0652</text:p>
          </table:table-cell>
          <table:table-cell table:style-name="ce4" office:value-type="float" office:value="0.0448559" calcext:value-type="float">
            <text:p>0.0449</text:p>
          </table:table-cell>
          <table:table-cell table:style-name="ce4" office:value-type="float" office:value="0.0438775" calcext:value-type="float">
            <text:p>0.0439</text:p>
          </table:table-cell>
          <table:table-cell table:style-name="ce4" office:value-type="float" office:value="0.0324123" calcext:value-type="float">
            <text:p>0.0324</text:p>
          </table:table-cell>
          <table:table-cell table:style-name="ce4" office:value-type="float" office:value="0.0320678" calcext:value-type="float">
            <text:p>0.0321</text:p>
          </table:table-cell>
          <table:table-cell table:style-name="ce4" office:value-type="float" office:value="0.0196209" calcext:value-type="float">
            <text:p>0.0196</text:p>
          </table:table-cell>
          <table:table-cell table:number-columns-repeated="2"/>
          <table:table-cell table:formula="of:=OFFSET([.A87];(ROW() - 3)*2 ; 0)" office:value-type="string" office:string-value="quoting_and_trade_best_all/20/20_mean" calcext:value-type="string">
            <text:p>quoting_and_trade_best_all/20/20_mean</text:p>
          </table:table-cell>
          <table:table-cell table:style-name="ce4" table:formula="of:=OFFSET([.B87];(ROW() - 3)*2 ; 0)" office:value-type="float" office:value="0.0227322" calcext:value-type="float">
            <text:p>0.0227</text:p>
          </table:table-cell>
          <table:table-cell table:style-name="ce4" table:formula="of:=OFFSET([.C87];(ROW() - 3)*2 ; 0)" office:value-type="float" office:value="0.0231406" calcext:value-type="float">
            <text:p>0.0231</text:p>
          </table:table-cell>
          <table:table-cell table:style-name="ce4" table:formula="of:=OFFSET([.D87];(ROW() - 3)*2 ; 0)" office:value-type="float" office:value="0.0229474" calcext:value-type="float">
            <text:p>0.0229</text:p>
          </table:table-cell>
          <table:table-cell table:style-name="ce4" table:formula="of:=OFFSET([.E87];(ROW() - 3)*2 ; 0)" office:value-type="float" office:value="0.0593686" calcext:value-type="float">
            <text:p>0.0594</text:p>
          </table:table-cell>
          <table:table-cell table:style-name="ce4" table:formula="of:=OFFSET([.F87];(ROW() - 3)*2 ; 0)" office:value-type="float" office:value="0.0575566" calcext:value-type="float">
            <text:p>0.0576</text:p>
          </table:table-cell>
          <table:table-cell table:style-name="ce4" table:formula="of:=OFFSET([.G87];(ROW() - 3)*2 ; 0)" office:value-type="float" office:value="0.0229335" calcext:value-type="float">
            <text:p>0.0229</text:p>
          </table:table-cell>
          <table:table-cell table:style-name="ce4" table:formula="of:=OFFSET([.H87];(ROW() - 3)*2 ; 0)" office:value-type="float" office:value="0.0100657" calcext:value-type="float">
            <text:p>0.0101</text:p>
          </table:table-cell>
          <table:table-cell/>
          <table:table-cell table:formula="of:=OFFSET([.A87];(ROW() - 2)*2 ; 0)" office:value-type="string" office:string-value="quoting_and_trade_best_all/20/20_stddev" calcext:value-type="string">
            <text:p>quoting_and_trade_best_all/20/20_stddev</text:p>
          </table:table-cell>
          <table:table-cell table:style-name="ce4" table:formula="of:=OFFSET([.B87];(ROW() - 2)*2 ; 0)" office:value-type="float" office:value="0.00258088" calcext:value-type="float">
            <text:p>0.0026</text:p>
          </table:table-cell>
          <table:table-cell table:style-name="ce4" table:formula="of:=OFFSET([.C87];(ROW() - 2)*2 ; 0)" office:value-type="float" office:value="0.00336941" calcext:value-type="float">
            <text:p>0.0034</text:p>
          </table:table-cell>
          <table:table-cell table:style-name="ce4" table:formula="of:=OFFSET([.D87];(ROW() - 2)*2 ; 0)" office:value-type="float" office:value="0.00323705" calcext:value-type="float">
            <text:p>0.0032</text:p>
          </table:table-cell>
          <table:table-cell table:style-name="ce4" table:formula="of:=OFFSET([.E87];(ROW() - 2)*2 ; 0)" office:value-type="float" office:value="0.000244836" calcext:value-type="float">
            <text:p>0.0002</text:p>
          </table:table-cell>
          <table:table-cell table:style-name="ce4" table:formula="of:=OFFSET([.F87];(ROW() - 2)*2 ; 0)" office:value-type="float" office:value="0.000204565" calcext:value-type="float">
            <text:p>0.0002</text:p>
          </table:table-cell>
          <table:table-cell table:style-name="ce4" table:formula="of:=OFFSET([.G87];(ROW() - 2)*2 ; 0)" office:value-type="float" office:value="0.00024368" calcext:value-type="float">
            <text:p>0.0002</text:p>
          </table:table-cell>
          <table:table-cell table:style-name="ce4" table:formula="of:=OFFSET([.H87];(ROW() - 2)*2 ; 0)" office:value-type="float" office:value="0.000020889" calcext:value-type="float">
            <text:p>0.0000</text:p>
          </table:table-cell>
        </table:table-row>
        <table:table-row table:style-name="ro1">
          <table:table-cell office:value-type="string" calcext:value-type="string">
            <text:p>quoting/80/40_median</text:p>
          </table:table-cell>
          <table:table-cell table:style-name="ce4" office:value-type="float" office:value="0.0583313" calcext:value-type="float">
            <text:p>0.0583</text:p>
          </table:table-cell>
          <table:table-cell table:style-name="ce4" office:value-type="float" office:value="0.0672523" calcext:value-type="float">
            <text:p>0.0673</text:p>
          </table:table-cell>
          <table:table-cell table:style-name="ce4" office:value-type="float" office:value="0.0447333" calcext:value-type="float">
            <text:p>0.0447</text:p>
          </table:table-cell>
          <table:table-cell table:style-name="ce4" office:value-type="float" office:value="0.0437465" calcext:value-type="float">
            <text:p>0.0437</text:p>
          </table:table-cell>
          <table:table-cell table:style-name="ce4" office:value-type="float" office:value="0.0322996" calcext:value-type="float">
            <text:p>0.0323</text:p>
          </table:table-cell>
          <table:table-cell table:style-name="ce4" office:value-type="float" office:value="0.0320056" calcext:value-type="float">
            <text:p>0.0320</text:p>
          </table:table-cell>
          <table:table-cell table:style-name="ce4" office:value-type="float" office:value="0.0195422" calcext:value-type="float">
            <text:p>0.0195</text:p>
          </table:table-cell>
          <table:table-cell table:number-columns-repeated="2"/>
          <table:table-cell table:formula="of:=OFFSET([.A88];(ROW() - 3)*2 ; 0)" office:value-type="string" office:string-value="quoting_and_trade_best_all/20/30_mean" calcext:value-type="string">
            <text:p>quoting_and_trade_best_all/20/30_mean</text:p>
          </table:table-cell>
          <table:table-cell table:style-name="ce4" table:formula="of:=OFFSET([.B88];(ROW() - 3)*2 ; 0)" office:value-type="float" office:value="0.0316148" calcext:value-type="float">
            <text:p>0.0316</text:p>
          </table:table-cell>
          <table:table-cell table:style-name="ce4" table:formula="of:=OFFSET([.C88];(ROW() - 3)*2 ; 0)" office:value-type="float" office:value="0.0380994" calcext:value-type="float">
            <text:p>0.0381</text:p>
          </table:table-cell>
          <table:table-cell table:style-name="ce4" table:formula="of:=OFFSET([.D88];(ROW() - 3)*2 ; 0)" office:value-type="float" office:value="0.0310855" calcext:value-type="float">
            <text:p>0.0311</text:p>
          </table:table-cell>
          <table:table-cell table:style-name="ce4" table:formula="of:=OFFSET([.E88];(ROW() - 3)*2 ; 0)" office:value-type="float" office:value="0.0900412" calcext:value-type="float">
            <text:p>0.0900</text:p>
          </table:table-cell>
          <table:table-cell table:style-name="ce4" table:formula="of:=OFFSET([.F88];(ROW() - 3)*2 ; 0)" office:value-type="float" office:value="0.0871472" calcext:value-type="float">
            <text:p>0.0871</text:p>
          </table:table-cell>
          <table:table-cell table:style-name="ce4" table:formula="of:=OFFSET([.G88];(ROW() - 3)*2 ; 0)" office:value-type="float" office:value="0.0340651" calcext:value-type="float">
            <text:p>0.0341</text:p>
          </table:table-cell>
          <table:table-cell table:style-name="ce4" table:formula="of:=OFFSET([.H88];(ROW() - 3)*2 ; 0)" office:value-type="float" office:value="0.0149536" calcext:value-type="float">
            <text:p>0.0150</text:p>
          </table:table-cell>
          <table:table-cell/>
          <table:table-cell table:formula="of:=OFFSET([.A88];(ROW() - 2)*2 ; 0)" office:value-type="string" office:string-value="quoting_and_trade_best_all/20/30_stddev" calcext:value-type="string">
            <text:p>quoting_and_trade_best_all/20/30_stddev</text:p>
          </table:table-cell>
          <table:table-cell table:style-name="ce4" table:formula="of:=OFFSET([.B88];(ROW() - 2)*2 ; 0)" office:value-type="float" office:value="0.00127191" calcext:value-type="float">
            <text:p>0.0013</text:p>
          </table:table-cell>
          <table:table-cell table:style-name="ce4" table:formula="of:=OFFSET([.C88];(ROW() - 2)*2 ; 0)" office:value-type="float" office:value="0.00285291" calcext:value-type="float">
            <text:p>0.0029</text:p>
          </table:table-cell>
          <table:table-cell table:style-name="ce4" table:formula="of:=OFFSET([.D88];(ROW() - 2)*2 ; 0)" office:value-type="float" office:value="0.00327101" calcext:value-type="float">
            <text:p>0.0033</text:p>
          </table:table-cell>
          <table:table-cell table:style-name="ce4" table:formula="of:=OFFSET([.E88];(ROW() - 2)*2 ; 0)" office:value-type="float" office:value="0.000471217" calcext:value-type="float">
            <text:p>0.0005</text:p>
          </table:table-cell>
          <table:table-cell table:style-name="ce4" table:formula="of:=OFFSET([.F88];(ROW() - 2)*2 ; 0)" office:value-type="float" office:value="0.000237436" calcext:value-type="float">
            <text:p>0.0002</text:p>
          </table:table-cell>
          <table:table-cell table:style-name="ce4" table:formula="of:=OFFSET([.G88];(ROW() - 2)*2 ; 0)" office:value-type="float" office:value="0.000145161" calcext:value-type="float">
            <text:p>0.0001</text:p>
          </table:table-cell>
          <table:table-cell table:style-name="ce4" table:formula="of:=OFFSET([.H88];(ROW() - 2)*2 ; 0)" office:value-type="float" office:value="0.00000638952" calcext:value-type="float">
            <text:p>0.0000</text:p>
          </table:table-cell>
        </table:table-row>
        <table:table-row table:style-name="ro1">
          <table:table-cell office:value-type="string" calcext:value-type="string">
            <text:p>quoting/80/40_stddev</text:p>
          </table:table-cell>
          <table:table-cell table:style-name="ce4" office:value-type="float" office:value="0.000919543" calcext:value-type="float">
            <text:p>0.0009</text:p>
          </table:table-cell>
          <table:table-cell table:style-name="ce4" office:value-type="float" office:value="0.00366673" calcext:value-type="float">
            <text:p>0.0037</text:p>
          </table:table-cell>
          <table:table-cell table:style-name="ce4" office:value-type="float" office:value="0.000220883" calcext:value-type="float">
            <text:p>0.0002</text:p>
          </table:table-cell>
          <table:table-cell table:style-name="ce4" office:value-type="float" office:value="0.000226424" calcext:value-type="float">
            <text:p>0.0002</text:p>
          </table:table-cell>
          <table:table-cell table:style-name="ce4" office:value-type="float" office:value="0.000299988" calcext:value-type="float">
            <text:p>0.0003</text:p>
          </table:table-cell>
          <table:table-cell table:style-name="ce4" office:value-type="float" office:value="0.000142187" calcext:value-type="float">
            <text:p>0.0001</text:p>
          </table:table-cell>
          <table:table-cell table:style-name="ce4" office:value-type="float" office:value="0.000137167" calcext:value-type="float">
            <text:p>0.0001</text:p>
          </table:table-cell>
          <table:table-cell table:number-columns-repeated="2"/>
          <table:table-cell table:formula="of:=OFFSET([.A89];(ROW() - 3)*2 ; 0)" office:value-type="string" office:string-value="quoting_and_trade_best_all/20/40_mean" calcext:value-type="string">
            <text:p>quoting_and_trade_best_all/20/40_mean</text:p>
          </table:table-cell>
          <table:table-cell table:style-name="ce4" table:formula="of:=OFFSET([.B89];(ROW() - 3)*2 ; 0)" office:value-type="float" office:value="0.047631" calcext:value-type="float">
            <text:p>0.0476</text:p>
          </table:table-cell>
          <table:table-cell table:style-name="ce4" table:formula="of:=OFFSET([.C89];(ROW() - 3)*2 ; 0)" office:value-type="float" office:value="0.054554" calcext:value-type="float">
            <text:p>0.0546</text:p>
          </table:table-cell>
          <table:table-cell table:style-name="ce4" table:formula="of:=OFFSET([.D89];(ROW() - 3)*2 ; 0)" office:value-type="float" office:value="0.0435284" calcext:value-type="float">
            <text:p>0.0435</text:p>
          </table:table-cell>
          <table:table-cell table:style-name="ce4" table:formula="of:=OFFSET([.E89];(ROW() - 3)*2 ; 0)" office:value-type="float" office:value="0.120413" calcext:value-type="float">
            <text:p>0.1204</text:p>
          </table:table-cell>
          <table:table-cell table:style-name="ce4" table:formula="of:=OFFSET([.F89];(ROW() - 3)*2 ; 0)" office:value-type="float" office:value="0.118185" calcext:value-type="float">
            <text:p>0.1182</text:p>
          </table:table-cell>
          <table:table-cell table:style-name="ce4" table:formula="of:=OFFSET([.G89];(ROW() - 3)*2 ; 0)" office:value-type="float" office:value="0.0456409" calcext:value-type="float">
            <text:p>0.0456</text:p>
          </table:table-cell>
          <table:table-cell table:style-name="ce4" table:formula="of:=OFFSET([.H89];(ROW() - 3)*2 ; 0)" office:value-type="float" office:value="0.0198588" calcext:value-type="float">
            <text:p>0.0199</text:p>
          </table:table-cell>
          <table:table-cell/>
          <table:table-cell table:formula="of:=OFFSET([.A89];(ROW() - 2)*2 ; 0)" office:value-type="string" office:string-value="quoting_and_trade_best_all/20/40_stddev" calcext:value-type="string">
            <text:p>quoting_and_trade_best_all/20/40_stddev</text:p>
          </table:table-cell>
          <table:table-cell table:style-name="ce4" table:formula="of:=OFFSET([.B89];(ROW() - 2)*2 ; 0)" office:value-type="float" office:value="0.0053226" calcext:value-type="float">
            <text:p>0.0053</text:p>
          </table:table-cell>
          <table:table-cell table:style-name="ce4" table:formula="of:=OFFSET([.C89];(ROW() - 2)*2 ; 0)" office:value-type="float" office:value="0.00509989" calcext:value-type="float">
            <text:p>0.0051</text:p>
          </table:table-cell>
          <table:table-cell table:style-name="ce4" table:formula="of:=OFFSET([.D89];(ROW() - 2)*2 ; 0)" office:value-type="float" office:value="0.00396039" calcext:value-type="float">
            <text:p>0.0040</text:p>
          </table:table-cell>
          <table:table-cell table:style-name="ce4" table:formula="of:=OFFSET([.E89];(ROW() - 2)*2 ; 0)" office:value-type="float" office:value="0.000993301" calcext:value-type="float">
            <text:p>0.0010</text:p>
          </table:table-cell>
          <table:table-cell table:style-name="ce4" table:formula="of:=OFFSET([.F89];(ROW() - 2)*2 ; 0)" office:value-type="float" office:value="0.000950652" calcext:value-type="float">
            <text:p>0.0010</text:p>
          </table:table-cell>
          <table:table-cell table:style-name="ce4" table:formula="of:=OFFSET([.G89];(ROW() - 2)*2 ; 0)" office:value-type="float" office:value="0.00016343" calcext:value-type="float">
            <text:p>0.0002</text:p>
          </table:table-cell>
          <table:table-cell table:style-name="ce4" table:formula="of:=OFFSET([.H89];(ROW() - 2)*2 ; 0)" office:value-type="float" office:value="0.0000511018" calcext:value-type="float">
            <text:p>0.0001</text:p>
          </table:table-cell>
        </table:table-row>
        <table:table-row table:style-name="ro1">
          <table:table-cell office:value-type="string" calcext:value-type="string">
            <text:p>quoting/80/50_mean</text:p>
          </table:table-cell>
          <table:table-cell table:style-name="ce4" office:value-type="float" office:value="0.0767578" calcext:value-type="float">
            <text:p>0.0768</text:p>
          </table:table-cell>
          <table:table-cell table:style-name="ce4" office:value-type="float" office:value="0.0792288" calcext:value-type="float">
            <text:p>0.0792</text:p>
          </table:table-cell>
          <table:table-cell table:style-name="ce4" office:value-type="float" office:value="0.0573288" calcext:value-type="float">
            <text:p>0.0573</text:p>
          </table:table-cell>
          <table:table-cell table:style-name="ce4" office:value-type="float" office:value="0.0557155" calcext:value-type="float">
            <text:p>0.0557</text:p>
          </table:table-cell>
          <table:table-cell table:style-name="ce4" office:value-type="float" office:value="0.0418861" calcext:value-type="float">
            <text:p>0.0419</text:p>
          </table:table-cell>
          <table:table-cell table:style-name="ce4" office:value-type="float" office:value="0.0407008" calcext:value-type="float">
            <text:p>0.0407</text:p>
          </table:table-cell>
          <table:table-cell table:style-name="ce4" office:value-type="float" office:value="0.0247706" calcext:value-type="float">
            <text:p>0.0248</text:p>
          </table:table-cell>
          <table:table-cell table:number-columns-repeated="2"/>
          <table:table-cell table:formula="of:=OFFSET([.A90];(ROW() - 3)*2 ; 0)" office:value-type="string" office:string-value="quoting_and_trade_best_all/20/50_mean" calcext:value-type="string">
            <text:p>quoting_and_trade_best_all/20/50_mean</text:p>
          </table:table-cell>
          <table:table-cell table:style-name="ce4" table:formula="of:=OFFSET([.B90];(ROW() - 3)*2 ; 0)" office:value-type="float" office:value="0.0618066" calcext:value-type="float">
            <text:p>0.0618</text:p>
          </table:table-cell>
          <table:table-cell table:style-name="ce4" table:formula="of:=OFFSET([.C90];(ROW() - 3)*2 ; 0)" office:value-type="float" office:value="0.0685842" calcext:value-type="float">
            <text:p>0.0686</text:p>
          </table:table-cell>
          <table:table-cell table:style-name="ce4" table:formula="of:=OFFSET([.D90];(ROW() - 3)*2 ; 0)" office:value-type="float" office:value="0.0497754" calcext:value-type="float">
            <text:p>0.0498</text:p>
          </table:table-cell>
          <table:table-cell table:style-name="ce4" table:formula="of:=OFFSET([.E90];(ROW() - 3)*2 ; 0)" office:value-type="float" office:value="0.154834" calcext:value-type="float">
            <text:p>0.1548</text:p>
          </table:table-cell>
          <table:table-cell table:style-name="ce4" table:formula="of:=OFFSET([.F90];(ROW() - 3)*2 ; 0)" office:value-type="float" office:value="0.15249" calcext:value-type="float">
            <text:p>0.1525</text:p>
          </table:table-cell>
          <table:table-cell table:style-name="ce4" table:formula="of:=OFFSET([.G90];(ROW() - 3)*2 ; 0)" office:value-type="float" office:value="0.0574783" calcext:value-type="float">
            <text:p>0.0575</text:p>
          </table:table-cell>
          <table:table-cell table:style-name="ce4" table:formula="of:=OFFSET([.H90];(ROW() - 3)*2 ; 0)" office:value-type="float" office:value="0.0248855" calcext:value-type="float">
            <text:p>0.0249</text:p>
          </table:table-cell>
          <table:table-cell/>
          <table:table-cell table:formula="of:=OFFSET([.A90];(ROW() - 2)*2 ; 0)" office:value-type="string" office:string-value="quoting_and_trade_best_all/20/50_stddev" calcext:value-type="string">
            <text:p>quoting_and_trade_best_all/20/50_stddev</text:p>
          </table:table-cell>
          <table:table-cell table:style-name="ce4" table:formula="of:=OFFSET([.B90];(ROW() - 2)*2 ; 0)" office:value-type="float" office:value="0.00469783" calcext:value-type="float">
            <text:p>0.0047</text:p>
          </table:table-cell>
          <table:table-cell table:style-name="ce4" table:formula="of:=OFFSET([.C90];(ROW() - 2)*2 ; 0)" office:value-type="float" office:value="0.00568976" calcext:value-type="float">
            <text:p>0.0057</text:p>
          </table:table-cell>
          <table:table-cell table:style-name="ce4" table:formula="of:=OFFSET([.D90];(ROW() - 2)*2 ; 0)" office:value-type="float" office:value="0.00254781" calcext:value-type="float">
            <text:p>0.0025</text:p>
          </table:table-cell>
          <table:table-cell table:style-name="ce4" table:formula="of:=OFFSET([.E90];(ROW() - 2)*2 ; 0)" office:value-type="float" office:value="0.00160247" calcext:value-type="float">
            <text:p>0.0016</text:p>
          </table:table-cell>
          <table:table-cell table:style-name="ce4" table:formula="of:=OFFSET([.F90];(ROW() - 2)*2 ; 0)" office:value-type="float" office:value="0.0024156" calcext:value-type="float">
            <text:p>0.0024</text:p>
          </table:table-cell>
          <table:table-cell table:style-name="ce4" table:formula="of:=OFFSET([.G90];(ROW() - 2)*2 ; 0)" office:value-type="float" office:value="0.000148472" calcext:value-type="float">
            <text:p>0.0001</text:p>
          </table:table-cell>
          <table:table-cell table:style-name="ce4" table:formula="of:=OFFSET([.H90];(ROW() - 2)*2 ; 0)" office:value-type="float" office:value="0.0000360339" calcext:value-type="float">
            <text:p>0.0000</text:p>
          </table:table-cell>
        </table:table-row>
        <table:table-row table:style-name="ro1">
          <table:table-cell office:value-type="string" calcext:value-type="string">
            <text:p>quoting/80/50_median</text:p>
          </table:table-cell>
          <table:table-cell table:style-name="ce4" office:value-type="float" office:value="0.0764687" calcext:value-type="float">
            <text:p>0.0765</text:p>
          </table:table-cell>
          <table:table-cell table:style-name="ce4" office:value-type="float" office:value="0.0791608" calcext:value-type="float">
            <text:p>0.0792</text:p>
          </table:table-cell>
          <table:table-cell table:style-name="ce4" office:value-type="float" office:value="0.0575838" calcext:value-type="float">
            <text:p>0.0576</text:p>
          </table:table-cell>
          <table:table-cell table:style-name="ce4" office:value-type="float" office:value="0.0557214" calcext:value-type="float">
            <text:p>0.0557</text:p>
          </table:table-cell>
          <table:table-cell table:style-name="ce4" office:value-type="float" office:value="0.0419781" calcext:value-type="float">
            <text:p>0.0420</text:p>
          </table:table-cell>
          <table:table-cell table:style-name="ce4" office:value-type="float" office:value="0.0406864" calcext:value-type="float">
            <text:p>0.0407</text:p>
          </table:table-cell>
          <table:table-cell table:style-name="ce4" office:value-type="float" office:value="0.0247388" calcext:value-type="float">
            <text:p>0.0247</text:p>
          </table:table-cell>
          <table:table-cell table:number-columns-repeated="2"/>
          <table:table-cell table:formula="of:=OFFSET([.A91];(ROW() - 3)*2 ; 0)" office:value-type="string" office:string-value="quoting_and_trade_best_all/40/10_mean" calcext:value-type="string">
            <text:p>quoting_and_trade_best_all/40/10_mean</text:p>
          </table:table-cell>
          <table:table-cell table:style-name="ce4" table:formula="of:=OFFSET([.B91];(ROW() - 3)*2 ; 0)" office:value-type="float" office:value="0.0361622" calcext:value-type="float">
            <text:p>0.0362</text:p>
          </table:table-cell>
          <table:table-cell table:style-name="ce4" table:formula="of:=OFFSET([.C91];(ROW() - 3)*2 ; 0)" office:value-type="float" office:value="0.0302282" calcext:value-type="float">
            <text:p>0.0302</text:p>
          </table:table-cell>
          <table:table-cell table:style-name="ce4" table:formula="of:=OFFSET([.D91];(ROW() - 3)*2 ; 0)" office:value-type="float" office:value="0.0314615" calcext:value-type="float">
            <text:p>0.0315</text:p>
          </table:table-cell>
          <table:table-cell table:style-name="ce4" table:formula="of:=OFFSET([.E91];(ROW() - 3)*2 ; 0)" office:value-type="float" office:value="0.0818852" calcext:value-type="float">
            <text:p>0.0819</text:p>
          </table:table-cell>
          <table:table-cell table:style-name="ce4" table:formula="of:=OFFSET([.F91];(ROW() - 3)*2 ; 0)" office:value-type="float" office:value="0.0811917" calcext:value-type="float">
            <text:p>0.0812</text:p>
          </table:table-cell>
          <table:table-cell table:style-name="ce4" table:formula="of:=OFFSET([.G91];(ROW() - 3)*2 ; 0)" office:value-type="float" office:value="0.0161651" calcext:value-type="float">
            <text:p>0.0162</text:p>
          </table:table-cell>
          <table:table-cell table:style-name="ce4" table:formula="of:=OFFSET([.H91];(ROW() - 3)*2 ; 0)" office:value-type="float" office:value="0.00554005" calcext:value-type="float">
            <text:p>0.0055</text:p>
          </table:table-cell>
          <table:table-cell/>
          <table:table-cell table:formula="of:=OFFSET([.A91];(ROW() - 2)*2 ; 0)" office:value-type="string" office:string-value="quoting_and_trade_best_all/40/10_stddev" calcext:value-type="string">
            <text:p>quoting_and_trade_best_all/40/10_stddev</text:p>
          </table:table-cell>
          <table:table-cell table:style-name="ce4" table:formula="of:=OFFSET([.B91];(ROW() - 2)*2 ; 0)" office:value-type="float" office:value="0.00649082" calcext:value-type="float">
            <text:p>0.0065</text:p>
          </table:table-cell>
          <table:table-cell table:style-name="ce4" table:formula="of:=OFFSET([.C91];(ROW() - 2)*2 ; 0)" office:value-type="float" office:value="0.00614731" calcext:value-type="float">
            <text:p>0.0061</text:p>
          </table:table-cell>
          <table:table-cell table:style-name="ce4" table:formula="of:=OFFSET([.D91];(ROW() - 2)*2 ; 0)" office:value-type="float" office:value="0.00738235" calcext:value-type="float">
            <text:p>0.0074</text:p>
          </table:table-cell>
          <table:table-cell table:style-name="ce4" table:formula="of:=OFFSET([.E91];(ROW() - 2)*2 ; 0)" office:value-type="float" office:value="0.000582012" calcext:value-type="float">
            <text:p>0.0006</text:p>
          </table:table-cell>
          <table:table-cell table:style-name="ce4" table:formula="of:=OFFSET([.F91];(ROW() - 2)*2 ; 0)" office:value-type="float" office:value="0.00113252" calcext:value-type="float">
            <text:p>0.0011</text:p>
          </table:table-cell>
          <table:table-cell table:style-name="ce4" table:formula="of:=OFFSET([.G91];(ROW() - 2)*2 ; 0)" office:value-type="float" office:value="0.0000609687" calcext:value-type="float">
            <text:p>0.0001</text:p>
          </table:table-cell>
          <table:table-cell table:style-name="ce4" table:formula="of:=OFFSET([.H91];(ROW() - 2)*2 ; 0)" office:value-type="float" office:value="0.0000245256" calcext:value-type="float">
            <text:p>0.0000</text:p>
          </table:table-cell>
        </table:table-row>
        <table:table-row table:style-name="ro1">
          <table:table-cell office:value-type="string" calcext:value-type="string">
            <text:p>quoting/80/50_stddev</text:p>
          </table:table-cell>
          <table:table-cell table:style-name="ce4" office:value-type="float" office:value="0.000844371" calcext:value-type="float">
            <text:p>0.0008</text:p>
          </table:table-cell>
          <table:table-cell table:style-name="ce4" office:value-type="float" office:value="0.000695909" calcext:value-type="float">
            <text:p>0.0007</text:p>
          </table:table-cell>
          <table:table-cell table:style-name="ce4" office:value-type="float" office:value="0.00077781" calcext:value-type="float">
            <text:p>0.0008</text:p>
          </table:table-cell>
          <table:table-cell table:style-name="ce4" office:value-type="float" office:value="0.000116365" calcext:value-type="float">
            <text:p>0.0001</text:p>
          </table:table-cell>
          <table:table-cell table:style-name="ce4" office:value-type="float" office:value="0.000394105" calcext:value-type="float">
            <text:p>0.0004</text:p>
          </table:table-cell>
          <table:table-cell table:style-name="ce4" office:value-type="float" office:value="0.000142101" calcext:value-type="float">
            <text:p>0.0001</text:p>
          </table:table-cell>
          <table:table-cell table:style-name="ce4" office:value-type="float" office:value="0.000178921" calcext:value-type="float">
            <text:p>0.0002</text:p>
          </table:table-cell>
          <table:table-cell table:number-columns-repeated="2"/>
          <table:table-cell table:formula="of:=OFFSET([.A92];(ROW() - 3)*2 ; 0)" office:value-type="string" office:string-value="quoting_and_trade_best_all/40/20_mean" calcext:value-type="string">
            <text:p>quoting_and_trade_best_all/40/20_mean</text:p>
          </table:table-cell>
          <table:table-cell table:style-name="ce4" table:formula="of:=OFFSET([.B92];(ROW() - 3)*2 ; 0)" office:value-type="float" office:value="0.0467177" calcext:value-type="float">
            <text:p>0.0467</text:p>
          </table:table-cell>
          <table:table-cell table:style-name="ce4" table:formula="of:=OFFSET([.C92];(ROW() - 3)*2 ; 0)" office:value-type="float" office:value="0.0522819" calcext:value-type="float">
            <text:p>0.0523</text:p>
          </table:table-cell>
          <table:table-cell table:style-name="ce4" table:formula="of:=OFFSET([.D92];(ROW() - 3)*2 ; 0)" office:value-type="float" office:value="0.0494811" calcext:value-type="float">
            <text:p>0.0495</text:p>
          </table:table-cell>
          <table:table-cell table:style-name="ce4" table:formula="of:=OFFSET([.E92];(ROW() - 3)*2 ; 0)" office:value-type="float" office:value="0.163549" calcext:value-type="float">
            <text:p>0.1635</text:p>
          </table:table-cell>
          <table:table-cell table:style-name="ce4" table:formula="of:=OFFSET([.F92];(ROW() - 3)*2 ; 0)" office:value-type="float" office:value="0.161069" calcext:value-type="float">
            <text:p>0.1611</text:p>
          </table:table-cell>
          <table:table-cell table:style-name="ce4" table:formula="of:=OFFSET([.G92];(ROW() - 3)*2 ; 0)" office:value-type="float" office:value="0.032075" calcext:value-type="float">
            <text:p>0.0321</text:p>
          </table:table-cell>
          <table:table-cell table:style-name="ce4" table:formula="of:=OFFSET([.H92];(ROW() - 3)*2 ; 0)" office:value-type="float" office:value="0.0104911" calcext:value-type="float">
            <text:p>0.0105</text:p>
          </table:table-cell>
          <table:table-cell/>
          <table:table-cell table:formula="of:=OFFSET([.A92];(ROW() - 2)*2 ; 0)" office:value-type="string" office:string-value="quoting_and_trade_best_all/40/20_stddev" calcext:value-type="string">
            <text:p>quoting_and_trade_best_all/40/20_stddev</text:p>
          </table:table-cell>
          <table:table-cell table:style-name="ce4" table:formula="of:=OFFSET([.B92];(ROW() - 2)*2 ; 0)" office:value-type="float" office:value="0.00878697" calcext:value-type="float">
            <text:p>0.0088</text:p>
          </table:table-cell>
          <table:table-cell table:style-name="ce4" table:formula="of:=OFFSET([.C92];(ROW() - 2)*2 ; 0)" office:value-type="float" office:value="0.00638072" calcext:value-type="float">
            <text:p>0.0064</text:p>
          </table:table-cell>
          <table:table-cell table:style-name="ce4" table:formula="of:=OFFSET([.D92];(ROW() - 2)*2 ; 0)" office:value-type="float" office:value="0.0100676" calcext:value-type="float">
            <text:p>0.0101</text:p>
          </table:table-cell>
          <table:table-cell table:style-name="ce4" table:formula="of:=OFFSET([.E92];(ROW() - 2)*2 ; 0)" office:value-type="float" office:value="0.000602243" calcext:value-type="float">
            <text:p>0.0006</text:p>
          </table:table-cell>
          <table:table-cell table:style-name="ce4" table:formula="of:=OFFSET([.F92];(ROW() - 2)*2 ; 0)" office:value-type="float" office:value="0.000807222" calcext:value-type="float">
            <text:p>0.0008</text:p>
          </table:table-cell>
          <table:table-cell table:style-name="ce4" table:formula="of:=OFFSET([.G92];(ROW() - 2)*2 ; 0)" office:value-type="float" office:value="0.00018953" calcext:value-type="float">
            <text:p>0.0002</text:p>
          </table:table-cell>
          <table:table-cell table:style-name="ce4" table:formula="of:=OFFSET([.H92];(ROW() - 2)*2 ; 0)" office:value-type="float" office:value="0.0000298575" calcext:value-type="float">
            <text:p>0.0000</text:p>
          </table:table-cell>
        </table:table-row>
        <table:table-row table:style-name="ro1">
          <table:table-cell office:value-type="string" calcext:value-type="string">
            <text:p>quoting/5000/50_mean</text:p>
          </table:table-cell>
          <table:table-cell table:style-name="ce4" office:value-type="float" office:value="2.72431" calcext:value-type="float">
            <text:p>2.7243</text:p>
          </table:table-cell>
          <table:table-cell table:style-name="ce4" office:value-type="float" office:value="2.66859" calcext:value-type="float">
            <text:p>2.6686</text:p>
          </table:table-cell>
          <table:table-cell table:style-name="ce4" office:value-type="float" office:value="1.09049" calcext:value-type="float">
            <text:p>1.0905</text:p>
          </table:table-cell>
          <table:table-cell table:style-name="ce4" office:value-type="float" office:value="1.09779" calcext:value-type="float">
            <text:p>1.0978</text:p>
          </table:table-cell>
          <table:table-cell table:style-name="ce4" office:value-type="float" office:value="0.0763175" calcext:value-type="float">
            <text:p>0.0763</text:p>
          </table:table-cell>
          <table:table-cell table:style-name="ce4" office:value-type="float" office:value="0.0621111" calcext:value-type="float">
            <text:p>0.0621</text:p>
          </table:table-cell>
          <table:table-cell table:style-name="ce4" office:value-type="float" office:value="0.0293458" calcext:value-type="float">
            <text:p>0.0293</text:p>
          </table:table-cell>
          <table:table-cell table:number-columns-repeated="2"/>
          <table:table-cell table:formula="of:=OFFSET([.A93];(ROW() - 3)*2 ; 0)" office:value-type="string" office:string-value="quoting_and_trade_best_all/40/30_mean" calcext:value-type="string">
            <text:p>quoting_and_trade_best_all/40/30_mean</text:p>
          </table:table-cell>
          <table:table-cell table:style-name="ce4" table:formula="of:=OFFSET([.B93];(ROW() - 3)*2 ; 0)" office:value-type="float" office:value="0.0658718" calcext:value-type="float">
            <text:p>0.0659</text:p>
          </table:table-cell>
          <table:table-cell table:style-name="ce4" table:formula="of:=OFFSET([.C93];(ROW() - 3)*2 ; 0)" office:value-type="float" office:value="0.0671599" calcext:value-type="float">
            <text:p>0.0672</text:p>
          </table:table-cell>
          <table:table-cell table:style-name="ce4" table:formula="of:=OFFSET([.D93];(ROW() - 3)*2 ; 0)" office:value-type="float" office:value="0.0541085" calcext:value-type="float">
            <text:p>0.0541</text:p>
          </table:table-cell>
          <table:table-cell table:style-name="ce4" table:formula="of:=OFFSET([.E93];(ROW() - 3)*2 ; 0)" office:value-type="float" office:value="0.251284" calcext:value-type="float">
            <text:p>0.2513</text:p>
          </table:table-cell>
          <table:table-cell table:style-name="ce4" table:formula="of:=OFFSET([.F93];(ROW() - 3)*2 ; 0)" office:value-type="float" office:value="0.251545" calcext:value-type="float">
            <text:p>0.2515</text:p>
          </table:table-cell>
          <table:table-cell table:style-name="ce4" table:formula="of:=OFFSET([.G93];(ROW() - 3)*2 ; 0)" office:value-type="float" office:value="0.0475689" calcext:value-type="float">
            <text:p>0.0476</text:p>
          </table:table-cell>
          <table:table-cell table:style-name="ce4" table:formula="of:=OFFSET([.H93];(ROW() - 3)*2 ; 0)" office:value-type="float" office:value="0.0155256" calcext:value-type="float">
            <text:p>0.0155</text:p>
          </table:table-cell>
          <table:table-cell/>
          <table:table-cell table:formula="of:=OFFSET([.A93];(ROW() - 2)*2 ; 0)" office:value-type="string" office:string-value="quoting_and_trade_best_all/40/30_stddev" calcext:value-type="string">
            <text:p>quoting_and_trade_best_all/40/30_stddev</text:p>
          </table:table-cell>
          <table:table-cell table:style-name="ce4" table:formula="of:=OFFSET([.B93];(ROW() - 2)*2 ; 0)" office:value-type="float" office:value="0.0156048" calcext:value-type="float">
            <text:p>0.0156</text:p>
          </table:table-cell>
          <table:table-cell table:style-name="ce4" table:formula="of:=OFFSET([.C93];(ROW() - 2)*2 ; 0)" office:value-type="float" office:value="0.00866365" calcext:value-type="float">
            <text:p>0.0087</text:p>
          </table:table-cell>
          <table:table-cell table:style-name="ce4" table:formula="of:=OFFSET([.D93];(ROW() - 2)*2 ; 0)" office:value-type="float" office:value="0.00424158" calcext:value-type="float">
            <text:p>0.0042</text:p>
          </table:table-cell>
          <table:table-cell table:style-name="ce4" table:formula="of:=OFFSET([.E93];(ROW() - 2)*2 ; 0)" office:value-type="float" office:value="0.000923749" calcext:value-type="float">
            <text:p>0.0009</text:p>
          </table:table-cell>
          <table:table-cell table:style-name="ce4" table:formula="of:=OFFSET([.F93];(ROW() - 2)*2 ; 0)" office:value-type="float" office:value="0.00217136" calcext:value-type="float">
            <text:p>0.0022</text:p>
          </table:table-cell>
          <table:table-cell table:style-name="ce4" table:formula="of:=OFFSET([.G93];(ROW() - 2)*2 ; 0)" office:value-type="float" office:value="0.000165613" calcext:value-type="float">
            <text:p>0.0002</text:p>
          </table:table-cell>
          <table:table-cell table:style-name="ce4" table:formula="of:=OFFSET([.H93];(ROW() - 2)*2 ; 0)" office:value-type="float" office:value="0.000126648" calcext:value-type="float">
            <text:p>0.0001</text:p>
          </table:table-cell>
        </table:table-row>
        <table:table-row table:style-name="ro1">
          <table:table-cell office:value-type="string" calcext:value-type="string">
            <text:p>quoting/5000/50_median</text:p>
          </table:table-cell>
          <table:table-cell table:style-name="ce4" office:value-type="float" office:value="2.71899" calcext:value-type="float">
            <text:p>2.7190</text:p>
          </table:table-cell>
          <table:table-cell table:style-name="ce4" office:value-type="float" office:value="2.66569" calcext:value-type="float">
            <text:p>2.6657</text:p>
          </table:table-cell>
          <table:table-cell table:style-name="ce4" office:value-type="float" office:value="1.09024" calcext:value-type="float">
            <text:p>1.0902</text:p>
          </table:table-cell>
          <table:table-cell table:style-name="ce4" office:value-type="float" office:value="1.10078" calcext:value-type="float">
            <text:p>1.1008</text:p>
          </table:table-cell>
          <table:table-cell table:style-name="ce4" office:value-type="float" office:value="0.0769061" calcext:value-type="float">
            <text:p>0.0769</text:p>
          </table:table-cell>
          <table:table-cell table:style-name="ce4" office:value-type="float" office:value="0.0620075" calcext:value-type="float">
            <text:p>0.0620</text:p>
          </table:table-cell>
          <table:table-cell table:style-name="ce4" office:value-type="float" office:value="0.029326" calcext:value-type="float">
            <text:p>0.0293</text:p>
          </table:table-cell>
          <table:table-cell table:number-columns-repeated="2"/>
          <table:table-cell table:formula="of:=OFFSET([.A94];(ROW() - 3)*2 ; 0)" office:value-type="string" office:string-value="quoting_and_trade_best_all/40/40_mean" calcext:value-type="string">
            <text:p>quoting_and_trade_best_all/40/40_mean</text:p>
          </table:table-cell>
          <table:table-cell table:style-name="ce4" table:formula="of:=OFFSET([.B94];(ROW() - 3)*2 ; 0)" office:value-type="float" office:value="0.0695502" calcext:value-type="float">
            <text:p>0.0696</text:p>
          </table:table-cell>
          <table:table-cell table:style-name="ce4" table:formula="of:=OFFSET([.C94];(ROW() - 3)*2 ; 0)" office:value-type="float" office:value="0.0748803" calcext:value-type="float">
            <text:p>0.0749</text:p>
          </table:table-cell>
          <table:table-cell table:style-name="ce4" table:formula="of:=OFFSET([.D94];(ROW() - 3)*2 ; 0)" office:value-type="float" office:value="0.0766709" calcext:value-type="float">
            <text:p>0.0767</text:p>
          </table:table-cell>
          <table:table-cell table:style-name="ce4" table:formula="of:=OFFSET([.E94];(ROW() - 3)*2 ; 0)" office:value-type="float" office:value="0.33679" calcext:value-type="float">
            <text:p>0.3368</text:p>
          </table:table-cell>
          <table:table-cell table:style-name="ce4" table:formula="of:=OFFSET([.F94];(ROW() - 3)*2 ; 0)" office:value-type="float" office:value="0.342536" calcext:value-type="float">
            <text:p>0.3425</text:p>
          </table:table-cell>
          <table:table-cell table:style-name="ce4" table:formula="of:=OFFSET([.G94];(ROW() - 3)*2 ; 0)" office:value-type="float" office:value="0.0636265" calcext:value-type="float">
            <text:p>0.0636</text:p>
          </table:table-cell>
          <table:table-cell table:style-name="ce4" table:formula="of:=OFFSET([.H94];(ROW() - 3)*2 ; 0)" office:value-type="float" office:value="0.0203949" calcext:value-type="float">
            <text:p>0.0204</text:p>
          </table:table-cell>
          <table:table-cell/>
          <table:table-cell table:formula="of:=OFFSET([.A94];(ROW() - 2)*2 ; 0)" office:value-type="string" office:string-value="quoting_and_trade_best_all/40/40_stddev" calcext:value-type="string">
            <text:p>quoting_and_trade_best_all/40/40_stddev</text:p>
          </table:table-cell>
          <table:table-cell table:style-name="ce4" table:formula="of:=OFFSET([.B94];(ROW() - 2)*2 ; 0)" office:value-type="float" office:value="0.00941818" calcext:value-type="float">
            <text:p>0.0094</text:p>
          </table:table-cell>
          <table:table-cell table:style-name="ce4" table:formula="of:=OFFSET([.C94];(ROW() - 2)*2 ; 0)" office:value-type="float" office:value="0.014654" calcext:value-type="float">
            <text:p>0.0147</text:p>
          </table:table-cell>
          <table:table-cell table:style-name="ce4" table:formula="of:=OFFSET([.D94];(ROW() - 2)*2 ; 0)" office:value-type="float" office:value="0.00619069" calcext:value-type="float">
            <text:p>0.0062</text:p>
          </table:table-cell>
          <table:table-cell table:style-name="ce4" table:formula="of:=OFFSET([.E94];(ROW() - 2)*2 ; 0)" office:value-type="float" office:value="0.00162617" calcext:value-type="float">
            <text:p>0.0016</text:p>
          </table:table-cell>
          <table:table-cell table:style-name="ce4" table:formula="of:=OFFSET([.F94];(ROW() - 2)*2 ; 0)" office:value-type="float" office:value="0.00109505" calcext:value-type="float">
            <text:p>0.0011</text:p>
          </table:table-cell>
          <table:table-cell table:style-name="ce4" table:formula="of:=OFFSET([.G94];(ROW() - 2)*2 ; 0)" office:value-type="float" office:value="0.000475332" calcext:value-type="float">
            <text:p>0.0005</text:p>
          </table:table-cell>
          <table:table-cell table:style-name="ce4" table:formula="of:=OFFSET([.H94];(ROW() - 2)*2 ; 0)" office:value-type="float" office:value="0.0000760066" calcext:value-type="float">
            <text:p>0.0001</text:p>
          </table:table-cell>
        </table:table-row>
        <table:table-row table:style-name="ro1">
          <table:table-cell office:value-type="string" calcext:value-type="string">
            <text:p>quoting/5000/50_stddev</text:p>
          </table:table-cell>
          <table:table-cell table:style-name="ce4" office:value-type="float" office:value="0.0226434" calcext:value-type="float">
            <text:p>0.0226</text:p>
          </table:table-cell>
          <table:table-cell table:style-name="ce4" office:value-type="float" office:value="0.0136953" calcext:value-type="float">
            <text:p>0.0137</text:p>
          </table:table-cell>
          <table:table-cell table:style-name="ce4" office:value-type="float" office:value="0.00376641" calcext:value-type="float">
            <text:p>0.0038</text:p>
          </table:table-cell>
          <table:table-cell table:style-name="ce4" office:value-type="float" office:value="0.00620068" calcext:value-type="float">
            <text:p>0.0062</text:p>
          </table:table-cell>
          <table:table-cell table:style-name="ce4" office:value-type="float" office:value="0.00131582" calcext:value-type="float">
            <text:p>0.0013</text:p>
          </table:table-cell>
          <table:table-cell table:style-name="ce4" office:value-type="float" office:value="0.000537764" calcext:value-type="float">
            <text:p>0.0005</text:p>
          </table:table-cell>
          <table:table-cell table:style-name="ce4" office:value-type="float" office:value="0.0000884201" calcext:value-type="float">
            <text:p>0.0001</text:p>
          </table:table-cell>
          <table:table-cell table:number-columns-repeated="2"/>
          <table:table-cell table:formula="of:=OFFSET([.A95];(ROW() - 3)*2 ; 0)" office:value-type="string" office:string-value="quoting_and_trade_best_all/40/50_mean" calcext:value-type="string">
            <text:p>quoting_and_trade_best_all/40/50_mean</text:p>
          </table:table-cell>
          <table:table-cell table:style-name="ce4" table:formula="of:=OFFSET([.B95];(ROW() - 3)*2 ; 0)" office:value-type="float" office:value="0.0909881" calcext:value-type="float">
            <text:p>0.0910</text:p>
          </table:table-cell>
          <table:table-cell table:style-name="ce4" table:formula="of:=OFFSET([.C95];(ROW() - 3)*2 ; 0)" office:value-type="float" office:value="0.110921" calcext:value-type="float">
            <text:p>0.1109</text:p>
          </table:table-cell>
          <table:table-cell table:style-name="ce4" table:formula="of:=OFFSET([.D95];(ROW() - 3)*2 ; 0)" office:value-type="float" office:value="0.0896714" calcext:value-type="float">
            <text:p>0.0897</text:p>
          </table:table-cell>
          <table:table-cell table:style-name="ce4" table:formula="of:=OFFSET([.E95];(ROW() - 3)*2 ; 0)" office:value-type="float" office:value="0.419039" calcext:value-type="float">
            <text:p>0.4190</text:p>
          </table:table-cell>
          <table:table-cell table:style-name="ce4" table:formula="of:=OFFSET([.F95];(ROW() - 3)*2 ; 0)" office:value-type="float" office:value="0.432755" calcext:value-type="float">
            <text:p>0.4328</text:p>
          </table:table-cell>
          <table:table-cell table:style-name="ce4" table:formula="of:=OFFSET([.G95];(ROW() - 3)*2 ; 0)" office:value-type="float" office:value="0.0790163" calcext:value-type="float">
            <text:p>0.0790</text:p>
          </table:table-cell>
          <table:table-cell table:style-name="ce4" table:formula="of:=OFFSET([.H95];(ROW() - 3)*2 ; 0)" office:value-type="float" office:value="0.0255805" calcext:value-type="float">
            <text:p>0.0256</text:p>
          </table:table-cell>
          <table:table-cell/>
          <table:table-cell table:formula="of:=OFFSET([.A95];(ROW() - 2)*2 ; 0)" office:value-type="string" office:string-value="quoting_and_trade_best_all/40/50_stddev" calcext:value-type="string">
            <text:p>quoting_and_trade_best_all/40/50_stddev</text:p>
          </table:table-cell>
          <table:table-cell table:style-name="ce4" table:formula="of:=OFFSET([.B95];(ROW() - 2)*2 ; 0)" office:value-type="float" office:value="0.0148574" calcext:value-type="float">
            <text:p>0.0149</text:p>
          </table:table-cell>
          <table:table-cell table:style-name="ce4" table:formula="of:=OFFSET([.C95];(ROW() - 2)*2 ; 0)" office:value-type="float" office:value="0.014042" calcext:value-type="float">
            <text:p>0.0140</text:p>
          </table:table-cell>
          <table:table-cell table:style-name="ce4" table:formula="of:=OFFSET([.D95];(ROW() - 2)*2 ; 0)" office:value-type="float" office:value="0.00493764" calcext:value-type="float">
            <text:p>0.0049</text:p>
          </table:table-cell>
          <table:table-cell table:style-name="ce4" table:formula="of:=OFFSET([.E95];(ROW() - 2)*2 ; 0)" office:value-type="float" office:value="0.00145969" calcext:value-type="float">
            <text:p>0.0015</text:p>
          </table:table-cell>
          <table:table-cell table:style-name="ce4" table:formula="of:=OFFSET([.F95];(ROW() - 2)*2 ; 0)" office:value-type="float" office:value="0.00486086" calcext:value-type="float">
            <text:p>0.0049</text:p>
          </table:table-cell>
          <table:table-cell table:style-name="ce4" table:formula="of:=OFFSET([.G95];(ROW() - 2)*2 ; 0)" office:value-type="float" office:value="0.000255408" calcext:value-type="float">
            <text:p>0.0003</text:p>
          </table:table-cell>
          <table:table-cell table:style-name="ce4" table:formula="of:=OFFSET([.H95];(ROW() - 2)*2 ; 0)" office:value-type="float" office:value="0.0000727778" calcext:value-type="float">
            <text:p>0.0001</text:p>
          </table:table-cell>
        </table:table-row>
        <table:table-row table:style-name="ro1">
          <table:table-cell office:value-type="string" calcext:value-type="string">
            <text:p>quoting/5000/100_mean</text:p>
          </table:table-cell>
          <table:table-cell table:style-name="ce4" office:value-type="float" office:value="5.42289" calcext:value-type="float">
            <text:p>5.4229</text:p>
          </table:table-cell>
          <table:table-cell table:style-name="ce4" office:value-type="float" office:value="5.35892" calcext:value-type="float">
            <text:p>5.3589</text:p>
          </table:table-cell>
          <table:table-cell table:style-name="ce4" office:value-type="float" office:value="2.21119" calcext:value-type="float">
            <text:p>2.2112</text:p>
          </table:table-cell>
          <table:table-cell table:style-name="ce4" office:value-type="float" office:value="2.18792" calcext:value-type="float">
            <text:p>2.1879</text:p>
          </table:table-cell>
          <table:table-cell table:style-name="ce4" office:value-type="float" office:value="0.159911" calcext:value-type="float">
            <text:p>0.1599</text:p>
          </table:table-cell>
          <table:table-cell table:style-name="ce4" office:value-type="float" office:value="0.132967" calcext:value-type="float">
            <text:p>0.1330</text:p>
          </table:table-cell>
          <table:table-cell table:style-name="ce4" office:value-type="float" office:value="0.0597952" calcext:value-type="float">
            <text:p>0.0598</text:p>
          </table:table-cell>
          <table:table-cell table:number-columns-repeated="2"/>
          <table:table-cell table:formula="of:=OFFSET([.A96];(ROW() - 3)*2 ; 0)" office:value-type="string" office:string-value="quoting_and_trade_best_all/80/10_mean" calcext:value-type="string">
            <text:p>quoting_and_trade_best_all/80/10_mean</text:p>
          </table:table-cell>
          <table:table-cell table:style-name="ce4" table:formula="of:=OFFSET([.B96];(ROW() - 3)*2 ; 0)" office:value-type="float" office:value="0.0805038" calcext:value-type="float">
            <text:p>0.0805</text:p>
          </table:table-cell>
          <table:table-cell table:style-name="ce4" table:formula="of:=OFFSET([.C96];(ROW() - 3)*2 ; 0)" office:value-type="float" office:value="0.0912625" calcext:value-type="float">
            <text:p>0.0913</text:p>
          </table:table-cell>
          <table:table-cell table:style-name="ce4" table:formula="of:=OFFSET([.D96];(ROW() - 3)*2 ; 0)" office:value-type="float" office:value="0.0944958" calcext:value-type="float">
            <text:p>0.0945</text:p>
          </table:table-cell>
          <table:table-cell table:style-name="ce4" table:formula="of:=OFFSET([.E96];(ROW() - 3)*2 ; 0)" office:value-type="float" office:value="0.262686" calcext:value-type="float">
            <text:p>0.2627</text:p>
          </table:table-cell>
          <table:table-cell table:style-name="ce4" table:formula="of:=OFFSET([.F96];(ROW() - 3)*2 ; 0)" office:value-type="float" office:value="0.262425" calcext:value-type="float">
            <text:p>0.2624</text:p>
          </table:table-cell>
          <table:table-cell table:style-name="ce4" table:formula="of:=OFFSET([.G96];(ROW() - 3)*2 ; 0)" office:value-type="float" office:value="0.0257682" calcext:value-type="float">
            <text:p>0.0258</text:p>
          </table:table-cell>
          <table:table-cell table:style-name="ce4" table:formula="of:=OFFSET([.H96];(ROW() - 3)*2 ; 0)" office:value-type="float" office:value="0.0063932" calcext:value-type="float">
            <text:p>0.0064</text:p>
          </table:table-cell>
          <table:table-cell/>
          <table:table-cell table:formula="of:=OFFSET([.A96];(ROW() - 2)*2 ; 0)" office:value-type="string" office:string-value="quoting_and_trade_best_all/80/10_stddev" calcext:value-type="string">
            <text:p>quoting_and_trade_best_all/80/10_stddev</text:p>
          </table:table-cell>
          <table:table-cell table:style-name="ce4" table:formula="of:=OFFSET([.B96];(ROW() - 2)*2 ; 0)" office:value-type="float" office:value="0.014669" calcext:value-type="float">
            <text:p>0.0147</text:p>
          </table:table-cell>
          <table:table-cell table:style-name="ce4" table:formula="of:=OFFSET([.C96];(ROW() - 2)*2 ; 0)" office:value-type="float" office:value="0.0220562" calcext:value-type="float">
            <text:p>0.0221</text:p>
          </table:table-cell>
          <table:table-cell table:style-name="ce4" table:formula="of:=OFFSET([.D96];(ROW() - 2)*2 ; 0)" office:value-type="float" office:value="0.0215601" calcext:value-type="float">
            <text:p>0.0216</text:p>
          </table:table-cell>
          <table:table-cell table:style-name="ce4" table:formula="of:=OFFSET([.E96];(ROW() - 2)*2 ; 0)" office:value-type="float" office:value="0.000769634" calcext:value-type="float">
            <text:p>0.0008</text:p>
          </table:table-cell>
          <table:table-cell table:style-name="ce4" table:formula="of:=OFFSET([.F96];(ROW() - 2)*2 ; 0)" office:value-type="float" office:value="0.00202073" calcext:value-type="float">
            <text:p>0.0020</text:p>
          </table:table-cell>
          <table:table-cell table:style-name="ce4" table:formula="of:=OFFSET([.G96];(ROW() - 2)*2 ; 0)" office:value-type="float" office:value="0.0000823216" calcext:value-type="float">
            <text:p>0.0001</text:p>
          </table:table-cell>
          <table:table-cell table:style-name="ce4" table:formula="of:=OFFSET([.H96];(ROW() - 2)*2 ; 0)" office:value-type="float" office:value="0.0000499821" calcext:value-type="float">
            <text:p>0.0000</text:p>
          </table:table-cell>
        </table:table-row>
        <table:table-row table:style-name="ro1">
          <table:table-cell office:value-type="string" calcext:value-type="string">
            <text:p>quoting/5000/100_median</text:p>
          </table:table-cell>
          <table:table-cell table:style-name="ce4" office:value-type="float" office:value="5.40913" calcext:value-type="float">
            <text:p>5.4091</text:p>
          </table:table-cell>
          <table:table-cell table:style-name="ce4" office:value-type="float" office:value="5.36023" calcext:value-type="float">
            <text:p>5.3602</text:p>
          </table:table-cell>
          <table:table-cell table:style-name="ce4" office:value-type="float" office:value="2.21938" calcext:value-type="float">
            <text:p>2.2194</text:p>
          </table:table-cell>
          <table:table-cell table:style-name="ce4" office:value-type="float" office:value="2.18846" calcext:value-type="float">
            <text:p>2.1885</text:p>
          </table:table-cell>
          <table:table-cell table:style-name="ce4" office:value-type="float" office:value="0.161364" calcext:value-type="float">
            <text:p>0.1614</text:p>
          </table:table-cell>
          <table:table-cell table:style-name="ce4" office:value-type="float" office:value="0.132744" calcext:value-type="float">
            <text:p>0.1327</text:p>
          </table:table-cell>
          <table:table-cell table:style-name="ce4" office:value-type="float" office:value="0.0597801" calcext:value-type="float">
            <text:p>0.0598</text:p>
          </table:table-cell>
          <table:table-cell table:number-columns-repeated="2"/>
          <table:table-cell table:formula="of:=OFFSET([.A97];(ROW() - 3)*2 ; 0)" office:value-type="string" office:string-value="quoting_and_trade_best_all/80/20_mean" calcext:value-type="string">
            <text:p>quoting_and_trade_best_all/80/20_mean</text:p>
          </table:table-cell>
          <table:table-cell table:style-name="ce4" table:formula="of:=OFFSET([.B97];(ROW() - 3)*2 ; 0)" office:value-type="float" office:value="0.105216" calcext:value-type="float">
            <text:p>0.1052</text:p>
          </table:table-cell>
          <table:table-cell table:style-name="ce4" table:formula="of:=OFFSET([.C97];(ROW() - 3)*2 ; 0)" office:value-type="float" office:value="0.122412" calcext:value-type="float">
            <text:p>0.1224</text:p>
          </table:table-cell>
          <table:table-cell table:style-name="ce4" table:formula="of:=OFFSET([.D97];(ROW() - 3)*2 ; 0)" office:value-type="float" office:value="0.120992" calcext:value-type="float">
            <text:p>0.1210</text:p>
          </table:table-cell>
          <table:table-cell table:style-name="ce4" table:formula="of:=OFFSET([.E97];(ROW() - 3)*2 ; 0)" office:value-type="float" office:value="0.520636" calcext:value-type="float">
            <text:p>0.5206</text:p>
          </table:table-cell>
          <table:table-cell table:style-name="ce4" table:formula="of:=OFFSET([.F97];(ROW() - 3)*2 ; 0)" office:value-type="float" office:value="0.514956" calcext:value-type="float">
            <text:p>0.5150</text:p>
          </table:table-cell>
          <table:table-cell table:style-name="ce4" table:formula="of:=OFFSET([.G97];(ROW() - 3)*2 ; 0)" office:value-type="float" office:value="0.0499027" calcext:value-type="float">
            <text:p>0.0499</text:p>
          </table:table-cell>
          <table:table-cell table:style-name="ce4" table:formula="of:=OFFSET([.H97];(ROW() - 3)*2 ; 0)" office:value-type="float" office:value="0.0113517" calcext:value-type="float">
            <text:p>0.0114</text:p>
          </table:table-cell>
          <table:table-cell/>
          <table:table-cell table:formula="of:=OFFSET([.A97];(ROW() - 2)*2 ; 0)" office:value-type="string" office:string-value="quoting_and_trade_best_all/80/20_stddev" calcext:value-type="string">
            <text:p>quoting_and_trade_best_all/80/20_stddev</text:p>
          </table:table-cell>
          <table:table-cell table:style-name="ce4" table:formula="of:=OFFSET([.B97];(ROW() - 2)*2 ; 0)" office:value-type="float" office:value="0.0351236" calcext:value-type="float">
            <text:p>0.0351</text:p>
          </table:table-cell>
          <table:table-cell table:style-name="ce4" table:formula="of:=OFFSET([.C97];(ROW() - 2)*2 ; 0)" office:value-type="float" office:value="0.040323" calcext:value-type="float">
            <text:p>0.0403</text:p>
          </table:table-cell>
          <table:table-cell table:style-name="ce4" table:formula="of:=OFFSET([.D97];(ROW() - 2)*2 ; 0)" office:value-type="float" office:value="0.028689" calcext:value-type="float">
            <text:p>0.0287</text:p>
          </table:table-cell>
          <table:table-cell table:style-name="ce4" table:formula="of:=OFFSET([.E97];(ROW() - 2)*2 ; 0)" office:value-type="float" office:value="0.0121556" calcext:value-type="float">
            <text:p>0.0122</text:p>
          </table:table-cell>
          <table:table-cell table:style-name="ce4" table:formula="of:=OFFSET([.F97];(ROW() - 2)*2 ; 0)" office:value-type="float" office:value="0.0039271" calcext:value-type="float">
            <text:p>0.0039</text:p>
          </table:table-cell>
          <table:table-cell table:style-name="ce4" table:formula="of:=OFFSET([.G97];(ROW() - 2)*2 ; 0)" office:value-type="float" office:value="0.000382504" calcext:value-type="float">
            <text:p>0.0004</text:p>
          </table:table-cell>
          <table:table-cell table:style-name="ce4" table:formula="of:=OFFSET([.H97];(ROW() - 2)*2 ; 0)" office:value-type="float" office:value="0.0000438954" calcext:value-type="float">
            <text:p>0.0000</text:p>
          </table:table-cell>
        </table:table-row>
        <table:table-row table:style-name="ro1">
          <table:table-cell office:value-type="string" calcext:value-type="string">
            <text:p>quoting/5000/100_stddev</text:p>
          </table:table-cell>
          <table:table-cell table:style-name="ce4" office:value-type="float" office:value="0.0394268" calcext:value-type="float">
            <text:p>0.0394</text:p>
          </table:table-cell>
          <table:table-cell table:style-name="ce4" office:value-type="float" office:value="0.0361323" calcext:value-type="float">
            <text:p>0.0361</text:p>
          </table:table-cell>
          <table:table-cell table:style-name="ce4" office:value-type="float" office:value="0.0135696" calcext:value-type="float">
            <text:p>0.0136</text:p>
          </table:table-cell>
          <table:table-cell table:style-name="ce4" office:value-type="float" office:value="0.0064249" calcext:value-type="float">
            <text:p>0.0064</text:p>
          </table:table-cell>
          <table:table-cell table:style-name="ce4" office:value-type="float" office:value="0.00319832" calcext:value-type="float">
            <text:p>0.0032</text:p>
          </table:table-cell>
          <table:table-cell table:style-name="ce4" office:value-type="float" office:value="0.000369038" calcext:value-type="float">
            <text:p>0.0004</text:p>
          </table:table-cell>
          <table:table-cell table:style-name="ce4" office:value-type="float" office:value="0.000254688" calcext:value-type="float">
            <text:p>0.0003</text:p>
          </table:table-cell>
          <table:table-cell table:number-columns-repeated="2"/>
          <table:table-cell table:formula="of:=OFFSET([.A98];(ROW() - 3)*2 ; 0)" office:value-type="string" office:string-value="quoting_and_trade_best_all/80/30_mean" calcext:value-type="string">
            <text:p>quoting_and_trade_best_all/80/30_mean</text:p>
          </table:table-cell>
          <table:table-cell table:style-name="ce4" table:formula="of:=OFFSET([.B98];(ROW() - 3)*2 ; 0)" office:value-type="float" office:value="0.131635" calcext:value-type="float">
            <text:p>0.1316</text:p>
          </table:table-cell>
          <table:table-cell table:style-name="ce4" table:formula="of:=OFFSET([.C98];(ROW() - 3)*2 ; 0)" office:value-type="float" office:value="0.110913" calcext:value-type="float">
            <text:p>0.1109</text:p>
          </table:table-cell>
          <table:table-cell table:style-name="ce4" table:formula="of:=OFFSET([.D98];(ROW() - 3)*2 ; 0)" office:value-type="float" office:value="0.152713" calcext:value-type="float">
            <text:p>0.1527</text:p>
          </table:table-cell>
          <table:table-cell table:style-name="ce4" table:formula="of:=OFFSET([.E98];(ROW() - 3)*2 ; 0)" office:value-type="float" office:value="0.771703" calcext:value-type="float">
            <text:p>0.7717</text:p>
          </table:table-cell>
          <table:table-cell table:style-name="ce4" table:formula="of:=OFFSET([.F98];(ROW() - 3)*2 ; 0)" office:value-type="float" office:value="0.780408" calcext:value-type="float">
            <text:p>0.7804</text:p>
          </table:table-cell>
          <table:table-cell table:style-name="ce4" table:formula="of:=OFFSET([.G98];(ROW() - 3)*2 ; 0)" office:value-type="float" office:value="0.0735076" calcext:value-type="float">
            <text:p>0.0735</text:p>
          </table:table-cell>
          <table:table-cell table:style-name="ce4" table:formula="of:=OFFSET([.H98];(ROW() - 3)*2 ; 0)" office:value-type="float" office:value="0.0165434" calcext:value-type="float">
            <text:p>0.0165</text:p>
          </table:table-cell>
          <table:table-cell/>
          <table:table-cell table:formula="of:=OFFSET([.A98];(ROW() - 2)*2 ; 0)" office:value-type="string" office:string-value="quoting_and_trade_best_all/80/30_stddev" calcext:value-type="string">
            <text:p>quoting_and_trade_best_all/80/30_stddev</text:p>
          </table:table-cell>
          <table:table-cell table:style-name="ce4" table:formula="of:=OFFSET([.B98];(ROW() - 2)*2 ; 0)" office:value-type="float" office:value="0.0294571" calcext:value-type="float">
            <text:p>0.0295</text:p>
          </table:table-cell>
          <table:table-cell table:style-name="ce4" table:formula="of:=OFFSET([.C98];(ROW() - 2)*2 ; 0)" office:value-type="float" office:value="0.0302963" calcext:value-type="float">
            <text:p>0.0303</text:p>
          </table:table-cell>
          <table:table-cell table:style-name="ce4" table:formula="of:=OFFSET([.D98];(ROW() - 2)*2 ; 0)" office:value-type="float" office:value="0.0293209" calcext:value-type="float">
            <text:p>0.0293</text:p>
          </table:table-cell>
          <table:table-cell table:style-name="ce4" table:formula="of:=OFFSET([.E98];(ROW() - 2)*2 ; 0)" office:value-type="float" office:value="0.00615874" calcext:value-type="float">
            <text:p>0.0062</text:p>
          </table:table-cell>
          <table:table-cell table:style-name="ce4" table:formula="of:=OFFSET([.F98];(ROW() - 2)*2 ; 0)" office:value-type="float" office:value="0.00446486" calcext:value-type="float">
            <text:p>0.0045</text:p>
          </table:table-cell>
          <table:table-cell table:style-name="ce4" table:formula="of:=OFFSET([.G98];(ROW() - 2)*2 ; 0)" office:value-type="float" office:value="0.000212324" calcext:value-type="float">
            <text:p>0.0002</text:p>
          </table:table-cell>
          <table:table-cell table:style-name="ce4" table:formula="of:=OFFSET([.H98];(ROW() - 2)*2 ; 0)" office:value-type="float" office:value="0.000224013" calcext:value-type="float">
            <text:p>0.0002</text:p>
          </table:table-cell>
        </table:table-row>
        <table:table-row table:style-name="ro1">
          <table:table-cell office:value-type="string" calcext:value-type="string">
            <text:p>quoting/5000/150_mean</text:p>
          </table:table-cell>
          <table:table-cell table:style-name="ce4" office:value-type="float" office:value="8.1715" calcext:value-type="float">
            <text:p>8.1715</text:p>
          </table:table-cell>
          <table:table-cell table:style-name="ce4" office:value-type="float" office:value="8.11097" calcext:value-type="float">
            <text:p>8.1110</text:p>
          </table:table-cell>
          <table:table-cell table:style-name="ce4" office:value-type="float" office:value="3.34842" calcext:value-type="float">
            <text:p>3.3484</text:p>
          </table:table-cell>
          <table:table-cell table:style-name="ce4" office:value-type="float" office:value="3.29211" calcext:value-type="float">
            <text:p>3.2921</text:p>
          </table:table-cell>
          <table:table-cell table:style-name="ce4" office:value-type="float" office:value="0.246627" calcext:value-type="float">
            <text:p>0.2466</text:p>
          </table:table-cell>
          <table:table-cell table:style-name="ce4" office:value-type="float" office:value="0.208985" calcext:value-type="float">
            <text:p>0.2090</text:p>
          </table:table-cell>
          <table:table-cell table:style-name="ce4" office:value-type="float" office:value="0.0902961" calcext:value-type="float">
            <text:p>0.0903</text:p>
          </table:table-cell>
          <table:table-cell table:number-columns-repeated="2"/>
          <table:table-cell table:formula="of:=OFFSET([.A99];(ROW() - 3)*2 ; 0)" office:value-type="string" office:string-value="quoting_and_trade_best_all/80/40_mean" calcext:value-type="string">
            <text:p>quoting_and_trade_best_all/80/40_mean</text:p>
          </table:table-cell>
          <table:table-cell table:style-name="ce4" table:formula="of:=OFFSET([.B99];(ROW() - 3)*2 ; 0)" office:value-type="float" office:value="0.175453" calcext:value-type="float">
            <text:p>0.1755</text:p>
          </table:table-cell>
          <table:table-cell table:style-name="ce4" table:formula="of:=OFFSET([.C99];(ROW() - 3)*2 ; 0)" office:value-type="float" office:value="0.192826" calcext:value-type="float">
            <text:p>0.1928</text:p>
          </table:table-cell>
          <table:table-cell table:style-name="ce4" table:formula="of:=OFFSET([.D99];(ROW() - 3)*2 ; 0)" office:value-type="float" office:value="0.118326" calcext:value-type="float">
            <text:p>0.1183</text:p>
          </table:table-cell>
          <table:table-cell table:style-name="ce4" table:formula="of:=OFFSET([.E99];(ROW() - 3)*2 ; 0)" office:value-type="float" office:value="1.04899" calcext:value-type="float">
            <text:p>1.0490</text:p>
          </table:table-cell>
          <table:table-cell table:style-name="ce4" table:formula="of:=OFFSET([.F99];(ROW() - 3)*2 ; 0)" office:value-type="float" office:value="1.05204" calcext:value-type="float">
            <text:p>1.0520</text:p>
          </table:table-cell>
          <table:table-cell table:style-name="ce4" table:formula="of:=OFFSET([.G99];(ROW() - 3)*2 ; 0)" office:value-type="float" office:value="0.0966366" calcext:value-type="float">
            <text:p>0.0966</text:p>
          </table:table-cell>
          <table:table-cell table:style-name="ce4" table:formula="of:=OFFSET([.H99];(ROW() - 3)*2 ; 0)" office:value-type="float" office:value="0.0214751" calcext:value-type="float">
            <text:p>0.0215</text:p>
          </table:table-cell>
          <table:table-cell/>
          <table:table-cell table:formula="of:=OFFSET([.A99];(ROW() - 2)*2 ; 0)" office:value-type="string" office:string-value="quoting_and_trade_best_all/80/40_stddev" calcext:value-type="string">
            <text:p>quoting_and_trade_best_all/80/40_stddev</text:p>
          </table:table-cell>
          <table:table-cell table:style-name="ce4" table:formula="of:=OFFSET([.B99];(ROW() - 2)*2 ; 0)" office:value-type="float" office:value="0.0359373" calcext:value-type="float">
            <text:p>0.0359</text:p>
          </table:table-cell>
          <table:table-cell table:style-name="ce4" table:formula="of:=OFFSET([.C99];(ROW() - 2)*2 ; 0)" office:value-type="float" office:value="0.0399469" calcext:value-type="float">
            <text:p>0.0399</text:p>
          </table:table-cell>
          <table:table-cell table:style-name="ce4" table:formula="of:=OFFSET([.D99];(ROW() - 2)*2 ; 0)" office:value-type="float" office:value="0.0343682" calcext:value-type="float">
            <text:p>0.0344</text:p>
          </table:table-cell>
          <table:table-cell table:style-name="ce4" table:formula="of:=OFFSET([.E99];(ROW() - 2)*2 ; 0)" office:value-type="float" office:value="0.00256745" calcext:value-type="float">
            <text:p>0.0026</text:p>
          </table:table-cell>
          <table:table-cell table:style-name="ce4" table:formula="of:=OFFSET([.F99];(ROW() - 2)*2 ; 0)" office:value-type="float" office:value="0.00404288" calcext:value-type="float">
            <text:p>0.0040</text:p>
          </table:table-cell>
          <table:table-cell table:style-name="ce4" table:formula="of:=OFFSET([.G99];(ROW() - 2)*2 ; 0)" office:value-type="float" office:value="0.000208594" calcext:value-type="float">
            <text:p>0.0002</text:p>
          </table:table-cell>
          <table:table-cell table:style-name="ce4" table:formula="of:=OFFSET([.H99];(ROW() - 2)*2 ; 0)" office:value-type="float" office:value="0.0000511613" calcext:value-type="float">
            <text:p>0.0001</text:p>
          </table:table-cell>
        </table:table-row>
        <table:table-row table:style-name="ro1">
          <table:table-cell office:value-type="string" calcext:value-type="string">
            <text:p>quoting/5000/150_median</text:p>
          </table:table-cell>
          <table:table-cell table:style-name="ce4" office:value-type="float" office:value="8.18374" calcext:value-type="float">
            <text:p>8.1837</text:p>
          </table:table-cell>
          <table:table-cell table:style-name="ce4" office:value-type="float" office:value="8.08473" calcext:value-type="float">
            <text:p>8.0847</text:p>
          </table:table-cell>
          <table:table-cell table:style-name="ce4" office:value-type="float" office:value="3.34789" calcext:value-type="float">
            <text:p>3.3479</text:p>
          </table:table-cell>
          <table:table-cell table:style-name="ce4" office:value-type="float" office:value="3.29103" calcext:value-type="float">
            <text:p>3.2910</text:p>
          </table:table-cell>
          <table:table-cell table:style-name="ce4" office:value-type="float" office:value="0.246581" calcext:value-type="float">
            <text:p>0.2466</text:p>
          </table:table-cell>
          <table:table-cell table:style-name="ce4" office:value-type="float" office:value="0.208975" calcext:value-type="float">
            <text:p>0.2090</text:p>
          </table:table-cell>
          <table:table-cell table:style-name="ce4" office:value-type="float" office:value="0.0902488" calcext:value-type="float">
            <text:p>0.0902</text:p>
          </table:table-cell>
          <table:table-cell table:number-columns-repeated="2"/>
          <table:table-cell table:formula="of:=OFFSET([.A100];(ROW() - 3)*2 ; 0)" office:value-type="string" office:string-value="quoting_and_trade_best_all/80/50_mean" calcext:value-type="string">
            <text:p>quoting_and_trade_best_all/80/50_mean</text:p>
          </table:table-cell>
          <table:table-cell table:style-name="ce4" table:formula="of:=OFFSET([.B100];(ROW() - 3)*2 ; 0)" office:value-type="float" office:value="0.22839" calcext:value-type="float">
            <text:p>0.2284</text:p>
          </table:table-cell>
          <table:table-cell table:style-name="ce4" table:formula="of:=OFFSET([.C100];(ROW() - 3)*2 ; 0)" office:value-type="float" office:value="0.210633" calcext:value-type="float">
            <text:p>0.2106</text:p>
          </table:table-cell>
          <table:table-cell table:style-name="ce4" table:formula="of:=OFFSET([.D100];(ROW() - 3)*2 ; 0)" office:value-type="float" office:value="0.209609" calcext:value-type="float">
            <text:p>0.2096</text:p>
          </table:table-cell>
          <table:table-cell table:style-name="ce4" table:formula="of:=OFFSET([.E100];(ROW() - 3)*2 ; 0)" office:value-type="float" office:value="1.29758" calcext:value-type="float">
            <text:p>1.2976</text:p>
          </table:table-cell>
          <table:table-cell table:style-name="ce4" table:formula="of:=OFFSET([.F100];(ROW() - 3)*2 ; 0)" office:value-type="float" office:value="1.34067" calcext:value-type="float">
            <text:p>1.3407</text:p>
          </table:table-cell>
          <table:table-cell table:style-name="ce4" table:formula="of:=OFFSET([.G100];(ROW() - 3)*2 ; 0)" office:value-type="float" office:value="0.121175" calcext:value-type="float">
            <text:p>0.1212</text:p>
          </table:table-cell>
          <table:table-cell table:style-name="ce4" table:formula="of:=OFFSET([.H100];(ROW() - 3)*2 ; 0)" office:value-type="float" office:value="0.0265834" calcext:value-type="float">
            <text:p>0.0266</text:p>
          </table:table-cell>
          <table:table-cell/>
          <table:table-cell table:formula="of:=OFFSET([.A100];(ROW() - 2)*2 ; 0)" office:value-type="string" office:string-value="quoting_and_trade_best_all/80/50_stddev" calcext:value-type="string">
            <text:p>quoting_and_trade_best_all/80/50_stddev</text:p>
          </table:table-cell>
          <table:table-cell table:style-name="ce4" table:formula="of:=OFFSET([.B100];(ROW() - 2)*2 ; 0)" office:value-type="float" office:value="0.0544219" calcext:value-type="float">
            <text:p>0.0544</text:p>
          </table:table-cell>
          <table:table-cell table:style-name="ce4" table:formula="of:=OFFSET([.C100];(ROW() - 2)*2 ; 0)" office:value-type="float" office:value="0.0846267" calcext:value-type="float">
            <text:p>0.0846</text:p>
          </table:table-cell>
          <table:table-cell table:style-name="ce4" table:formula="of:=OFFSET([.D100];(ROW() - 2)*2 ; 0)" office:value-type="float" office:value="0.0339388" calcext:value-type="float">
            <text:p>0.0339</text:p>
          </table:table-cell>
          <table:table-cell table:style-name="ce4" table:formula="of:=OFFSET([.E100];(ROW() - 2)*2 ; 0)" office:value-type="float" office:value="0.00262557" calcext:value-type="float">
            <text:p>0.0026</text:p>
          </table:table-cell>
          <table:table-cell table:style-name="ce4" table:formula="of:=OFFSET([.F100];(ROW() - 2)*2 ; 0)" office:value-type="float" office:value="0.0148653" calcext:value-type="float">
            <text:p>0.0149</text:p>
          </table:table-cell>
          <table:table-cell table:style-name="ce4" table:formula="of:=OFFSET([.G100];(ROW() - 2)*2 ; 0)" office:value-type="float" office:value="0.00124463" calcext:value-type="float">
            <text:p>0.0012</text:p>
          </table:table-cell>
          <table:table-cell table:style-name="ce4" table:formula="of:=OFFSET([.H100];(ROW() - 2)*2 ; 0)" office:value-type="float" office:value="0.000103296" calcext:value-type="float">
            <text:p>0.0001</text:p>
          </table:table-cell>
        </table:table-row>
        <table:table-row table:style-name="ro1">
          <table:table-cell office:value-type="string" calcext:value-type="string">
            <text:p>quoting/5000/150_stddev</text:p>
          </table:table-cell>
          <table:table-cell table:style-name="ce4" office:value-type="float" office:value="0.0369424" calcext:value-type="float">
            <text:p>0.0369</text:p>
          </table:table-cell>
          <table:table-cell table:style-name="ce4" office:value-type="float" office:value="0.102421" calcext:value-type="float">
            <text:p>0.1024</text:p>
          </table:table-cell>
          <table:table-cell table:style-name="ce4" office:value-type="float" office:value="0.0106993" calcext:value-type="float">
            <text:p>0.0107</text:p>
          </table:table-cell>
          <table:table-cell table:style-name="ce4" office:value-type="float" office:value="0.00956112" calcext:value-type="float">
            <text:p>0.0096</text:p>
          </table:table-cell>
          <table:table-cell table:style-name="ce4" office:value-type="float" office:value="0.00322205" calcext:value-type="float">
            <text:p>0.0032</text:p>
          </table:table-cell>
          <table:table-cell table:style-name="ce4" office:value-type="float" office:value="0.000920965" calcext:value-type="float">
            <text:p>0.0009</text:p>
          </table:table-cell>
          <table:table-cell table:style-name="ce4" office:value-type="float" office:value="0.000107085" calcext:value-type="float">
            <text:p>0.0001</text:p>
          </table:table-cell>
          <table:table-cell table:number-columns-repeated="2"/>
          <table:table-cell table:formula="of:=OFFSET([.A101];(ROW() - 3)*2 ; 0)" office:value-type="string" office:string-value="quoting_and_trade_best_all/5000/50_mean" calcext:value-type="string">
            <text:p>quoting_and_trade_best_all/5000/50_mean</text:p>
          </table:table-cell>
          <table:table-cell table:style-name="ce4" table:formula="of:=OFFSET([.B101];(ROW() - 3)*2 ; 0)" office:value-type="float" office:value="19.219" calcext:value-type="float">
            <text:p>19.2190</text:p>
          </table:table-cell>
          <table:table-cell table:style-name="ce4" table:formula="of:=OFFSET([.C101];(ROW() - 3)*2 ; 0)" office:value-type="float" office:value="19.3289" calcext:value-type="float">
            <text:p>19.3289</text:p>
          </table:table-cell>
          <table:table-cell table:style-name="ce4" table:formula="of:=OFFSET([.D101];(ROW() - 3)*2 ; 0)" office:value-type="float" office:value="17.5129" calcext:value-type="float">
            <text:p>17.5129</text:p>
          </table:table-cell>
          <table:table-cell table:style-name="ce4" table:formula="of:=OFFSET([.E101];(ROW() - 3)*2 ; 0)" office:value-type="float" office:value="20.6296" calcext:value-type="float">
            <text:p>20.6296</text:p>
          </table:table-cell>
          <table:table-cell table:style-name="ce4" table:formula="of:=OFFSET([.F101];(ROW() - 3)*2 ; 0)" office:value-type="float" office:value="19.6657" calcext:value-type="float">
            <text:p>19.6657</text:p>
          </table:table-cell>
          <table:table-cell table:style-name="ce4" table:formula="of:=OFFSET([.G101];(ROW() - 3)*2 ; 0)" office:value-type="float" office:value="1.37361" calcext:value-type="float">
            <text:p>1.3736</text:p>
          </table:table-cell>
          <table:table-cell table:style-name="ce4" table:formula="of:=OFFSET([.H101];(ROW() - 3)*2 ; 0)" office:value-type="float" office:value="0.215556" calcext:value-type="float">
            <text:p>0.2156</text:p>
          </table:table-cell>
          <table:table-cell/>
          <table:table-cell table:formula="of:=OFFSET([.A101];(ROW() - 2)*2 ; 0)" office:value-type="string" office:string-value="quoting_and_trade_best_all/5000/50_stddev" calcext:value-type="string">
            <text:p>quoting_and_trade_best_all/5000/50_stddev</text:p>
          </table:table-cell>
          <table:table-cell table:style-name="ce4" table:formula="of:=OFFSET([.B101];(ROW() - 2)*2 ; 0)" office:value-type="float" office:value="0.585224" calcext:value-type="float">
            <text:p>0.5852</text:p>
          </table:table-cell>
          <table:table-cell table:style-name="ce4" table:formula="of:=OFFSET([.C101];(ROW() - 2)*2 ; 0)" office:value-type="float" office:value="0.668517" calcext:value-type="float">
            <text:p>0.6685</text:p>
          </table:table-cell>
          <table:table-cell table:style-name="ce4" table:formula="of:=OFFSET([.D101];(ROW() - 2)*2 ; 0)" office:value-type="float" office:value="0.997158" calcext:value-type="float">
            <text:p>0.9972</text:p>
          </table:table-cell>
          <table:table-cell table:style-name="ce4" table:formula="of:=OFFSET([.E101];(ROW() - 2)*2 ; 0)" office:value-type="float" office:value="0.357096" calcext:value-type="float">
            <text:p>0.3571</text:p>
          </table:table-cell>
          <table:table-cell table:style-name="ce4" table:formula="of:=OFFSET([.F101];(ROW() - 2)*2 ; 0)" office:value-type="float" office:value="0.145016" calcext:value-type="float">
            <text:p>0.1450</text:p>
          </table:table-cell>
          <table:table-cell table:style-name="ce4" table:formula="of:=OFFSET([.G101];(ROW() - 2)*2 ; 0)" office:value-type="float" office:value="0.0109307" calcext:value-type="float">
            <text:p>0.0109</text:p>
          </table:table-cell>
          <table:table-cell table:style-name="ce4" table:formula="of:=OFFSET([.H101];(ROW() - 2)*2 ; 0)" office:value-type="float" office:value="0.00120869" calcext:value-type="float">
            <text:p>0.0012</text:p>
          </table:table-cell>
        </table:table-row>
        <table:table-row table:style-name="ro1">
          <table:table-cell office:value-type="string" calcext:value-type="string">
            <text:p>quoting/5000/200_mean</text:p>
          </table:table-cell>
          <table:table-cell table:style-name="ce4" office:value-type="float" office:value="10.9074" calcext:value-type="float">
            <text:p>10.9074</text:p>
          </table:table-cell>
          <table:table-cell table:style-name="ce4" office:value-type="float" office:value="10.8988" calcext:value-type="float">
            <text:p>10.8988</text:p>
          </table:table-cell>
          <table:table-cell table:style-name="ce4" office:value-type="float" office:value="4.51154" calcext:value-type="float">
            <text:p>4.5115</text:p>
          </table:table-cell>
          <table:table-cell table:style-name="ce4" office:value-type="float" office:value="4.42009" calcext:value-type="float">
            <text:p>4.4201</text:p>
          </table:table-cell>
          <table:table-cell table:style-name="ce4" office:value-type="float" office:value="0.325398" calcext:value-type="float">
            <text:p>0.3254</text:p>
          </table:table-cell>
          <table:table-cell table:style-name="ce4" office:value-type="float" office:value="0.281656" calcext:value-type="float">
            <text:p>0.2817</text:p>
          </table:table-cell>
          <table:table-cell table:style-name="ce4" office:value-type="float" office:value="0.121231" calcext:value-type="float">
            <text:p>0.1212</text:p>
          </table:table-cell>
          <table:table-cell table:number-columns-repeated="2"/>
          <table:table-cell table:formula="of:=OFFSET([.A102];(ROW() - 3)*2 ; 0)" office:value-type="string" office:string-value="quoting_and_trade_best_all/5000/100_mean" calcext:value-type="string">
            <text:p>quoting_and_trade_best_all/5000/100_mean</text:p>
          </table:table-cell>
          <table:table-cell table:style-name="ce4" table:formula="of:=OFFSET([.B102];(ROW() - 3)*2 ; 0)" office:value-type="float" office:value="50.7799" calcext:value-type="float">
            <text:p>50.7799</text:p>
          </table:table-cell>
          <table:table-cell table:style-name="ce4" table:formula="of:=OFFSET([.C102];(ROW() - 3)*2 ; 0)" office:value-type="float" office:value="52.4282" calcext:value-type="float">
            <text:p>52.4282</text:p>
          </table:table-cell>
          <table:table-cell table:style-name="ce4" table:formula="of:=OFFSET([.D102];(ROW() - 3)*2 ; 0)" office:value-type="float" office:value="45.0698" calcext:value-type="float">
            <text:p>45.0698</text:p>
          </table:table-cell>
          <table:table-cell table:style-name="ce4" table:formula="of:=OFFSET([.E102];(ROW() - 3)*2 ; 0)" office:value-type="float" office:value="58.2227" calcext:value-type="float">
            <text:p>58.2227</text:p>
          </table:table-cell>
          <table:table-cell table:style-name="ce4" table:formula="of:=OFFSET([.F102];(ROW() - 3)*2 ; 0)" office:value-type="float" office:value="56.2513" calcext:value-type="float">
            <text:p>56.2513</text:p>
          </table:table-cell>
          <table:table-cell table:style-name="ce4" table:formula="of:=OFFSET([.G102];(ROW() - 3)*2 ; 0)" office:value-type="float" office:value="2.26225" calcext:value-type="float">
            <text:p>2.2623</text:p>
          </table:table-cell>
          <table:table-cell table:style-name="ce4" table:formula="of:=OFFSET([.H102];(ROW() - 3)*2 ; 0)" office:value-type="float" office:value="0.269375" calcext:value-type="float">
            <text:p>0.2694</text:p>
          </table:table-cell>
          <table:table-cell/>
          <table:table-cell table:formula="of:=OFFSET([.A102];(ROW() - 2)*2 ; 0)" office:value-type="string" office:string-value="quoting_and_trade_best_all/5000/100_stddev" calcext:value-type="string">
            <text:p>quoting_and_trade_best_all/5000/100_stddev</text:p>
          </table:table-cell>
          <table:table-cell table:style-name="ce4" table:formula="of:=OFFSET([.B102];(ROW() - 2)*2 ; 0)" office:value-type="float" office:value="3.50014" calcext:value-type="float">
            <text:p>3.5001</text:p>
          </table:table-cell>
          <table:table-cell table:style-name="ce4" table:formula="of:=OFFSET([.C102];(ROW() - 2)*2 ; 0)" office:value-type="float" office:value="5.34796" calcext:value-type="float">
            <text:p>5.3480</text:p>
          </table:table-cell>
          <table:table-cell table:style-name="ce4" table:formula="of:=OFFSET([.D102];(ROW() - 2)*2 ; 0)" office:value-type="float" office:value="0.899417" calcext:value-type="float">
            <text:p>0.8994</text:p>
          </table:table-cell>
          <table:table-cell table:style-name="ce4" table:formula="of:=OFFSET([.E102];(ROW() - 2)*2 ; 0)" office:value-type="float" office:value="0.517299" calcext:value-type="float">
            <text:p>0.5173</text:p>
          </table:table-cell>
          <table:table-cell table:style-name="ce4" table:formula="of:=OFFSET([.F102];(ROW() - 2)*2 ; 0)" office:value-type="float" office:value="0.44433" calcext:value-type="float">
            <text:p>0.4443</text:p>
          </table:table-cell>
          <table:table-cell table:style-name="ce4" table:formula="of:=OFFSET([.G102];(ROW() - 2)*2 ; 0)" office:value-type="float" office:value="0.00254179" calcext:value-type="float">
            <text:p>0.0025</text:p>
          </table:table-cell>
          <table:table-cell table:style-name="ce4" table:formula="of:=OFFSET([.H102];(ROW() - 2)*2 ; 0)" office:value-type="float" office:value="0.000714681" calcext:value-type="float">
            <text:p>0.0007</text:p>
          </table:table-cell>
        </table:table-row>
        <table:table-row table:style-name="ro1">
          <table:table-cell office:value-type="string" calcext:value-type="string">
            <text:p>quoting/5000/200_median</text:p>
          </table:table-cell>
          <table:table-cell table:style-name="ce4" office:value-type="float" office:value="10.8923" calcext:value-type="float">
            <text:p>10.8923</text:p>
          </table:table-cell>
          <table:table-cell table:style-name="ce4" office:value-type="float" office:value="10.8538" calcext:value-type="float">
            <text:p>10.8538</text:p>
          </table:table-cell>
          <table:table-cell table:style-name="ce4" office:value-type="float" office:value="4.48722" calcext:value-type="float">
            <text:p>4.4872</text:p>
          </table:table-cell>
          <table:table-cell table:style-name="ce4" office:value-type="float" office:value="4.41526" calcext:value-type="float">
            <text:p>4.4153</text:p>
          </table:table-cell>
          <table:table-cell table:style-name="ce4" office:value-type="float" office:value="0.3253" calcext:value-type="float">
            <text:p>0.3253</text:p>
          </table:table-cell>
          <table:table-cell table:style-name="ce4" office:value-type="float" office:value="0.28211" calcext:value-type="float">
            <text:p>0.2821</text:p>
          </table:table-cell>
          <table:table-cell table:style-name="ce4" office:value-type="float" office:value="0.121267" calcext:value-type="float">
            <text:p>0.1213</text:p>
          </table:table-cell>
          <table:table-cell table:number-columns-repeated="2"/>
          <table:table-cell table:formula="of:=OFFSET([.A103];(ROW() - 3)*2 ; 0)" office:value-type="string" office:string-value="quoting_and_trade_best_all/5000/150_mean" calcext:value-type="string">
            <text:p>quoting_and_trade_best_all/5000/150_mean</text:p>
          </table:table-cell>
          <table:table-cell table:style-name="ce4" table:formula="of:=OFFSET([.B103];(ROW() - 3)*2 ; 0)" office:value-type="float" office:value="47.3914" calcext:value-type="float">
            <text:p>47.3914</text:p>
          </table:table-cell>
          <table:table-cell table:style-name="ce4" table:formula="of:=OFFSET([.C103];(ROW() - 3)*2 ; 0)" office:value-type="float" office:value="45.6425" calcext:value-type="float">
            <text:p>45.6425</text:p>
          </table:table-cell>
          <table:table-cell table:style-name="ce4" table:formula="of:=OFFSET([.D103];(ROW() - 3)*2 ; 0)" office:value-type="float" office:value="74.899" calcext:value-type="float">
            <text:p>74.8990</text:p>
          </table:table-cell>
          <table:table-cell table:style-name="ce4" table:formula="of:=OFFSET([.E103];(ROW() - 3)*2 ; 0)" office:value-type="float" office:value="121.322" calcext:value-type="float">
            <text:p>121.3220</text:p>
          </table:table-cell>
          <table:table-cell table:style-name="ce4" table:formula="of:=OFFSET([.F103];(ROW() - 3)*2 ; 0)" office:value-type="float" office:value="97.9216" calcext:value-type="float">
            <text:p>97.9216</text:p>
          </table:table-cell>
          <table:table-cell table:style-name="ce4" table:formula="of:=OFFSET([.G103];(ROW() - 3)*2 ; 0)" office:value-type="float" office:value="3.13201" calcext:value-type="float">
            <text:p>3.1320</text:p>
          </table:table-cell>
          <table:table-cell table:style-name="ce4" table:formula="of:=OFFSET([.H103];(ROW() - 3)*2 ; 0)" office:value-type="float" office:value="0.317798" calcext:value-type="float">
            <text:p>0.3178</text:p>
          </table:table-cell>
          <table:table-cell/>
          <table:table-cell table:formula="of:=OFFSET([.A103];(ROW() - 2)*2 ; 0)" office:value-type="string" office:string-value="quoting_and_trade_best_all/5000/150_stddev" calcext:value-type="string">
            <text:p>quoting_and_trade_best_all/5000/150_stddev</text:p>
          </table:table-cell>
          <table:table-cell table:style-name="ce4" table:formula="of:=OFFSET([.B103];(ROW() - 2)*2 ; 0)" office:value-type="float" office:value="2.46324" calcext:value-type="float">
            <text:p>2.4632</text:p>
          </table:table-cell>
          <table:table-cell table:style-name="ce4" table:formula="of:=OFFSET([.C103];(ROW() - 2)*2 ; 0)" office:value-type="float" office:value="2.34981" calcext:value-type="float">
            <text:p>2.3498</text:p>
          </table:table-cell>
          <table:table-cell table:style-name="ce4" table:formula="of:=OFFSET([.D103];(ROW() - 2)*2 ; 0)" office:value-type="float" office:value="14.1403" calcext:value-type="float">
            <text:p>14.1403</text:p>
          </table:table-cell>
          <table:table-cell table:style-name="ce4" table:formula="of:=OFFSET([.E103];(ROW() - 2)*2 ; 0)" office:value-type="float" office:value="0.629993" calcext:value-type="float">
            <text:p>0.6300</text:p>
          </table:table-cell>
          <table:table-cell table:style-name="ce4" table:formula="of:=OFFSET([.F103];(ROW() - 2)*2 ; 0)" office:value-type="float" office:value="0.463372" calcext:value-type="float">
            <text:p>0.4634</text:p>
          </table:table-cell>
          <table:table-cell table:style-name="ce4" table:formula="of:=OFFSET([.G103];(ROW() - 2)*2 ; 0)" office:value-type="float" office:value="0.0247912" calcext:value-type="float">
            <text:p>0.0248</text:p>
          </table:table-cell>
          <table:table-cell table:style-name="ce4" table:formula="of:=OFFSET([.H103];(ROW() - 2)*2 ; 0)" office:value-type="float" office:value="0.000759884" calcext:value-type="float">
            <text:p>0.0008</text:p>
          </table:table-cell>
        </table:table-row>
        <table:table-row table:style-name="ro1">
          <table:table-cell office:value-type="string" calcext:value-type="string">
            <text:p>quoting/5000/200_stddev</text:p>
          </table:table-cell>
          <table:table-cell table:style-name="ce4" office:value-type="float" office:value="0.0924642" calcext:value-type="float">
            <text:p>0.0925</text:p>
          </table:table-cell>
          <table:table-cell table:style-name="ce4" office:value-type="float" office:value="0.154314" calcext:value-type="float">
            <text:p>0.1543</text:p>
          </table:table-cell>
          <table:table-cell table:style-name="ce4" office:value-type="float" office:value="0.0473726" calcext:value-type="float">
            <text:p>0.0474</text:p>
          </table:table-cell>
          <table:table-cell table:style-name="ce4" office:value-type="float" office:value="0.0124365" calcext:value-type="float">
            <text:p>0.0124</text:p>
          </table:table-cell>
          <table:table-cell table:style-name="ce4" office:value-type="float" office:value="0.00260326" calcext:value-type="float">
            <text:p>0.0026</text:p>
          </table:table-cell>
          <table:table-cell table:style-name="ce4" office:value-type="float" office:value="0.000859475" calcext:value-type="float">
            <text:p>0.0009</text:p>
          </table:table-cell>
          <table:table-cell table:style-name="ce4" office:value-type="float" office:value="0.000212516" calcext:value-type="float">
            <text:p>0.0002</text:p>
          </table:table-cell>
          <table:table-cell table:number-columns-repeated="2"/>
          <table:table-cell table:formula="of:=OFFSET([.A104];(ROW() - 3)*2 ; 0)" office:value-type="string" office:string-value="quoting_and_trade_best_all/5000/200_mean" calcext:value-type="string">
            <text:p>quoting_and_trade_best_all/5000/200_mean</text:p>
          </table:table-cell>
          <table:table-cell table:style-name="ce4" table:formula="of:=OFFSET([.B104];(ROW() - 3)*2 ; 0)" office:value-type="float" office:value="49.9638" calcext:value-type="float">
            <text:p>49.9638</text:p>
          </table:table-cell>
          <table:table-cell table:style-name="ce4" table:formula="of:=OFFSET([.C104];(ROW() - 3)*2 ; 0)" office:value-type="float" office:value="46.4919" calcext:value-type="float">
            <text:p>46.4919</text:p>
          </table:table-cell>
          <table:table-cell table:style-name="ce4" table:formula="of:=OFFSET([.D104];(ROW() - 3)*2 ; 0)" office:value-type="float" office:value="67.1057" calcext:value-type="float">
            <text:p>67.1057</text:p>
          </table:table-cell>
          <table:table-cell table:style-name="ce4" table:formula="of:=OFFSET([.E104];(ROW() - 3)*2 ; 0)" office:value-type="float" office:value="106.477" calcext:value-type="float">
            <text:p>106.4770</text:p>
          </table:table-cell>
          <table:table-cell table:style-name="ce4" table:formula="of:=OFFSET([.F104];(ROW() - 3)*2 ; 0)" office:value-type="float" office:value="141.604" calcext:value-type="float">
            <text:p>141.6040</text:p>
          </table:table-cell>
          <table:table-cell table:style-name="ce4" table:formula="of:=OFFSET([.G104];(ROW() - 3)*2 ; 0)" office:value-type="float" office:value="3.95013" calcext:value-type="float">
            <text:p>3.9501</text:p>
          </table:table-cell>
          <table:table-cell table:style-name="ce4" table:formula="of:=OFFSET([.H104];(ROW() - 3)*2 ; 0)" office:value-type="float" office:value="0.362051" calcext:value-type="float">
            <text:p>0.3621</text:p>
          </table:table-cell>
          <table:table-cell/>
          <table:table-cell table:formula="of:=OFFSET([.A104];(ROW() - 2)*2 ; 0)" office:value-type="string" office:string-value="bquoting_and_trade_best_all/5000/200_stddev" calcext:value-type="string">
            <text:p>bquoting_and_trade_best_all/5000/200_stddev</text:p>
          </table:table-cell>
          <table:table-cell table:style-name="ce4" table:formula="of:=OFFSET([.B104];(ROW() - 2)*2 ; 0)" office:value-type="float" office:value="4.25355" calcext:value-type="float">
            <text:p>4.2536</text:p>
          </table:table-cell>
          <table:table-cell table:style-name="ce4" table:formula="of:=OFFSET([.C104];(ROW() - 2)*2 ; 0)" office:value-type="float" office:value="2.06171" calcext:value-type="float">
            <text:p>2.0617</text:p>
          </table:table-cell>
          <table:table-cell table:style-name="ce4" table:formula="of:=OFFSET([.D104];(ROW() - 2)*2 ; 0)" office:value-type="float" office:value="10.5089" calcext:value-type="float">
            <text:p>10.5089</text:p>
          </table:table-cell>
          <table:table-cell table:style-name="ce4" table:formula="of:=OFFSET([.E104];(ROW() - 2)*2 ; 0)" office:value-type="float" office:value="0.4354" calcext:value-type="float">
            <text:p>0.4354</text:p>
          </table:table-cell>
          <table:table-cell table:style-name="ce4" table:formula="of:=OFFSET([.F104];(ROW() - 2)*2 ; 0)" office:value-type="float" office:value="2.80098" calcext:value-type="float">
            <text:p>2.8010</text:p>
          </table:table-cell>
          <table:table-cell table:style-name="ce4" table:formula="of:=OFFSET([.G104];(ROW() - 2)*2 ; 0)" office:value-type="float" office:value="0.00840959" calcext:value-type="float">
            <text:p>0.0084</text:p>
          </table:table-cell>
          <table:table-cell table:style-name="ce4" table:formula="of:=OFFSET([.H104];(ROW() - 2)*2 ; 0)" office:value-type="float" office:value="0.00272631" calcext:value-type="float">
            <text:p>0.0027</text:p>
          </table:table-cell>
        </table:table-row>
        <table:table-row table:style-name="ro1">
          <table:table-cell office:value-type="string" calcext:value-type="string">
            <text:p>quoting_and_trading/5/5_mean</text:p>
          </table:table-cell>
          <table:table-cell table:style-name="ce4" office:value-type="float" office:value="0.00316699" calcext:value-type="float">
            <text:p>0.0032</text:p>
          </table:table-cell>
          <table:table-cell table:style-name="ce4" office:value-type="float" office:value="0.00321306" calcext:value-type="float">
            <text:p>0.0032</text:p>
          </table:table-cell>
          <table:table-cell table:style-name="ce4" office:value-type="float" office:value="0.00303515" calcext:value-type="float">
            <text:p>0.0030</text:p>
          </table:table-cell>
          <table:table-cell table:style-name="ce4" office:value-type="float" office:value="0.00302277" calcext:value-type="float">
            <text:p>0.0030</text:p>
          </table:table-cell>
          <table:table-cell table:style-name="ce4" office:value-type="float" office:value="0.00314929" calcext:value-type="float">
            <text:p>0.0031</text:p>
          </table:table-cell>
          <table:table-cell table:style-name="ce4" office:value-type="float" office:value="0.00312566" calcext:value-type="float">
            <text:p>0.0031</text:p>
          </table:table-cell>
          <table:table-cell table:style-name="ce4" office:value-type="float" office:value="0.00234088" calcext:value-type="float">
            <text:p>0.0023</text:p>
          </table:table-cell>
          <table:table-cell table:number-columns-repeated="3"/>
          <table:table-cell table:style-name="ce4" table:number-columns-repeated="7"/>
          <table:table-cell table:number-columns-repeated="9"/>
        </table:table-row>
        <table:table-row table:style-name="ro1">
          <table:table-cell office:value-type="string" calcext:value-type="string">
            <text:p>quoting_and_trading/5/5_median</text:p>
          </table:table-cell>
          <table:table-cell table:style-name="ce4" office:value-type="float" office:value="0.00313704" calcext:value-type="float">
            <text:p>0.0031</text:p>
          </table:table-cell>
          <table:table-cell table:style-name="ce4" office:value-type="float" office:value="0.00319808" calcext:value-type="float">
            <text:p>0.0032</text:p>
          </table:table-cell>
          <table:table-cell table:style-name="ce4" office:value-type="float" office:value="0.00300827" calcext:value-type="float">
            <text:p>0.0030</text:p>
          </table:table-cell>
          <table:table-cell table:style-name="ce4" office:value-type="float" office:value="0.00302506" calcext:value-type="float">
            <text:p>0.0030</text:p>
          </table:table-cell>
          <table:table-cell table:style-name="ce4" office:value-type="float" office:value="0.00314757" calcext:value-type="float">
            <text:p>0.0031</text:p>
          </table:table-cell>
          <table:table-cell table:style-name="ce4" office:value-type="float" office:value="0.00312355" calcext:value-type="float">
            <text:p>0.0031</text:p>
          </table:table-cell>
          <table:table-cell table:style-name="ce4" office:value-type="float" office:value="0.00233317" calcext:value-type="float">
            <text:p>0.0023</text:p>
          </table:table-cell>
          <table:table-cell table:number-columns-repeated="3"/>
          <table:table-cell table:style-name="ce4" table:number-columns-repeated="7"/>
          <table:table-cell table:number-columns-repeated="9"/>
        </table:table-row>
        <table:table-row table:style-name="ro1">
          <table:table-cell office:value-type="string" calcext:value-type="string">
            <text:p>quoting_and_trading/5/5_stddev</text:p>
          </table:table-cell>
          <table:table-cell table:style-name="ce4" office:value-type="float" office:value="0.0000799862" calcext:value-type="float">
            <text:p>0.0001</text:p>
          </table:table-cell>
          <table:table-cell table:style-name="ce4" office:value-type="float" office:value="0.0000890589" calcext:value-type="float">
            <text:p>0.0001</text:p>
          </table:table-cell>
          <table:table-cell table:style-name="ce4" office:value-type="float" office:value="0.0000736803" calcext:value-type="float">
            <text:p>0.0001</text:p>
          </table:table-cell>
          <table:table-cell table:style-name="ce4" office:value-type="float" office:value="0.00000947001" calcext:value-type="float">
            <text:p>0.0000</text:p>
          </table:table-cell>
          <table:table-cell table:style-name="ce4" office:value-type="float" office:value="0.0000300387" calcext:value-type="float">
            <text:p>0.0000</text:p>
          </table:table-cell>
          <table:table-cell table:style-name="ce4" office:value-type="float" office:value="0.00000931359" calcext:value-type="float">
            <text:p>0.0000</text:p>
          </table:table-cell>
          <table:table-cell table:style-name="ce4" office:value-type="float" office:value="0.0000139962" calcext:value-type="float">
            <text:p>0.0000</text:p>
          </table:table-cell>
          <table:table-cell table:number-columns-repeated="3"/>
          <table:table-cell table:style-name="ce4" table:number-columns-repeated="7"/>
          <table:table-cell table:number-columns-repeated="9"/>
        </table:table-row>
        <table:table-row table:style-name="ro1">
          <table:table-cell office:value-type="string" calcext:value-type="string">
            <text:p>quoting_and_trading/10/5_mean</text:p>
          </table:table-cell>
          <table:table-cell table:style-name="ce4" office:value-type="float" office:value="0.00339673" calcext:value-type="float">
            <text:p>0.0034</text:p>
          </table:table-cell>
          <table:table-cell table:style-name="ce4" office:value-type="float" office:value="0.00350036" calcext:value-type="float">
            <text:p>0.0035</text:p>
          </table:table-cell>
          <table:table-cell table:style-name="ce4" office:value-type="float" office:value="0.00321296" calcext:value-type="float">
            <text:p>0.0032</text:p>
          </table:table-cell>
          <table:table-cell table:style-name="ce4" office:value-type="float" office:value="0.0032403" calcext:value-type="float">
            <text:p>0.0032</text:p>
          </table:table-cell>
          <table:table-cell table:style-name="ce4" office:value-type="float" office:value="0.00340827" calcext:value-type="float">
            <text:p>0.0034</text:p>
          </table:table-cell>
          <table:table-cell table:style-name="ce4" office:value-type="float" office:value="0.00323673" calcext:value-type="float">
            <text:p>0.0032</text:p>
          </table:table-cell>
          <table:table-cell table:style-name="ce4" office:value-type="float" office:value="0.00237374" calcext:value-type="float">
            <text:p>0.0024</text:p>
          </table:table-cell>
          <table:table-cell table:number-columns-repeated="3"/>
          <table:table-cell table:style-name="ce4" table:number-columns-repeated="7"/>
          <table:table-cell table:number-columns-repeated="9"/>
        </table:table-row>
        <table:table-row table:style-name="ro1">
          <table:table-cell office:value-type="string" calcext:value-type="string">
            <text:p>quoting_and_trading/10/5_median</text:p>
          </table:table-cell>
          <table:table-cell table:style-name="ce4" office:value-type="float" office:value="0.00339097" calcext:value-type="float">
            <text:p>0.0034</text:p>
          </table:table-cell>
          <table:table-cell table:style-name="ce4" office:value-type="float" office:value="0.00349473" calcext:value-type="float">
            <text:p>0.0035</text:p>
          </table:table-cell>
          <table:table-cell table:style-name="ce4" office:value-type="float" office:value="0.00317438" calcext:value-type="float">
            <text:p>0.0032</text:p>
          </table:table-cell>
          <table:table-cell table:style-name="ce4" office:value-type="float" office:value="0.0032413" calcext:value-type="float">
            <text:p>0.0032</text:p>
          </table:table-cell>
          <table:table-cell table:style-name="ce4" office:value-type="float" office:value="0.00330257" calcext:value-type="float">
            <text:p>0.0033</text:p>
          </table:table-cell>
          <table:table-cell table:style-name="ce4" office:value-type="float" office:value="0.0032385" calcext:value-type="float">
            <text:p>0.0032</text:p>
          </table:table-cell>
          <table:table-cell table:style-name="ce4" office:value-type="float" office:value="0.00237054" calcext:value-type="float">
            <text:p>0.0024</text:p>
          </table:table-cell>
          <table:table-cell table:number-columns-repeated="3"/>
          <table:table-cell table:style-name="ce4" table:number-columns-repeated="7"/>
          <table:table-cell table:number-columns-repeated="9"/>
        </table:table-row>
        <table:table-row table:style-name="ro1">
          <table:table-cell office:value-type="string" calcext:value-type="string">
            <text:p>quoting_and_trading/10/5_stddev</text:p>
          </table:table-cell>
          <table:table-cell table:style-name="ce4" office:value-type="float" office:value="0.00010544" calcext:value-type="float">
            <text:p>0.0001</text:p>
          </table:table-cell>
          <table:table-cell table:style-name="ce4" office:value-type="float" office:value="0.0000607058" calcext:value-type="float">
            <text:p>0.0001</text:p>
          </table:table-cell>
          <table:table-cell table:style-name="ce4" office:value-type="float" office:value="0.0000630177" calcext:value-type="float">
            <text:p>0.0001</text:p>
          </table:table-cell>
          <table:table-cell table:style-name="ce4" office:value-type="float" office:value="0.000010801" calcext:value-type="float">
            <text:p>0.0000</text:p>
          </table:table-cell>
          <table:table-cell table:style-name="ce4" office:value-type="float" office:value="0.00016786" calcext:value-type="float">
            <text:p>0.0002</text:p>
          </table:table-cell>
          <table:table-cell table:style-name="ce4" office:value-type="float" office:value="0.00000713824" calcext:value-type="float">
            <text:p>0.0000</text:p>
          </table:table-cell>
          <table:table-cell table:style-name="ce4" office:value-type="float" office:value="0.0000113217" calcext:value-type="float">
            <text:p>0.0000</text:p>
          </table:table-cell>
          <table:table-cell table:number-columns-repeated="3"/>
          <table:table-cell table:style-name="ce4" table:number-columns-repeated="7"/>
          <table:table-cell table:number-columns-repeated="9"/>
        </table:table-row>
        <table:table-row table:style-name="ro1">
          <table:table-cell office:value-type="string" calcext:value-type="string">
            <text:p>quoting_and_trading/20/5_mean</text:p>
          </table:table-cell>
          <table:table-cell table:style-name="ce4" office:value-type="float" office:value="0.00397594" calcext:value-type="float">
            <text:p>0.0040</text:p>
          </table:table-cell>
          <table:table-cell table:style-name="ce4" office:value-type="float" office:value="0.00409777" calcext:value-type="float">
            <text:p>0.0041</text:p>
          </table:table-cell>
          <table:table-cell table:style-name="ce4" office:value-type="float" office:value="0.00358749" calcext:value-type="float">
            <text:p>0.0036</text:p>
          </table:table-cell>
          <table:table-cell table:style-name="ce4" office:value-type="float" office:value="0.00361727" calcext:value-type="float">
            <text:p>0.0036</text:p>
          </table:table-cell>
          <table:table-cell table:style-name="ce4" office:value-type="float" office:value="0.00393942" calcext:value-type="float">
            <text:p>0.0039</text:p>
          </table:table-cell>
          <table:table-cell table:style-name="ce4" office:value-type="float" office:value="0.0034327" calcext:value-type="float">
            <text:p>0.0034</text:p>
          </table:table-cell>
          <table:table-cell table:style-name="ce4" office:value-type="float" office:value="0.00240765" calcext:value-type="float">
            <text:p>0.0024</text:p>
          </table:table-cell>
          <table:table-cell table:number-columns-repeated="3"/>
          <table:table-cell table:style-name="ce4" table:number-columns-repeated="7"/>
          <table:table-cell table:number-columns-repeated="9"/>
        </table:table-row>
        <table:table-row table:style-name="ro1">
          <table:table-cell office:value-type="string" calcext:value-type="string">
            <text:p>quoting_and_trading/20/5_median</text:p>
          </table:table-cell>
          <table:table-cell table:style-name="ce4" office:value-type="float" office:value="0.00396475" calcext:value-type="float">
            <text:p>0.0040</text:p>
          </table:table-cell>
          <table:table-cell table:style-name="ce4" office:value-type="float" office:value="0.00408704" calcext:value-type="float">
            <text:p>0.0041</text:p>
          </table:table-cell>
          <table:table-cell table:style-name="ce4" office:value-type="float" office:value="0.00361215" calcext:value-type="float">
            <text:p>0.0036</text:p>
          </table:table-cell>
          <table:table-cell table:style-name="ce4" office:value-type="float" office:value="0.00361776" calcext:value-type="float">
            <text:p>0.0036</text:p>
          </table:table-cell>
          <table:table-cell table:style-name="ce4" office:value-type="float" office:value="0.00391913" calcext:value-type="float">
            <text:p>0.0039</text:p>
          </table:table-cell>
          <table:table-cell table:style-name="ce4" office:value-type="float" office:value="0.00343014" calcext:value-type="float">
            <text:p>0.0034</text:p>
          </table:table-cell>
          <table:table-cell table:style-name="ce4" office:value-type="float" office:value="0.00241051" calcext:value-type="float">
            <text:p>0.0024</text:p>
          </table:table-cell>
          <table:table-cell table:number-columns-repeated="3"/>
          <table:table-cell table:style-name="ce4" table:number-columns-repeated="7"/>
          <table:table-cell table:number-columns-repeated="9"/>
        </table:table-row>
        <table:table-row table:style-name="ro1">
          <table:table-cell office:value-type="string" calcext:value-type="string">
            <text:p>quoting_and_trading/20/5_stddev</text:p>
          </table:table-cell>
          <table:table-cell table:style-name="ce4" office:value-type="float" office:value="0.0000546805" calcext:value-type="float">
            <text:p>0.0001</text:p>
          </table:table-cell>
          <table:table-cell table:style-name="ce4" office:value-type="float" office:value="0.0000913257" calcext:value-type="float">
            <text:p>0.0001</text:p>
          </table:table-cell>
          <table:table-cell table:style-name="ce4" office:value-type="float" office:value="0.0000710824" calcext:value-type="float">
            <text:p>0.0001</text:p>
          </table:table-cell>
          <table:table-cell table:style-name="ce4" office:value-type="float" office:value="0.0000238973" calcext:value-type="float">
            <text:p>0.0000</text:p>
          </table:table-cell>
          <table:table-cell table:style-name="ce4" office:value-type="float" office:value="0.0000461645" calcext:value-type="float">
            <text:p>0.0000</text:p>
          </table:table-cell>
          <table:table-cell table:style-name="ce4" office:value-type="float" office:value="0.0000194488" calcext:value-type="float">
            <text:p>0.0000</text:p>
          </table:table-cell>
          <table:table-cell table:style-name="ce4" office:value-type="float" office:value="0.00000753001" calcext:value-type="float">
            <text:p>0.0000</text:p>
          </table:table-cell>
          <table:table-cell table:number-columns-repeated="3"/>
          <table:table-cell table:style-name="ce4" table:number-columns-repeated="7"/>
          <table:table-cell table:number-columns-repeated="9"/>
        </table:table-row>
        <table:table-row table:style-name="ro1">
          <table:table-cell office:value-type="string" calcext:value-type="string">
            <text:p>quoting_and_trading/40/5_mean</text:p>
          </table:table-cell>
          <table:table-cell table:style-name="ce4" office:value-type="float" office:value="0.00487004" calcext:value-type="float">
            <text:p>0.0049</text:p>
          </table:table-cell>
          <table:table-cell table:style-name="ce4" office:value-type="float" office:value="0.00510152" calcext:value-type="float">
            <text:p>0.0051</text:p>
          </table:table-cell>
          <table:table-cell table:style-name="ce4" office:value-type="float" office:value="0.00402637" calcext:value-type="float">
            <text:p>0.0040</text:p>
          </table:table-cell>
          <table:table-cell table:style-name="ce4" office:value-type="float" office:value="0.00431138" calcext:value-type="float">
            <text:p>0.0043</text:p>
          </table:table-cell>
          <table:table-cell table:style-name="ce4" office:value-type="float" office:value="0.00420258" calcext:value-type="float">
            <text:p>0.0042</text:p>
          </table:table-cell>
          <table:table-cell table:style-name="ce4" office:value-type="float" office:value="0.00365746" calcext:value-type="float">
            <text:p>0.0037</text:p>
          </table:table-cell>
          <table:table-cell table:style-name="ce4" office:value-type="float" office:value="0.00244377" calcext:value-type="float">
            <text:p>0.0024</text:p>
          </table:table-cell>
          <table:table-cell table:number-columns-repeated="3"/>
          <table:table-cell table:style-name="ce4" table:number-columns-repeated="7"/>
          <table:table-cell table:number-columns-repeated="9"/>
        </table:table-row>
        <table:table-row table:style-name="ro1">
          <table:table-cell office:value-type="string" calcext:value-type="string">
            <text:p>quoting_and_trading/40/5_median</text:p>
          </table:table-cell>
          <table:table-cell table:style-name="ce4" office:value-type="float" office:value="0.00480075" calcext:value-type="float">
            <text:p>0.0048</text:p>
          </table:table-cell>
          <table:table-cell table:style-name="ce4" office:value-type="float" office:value="0.00509666" calcext:value-type="float">
            <text:p>0.0051</text:p>
          </table:table-cell>
          <table:table-cell table:style-name="ce4" office:value-type="float" office:value="0.00402995" calcext:value-type="float">
            <text:p>0.0040</text:p>
          </table:table-cell>
          <table:table-cell table:style-name="ce4" office:value-type="float" office:value="0.0042689" calcext:value-type="float">
            <text:p>0.0043</text:p>
          </table:table-cell>
          <table:table-cell table:style-name="ce4" office:value-type="float" office:value="0.00418986" calcext:value-type="float">
            <text:p>0.0042</text:p>
          </table:table-cell>
          <table:table-cell table:style-name="ce4" office:value-type="float" office:value="0.00365462" calcext:value-type="float">
            <text:p>0.0037</text:p>
          </table:table-cell>
          <table:table-cell table:style-name="ce4" office:value-type="float" office:value="0.00244126" calcext:value-type="float">
            <text:p>0.0024</text:p>
          </table:table-cell>
          <table:table-cell table:number-columns-repeated="3"/>
          <table:table-cell table:style-name="ce4" table:number-columns-repeated="7"/>
          <table:table-cell table:number-columns-repeated="9"/>
        </table:table-row>
        <table:table-row table:style-name="ro1">
          <table:table-cell office:value-type="string" calcext:value-type="string">
            <text:p>quoting_and_trading/40/5_stddev</text:p>
          </table:table-cell>
          <table:table-cell table:style-name="ce4" office:value-type="float" office:value="0.000137976" calcext:value-type="float">
            <text:p>0.0001</text:p>
          </table:table-cell>
          <table:table-cell table:style-name="ce4" office:value-type="float" office:value="0.00015808" calcext:value-type="float">
            <text:p>0.0002</text:p>
          </table:table-cell>
          <table:table-cell table:style-name="ce4" office:value-type="float" office:value="0.000135746" calcext:value-type="float">
            <text:p>0.0001</text:p>
          </table:table-cell>
          <table:table-cell table:style-name="ce4" office:value-type="float" office:value="0.0000712948" calcext:value-type="float">
            <text:p>0.0001</text:p>
          </table:table-cell>
          <table:table-cell table:style-name="ce4" office:value-type="float" office:value="0.0000328403" calcext:value-type="float">
            <text:p>0.0000</text:p>
          </table:table-cell>
          <table:table-cell table:style-name="ce4" office:value-type="float" office:value="0.0000237457" calcext:value-type="float">
            <text:p>0.0000</text:p>
          </table:table-cell>
          <table:table-cell table:style-name="ce4" office:value-type="float" office:value="0.000013889" calcext:value-type="float">
            <text:p>0.0000</text:p>
          </table:table-cell>
          <table:table-cell table:number-columns-repeated="3"/>
          <table:table-cell table:style-name="ce4" table:number-columns-repeated="7"/>
          <table:table-cell table:number-columns-repeated="9"/>
        </table:table-row>
        <table:table-row table:style-name="ro1">
          <table:table-cell office:value-type="string" calcext:value-type="string">
            <text:p>quoting_and_trading/80/5_mean</text:p>
          </table:table-cell>
          <table:table-cell table:style-name="ce4" office:value-type="float" office:value="0.00675948" calcext:value-type="float">
            <text:p>0.0068</text:p>
          </table:table-cell>
          <table:table-cell table:style-name="ce4" office:value-type="float" office:value="0.00721516" calcext:value-type="float">
            <text:p>0.0072</text:p>
          </table:table-cell>
          <table:table-cell table:style-name="ce4" office:value-type="float" office:value="0.00500743" calcext:value-type="float">
            <text:p>0.0050</text:p>
          </table:table-cell>
          <table:table-cell table:style-name="ce4" office:value-type="float" office:value="0.00532273" calcext:value-type="float">
            <text:p>0.0053</text:p>
          </table:table-cell>
          <table:table-cell table:style-name="ce4" office:value-type="float" office:value="0.00449758" calcext:value-type="float">
            <text:p>0.0045</text:p>
          </table:table-cell>
          <table:table-cell table:style-name="ce4" office:value-type="float" office:value="0.00391623" calcext:value-type="float">
            <text:p>0.0039</text:p>
          </table:table-cell>
          <table:table-cell table:style-name="ce4" office:value-type="float" office:value="0.00245791" calcext:value-type="float">
            <text:p>0.0025</text:p>
          </table:table-cell>
          <table:table-cell table:number-columns-repeated="3"/>
          <table:table-cell table:style-name="ce4" table:number-columns-repeated="7"/>
          <table:table-cell table:number-columns-repeated="9"/>
        </table:table-row>
        <table:table-row table:style-name="ro1">
          <table:table-cell office:value-type="string" calcext:value-type="string">
            <text:p>quoting_and_trading/80/5_median</text:p>
          </table:table-cell>
          <table:table-cell table:style-name="ce4" office:value-type="float" office:value="0.00668171" calcext:value-type="float">
            <text:p>0.0067</text:p>
          </table:table-cell>
          <table:table-cell table:style-name="ce4" office:value-type="float" office:value="0.00723441" calcext:value-type="float">
            <text:p>0.0072</text:p>
          </table:table-cell>
          <table:table-cell table:style-name="ce4" office:value-type="float" office:value="0.00501554" calcext:value-type="float">
            <text:p>0.0050</text:p>
          </table:table-cell>
          <table:table-cell table:style-name="ce4" office:value-type="float" office:value="0.00532747" calcext:value-type="float">
            <text:p>0.0053</text:p>
          </table:table-cell>
          <table:table-cell table:style-name="ce4" office:value-type="float" office:value="0.00451475" calcext:value-type="float">
            <text:p>0.0045</text:p>
          </table:table-cell>
          <table:table-cell table:style-name="ce4" office:value-type="float" office:value="0.00392078" calcext:value-type="float">
            <text:p>0.0039</text:p>
          </table:table-cell>
          <table:table-cell table:style-name="ce4" office:value-type="float" office:value="0.00245842" calcext:value-type="float">
            <text:p>0.0025</text:p>
          </table:table-cell>
          <table:table-cell table:number-columns-repeated="3"/>
          <table:table-cell table:style-name="ce4" table:number-columns-repeated="7"/>
          <table:table-cell table:number-columns-repeated="9"/>
        </table:table-row>
        <table:table-row table:style-name="ro1">
          <table:table-cell office:value-type="string" calcext:value-type="string">
            <text:p>quoting_and_trading/80/5_stddev</text:p>
          </table:table-cell>
          <table:table-cell table:style-name="ce4" office:value-type="float" office:value="0.000142967" calcext:value-type="float">
            <text:p>0.0001</text:p>
          </table:table-cell>
          <table:table-cell table:style-name="ce4" office:value-type="float" office:value="0.000167105" calcext:value-type="float">
            <text:p>0.0002</text:p>
          </table:table-cell>
          <table:table-cell table:style-name="ce4" office:value-type="float" office:value="0.000104104" calcext:value-type="float">
            <text:p>0.0001</text:p>
          </table:table-cell>
          <table:table-cell table:style-name="ce4" office:value-type="float" office:value="0.0000187794" calcext:value-type="float">
            <text:p>0.0000</text:p>
          </table:table-cell>
          <table:table-cell table:style-name="ce4" office:value-type="float" office:value="0.0000434803" calcext:value-type="float">
            <text:p>0.0000</text:p>
          </table:table-cell>
          <table:table-cell table:style-name="ce4" office:value-type="float" office:value="0.0000231223" calcext:value-type="float">
            <text:p>0.0000</text:p>
          </table:table-cell>
          <table:table-cell table:style-name="ce4" office:value-type="float" office:value="0.0000065249" calcext:value-type="float">
            <text:p>0.0000</text:p>
          </table:table-cell>
          <table:table-cell table:number-columns-repeated="3"/>
          <table:table-cell table:style-name="ce4" table:number-columns-repeated="7"/>
          <table:table-cell table:number-columns-repeated="9"/>
        </table:table-row>
        <table:table-row table:style-name="ro1">
          <table:table-cell office:value-type="string" calcext:value-type="string">
            <text:p>quoting_and_trading/5/10_mean</text:p>
          </table:table-cell>
          <table:table-cell table:style-name="ce4" office:value-type="float" office:value="0.00631903" calcext:value-type="float">
            <text:p>0.0063</text:p>
          </table:table-cell>
          <table:table-cell table:style-name="ce4" office:value-type="float" office:value="0.00649427" calcext:value-type="float">
            <text:p>0.0065</text:p>
          </table:table-cell>
          <table:table-cell table:style-name="ce4" office:value-type="float" office:value="0.00617463" calcext:value-type="float">
            <text:p>0.0062</text:p>
          </table:table-cell>
          <table:table-cell table:style-name="ce4" office:value-type="float" office:value="0.00622949" calcext:value-type="float">
            <text:p>0.0062</text:p>
          </table:table-cell>
          <table:table-cell table:style-name="ce4" office:value-type="float" office:value="0.00713011" calcext:value-type="float">
            <text:p>0.0071</text:p>
          </table:table-cell>
          <table:table-cell table:style-name="ce4" office:value-type="float" office:value="0.00631989" calcext:value-type="float">
            <text:p>0.0063</text:p>
          </table:table-cell>
          <table:table-cell table:style-name="ce4" office:value-type="float" office:value="0.00473615" calcext:value-type="float">
            <text:p>0.0047</text:p>
          </table:table-cell>
          <table:table-cell table:number-columns-repeated="3"/>
          <table:table-cell table:style-name="ce4" table:number-columns-repeated="7"/>
          <table:table-cell table:number-columns-repeated="9"/>
        </table:table-row>
        <table:table-row table:style-name="ro1">
          <table:table-cell office:value-type="string" calcext:value-type="string">
            <text:p>quoting_and_trading/5/10_median</text:p>
          </table:table-cell>
          <table:table-cell table:style-name="ce4" office:value-type="float" office:value="0.00629226" calcext:value-type="float">
            <text:p>0.0063</text:p>
          </table:table-cell>
          <table:table-cell table:style-name="ce4" office:value-type="float" office:value="0.00648703" calcext:value-type="float">
            <text:p>0.0065</text:p>
          </table:table-cell>
          <table:table-cell table:style-name="ce4" office:value-type="float" office:value="0.00621708" calcext:value-type="float">
            <text:p>0.0062</text:p>
          </table:table-cell>
          <table:table-cell table:style-name="ce4" office:value-type="float" office:value="0.00621914" calcext:value-type="float">
            <text:p>0.0062</text:p>
          </table:table-cell>
          <table:table-cell table:style-name="ce4" office:value-type="float" office:value="0.00711643" calcext:value-type="float">
            <text:p>0.0071</text:p>
          </table:table-cell>
          <table:table-cell table:style-name="ce4" office:value-type="float" office:value="0.00631443" calcext:value-type="float">
            <text:p>0.0063</text:p>
          </table:table-cell>
          <table:table-cell table:style-name="ce4" office:value-type="float" office:value="0.00474352" calcext:value-type="float">
            <text:p>0.0047</text:p>
          </table:table-cell>
          <table:table-cell table:number-columns-repeated="3"/>
          <table:table-cell table:style-name="ce4" table:number-columns-repeated="7"/>
          <table:table-cell table:number-columns-repeated="9"/>
        </table:table-row>
        <table:table-row table:style-name="ro1">
          <table:table-cell office:value-type="string" calcext:value-type="string">
            <text:p>quoting_and_trading/5/10_stddev</text:p>
          </table:table-cell>
          <table:table-cell table:style-name="ce4" office:value-type="float" office:value="0.000153858" calcext:value-type="float">
            <text:p>0.0002</text:p>
          </table:table-cell>
          <table:table-cell table:style-name="ce4" office:value-type="float" office:value="0.0000312675" calcext:value-type="float">
            <text:p>0.0000</text:p>
          </table:table-cell>
          <table:table-cell table:style-name="ce4" office:value-type="float" office:value="0.0000886109" calcext:value-type="float">
            <text:p>0.0001</text:p>
          </table:table-cell>
          <table:table-cell table:style-name="ce4" office:value-type="float" office:value="0.0000368921" calcext:value-type="float">
            <text:p>0.0000</text:p>
          </table:table-cell>
          <table:table-cell table:style-name="ce4" office:value-type="float" office:value="0.0000405266" calcext:value-type="float">
            <text:p>0.0000</text:p>
          </table:table-cell>
          <table:table-cell table:style-name="ce4" office:value-type="float" office:value="0.0000160235" calcext:value-type="float">
            <text:p>0.0000</text:p>
          </table:table-cell>
          <table:table-cell table:style-name="ce4" office:value-type="float" office:value="0.0000255735" calcext:value-type="float">
            <text:p>0.0000</text:p>
          </table:table-cell>
          <table:table-cell table:number-columns-repeated="3"/>
          <table:table-cell table:style-name="ce4" table:number-columns-repeated="7"/>
          <table:table-cell table:number-columns-repeated="9"/>
        </table:table-row>
        <table:table-row table:style-name="ro1">
          <table:table-cell office:value-type="string" calcext:value-type="string">
            <text:p>quoting_and_trading/5/20_mean</text:p>
          </table:table-cell>
          <table:table-cell table:style-name="ce4" office:value-type="float" office:value="0.0135226" calcext:value-type="float">
            <text:p>0.0135</text:p>
          </table:table-cell>
          <table:table-cell table:style-name="ce4" office:value-type="float" office:value="0.0135814" calcext:value-type="float">
            <text:p>0.0136</text:p>
          </table:table-cell>
          <table:table-cell table:style-name="ce4" office:value-type="float" office:value="0.0130307" calcext:value-type="float">
            <text:p>0.0130</text:p>
          </table:table-cell>
          <table:table-cell table:style-name="ce4" office:value-type="float" office:value="0.0130968" calcext:value-type="float">
            <text:p>0.0131</text:p>
          </table:table-cell>
          <table:table-cell table:style-name="ce4" office:value-type="float" office:value="0.0148576" calcext:value-type="float">
            <text:p>0.0149</text:p>
          </table:table-cell>
          <table:table-cell table:style-name="ce4" office:value-type="float" office:value="0.0131574" calcext:value-type="float">
            <text:p>0.0132</text:p>
          </table:table-cell>
          <table:table-cell table:style-name="ce4" office:value-type="float" office:value="0.00949892" calcext:value-type="float">
            <text:p>0.0095</text:p>
          </table:table-cell>
          <table:table-cell table:number-columns-repeated="3"/>
          <table:table-cell table:style-name="ce4" table:number-columns-repeated="7"/>
          <table:table-cell table:number-columns-repeated="9"/>
        </table:table-row>
        <table:table-row table:style-name="ro1">
          <table:table-cell office:value-type="string" calcext:value-type="string">
            <text:p>quoting_and_trading/5/20_median</text:p>
          </table:table-cell>
          <table:table-cell table:style-name="ce4" office:value-type="float" office:value="0.0135341" calcext:value-type="float">
            <text:p>0.0135</text:p>
          </table:table-cell>
          <table:table-cell table:style-name="ce4" office:value-type="float" office:value="0.0135774" calcext:value-type="float">
            <text:p>0.0136</text:p>
          </table:table-cell>
          <table:table-cell table:style-name="ce4" office:value-type="float" office:value="0.013098" calcext:value-type="float">
            <text:p>0.0131</text:p>
          </table:table-cell>
          <table:table-cell table:style-name="ce4" office:value-type="float" office:value="0.0130652" calcext:value-type="float">
            <text:p>0.0131</text:p>
          </table:table-cell>
          <table:table-cell table:style-name="ce4" office:value-type="float" office:value="0.0148023" calcext:value-type="float">
            <text:p>0.0148</text:p>
          </table:table-cell>
          <table:table-cell table:style-name="ce4" office:value-type="float" office:value="0.013188" calcext:value-type="float">
            <text:p>0.0132</text:p>
          </table:table-cell>
          <table:table-cell table:style-name="ce4" office:value-type="float" office:value="0.0094835" calcext:value-type="float">
            <text:p>0.0095</text:p>
          </table:table-cell>
          <table:table-cell table:number-columns-repeated="3"/>
          <table:table-cell table:style-name="ce4" table:number-columns-repeated="7"/>
          <table:table-cell table:number-columns-repeated="9"/>
        </table:table-row>
        <table:table-row table:style-name="ro1">
          <table:table-cell office:value-type="string" calcext:value-type="string">
            <text:p>quoting_and_trading/5/20_stddev</text:p>
          </table:table-cell>
          <table:table-cell table:style-name="ce4" office:value-type="float" office:value="0.000465157" calcext:value-type="float">
            <text:p>0.0005</text:p>
          </table:table-cell>
          <table:table-cell table:style-name="ce4" office:value-type="float" office:value="0.000193492" calcext:value-type="float">
            <text:p>0.0002</text:p>
          </table:table-cell>
          <table:table-cell table:style-name="ce4" office:value-type="float" office:value="0.000255135" calcext:value-type="float">
            <text:p>0.0003</text:p>
          </table:table-cell>
          <table:table-cell table:style-name="ce4" office:value-type="float" office:value="0.000153164" calcext:value-type="float">
            <text:p>0.0002</text:p>
          </table:table-cell>
          <table:table-cell table:style-name="ce4" office:value-type="float" office:value="0.0000975502" calcext:value-type="float">
            <text:p>0.0001</text:p>
          </table:table-cell>
          <table:table-cell table:style-name="ce4" office:value-type="float" office:value="0.0000527706" calcext:value-type="float">
            <text:p>0.0001</text:p>
          </table:table-cell>
          <table:table-cell table:style-name="ce4" office:value-type="float" office:value="0.0000553364" calcext:value-type="float">
            <text:p>0.0001</text:p>
          </table:table-cell>
          <table:table-cell table:number-columns-repeated="3"/>
          <table:table-cell table:style-name="ce4" table:number-columns-repeated="7"/>
          <table:table-cell table:number-columns-repeated="9"/>
        </table:table-row>
        <table:table-row table:style-name="ro1">
          <table:table-cell office:value-type="string" calcext:value-type="string">
            <text:p>quoting_and_trading/5/30_mean</text:p>
          </table:table-cell>
          <table:table-cell table:style-name="ce4" office:value-type="float" office:value="0.0213714" calcext:value-type="float">
            <text:p>0.0214</text:p>
          </table:table-cell>
          <table:table-cell table:style-name="ce4" office:value-type="float" office:value="0.0217116" calcext:value-type="float">
            <text:p>0.0217</text:p>
          </table:table-cell>
          <table:table-cell table:style-name="ce4" office:value-type="float" office:value="0.0206702" calcext:value-type="float">
            <text:p>0.0207</text:p>
          </table:table-cell>
          <table:table-cell table:style-name="ce4" office:value-type="float" office:value="0.0203872" calcext:value-type="float">
            <text:p>0.0204</text:p>
          </table:table-cell>
          <table:table-cell table:style-name="ce4" office:value-type="float" office:value="0.0228984" calcext:value-type="float">
            <text:p>0.0229</text:p>
          </table:table-cell>
          <table:table-cell table:style-name="ce4" office:value-type="float" office:value="0.020161" calcext:value-type="float">
            <text:p>0.0202</text:p>
          </table:table-cell>
          <table:table-cell table:style-name="ce4" office:value-type="float" office:value="0.0144417" calcext:value-type="float">
            <text:p>0.0144</text:p>
          </table:table-cell>
          <table:table-cell table:number-columns-repeated="3"/>
          <table:table-cell table:style-name="ce4" table:number-columns-repeated="7"/>
          <table:table-cell table:number-columns-repeated="9"/>
        </table:table-row>
        <table:table-row table:style-name="ro1">
          <table:table-cell office:value-type="string" calcext:value-type="string">
            <text:p>quoting_and_trading/5/30_median</text:p>
          </table:table-cell>
          <table:table-cell table:style-name="ce4" office:value-type="float" office:value="0.0213414" calcext:value-type="float">
            <text:p>0.0213</text:p>
          </table:table-cell>
          <table:table-cell table:style-name="ce4" office:value-type="float" office:value="0.0216576" calcext:value-type="float">
            <text:p>0.0217</text:p>
          </table:table-cell>
          <table:table-cell table:style-name="ce4" office:value-type="float" office:value="0.0206337" calcext:value-type="float">
            <text:p>0.0206</text:p>
          </table:table-cell>
          <table:table-cell table:style-name="ce4" office:value-type="float" office:value="0.0203671" calcext:value-type="float">
            <text:p>0.0204</text:p>
          </table:table-cell>
          <table:table-cell table:style-name="ce4" office:value-type="float" office:value="0.0227901" calcext:value-type="float">
            <text:p>0.0228</text:p>
          </table:table-cell>
          <table:table-cell table:style-name="ce4" office:value-type="float" office:value="0.0201415" calcext:value-type="float">
            <text:p>0.0201</text:p>
          </table:table-cell>
          <table:table-cell table:style-name="ce4" office:value-type="float" office:value="0.0142927" calcext:value-type="float">
            <text:p>0.0143</text:p>
          </table:table-cell>
          <table:table-cell table:number-columns-repeated="3"/>
          <table:table-cell table:style-name="ce4" table:number-columns-repeated="7"/>
          <table:table-cell table:number-columns-repeated="9"/>
        </table:table-row>
        <table:table-row table:style-name="ro1">
          <table:table-cell office:value-type="string" calcext:value-type="string">
            <text:p>quoting_and_trading/5/30_stddev</text:p>
          </table:table-cell>
          <table:table-cell table:style-name="ce4" office:value-type="float" office:value="0.0000950689" calcext:value-type="float">
            <text:p>0.0001</text:p>
          </table:table-cell>
          <table:table-cell table:style-name="ce4" office:value-type="float" office:value="0.000162558" calcext:value-type="float">
            <text:p>0.0002</text:p>
          </table:table-cell>
          <table:table-cell table:style-name="ce4" office:value-type="float" office:value="0.000238965" calcext:value-type="float">
            <text:p>0.0002</text:p>
          </table:table-cell>
          <table:table-cell table:style-name="ce4" office:value-type="float" office:value="0.0000469274" calcext:value-type="float">
            <text:p>0.0000</text:p>
          </table:table-cell>
          <table:table-cell table:style-name="ce4" office:value-type="float" office:value="0.000281558" calcext:value-type="float">
            <text:p>0.0003</text:p>
          </table:table-cell>
          <table:table-cell table:style-name="ce4" office:value-type="float" office:value="0.000130353" calcext:value-type="float">
            <text:p>0.0001</text:p>
          </table:table-cell>
          <table:table-cell table:style-name="ce4" office:value-type="float" office:value="0.000288951" calcext:value-type="float">
            <text:p>0.0003</text:p>
          </table:table-cell>
          <table:table-cell table:number-columns-repeated="3"/>
          <table:table-cell table:style-name="ce4" table:number-columns-repeated="7"/>
          <table:table-cell table:number-columns-repeated="9"/>
        </table:table-row>
        <table:table-row table:style-name="ro1">
          <table:table-cell office:value-type="string" calcext:value-type="string">
            <text:p>quoting_and_trading/5/40_mean</text:p>
          </table:table-cell>
          <table:table-cell table:style-name="ce4" office:value-type="float" office:value="0.0297853" calcext:value-type="float">
            <text:p>0.0298</text:p>
          </table:table-cell>
          <table:table-cell table:style-name="ce4" office:value-type="float" office:value="0.0305119" calcext:value-type="float">
            <text:p>0.0305</text:p>
          </table:table-cell>
          <table:table-cell table:style-name="ce4" office:value-type="float" office:value="0.0287086" calcext:value-type="float">
            <text:p>0.0287</text:p>
          </table:table-cell>
          <table:table-cell table:style-name="ce4" office:value-type="float" office:value="0.0278666" calcext:value-type="float">
            <text:p>0.0279</text:p>
          </table:table-cell>
          <table:table-cell table:style-name="ce4" office:value-type="float" office:value="0.0288992" calcext:value-type="float">
            <text:p>0.0289</text:p>
          </table:table-cell>
          <table:table-cell table:style-name="ce4" office:value-type="float" office:value="0.0271772" calcext:value-type="float">
            <text:p>0.0272</text:p>
          </table:table-cell>
          <table:table-cell table:style-name="ce4" office:value-type="float" office:value="0.0193336" calcext:value-type="float">
            <text:p>0.0193</text:p>
          </table:table-cell>
          <table:table-cell table:number-columns-repeated="3"/>
          <table:table-cell table:style-name="ce4" table:number-columns-repeated="7"/>
          <table:table-cell table:number-columns-repeated="9"/>
        </table:table-row>
        <table:table-row table:style-name="ro1">
          <table:table-cell office:value-type="string" calcext:value-type="string">
            <text:p>quoting_and_trading/5/40_median</text:p>
          </table:table-cell>
          <table:table-cell table:style-name="ce4" office:value-type="float" office:value="0.029752" calcext:value-type="float">
            <text:p>0.0298</text:p>
          </table:table-cell>
          <table:table-cell table:style-name="ce4" office:value-type="float" office:value="0.0306257" calcext:value-type="float">
            <text:p>0.0306</text:p>
          </table:table-cell>
          <table:table-cell table:style-name="ce4" office:value-type="float" office:value="0.0285944" calcext:value-type="float">
            <text:p>0.0286</text:p>
          </table:table-cell>
          <table:table-cell table:style-name="ce4" office:value-type="float" office:value="0.027855" calcext:value-type="float">
            <text:p>0.0279</text:p>
          </table:table-cell>
          <table:table-cell table:style-name="ce4" office:value-type="float" office:value="0.0280359" calcext:value-type="float">
            <text:p>0.0280</text:p>
          </table:table-cell>
          <table:table-cell table:style-name="ce4" office:value-type="float" office:value="0.027175" calcext:value-type="float">
            <text:p>0.0272</text:p>
          </table:table-cell>
          <table:table-cell table:style-name="ce4" office:value-type="float" office:value="0.0192377" calcext:value-type="float">
            <text:p>0.0192</text:p>
          </table:table-cell>
          <table:table-cell table:style-name="ce6" table:number-columns-repeated="2"/>
          <table:table-cell/>
          <table:table-cell table:style-name="ce4" table:number-columns-repeated="7"/>
          <table:table-cell table:number-columns-repeated="9"/>
        </table:table-row>
        <table:table-row table:style-name="ro1">
          <table:table-cell office:value-type="string" calcext:value-type="string">
            <text:p>quoting_and_trading/5/40_stddev</text:p>
          </table:table-cell>
          <table:table-cell table:style-name="ce4" office:value-type="float" office:value="0.000404616" calcext:value-type="float">
            <text:p>0.0004</text:p>
          </table:table-cell>
          <table:table-cell table:style-name="ce4" office:value-type="float" office:value="0.000203695" calcext:value-type="float">
            <text:p>0.0002</text:p>
          </table:table-cell>
          <table:table-cell table:style-name="ce4" office:value-type="float" office:value="0.000428605" calcext:value-type="float">
            <text:p>0.0004</text:p>
          </table:table-cell>
          <table:table-cell table:style-name="ce4" office:value-type="float" office:value="0.00019089" calcext:value-type="float">
            <text:p>0.0002</text:p>
          </table:table-cell>
          <table:table-cell table:style-name="ce4" office:value-type="float" office:value="0.00134782" calcext:value-type="float">
            <text:p>0.0013</text:p>
          </table:table-cell>
          <table:table-cell table:style-name="ce4" office:value-type="float" office:value="0.0000830146" calcext:value-type="float">
            <text:p>0.0001</text:p>
          </table:table-cell>
          <table:table-cell table:style-name="ce4" office:value-type="float" office:value="0.000200924" calcext:value-type="float">
            <text:p>0.0002</text:p>
          </table:table-cell>
          <table:table-cell table:style-name="ce6" table:number-columns-repeated="2"/>
          <table:table-cell/>
          <table:table-cell table:style-name="ce4" table:number-columns-repeated="7"/>
          <table:table-cell table:number-columns-repeated="9"/>
        </table:table-row>
        <table:table-row table:style-name="ro1">
          <table:table-cell office:value-type="string" calcext:value-type="string">
            <text:p>quoting_and_trading/5/50_mean</text:p>
          </table:table-cell>
          <table:table-cell table:style-name="ce4" office:value-type="float" office:value="0.0395327" calcext:value-type="float">
            <text:p>0.0395</text:p>
          </table:table-cell>
          <table:table-cell table:style-name="ce4" office:value-type="float" office:value="0.0398333" calcext:value-type="float">
            <text:p>0.0398</text:p>
          </table:table-cell>
          <table:table-cell table:style-name="ce4" office:value-type="float" office:value="0.037787" calcext:value-type="float">
            <text:p>0.0378</text:p>
          </table:table-cell>
          <table:table-cell table:style-name="ce4" office:value-type="float" office:value="0.0357734" calcext:value-type="float">
            <text:p>0.0358</text:p>
          </table:table-cell>
          <table:table-cell table:style-name="ce4" office:value-type="float" office:value="0.0357109" calcext:value-type="float">
            <text:p>0.0357</text:p>
          </table:table-cell>
          <table:table-cell table:style-name="ce4" office:value-type="float" office:value="0.0343751" calcext:value-type="float">
            <text:p>0.0344</text:p>
          </table:table-cell>
          <table:table-cell table:style-name="ce4" office:value-type="float" office:value="0.0240105" calcext:value-type="float">
            <text:p>0.0240</text:p>
          </table:table-cell>
          <table:table-cell table:style-name="ce6" table:number-columns-repeated="2"/>
          <table:table-cell/>
          <table:table-cell table:style-name="ce4" table:number-columns-repeated="7"/>
          <table:table-cell table:number-columns-repeated="9"/>
        </table:table-row>
        <table:table-row table:style-name="ro1">
          <table:table-cell office:value-type="string" calcext:value-type="string">
            <text:p>quoting_and_trading/5/50_median</text:p>
          </table:table-cell>
          <table:table-cell table:style-name="ce4" office:value-type="float" office:value="0.0396994" calcext:value-type="float">
            <text:p>0.0397</text:p>
          </table:table-cell>
          <table:table-cell table:style-name="ce4" office:value-type="float" office:value="0.0396754" calcext:value-type="float">
            <text:p>0.0397</text:p>
          </table:table-cell>
          <table:table-cell table:style-name="ce4" office:value-type="float" office:value="0.0376604" calcext:value-type="float">
            <text:p>0.0377</text:p>
          </table:table-cell>
          <table:table-cell table:style-name="ce4" office:value-type="float" office:value="0.0357621" calcext:value-type="float">
            <text:p>0.0358</text:p>
          </table:table-cell>
          <table:table-cell table:style-name="ce4" office:value-type="float" office:value="0.0355914" calcext:value-type="float">
            <text:p>0.0356</text:p>
          </table:table-cell>
          <table:table-cell table:style-name="ce4" office:value-type="float" office:value="0.0343666" calcext:value-type="float">
            <text:p>0.0344</text:p>
          </table:table-cell>
          <table:table-cell table:style-name="ce4" office:value-type="float" office:value="0.0240416" calcext:value-type="float">
            <text:p>0.0240</text:p>
          </table:table-cell>
          <table:table-cell table:style-name="ce6" table:number-columns-repeated="2"/>
          <table:table-cell/>
          <table:table-cell table:style-name="ce4" table:number-columns-repeated="7"/>
          <table:table-cell table:number-columns-repeated="9"/>
        </table:table-row>
        <table:table-row table:style-name="ro1">
          <table:table-cell office:value-type="string" calcext:value-type="string">
            <text:p>quoting_and_trading/5/50_stddev</text:p>
          </table:table-cell>
          <table:table-cell table:style-name="ce4" office:value-type="float" office:value="0.000336978" calcext:value-type="float">
            <text:p>0.0003</text:p>
          </table:table-cell>
          <table:table-cell table:style-name="ce4" office:value-type="float" office:value="0.000361769" calcext:value-type="float">
            <text:p>0.0004</text:p>
          </table:table-cell>
          <table:table-cell table:style-name="ce4" office:value-type="float" office:value="0.000412406" calcext:value-type="float">
            <text:p>0.0004</text:p>
          </table:table-cell>
          <table:table-cell table:style-name="ce4" office:value-type="float" office:value="0.000124636" calcext:value-type="float">
            <text:p>0.0001</text:p>
          </table:table-cell>
          <table:table-cell table:style-name="ce4" office:value-type="float" office:value="0.000271677" calcext:value-type="float">
            <text:p>0.0003</text:p>
          </table:table-cell>
          <table:table-cell table:style-name="ce4" office:value-type="float" office:value="0.0000559585" calcext:value-type="float">
            <text:p>0.0001</text:p>
          </table:table-cell>
          <table:table-cell table:style-name="ce4" office:value-type="float" office:value="0.000151066" calcext:value-type="float">
            <text:p>0.0002</text:p>
          </table:table-cell>
          <table:table-cell table:style-name="ce6" table:number-columns-repeated="2"/>
          <table:table-cell/>
          <table:table-cell table:style-name="ce4" table:number-columns-repeated="7"/>
          <table:table-cell table:number-columns-repeated="9"/>
        </table:table-row>
        <table:table-row table:style-name="ro1">
          <table:table-cell office:value-type="string" calcext:value-type="string">
            <text:p>quoting_and_trading/10/10_mean</text:p>
          </table:table-cell>
          <table:table-cell table:style-name="ce4" office:value-type="float" office:value="0.00685084" calcext:value-type="float">
            <text:p>0.0069</text:p>
          </table:table-cell>
          <table:table-cell table:style-name="ce4" office:value-type="float" office:value="0.00710916" calcext:value-type="float">
            <text:p>0.0071</text:p>
          </table:table-cell>
          <table:table-cell table:style-name="ce4" office:value-type="float" office:value="0.00651125" calcext:value-type="float">
            <text:p>0.0065</text:p>
          </table:table-cell>
          <table:table-cell table:style-name="ce4" office:value-type="float" office:value="0.00678181" calcext:value-type="float">
            <text:p>0.0068</text:p>
          </table:table-cell>
          <table:table-cell table:style-name="ce4" office:value-type="float" office:value="0.00681544" calcext:value-type="float">
            <text:p>0.0068</text:p>
          </table:table-cell>
          <table:table-cell table:style-name="ce4" office:value-type="float" office:value="0.00660323" calcext:value-type="float">
            <text:p>0.0066</text:p>
          </table:table-cell>
          <table:table-cell table:style-name="ce4" office:value-type="float" office:value="0.00475348" calcext:value-type="float">
            <text:p>0.0048</text:p>
          </table:table-cell>
          <table:table-cell table:style-name="ce6" table:number-columns-repeated="2"/>
          <table:table-cell/>
          <table:table-cell table:style-name="ce4" table:number-columns-repeated="7"/>
          <table:table-cell table:number-columns-repeated="9"/>
        </table:table-row>
        <table:table-row table:style-name="ro1">
          <table:table-cell office:value-type="string" calcext:value-type="string">
            <text:p>quoting_and_trading/10/10_median</text:p>
          </table:table-cell>
          <table:table-cell table:style-name="ce4" office:value-type="float" office:value="0.00672646" calcext:value-type="float">
            <text:p>0.0067</text:p>
          </table:table-cell>
          <table:table-cell table:style-name="ce4" office:value-type="float" office:value="0.00715585" calcext:value-type="float">
            <text:p>0.0072</text:p>
          </table:table-cell>
          <table:table-cell table:style-name="ce4" office:value-type="float" office:value="0.00646149" calcext:value-type="float">
            <text:p>0.0065</text:p>
          </table:table-cell>
          <table:table-cell table:style-name="ce4" office:value-type="float" office:value="0.00675676" calcext:value-type="float">
            <text:p>0.0068</text:p>
          </table:table-cell>
          <table:table-cell table:style-name="ce4" office:value-type="float" office:value="0.00682072" calcext:value-type="float">
            <text:p>0.0068</text:p>
          </table:table-cell>
          <table:table-cell table:style-name="ce4" office:value-type="float" office:value="0.00661538" calcext:value-type="float">
            <text:p>0.0066</text:p>
          </table:table-cell>
          <table:table-cell table:style-name="ce4" office:value-type="float" office:value="0.00475848" calcext:value-type="float">
            <text:p>0.0048</text:p>
          </table:table-cell>
          <table:table-cell table:style-name="ce6" table:number-columns-repeated="2"/>
          <table:table-cell/>
          <table:table-cell table:style-name="ce4" table:number-columns-repeated="7"/>
          <table:table-cell table:number-columns-repeated="9"/>
        </table:table-row>
        <table:table-row table:style-name="ro1">
          <table:table-cell office:value-type="string" calcext:value-type="string">
            <text:p>quoting_and_trading/10/10_stddev</text:p>
          </table:table-cell>
          <table:table-cell table:style-name="ce4" office:value-type="float" office:value="0.000208627" calcext:value-type="float">
            <text:p>0.0002</text:p>
          </table:table-cell>
          <table:table-cell table:style-name="ce4" office:value-type="float" office:value="0.00012236" calcext:value-type="float">
            <text:p>0.0001</text:p>
          </table:table-cell>
          <table:table-cell table:style-name="ce4" office:value-type="float" office:value="0.000165831" calcext:value-type="float">
            <text:p>0.0002</text:p>
          </table:table-cell>
          <table:table-cell table:style-name="ce4" office:value-type="float" office:value="0.0000490011" calcext:value-type="float">
            <text:p>0.0000</text:p>
          </table:table-cell>
          <table:table-cell table:style-name="ce4" office:value-type="float" office:value="0.0000164665" calcext:value-type="float">
            <text:p>0.0000</text:p>
          </table:table-cell>
          <table:table-cell table:style-name="ce4" office:value-type="float" office:value="0.0000334599" calcext:value-type="float">
            <text:p>0.0000</text:p>
          </table:table-cell>
          <table:table-cell table:style-name="ce4" office:value-type="float" office:value="0.0000110798" calcext:value-type="float">
            <text:p>0.0000</text:p>
          </table:table-cell>
          <table:table-cell table:style-name="ce6" table:number-columns-repeated="2"/>
          <table:table-cell/>
          <table:table-cell table:style-name="ce4" table:number-columns-repeated="7"/>
          <table:table-cell table:number-columns-repeated="9"/>
        </table:table-row>
        <table:table-row table:style-name="ro1">
          <table:table-cell office:value-type="string" calcext:value-type="string">
            <text:p>quoting_and_trading/10/20_mean</text:p>
          </table:table-cell>
          <table:table-cell table:style-name="ce4" office:value-type="float" office:value="0.0142394" calcext:value-type="float">
            <text:p>0.0142</text:p>
          </table:table-cell>
          <table:table-cell table:style-name="ce4" office:value-type="float" office:value="0.0147523" calcext:value-type="float">
            <text:p>0.0148</text:p>
          </table:table-cell>
          <table:table-cell table:style-name="ce4" office:value-type="float" office:value="0.0136304" calcext:value-type="float">
            <text:p>0.0136</text:p>
          </table:table-cell>
          <table:table-cell table:style-name="ce4" office:value-type="float" office:value="0.0144304" calcext:value-type="float">
            <text:p>0.0144</text:p>
          </table:table-cell>
          <table:table-cell table:style-name="ce4" office:value-type="float" office:value="0.014263" calcext:value-type="float">
            <text:p>0.0143</text:p>
          </table:table-cell>
          <table:table-cell table:style-name="ce4" office:value-type="float" office:value="0.0136471" calcext:value-type="float">
            <text:p>0.0136</text:p>
          </table:table-cell>
          <table:table-cell table:style-name="ce4" office:value-type="float" office:value="0.00963837" calcext:value-type="float">
            <text:p>0.0096</text:p>
          </table:table-cell>
          <table:table-cell table:style-name="ce6" table:number-columns-repeated="2"/>
          <table:table-cell/>
          <table:table-cell table:style-name="ce4" table:number-columns-repeated="7"/>
          <table:table-cell table:number-columns-repeated="9"/>
        </table:table-row>
        <table:table-row table:style-name="ro1">
          <table:table-cell office:value-type="string" calcext:value-type="string">
            <text:p>quoting_and_trading/10/20_median</text:p>
          </table:table-cell>
          <table:table-cell table:style-name="ce4" office:value-type="float" office:value="0.0140684" calcext:value-type="float">
            <text:p>0.0141</text:p>
          </table:table-cell>
          <table:table-cell table:style-name="ce4" office:value-type="float" office:value="0.0146119" calcext:value-type="float">
            <text:p>0.0146</text:p>
          </table:table-cell>
          <table:table-cell table:style-name="ce4" office:value-type="float" office:value="0.0138233" calcext:value-type="float">
            <text:p>0.0138</text:p>
          </table:table-cell>
          <table:table-cell table:style-name="ce4" office:value-type="float" office:value="0.0144285" calcext:value-type="float">
            <text:p>0.0144</text:p>
          </table:table-cell>
          <table:table-cell table:style-name="ce4" office:value-type="float" office:value="0.0142619" calcext:value-type="float">
            <text:p>0.0143</text:p>
          </table:table-cell>
          <table:table-cell table:style-name="ce4" office:value-type="float" office:value="0.0136344" calcext:value-type="float">
            <text:p>0.0136</text:p>
          </table:table-cell>
          <table:table-cell table:style-name="ce4" office:value-type="float" office:value="0.00959199" calcext:value-type="float">
            <text:p>0.0096</text:p>
          </table:table-cell>
          <table:table-cell table:style-name="ce6" table:number-columns-repeated="2"/>
          <table:table-cell/>
          <table:table-cell table:style-name="ce4" table:number-columns-repeated="7"/>
          <table:table-cell table:number-columns-repeated="9"/>
        </table:table-row>
        <table:table-row table:style-name="ro1">
          <table:table-cell office:value-type="string" calcext:value-type="string">
            <text:p>quoting_and_trading/10/20_stddev</text:p>
          </table:table-cell>
          <table:table-cell table:style-name="ce4" office:value-type="float" office:value="0.000449997" calcext:value-type="float">
            <text:p>0.0004</text:p>
          </table:table-cell>
          <table:table-cell table:style-name="ce4" office:value-type="float" office:value="0.000281038" calcext:value-type="float">
            <text:p>0.0003</text:p>
          </table:table-cell>
          <table:table-cell table:style-name="ce4" office:value-type="float" office:value="0.000308131" calcext:value-type="float">
            <text:p>0.0003</text:p>
          </table:table-cell>
          <table:table-cell table:style-name="ce4" office:value-type="float" office:value="0.0000866612" calcext:value-type="float">
            <text:p>0.0001</text:p>
          </table:table-cell>
          <table:table-cell table:style-name="ce4" office:value-type="float" office:value="0.00000576156" calcext:value-type="float">
            <text:p>0.0000</text:p>
          </table:table-cell>
          <table:table-cell table:style-name="ce4" office:value-type="float" office:value="0.0000558772" calcext:value-type="float">
            <text:p>0.0001</text:p>
          </table:table-cell>
          <table:table-cell table:style-name="ce4" office:value-type="float" office:value="0.000156785" calcext:value-type="float">
            <text:p>0.0002</text:p>
          </table:table-cell>
          <table:table-cell table:style-name="ce6" table:number-columns-repeated="2"/>
          <table:table-cell/>
          <table:table-cell table:style-name="ce4" table:number-columns-repeated="7"/>
          <table:table-cell table:number-columns-repeated="9"/>
        </table:table-row>
        <table:table-row table:style-name="ro1">
          <table:table-cell office:value-type="string" calcext:value-type="string">
            <text:p>quoting_and_trading/10/30_mean</text:p>
          </table:table-cell>
          <table:table-cell table:style-name="ce4" office:value-type="float" office:value="0.0229968" calcext:value-type="float">
            <text:p>0.0230</text:p>
          </table:table-cell>
          <table:table-cell table:style-name="ce4" office:value-type="float" office:value="0.0232726" calcext:value-type="float">
            <text:p>0.0233</text:p>
          </table:table-cell>
          <table:table-cell table:style-name="ce4" office:value-type="float" office:value="0.0215972" calcext:value-type="float">
            <text:p>0.0216</text:p>
          </table:table-cell>
          <table:table-cell table:style-name="ce4" office:value-type="float" office:value="0.0224827" calcext:value-type="float">
            <text:p>0.0225</text:p>
          </table:table-cell>
          <table:table-cell table:style-name="ce4" office:value-type="float" office:value="0.0218701" calcext:value-type="float">
            <text:p>0.0219</text:p>
          </table:table-cell>
          <table:table-cell table:style-name="ce4" office:value-type="float" office:value="0.0209211" calcext:value-type="float">
            <text:p>0.0209</text:p>
          </table:table-cell>
          <table:table-cell table:style-name="ce4" office:value-type="float" office:value="0.0144146" calcext:value-type="float">
            <text:p>0.0144</text:p>
          </table:table-cell>
          <table:table-cell table:style-name="ce6" table:number-columns-repeated="2"/>
          <table:table-cell/>
          <table:table-cell table:style-name="ce4" table:number-columns-repeated="7"/>
          <table:table-cell table:number-columns-repeated="9"/>
        </table:table-row>
        <table:table-row table:style-name="ro1">
          <table:table-cell office:value-type="string" calcext:value-type="string">
            <text:p>quoting_and_trading/10/30_median</text:p>
          </table:table-cell>
          <table:table-cell table:style-name="ce4" office:value-type="float" office:value="0.022935" calcext:value-type="float">
            <text:p>0.0229</text:p>
          </table:table-cell>
          <table:table-cell table:style-name="ce4" office:value-type="float" office:value="0.0233424" calcext:value-type="float">
            <text:p>0.0233</text:p>
          </table:table-cell>
          <table:table-cell table:style-name="ce4" office:value-type="float" office:value="0.0217194" calcext:value-type="float">
            <text:p>0.0217</text:p>
          </table:table-cell>
          <table:table-cell table:style-name="ce4" office:value-type="float" office:value="0.02215" calcext:value-type="float">
            <text:p>0.0222</text:p>
          </table:table-cell>
          <table:table-cell table:style-name="ce4" office:value-type="float" office:value="0.0218561" calcext:value-type="float">
            <text:p>0.0219</text:p>
          </table:table-cell>
          <table:table-cell table:style-name="ce4" office:value-type="float" office:value="0.0209535" calcext:value-type="float">
            <text:p>0.0210</text:p>
          </table:table-cell>
          <table:table-cell table:style-name="ce4" office:value-type="float" office:value="0.014411" calcext:value-type="float">
            <text:p>0.0144</text:p>
          </table:table-cell>
          <table:table-cell table:style-name="ce6" table:number-columns-repeated="2"/>
          <table:table-cell/>
          <table:table-cell table:style-name="ce4" table:number-columns-repeated="7"/>
          <table:table-cell table:number-columns-repeated="9"/>
        </table:table-row>
        <table:table-row table:style-name="ro1">
          <table:table-cell office:value-type="string" calcext:value-type="string">
            <text:p>quoting_and_trading/10/30_stddev</text:p>
          </table:table-cell>
          <table:table-cell table:style-name="ce4" office:value-type="float" office:value="0.000327133" calcext:value-type="float">
            <text:p>0.0003</text:p>
          </table:table-cell>
          <table:table-cell table:style-name="ce4" office:value-type="float" office:value="0.000182958" calcext:value-type="float">
            <text:p>0.0002</text:p>
          </table:table-cell>
          <table:table-cell table:style-name="ce4" office:value-type="float" office:value="0.000305035" calcext:value-type="float">
            <text:p>0.0003</text:p>
          </table:table-cell>
          <table:table-cell table:style-name="ce4" office:value-type="float" office:value="0.00052231" calcext:value-type="float">
            <text:p>0.0005</text:p>
          </table:table-cell>
          <table:table-cell table:style-name="ce4" office:value-type="float" office:value="0.0000925816" calcext:value-type="float">
            <text:p>0.0001</text:p>
          </table:table-cell>
          <table:table-cell table:style-name="ce4" office:value-type="float" office:value="0.000094021" calcext:value-type="float">
            <text:p>0.0001</text:p>
          </table:table-cell>
          <table:table-cell table:style-name="ce4" office:value-type="float" office:value="0.0000354307" calcext:value-type="float">
            <text:p>0.0000</text:p>
          </table:table-cell>
          <table:table-cell table:style-name="ce6" table:number-columns-repeated="2"/>
          <table:table-cell/>
          <table:table-cell table:style-name="ce4" table:number-columns-repeated="7"/>
          <table:table-cell table:number-columns-repeated="9"/>
        </table:table-row>
        <table:table-row table:style-name="ro1">
          <table:table-cell office:value-type="string" calcext:value-type="string">
            <text:p>quoting_and_trading/10/40_mean</text:p>
          </table:table-cell>
          <table:table-cell table:style-name="ce4" office:value-type="float" office:value="0.0318212" calcext:value-type="float">
            <text:p>0.0318</text:p>
          </table:table-cell>
          <table:table-cell table:style-name="ce4" office:value-type="float" office:value="0.0329101" calcext:value-type="float">
            <text:p>0.0329</text:p>
          </table:table-cell>
          <table:table-cell table:style-name="ce4" office:value-type="float" office:value="0.0300994" calcext:value-type="float">
            <text:p>0.0301</text:p>
          </table:table-cell>
          <table:table-cell table:style-name="ce4" office:value-type="float" office:value="0.0301443" calcext:value-type="float">
            <text:p>0.0301</text:p>
          </table:table-cell>
          <table:table-cell table:style-name="ce4" office:value-type="float" office:value="0.0298024" calcext:value-type="float">
            <text:p>0.0298</text:p>
          </table:table-cell>
          <table:table-cell table:style-name="ce4" office:value-type="float" office:value="0.0284152" calcext:value-type="float">
            <text:p>0.0284</text:p>
          </table:table-cell>
          <table:table-cell table:style-name="ce4" office:value-type="float" office:value="0.0193032" calcext:value-type="float">
            <text:p>0.0193</text:p>
          </table:table-cell>
          <table:table-cell table:style-name="ce6" table:number-columns-repeated="2"/>
          <table:table-cell/>
          <table:table-cell table:style-name="ce4" table:number-columns-repeated="7"/>
          <table:table-cell table:number-columns-repeated="9"/>
        </table:table-row>
        <table:table-row table:style-name="ro1">
          <table:table-cell office:value-type="string" calcext:value-type="string">
            <text:p>quoting_and_trading/10/40_median</text:p>
          </table:table-cell>
          <table:table-cell table:style-name="ce4" office:value-type="float" office:value="0.0320289" calcext:value-type="float">
            <text:p>0.0320</text:p>
          </table:table-cell>
          <table:table-cell table:style-name="ce4" office:value-type="float" office:value="0.0330074" calcext:value-type="float">
            <text:p>0.0330</text:p>
          </table:table-cell>
          <table:table-cell table:style-name="ce4" office:value-type="float" office:value="0.0302948" calcext:value-type="float">
            <text:p>0.0303</text:p>
          </table:table-cell>
          <table:table-cell table:style-name="ce4" office:value-type="float" office:value="0.0301332" calcext:value-type="float">
            <text:p>0.0301</text:p>
          </table:table-cell>
          <table:table-cell table:style-name="ce4" office:value-type="float" office:value="0.0297007" calcext:value-type="float">
            <text:p>0.0297</text:p>
          </table:table-cell>
          <table:table-cell table:style-name="ce4" office:value-type="float" office:value="0.0284104" calcext:value-type="float">
            <text:p>0.0284</text:p>
          </table:table-cell>
          <table:table-cell table:style-name="ce4" office:value-type="float" office:value="0.0193121" calcext:value-type="float">
            <text:p>0.0193</text:p>
          </table:table-cell>
          <table:table-cell table:style-name="ce6" table:number-columns-repeated="2"/>
          <table:table-cell/>
          <table:table-cell table:style-name="ce4" table:number-columns-repeated="7"/>
          <table:table-cell table:number-columns-repeated="9"/>
        </table:table-row>
        <table:table-row table:style-name="ro1">
          <table:table-cell office:value-type="string" calcext:value-type="string">
            <text:p>quoting_and_trading/10/40_stddev</text:p>
          </table:table-cell>
          <table:table-cell table:style-name="ce4" office:value-type="float" office:value="0.00069905" calcext:value-type="float">
            <text:p>0.0007</text:p>
          </table:table-cell>
          <table:table-cell table:style-name="ce4" office:value-type="float" office:value="0.000226221" calcext:value-type="float">
            <text:p>0.0002</text:p>
          </table:table-cell>
          <table:table-cell table:style-name="ce4" office:value-type="float" office:value="0.000785307" calcext:value-type="float">
            <text:p>0.0008</text:p>
          </table:table-cell>
          <table:table-cell table:style-name="ce4" office:value-type="float" office:value="0.0000567742" calcext:value-type="float">
            <text:p>0.0001</text:p>
          </table:table-cell>
          <table:table-cell table:style-name="ce4" office:value-type="float" office:value="0.000328984" calcext:value-type="float">
            <text:p>0.0003</text:p>
          </table:table-cell>
          <table:table-cell table:style-name="ce4" office:value-type="float" office:value="0.000131336" calcext:value-type="float">
            <text:p>0.0001</text:p>
          </table:table-cell>
          <table:table-cell table:style-name="ce4" office:value-type="float" office:value="0.000039257" calcext:value-type="float">
            <text:p>0.0000</text:p>
          </table:table-cell>
          <table:table-cell table:style-name="ce6" table:number-columns-repeated="2"/>
          <table:table-cell/>
          <table:table-cell table:style-name="ce4" table:number-columns-repeated="7"/>
          <table:table-cell table:number-columns-repeated="9"/>
        </table:table-row>
        <table:table-row table:style-name="ro1">
          <table:table-cell office:value-type="string" calcext:value-type="string">
            <text:p>quoting_and_trading/10/50_mean</text:p>
          </table:table-cell>
          <table:table-cell table:style-name="ce4" office:value-type="float" office:value="0.0419936" calcext:value-type="float">
            <text:p>0.0420</text:p>
          </table:table-cell>
          <table:table-cell table:style-name="ce4" office:value-type="float" office:value="0.0426687" calcext:value-type="float">
            <text:p>0.0427</text:p>
          </table:table-cell>
          <table:table-cell table:style-name="ce4" office:value-type="float" office:value="0.0396754" calcext:value-type="float">
            <text:p>0.0397</text:p>
          </table:table-cell>
          <table:table-cell table:style-name="ce4" office:value-type="float" office:value="0.0386279" calcext:value-type="float">
            <text:p>0.0386</text:p>
          </table:table-cell>
          <table:table-cell table:style-name="ce4" office:value-type="float" office:value="0.0381995" calcext:value-type="float">
            <text:p>0.0382</text:p>
          </table:table-cell>
          <table:table-cell table:style-name="ce4" office:value-type="float" office:value="0.0360605" calcext:value-type="float">
            <text:p>0.0361</text:p>
          </table:table-cell>
          <table:table-cell table:style-name="ce4" office:value-type="float" office:value="0.02424" calcext:value-type="float">
            <text:p>0.0242</text:p>
          </table:table-cell>
          <table:table-cell table:style-name="ce6" table:number-columns-repeated="2"/>
          <table:table-cell/>
          <table:table-cell table:style-name="ce4" table:number-columns-repeated="7"/>
          <table:table-cell table:number-columns-repeated="9"/>
        </table:table-row>
        <table:table-row table:style-name="ro1">
          <table:table-cell office:value-type="string" calcext:value-type="string">
            <text:p>quoting_and_trading/10/50_median</text:p>
          </table:table-cell>
          <table:table-cell table:style-name="ce4" office:value-type="float" office:value="0.0419208" calcext:value-type="float">
            <text:p>0.0419</text:p>
          </table:table-cell>
          <table:table-cell table:style-name="ce4" office:value-type="float" office:value="0.0427192" calcext:value-type="float">
            <text:p>0.0427</text:p>
          </table:table-cell>
          <table:table-cell table:style-name="ce4" office:value-type="float" office:value="0.0396612" calcext:value-type="float">
            <text:p>0.0397</text:p>
          </table:table-cell>
          <table:table-cell table:style-name="ce4" office:value-type="float" office:value="0.0384762" calcext:value-type="float">
            <text:p>0.0385</text:p>
          </table:table-cell>
          <table:table-cell table:style-name="ce4" office:value-type="float" office:value="0.0383847" calcext:value-type="float">
            <text:p>0.0384</text:p>
          </table:table-cell>
          <table:table-cell table:style-name="ce4" office:value-type="float" office:value="0.0360934" calcext:value-type="float">
            <text:p>0.0361</text:p>
          </table:table-cell>
          <table:table-cell table:style-name="ce4" office:value-type="float" office:value="0.0242035" calcext:value-type="float">
            <text:p>0.0242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ing/10/50_stddev</text:p>
          </table:table-cell>
          <table:table-cell table:style-name="ce4" office:value-type="float" office:value="0.000432429" calcext:value-type="float">
            <text:p>0.0004</text:p>
          </table:table-cell>
          <table:table-cell table:style-name="ce4" office:value-type="float" office:value="0.000238902" calcext:value-type="float">
            <text:p>0.0002</text:p>
          </table:table-cell>
          <table:table-cell table:style-name="ce4" office:value-type="float" office:value="0.000156427" calcext:value-type="float">
            <text:p>0.0002</text:p>
          </table:table-cell>
          <table:table-cell table:style-name="ce4" office:value-type="float" office:value="0.00034543" calcext:value-type="float">
            <text:p>0.0003</text:p>
          </table:table-cell>
          <table:table-cell table:style-name="ce4" office:value-type="float" office:value="0.000397475" calcext:value-type="float">
            <text:p>0.0004</text:p>
          </table:table-cell>
          <table:table-cell table:style-name="ce4" office:value-type="float" office:value="0.0000866501" calcext:value-type="float">
            <text:p>0.0001</text:p>
          </table:table-cell>
          <table:table-cell table:style-name="ce4" office:value-type="float" office:value="0.000193505" calcext:value-type="float">
            <text:p>0.0002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ing/20/10_mean</text:p>
          </table:table-cell>
          <table:table-cell table:style-name="ce4" office:value-type="float" office:value="0.00792133" calcext:value-type="float">
            <text:p>0.0079</text:p>
          </table:table-cell>
          <table:table-cell table:style-name="ce4" office:value-type="float" office:value="0.00817771" calcext:value-type="float">
            <text:p>0.0082</text:p>
          </table:table-cell>
          <table:table-cell table:style-name="ce4" office:value-type="float" office:value="0.00721229" calcext:value-type="float">
            <text:p>0.0072</text:p>
          </table:table-cell>
          <table:table-cell table:style-name="ce4" office:value-type="float" office:value="0.00756175" calcext:value-type="float">
            <text:p>0.0076</text:p>
          </table:table-cell>
          <table:table-cell table:style-name="ce4" office:value-type="float" office:value="0.0073378" calcext:value-type="float">
            <text:p>0.0073</text:p>
          </table:table-cell>
          <table:table-cell table:style-name="ce4" office:value-type="float" office:value="0.00698719" calcext:value-type="float">
            <text:p>0.0070</text:p>
          </table:table-cell>
          <table:table-cell table:style-name="ce4" office:value-type="float" office:value="0.00481164" calcext:value-type="float">
            <text:p>0.0048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ing/20/10_median</text:p>
          </table:table-cell>
          <table:table-cell table:style-name="ce4" office:value-type="float" office:value="0.0078439" calcext:value-type="float">
            <text:p>0.0078</text:p>
          </table:table-cell>
          <table:table-cell table:style-name="ce4" office:value-type="float" office:value="0.00813521" calcext:value-type="float">
            <text:p>0.0081</text:p>
          </table:table-cell>
          <table:table-cell table:style-name="ce4" office:value-type="float" office:value="0.00726169" calcext:value-type="float">
            <text:p>0.0073</text:p>
          </table:table-cell>
          <table:table-cell table:style-name="ce4" office:value-type="float" office:value="0.00753879" calcext:value-type="float">
            <text:p>0.0075</text:p>
          </table:table-cell>
          <table:table-cell table:style-name="ce4" office:value-type="float" office:value="0.00732763" calcext:value-type="float">
            <text:p>0.0073</text:p>
          </table:table-cell>
          <table:table-cell table:style-name="ce4" office:value-type="float" office:value="0.00697544" calcext:value-type="float">
            <text:p>0.0070</text:p>
          </table:table-cell>
          <table:table-cell table:style-name="ce4" office:value-type="float" office:value="0.00480511" calcext:value-type="float">
            <text:p>0.0048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ing/20/10_stddev</text:p>
          </table:table-cell>
          <table:table-cell table:style-name="ce4" office:value-type="float" office:value="0.0001868" calcext:value-type="float">
            <text:p>0.0002</text:p>
          </table:table-cell>
          <table:table-cell table:style-name="ce4" office:value-type="float" office:value="0.000192241" calcext:value-type="float">
            <text:p>0.0002</text:p>
          </table:table-cell>
          <table:table-cell table:style-name="ce4" office:value-type="float" office:value="0.000236411" calcext:value-type="float">
            <text:p>0.0002</text:p>
          </table:table-cell>
          <table:table-cell table:style-name="ce4" office:value-type="float" office:value="0.0000776803" calcext:value-type="float">
            <text:p>0.0001</text:p>
          </table:table-cell>
          <table:table-cell table:style-name="ce4" office:value-type="float" office:value="0.0000189089" calcext:value-type="float">
            <text:p>0.0000</text:p>
          </table:table-cell>
          <table:table-cell table:style-name="ce4" office:value-type="float" office:value="0.0000347469" calcext:value-type="float">
            <text:p>0.0000</text:p>
          </table:table-cell>
          <table:table-cell table:style-name="ce4" office:value-type="float" office:value="0.0000144398" calcext:value-type="float">
            <text:p>0.0000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ing/20/20_mean</text:p>
          </table:table-cell>
          <table:table-cell table:style-name="ce4" office:value-type="float" office:value="0.0165254" calcext:value-type="float">
            <text:p>0.0165</text:p>
          </table:table-cell>
          <table:table-cell table:style-name="ce4" office:value-type="float" office:value="0.0169284" calcext:value-type="float">
            <text:p>0.0169</text:p>
          </table:table-cell>
          <table:table-cell table:style-name="ce4" office:value-type="float" office:value="0.0149221" calcext:value-type="float">
            <text:p>0.0149</text:p>
          </table:table-cell>
          <table:table-cell table:style-name="ce4" office:value-type="float" office:value="0.0160485" calcext:value-type="float">
            <text:p>0.0160</text:p>
          </table:table-cell>
          <table:table-cell table:style-name="ce4" office:value-type="float" office:value="0.0153794" calcext:value-type="float">
            <text:p>0.0154</text:p>
          </table:table-cell>
          <table:table-cell table:style-name="ce4" office:value-type="float" office:value="0.0143602" calcext:value-type="float">
            <text:p>0.0144</text:p>
          </table:table-cell>
          <table:table-cell table:style-name="ce4" office:value-type="float" office:value="0.00972287" calcext:value-type="float">
            <text:p>0.0097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ing/20/20_median</text:p>
          </table:table-cell>
          <table:table-cell table:style-name="ce4" office:value-type="float" office:value="0.0164151" calcext:value-type="float">
            <text:p>0.0164</text:p>
          </table:table-cell>
          <table:table-cell table:style-name="ce4" office:value-type="float" office:value="0.0168846" calcext:value-type="float">
            <text:p>0.0169</text:p>
          </table:table-cell>
          <table:table-cell table:style-name="ce4" office:value-type="float" office:value="0.0151767" calcext:value-type="float">
            <text:p>0.0152</text:p>
          </table:table-cell>
          <table:table-cell table:style-name="ce4" office:value-type="float" office:value="0.0160648" calcext:value-type="float">
            <text:p>0.0161</text:p>
          </table:table-cell>
          <table:table-cell table:style-name="ce4" office:value-type="float" office:value="0.0153348" calcext:value-type="float">
            <text:p>0.0153</text:p>
          </table:table-cell>
          <table:table-cell table:style-name="ce4" office:value-type="float" office:value="0.0143721" calcext:value-type="float">
            <text:p>0.0144</text:p>
          </table:table-cell>
          <table:table-cell table:style-name="ce4" office:value-type="float" office:value="0.00972202" calcext:value-type="float">
            <text:p>0.0097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ing/20/20_stddev</text:p>
          </table:table-cell>
          <table:table-cell table:style-name="ce4" office:value-type="float" office:value="0.000165596" calcext:value-type="float">
            <text:p>0.0002</text:p>
          </table:table-cell>
          <table:table-cell table:style-name="ce4" office:value-type="float" office:value="0.000239542" calcext:value-type="float">
            <text:p>0.0002</text:p>
          </table:table-cell>
          <table:table-cell table:style-name="ce4" office:value-type="float" office:value="0.000604702" calcext:value-type="float">
            <text:p>0.0006</text:p>
          </table:table-cell>
          <table:table-cell table:style-name="ce4" office:value-type="float" office:value="0.000119665" calcext:value-type="float">
            <text:p>0.0001</text:p>
          </table:table-cell>
          <table:table-cell table:style-name="ce4" office:value-type="float" office:value="0.000129583" calcext:value-type="float">
            <text:p>0.0001</text:p>
          </table:table-cell>
          <table:table-cell table:style-name="ce4" office:value-type="float" office:value="0.0000419946" calcext:value-type="float">
            <text:p>0.0000</text:p>
          </table:table-cell>
          <table:table-cell table:style-name="ce4" office:value-type="float" office:value="0.000058568" calcext:value-type="float">
            <text:p>0.0001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ing/20/30_mean</text:p>
          </table:table-cell>
          <table:table-cell table:style-name="ce4" office:value-type="float" office:value="0.0256765" calcext:value-type="float">
            <text:p>0.0257</text:p>
          </table:table-cell>
          <table:table-cell table:style-name="ce4" office:value-type="float" office:value="0.0265673" calcext:value-type="float">
            <text:p>0.0266</text:p>
          </table:table-cell>
          <table:table-cell table:style-name="ce4" office:value-type="float" office:value="0.0232604" calcext:value-type="float">
            <text:p>0.0233</text:p>
          </table:table-cell>
          <table:table-cell table:style-name="ce4" office:value-type="float" office:value="0.0246391" calcext:value-type="float">
            <text:p>0.0246</text:p>
          </table:table-cell>
          <table:table-cell table:style-name="ce4" office:value-type="float" office:value="0.0237064" calcext:value-type="float">
            <text:p>0.0237</text:p>
          </table:table-cell>
          <table:table-cell table:style-name="ce4" office:value-type="float" office:value="0.0222142" calcext:value-type="float">
            <text:p>0.0222</text:p>
          </table:table-cell>
          <table:table-cell table:style-name="ce4" office:value-type="float" office:value="0.0147814" calcext:value-type="float">
            <text:p>0.0148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ing/20/30_median</text:p>
          </table:table-cell>
          <table:table-cell table:style-name="ce4" office:value-type="float" office:value="0.0255928" calcext:value-type="float">
            <text:p>0.0256</text:p>
          </table:table-cell>
          <table:table-cell table:style-name="ce4" office:value-type="float" office:value="0.0266481" calcext:value-type="float">
            <text:p>0.0266</text:p>
          </table:table-cell>
          <table:table-cell table:style-name="ce4" office:value-type="float" office:value="0.023218" calcext:value-type="float">
            <text:p>0.0232</text:p>
          </table:table-cell>
          <table:table-cell table:style-name="ce4" office:value-type="float" office:value="0.0246371" calcext:value-type="float">
            <text:p>0.0246</text:p>
          </table:table-cell>
          <table:table-cell table:style-name="ce4" office:value-type="float" office:value="0.0236961" calcext:value-type="float">
            <text:p>0.0237</text:p>
          </table:table-cell>
          <table:table-cell table:style-name="ce4" office:value-type="float" office:value="0.0221291" calcext:value-type="float">
            <text:p>0.0221</text:p>
          </table:table-cell>
          <table:table-cell table:style-name="ce4" office:value-type="float" office:value="0.0148006" calcext:value-type="float">
            <text:p>0.0148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ing/20/30_stddev</text:p>
          </table:table-cell>
          <table:table-cell table:style-name="ce4" office:value-type="float" office:value="0.000417839" calcext:value-type="float">
            <text:p>0.0004</text:p>
          </table:table-cell>
          <table:table-cell table:style-name="ce4" office:value-type="float" office:value="0.000537364" calcext:value-type="float">
            <text:p>0.0005</text:p>
          </table:table-cell>
          <table:table-cell table:style-name="ce4" office:value-type="float" office:value="0.000246983" calcext:value-type="float">
            <text:p>0.0002</text:p>
          </table:table-cell>
          <table:table-cell table:style-name="ce4" office:value-type="float" office:value="0.0000643508" calcext:value-type="float">
            <text:p>0.0001</text:p>
          </table:table-cell>
          <table:table-cell table:style-name="ce4" office:value-type="float" office:value="0.0000967799" calcext:value-type="float">
            <text:p>0.0001</text:p>
          </table:table-cell>
          <table:table-cell table:style-name="ce4" office:value-type="float" office:value="0.00020393" calcext:value-type="float">
            <text:p>0.0002</text:p>
          </table:table-cell>
          <table:table-cell table:style-name="ce4" office:value-type="float" office:value="0.0000491257" calcext:value-type="float">
            <text:p>0.0000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ing/20/40_mean</text:p>
          </table:table-cell>
          <table:table-cell table:style-name="ce4" office:value-type="float" office:value="0.0361401" calcext:value-type="float">
            <text:p>0.0361</text:p>
          </table:table-cell>
          <table:table-cell table:style-name="ce4" office:value-type="float" office:value="0.0366876" calcext:value-type="float">
            <text:p>0.0367</text:p>
          </table:table-cell>
          <table:table-cell table:style-name="ce4" office:value-type="float" office:value="0.0327848" calcext:value-type="float">
            <text:p>0.0328</text:p>
          </table:table-cell>
          <table:table-cell table:style-name="ce4" office:value-type="float" office:value="0.0334449" calcext:value-type="float">
            <text:p>0.0334</text:p>
          </table:table-cell>
          <table:table-cell table:style-name="ce4" office:value-type="float" office:value="0.0320338" calcext:value-type="float">
            <text:p>0.0320</text:p>
          </table:table-cell>
          <table:table-cell table:style-name="ce4" office:value-type="float" office:value="0.0295256" calcext:value-type="float">
            <text:p>0.0295</text:p>
          </table:table-cell>
          <table:table-cell table:style-name="ce4" office:value-type="float" office:value="0.0197199" calcext:value-type="float">
            <text:p>0.0197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ing/20/40_median</text:p>
          </table:table-cell>
          <table:table-cell table:style-name="ce4" office:value-type="float" office:value="0.0362347" calcext:value-type="float">
            <text:p>0.0362</text:p>
          </table:table-cell>
          <table:table-cell table:style-name="ce4" office:value-type="float" office:value="0.0368127" calcext:value-type="float">
            <text:p>0.0368</text:p>
          </table:table-cell>
          <table:table-cell table:style-name="ce4" office:value-type="float" office:value="0.0331001" calcext:value-type="float">
            <text:p>0.0331</text:p>
          </table:table-cell>
          <table:table-cell table:style-name="ce4" office:value-type="float" office:value="0.0334758" calcext:value-type="float">
            <text:p>0.0335</text:p>
          </table:table-cell>
          <table:table-cell table:style-name="ce4" office:value-type="float" office:value="0.0319802" calcext:value-type="float">
            <text:p>0.0320</text:p>
          </table:table-cell>
          <table:table-cell table:style-name="ce4" office:value-type="float" office:value="0.0295365" calcext:value-type="float">
            <text:p>0.0295</text:p>
          </table:table-cell>
          <table:table-cell table:style-name="ce4" office:value-type="float" office:value="0.0197129" calcext:value-type="float">
            <text:p>0.0197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ing/20/40_stddev</text:p>
          </table:table-cell>
          <table:table-cell table:style-name="ce4" office:value-type="float" office:value="0.00057545" calcext:value-type="float">
            <text:p>0.0006</text:p>
          </table:table-cell>
          <table:table-cell table:style-name="ce4" office:value-type="float" office:value="0.00045881" calcext:value-type="float">
            <text:p>0.0005</text:p>
          </table:table-cell>
          <table:table-cell table:style-name="ce4" office:value-type="float" office:value="0.000555914" calcext:value-type="float">
            <text:p>0.0006</text:p>
          </table:table-cell>
          <table:table-cell table:style-name="ce4" office:value-type="float" office:value="0.0000762292" calcext:value-type="float">
            <text:p>0.0001</text:p>
          </table:table-cell>
          <table:table-cell table:style-name="ce4" office:value-type="float" office:value="0.000141339" calcext:value-type="float">
            <text:p>0.0001</text:p>
          </table:table-cell>
          <table:table-cell table:style-name="ce4" office:value-type="float" office:value="0.0000502662" calcext:value-type="float">
            <text:p>0.0001</text:p>
          </table:table-cell>
          <table:table-cell table:style-name="ce4" office:value-type="float" office:value="0.0000380502" calcext:value-type="float">
            <text:p>0.0000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ing/20/50_mean</text:p>
          </table:table-cell>
          <table:table-cell table:style-name="ce4" office:value-type="float" office:value="0.0472059" calcext:value-type="float">
            <text:p>0.0472</text:p>
          </table:table-cell>
          <table:table-cell table:style-name="ce4" office:value-type="float" office:value="0.0483761" calcext:value-type="float">
            <text:p>0.0484</text:p>
          </table:table-cell>
          <table:table-cell table:style-name="ce4" office:value-type="float" office:value="0.0431376" calcext:value-type="float">
            <text:p>0.0431</text:p>
          </table:table-cell>
          <table:table-cell table:style-name="ce4" office:value-type="float" office:value="0.0424726" calcext:value-type="float">
            <text:p>0.0425</text:p>
          </table:table-cell>
          <table:table-cell table:style-name="ce4" office:value-type="float" office:value="0.0411831" calcext:value-type="float">
            <text:p>0.0412</text:p>
          </table:table-cell>
          <table:table-cell table:style-name="ce4" office:value-type="float" office:value="0.0375715" calcext:value-type="float">
            <text:p>0.0376</text:p>
          </table:table-cell>
          <table:table-cell table:style-name="ce4" office:value-type="float" office:value="0.0248166" calcext:value-type="float">
            <text:p>0.0248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ing/20/50_median</text:p>
          </table:table-cell>
          <table:table-cell table:style-name="ce4" office:value-type="float" office:value="0.047306" calcext:value-type="float">
            <text:p>0.0473</text:p>
          </table:table-cell>
          <table:table-cell table:style-name="ce4" office:value-type="float" office:value="0.0486018" calcext:value-type="float">
            <text:p>0.0486</text:p>
          </table:table-cell>
          <table:table-cell table:style-name="ce4" office:value-type="float" office:value="0.0437636" calcext:value-type="float">
            <text:p>0.0438</text:p>
          </table:table-cell>
          <table:table-cell table:style-name="ce4" office:value-type="float" office:value="0.0425421" calcext:value-type="float">
            <text:p>0.0425</text:p>
          </table:table-cell>
          <table:table-cell table:style-name="ce4" office:value-type="float" office:value="0.0413445" calcext:value-type="float">
            <text:p>0.0413</text:p>
          </table:table-cell>
          <table:table-cell table:style-name="ce4" office:value-type="float" office:value="0.037552" calcext:value-type="float">
            <text:p>0.0376</text:p>
          </table:table-cell>
          <table:table-cell table:style-name="ce4" office:value-type="float" office:value="0.0247922" calcext:value-type="float">
            <text:p>0.0248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ing/20/50_stddev</text:p>
          </table:table-cell>
          <table:table-cell table:style-name="ce4" office:value-type="float" office:value="0.000471584" calcext:value-type="float">
            <text:p>0.0005</text:p>
          </table:table-cell>
          <table:table-cell table:style-name="ce4" office:value-type="float" office:value="0.000503384" calcext:value-type="float">
            <text:p>0.0005</text:p>
          </table:table-cell>
          <table:table-cell table:style-name="ce4" office:value-type="float" office:value="0.00112357" calcext:value-type="float">
            <text:p>0.0011</text:p>
          </table:table-cell>
          <table:table-cell table:style-name="ce4" office:value-type="float" office:value="0.000246068" calcext:value-type="float">
            <text:p>0.0002</text:p>
          </table:table-cell>
          <table:table-cell table:style-name="ce4" office:value-type="float" office:value="0.000292851" calcext:value-type="float">
            <text:p>0.0003</text:p>
          </table:table-cell>
          <table:table-cell table:style-name="ce4" office:value-type="float" office:value="0.000177817" calcext:value-type="float">
            <text:p>0.0002</text:p>
          </table:table-cell>
          <table:table-cell table:style-name="ce4" office:value-type="float" office:value="0.000166338" calcext:value-type="float">
            <text:p>0.0002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ing/40/10_mean</text:p>
          </table:table-cell>
          <table:table-cell table:style-name="ce4" office:value-type="float" office:value="0.0101462" calcext:value-type="float">
            <text:p>0.0101</text:p>
          </table:table-cell>
          <table:table-cell table:style-name="ce4" office:value-type="float" office:value="0.0102269" calcext:value-type="float">
            <text:p>0.0102</text:p>
          </table:table-cell>
          <table:table-cell table:style-name="ce4" office:value-type="float" office:value="0.0081275" calcext:value-type="float">
            <text:p>0.0081</text:p>
          </table:table-cell>
          <table:table-cell table:style-name="ce4" office:value-type="float" office:value="0.00882784" calcext:value-type="float">
            <text:p>0.0088</text:p>
          </table:table-cell>
          <table:table-cell table:style-name="ce4" office:value-type="float" office:value="0.00786002" calcext:value-type="float">
            <text:p>0.0079</text:p>
          </table:table-cell>
          <table:table-cell table:style-name="ce4" office:value-type="float" office:value="0.00741119" calcext:value-type="float">
            <text:p>0.0074</text:p>
          </table:table-cell>
          <table:table-cell table:style-name="ce4" office:value-type="float" office:value="0.00493809" calcext:value-type="float">
            <text:p>0.0049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ing/40/10_median</text:p>
          </table:table-cell>
          <table:table-cell table:style-name="ce4" office:value-type="float" office:value="0.0101935" calcext:value-type="float">
            <text:p>0.0102</text:p>
          </table:table-cell>
          <table:table-cell table:style-name="ce4" office:value-type="float" office:value="0.0103157" calcext:value-type="float">
            <text:p>0.0103</text:p>
          </table:table-cell>
          <table:table-cell table:style-name="ce4" office:value-type="float" office:value="0.00811212" calcext:value-type="float">
            <text:p>0.0081</text:p>
          </table:table-cell>
          <table:table-cell table:style-name="ce4" office:value-type="float" office:value="0.0088263" calcext:value-type="float">
            <text:p>0.0088</text:p>
          </table:table-cell>
          <table:table-cell table:style-name="ce4" office:value-type="float" office:value="0.00788392" calcext:value-type="float">
            <text:p>0.0079</text:p>
          </table:table-cell>
          <table:table-cell table:style-name="ce4" office:value-type="float" office:value="0.00739006" calcext:value-type="float">
            <text:p>0.0074</text:p>
          </table:table-cell>
          <table:table-cell table:style-name="ce4" office:value-type="float" office:value="0.00494539" calcext:value-type="float">
            <text:p>0.0049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ing/40/10_stddev</text:p>
          </table:table-cell>
          <table:table-cell table:style-name="ce4" office:value-type="float" office:value="0.000161653" calcext:value-type="float">
            <text:p>0.0002</text:p>
          </table:table-cell>
          <table:table-cell table:style-name="ce4" office:value-type="float" office:value="0.000200297" calcext:value-type="float">
            <text:p>0.0002</text:p>
          </table:table-cell>
          <table:table-cell table:style-name="ce4" office:value-type="float" office:value="0.00020393" calcext:value-type="float">
            <text:p>0.0002</text:p>
          </table:table-cell>
          <table:table-cell table:style-name="ce4" office:value-type="float" office:value="0.0000223739" calcext:value-type="float">
            <text:p>0.0000</text:p>
          </table:table-cell>
          <table:table-cell table:style-name="ce4" office:value-type="float" office:value="0.0000706194" calcext:value-type="float">
            <text:p>0.0001</text:p>
          </table:table-cell>
          <table:table-cell table:style-name="ce4" office:value-type="float" office:value="0.0000658256" calcext:value-type="float">
            <text:p>0.0001</text:p>
          </table:table-cell>
          <table:table-cell table:style-name="ce4" office:value-type="float" office:value="0.0000302628" calcext:value-type="float">
            <text:p>0.0000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ing/40/20_mean</text:p>
          </table:table-cell>
          <table:table-cell table:style-name="ce4" office:value-type="float" office:value="0.0205811" calcext:value-type="float">
            <text:p>0.0206</text:p>
          </table:table-cell>
          <table:table-cell table:style-name="ce4" office:value-type="float" office:value="0.021405" calcext:value-type="float">
            <text:p>0.0214</text:p>
          </table:table-cell>
          <table:table-cell table:style-name="ce4" office:value-type="float" office:value="0.0170734" calcext:value-type="float">
            <text:p>0.0171</text:p>
          </table:table-cell>
          <table:table-cell table:style-name="ce4" office:value-type="float" office:value="0.0184272" calcext:value-type="float">
            <text:p>0.0184</text:p>
          </table:table-cell>
          <table:table-cell table:style-name="ce4" office:value-type="float" office:value="0.0164843" calcext:value-type="float">
            <text:p>0.0165</text:p>
          </table:table-cell>
          <table:table-cell table:style-name="ce4" office:value-type="float" office:value="0.0153743" calcext:value-type="float">
            <text:p>0.0154</text:p>
          </table:table-cell>
          <table:table-cell table:style-name="ce4" office:value-type="float" office:value="0.00992331" calcext:value-type="float">
            <text:p>0.0099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ing/40/20_median</text:p>
          </table:table-cell>
          <table:table-cell table:style-name="ce4" office:value-type="float" office:value="0.0206399" calcext:value-type="float">
            <text:p>0.0206</text:p>
          </table:table-cell>
          <table:table-cell table:style-name="ce4" office:value-type="float" office:value="0.0215328" calcext:value-type="float">
            <text:p>0.0215</text:p>
          </table:table-cell>
          <table:table-cell table:style-name="ce4" office:value-type="float" office:value="0.0171879" calcext:value-type="float">
            <text:p>0.0172</text:p>
          </table:table-cell>
          <table:table-cell table:style-name="ce4" office:value-type="float" office:value="0.0184344" calcext:value-type="float">
            <text:p>0.0184</text:p>
          </table:table-cell>
          <table:table-cell table:style-name="ce4" office:value-type="float" office:value="0.016515" calcext:value-type="float">
            <text:p>0.0165</text:p>
          </table:table-cell>
          <table:table-cell table:style-name="ce4" office:value-type="float" office:value="0.0154712" calcext:value-type="float">
            <text:p>0.0155</text:p>
          </table:table-cell>
          <table:table-cell table:style-name="ce4" office:value-type="float" office:value="0.00989801" calcext:value-type="float">
            <text:p>0.0099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ing/40/20_stddev</text:p>
          </table:table-cell>
          <table:table-cell table:style-name="ce4" office:value-type="float" office:value="0.000436548" calcext:value-type="float">
            <text:p>0.0004</text:p>
          </table:table-cell>
          <table:table-cell table:style-name="ce4" office:value-type="float" office:value="0.000429195" calcext:value-type="float">
            <text:p>0.0004</text:p>
          </table:table-cell>
          <table:table-cell table:style-name="ce4" office:value-type="float" office:value="0.000409654" calcext:value-type="float">
            <text:p>0.0004</text:p>
          </table:table-cell>
          <table:table-cell table:style-name="ce4" office:value-type="float" office:value="0.0000612465" calcext:value-type="float">
            <text:p>0.0001</text:p>
          </table:table-cell>
          <table:table-cell table:style-name="ce4" office:value-type="float" office:value="0.0000780285" calcext:value-type="float">
            <text:p>0.0001</text:p>
          </table:table-cell>
          <table:table-cell table:style-name="ce4" office:value-type="float" office:value="0.000174846" calcext:value-type="float">
            <text:p>0.0002</text:p>
          </table:table-cell>
          <table:table-cell table:style-name="ce4" office:value-type="float" office:value="0.0000487289" calcext:value-type="float">
            <text:p>0.0000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ing/40/30_mean</text:p>
          </table:table-cell>
          <table:table-cell table:style-name="ce4" office:value-type="float" office:value="0.0315402" calcext:value-type="float">
            <text:p>0.0315</text:p>
          </table:table-cell>
          <table:table-cell table:style-name="ce4" office:value-type="float" office:value="0.0330069" calcext:value-type="float">
            <text:p>0.0330</text:p>
          </table:table-cell>
          <table:table-cell table:style-name="ce4" office:value-type="float" office:value="0.0266776" calcext:value-type="float">
            <text:p>0.0267</text:p>
          </table:table-cell>
          <table:table-cell table:style-name="ce4" office:value-type="float" office:value="0.0285189" calcext:value-type="float">
            <text:p>0.0285</text:p>
          </table:table-cell>
          <table:table-cell table:style-name="ce4" office:value-type="float" office:value="0.0253438" calcext:value-type="float">
            <text:p>0.0253</text:p>
          </table:table-cell>
          <table:table-cell table:style-name="ce4" office:value-type="float" office:value="0.0231998" calcext:value-type="float">
            <text:p>0.0232</text:p>
          </table:table-cell>
          <table:table-cell table:style-name="ce4" office:value-type="float" office:value="0.0149053" calcext:value-type="float">
            <text:p>0.0149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ing/40/30_median</text:p>
          </table:table-cell>
          <table:table-cell table:style-name="ce4" office:value-type="float" office:value="0.031593" calcext:value-type="float">
            <text:p>0.0316</text:p>
          </table:table-cell>
          <table:table-cell table:style-name="ce4" office:value-type="float" office:value="0.0332424" calcext:value-type="float">
            <text:p>0.0332</text:p>
          </table:table-cell>
          <table:table-cell table:style-name="ce4" office:value-type="float" office:value="0.0265623" calcext:value-type="float">
            <text:p>0.0266</text:p>
          </table:table-cell>
          <table:table-cell table:style-name="ce4" office:value-type="float" office:value="0.0284985" calcext:value-type="float">
            <text:p>0.0285</text:p>
          </table:table-cell>
          <table:table-cell table:style-name="ce4" office:value-type="float" office:value="0.0252426" calcext:value-type="float">
            <text:p>0.0252</text:p>
          </table:table-cell>
          <table:table-cell table:style-name="ce4" office:value-type="float" office:value="0.0232083" calcext:value-type="float">
            <text:p>0.0232</text:p>
          </table:table-cell>
          <table:table-cell table:style-name="ce4" office:value-type="float" office:value="0.0148766" calcext:value-type="float">
            <text:p>0.0149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ing/40/30_stddev</text:p>
          </table:table-cell>
          <table:table-cell table:style-name="ce4" office:value-type="float" office:value="0.000363889" calcext:value-type="float">
            <text:p>0.0004</text:p>
          </table:table-cell>
          <table:table-cell table:style-name="ce4" office:value-type="float" office:value="0.000481682" calcext:value-type="float">
            <text:p>0.0005</text:p>
          </table:table-cell>
          <table:table-cell table:style-name="ce4" office:value-type="float" office:value="0.000499416" calcext:value-type="float">
            <text:p>0.0005</text:p>
          </table:table-cell>
          <table:table-cell table:style-name="ce4" office:value-type="float" office:value="0.000122578" calcext:value-type="float">
            <text:p>0.0001</text:p>
          </table:table-cell>
          <table:table-cell table:style-name="ce4" office:value-type="float" office:value="0.000214333" calcext:value-type="float">
            <text:p>0.0002</text:p>
          </table:table-cell>
          <table:table-cell table:style-name="ce4" office:value-type="float" office:value="0.0000392057" calcext:value-type="float">
            <text:p>0.0000</text:p>
          </table:table-cell>
          <table:table-cell table:style-name="ce4" office:value-type="float" office:value="0.0000834214" calcext:value-type="float">
            <text:p>0.0001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ing/40/40_mean</text:p>
          </table:table-cell>
          <table:table-cell table:style-name="ce4" office:value-type="float" office:value="0.0437447" calcext:value-type="float">
            <text:p>0.0437</text:p>
          </table:table-cell>
          <table:table-cell table:style-name="ce4" office:value-type="float" office:value="0.0450541" calcext:value-type="float">
            <text:p>0.0451</text:p>
          </table:table-cell>
          <table:table-cell table:style-name="ce4" office:value-type="float" office:value="0.036475" calcext:value-type="float">
            <text:p>0.0365</text:p>
          </table:table-cell>
          <table:table-cell table:style-name="ce4" office:value-type="float" office:value="0.0388243" calcext:value-type="float">
            <text:p>0.0388</text:p>
          </table:table-cell>
          <table:table-cell table:style-name="ce4" office:value-type="float" office:value="0.0346956" calcext:value-type="float">
            <text:p>0.0347</text:p>
          </table:table-cell>
          <table:table-cell table:style-name="ce4" office:value-type="float" office:value="0.0312823" calcext:value-type="float">
            <text:p>0.0313</text:p>
          </table:table-cell>
          <table:table-cell table:style-name="ce4" office:value-type="float" office:value="0.0200162" calcext:value-type="float">
            <text:p>0.0200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ing/40/40_median</text:p>
          </table:table-cell>
          <table:table-cell table:style-name="ce4" office:value-type="float" office:value="0.0437844" calcext:value-type="float">
            <text:p>0.0438</text:p>
          </table:table-cell>
          <table:table-cell table:style-name="ce4" office:value-type="float" office:value="0.0449172" calcext:value-type="float">
            <text:p>0.0449</text:p>
          </table:table-cell>
          <table:table-cell table:style-name="ce4" office:value-type="float" office:value="0.036507" calcext:value-type="float">
            <text:p>0.0365</text:p>
          </table:table-cell>
          <table:table-cell table:style-name="ce4" office:value-type="float" office:value="0.0388909" calcext:value-type="float">
            <text:p>0.0389</text:p>
          </table:table-cell>
          <table:table-cell table:style-name="ce4" office:value-type="float" office:value="0.0345101" calcext:value-type="float">
            <text:p>0.0345</text:p>
          </table:table-cell>
          <table:table-cell table:style-name="ce4" office:value-type="float" office:value="0.031295" calcext:value-type="float">
            <text:p>0.0313</text:p>
          </table:table-cell>
          <table:table-cell table:style-name="ce4" office:value-type="float" office:value="0.02" calcext:value-type="float">
            <text:p>0.0200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ing/40/40_stddev</text:p>
          </table:table-cell>
          <table:table-cell table:style-name="ce4" office:value-type="float" office:value="0.000733634" calcext:value-type="float">
            <text:p>0.0007</text:p>
          </table:table-cell>
          <table:table-cell table:style-name="ce4" office:value-type="float" office:value="0.000461123" calcext:value-type="float">
            <text:p>0.0005</text:p>
          </table:table-cell>
          <table:table-cell table:style-name="ce4" office:value-type="float" office:value="0.000207242" calcext:value-type="float">
            <text:p>0.0002</text:p>
          </table:table-cell>
          <table:table-cell table:style-name="ce4" office:value-type="float" office:value="0.000307234" calcext:value-type="float">
            <text:p>0.0003</text:p>
          </table:table-cell>
          <table:table-cell table:style-name="ce4" office:value-type="float" office:value="0.000615596" calcext:value-type="float">
            <text:p>0.0006</text:p>
          </table:table-cell>
          <table:table-cell table:style-name="ce4" office:value-type="float" office:value="0.000145506" calcext:value-type="float">
            <text:p>0.0001</text:p>
          </table:table-cell>
          <table:table-cell table:style-name="ce4" office:value-type="float" office:value="0.000163475" calcext:value-type="float">
            <text:p>0.0002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ing/40/50_mean</text:p>
          </table:table-cell>
          <table:table-cell table:style-name="ce4" office:value-type="float" office:value="0.0563183" calcext:value-type="float">
            <text:p>0.0563</text:p>
          </table:table-cell>
          <table:table-cell table:style-name="ce4" office:value-type="float" office:value="0.0585836" calcext:value-type="float">
            <text:p>0.0586</text:p>
          </table:table-cell>
          <table:table-cell table:style-name="ce4" office:value-type="float" office:value="0.0469643" calcext:value-type="float">
            <text:p>0.0470</text:p>
          </table:table-cell>
          <table:table-cell table:style-name="ce4" office:value-type="float" office:value="0.0494405" calcext:value-type="float">
            <text:p>0.0494</text:p>
          </table:table-cell>
          <table:table-cell table:style-name="ce4" office:value-type="float" office:value="0.0438232" calcext:value-type="float">
            <text:p>0.0438</text:p>
          </table:table-cell>
          <table:table-cell table:style-name="ce4" office:value-type="float" office:value="0.0394424" calcext:value-type="float">
            <text:p>0.0394</text:p>
          </table:table-cell>
          <table:table-cell table:style-name="ce4" office:value-type="float" office:value="0.025058" calcext:value-type="float">
            <text:p>0.0251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ing/40/50_median</text:p>
          </table:table-cell>
          <table:table-cell table:style-name="ce4" office:value-type="float" office:value="0.0566554" calcext:value-type="float">
            <text:p>0.0567</text:p>
          </table:table-cell>
          <table:table-cell table:style-name="ce4" office:value-type="float" office:value="0.0586483" calcext:value-type="float">
            <text:p>0.0586</text:p>
          </table:table-cell>
          <table:table-cell table:style-name="ce4" office:value-type="float" office:value="0.047476" calcext:value-type="float">
            <text:p>0.0475</text:p>
          </table:table-cell>
          <table:table-cell table:style-name="ce4" office:value-type="float" office:value="0.0495563" calcext:value-type="float">
            <text:p>0.0496</text:p>
          </table:table-cell>
          <table:table-cell table:style-name="ce4" office:value-type="float" office:value="0.0438002" calcext:value-type="float">
            <text:p>0.0438</text:p>
          </table:table-cell>
          <table:table-cell table:style-name="ce4" office:value-type="float" office:value="0.0394481" calcext:value-type="float">
            <text:p>0.0394</text:p>
          </table:table-cell>
          <table:table-cell table:style-name="ce4" office:value-type="float" office:value="0.0250523" calcext:value-type="float">
            <text:p>0.0251</text:p>
          </table:table-cell>
          <table:table-cell table:style-name="ce7"/>
          <table:table-cell table:style-name="ce6" table:number-columns-repeated="5"/>
          <table:table-cell table:number-columns-repeated="13"/>
        </table:table-row>
        <table:table-row table:style-name="ro1">
          <table:table-cell office:value-type="string" calcext:value-type="string">
            <text:p>quoting_and_trading/40/50_stddev</text:p>
          </table:table-cell>
          <table:table-cell table:style-name="ce4" office:value-type="float" office:value="0.00112191" calcext:value-type="float">
            <text:p>0.0011</text:p>
          </table:table-cell>
          <table:table-cell table:style-name="ce4" office:value-type="float" office:value="0.000378477" calcext:value-type="float">
            <text:p>0.0004</text:p>
          </table:table-cell>
          <table:table-cell table:style-name="ce4" office:value-type="float" office:value="0.000815974" calcext:value-type="float">
            <text:p>0.0008</text:p>
          </table:table-cell>
          <table:table-cell table:style-name="ce4" office:value-type="float" office:value="0.000254849" calcext:value-type="float">
            <text:p>0.0003</text:p>
          </table:table-cell>
          <table:table-cell table:style-name="ce4" office:value-type="float" office:value="0.000350463" calcext:value-type="float">
            <text:p>0.0004</text:p>
          </table:table-cell>
          <table:table-cell table:style-name="ce4" office:value-type="float" office:value="0.0000443402" calcext:value-type="float">
            <text:p>0.0000</text:p>
          </table:table-cell>
          <table:table-cell table:style-name="ce4" office:value-type="float" office:value="0.000133903" calcext:value-type="float">
            <text:p>0.0001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ing/80/10_mean</text:p>
          </table:table-cell>
          <table:table-cell table:style-name="ce4" office:value-type="float" office:value="0.0138655" calcext:value-type="float">
            <text:p>0.0139</text:p>
          </table:table-cell>
          <table:table-cell table:style-name="ce4" office:value-type="float" office:value="0.0145252" calcext:value-type="float">
            <text:p>0.0145</text:p>
          </table:table-cell>
          <table:table-cell table:style-name="ce4" office:value-type="float" office:value="0.00996391" calcext:value-type="float">
            <text:p>0.0100</text:p>
          </table:table-cell>
          <table:table-cell table:style-name="ce4" office:value-type="float" office:value="0.010928" calcext:value-type="float">
            <text:p>0.0109</text:p>
          </table:table-cell>
          <table:table-cell table:style-name="ce4" office:value-type="float" office:value="0.00852252" calcext:value-type="float">
            <text:p>0.0085</text:p>
          </table:table-cell>
          <table:table-cell table:style-name="ce4" office:value-type="float" office:value="0.00785881" calcext:value-type="float">
            <text:p>0.0079</text:p>
          </table:table-cell>
          <table:table-cell table:style-name="ce4" office:value-type="float" office:value="0.00496929" calcext:value-type="float">
            <text:p>0.0050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ing/80/10_median</text:p>
          </table:table-cell>
          <table:table-cell table:style-name="ce4" office:value-type="float" office:value="0.0137877" calcext:value-type="float">
            <text:p>0.0138</text:p>
          </table:table-cell>
          <table:table-cell table:style-name="ce4" office:value-type="float" office:value="0.014591" calcext:value-type="float">
            <text:p>0.0146</text:p>
          </table:table-cell>
          <table:table-cell table:style-name="ce4" office:value-type="float" office:value="0.00983179" calcext:value-type="float">
            <text:p>0.0098</text:p>
          </table:table-cell>
          <table:table-cell table:style-name="ce4" office:value-type="float" office:value="0.0109423" calcext:value-type="float">
            <text:p>0.0109</text:p>
          </table:table-cell>
          <table:table-cell table:style-name="ce4" office:value-type="float" office:value="0.00854393" calcext:value-type="float">
            <text:p>0.0085</text:p>
          </table:table-cell>
          <table:table-cell table:style-name="ce4" office:value-type="float" office:value="0.00782179" calcext:value-type="float">
            <text:p>0.0078</text:p>
          </table:table-cell>
          <table:table-cell table:style-name="ce4" office:value-type="float" office:value="0.00496605" calcext:value-type="float">
            <text:p>0.0050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ing/80/10_stddev</text:p>
          </table:table-cell>
          <table:table-cell table:style-name="ce4" office:value-type="float" office:value="0.000332715" calcext:value-type="float">
            <text:p>0.0003</text:p>
          </table:table-cell>
          <table:table-cell table:style-name="ce4" office:value-type="float" office:value="0.000288138" calcext:value-type="float">
            <text:p>0.0003</text:p>
          </table:table-cell>
          <table:table-cell table:style-name="ce4" office:value-type="float" office:value="0.000321127" calcext:value-type="float">
            <text:p>0.0003</text:p>
          </table:table-cell>
          <table:table-cell table:style-name="ce4" office:value-type="float" office:value="0.0000374327" calcext:value-type="float">
            <text:p>0.0000</text:p>
          </table:table-cell>
          <table:table-cell table:style-name="ce4" office:value-type="float" office:value="0.000139034" calcext:value-type="float">
            <text:p>0.0001</text:p>
          </table:table-cell>
          <table:table-cell table:style-name="ce4" office:value-type="float" office:value="0.0000910301" calcext:value-type="float">
            <text:p>0.0001</text:p>
          </table:table-cell>
          <table:table-cell table:style-name="ce4" office:value-type="float" office:value="0.0000168697" calcext:value-type="float">
            <text:p>0.0000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ing/80/20_mean</text:p>
          </table:table-cell>
          <table:table-cell table:style-name="ce4" office:value-type="float" office:value="0.0280828" calcext:value-type="float">
            <text:p>0.0281</text:p>
          </table:table-cell>
          <table:table-cell table:style-name="ce4" office:value-type="float" office:value="0.0294533" calcext:value-type="float">
            <text:p>0.0295</text:p>
          </table:table-cell>
          <table:table-cell table:style-name="ce4" office:value-type="float" office:value="0.0206307" calcext:value-type="float">
            <text:p>0.0206</text:p>
          </table:table-cell>
          <table:table-cell table:style-name="ce4" office:value-type="float" office:value="0.0228797" calcext:value-type="float">
            <text:p>0.0229</text:p>
          </table:table-cell>
          <table:table-cell table:style-name="ce4" office:value-type="float" office:value="0.0176515" calcext:value-type="float">
            <text:p>0.0177</text:p>
          </table:table-cell>
          <table:table-cell table:style-name="ce4" office:value-type="float" office:value="0.0160159" calcext:value-type="float">
            <text:p>0.0160</text:p>
          </table:table-cell>
          <table:table-cell table:style-name="ce4" office:value-type="float" office:value="0.0100189" calcext:value-type="float">
            <text:p>0.0100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ing/80/20_median</text:p>
          </table:table-cell>
          <table:table-cell table:style-name="ce4" office:value-type="float" office:value="0.0281722" calcext:value-type="float">
            <text:p>0.0282</text:p>
          </table:table-cell>
          <table:table-cell table:style-name="ce4" office:value-type="float" office:value="0.0293358" calcext:value-type="float">
            <text:p>0.0293</text:p>
          </table:table-cell>
          <table:table-cell table:style-name="ce4" office:value-type="float" office:value="0.0206716" calcext:value-type="float">
            <text:p>0.0207</text:p>
          </table:table-cell>
          <table:table-cell table:style-name="ce4" office:value-type="float" office:value="0.0228051" calcext:value-type="float">
            <text:p>0.0228</text:p>
          </table:table-cell>
          <table:table-cell table:style-name="ce4" office:value-type="float" office:value="0.0176626" calcext:value-type="float">
            <text:p>0.0177</text:p>
          </table:table-cell>
          <table:table-cell table:style-name="ce4" office:value-type="float" office:value="0.0160305" calcext:value-type="float">
            <text:p>0.0160</text:p>
          </table:table-cell>
          <table:table-cell table:style-name="ce4" office:value-type="float" office:value="0.00998694" calcext:value-type="float">
            <text:p>0.0100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ing/80/20_stddev</text:p>
          </table:table-cell>
          <table:table-cell table:style-name="ce4" office:value-type="float" office:value="0.000342348" calcext:value-type="float">
            <text:p>0.0003</text:p>
          </table:table-cell>
          <table:table-cell table:style-name="ce4" office:value-type="float" office:value="0.000201739" calcext:value-type="float">
            <text:p>0.0002</text:p>
          </table:table-cell>
          <table:table-cell table:style-name="ce4" office:value-type="float" office:value="0.000389167" calcext:value-type="float">
            <text:p>0.0004</text:p>
          </table:table-cell>
          <table:table-cell table:style-name="ce4" office:value-type="float" office:value="0.000144722" calcext:value-type="float">
            <text:p>0.0001</text:p>
          </table:table-cell>
          <table:table-cell table:style-name="ce4" office:value-type="float" office:value="0.000134042" calcext:value-type="float">
            <text:p>0.0001</text:p>
          </table:table-cell>
          <table:table-cell table:style-name="ce4" office:value-type="float" office:value="0.0000339141" calcext:value-type="float">
            <text:p>0.0000</text:p>
          </table:table-cell>
          <table:table-cell table:style-name="ce4" office:value-type="float" office:value="0.000108254" calcext:value-type="float">
            <text:p>0.0001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ing/80/30_mean</text:p>
          </table:table-cell>
          <table:table-cell table:style-name="ce4" office:value-type="float" office:value="0.0431361" calcext:value-type="float">
            <text:p>0.0431</text:p>
          </table:table-cell>
          <table:table-cell table:style-name="ce4" office:value-type="float" office:value="0.0453882" calcext:value-type="float">
            <text:p>0.0454</text:p>
          </table:table-cell>
          <table:table-cell table:style-name="ce4" office:value-type="float" office:value="0.0324066" calcext:value-type="float">
            <text:p>0.0324</text:p>
          </table:table-cell>
          <table:table-cell table:style-name="ce4" office:value-type="float" office:value="0.0353768" calcext:value-type="float">
            <text:p>0.0354</text:p>
          </table:table-cell>
          <table:table-cell table:style-name="ce4" office:value-type="float" office:value="0.027277" calcext:value-type="float">
            <text:p>0.0273</text:p>
          </table:table-cell>
          <table:table-cell table:style-name="ce4" office:value-type="float" office:value="0.0243769" calcext:value-type="float">
            <text:p>0.0244</text:p>
          </table:table-cell>
          <table:table-cell table:style-name="ce4" office:value-type="float" office:value="0.0151174" calcext:value-type="float">
            <text:p>0.0151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ing/80/30_median</text:p>
          </table:table-cell>
          <table:table-cell table:style-name="ce4" office:value-type="float" office:value="0.0434589" calcext:value-type="float">
            <text:p>0.0435</text:p>
          </table:table-cell>
          <table:table-cell table:style-name="ce4" office:value-type="float" office:value="0.0457742" calcext:value-type="float">
            <text:p>0.0458</text:p>
          </table:table-cell>
          <table:table-cell table:style-name="ce4" office:value-type="float" office:value="0.0328445" calcext:value-type="float">
            <text:p>0.0328</text:p>
          </table:table-cell>
          <table:table-cell table:style-name="ce4" office:value-type="float" office:value="0.0353271" calcext:value-type="float">
            <text:p>0.0353</text:p>
          </table:table-cell>
          <table:table-cell table:style-name="ce4" office:value-type="float" office:value="0.027265" calcext:value-type="float">
            <text:p>0.0273</text:p>
          </table:table-cell>
          <table:table-cell table:style-name="ce4" office:value-type="float" office:value="0.0243658" calcext:value-type="float">
            <text:p>0.0244</text:p>
          </table:table-cell>
          <table:table-cell table:style-name="ce4" office:value-type="float" office:value="0.0150686" calcext:value-type="float">
            <text:p>0.0151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ing/80/30_stddev</text:p>
          </table:table-cell>
          <table:table-cell table:style-name="ce4" office:value-type="float" office:value="0.000737086" calcext:value-type="float">
            <text:p>0.0007</text:p>
          </table:table-cell>
          <table:table-cell table:style-name="ce4" office:value-type="float" office:value="0.000572994" calcext:value-type="float">
            <text:p>0.0006</text:p>
          </table:table-cell>
          <table:table-cell table:style-name="ce4" office:value-type="float" office:value="0.00118779" calcext:value-type="float">
            <text:p>0.0012</text:p>
          </table:table-cell>
          <table:table-cell table:style-name="ce4" office:value-type="float" office:value="0.000334973" calcext:value-type="float">
            <text:p>0.0003</text:p>
          </table:table-cell>
          <table:table-cell table:style-name="ce4" office:value-type="float" office:value="0.0000781195" calcext:value-type="float">
            <text:p>0.0001</text:p>
          </table:table-cell>
          <table:table-cell table:style-name="ce4" office:value-type="float" office:value="0.0000706443" calcext:value-type="float">
            <text:p>0.0001</text:p>
          </table:table-cell>
          <table:table-cell table:style-name="ce4" office:value-type="float" office:value="0.00011685" calcext:value-type="float">
            <text:p>0.0001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ing/80/40_mean</text:p>
          </table:table-cell>
          <table:table-cell table:style-name="ce4" office:value-type="float" office:value="0.059042" calcext:value-type="float">
            <text:p>0.0590</text:p>
          </table:table-cell>
          <table:table-cell table:style-name="ce4" office:value-type="float" office:value="0.0620019" calcext:value-type="float">
            <text:p>0.0620</text:p>
          </table:table-cell>
          <table:table-cell table:style-name="ce4" office:value-type="float" office:value="0.0442092" calcext:value-type="float">
            <text:p>0.0442</text:p>
          </table:table-cell>
          <table:table-cell table:style-name="ce4" office:value-type="float" office:value="0.0478989" calcext:value-type="float">
            <text:p>0.0479</text:p>
          </table:table-cell>
          <table:table-cell table:style-name="ce4" office:value-type="float" office:value="0.0374276" calcext:value-type="float">
            <text:p>0.0374</text:p>
          </table:table-cell>
          <table:table-cell table:style-name="ce4" office:value-type="float" office:value="0.033054" calcext:value-type="float">
            <text:p>0.0331</text:p>
          </table:table-cell>
          <table:table-cell table:style-name="ce4" office:value-type="float" office:value="0.0201857" calcext:value-type="float">
            <text:p>0.0202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ing/80/40_median</text:p>
          </table:table-cell>
          <table:table-cell table:style-name="ce4" office:value-type="float" office:value="0.0588876" calcext:value-type="float">
            <text:p>0.0589</text:p>
          </table:table-cell>
          <table:table-cell table:style-name="ce4" office:value-type="float" office:value="0.0619721" calcext:value-type="float">
            <text:p>0.0620</text:p>
          </table:table-cell>
          <table:table-cell table:style-name="ce4" office:value-type="float" office:value="0.0449353" calcext:value-type="float">
            <text:p>0.0449</text:p>
          </table:table-cell>
          <table:table-cell table:style-name="ce4" office:value-type="float" office:value="0.0477768" calcext:value-type="float">
            <text:p>0.0478</text:p>
          </table:table-cell>
          <table:table-cell table:style-name="ce4" office:value-type="float" office:value="0.0374104" calcext:value-type="float">
            <text:p>0.0374</text:p>
          </table:table-cell>
          <table:table-cell table:style-name="ce4" office:value-type="float" office:value="0.0330233" calcext:value-type="float">
            <text:p>0.0330</text:p>
          </table:table-cell>
          <table:table-cell table:style-name="ce4" office:value-type="float" office:value="0.0201815" calcext:value-type="float">
            <text:p>0.0202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ing/80/40_stddev</text:p>
          </table:table-cell>
          <table:table-cell table:style-name="ce4" office:value-type="float" office:value="0.000552041" calcext:value-type="float">
            <text:p>0.0006</text:p>
          </table:table-cell>
          <table:table-cell table:style-name="ce4" office:value-type="float" office:value="0.000717562" calcext:value-type="float">
            <text:p>0.0007</text:p>
          </table:table-cell>
          <table:table-cell table:style-name="ce4" office:value-type="float" office:value="0.00119634" calcext:value-type="float">
            <text:p>0.0012</text:p>
          </table:table-cell>
          <table:table-cell table:style-name="ce4" office:value-type="float" office:value="0.000506201" calcext:value-type="float">
            <text:p>0.0005</text:p>
          </table:table-cell>
          <table:table-cell table:style-name="ce4" office:value-type="float" office:value="0.000299466" calcext:value-type="float">
            <text:p>0.0003</text:p>
          </table:table-cell>
          <table:table-cell table:style-name="ce4" office:value-type="float" office:value="0.000220449" calcext:value-type="float">
            <text:p>0.0002</text:p>
          </table:table-cell>
          <table:table-cell table:style-name="ce4" office:value-type="float" office:value="0.00000939393" calcext:value-type="float">
            <text:p>0.0000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ing/80/50_mean</text:p>
          </table:table-cell>
          <table:table-cell table:style-name="ce4" office:value-type="float" office:value="0.0760437" calcext:value-type="float">
            <text:p>0.0760</text:p>
          </table:table-cell>
          <table:table-cell table:style-name="ce4" office:value-type="float" office:value="0.0795828" calcext:value-type="float">
            <text:p>0.0796</text:p>
          </table:table-cell>
          <table:table-cell table:style-name="ce4" office:value-type="float" office:value="0.0574133" calcext:value-type="float">
            <text:p>0.0574</text:p>
          </table:table-cell>
          <table:table-cell table:style-name="ce4" office:value-type="float" office:value="0.0606624" calcext:value-type="float">
            <text:p>0.0607</text:p>
          </table:table-cell>
          <table:table-cell table:style-name="ce4" office:value-type="float" office:value="0.0473279" calcext:value-type="float">
            <text:p>0.0473</text:p>
          </table:table-cell>
          <table:table-cell table:style-name="ce4" office:value-type="float" office:value="0.0416898" calcext:value-type="float">
            <text:p>0.0417</text:p>
          </table:table-cell>
          <table:table-cell table:style-name="ce4" office:value-type="float" office:value="0.0253013" calcext:value-type="float">
            <text:p>0.0253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ing/80/50_median</text:p>
          </table:table-cell>
          <table:table-cell table:style-name="ce4" office:value-type="float" office:value="0.0764518" calcext:value-type="float">
            <text:p>0.0765</text:p>
          </table:table-cell>
          <table:table-cell table:style-name="ce4" office:value-type="float" office:value="0.0797905" calcext:value-type="float">
            <text:p>0.0798</text:p>
          </table:table-cell>
          <table:table-cell table:style-name="ce4" office:value-type="float" office:value="0.0572446" calcext:value-type="float">
            <text:p>0.0572</text:p>
          </table:table-cell>
          <table:table-cell table:style-name="ce4" office:value-type="float" office:value="0.0604351" calcext:value-type="float">
            <text:p>0.0604</text:p>
          </table:table-cell>
          <table:table-cell table:style-name="ce4" office:value-type="float" office:value="0.0473947" calcext:value-type="float">
            <text:p>0.0474</text:p>
          </table:table-cell>
          <table:table-cell table:style-name="ce4" office:value-type="float" office:value="0.0416304" calcext:value-type="float">
            <text:p>0.0416</text:p>
          </table:table-cell>
          <table:table-cell table:style-name="ce4" office:value-type="float" office:value="0.0252363" calcext:value-type="float">
            <text:p>0.0252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ing/80/50_stddev</text:p>
          </table:table-cell>
          <table:table-cell table:style-name="ce4" office:value-type="float" office:value="0.000977801" calcext:value-type="float">
            <text:p>0.0010</text:p>
          </table:table-cell>
          <table:table-cell table:style-name="ce4" office:value-type="float" office:value="0.000635451" calcext:value-type="float">
            <text:p>0.0006</text:p>
          </table:table-cell>
          <table:table-cell table:style-name="ce4" office:value-type="float" office:value="0.00145164" calcext:value-type="float">
            <text:p>0.0015</text:p>
          </table:table-cell>
          <table:table-cell table:style-name="ce4" office:value-type="float" office:value="0.000469921" calcext:value-type="float">
            <text:p>0.0005</text:p>
          </table:table-cell>
          <table:table-cell table:style-name="ce4" office:value-type="float" office:value="0.000340101" calcext:value-type="float">
            <text:p>0.0003</text:p>
          </table:table-cell>
          <table:table-cell table:style-name="ce4" office:value-type="float" office:value="0.000114222" calcext:value-type="float">
            <text:p>0.0001</text:p>
          </table:table-cell>
          <table:table-cell table:style-name="ce4" office:value-type="float" office:value="0.000141273" calcext:value-type="float">
            <text:p>0.0001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ing/5000/50_mean</text:p>
          </table:table-cell>
          <table:table-cell table:style-name="ce4" office:value-type="float" office:value="2.65113" calcext:value-type="float">
            <text:p>2.6511</text:p>
          </table:table-cell>
          <table:table-cell table:style-name="ce4" office:value-type="float" office:value="2.71174" calcext:value-type="float">
            <text:p>2.7117</text:p>
          </table:table-cell>
          <table:table-cell table:style-name="ce4" office:value-type="float" office:value="1.0885" calcext:value-type="float">
            <text:p>1.0885</text:p>
          </table:table-cell>
          <table:table-cell table:style-name="ce4" office:value-type="float" office:value="1.10781" calcext:value-type="float">
            <text:p>1.1078</text:p>
          </table:table-cell>
          <table:table-cell table:style-name="ce4" office:value-type="float" office:value="0.0985917" calcext:value-type="float">
            <text:p>0.0986</text:p>
          </table:table-cell>
          <table:table-cell table:style-name="ce4" office:value-type="float" office:value="0.0636009" calcext:value-type="float">
            <text:p>0.0636</text:p>
          </table:table-cell>
          <table:table-cell table:style-name="ce4" office:value-type="float" office:value="0.0296739" calcext:value-type="float">
            <text:p>0.0297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ing/5000/50_median</text:p>
          </table:table-cell>
          <table:table-cell table:style-name="ce4" office:value-type="float" office:value="2.6491" calcext:value-type="float">
            <text:p>2.6491</text:p>
          </table:table-cell>
          <table:table-cell table:style-name="ce4" office:value-type="float" office:value="2.6961" calcext:value-type="float">
            <text:p>2.6961</text:p>
          </table:table-cell>
          <table:table-cell table:style-name="ce4" office:value-type="float" office:value="1.08966" calcext:value-type="float">
            <text:p>1.0897</text:p>
          </table:table-cell>
          <table:table-cell table:style-name="ce4" office:value-type="float" office:value="1.10775" calcext:value-type="float">
            <text:p>1.1078</text:p>
          </table:table-cell>
          <table:table-cell table:style-name="ce4" office:value-type="float" office:value="0.0980383" calcext:value-type="float">
            <text:p>0.0980</text:p>
          </table:table-cell>
          <table:table-cell table:style-name="ce4" office:value-type="float" office:value="0.0633349" calcext:value-type="float">
            <text:p>0.0633</text:p>
          </table:table-cell>
          <table:table-cell table:style-name="ce4" office:value-type="float" office:value="0.0296412" calcext:value-type="float">
            <text:p>0.0296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ing/5000/50_stddev</text:p>
          </table:table-cell>
          <table:table-cell table:style-name="ce4" office:value-type="float" office:value="0.0290605" calcext:value-type="float">
            <text:p>0.0291</text:p>
          </table:table-cell>
          <table:table-cell table:style-name="ce4" office:value-type="float" office:value="0.0247894" calcext:value-type="float">
            <text:p>0.0248</text:p>
          </table:table-cell>
          <table:table-cell table:style-name="ce4" office:value-type="float" office:value="0.00562136" calcext:value-type="float">
            <text:p>0.0056</text:p>
          </table:table-cell>
          <table:table-cell table:style-name="ce4" office:value-type="float" office:value="0.00395865" calcext:value-type="float">
            <text:p>0.0040</text:p>
          </table:table-cell>
          <table:table-cell table:style-name="ce4" office:value-type="float" office:value="0.00145864" calcext:value-type="float">
            <text:p>0.0015</text:p>
          </table:table-cell>
          <table:table-cell table:style-name="ce4" office:value-type="float" office:value="0.000446107" calcext:value-type="float">
            <text:p>0.0004</text:p>
          </table:table-cell>
          <table:table-cell table:style-name="ce4" office:value-type="float" office:value="0.0000961839" calcext:value-type="float">
            <text:p>0.0001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ing/5000/100_mean</text:p>
          </table:table-cell>
          <table:table-cell table:style-name="ce4" office:value-type="float" office:value="5.3279" calcext:value-type="float">
            <text:p>5.3279</text:p>
          </table:table-cell>
          <table:table-cell table:style-name="ce4" office:value-type="float" office:value="5.37975" calcext:value-type="float">
            <text:p>5.3798</text:p>
          </table:table-cell>
          <table:table-cell table:style-name="ce4" office:value-type="float" office:value="2.21449" calcext:value-type="float">
            <text:p>2.2145</text:p>
          </table:table-cell>
          <table:table-cell table:style-name="ce4" office:value-type="float" office:value="2.22521" calcext:value-type="float">
            <text:p>2.2252</text:p>
          </table:table-cell>
          <table:table-cell table:style-name="ce4" office:value-type="float" office:value="0.199936" calcext:value-type="float">
            <text:p>0.1999</text:p>
          </table:table-cell>
          <table:table-cell table:style-name="ce4" office:value-type="float" office:value="0.135615" calcext:value-type="float">
            <text:p>0.1356</text:p>
          </table:table-cell>
          <table:table-cell table:style-name="ce4" office:value-type="float" office:value="0.0604584" calcext:value-type="float">
            <text:p>0.0605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ing/5000/100_median</text:p>
          </table:table-cell>
          <table:table-cell table:style-name="ce4" office:value-type="float" office:value="5.31686" calcext:value-type="float">
            <text:p>5.3169</text:p>
          </table:table-cell>
          <table:table-cell table:style-name="ce4" office:value-type="float" office:value="5.37337" calcext:value-type="float">
            <text:p>5.3734</text:p>
          </table:table-cell>
          <table:table-cell table:style-name="ce4" office:value-type="float" office:value="2.2187" calcext:value-type="float">
            <text:p>2.2187</text:p>
          </table:table-cell>
          <table:table-cell table:style-name="ce4" office:value-type="float" office:value="2.21998" calcext:value-type="float">
            <text:p>2.2200</text:p>
          </table:table-cell>
          <table:table-cell table:style-name="ce4" office:value-type="float" office:value="0.20027" calcext:value-type="float">
            <text:p>0.2003</text:p>
          </table:table-cell>
          <table:table-cell table:style-name="ce4" office:value-type="float" office:value="0.13569" calcext:value-type="float">
            <text:p>0.1357</text:p>
          </table:table-cell>
          <table:table-cell table:style-name="ce4" office:value-type="float" office:value="0.0604922" calcext:value-type="float">
            <text:p>0.0605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ing/5000/100_stddev</text:p>
          </table:table-cell>
          <table:table-cell table:style-name="ce4" office:value-type="float" office:value="0.0560115" calcext:value-type="float">
            <text:p>0.0560</text:p>
          </table:table-cell>
          <table:table-cell table:style-name="ce4" office:value-type="float" office:value="0.0422456" calcext:value-type="float">
            <text:p>0.0422</text:p>
          </table:table-cell>
          <table:table-cell table:style-name="ce4" office:value-type="float" office:value="0.0190529" calcext:value-type="float">
            <text:p>0.0191</text:p>
          </table:table-cell>
          <table:table-cell table:style-name="ce4" office:value-type="float" office:value="0.0124517" calcext:value-type="float">
            <text:p>0.0125</text:p>
          </table:table-cell>
          <table:table-cell table:style-name="ce4" office:value-type="float" office:value="0.00295102" calcext:value-type="float">
            <text:p>0.0030</text:p>
          </table:table-cell>
          <table:table-cell table:style-name="ce4" office:value-type="float" office:value="0.0003479" calcext:value-type="float">
            <text:p>0.0003</text:p>
          </table:table-cell>
          <table:table-cell table:style-name="ce4" office:value-type="float" office:value="0.000133344" calcext:value-type="float">
            <text:p>0.0001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ing/5000/150_mean</text:p>
          </table:table-cell>
          <table:table-cell table:style-name="ce4" office:value-type="float" office:value="8.00784" calcext:value-type="float">
            <text:p>8.0078</text:p>
          </table:table-cell>
          <table:table-cell table:style-name="ce4" office:value-type="float" office:value="8.21354" calcext:value-type="float">
            <text:p>8.2135</text:p>
          </table:table-cell>
          <table:table-cell table:style-name="ce4" office:value-type="float" office:value="3.3354" calcext:value-type="float">
            <text:p>3.3354</text:p>
          </table:table-cell>
          <table:table-cell table:style-name="ce4" office:value-type="float" office:value="3.34781" calcext:value-type="float">
            <text:p>3.3478</text:p>
          </table:table-cell>
          <table:table-cell table:style-name="ce4" office:value-type="float" office:value="0.310638" calcext:value-type="float">
            <text:p>0.3106</text:p>
          </table:table-cell>
          <table:table-cell table:style-name="ce4" office:value-type="float" office:value="0.212073" calcext:value-type="float">
            <text:p>0.2121</text:p>
          </table:table-cell>
          <table:table-cell table:style-name="ce4" office:value-type="float" office:value="0.091171" calcext:value-type="float">
            <text:p>0.0912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ing/5000/150_median</text:p>
          </table:table-cell>
          <table:table-cell table:style-name="ce4" office:value-type="float" office:value="7.98772" calcext:value-type="float">
            <text:p>7.9877</text:p>
          </table:table-cell>
          <table:table-cell table:style-name="ce4" office:value-type="float" office:value="8.20429" calcext:value-type="float">
            <text:p>8.2043</text:p>
          </table:table-cell>
          <table:table-cell table:style-name="ce4" office:value-type="float" office:value="3.3284" calcext:value-type="float">
            <text:p>3.3284</text:p>
          </table:table-cell>
          <table:table-cell table:style-name="ce4" office:value-type="float" office:value="3.34522" calcext:value-type="float">
            <text:p>3.3452</text:p>
          </table:table-cell>
          <table:table-cell table:style-name="ce4" office:value-type="float" office:value="0.312781" calcext:value-type="float">
            <text:p>0.3128</text:p>
          </table:table-cell>
          <table:table-cell table:style-name="ce4" office:value-type="float" office:value="0.212121" calcext:value-type="float">
            <text:p>0.2121</text:p>
          </table:table-cell>
          <table:table-cell table:style-name="ce4" office:value-type="float" office:value="0.0910849" calcext:value-type="float">
            <text:p>0.0911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ing/5000/150_stddev</text:p>
          </table:table-cell>
          <table:table-cell table:style-name="ce4" office:value-type="float" office:value="0.0678668" calcext:value-type="float">
            <text:p>0.0679</text:p>
          </table:table-cell>
          <table:table-cell table:style-name="ce4" office:value-type="float" office:value="0.0344933" calcext:value-type="float">
            <text:p>0.0345</text:p>
          </table:table-cell>
          <table:table-cell table:style-name="ce4" office:value-type="float" office:value="0.0225098" calcext:value-type="float">
            <text:p>0.0225</text:p>
          </table:table-cell>
          <table:table-cell table:style-name="ce4" office:value-type="float" office:value="0.0193411" calcext:value-type="float">
            <text:p>0.0193</text:p>
          </table:table-cell>
          <table:table-cell table:style-name="ce4" office:value-type="float" office:value="0.00551957" calcext:value-type="float">
            <text:p>0.0055</text:p>
          </table:table-cell>
          <table:table-cell table:style-name="ce4" office:value-type="float" office:value="0.00046637" calcext:value-type="float">
            <text:p>0.0005</text:p>
          </table:table-cell>
          <table:table-cell table:style-name="ce4" office:value-type="float" office:value="0.000560545" calcext:value-type="float">
            <text:p>0.0006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ing/5000/200_mean</text:p>
          </table:table-cell>
          <table:table-cell table:style-name="ce4" office:value-type="float" office:value="10.7396" calcext:value-type="float">
            <text:p>10.7396</text:p>
          </table:table-cell>
          <table:table-cell table:style-name="ce4" office:value-type="float" office:value="10.949" calcext:value-type="float">
            <text:p>10.9490</text:p>
          </table:table-cell>
          <table:table-cell table:style-name="ce4" office:value-type="float" office:value="4.49097" calcext:value-type="float">
            <text:p>4.4910</text:p>
          </table:table-cell>
          <table:table-cell table:style-name="ce4" office:value-type="float" office:value="4.46299" calcext:value-type="float">
            <text:p>4.4630</text:p>
          </table:table-cell>
          <table:table-cell table:style-name="ce4" office:value-type="float" office:value="0.406247" calcext:value-type="float">
            <text:p>0.4062</text:p>
          </table:table-cell>
          <table:table-cell table:style-name="ce4" office:value-type="float" office:value="0.285342" calcext:value-type="float">
            <text:p>0.2853</text:p>
          </table:table-cell>
          <table:table-cell table:style-name="ce4" office:value-type="float" office:value="0.122754" calcext:value-type="float">
            <text:p>0.1228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ing/5000/200_median</text:p>
          </table:table-cell>
          <table:table-cell table:style-name="ce4" office:value-type="float" office:value="10.7684" calcext:value-type="float">
            <text:p>10.7684</text:p>
          </table:table-cell>
          <table:table-cell table:style-name="ce4" office:value-type="float" office:value="10.9193" calcext:value-type="float">
            <text:p>10.9193</text:p>
          </table:table-cell>
          <table:table-cell table:style-name="ce4" office:value-type="float" office:value="4.49147" calcext:value-type="float">
            <text:p>4.4915</text:p>
          </table:table-cell>
          <table:table-cell table:style-name="ce4" office:value-type="float" office:value="4.46901" calcext:value-type="float">
            <text:p>4.4690</text:p>
          </table:table-cell>
          <table:table-cell table:style-name="ce4" office:value-type="float" office:value="0.403193" calcext:value-type="float">
            <text:p>0.4032</text:p>
          </table:table-cell>
          <table:table-cell table:style-name="ce4" office:value-type="float" office:value="0.285454" calcext:value-type="float">
            <text:p>0.2855</text:p>
          </table:table-cell>
          <table:table-cell table:style-name="ce4" office:value-type="float" office:value="0.122904" calcext:value-type="float">
            <text:p>0.1229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ing/5000/200_stddev</text:p>
          </table:table-cell>
          <table:table-cell table:style-name="ce4" office:value-type="float" office:value="0.0475404" calcext:value-type="float">
            <text:p>0.0475</text:p>
          </table:table-cell>
          <table:table-cell table:style-name="ce4" office:value-type="float" office:value="0.074721" calcext:value-type="float">
            <text:p>0.0747</text:p>
          </table:table-cell>
          <table:table-cell table:style-name="ce4" office:value-type="float" office:value="0.0202139" calcext:value-type="float">
            <text:p>0.0202</text:p>
          </table:table-cell>
          <table:table-cell table:style-name="ce4" office:value-type="float" office:value="0.0163994" calcext:value-type="float">
            <text:p>0.0164</text:p>
          </table:table-cell>
          <table:table-cell table:style-name="ce4" office:value-type="float" office:value="0.00499786" calcext:value-type="float">
            <text:p>0.0050</text:p>
          </table:table-cell>
          <table:table-cell table:style-name="ce4" office:value-type="float" office:value="0.000459934" calcext:value-type="float">
            <text:p>0.0005</text:p>
          </table:table-cell>
          <table:table-cell table:style-name="ce4" office:value-type="float" office:value="0.00063982" calcext:value-type="float">
            <text:p>0.0006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e_best_all/5/5_mean</text:p>
          </table:table-cell>
          <table:table-cell table:style-name="ce4" office:value-type="float" office:value="0.00390748" calcext:value-type="float">
            <text:p>0.0039</text:p>
          </table:table-cell>
          <table:table-cell table:style-name="ce4" office:value-type="float" office:value="0.00377765" calcext:value-type="float">
            <text:p>0.0038</text:p>
          </table:table-cell>
          <table:table-cell table:style-name="ce4" office:value-type="float" office:value="0.00375862" calcext:value-type="float">
            <text:p>0.0038</text:p>
          </table:table-cell>
          <table:table-cell table:style-name="ce4" office:value-type="float" office:value="0.00432008" calcext:value-type="float">
            <text:p>0.0043</text:p>
          </table:table-cell>
          <table:table-cell table:style-name="ce4" office:value-type="float" office:value="0.0043102" calcext:value-type="float">
            <text:p>0.0043</text:p>
          </table:table-cell>
          <table:table-cell table:style-name="ce4" office:value-type="float" office:value="0.00354915" calcext:value-type="float">
            <text:p>0.0035</text:p>
          </table:table-cell>
          <table:table-cell table:style-name="ce4" office:value-type="float" office:value="0.00241265" calcext:value-type="float">
            <text:p>0.0024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e_best_all/5/5_median</text:p>
          </table:table-cell>
          <table:table-cell table:style-name="ce4" office:value-type="float" office:value="0.00401178" calcext:value-type="float">
            <text:p>0.0040</text:p>
          </table:table-cell>
          <table:table-cell table:style-name="ce4" office:value-type="float" office:value="0.0036889" calcext:value-type="float">
            <text:p>0.0037</text:p>
          </table:table-cell>
          <table:table-cell table:style-name="ce4" office:value-type="float" office:value="0.00376101" calcext:value-type="float">
            <text:p>0.0038</text:p>
          </table:table-cell>
          <table:table-cell table:style-name="ce4" office:value-type="float" office:value="0.00432795" calcext:value-type="float">
            <text:p>0.0043</text:p>
          </table:table-cell>
          <table:table-cell table:style-name="ce4" office:value-type="float" office:value="0.00432198" calcext:value-type="float">
            <text:p>0.0043</text:p>
          </table:table-cell>
          <table:table-cell table:style-name="ce4" office:value-type="float" office:value="0.00355004" calcext:value-type="float">
            <text:p>0.0036</text:p>
          </table:table-cell>
          <table:table-cell table:style-name="ce4" office:value-type="float" office:value="0.0024107" calcext:value-type="float">
            <text:p>0.0024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e_best_all/5/5_stddev</text:p>
          </table:table-cell>
          <table:table-cell table:style-name="ce4" office:value-type="float" office:value="0.000347487" calcext:value-type="float">
            <text:p>0.0003</text:p>
          </table:table-cell>
          <table:table-cell table:style-name="ce4" office:value-type="float" office:value="0.000194219" calcext:value-type="float">
            <text:p>0.0002</text:p>
          </table:table-cell>
          <table:table-cell table:style-name="ce4" office:value-type="float" office:value="0.000236567" calcext:value-type="float">
            <text:p>0.0002</text:p>
          </table:table-cell>
          <table:table-cell table:style-name="ce4" office:value-type="float" office:value="0.0000354408" calcext:value-type="float">
            <text:p>0.0000</text:p>
          </table:table-cell>
          <table:table-cell table:style-name="ce4" office:value-type="float" office:value="0.0000440069" calcext:value-type="float">
            <text:p>0.0000</text:p>
          </table:table-cell>
          <table:table-cell table:style-name="ce4" office:value-type="float" office:value="0.00000571512" calcext:value-type="float">
            <text:p>0.0000</text:p>
          </table:table-cell>
          <table:table-cell table:style-name="ce4" office:value-type="float" office:value="0.00000912857" calcext:value-type="float">
            <text:p>0.0000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e_best_all/10/5_mean</text:p>
          </table:table-cell>
          <table:table-cell table:style-name="ce4" office:value-type="float" office:value="0.00503774" calcext:value-type="float">
            <text:p>0.0050</text:p>
          </table:table-cell>
          <table:table-cell table:style-name="ce4" office:value-type="float" office:value="0.0055328" calcext:value-type="float">
            <text:p>0.0055</text:p>
          </table:table-cell>
          <table:table-cell table:style-name="ce4" office:value-type="float" office:value="0.00441699" calcext:value-type="float">
            <text:p>0.0044</text:p>
          </table:table-cell>
          <table:table-cell table:style-name="ce4" office:value-type="float" office:value="0.00681745" calcext:value-type="float">
            <text:p>0.0068</text:p>
          </table:table-cell>
          <table:table-cell table:style-name="ce4" office:value-type="float" office:value="0.00656912" calcext:value-type="float">
            <text:p>0.0066</text:p>
          </table:table-cell>
          <table:table-cell table:style-name="ce4" office:value-type="float" office:value="0.00422858" calcext:value-type="float">
            <text:p>0.0042</text:p>
          </table:table-cell>
          <table:table-cell table:style-name="ce4" office:value-type="float" office:value="0.00252569" calcext:value-type="float">
            <text:p>0.0025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e_best_all/10/5_median</text:p>
          </table:table-cell>
          <table:table-cell table:style-name="ce4" office:value-type="float" office:value="0.00537036" calcext:value-type="float">
            <text:p>0.0054</text:p>
          </table:table-cell>
          <table:table-cell table:style-name="ce4" office:value-type="float" office:value="0.00551389" calcext:value-type="float">
            <text:p>0.0055</text:p>
          </table:table-cell>
          <table:table-cell table:style-name="ce4" office:value-type="float" office:value="0.0042622" calcext:value-type="float">
            <text:p>0.0043</text:p>
          </table:table-cell>
          <table:table-cell table:style-name="ce4" office:value-type="float" office:value="0.00680351" calcext:value-type="float">
            <text:p>0.0068</text:p>
          </table:table-cell>
          <table:table-cell table:style-name="ce4" office:value-type="float" office:value="0.00656792" calcext:value-type="float">
            <text:p>0.0066</text:p>
          </table:table-cell>
          <table:table-cell table:style-name="ce4" office:value-type="float" office:value="0.00423051" calcext:value-type="float">
            <text:p>0.0042</text:p>
          </table:table-cell>
          <table:table-cell table:style-name="ce4" office:value-type="float" office:value="0.00252617" calcext:value-type="float">
            <text:p>0.0025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e_best_all/10/5_stddev</text:p>
          </table:table-cell>
          <table:table-cell table:style-name="ce4" office:value-type="float" office:value="0.000518962" calcext:value-type="float">
            <text:p>0.0005</text:p>
          </table:table-cell>
          <table:table-cell table:style-name="ce4" office:value-type="float" office:value="0.000655153" calcext:value-type="float">
            <text:p>0.0007</text:p>
          </table:table-cell>
          <table:table-cell table:style-name="ce4" office:value-type="float" office:value="0.000355412" calcext:value-type="float">
            <text:p>0.0004</text:p>
          </table:table-cell>
          <table:table-cell table:style-name="ce4" office:value-type="float" office:value="0.0000519506" calcext:value-type="float">
            <text:p>0.0001</text:p>
          </table:table-cell>
          <table:table-cell table:style-name="ce4" office:value-type="float" office:value="0.0000611029" calcext:value-type="float">
            <text:p>0.0001</text:p>
          </table:table-cell>
          <table:table-cell table:style-name="ce4" office:value-type="float" office:value="0.0000116937" calcext:value-type="float">
            <text:p>0.0000</text:p>
          </table:table-cell>
          <table:table-cell table:style-name="ce4" office:value-type="float" office:value="0.0000141363" calcext:value-type="float">
            <text:p>0.0000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e_best_all/20/5_mean</text:p>
          </table:table-cell>
          <table:table-cell table:style-name="ce4" office:value-type="float" office:value="0.00845857" calcext:value-type="float">
            <text:p>0.0085</text:p>
          </table:table-cell>
          <table:table-cell table:style-name="ce4" office:value-type="float" office:value="0.00909084" calcext:value-type="float">
            <text:p>0.0091</text:p>
          </table:table-cell>
          <table:table-cell table:style-name="ce4" office:value-type="float" office:value="0.00822567" calcext:value-type="float">
            <text:p>0.0082</text:p>
          </table:table-cell>
          <table:table-cell table:style-name="ce4" office:value-type="float" office:value="0.0147304" calcext:value-type="float">
            <text:p>0.0147</text:p>
          </table:table-cell>
          <table:table-cell table:style-name="ce4" office:value-type="float" office:value="0.0142639" calcext:value-type="float">
            <text:p>0.0143</text:p>
          </table:table-cell>
          <table:table-cell table:style-name="ce4" office:value-type="float" office:value="0.00562529" calcext:value-type="float">
            <text:p>0.0056</text:p>
          </table:table-cell>
          <table:table-cell table:style-name="ce4" office:value-type="float" office:value="0.00274623" calcext:value-type="float">
            <text:p>0.0027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e_best_all/20/5_median</text:p>
          </table:table-cell>
          <table:table-cell table:style-name="ce4" office:value-type="float" office:value="0.00943381" calcext:value-type="float">
            <text:p>0.0094</text:p>
          </table:table-cell>
          <table:table-cell table:style-name="ce4" office:value-type="float" office:value="0.00962432" calcext:value-type="float">
            <text:p>0.0096</text:p>
          </table:table-cell>
          <table:table-cell table:style-name="ce4" office:value-type="float" office:value="0.00867579" calcext:value-type="float">
            <text:p>0.0087</text:p>
          </table:table-cell>
          <table:table-cell table:style-name="ce4" office:value-type="float" office:value="0.0147422" calcext:value-type="float">
            <text:p>0.0147</text:p>
          </table:table-cell>
          <table:table-cell table:style-name="ce4" office:value-type="float" office:value="0.014256" calcext:value-type="float">
            <text:p>0.0143</text:p>
          </table:table-cell>
          <table:table-cell table:style-name="ce4" office:value-type="float" office:value="0.00562568" calcext:value-type="float">
            <text:p>0.0056</text:p>
          </table:table-cell>
          <table:table-cell table:style-name="ce4" office:value-type="float" office:value="0.00274783" calcext:value-type="float">
            <text:p>0.0027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e_best_all/20/5_stddev</text:p>
          </table:table-cell>
          <table:table-cell table:style-name="ce4" office:value-type="float" office:value="0.00148478" calcext:value-type="float">
            <text:p>0.0015</text:p>
          </table:table-cell>
          <table:table-cell table:style-name="ce4" office:value-type="float" office:value="0.0021061" calcext:value-type="float">
            <text:p>0.0021</text:p>
          </table:table-cell>
          <table:table-cell table:style-name="ce4" office:value-type="float" office:value="0.00194065" calcext:value-type="float">
            <text:p>0.0019</text:p>
          </table:table-cell>
          <table:table-cell table:style-name="ce4" office:value-type="float" office:value="0.0000807163" calcext:value-type="float">
            <text:p>0.0001</text:p>
          </table:table-cell>
          <table:table-cell table:style-name="ce4" office:value-type="float" office:value="0.0000481053" calcext:value-type="float">
            <text:p>0.0000</text:p>
          </table:table-cell>
          <table:table-cell table:style-name="ce4" office:value-type="float" office:value="0.0000062676" calcext:value-type="float">
            <text:p>0.0000</text:p>
          </table:table-cell>
          <table:table-cell table:style-name="ce4" office:value-type="float" office:value="0.00000982345" calcext:value-type="float">
            <text:p>0.0000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e_best_all/40/5_mean</text:p>
          </table:table-cell>
          <table:table-cell table:style-name="ce4" office:value-type="float" office:value="0.0217406" calcext:value-type="float">
            <text:p>0.0217</text:p>
          </table:table-cell>
          <table:table-cell table:style-name="ce4" office:value-type="float" office:value="0.0219837" calcext:value-type="float">
            <text:p>0.0220</text:p>
          </table:table-cell>
          <table:table-cell table:style-name="ce4" office:value-type="float" office:value="0.0169224" calcext:value-type="float">
            <text:p>0.0169</text:p>
          </table:table-cell>
          <table:table-cell table:style-name="ce4" office:value-type="float" office:value="0.0413998" calcext:value-type="float">
            <text:p>0.0414</text:p>
          </table:table-cell>
          <table:table-cell table:style-name="ce4" office:value-type="float" office:value="0.040013" calcext:value-type="float">
            <text:p>0.0400</text:p>
          </table:table-cell>
          <table:table-cell table:style-name="ce4" office:value-type="float" office:value="0.00818272" calcext:value-type="float">
            <text:p>0.0082</text:p>
          </table:table-cell>
          <table:table-cell table:style-name="ce4" office:value-type="float" office:value="0.00312595" calcext:value-type="float">
            <text:p>0.0031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e_best_all/40/5_median</text:p>
          </table:table-cell>
          <table:table-cell table:style-name="ce4" office:value-type="float" office:value="0.0219911" calcext:value-type="float">
            <text:p>0.0220</text:p>
          </table:table-cell>
          <table:table-cell table:style-name="ce4" office:value-type="float" office:value="0.021907" calcext:value-type="float">
            <text:p>0.0219</text:p>
          </table:table-cell>
          <table:table-cell table:style-name="ce4" office:value-type="float" office:value="0.0198642" calcext:value-type="float">
            <text:p>0.0199</text:p>
          </table:table-cell>
          <table:table-cell table:style-name="ce4" office:value-type="float" office:value="0.0412129" calcext:value-type="float">
            <text:p>0.0412</text:p>
          </table:table-cell>
          <table:table-cell table:style-name="ce4" office:value-type="float" office:value="0.0400429" calcext:value-type="float">
            <text:p>0.0400</text:p>
          </table:table-cell>
          <table:table-cell table:style-name="ce4" office:value-type="float" office:value="0.00817578" calcext:value-type="float">
            <text:p>0.0082</text:p>
          </table:table-cell>
          <table:table-cell table:style-name="ce4" office:value-type="float" office:value="0.00313571" calcext:value-type="float">
            <text:p>0.0031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e_best_all/40/5_stddev</text:p>
          </table:table-cell>
          <table:table-cell table:style-name="ce4" office:value-type="float" office:value="0.00773946" calcext:value-type="float">
            <text:p>0.0077</text:p>
          </table:table-cell>
          <table:table-cell table:style-name="ce4" office:value-type="float" office:value="0.000181513" calcext:value-type="float">
            <text:p>0.0002</text:p>
          </table:table-cell>
          <table:table-cell table:style-name="ce4" office:value-type="float" office:value="0.00404645" calcext:value-type="float">
            <text:p>0.0040</text:p>
          </table:table-cell>
          <table:table-cell table:style-name="ce4" office:value-type="float" office:value="0.000436951" calcext:value-type="float">
            <text:p>0.0004</text:p>
          </table:table-cell>
          <table:table-cell table:style-name="ce4" office:value-type="float" office:value="0.000139243" calcext:value-type="float">
            <text:p>0.0001</text:p>
          </table:table-cell>
          <table:table-cell table:style-name="ce4" office:value-type="float" office:value="0.0000226777" calcext:value-type="float">
            <text:p>0.0000</text:p>
          </table:table-cell>
          <table:table-cell table:style-name="ce4" office:value-type="float" office:value="0.0000192073" calcext:value-type="float">
            <text:p>0.0000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e_best_all/80/5_mean</text:p>
          </table:table-cell>
          <table:table-cell table:style-name="ce4" office:value-type="float" office:value="0.0573924" calcext:value-type="float">
            <text:p>0.0574</text:p>
          </table:table-cell>
          <table:table-cell table:style-name="ce4" office:value-type="float" office:value="0.0469119" calcext:value-type="float">
            <text:p>0.0469</text:p>
          </table:table-cell>
          <table:table-cell table:style-name="ce4" office:value-type="float" office:value="0.0536156" calcext:value-type="float">
            <text:p>0.0536</text:p>
          </table:table-cell>
          <table:table-cell table:style-name="ce4" office:value-type="float" office:value="0.133175" calcext:value-type="float">
            <text:p>0.1332</text:p>
          </table:table-cell>
          <table:table-cell table:style-name="ce4" office:value-type="float" office:value="0.132789" calcext:value-type="float">
            <text:p>0.1328</text:p>
          </table:table-cell>
          <table:table-cell table:style-name="ce4" office:value-type="float" office:value="0.0131267" calcext:value-type="float">
            <text:p>0.0131</text:p>
          </table:table-cell>
          <table:table-cell table:style-name="ce4" office:value-type="float" office:value="0.00378357" calcext:value-type="float">
            <text:p>0.0038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e_best_all/80/5_median</text:p>
          </table:table-cell>
          <table:table-cell table:style-name="ce4" office:value-type="float" office:value="0.0626211" calcext:value-type="float">
            <text:p>0.0626</text:p>
          </table:table-cell>
          <table:table-cell table:style-name="ce4" office:value-type="float" office:value="0.0363951" calcext:value-type="float">
            <text:p>0.0364</text:p>
          </table:table-cell>
          <table:table-cell table:style-name="ce4" office:value-type="float" office:value="0.0586575" calcext:value-type="float">
            <text:p>0.0587</text:p>
          </table:table-cell>
          <table:table-cell table:style-name="ce4" office:value-type="float" office:value="0.133401" calcext:value-type="float">
            <text:p>0.1334</text:p>
          </table:table-cell>
          <table:table-cell table:style-name="ce4" office:value-type="float" office:value="0.132667" calcext:value-type="float">
            <text:p>0.1327</text:p>
          </table:table-cell>
          <table:table-cell table:style-name="ce4" office:value-type="float" office:value="0.0131049" calcext:value-type="float">
            <text:p>0.0131</text:p>
          </table:table-cell>
          <table:table-cell table:style-name="ce4" office:value-type="float" office:value="0.00377152" calcext:value-type="float">
            <text:p>0.0038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e_best_all/80/5_stddev</text:p>
          </table:table-cell>
          <table:table-cell table:style-name="ce4" office:value-type="float" office:value="0.0220794" calcext:value-type="float">
            <text:p>0.0221</text:p>
          </table:table-cell>
          <table:table-cell table:style-name="ce4" office:value-type="float" office:value="0.0145051" calcext:value-type="float">
            <text:p>0.0145</text:p>
          </table:table-cell>
          <table:table-cell table:style-name="ce4" office:value-type="float" office:value="0.0213608" calcext:value-type="float">
            <text:p>0.0214</text:p>
          </table:table-cell>
          <table:table-cell table:style-name="ce4" office:value-type="float" office:value="0.000630592" calcext:value-type="float">
            <text:p>0.0006</text:p>
          </table:table-cell>
          <table:table-cell table:style-name="ce4" office:value-type="float" office:value="0.000543416" calcext:value-type="float">
            <text:p>0.0005</text:p>
          </table:table-cell>
          <table:table-cell table:style-name="ce4" office:value-type="float" office:value="0.000101648" calcext:value-type="float">
            <text:p>0.0001</text:p>
          </table:table-cell>
          <table:table-cell table:style-name="ce4" office:value-type="float" office:value="0.0000328556" calcext:value-type="float">
            <text:p>0.0000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e_best_all/5/10_mean</text:p>
          </table:table-cell>
          <table:table-cell table:style-name="ce4" office:value-type="float" office:value="0.00713857" calcext:value-type="float">
            <text:p>0.0071</text:p>
          </table:table-cell>
          <table:table-cell table:style-name="ce4" office:value-type="float" office:value="0.00741503" calcext:value-type="float">
            <text:p>0.0074</text:p>
          </table:table-cell>
          <table:table-cell table:style-name="ce4" office:value-type="float" office:value="0.00698394" calcext:value-type="float">
            <text:p>0.0070</text:p>
          </table:table-cell>
          <table:table-cell table:style-name="ce4" office:value-type="float" office:value="0.00859483" calcext:value-type="float">
            <text:p>0.0086</text:p>
          </table:table-cell>
          <table:table-cell table:style-name="ce4" office:value-type="float" office:value="0.00854842" calcext:value-type="float">
            <text:p>0.0085</text:p>
          </table:table-cell>
          <table:table-cell table:style-name="ce4" office:value-type="float" office:value="0.00726535" calcext:value-type="float">
            <text:p>0.0073</text:p>
          </table:table-cell>
          <table:table-cell table:style-name="ce4" office:value-type="float" office:value="0.00477755" calcext:value-type="float">
            <text:p>0.0048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e_best_all/5/10_median</text:p>
          </table:table-cell>
          <table:table-cell table:style-name="ce4" office:value-type="float" office:value="0.00726378" calcext:value-type="float">
            <text:p>0.0073</text:p>
          </table:table-cell>
          <table:table-cell table:style-name="ce4" office:value-type="float" office:value="0.00723811" calcext:value-type="float">
            <text:p>0.0072</text:p>
          </table:table-cell>
          <table:table-cell table:style-name="ce4" office:value-type="float" office:value="0.00689304" calcext:value-type="float">
            <text:p>0.0069</text:p>
          </table:table-cell>
          <table:table-cell table:style-name="ce4" office:value-type="float" office:value="0.00856914" calcext:value-type="float">
            <text:p>0.0086</text:p>
          </table:table-cell>
          <table:table-cell table:style-name="ce4" office:value-type="float" office:value="0.00855417" calcext:value-type="float">
            <text:p>0.0086</text:p>
          </table:table-cell>
          <table:table-cell table:style-name="ce4" office:value-type="float" office:value="0.00721594" calcext:value-type="float">
            <text:p>0.0072</text:p>
          </table:table-cell>
          <table:table-cell table:style-name="ce4" office:value-type="float" office:value="0.00478062" calcext:value-type="float">
            <text:p>0.0048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e_best_all/5/10_stddev</text:p>
          </table:table-cell>
          <table:table-cell table:style-name="ce4" office:value-type="float" office:value="0.000549174" calcext:value-type="float">
            <text:p>0.0005</text:p>
          </table:table-cell>
          <table:table-cell table:style-name="ce4" office:value-type="float" office:value="0.000476164" calcext:value-type="float">
            <text:p>0.0005</text:p>
          </table:table-cell>
          <table:table-cell table:style-name="ce4" office:value-type="float" office:value="0.000215908" calcext:value-type="float">
            <text:p>0.0002</text:p>
          </table:table-cell>
          <table:table-cell table:style-name="ce4" office:value-type="float" office:value="0.0000901458" calcext:value-type="float">
            <text:p>0.0001</text:p>
          </table:table-cell>
          <table:table-cell table:style-name="ce4" office:value-type="float" office:value="0.0000159585" calcext:value-type="float">
            <text:p>0.0000</text:p>
          </table:table-cell>
          <table:table-cell table:style-name="ce4" office:value-type="float" office:value="0.0000730345" calcext:value-type="float">
            <text:p>0.0001</text:p>
          </table:table-cell>
          <table:table-cell table:style-name="ce4" office:value-type="float" office:value="0.000036176" calcext:value-type="float">
            <text:p>0.0000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e_best_all/5/20_mean</text:p>
          </table:table-cell>
          <table:table-cell table:style-name="ce4" office:value-type="float" office:value="0.0143894" calcext:value-type="float">
            <text:p>0.0144</text:p>
          </table:table-cell>
          <table:table-cell table:style-name="ce4" office:value-type="float" office:value="0.0145309" calcext:value-type="float">
            <text:p>0.0145</text:p>
          </table:table-cell>
          <table:table-cell table:style-name="ce4" office:value-type="float" office:value="0.0139526" calcext:value-type="float">
            <text:p>0.0140</text:p>
          </table:table-cell>
          <table:table-cell table:style-name="ce4" office:value-type="float" office:value="0.0174525" calcext:value-type="float">
            <text:p>0.0175</text:p>
          </table:table-cell>
          <table:table-cell table:style-name="ce4" office:value-type="float" office:value="0.017565" calcext:value-type="float">
            <text:p>0.0176</text:p>
          </table:table-cell>
          <table:table-cell table:style-name="ce4" office:value-type="float" office:value="0.0151564" calcext:value-type="float">
            <text:p>0.0152</text:p>
          </table:table-cell>
          <table:table-cell table:style-name="ce4" office:value-type="float" office:value="0.00955441" calcext:value-type="float">
            <text:p>0.0096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e_best_all/5/20_median</text:p>
          </table:table-cell>
          <table:table-cell table:style-name="ce4" office:value-type="float" office:value="0.0143596" calcext:value-type="float">
            <text:p>0.0144</text:p>
          </table:table-cell>
          <table:table-cell table:style-name="ce4" office:value-type="float" office:value="0.0147249" calcext:value-type="float">
            <text:p>0.0147</text:p>
          </table:table-cell>
          <table:table-cell table:style-name="ce4" office:value-type="float" office:value="0.0139114" calcext:value-type="float">
            <text:p>0.0139</text:p>
          </table:table-cell>
          <table:table-cell table:style-name="ce4" office:value-type="float" office:value="0.0174146" calcext:value-type="float">
            <text:p>0.0174</text:p>
          </table:table-cell>
          <table:table-cell table:style-name="ce4" office:value-type="float" office:value="0.0175832" calcext:value-type="float">
            <text:p>0.0176</text:p>
          </table:table-cell>
          <table:table-cell table:style-name="ce4" office:value-type="float" office:value="0.0151626" calcext:value-type="float">
            <text:p>0.0152</text:p>
          </table:table-cell>
          <table:table-cell table:style-name="ce4" office:value-type="float" office:value="0.0095509" calcext:value-type="float">
            <text:p>0.0096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e_best_all/5/20_stddev</text:p>
          </table:table-cell>
          <table:table-cell table:style-name="ce4" office:value-type="float" office:value="0.000742158" calcext:value-type="float">
            <text:p>0.0007</text:p>
          </table:table-cell>
          <table:table-cell table:style-name="ce4" office:value-type="float" office:value="0.000538172" calcext:value-type="float">
            <text:p>0.0005</text:p>
          </table:table-cell>
          <table:table-cell table:style-name="ce4" office:value-type="float" office:value="0.000325003" calcext:value-type="float">
            <text:p>0.0003</text:p>
          </table:table-cell>
          <table:table-cell table:style-name="ce4" office:value-type="float" office:value="0.0000778933" calcext:value-type="float">
            <text:p>0.0001</text:p>
          </table:table-cell>
          <table:table-cell table:style-name="ce4" office:value-type="float" office:value="0.000137893" calcext:value-type="float">
            <text:p>0.0001</text:p>
          </table:table-cell>
          <table:table-cell table:style-name="ce4" office:value-type="float" office:value="0.000153142" calcext:value-type="float">
            <text:p>0.0002</text:p>
          </table:table-cell>
          <table:table-cell table:style-name="ce4" office:value-type="float" office:value="0.0000464605" calcext:value-type="float">
            <text:p>0.0000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e_best_all/5/30_mean</text:p>
          </table:table-cell>
          <table:table-cell table:style-name="ce4" office:value-type="float" office:value="0.0228439" calcext:value-type="float">
            <text:p>0.0228</text:p>
          </table:table-cell>
          <table:table-cell table:style-name="ce4" office:value-type="float" office:value="0.0235139" calcext:value-type="float">
            <text:p>0.0235</text:p>
          </table:table-cell>
          <table:table-cell table:style-name="ce4" office:value-type="float" office:value="0.0221336" calcext:value-type="float">
            <text:p>0.0221</text:p>
          </table:table-cell>
          <table:table-cell table:style-name="ce4" office:value-type="float" office:value="0.0269539" calcext:value-type="float">
            <text:p>0.0270</text:p>
          </table:table-cell>
          <table:table-cell table:style-name="ce4" office:value-type="float" office:value="0.0266908" calcext:value-type="float">
            <text:p>0.0267</text:p>
          </table:table-cell>
          <table:table-cell table:style-name="ce4" office:value-type="float" office:value="0.0229434" calcext:value-type="float">
            <text:p>0.0229</text:p>
          </table:table-cell>
          <table:table-cell table:style-name="ce4" office:value-type="float" office:value="0.0143653" calcext:value-type="float">
            <text:p>0.0144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e_best_all/5/30_median</text:p>
          </table:table-cell>
          <table:table-cell table:style-name="ce4" office:value-type="float" office:value="0.0229495" calcext:value-type="float">
            <text:p>0.0229</text:p>
          </table:table-cell>
          <table:table-cell table:style-name="ce4" office:value-type="float" office:value="0.0237656" calcext:value-type="float">
            <text:p>0.0238</text:p>
          </table:table-cell>
          <table:table-cell table:style-name="ce4" office:value-type="float" office:value="0.0222803" calcext:value-type="float">
            <text:p>0.0223</text:p>
          </table:table-cell>
          <table:table-cell table:style-name="ce4" office:value-type="float" office:value="0.0269346" calcext:value-type="float">
            <text:p>0.0269</text:p>
          </table:table-cell>
          <table:table-cell table:style-name="ce4" office:value-type="float" office:value="0.0267293" calcext:value-type="float">
            <text:p>0.0267</text:p>
          </table:table-cell>
          <table:table-cell table:style-name="ce4" office:value-type="float" office:value="0.0229554" calcext:value-type="float">
            <text:p>0.0230</text:p>
          </table:table-cell>
          <table:table-cell table:style-name="ce4" office:value-type="float" office:value="0.0143443" calcext:value-type="float">
            <text:p>0.0143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e_best_all/5/30_stddev</text:p>
          </table:table-cell>
          <table:table-cell table:style-name="ce4" office:value-type="float" office:value="0.000749677" calcext:value-type="float">
            <text:p>0.0007</text:p>
          </table:table-cell>
          <table:table-cell table:style-name="ce4" office:value-type="float" office:value="0.000954763" calcext:value-type="float">
            <text:p>0.0010</text:p>
          </table:table-cell>
          <table:table-cell table:style-name="ce4" office:value-type="float" office:value="0.000523427" calcext:value-type="float">
            <text:p>0.0005</text:p>
          </table:table-cell>
          <table:table-cell table:style-name="ce4" office:value-type="float" office:value="0.000173764" calcext:value-type="float">
            <text:p>0.0002</text:p>
          </table:table-cell>
          <table:table-cell table:style-name="ce4" office:value-type="float" office:value="0.000123777" calcext:value-type="float">
            <text:p>0.0001</text:p>
          </table:table-cell>
          <table:table-cell table:style-name="ce4" office:value-type="float" office:value="0.000194062" calcext:value-type="float">
            <text:p>0.0002</text:p>
          </table:table-cell>
          <table:table-cell table:style-name="ce4" office:value-type="float" office:value="0.0000580992" calcext:value-type="float">
            <text:p>0.0001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e_best_all/5/40_mean</text:p>
          </table:table-cell>
          <table:table-cell table:style-name="ce4" office:value-type="float" office:value="0.0316109" calcext:value-type="float">
            <text:p>0.0316</text:p>
          </table:table-cell>
          <table:table-cell table:style-name="ce4" office:value-type="float" office:value="0.0322703" calcext:value-type="float">
            <text:p>0.0323</text:p>
          </table:table-cell>
          <table:table-cell table:style-name="ce4" office:value-type="float" office:value="0.0306679" calcext:value-type="float">
            <text:p>0.0307</text:p>
          </table:table-cell>
          <table:table-cell table:style-name="ce4" office:value-type="float" office:value="0.0363736" calcext:value-type="float">
            <text:p>0.0364</text:p>
          </table:table-cell>
          <table:table-cell table:style-name="ce4" office:value-type="float" office:value="0.0360578" calcext:value-type="float">
            <text:p>0.0361</text:p>
          </table:table-cell>
          <table:table-cell table:style-name="ce4" office:value-type="float" office:value="0.0307277" calcext:value-type="float">
            <text:p>0.0307</text:p>
          </table:table-cell>
          <table:table-cell table:style-name="ce4" office:value-type="float" office:value="0.0192432" calcext:value-type="float">
            <text:p>0.0192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e_best_all/5/40_median</text:p>
          </table:table-cell>
          <table:table-cell table:style-name="ce4" office:value-type="float" office:value="0.0322629" calcext:value-type="float">
            <text:p>0.0323</text:p>
          </table:table-cell>
          <table:table-cell table:style-name="ce4" office:value-type="float" office:value="0.0326462" calcext:value-type="float">
            <text:p>0.0326</text:p>
          </table:table-cell>
          <table:table-cell table:style-name="ce4" office:value-type="float" office:value="0.0308094" calcext:value-type="float">
            <text:p>0.0308</text:p>
          </table:table-cell>
          <table:table-cell table:style-name="ce4" office:value-type="float" office:value="0.0363288" calcext:value-type="float">
            <text:p>0.0363</text:p>
          </table:table-cell>
          <table:table-cell table:style-name="ce4" office:value-type="float" office:value="0.0360259" calcext:value-type="float">
            <text:p>0.0360</text:p>
          </table:table-cell>
          <table:table-cell table:style-name="ce4" office:value-type="float" office:value="0.0306334" calcext:value-type="float">
            <text:p>0.0306</text:p>
          </table:table-cell>
          <table:table-cell table:style-name="ce4" office:value-type="float" office:value="0.0192523" calcext:value-type="float">
            <text:p>0.0193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e_best_all/5/40_stddev</text:p>
          </table:table-cell>
          <table:table-cell table:style-name="ce4" office:value-type="float" office:value="0.00125275" calcext:value-type="float">
            <text:p>0.0013</text:p>
          </table:table-cell>
          <table:table-cell table:style-name="ce4" office:value-type="float" office:value="0.00109796" calcext:value-type="float">
            <text:p>0.0011</text:p>
          </table:table-cell>
          <table:table-cell table:style-name="ce4" office:value-type="float" office:value="0.00089208" calcext:value-type="float">
            <text:p>0.0009</text:p>
          </table:table-cell>
          <table:table-cell table:style-name="ce4" office:value-type="float" office:value="0.000153251" calcext:value-type="float">
            <text:p>0.0002</text:p>
          </table:table-cell>
          <table:table-cell table:style-name="ce4" office:value-type="float" office:value="0.000212209" calcext:value-type="float">
            <text:p>0.0002</text:p>
          </table:table-cell>
          <table:table-cell table:style-name="ce4" office:value-type="float" office:value="0.000178659" calcext:value-type="float">
            <text:p>0.0002</text:p>
          </table:table-cell>
          <table:table-cell table:style-name="ce4" office:value-type="float" office:value="0.0000498679" calcext:value-type="float">
            <text:p>0.0000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e_best_all/5/50_mean</text:p>
          </table:table-cell>
          <table:table-cell table:style-name="ce4" office:value-type="float" office:value="0.0409181" calcext:value-type="float">
            <text:p>0.0409</text:p>
          </table:table-cell>
          <table:table-cell table:style-name="ce4" office:value-type="float" office:value="0.0409487" calcext:value-type="float">
            <text:p>0.0409</text:p>
          </table:table-cell>
          <table:table-cell table:style-name="ce4" office:value-type="float" office:value="0.0395704" calcext:value-type="float">
            <text:p>0.0396</text:p>
          </table:table-cell>
          <table:table-cell table:style-name="ce4" office:value-type="float" office:value="0.0463755" calcext:value-type="float">
            <text:p>0.0464</text:p>
          </table:table-cell>
          <table:table-cell table:style-name="ce4" office:value-type="float" office:value="0.0452679" calcext:value-type="float">
            <text:p>0.0453</text:p>
          </table:table-cell>
          <table:table-cell table:style-name="ce4" office:value-type="float" office:value="0.0392283" calcext:value-type="float">
            <text:p>0.0392</text:p>
          </table:table-cell>
          <table:table-cell table:style-name="ce4" office:value-type="float" office:value="0.0239629" calcext:value-type="float">
            <text:p>0.0240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e_best_all/5/50_median</text:p>
          </table:table-cell>
          <table:table-cell table:style-name="ce4" office:value-type="float" office:value="0.040956" calcext:value-type="float">
            <text:p>0.0410</text:p>
          </table:table-cell>
          <table:table-cell table:style-name="ce4" office:value-type="float" office:value="0.0412291" calcext:value-type="float">
            <text:p>0.0412</text:p>
          </table:table-cell>
          <table:table-cell table:style-name="ce4" office:value-type="float" office:value="0.0398383" calcext:value-type="float">
            <text:p>0.0398</text:p>
          </table:table-cell>
          <table:table-cell table:style-name="ce4" office:value-type="float" office:value="0.0464463" calcext:value-type="float">
            <text:p>0.0464</text:p>
          </table:table-cell>
          <table:table-cell table:style-name="ce4" office:value-type="float" office:value="0.0452952" calcext:value-type="float">
            <text:p>0.0453</text:p>
          </table:table-cell>
          <table:table-cell table:style-name="ce4" office:value-type="float" office:value="0.0392107" calcext:value-type="float">
            <text:p>0.0392</text:p>
          </table:table-cell>
          <table:table-cell table:style-name="ce4" office:value-type="float" office:value="0.0239557" calcext:value-type="float">
            <text:p>0.0240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e_best_all/5/50_stddev</text:p>
          </table:table-cell>
          <table:table-cell table:style-name="ce4" office:value-type="float" office:value="0.00105217" calcext:value-type="float">
            <text:p>0.0011</text:p>
          </table:table-cell>
          <table:table-cell table:style-name="ce4" office:value-type="float" office:value="0.000810475" calcext:value-type="float">
            <text:p>0.0008</text:p>
          </table:table-cell>
          <table:table-cell table:style-name="ce4" office:value-type="float" office:value="0.000607869" calcext:value-type="float">
            <text:p>0.0006</text:p>
          </table:table-cell>
          <table:table-cell table:style-name="ce4" office:value-type="float" office:value="0.000323152" calcext:value-type="float">
            <text:p>0.0003</text:p>
          </table:table-cell>
          <table:table-cell table:style-name="ce4" office:value-type="float" office:value="0.000135158" calcext:value-type="float">
            <text:p>0.0001</text:p>
          </table:table-cell>
          <table:table-cell table:style-name="ce4" office:value-type="float" office:value="0.000566709" calcext:value-type="float">
            <text:p>0.0006</text:p>
          </table:table-cell>
          <table:table-cell table:style-name="ce4" office:value-type="float" office:value="0.0000617732" calcext:value-type="float">
            <text:p>0.0001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e_best_all/10/10_mean</text:p>
          </table:table-cell>
          <table:table-cell table:style-name="ce4" office:value-type="float" office:value="0.00922637" calcext:value-type="float">
            <text:p>0.0092</text:p>
          </table:table-cell>
          <table:table-cell table:style-name="ce4" office:value-type="float" office:value="0.00957883" calcext:value-type="float">
            <text:p>0.0096</text:p>
          </table:table-cell>
          <table:table-cell table:style-name="ce4" office:value-type="float" office:value="0.00870143" calcext:value-type="float">
            <text:p>0.0087</text:p>
          </table:table-cell>
          <table:table-cell table:style-name="ce4" office:value-type="float" office:value="0.0136333" calcext:value-type="float">
            <text:p>0.0136</text:p>
          </table:table-cell>
          <table:table-cell table:style-name="ce4" office:value-type="float" office:value="0.0132488" calcext:value-type="float">
            <text:p>0.0132</text:p>
          </table:table-cell>
          <table:table-cell table:style-name="ce4" office:value-type="float" office:value="0.00873557" calcext:value-type="float">
            <text:p>0.0087</text:p>
          </table:table-cell>
          <table:table-cell table:style-name="ce4" office:value-type="float" office:value="0.00487736" calcext:value-type="float">
            <text:p>0.0049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e_best_all/10/10_median</text:p>
          </table:table-cell>
          <table:table-cell table:style-name="ce4" office:value-type="float" office:value="0.00885816" calcext:value-type="float">
            <text:p>0.0089</text:p>
          </table:table-cell>
          <table:table-cell table:style-name="ce4" office:value-type="float" office:value="0.00907963" calcext:value-type="float">
            <text:p>0.0091</text:p>
          </table:table-cell>
          <table:table-cell table:style-name="ce4" office:value-type="float" office:value="0.00851524" calcext:value-type="float">
            <text:p>0.0085</text:p>
          </table:table-cell>
          <table:table-cell table:style-name="ce4" office:value-type="float" office:value="0.0136093" calcext:value-type="float">
            <text:p>0.0136</text:p>
          </table:table-cell>
          <table:table-cell table:style-name="ce4" office:value-type="float" office:value="0.0131788" calcext:value-type="float">
            <text:p>0.0132</text:p>
          </table:table-cell>
          <table:table-cell table:style-name="ce4" office:value-type="float" office:value="0.0087253" calcext:value-type="float">
            <text:p>0.0087</text:p>
          </table:table-cell>
          <table:table-cell table:style-name="ce4" office:value-type="float" office:value="0.00488244" calcext:value-type="float">
            <text:p>0.0049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e_best_all/10/10_stddev</text:p>
          </table:table-cell>
          <table:table-cell table:style-name="ce4" office:value-type="float" office:value="0.000520633" calcext:value-type="float">
            <text:p>0.0005</text:p>
          </table:table-cell>
          <table:table-cell table:style-name="ce4" office:value-type="float" office:value="0.000812765" calcext:value-type="float">
            <text:p>0.0008</text:p>
          </table:table-cell>
          <table:table-cell table:style-name="ce4" office:value-type="float" office:value="0.000449301" calcext:value-type="float">
            <text:p>0.0004</text:p>
          </table:table-cell>
          <table:table-cell table:style-name="ce4" office:value-type="float" office:value="0.0000665769" calcext:value-type="float">
            <text:p>0.0001</text:p>
          </table:table-cell>
          <table:table-cell table:style-name="ce4" office:value-type="float" office:value="0.000183522" calcext:value-type="float">
            <text:p>0.0002</text:p>
          </table:table-cell>
          <table:table-cell table:style-name="ce4" office:value-type="float" office:value="0.0000605854" calcext:value-type="float">
            <text:p>0.0001</text:p>
          </table:table-cell>
          <table:table-cell table:style-name="ce4" office:value-type="float" office:value="0.0000178598" calcext:value-type="float">
            <text:p>0.0000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e_best_all/10/20_mean</text:p>
          </table:table-cell>
          <table:table-cell table:style-name="ce4" office:value-type="float" office:value="0.017667" calcext:value-type="float">
            <text:p>0.0177</text:p>
          </table:table-cell>
          <table:table-cell table:style-name="ce4" office:value-type="float" office:value="0.0168655" calcext:value-type="float">
            <text:p>0.0169</text:p>
          </table:table-cell>
          <table:table-cell table:style-name="ce4" office:value-type="float" office:value="0.016756" calcext:value-type="float">
            <text:p>0.0168</text:p>
          </table:table-cell>
          <table:table-cell table:style-name="ce4" office:value-type="float" office:value="0.027859" calcext:value-type="float">
            <text:p>0.0279</text:p>
          </table:table-cell>
          <table:table-cell table:style-name="ce4" office:value-type="float" office:value="0.0272423" calcext:value-type="float">
            <text:p>0.0272</text:p>
          </table:table-cell>
          <table:table-cell table:style-name="ce4" office:value-type="float" office:value="0.017656" calcext:value-type="float">
            <text:p>0.0177</text:p>
          </table:table-cell>
          <table:table-cell table:style-name="ce4" office:value-type="float" office:value="0.00970227" calcext:value-type="float">
            <text:p>0.0097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e_best_all/10/20_median</text:p>
          </table:table-cell>
          <table:table-cell table:style-name="ce4" office:value-type="float" office:value="0.0181806" calcext:value-type="float">
            <text:p>0.0182</text:p>
          </table:table-cell>
          <table:table-cell table:style-name="ce4" office:value-type="float" office:value="0.0166912" calcext:value-type="float">
            <text:p>0.0167</text:p>
          </table:table-cell>
          <table:table-cell table:style-name="ce4" office:value-type="float" office:value="0.0165367" calcext:value-type="float">
            <text:p>0.0165</text:p>
          </table:table-cell>
          <table:table-cell table:style-name="ce4" office:value-type="float" office:value="0.0278531" calcext:value-type="float">
            <text:p>0.0279</text:p>
          </table:table-cell>
          <table:table-cell table:style-name="ce4" office:value-type="float" office:value="0.0273239" calcext:value-type="float">
            <text:p>0.0273</text:p>
          </table:table-cell>
          <table:table-cell table:style-name="ce4" office:value-type="float" office:value="0.0176809" calcext:value-type="float">
            <text:p>0.0177</text:p>
          </table:table-cell>
          <table:table-cell table:style-name="ce4" office:value-type="float" office:value="0.00970343" calcext:value-type="float">
            <text:p>0.0097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e_best_all/10/20_stddev</text:p>
          </table:table-cell>
          <table:table-cell table:style-name="ce4" office:value-type="float" office:value="0.000889195" calcext:value-type="float">
            <text:p>0.0009</text:p>
          </table:table-cell>
          <table:table-cell table:style-name="ce4" office:value-type="float" office:value="0.00102806" calcext:value-type="float">
            <text:p>0.0010</text:p>
          </table:table-cell>
          <table:table-cell table:style-name="ce4" office:value-type="float" office:value="0.00109127" calcext:value-type="float">
            <text:p>0.0011</text:p>
          </table:table-cell>
          <table:table-cell table:style-name="ce4" office:value-type="float" office:value="0.000230694" calcext:value-type="float">
            <text:p>0.0002</text:p>
          </table:table-cell>
          <table:table-cell table:style-name="ce4" office:value-type="float" office:value="0.000274866" calcext:value-type="float">
            <text:p>0.0003</text:p>
          </table:table-cell>
          <table:table-cell table:style-name="ce4" office:value-type="float" office:value="0.0000719502" calcext:value-type="float">
            <text:p>0.0001</text:p>
          </table:table-cell>
          <table:table-cell table:style-name="ce4" office:value-type="float" office:value="0.0000223749" calcext:value-type="float">
            <text:p>0.0000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e_best_all/10/30_mean</text:p>
          </table:table-cell>
          <table:table-cell table:style-name="ce4" office:value-type="float" office:value="0.0267072" calcext:value-type="float">
            <text:p>0.0267</text:p>
          </table:table-cell>
          <table:table-cell table:style-name="ce4" office:value-type="float" office:value="0.0270193" calcext:value-type="float">
            <text:p>0.0270</text:p>
          </table:table-cell>
          <table:table-cell table:style-name="ce4" office:value-type="float" office:value="0.0246679" calcext:value-type="float">
            <text:p>0.0247</text:p>
          </table:table-cell>
          <table:table-cell table:style-name="ce4" office:value-type="float" office:value="0.0422577" calcext:value-type="float">
            <text:p>0.0423</text:p>
          </table:table-cell>
          <table:table-cell table:style-name="ce4" office:value-type="float" office:value="0.040644" calcext:value-type="float">
            <text:p>0.0406</text:p>
          </table:table-cell>
          <table:table-cell table:style-name="ce4" office:value-type="float" office:value="0.0268847" calcext:value-type="float">
            <text:p>0.0269</text:p>
          </table:table-cell>
          <table:table-cell table:style-name="ce4" office:value-type="float" office:value="0.0145473" calcext:value-type="float">
            <text:p>0.0145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e_best_all/10/30_median</text:p>
          </table:table-cell>
          <table:table-cell table:style-name="ce4" office:value-type="float" office:value="0.0267991" calcext:value-type="float">
            <text:p>0.0268</text:p>
          </table:table-cell>
          <table:table-cell table:style-name="ce4" office:value-type="float" office:value="0.026922" calcext:value-type="float">
            <text:p>0.0269</text:p>
          </table:table-cell>
          <table:table-cell table:style-name="ce4" office:value-type="float" office:value="0.024527" calcext:value-type="float">
            <text:p>0.0245</text:p>
          </table:table-cell>
          <table:table-cell table:style-name="ce4" office:value-type="float" office:value="0.0422051" calcext:value-type="float">
            <text:p>0.0422</text:p>
          </table:table-cell>
          <table:table-cell table:style-name="ce4" office:value-type="float" office:value="0.0406755" calcext:value-type="float">
            <text:p>0.0407</text:p>
          </table:table-cell>
          <table:table-cell table:style-name="ce4" office:value-type="float" office:value="0.0267984" calcext:value-type="float">
            <text:p>0.0268</text:p>
          </table:table-cell>
          <table:table-cell table:style-name="ce4" office:value-type="float" office:value="0.0145683" calcext:value-type="float">
            <text:p>0.0146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e_best_all/10/30_stddev</text:p>
          </table:table-cell>
          <table:table-cell table:style-name="ce4" office:value-type="float" office:value="0.00124676" calcext:value-type="float">
            <text:p>0.0012</text:p>
          </table:table-cell>
          <table:table-cell table:style-name="ce4" office:value-type="float" office:value="0.00175275" calcext:value-type="float">
            <text:p>0.0018</text:p>
          </table:table-cell>
          <table:table-cell table:style-name="ce4" office:value-type="float" office:value="0.000329874" calcext:value-type="float">
            <text:p>0.0003</text:p>
          </table:table-cell>
          <table:table-cell table:style-name="ce4" office:value-type="float" office:value="0.000198458" calcext:value-type="float">
            <text:p>0.0002</text:p>
          </table:table-cell>
          <table:table-cell table:style-name="ce4" office:value-type="float" office:value="0.000120951" calcext:value-type="float">
            <text:p>0.0001</text:p>
          </table:table-cell>
          <table:table-cell table:style-name="ce4" office:value-type="float" office:value="0.000194801" calcext:value-type="float">
            <text:p>0.0002</text:p>
          </table:table-cell>
          <table:table-cell table:style-name="ce4" office:value-type="float" office:value="0.0000476509" calcext:value-type="float">
            <text:p>0.0000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e_best_all/10/40_mean</text:p>
          </table:table-cell>
          <table:table-cell table:style-name="ce4" office:value-type="float" office:value="0.0357856" calcext:value-type="float">
            <text:p>0.0358</text:p>
          </table:table-cell>
          <table:table-cell table:style-name="ce4" office:value-type="float" office:value="0.0380177" calcext:value-type="float">
            <text:p>0.0380</text:p>
          </table:table-cell>
          <table:table-cell table:style-name="ce4" office:value-type="float" office:value="0.0334177" calcext:value-type="float">
            <text:p>0.0334</text:p>
          </table:table-cell>
          <table:table-cell table:style-name="ce4" office:value-type="float" office:value="0.0566575" calcext:value-type="float">
            <text:p>0.0567</text:p>
          </table:table-cell>
          <table:table-cell table:style-name="ce4" office:value-type="float" office:value="0.0550365" calcext:value-type="float">
            <text:p>0.0550</text:p>
          </table:table-cell>
          <table:table-cell table:style-name="ce4" office:value-type="float" office:value="0.0359931" calcext:value-type="float">
            <text:p>0.0360</text:p>
          </table:table-cell>
          <table:table-cell table:style-name="ce4" office:value-type="float" office:value="0.0193907" calcext:value-type="float">
            <text:p>0.0194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e_best_all/10/40_median</text:p>
          </table:table-cell>
          <table:table-cell table:style-name="ce4" office:value-type="float" office:value="0.0362695" calcext:value-type="float">
            <text:p>0.0363</text:p>
          </table:table-cell>
          <table:table-cell table:style-name="ce4" office:value-type="float" office:value="0.0379086" calcext:value-type="float">
            <text:p>0.0379</text:p>
          </table:table-cell>
          <table:table-cell table:style-name="ce4" office:value-type="float" office:value="0.0336343" calcext:value-type="float">
            <text:p>0.0336</text:p>
          </table:table-cell>
          <table:table-cell table:style-name="ce4" office:value-type="float" office:value="0.0566482" calcext:value-type="float">
            <text:p>0.0566</text:p>
          </table:table-cell>
          <table:table-cell table:style-name="ce4" office:value-type="float" office:value="0.0549742" calcext:value-type="float">
            <text:p>0.0550</text:p>
          </table:table-cell>
          <table:table-cell table:style-name="ce4" office:value-type="float" office:value="0.0359885" calcext:value-type="float">
            <text:p>0.0360</text:p>
          </table:table-cell>
          <table:table-cell table:style-name="ce4" office:value-type="float" office:value="0.0193785" calcext:value-type="float">
            <text:p>0.0194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e_best_all/10/40_stddev</text:p>
          </table:table-cell>
          <table:table-cell table:style-name="ce4" office:value-type="float" office:value="0.00179108" calcext:value-type="float">
            <text:p>0.0018</text:p>
          </table:table-cell>
          <table:table-cell table:style-name="ce4" office:value-type="float" office:value="0.00132494" calcext:value-type="float">
            <text:p>0.0013</text:p>
          </table:table-cell>
          <table:table-cell table:style-name="ce4" office:value-type="float" office:value="0.00171703" calcext:value-type="float">
            <text:p>0.0017</text:p>
          </table:table-cell>
          <table:table-cell table:style-name="ce4" office:value-type="float" office:value="0.000187705" calcext:value-type="float">
            <text:p>0.0002</text:p>
          </table:table-cell>
          <table:table-cell table:style-name="ce4" office:value-type="float" office:value="0.000267293" calcext:value-type="float">
            <text:p>0.0003</text:p>
          </table:table-cell>
          <table:table-cell table:style-name="ce4" office:value-type="float" office:value="0.0000628104" calcext:value-type="float">
            <text:p>0.0001</text:p>
          </table:table-cell>
          <table:table-cell table:style-name="ce4" office:value-type="float" office:value="0.0000368163" calcext:value-type="float">
            <text:p>0.0000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e_best_all/10/50_mean</text:p>
          </table:table-cell>
          <table:table-cell table:style-name="ce4" office:value-type="float" office:value="0.0469198" calcext:value-type="float">
            <text:p>0.0469</text:p>
          </table:table-cell>
          <table:table-cell table:style-name="ce4" office:value-type="float" office:value="0.0473298" calcext:value-type="float">
            <text:p>0.0473</text:p>
          </table:table-cell>
          <table:table-cell table:style-name="ce4" office:value-type="float" office:value="0.0430749" calcext:value-type="float">
            <text:p>0.0431</text:p>
          </table:table-cell>
          <table:table-cell table:style-name="ce4" office:value-type="float" office:value="0.0719575" calcext:value-type="float">
            <text:p>0.0720</text:p>
          </table:table-cell>
          <table:table-cell table:style-name="ce4" office:value-type="float" office:value="0.0705396" calcext:value-type="float">
            <text:p>0.0705</text:p>
          </table:table-cell>
          <table:table-cell table:style-name="ce4" office:value-type="float" office:value="0.0456796" calcext:value-type="float">
            <text:p>0.0457</text:p>
          </table:table-cell>
          <table:table-cell table:style-name="ce4" office:value-type="float" office:value="0.0242228" calcext:value-type="float">
            <text:p>0.0242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e_best_all/10/50_median</text:p>
          </table:table-cell>
          <table:table-cell table:style-name="ce4" office:value-type="float" office:value="0.0472118" calcext:value-type="float">
            <text:p>0.0472</text:p>
          </table:table-cell>
          <table:table-cell table:style-name="ce4" office:value-type="float" office:value="0.0472551" calcext:value-type="float">
            <text:p>0.0473</text:p>
          </table:table-cell>
          <table:table-cell table:style-name="ce4" office:value-type="float" office:value="0.0433215" calcext:value-type="float">
            <text:p>0.0433</text:p>
          </table:table-cell>
          <table:table-cell table:style-name="ce4" office:value-type="float" office:value="0.0722607" calcext:value-type="float">
            <text:p>0.0723</text:p>
          </table:table-cell>
          <table:table-cell table:style-name="ce4" office:value-type="float" office:value="0.0703076" calcext:value-type="float">
            <text:p>0.0703</text:p>
          </table:table-cell>
          <table:table-cell table:style-name="ce4" office:value-type="float" office:value="0.0457517" calcext:value-type="float">
            <text:p>0.0458</text:p>
          </table:table-cell>
          <table:table-cell table:style-name="ce4" office:value-type="float" office:value="0.0242003" calcext:value-type="float">
            <text:p>0.0242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e_best_all/10/50_stddev</text:p>
          </table:table-cell>
          <table:table-cell table:style-name="ce4" office:value-type="float" office:value="0.000762108" calcext:value-type="float">
            <text:p>0.0008</text:p>
          </table:table-cell>
          <table:table-cell table:style-name="ce4" office:value-type="float" office:value="0.00131982" calcext:value-type="float">
            <text:p>0.0013</text:p>
          </table:table-cell>
          <table:table-cell table:style-name="ce4" office:value-type="float" office:value="0.00150615" calcext:value-type="float">
            <text:p>0.0015</text:p>
          </table:table-cell>
          <table:table-cell table:style-name="ce4" office:value-type="float" office:value="0.000656491" calcext:value-type="float">
            <text:p>0.0007</text:p>
          </table:table-cell>
          <table:table-cell table:style-name="ce4" office:value-type="float" office:value="0.000683896" calcext:value-type="float">
            <text:p>0.0007</text:p>
          </table:table-cell>
          <table:table-cell table:style-name="ce4" office:value-type="float" office:value="0.000268398" calcext:value-type="float">
            <text:p>0.0003</text:p>
          </table:table-cell>
          <table:table-cell table:style-name="ce4" office:value-type="float" office:value="0.0000915359" calcext:value-type="float">
            <text:p>0.0001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e_best_all/20/10_mean</text:p>
          </table:table-cell>
          <table:table-cell table:style-name="ce4" office:value-type="float" office:value="0.0151174" calcext:value-type="float">
            <text:p>0.0151</text:p>
          </table:table-cell>
          <table:table-cell table:style-name="ce4" office:value-type="float" office:value="0.0152947" calcext:value-type="float">
            <text:p>0.0153</text:p>
          </table:table-cell>
          <table:table-cell table:style-name="ce4" office:value-type="float" office:value="0.0126262" calcext:value-type="float">
            <text:p>0.0126</text:p>
          </table:table-cell>
          <table:table-cell table:style-name="ce4" office:value-type="float" office:value="0.0298415" calcext:value-type="float">
            <text:p>0.0298</text:p>
          </table:table-cell>
          <table:table-cell table:style-name="ce4" office:value-type="float" office:value="0.0290439" calcext:value-type="float">
            <text:p>0.0290</text:p>
          </table:table-cell>
          <table:table-cell table:style-name="ce4" office:value-type="float" office:value="0.011354" calcext:value-type="float">
            <text:p>0.0114</text:p>
          </table:table-cell>
          <table:table-cell table:style-name="ce4" office:value-type="float" office:value="0.00516379" calcext:value-type="float">
            <text:p>0.0052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e_best_all/20/10_median</text:p>
          </table:table-cell>
          <table:table-cell table:style-name="ce4" office:value-type="float" office:value="0.0141063" calcext:value-type="float">
            <text:p>0.0141</text:p>
          </table:table-cell>
          <table:table-cell table:style-name="ce4" office:value-type="float" office:value="0.0161332" calcext:value-type="float">
            <text:p>0.0161</text:p>
          </table:table-cell>
          <table:table-cell table:style-name="ce4" office:value-type="float" office:value="0.0122968" calcext:value-type="float">
            <text:p>0.0123</text:p>
          </table:table-cell>
          <table:table-cell table:style-name="ce4" office:value-type="float" office:value="0.0297892" calcext:value-type="float">
            <text:p>0.0298</text:p>
          </table:table-cell>
          <table:table-cell table:style-name="ce4" office:value-type="float" office:value="0.0291249" calcext:value-type="float">
            <text:p>0.0291</text:p>
          </table:table-cell>
          <table:table-cell table:style-name="ce4" office:value-type="float" office:value="0.0113311" calcext:value-type="float">
            <text:p>0.0113</text:p>
          </table:table-cell>
          <table:table-cell table:style-name="ce4" office:value-type="float" office:value="0.00516245" calcext:value-type="float">
            <text:p>0.0052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e_best_all/20/10_stddev</text:p>
          </table:table-cell>
          <table:table-cell table:style-name="ce4" office:value-type="float" office:value="0.00222717" calcext:value-type="float">
            <text:p>0.0022</text:p>
          </table:table-cell>
          <table:table-cell table:style-name="ce4" office:value-type="float" office:value="0.00133771" calcext:value-type="float">
            <text:p>0.0013</text:p>
          </table:table-cell>
          <table:table-cell table:style-name="ce4" office:value-type="float" office:value="0.0030141" calcext:value-type="float">
            <text:p>0.0030</text:p>
          </table:table-cell>
          <table:table-cell table:style-name="ce4" office:value-type="float" office:value="0.000463183" calcext:value-type="float">
            <text:p>0.0005</text:p>
          </table:table-cell>
          <table:table-cell table:style-name="ce4" office:value-type="float" office:value="0.000220096" calcext:value-type="float">
            <text:p>0.0002</text:p>
          </table:table-cell>
          <table:table-cell table:style-name="ce4" office:value-type="float" office:value="0.0000764579" calcext:value-type="float">
            <text:p>0.0001</text:p>
          </table:table-cell>
          <table:table-cell table:style-name="ce4" office:value-type="float" office:value="0.0000124534" calcext:value-type="float">
            <text:p>0.0000</text:p>
          </table:table-cell>
          <table:table-cell table:style-name="ce6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quoting_and_trade_best_all/20/20_mean</text:p>
          </table:table-cell>
          <table:table-cell table:style-name="ce4" office:value-type="float" office:value="0.0227322" calcext:value-type="float">
            <text:p>0.0227</text:p>
          </table:table-cell>
          <table:table-cell table:style-name="ce4" office:value-type="float" office:value="0.0231406" calcext:value-type="float">
            <text:p>0.0231</text:p>
          </table:table-cell>
          <table:table-cell table:style-name="ce4" office:value-type="float" office:value="0.0229474" calcext:value-type="float">
            <text:p>0.0229</text:p>
          </table:table-cell>
          <table:table-cell table:style-name="ce4" office:value-type="float" office:value="0.0593686" calcext:value-type="float">
            <text:p>0.0594</text:p>
          </table:table-cell>
          <table:table-cell table:style-name="ce4" office:value-type="float" office:value="0.0575566" calcext:value-type="float">
            <text:p>0.0576</text:p>
          </table:table-cell>
          <table:table-cell table:style-name="ce4" office:value-type="float" office:value="0.0229335" calcext:value-type="float">
            <text:p>0.0229</text:p>
          </table:table-cell>
          <table:table-cell table:style-name="ce4" office:value-type="float" office:value="0.0100657" calcext:value-type="float">
            <text:p>0.010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uoting_and_trade_best_all/20/20_median</text:p>
          </table:table-cell>
          <table:table-cell table:style-name="ce4" office:value-type="float" office:value="0.0244372" calcext:value-type="float">
            <text:p>0.0244</text:p>
          </table:table-cell>
          <table:table-cell table:style-name="ce4" office:value-type="float" office:value="0.0227858" calcext:value-type="float">
            <text:p>0.0228</text:p>
          </table:table-cell>
          <table:table-cell table:style-name="ce4" office:value-type="float" office:value="0.0243355" calcext:value-type="float">
            <text:p>0.0243</text:p>
          </table:table-cell>
          <table:table-cell table:style-name="ce4" office:value-type="float" office:value="0.0593167" calcext:value-type="float">
            <text:p>0.0593</text:p>
          </table:table-cell>
          <table:table-cell table:style-name="ce4" office:value-type="float" office:value="0.0575015" calcext:value-type="float">
            <text:p>0.0575</text:p>
          </table:table-cell>
          <table:table-cell table:style-name="ce4" office:value-type="float" office:value="0.0230212" calcext:value-type="float">
            <text:p>0.0230</text:p>
          </table:table-cell>
          <table:table-cell table:style-name="ce4" office:value-type="float" office:value="0.0100619" calcext:value-type="float">
            <text:p>0.010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uoting_and_trade_best_all/20/20_stddev</text:p>
          </table:table-cell>
          <table:table-cell table:style-name="ce4" office:value-type="float" office:value="0.00258088" calcext:value-type="float">
            <text:p>0.0026</text:p>
          </table:table-cell>
          <table:table-cell table:style-name="ce4" office:value-type="float" office:value="0.00336941" calcext:value-type="float">
            <text:p>0.0034</text:p>
          </table:table-cell>
          <table:table-cell table:style-name="ce4" office:value-type="float" office:value="0.00323705" calcext:value-type="float">
            <text:p>0.0032</text:p>
          </table:table-cell>
          <table:table-cell table:style-name="ce4" office:value-type="float" office:value="0.000244836" calcext:value-type="float">
            <text:p>0.0002</text:p>
          </table:table-cell>
          <table:table-cell table:style-name="ce4" office:value-type="float" office:value="0.000204565" calcext:value-type="float">
            <text:p>0.0002</text:p>
          </table:table-cell>
          <table:table-cell table:style-name="ce4" office:value-type="float" office:value="0.00024368" calcext:value-type="float">
            <text:p>0.0002</text:p>
          </table:table-cell>
          <table:table-cell table:style-name="ce4" office:value-type="float" office:value="0.000020889" calcext:value-type="float">
            <text:p>0.00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uoting_and_trade_best_all/20/30_mean</text:p>
          </table:table-cell>
          <table:table-cell table:style-name="ce4" office:value-type="float" office:value="0.0316148" calcext:value-type="float">
            <text:p>0.0316</text:p>
          </table:table-cell>
          <table:table-cell table:style-name="ce4" office:value-type="float" office:value="0.0380994" calcext:value-type="float">
            <text:p>0.0381</text:p>
          </table:table-cell>
          <table:table-cell table:style-name="ce4" office:value-type="float" office:value="0.0310855" calcext:value-type="float">
            <text:p>0.0311</text:p>
          </table:table-cell>
          <table:table-cell table:style-name="ce4" office:value-type="float" office:value="0.0900412" calcext:value-type="float">
            <text:p>0.0900</text:p>
          </table:table-cell>
          <table:table-cell table:style-name="ce4" office:value-type="float" office:value="0.0871472" calcext:value-type="float">
            <text:p>0.0871</text:p>
          </table:table-cell>
          <table:table-cell table:style-name="ce4" office:value-type="float" office:value="0.0340651" calcext:value-type="float">
            <text:p>0.0341</text:p>
          </table:table-cell>
          <table:table-cell table:style-name="ce4" office:value-type="float" office:value="0.0149536" calcext:value-type="float">
            <text:p>0.015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uoting_and_trade_best_all/20/30_median</text:p>
          </table:table-cell>
          <table:table-cell table:style-name="ce4" office:value-type="float" office:value="0.0312165" calcext:value-type="float">
            <text:p>0.0312</text:p>
          </table:table-cell>
          <table:table-cell table:style-name="ce4" office:value-type="float" office:value="0.0375788" calcext:value-type="float">
            <text:p>0.0376</text:p>
          </table:table-cell>
          <table:table-cell table:style-name="ce4" office:value-type="float" office:value="0.0306056" calcext:value-type="float">
            <text:p>0.0306</text:p>
          </table:table-cell>
          <table:table-cell table:style-name="ce4" office:value-type="float" office:value="0.090069" calcext:value-type="float">
            <text:p>0.0901</text:p>
          </table:table-cell>
          <table:table-cell table:style-name="ce4" office:value-type="float" office:value="0.087223" calcext:value-type="float">
            <text:p>0.0872</text:p>
          </table:table-cell>
          <table:table-cell table:style-name="ce4" office:value-type="float" office:value="0.0340633" calcext:value-type="float">
            <text:p>0.0341</text:p>
          </table:table-cell>
          <table:table-cell table:style-name="ce4" office:value-type="float" office:value="0.0149564" calcext:value-type="float">
            <text:p>0.015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uoting_and_trade_best_all/20/30_stddev</text:p>
          </table:table-cell>
          <table:table-cell table:style-name="ce4" office:value-type="float" office:value="0.00127191" calcext:value-type="float">
            <text:p>0.0013</text:p>
          </table:table-cell>
          <table:table-cell table:style-name="ce4" office:value-type="float" office:value="0.00285291" calcext:value-type="float">
            <text:p>0.0029</text:p>
          </table:table-cell>
          <table:table-cell table:style-name="ce4" office:value-type="float" office:value="0.00327101" calcext:value-type="float">
            <text:p>0.0033</text:p>
          </table:table-cell>
          <table:table-cell table:style-name="ce4" office:value-type="float" office:value="0.000471217" calcext:value-type="float">
            <text:p>0.0005</text:p>
          </table:table-cell>
          <table:table-cell table:style-name="ce4" office:value-type="float" office:value="0.000237436" calcext:value-type="float">
            <text:p>0.0002</text:p>
          </table:table-cell>
          <table:table-cell table:style-name="ce4" office:value-type="float" office:value="0.000145161" calcext:value-type="float">
            <text:p>0.0001</text:p>
          </table:table-cell>
          <table:table-cell table:style-name="ce4" office:value-type="float" office:value="0.00000638952" calcext:value-type="float">
            <text:p>0.00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uoting_and_trade_best_all/20/40_mean</text:p>
          </table:table-cell>
          <table:table-cell table:style-name="ce4" office:value-type="float" office:value="0.047631" calcext:value-type="float">
            <text:p>0.0476</text:p>
          </table:table-cell>
          <table:table-cell table:style-name="ce4" office:value-type="float" office:value="0.054554" calcext:value-type="float">
            <text:p>0.0546</text:p>
          </table:table-cell>
          <table:table-cell table:style-name="ce4" office:value-type="float" office:value="0.0435284" calcext:value-type="float">
            <text:p>0.0435</text:p>
          </table:table-cell>
          <table:table-cell table:style-name="ce4" office:value-type="float" office:value="0.120413" calcext:value-type="float">
            <text:p>0.1204</text:p>
          </table:table-cell>
          <table:table-cell table:style-name="ce4" office:value-type="float" office:value="0.118185" calcext:value-type="float">
            <text:p>0.1182</text:p>
          </table:table-cell>
          <table:table-cell table:style-name="ce4" office:value-type="float" office:value="0.0456409" calcext:value-type="float">
            <text:p>0.0456</text:p>
          </table:table-cell>
          <table:table-cell table:style-name="ce4" office:value-type="float" office:value="0.0198588" calcext:value-type="float">
            <text:p>0.019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uoting_and_trade_best_all/20/40_median</text:p>
          </table:table-cell>
          <table:table-cell table:style-name="ce4" office:value-type="float" office:value="0.0473591" calcext:value-type="float">
            <text:p>0.0474</text:p>
          </table:table-cell>
          <table:table-cell table:style-name="ce4" office:value-type="float" office:value="0.0530621" calcext:value-type="float">
            <text:p>0.0531</text:p>
          </table:table-cell>
          <table:table-cell table:style-name="ce4" office:value-type="float" office:value="0.0442328" calcext:value-type="float">
            <text:p>0.0442</text:p>
          </table:table-cell>
          <table:table-cell table:style-name="ce4" office:value-type="float" office:value="0.120819" calcext:value-type="float">
            <text:p>0.1208</text:p>
          </table:table-cell>
          <table:table-cell table:style-name="ce4" office:value-type="float" office:value="0.117881" calcext:value-type="float">
            <text:p>0.1179</text:p>
          </table:table-cell>
          <table:table-cell table:style-name="ce4" office:value-type="float" office:value="0.0455906" calcext:value-type="float">
            <text:p>0.0456</text:p>
          </table:table-cell>
          <table:table-cell table:style-name="ce4" office:value-type="float" office:value="0.0198548" calcext:value-type="float">
            <text:p>0.019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uoting_and_trade_best_all/20/40_stddev</text:p>
          </table:table-cell>
          <table:table-cell table:style-name="ce4" office:value-type="float" office:value="0.0053226" calcext:value-type="float">
            <text:p>0.0053</text:p>
          </table:table-cell>
          <table:table-cell table:style-name="ce4" office:value-type="float" office:value="0.00509989" calcext:value-type="float">
            <text:p>0.0051</text:p>
          </table:table-cell>
          <table:table-cell table:style-name="ce4" office:value-type="float" office:value="0.00396039" calcext:value-type="float">
            <text:p>0.0040</text:p>
          </table:table-cell>
          <table:table-cell table:style-name="ce4" office:value-type="float" office:value="0.000993301" calcext:value-type="float">
            <text:p>0.0010</text:p>
          </table:table-cell>
          <table:table-cell table:style-name="ce4" office:value-type="float" office:value="0.000950652" calcext:value-type="float">
            <text:p>0.0010</text:p>
          </table:table-cell>
          <table:table-cell table:style-name="ce4" office:value-type="float" office:value="0.00016343" calcext:value-type="float">
            <text:p>0.0002</text:p>
          </table:table-cell>
          <table:table-cell table:style-name="ce4" office:value-type="float" office:value="0.0000511018" calcext:value-type="float">
            <text:p>0.000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uoting_and_trade_best_all/20/50_mean</text:p>
          </table:table-cell>
          <table:table-cell table:style-name="ce4" office:value-type="float" office:value="0.0618066" calcext:value-type="float">
            <text:p>0.0618</text:p>
          </table:table-cell>
          <table:table-cell table:style-name="ce4" office:value-type="float" office:value="0.0685842" calcext:value-type="float">
            <text:p>0.0686</text:p>
          </table:table-cell>
          <table:table-cell table:style-name="ce4" office:value-type="float" office:value="0.0497754" calcext:value-type="float">
            <text:p>0.0498</text:p>
          </table:table-cell>
          <table:table-cell table:style-name="ce4" office:value-type="float" office:value="0.154834" calcext:value-type="float">
            <text:p>0.1548</text:p>
          </table:table-cell>
          <table:table-cell table:style-name="ce4" office:value-type="float" office:value="0.15249" calcext:value-type="float">
            <text:p>0.1525</text:p>
          </table:table-cell>
          <table:table-cell table:style-name="ce4" office:value-type="float" office:value="0.0574783" calcext:value-type="float">
            <text:p>0.0575</text:p>
          </table:table-cell>
          <table:table-cell table:style-name="ce4" office:value-type="float" office:value="0.0248855" calcext:value-type="float">
            <text:p>0.024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uoting_and_trade_best_all/20/50_median</text:p>
          </table:table-cell>
          <table:table-cell table:style-name="ce4" office:value-type="float" office:value="0.0632853" calcext:value-type="float">
            <text:p>0.0633</text:p>
          </table:table-cell>
          <table:table-cell table:style-name="ce4" office:value-type="float" office:value="0.0681085" calcext:value-type="float">
            <text:p>0.0681</text:p>
          </table:table-cell>
          <table:table-cell table:style-name="ce4" office:value-type="float" office:value="0.0502484" calcext:value-type="float">
            <text:p>0.0502</text:p>
          </table:table-cell>
          <table:table-cell table:style-name="ce4" office:value-type="float" office:value="0.154364" calcext:value-type="float">
            <text:p>0.1544</text:p>
          </table:table-cell>
          <table:table-cell table:style-name="ce4" office:value-type="float" office:value="0.151424" calcext:value-type="float">
            <text:p>0.1514</text:p>
          </table:table-cell>
          <table:table-cell table:style-name="ce4" office:value-type="float" office:value="0.0575278" calcext:value-type="float">
            <text:p>0.0575</text:p>
          </table:table-cell>
          <table:table-cell table:style-name="ce4" office:value-type="float" office:value="0.0248858" calcext:value-type="float">
            <text:p>0.024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uoting_and_trade_best_all/20/50_stddev</text:p>
          </table:table-cell>
          <table:table-cell table:style-name="ce4" office:value-type="float" office:value="0.00469783" calcext:value-type="float">
            <text:p>0.0047</text:p>
          </table:table-cell>
          <table:table-cell table:style-name="ce4" office:value-type="float" office:value="0.00568976" calcext:value-type="float">
            <text:p>0.0057</text:p>
          </table:table-cell>
          <table:table-cell table:style-name="ce4" office:value-type="float" office:value="0.00254781" calcext:value-type="float">
            <text:p>0.0025</text:p>
          </table:table-cell>
          <table:table-cell table:style-name="ce4" office:value-type="float" office:value="0.00160247" calcext:value-type="float">
            <text:p>0.0016</text:p>
          </table:table-cell>
          <table:table-cell table:style-name="ce4" office:value-type="float" office:value="0.0024156" calcext:value-type="float">
            <text:p>0.0024</text:p>
          </table:table-cell>
          <table:table-cell table:style-name="ce4" office:value-type="float" office:value="0.000148472" calcext:value-type="float">
            <text:p>0.0001</text:p>
          </table:table-cell>
          <table:table-cell table:style-name="ce4" office:value-type="float" office:value="0.0000360339" calcext:value-type="float">
            <text:p>0.00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uoting_and_trade_best_all/40/10_mean</text:p>
          </table:table-cell>
          <table:table-cell table:style-name="ce4" office:value-type="float" office:value="0.0361622" calcext:value-type="float">
            <text:p>0.0362</text:p>
          </table:table-cell>
          <table:table-cell table:style-name="ce4" office:value-type="float" office:value="0.0302282" calcext:value-type="float">
            <text:p>0.0302</text:p>
          </table:table-cell>
          <table:table-cell table:style-name="ce4" office:value-type="float" office:value="0.0314615" calcext:value-type="float">
            <text:p>0.0315</text:p>
          </table:table-cell>
          <table:table-cell table:style-name="ce4" office:value-type="float" office:value="0.0818852" calcext:value-type="float">
            <text:p>0.0819</text:p>
          </table:table-cell>
          <table:table-cell table:style-name="ce4" office:value-type="float" office:value="0.0811917" calcext:value-type="float">
            <text:p>0.0812</text:p>
          </table:table-cell>
          <table:table-cell table:style-name="ce4" office:value-type="float" office:value="0.0161651" calcext:value-type="float">
            <text:p>0.0162</text:p>
          </table:table-cell>
          <table:table-cell table:style-name="ce4" office:value-type="float" office:value="0.00554005" calcext:value-type="float">
            <text:p>0.005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uoting_and_trade_best_all/40/10_median</text:p>
          </table:table-cell>
          <table:table-cell table:style-name="ce4" office:value-type="float" office:value="0.0346556" calcext:value-type="float">
            <text:p>0.0347</text:p>
          </table:table-cell>
          <table:table-cell table:style-name="ce4" office:value-type="float" office:value="0.0305691" calcext:value-type="float">
            <text:p>0.0306</text:p>
          </table:table-cell>
          <table:table-cell table:style-name="ce4" office:value-type="float" office:value="0.0313987" calcext:value-type="float">
            <text:p>0.0314</text:p>
          </table:table-cell>
          <table:table-cell table:style-name="ce4" office:value-type="float" office:value="0.0818529" calcext:value-type="float">
            <text:p>0.0819</text:p>
          </table:table-cell>
          <table:table-cell table:style-name="ce4" office:value-type="float" office:value="0.0816785" calcext:value-type="float">
            <text:p>0.0817</text:p>
          </table:table-cell>
          <table:table-cell table:style-name="ce4" office:value-type="float" office:value="0.0161793" calcext:value-type="float">
            <text:p>0.0162</text:p>
          </table:table-cell>
          <table:table-cell table:style-name="ce4" office:value-type="float" office:value="0.00553622" calcext:value-type="float">
            <text:p>0.005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uoting_and_trade_best_all/40/10_stddev</text:p>
          </table:table-cell>
          <table:table-cell table:style-name="ce4" office:value-type="float" office:value="0.00649082" calcext:value-type="float">
            <text:p>0.0065</text:p>
          </table:table-cell>
          <table:table-cell table:style-name="ce4" office:value-type="float" office:value="0.00614731" calcext:value-type="float">
            <text:p>0.0061</text:p>
          </table:table-cell>
          <table:table-cell table:style-name="ce4" office:value-type="float" office:value="0.00738235" calcext:value-type="float">
            <text:p>0.0074</text:p>
          </table:table-cell>
          <table:table-cell table:style-name="ce4" office:value-type="float" office:value="0.000582012" calcext:value-type="float">
            <text:p>0.0006</text:p>
          </table:table-cell>
          <table:table-cell table:style-name="ce4" office:value-type="float" office:value="0.00113252" calcext:value-type="float">
            <text:p>0.0011</text:p>
          </table:table-cell>
          <table:table-cell table:style-name="ce4" office:value-type="float" office:value="0.0000609687" calcext:value-type="float">
            <text:p>0.0001</text:p>
          </table:table-cell>
          <table:table-cell table:style-name="ce4" office:value-type="float" office:value="0.0000245256" calcext:value-type="float">
            <text:p>0.00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uoting_and_trade_best_all/40/20_mean</text:p>
          </table:table-cell>
          <table:table-cell table:style-name="ce4" office:value-type="float" office:value="0.0467177" calcext:value-type="float">
            <text:p>0.0467</text:p>
          </table:table-cell>
          <table:table-cell table:style-name="ce4" office:value-type="float" office:value="0.0522819" calcext:value-type="float">
            <text:p>0.0523</text:p>
          </table:table-cell>
          <table:table-cell table:style-name="ce4" office:value-type="float" office:value="0.0494811" calcext:value-type="float">
            <text:p>0.0495</text:p>
          </table:table-cell>
          <table:table-cell table:style-name="ce4" office:value-type="float" office:value="0.163549" calcext:value-type="float">
            <text:p>0.1635</text:p>
          </table:table-cell>
          <table:table-cell table:style-name="ce4" office:value-type="float" office:value="0.161069" calcext:value-type="float">
            <text:p>0.1611</text:p>
          </table:table-cell>
          <table:table-cell table:style-name="ce4" office:value-type="float" office:value="0.032075" calcext:value-type="float">
            <text:p>0.0321</text:p>
          </table:table-cell>
          <table:table-cell table:style-name="ce4" office:value-type="float" office:value="0.0104911" calcext:value-type="float">
            <text:p>0.010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uoting_and_trade_best_all/40/20_median</text:p>
          </table:table-cell>
          <table:table-cell table:style-name="ce4" office:value-type="float" office:value="0.0451821" calcext:value-type="float">
            <text:p>0.0452</text:p>
          </table:table-cell>
          <table:table-cell table:style-name="ce4" office:value-type="float" office:value="0.0535923" calcext:value-type="float">
            <text:p>0.0536</text:p>
          </table:table-cell>
          <table:table-cell table:style-name="ce4" office:value-type="float" office:value="0.0549773" calcext:value-type="float">
            <text:p>0.0550</text:p>
          </table:table-cell>
          <table:table-cell table:style-name="ce4" office:value-type="float" office:value="0.163336" calcext:value-type="float">
            <text:p>0.1633</text:p>
          </table:table-cell>
          <table:table-cell table:style-name="ce4" office:value-type="float" office:value="0.160722" calcext:value-type="float">
            <text:p>0.1607</text:p>
          </table:table-cell>
          <table:table-cell table:style-name="ce4" office:value-type="float" office:value="0.0320332" calcext:value-type="float">
            <text:p>0.0320</text:p>
          </table:table-cell>
          <table:table-cell table:style-name="ce4" office:value-type="float" office:value="0.0105029" calcext:value-type="float">
            <text:p>0.010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uoting_and_trade_best_all/40/20_stddev</text:p>
          </table:table-cell>
          <table:table-cell table:style-name="ce4" office:value-type="float" office:value="0.00878697" calcext:value-type="float">
            <text:p>0.0088</text:p>
          </table:table-cell>
          <table:table-cell table:style-name="ce4" office:value-type="float" office:value="0.00638072" calcext:value-type="float">
            <text:p>0.0064</text:p>
          </table:table-cell>
          <table:table-cell table:style-name="ce4" office:value-type="float" office:value="0.0100676" calcext:value-type="float">
            <text:p>0.0101</text:p>
          </table:table-cell>
          <table:table-cell table:style-name="ce4" office:value-type="float" office:value="0.000602243" calcext:value-type="float">
            <text:p>0.0006</text:p>
          </table:table-cell>
          <table:table-cell table:style-name="ce4" office:value-type="float" office:value="0.000807222" calcext:value-type="float">
            <text:p>0.0008</text:p>
          </table:table-cell>
          <table:table-cell table:style-name="ce4" office:value-type="float" office:value="0.00018953" calcext:value-type="float">
            <text:p>0.0002</text:p>
          </table:table-cell>
          <table:table-cell table:style-name="ce4" office:value-type="float" office:value="0.0000298575" calcext:value-type="float">
            <text:p>0.00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uoting_and_trade_best_all/40/30_mean</text:p>
          </table:table-cell>
          <table:table-cell table:style-name="ce4" office:value-type="float" office:value="0.0658718" calcext:value-type="float">
            <text:p>0.0659</text:p>
          </table:table-cell>
          <table:table-cell table:style-name="ce4" office:value-type="float" office:value="0.0671599" calcext:value-type="float">
            <text:p>0.0672</text:p>
          </table:table-cell>
          <table:table-cell table:style-name="ce4" office:value-type="float" office:value="0.0541085" calcext:value-type="float">
            <text:p>0.0541</text:p>
          </table:table-cell>
          <table:table-cell table:style-name="ce4" office:value-type="float" office:value="0.251284" calcext:value-type="float">
            <text:p>0.2513</text:p>
          </table:table-cell>
          <table:table-cell table:style-name="ce4" office:value-type="float" office:value="0.251545" calcext:value-type="float">
            <text:p>0.2515</text:p>
          </table:table-cell>
          <table:table-cell table:style-name="ce4" office:value-type="float" office:value="0.0475689" calcext:value-type="float">
            <text:p>0.0476</text:p>
          </table:table-cell>
          <table:table-cell table:style-name="ce4" office:value-type="float" office:value="0.0155256" calcext:value-type="float">
            <text:p>0.015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uoting_and_trade_best_all/40/30_median</text:p>
          </table:table-cell>
          <table:table-cell table:style-name="ce4" office:value-type="float" office:value="0.064278" calcext:value-type="float">
            <text:p>0.0643</text:p>
          </table:table-cell>
          <table:table-cell table:style-name="ce4" office:value-type="float" office:value="0.0654554" calcext:value-type="float">
            <text:p>0.0655</text:p>
          </table:table-cell>
          <table:table-cell table:style-name="ce4" office:value-type="float" office:value="0.0570722" calcext:value-type="float">
            <text:p>0.0571</text:p>
          </table:table-cell>
          <table:table-cell table:style-name="ce4" office:value-type="float" office:value="0.251452" calcext:value-type="float">
            <text:p>0.2515</text:p>
          </table:table-cell>
          <table:table-cell table:style-name="ce4" office:value-type="float" office:value="0.251033" calcext:value-type="float">
            <text:p>0.2510</text:p>
          </table:table-cell>
          <table:table-cell table:style-name="ce4" office:value-type="float" office:value="0.0475432" calcext:value-type="float">
            <text:p>0.0475</text:p>
          </table:table-cell>
          <table:table-cell table:style-name="ce4" office:value-type="float" office:value="0.01549" calcext:value-type="float">
            <text:p>0.015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uoting_and_trade_best_all/40/30_stddev</text:p>
          </table:table-cell>
          <table:table-cell table:style-name="ce4" office:value-type="float" office:value="0.0156048" calcext:value-type="float">
            <text:p>0.0156</text:p>
          </table:table-cell>
          <table:table-cell table:style-name="ce4" office:value-type="float" office:value="0.00866365" calcext:value-type="float">
            <text:p>0.0087</text:p>
          </table:table-cell>
          <table:table-cell table:style-name="ce4" office:value-type="float" office:value="0.00424158" calcext:value-type="float">
            <text:p>0.0042</text:p>
          </table:table-cell>
          <table:table-cell table:style-name="ce4" office:value-type="float" office:value="0.000923749" calcext:value-type="float">
            <text:p>0.0009</text:p>
          </table:table-cell>
          <table:table-cell table:style-name="ce4" office:value-type="float" office:value="0.00217136" calcext:value-type="float">
            <text:p>0.0022</text:p>
          </table:table-cell>
          <table:table-cell table:style-name="ce4" office:value-type="float" office:value="0.000165613" calcext:value-type="float">
            <text:p>0.0002</text:p>
          </table:table-cell>
          <table:table-cell table:style-name="ce4" office:value-type="float" office:value="0.000126648" calcext:value-type="float">
            <text:p>0.000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uoting_and_trade_best_all/40/40_mean</text:p>
          </table:table-cell>
          <table:table-cell table:style-name="ce4" office:value-type="float" office:value="0.0695502" calcext:value-type="float">
            <text:p>0.0696</text:p>
          </table:table-cell>
          <table:table-cell table:style-name="ce4" office:value-type="float" office:value="0.0748803" calcext:value-type="float">
            <text:p>0.0749</text:p>
          </table:table-cell>
          <table:table-cell table:style-name="ce4" office:value-type="float" office:value="0.0766709" calcext:value-type="float">
            <text:p>0.0767</text:p>
          </table:table-cell>
          <table:table-cell table:style-name="ce4" office:value-type="float" office:value="0.33679" calcext:value-type="float">
            <text:p>0.3368</text:p>
          </table:table-cell>
          <table:table-cell table:style-name="ce4" office:value-type="float" office:value="0.342536" calcext:value-type="float">
            <text:p>0.3425</text:p>
          </table:table-cell>
          <table:table-cell table:style-name="ce4" office:value-type="float" office:value="0.0636265" calcext:value-type="float">
            <text:p>0.0636</text:p>
          </table:table-cell>
          <table:table-cell table:style-name="ce4" office:value-type="float" office:value="0.0203949" calcext:value-type="float">
            <text:p>0.020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uoting_and_trade_best_all/40/40_median</text:p>
          </table:table-cell>
          <table:table-cell table:style-name="ce4" office:value-type="float" office:value="0.0686638" calcext:value-type="float">
            <text:p>0.0687</text:p>
          </table:table-cell>
          <table:table-cell table:style-name="ce4" office:value-type="float" office:value="0.0775895" calcext:value-type="float">
            <text:p>0.0776</text:p>
          </table:table-cell>
          <table:table-cell table:style-name="ce4" office:value-type="float" office:value="0.076217" calcext:value-type="float">
            <text:p>0.0762</text:p>
          </table:table-cell>
          <table:table-cell table:style-name="ce4" office:value-type="float" office:value="0.336436" calcext:value-type="float">
            <text:p>0.3364</text:p>
          </table:table-cell>
          <table:table-cell table:style-name="ce4" office:value-type="float" office:value="0.342617" calcext:value-type="float">
            <text:p>0.3426</text:p>
          </table:table-cell>
          <table:table-cell table:style-name="ce4" office:value-type="float" office:value="0.0634639" calcext:value-type="float">
            <text:p>0.0635</text:p>
          </table:table-cell>
          <table:table-cell table:style-name="ce4" office:value-type="float" office:value="0.0203915" calcext:value-type="float">
            <text:p>0.020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uoting_and_trade_best_all/40/40_stddev</text:p>
          </table:table-cell>
          <table:table-cell table:style-name="ce4" office:value-type="float" office:value="0.00941818" calcext:value-type="float">
            <text:p>0.0094</text:p>
          </table:table-cell>
          <table:table-cell table:style-name="ce4" office:value-type="float" office:value="0.014654" calcext:value-type="float">
            <text:p>0.0147</text:p>
          </table:table-cell>
          <table:table-cell table:style-name="ce4" office:value-type="float" office:value="0.00619069" calcext:value-type="float">
            <text:p>0.0062</text:p>
          </table:table-cell>
          <table:table-cell table:style-name="ce4" office:value-type="float" office:value="0.00162617" calcext:value-type="float">
            <text:p>0.0016</text:p>
          </table:table-cell>
          <table:table-cell table:style-name="ce4" office:value-type="float" office:value="0.00109505" calcext:value-type="float">
            <text:p>0.0011</text:p>
          </table:table-cell>
          <table:table-cell table:style-name="ce4" office:value-type="float" office:value="0.000475332" calcext:value-type="float">
            <text:p>0.0005</text:p>
          </table:table-cell>
          <table:table-cell table:style-name="ce4" office:value-type="float" office:value="0.0000760066" calcext:value-type="float">
            <text:p>0.000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uoting_and_trade_best_all/40/50_mean</text:p>
          </table:table-cell>
          <table:table-cell table:style-name="ce4" office:value-type="float" office:value="0.0909881" calcext:value-type="float">
            <text:p>0.0910</text:p>
          </table:table-cell>
          <table:table-cell table:style-name="ce4" office:value-type="float" office:value="0.110921" calcext:value-type="float">
            <text:p>0.1109</text:p>
          </table:table-cell>
          <table:table-cell table:style-name="ce4" office:value-type="float" office:value="0.0896714" calcext:value-type="float">
            <text:p>0.0897</text:p>
          </table:table-cell>
          <table:table-cell table:style-name="ce4" office:value-type="float" office:value="0.419039" calcext:value-type="float">
            <text:p>0.4190</text:p>
          </table:table-cell>
          <table:table-cell table:style-name="ce4" office:value-type="float" office:value="0.432755" calcext:value-type="float">
            <text:p>0.4328</text:p>
          </table:table-cell>
          <table:table-cell table:style-name="ce4" office:value-type="float" office:value="0.0790163" calcext:value-type="float">
            <text:p>0.0790</text:p>
          </table:table-cell>
          <table:table-cell table:style-name="ce4" office:value-type="float" office:value="0.0255805" calcext:value-type="float">
            <text:p>0.025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uoting_and_trade_best_all/40/50_median</text:p>
          </table:table-cell>
          <table:table-cell table:style-name="ce4" office:value-type="float" office:value="0.0896318" calcext:value-type="float">
            <text:p>0.0896</text:p>
          </table:table-cell>
          <table:table-cell table:style-name="ce4" office:value-type="float" office:value="0.114975" calcext:value-type="float">
            <text:p>0.1150</text:p>
          </table:table-cell>
          <table:table-cell table:style-name="ce4" office:value-type="float" office:value="0.086109" calcext:value-type="float">
            <text:p>0.0861</text:p>
          </table:table-cell>
          <table:table-cell table:style-name="ce4" office:value-type="float" office:value="0.419317" calcext:value-type="float">
            <text:p>0.4193</text:p>
          </table:table-cell>
          <table:table-cell table:style-name="ce4" office:value-type="float" office:value="0.433581" calcext:value-type="float">
            <text:p>0.4336</text:p>
          </table:table-cell>
          <table:table-cell table:style-name="ce4" office:value-type="float" office:value="0.0789715" calcext:value-type="float">
            <text:p>0.0790</text:p>
          </table:table-cell>
          <table:table-cell table:style-name="ce4" office:value-type="float" office:value="0.0256252" calcext:value-type="float">
            <text:p>0.025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uoting_and_trade_best_all/40/50_stddev</text:p>
          </table:table-cell>
          <table:table-cell table:style-name="ce4" office:value-type="float" office:value="0.0148574" calcext:value-type="float">
            <text:p>0.0149</text:p>
          </table:table-cell>
          <table:table-cell table:style-name="ce4" office:value-type="float" office:value="0.014042" calcext:value-type="float">
            <text:p>0.0140</text:p>
          </table:table-cell>
          <table:table-cell table:style-name="ce4" office:value-type="float" office:value="0.00493764" calcext:value-type="float">
            <text:p>0.0049</text:p>
          </table:table-cell>
          <table:table-cell table:style-name="ce4" office:value-type="float" office:value="0.00145969" calcext:value-type="float">
            <text:p>0.0015</text:p>
          </table:table-cell>
          <table:table-cell table:style-name="ce4" office:value-type="float" office:value="0.00486086" calcext:value-type="float">
            <text:p>0.0049</text:p>
          </table:table-cell>
          <table:table-cell table:style-name="ce4" office:value-type="float" office:value="0.000255408" calcext:value-type="float">
            <text:p>0.0003</text:p>
          </table:table-cell>
          <table:table-cell table:style-name="ce4" office:value-type="float" office:value="0.0000727778" calcext:value-type="float">
            <text:p>0.000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uoting_and_trade_best_all/80/10_mean</text:p>
          </table:table-cell>
          <table:table-cell table:style-name="ce4" office:value-type="float" office:value="0.0805038" calcext:value-type="float">
            <text:p>0.0805</text:p>
          </table:table-cell>
          <table:table-cell table:style-name="ce4" office:value-type="float" office:value="0.0912625" calcext:value-type="float">
            <text:p>0.0913</text:p>
          </table:table-cell>
          <table:table-cell table:style-name="ce4" office:value-type="float" office:value="0.0944958" calcext:value-type="float">
            <text:p>0.0945</text:p>
          </table:table-cell>
          <table:table-cell table:style-name="ce4" office:value-type="float" office:value="0.262686" calcext:value-type="float">
            <text:p>0.2627</text:p>
          </table:table-cell>
          <table:table-cell table:style-name="ce4" office:value-type="float" office:value="0.262425" calcext:value-type="float">
            <text:p>0.2624</text:p>
          </table:table-cell>
          <table:table-cell table:style-name="ce4" office:value-type="float" office:value="0.0257682" calcext:value-type="float">
            <text:p>0.0258</text:p>
          </table:table-cell>
          <table:table-cell table:style-name="ce4" office:value-type="float" office:value="0.0063932" calcext:value-type="float">
            <text:p>0.006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uoting_and_trade_best_all/80/10_median</text:p>
          </table:table-cell>
          <table:table-cell table:style-name="ce4" office:value-type="float" office:value="0.0702641" calcext:value-type="float">
            <text:p>0.0703</text:p>
          </table:table-cell>
          <table:table-cell table:style-name="ce4" office:value-type="float" office:value="0.0966458" calcext:value-type="float">
            <text:p>0.0966</text:p>
          </table:table-cell>
          <table:table-cell table:style-name="ce4" office:value-type="float" office:value="0.0890925" calcext:value-type="float">
            <text:p>0.0891</text:p>
          </table:table-cell>
          <table:table-cell table:style-name="ce4" office:value-type="float" office:value="0.262431" calcext:value-type="float">
            <text:p>0.2624</text:p>
          </table:table-cell>
          <table:table-cell table:style-name="ce4" office:value-type="float" office:value="0.261847" calcext:value-type="float">
            <text:p>0.2618</text:p>
          </table:table-cell>
          <table:table-cell table:style-name="ce4" office:value-type="float" office:value="0.0258065" calcext:value-type="float">
            <text:p>0.0258</text:p>
          </table:table-cell>
          <table:table-cell table:style-name="ce4" office:value-type="float" office:value="0.00637677" calcext:value-type="float">
            <text:p>0.006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uoting_and_trade_best_all/80/10_stddev</text:p>
          </table:table-cell>
          <table:table-cell table:style-name="ce4" office:value-type="float" office:value="0.014669" calcext:value-type="float">
            <text:p>0.0147</text:p>
          </table:table-cell>
          <table:table-cell table:style-name="ce4" office:value-type="float" office:value="0.0220562" calcext:value-type="float">
            <text:p>0.0221</text:p>
          </table:table-cell>
          <table:table-cell table:style-name="ce4" office:value-type="float" office:value="0.0215601" calcext:value-type="float">
            <text:p>0.0216</text:p>
          </table:table-cell>
          <table:table-cell table:style-name="ce4" office:value-type="float" office:value="0.000769634" calcext:value-type="float">
            <text:p>0.0008</text:p>
          </table:table-cell>
          <table:table-cell table:style-name="ce4" office:value-type="float" office:value="0.00202073" calcext:value-type="float">
            <text:p>0.0020</text:p>
          </table:table-cell>
          <table:table-cell table:style-name="ce4" office:value-type="float" office:value="0.0000823216" calcext:value-type="float">
            <text:p>0.0001</text:p>
          </table:table-cell>
          <table:table-cell table:style-name="ce4" office:value-type="float" office:value="0.0000499821" calcext:value-type="float">
            <text:p>0.00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uoting_and_trade_best_all/80/20_mean</text:p>
          </table:table-cell>
          <table:table-cell table:style-name="ce4" office:value-type="float" office:value="0.105216" calcext:value-type="float">
            <text:p>0.1052</text:p>
          </table:table-cell>
          <table:table-cell table:style-name="ce4" office:value-type="float" office:value="0.122412" calcext:value-type="float">
            <text:p>0.1224</text:p>
          </table:table-cell>
          <table:table-cell table:style-name="ce4" office:value-type="float" office:value="0.120992" calcext:value-type="float">
            <text:p>0.1210</text:p>
          </table:table-cell>
          <table:table-cell table:style-name="ce4" office:value-type="float" office:value="0.520636" calcext:value-type="float">
            <text:p>0.5206</text:p>
          </table:table-cell>
          <table:table-cell table:style-name="ce4" office:value-type="float" office:value="0.514956" calcext:value-type="float">
            <text:p>0.5150</text:p>
          </table:table-cell>
          <table:table-cell table:style-name="ce4" office:value-type="float" office:value="0.0499027" calcext:value-type="float">
            <text:p>0.0499</text:p>
          </table:table-cell>
          <table:table-cell table:style-name="ce4" office:value-type="float" office:value="0.0113517" calcext:value-type="float">
            <text:p>0.011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uoting_and_trade_best_all/80/20_median</text:p>
          </table:table-cell>
          <table:table-cell table:style-name="ce4" office:value-type="float" office:value="0.111142" calcext:value-type="float">
            <text:p>0.1111</text:p>
          </table:table-cell>
          <table:table-cell table:style-name="ce4" office:value-type="float" office:value="0.138295" calcext:value-type="float">
            <text:p>0.1383</text:p>
          </table:table-cell>
          <table:table-cell table:style-name="ce4" office:value-type="float" office:value="0.125859" calcext:value-type="float">
            <text:p>0.1259</text:p>
          </table:table-cell>
          <table:table-cell table:style-name="ce4" office:value-type="float" office:value="0.512425" calcext:value-type="float">
            <text:p>0.5124</text:p>
          </table:table-cell>
          <table:table-cell table:style-name="ce4" office:value-type="float" office:value="0.514826" calcext:value-type="float">
            <text:p>0.5148</text:p>
          </table:table-cell>
          <table:table-cell table:style-name="ce4" office:value-type="float" office:value="0.0497955" calcext:value-type="float">
            <text:p>0.0498</text:p>
          </table:table-cell>
          <table:table-cell table:style-name="ce4" office:value-type="float" office:value="0.0113385" calcext:value-type="float">
            <text:p>0.011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uoting_and_trade_best_all/80/20_stddev</text:p>
          </table:table-cell>
          <table:table-cell table:style-name="ce4" office:value-type="float" office:value="0.0351236" calcext:value-type="float">
            <text:p>0.0351</text:p>
          </table:table-cell>
          <table:table-cell table:style-name="ce4" office:value-type="float" office:value="0.040323" calcext:value-type="float">
            <text:p>0.0403</text:p>
          </table:table-cell>
          <table:table-cell table:style-name="ce4" office:value-type="float" office:value="0.028689" calcext:value-type="float">
            <text:p>0.0287</text:p>
          </table:table-cell>
          <table:table-cell table:style-name="ce4" office:value-type="float" office:value="0.0121556" calcext:value-type="float">
            <text:p>0.0122</text:p>
          </table:table-cell>
          <table:table-cell table:style-name="ce4" office:value-type="float" office:value="0.0039271" calcext:value-type="float">
            <text:p>0.0039</text:p>
          </table:table-cell>
          <table:table-cell table:style-name="ce4" office:value-type="float" office:value="0.000382504" calcext:value-type="float">
            <text:p>0.0004</text:p>
          </table:table-cell>
          <table:table-cell table:style-name="ce4" office:value-type="float" office:value="0.0000438954" calcext:value-type="float">
            <text:p>0.00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uoting_and_trade_best_all/80/30_mean</text:p>
          </table:table-cell>
          <table:table-cell table:style-name="ce4" office:value-type="float" office:value="0.131635" calcext:value-type="float">
            <text:p>0.1316</text:p>
          </table:table-cell>
          <table:table-cell table:style-name="ce4" office:value-type="float" office:value="0.110913" calcext:value-type="float">
            <text:p>0.1109</text:p>
          </table:table-cell>
          <table:table-cell table:style-name="ce4" office:value-type="float" office:value="0.152713" calcext:value-type="float">
            <text:p>0.1527</text:p>
          </table:table-cell>
          <table:table-cell table:style-name="ce4" office:value-type="float" office:value="0.771703" calcext:value-type="float">
            <text:p>0.7717</text:p>
          </table:table-cell>
          <table:table-cell table:style-name="ce4" office:value-type="float" office:value="0.780408" calcext:value-type="float">
            <text:p>0.7804</text:p>
          </table:table-cell>
          <table:table-cell table:style-name="ce4" office:value-type="float" office:value="0.0735076" calcext:value-type="float">
            <text:p>0.0735</text:p>
          </table:table-cell>
          <table:table-cell table:style-name="ce4" office:value-type="float" office:value="0.0165434" calcext:value-type="float">
            <text:p>0.016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uoting_and_trade_best_all/80/30_median</text:p>
          </table:table-cell>
          <table:table-cell table:style-name="ce4" office:value-type="float" office:value="0.12643" calcext:value-type="float">
            <text:p>0.1264</text:p>
          </table:table-cell>
          <table:table-cell table:style-name="ce4" office:value-type="float" office:value="0.100482" calcext:value-type="float">
            <text:p>0.1005</text:p>
          </table:table-cell>
          <table:table-cell table:style-name="ce4" office:value-type="float" office:value="0.161774" calcext:value-type="float">
            <text:p>0.1618</text:p>
          </table:table-cell>
          <table:table-cell table:style-name="ce4" office:value-type="float" office:value="0.768479" calcext:value-type="float">
            <text:p>0.7685</text:p>
          </table:table-cell>
          <table:table-cell table:style-name="ce4" office:value-type="float" office:value="0.779908" calcext:value-type="float">
            <text:p>0.7799</text:p>
          </table:table-cell>
          <table:table-cell table:style-name="ce4" office:value-type="float" office:value="0.0735765" calcext:value-type="float">
            <text:p>0.0736</text:p>
          </table:table-cell>
          <table:table-cell table:style-name="ce4" office:value-type="float" office:value="0.0165358" calcext:value-type="float">
            <text:p>0.016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uoting_and_trade_best_all/80/30_stddev</text:p>
          </table:table-cell>
          <table:table-cell table:style-name="ce4" office:value-type="float" office:value="0.0294571" calcext:value-type="float">
            <text:p>0.0295</text:p>
          </table:table-cell>
          <table:table-cell table:style-name="ce4" office:value-type="float" office:value="0.0302963" calcext:value-type="float">
            <text:p>0.0303</text:p>
          </table:table-cell>
          <table:table-cell table:style-name="ce4" office:value-type="float" office:value="0.0293209" calcext:value-type="float">
            <text:p>0.0293</text:p>
          </table:table-cell>
          <table:table-cell table:style-name="ce4" office:value-type="float" office:value="0.00615874" calcext:value-type="float">
            <text:p>0.0062</text:p>
          </table:table-cell>
          <table:table-cell table:style-name="ce4" office:value-type="float" office:value="0.00446486" calcext:value-type="float">
            <text:p>0.0045</text:p>
          </table:table-cell>
          <table:table-cell table:style-name="ce4" office:value-type="float" office:value="0.000212324" calcext:value-type="float">
            <text:p>0.0002</text:p>
          </table:table-cell>
          <table:table-cell table:style-name="ce4" office:value-type="float" office:value="0.000224013" calcext:value-type="float">
            <text:p>0.000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uoting_and_trade_best_all/80/40_mean</text:p>
          </table:table-cell>
          <table:table-cell table:style-name="ce4" office:value-type="float" office:value="0.175453" calcext:value-type="float">
            <text:p>0.1755</text:p>
          </table:table-cell>
          <table:table-cell table:style-name="ce4" office:value-type="float" office:value="0.192826" calcext:value-type="float">
            <text:p>0.1928</text:p>
          </table:table-cell>
          <table:table-cell table:style-name="ce4" office:value-type="float" office:value="0.118326" calcext:value-type="float">
            <text:p>0.1183</text:p>
          </table:table-cell>
          <table:table-cell table:style-name="ce4" office:value-type="float" office:value="1.04899" calcext:value-type="float">
            <text:p>1.0490</text:p>
          </table:table-cell>
          <table:table-cell table:style-name="ce4" office:value-type="float" office:value="1.05204" calcext:value-type="float">
            <text:p>1.0520</text:p>
          </table:table-cell>
          <table:table-cell table:style-name="ce4" office:value-type="float" office:value="0.0966366" calcext:value-type="float">
            <text:p>0.0966</text:p>
          </table:table-cell>
          <table:table-cell table:style-name="ce4" office:value-type="float" office:value="0.0214751" calcext:value-type="float">
            <text:p>0.021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uoting_and_trade_best_all/80/40_median</text:p>
          </table:table-cell>
          <table:table-cell table:style-name="ce4" office:value-type="float" office:value="0.169778" calcext:value-type="float">
            <text:p>0.1698</text:p>
          </table:table-cell>
          <table:table-cell table:style-name="ce4" office:value-type="float" office:value="0.198231" calcext:value-type="float">
            <text:p>0.1982</text:p>
          </table:table-cell>
          <table:table-cell table:style-name="ce4" office:value-type="float" office:value="0.123905" calcext:value-type="float">
            <text:p>0.1239</text:p>
          </table:table-cell>
          <table:table-cell table:style-name="ce4" office:value-type="float" office:value="1.04874" calcext:value-type="float">
            <text:p>1.0487</text:p>
          </table:table-cell>
          <table:table-cell table:style-name="ce4" office:value-type="float" office:value="1.04958" calcext:value-type="float">
            <text:p>1.0496</text:p>
          </table:table-cell>
          <table:table-cell table:style-name="ce4" office:value-type="float" office:value="0.096648" calcext:value-type="float">
            <text:p>0.0966</text:p>
          </table:table-cell>
          <table:table-cell table:style-name="ce4" office:value-type="float" office:value="0.0214864" calcext:value-type="float">
            <text:p>0.021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uoting_and_trade_best_all/80/40_stddev</text:p>
          </table:table-cell>
          <table:table-cell table:style-name="ce4" office:value-type="float" office:value="0.0359373" calcext:value-type="float">
            <text:p>0.0359</text:p>
          </table:table-cell>
          <table:table-cell table:style-name="ce4" office:value-type="float" office:value="0.0399469" calcext:value-type="float">
            <text:p>0.0399</text:p>
          </table:table-cell>
          <table:table-cell table:style-name="ce4" office:value-type="float" office:value="0.0343682" calcext:value-type="float">
            <text:p>0.0344</text:p>
          </table:table-cell>
          <table:table-cell table:style-name="ce4" office:value-type="float" office:value="0.00256745" calcext:value-type="float">
            <text:p>0.0026</text:p>
          </table:table-cell>
          <table:table-cell table:style-name="ce4" office:value-type="float" office:value="0.00404288" calcext:value-type="float">
            <text:p>0.0040</text:p>
          </table:table-cell>
          <table:table-cell table:style-name="ce4" office:value-type="float" office:value="0.000208594" calcext:value-type="float">
            <text:p>0.0002</text:p>
          </table:table-cell>
          <table:table-cell table:style-name="ce4" office:value-type="float" office:value="0.0000511613" calcext:value-type="float">
            <text:p>0.000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uoting_and_trade_best_all/80/50_mean</text:p>
          </table:table-cell>
          <table:table-cell table:style-name="ce4" office:value-type="float" office:value="0.22839" calcext:value-type="float">
            <text:p>0.2284</text:p>
          </table:table-cell>
          <table:table-cell table:style-name="ce4" office:value-type="float" office:value="0.210633" calcext:value-type="float">
            <text:p>0.2106</text:p>
          </table:table-cell>
          <table:table-cell table:style-name="ce4" office:value-type="float" office:value="0.209609" calcext:value-type="float">
            <text:p>0.2096</text:p>
          </table:table-cell>
          <table:table-cell table:style-name="ce4" office:value-type="float" office:value="1.29758" calcext:value-type="float">
            <text:p>1.2976</text:p>
          </table:table-cell>
          <table:table-cell table:style-name="ce4" office:value-type="float" office:value="1.34067" calcext:value-type="float">
            <text:p>1.3407</text:p>
          </table:table-cell>
          <table:table-cell table:style-name="ce4" office:value-type="float" office:value="0.121175" calcext:value-type="float">
            <text:p>0.1212</text:p>
          </table:table-cell>
          <table:table-cell table:style-name="ce4" office:value-type="float" office:value="0.0265834" calcext:value-type="float">
            <text:p>0.026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uoting_and_trade_best_all/80/50_median</text:p>
          </table:table-cell>
          <table:table-cell table:style-name="ce4" office:value-type="float" office:value="0.212623" calcext:value-type="float">
            <text:p>0.2126</text:p>
          </table:table-cell>
          <table:table-cell table:style-name="ce4" office:value-type="float" office:value="0.241952" calcext:value-type="float">
            <text:p>0.2420</text:p>
          </table:table-cell>
          <table:table-cell table:style-name="ce4" office:value-type="float" office:value="0.189048" calcext:value-type="float">
            <text:p>0.1890</text:p>
          </table:table-cell>
          <table:table-cell table:style-name="ce4" office:value-type="float" office:value="1.29655" calcext:value-type="float">
            <text:p>1.2966</text:p>
          </table:table-cell>
          <table:table-cell table:style-name="ce4" office:value-type="float" office:value="1.34486" calcext:value-type="float">
            <text:p>1.3449</text:p>
          </table:table-cell>
          <table:table-cell table:style-name="ce4" office:value-type="float" office:value="0.120682" calcext:value-type="float">
            <text:p>0.1207</text:p>
          </table:table-cell>
          <table:table-cell table:style-name="ce4" office:value-type="float" office:value="0.0266113" calcext:value-type="float">
            <text:p>0.026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uoting_and_trade_best_all/80/50_stddev</text:p>
          </table:table-cell>
          <table:table-cell table:style-name="ce4" office:value-type="float" office:value="0.0544219" calcext:value-type="float">
            <text:p>0.0544</text:p>
          </table:table-cell>
          <table:table-cell table:style-name="ce4" office:value-type="float" office:value="0.0846267" calcext:value-type="float">
            <text:p>0.0846</text:p>
          </table:table-cell>
          <table:table-cell table:style-name="ce4" office:value-type="float" office:value="0.0339388" calcext:value-type="float">
            <text:p>0.0339</text:p>
          </table:table-cell>
          <table:table-cell table:style-name="ce4" office:value-type="float" office:value="0.00262557" calcext:value-type="float">
            <text:p>0.0026</text:p>
          </table:table-cell>
          <table:table-cell table:style-name="ce4" office:value-type="float" office:value="0.0148653" calcext:value-type="float">
            <text:p>0.0149</text:p>
          </table:table-cell>
          <table:table-cell table:style-name="ce4" office:value-type="float" office:value="0.00124463" calcext:value-type="float">
            <text:p>0.0012</text:p>
          </table:table-cell>
          <table:table-cell table:style-name="ce4" office:value-type="float" office:value="0.000103296" calcext:value-type="float">
            <text:p>0.000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uoting_and_trade_best_all/5000/50_mean</text:p>
          </table:table-cell>
          <table:table-cell table:style-name="ce4" office:value-type="float" office:value="19.219" calcext:value-type="float">
            <text:p>19.2190</text:p>
          </table:table-cell>
          <table:table-cell table:style-name="ce4" office:value-type="float" office:value="19.3289" calcext:value-type="float">
            <text:p>19.3289</text:p>
          </table:table-cell>
          <table:table-cell table:style-name="ce4" office:value-type="float" office:value="17.5129" calcext:value-type="float">
            <text:p>17.5129</text:p>
          </table:table-cell>
          <table:table-cell table:style-name="ce4" office:value-type="float" office:value="20.6296" calcext:value-type="float">
            <text:p>20.6296</text:p>
          </table:table-cell>
          <table:table-cell table:style-name="ce4" office:value-type="float" office:value="19.6657" calcext:value-type="float">
            <text:p>19.6657</text:p>
          </table:table-cell>
          <table:table-cell table:style-name="ce4" office:value-type="float" office:value="1.37361" calcext:value-type="float">
            <text:p>1.3736</text:p>
          </table:table-cell>
          <table:table-cell table:style-name="ce4" office:value-type="float" office:value="0.215556" calcext:value-type="float">
            <text:p>0.215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uoting_and_trade_best_all/5000/50_median</text:p>
          </table:table-cell>
          <table:table-cell table:style-name="ce4" office:value-type="float" office:value="19.2643" calcext:value-type="float">
            <text:p>19.2643</text:p>
          </table:table-cell>
          <table:table-cell table:style-name="ce4" office:value-type="float" office:value="19.4421" calcext:value-type="float">
            <text:p>19.4421</text:p>
          </table:table-cell>
          <table:table-cell table:style-name="ce4" office:value-type="float" office:value="17.1099" calcext:value-type="float">
            <text:p>17.1099</text:p>
          </table:table-cell>
          <table:table-cell table:style-name="ce4" office:value-type="float" office:value="20.6416" calcext:value-type="float">
            <text:p>20.6416</text:p>
          </table:table-cell>
          <table:table-cell table:style-name="ce4" office:value-type="float" office:value="19.6528" calcext:value-type="float">
            <text:p>19.6528</text:p>
          </table:table-cell>
          <table:table-cell table:style-name="ce4" office:value-type="float" office:value="1.36893" calcext:value-type="float">
            <text:p>1.3689</text:p>
          </table:table-cell>
          <table:table-cell table:style-name="ce4" office:value-type="float" office:value="0.215333" calcext:value-type="float">
            <text:p>0.215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uoting_and_trade_best_all/5000/50_stddev</text:p>
          </table:table-cell>
          <table:table-cell table:style-name="ce4" office:value-type="float" office:value="0.585224" calcext:value-type="float">
            <text:p>0.5852</text:p>
          </table:table-cell>
          <table:table-cell table:style-name="ce4" office:value-type="float" office:value="0.668517" calcext:value-type="float">
            <text:p>0.6685</text:p>
          </table:table-cell>
          <table:table-cell table:style-name="ce4" office:value-type="float" office:value="0.997158" calcext:value-type="float">
            <text:p>0.9972</text:p>
          </table:table-cell>
          <table:table-cell table:style-name="ce4" office:value-type="float" office:value="0.357096" calcext:value-type="float">
            <text:p>0.3571</text:p>
          </table:table-cell>
          <table:table-cell table:style-name="ce4" office:value-type="float" office:value="0.145016" calcext:value-type="float">
            <text:p>0.1450</text:p>
          </table:table-cell>
          <table:table-cell table:style-name="ce4" office:value-type="float" office:value="0.0109307" calcext:value-type="float">
            <text:p>0.0109</text:p>
          </table:table-cell>
          <table:table-cell table:style-name="ce4" office:value-type="float" office:value="0.00120869" calcext:value-type="float">
            <text:p>0.001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uoting_and_trade_best_all/5000/100_mean</text:p>
          </table:table-cell>
          <table:table-cell table:style-name="ce4" office:value-type="float" office:value="50.7799" calcext:value-type="float">
            <text:p>50.7799</text:p>
          </table:table-cell>
          <table:table-cell table:style-name="ce4" office:value-type="float" office:value="52.4282" calcext:value-type="float">
            <text:p>52.4282</text:p>
          </table:table-cell>
          <table:table-cell table:style-name="ce4" office:value-type="float" office:value="45.0698" calcext:value-type="float">
            <text:p>45.0698</text:p>
          </table:table-cell>
          <table:table-cell table:style-name="ce4" office:value-type="float" office:value="58.2227" calcext:value-type="float">
            <text:p>58.2227</text:p>
          </table:table-cell>
          <table:table-cell table:style-name="ce4" office:value-type="float" office:value="56.2513" calcext:value-type="float">
            <text:p>56.2513</text:p>
          </table:table-cell>
          <table:table-cell table:style-name="ce4" office:value-type="float" office:value="2.26225" calcext:value-type="float">
            <text:p>2.2623</text:p>
          </table:table-cell>
          <table:table-cell table:style-name="ce4" office:value-type="float" office:value="0.269375" calcext:value-type="float">
            <text:p>0.269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uoting_and_trade_best_all/5000/100_median</text:p>
          </table:table-cell>
          <table:table-cell table:style-name="ce4" office:value-type="float" office:value="52.1666" calcext:value-type="float">
            <text:p>52.1666</text:p>
          </table:table-cell>
          <table:table-cell table:style-name="ce4" office:value-type="float" office:value="50.0277" calcext:value-type="float">
            <text:p>50.0277</text:p>
          </table:table-cell>
          <table:table-cell table:style-name="ce4" office:value-type="float" office:value="45.6167" calcext:value-type="float">
            <text:p>45.6167</text:p>
          </table:table-cell>
          <table:table-cell table:style-name="ce4" office:value-type="float" office:value="58.3068" calcext:value-type="float">
            <text:p>58.3068</text:p>
          </table:table-cell>
          <table:table-cell table:style-name="ce4" office:value-type="float" office:value="56.2933" calcext:value-type="float">
            <text:p>56.2933</text:p>
          </table:table-cell>
          <table:table-cell table:style-name="ce4" office:value-type="float" office:value="2.26245" calcext:value-type="float">
            <text:p>2.2625</text:p>
          </table:table-cell>
          <table:table-cell table:style-name="ce4" office:value-type="float" office:value="0.269724" calcext:value-type="float">
            <text:p>0.269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uoting_and_trade_best_all/5000/100_stddev</text:p>
          </table:table-cell>
          <table:table-cell table:style-name="ce4" office:value-type="float" office:value="3.50014" calcext:value-type="float">
            <text:p>3.5001</text:p>
          </table:table-cell>
          <table:table-cell table:style-name="ce4" office:value-type="float" office:value="5.34796" calcext:value-type="float">
            <text:p>5.3480</text:p>
          </table:table-cell>
          <table:table-cell table:style-name="ce4" office:value-type="float" office:value="0.899417" calcext:value-type="float">
            <text:p>0.8994</text:p>
          </table:table-cell>
          <table:table-cell table:style-name="ce4" office:value-type="float" office:value="0.517299" calcext:value-type="float">
            <text:p>0.5173</text:p>
          </table:table-cell>
          <table:table-cell table:style-name="ce4" office:value-type="float" office:value="0.44433" calcext:value-type="float">
            <text:p>0.4443</text:p>
          </table:table-cell>
          <table:table-cell table:style-name="ce4" office:value-type="float" office:value="0.00254179" calcext:value-type="float">
            <text:p>0.0025</text:p>
          </table:table-cell>
          <table:table-cell table:style-name="ce4" office:value-type="float" office:value="0.000714681" calcext:value-type="float">
            <text:p>0.000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uoting_and_trade_best_all/5000/150_mean</text:p>
          </table:table-cell>
          <table:table-cell table:style-name="ce4" office:value-type="float" office:value="47.3914" calcext:value-type="float">
            <text:p>47.3914</text:p>
          </table:table-cell>
          <table:table-cell table:style-name="ce4" office:value-type="float" office:value="45.6425" calcext:value-type="float">
            <text:p>45.6425</text:p>
          </table:table-cell>
          <table:table-cell table:style-name="ce4" office:value-type="float" office:value="74.899" calcext:value-type="float">
            <text:p>74.8990</text:p>
          </table:table-cell>
          <table:table-cell table:style-name="ce4" office:value-type="float" office:value="121.322" calcext:value-type="float">
            <text:p>121.3220</text:p>
          </table:table-cell>
          <table:table-cell table:style-name="ce4" office:value-type="float" office:value="97.9216" calcext:value-type="float">
            <text:p>97.9216</text:p>
          </table:table-cell>
          <table:table-cell table:style-name="ce4" office:value-type="float" office:value="3.13201" calcext:value-type="float">
            <text:p>3.1320</text:p>
          </table:table-cell>
          <table:table-cell table:style-name="ce4" office:value-type="float" office:value="0.317798" calcext:value-type="float">
            <text:p>0.317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uoting_and_trade_best_all/5000/150_median</text:p>
          </table:table-cell>
          <table:table-cell table:style-name="ce4" office:value-type="float" office:value="47.7769" calcext:value-type="float">
            <text:p>47.7769</text:p>
          </table:table-cell>
          <table:table-cell table:style-name="ce4" office:value-type="float" office:value="45.1151" calcext:value-type="float">
            <text:p>45.1151</text:p>
          </table:table-cell>
          <table:table-cell table:style-name="ce4" office:value-type="float" office:value="75.8906" calcext:value-type="float">
            <text:p>75.8906</text:p>
          </table:table-cell>
          <table:table-cell table:style-name="ce4" office:value-type="float" office:value="121.718" calcext:value-type="float">
            <text:p>121.7180</text:p>
          </table:table-cell>
          <table:table-cell table:style-name="ce4" office:value-type="float" office:value="97.9074" calcext:value-type="float">
            <text:p>97.9074</text:p>
          </table:table-cell>
          <table:table-cell table:style-name="ce4" office:value-type="float" office:value="3.12592" calcext:value-type="float">
            <text:p>3.1259</text:p>
          </table:table-cell>
          <table:table-cell table:style-name="ce4" office:value-type="float" office:value="0.318198" calcext:value-type="float">
            <text:p>0.318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uoting_and_trade_best_all/5000/150_stddev</text:p>
          </table:table-cell>
          <table:table-cell table:style-name="ce4" office:value-type="float" office:value="2.46324" calcext:value-type="float">
            <text:p>2.4632</text:p>
          </table:table-cell>
          <table:table-cell table:style-name="ce4" office:value-type="float" office:value="2.34981" calcext:value-type="float">
            <text:p>2.3498</text:p>
          </table:table-cell>
          <table:table-cell table:style-name="ce4" office:value-type="float" office:value="14.1403" calcext:value-type="float">
            <text:p>14.1403</text:p>
          </table:table-cell>
          <table:table-cell table:style-name="ce4" office:value-type="float" office:value="0.629993" calcext:value-type="float">
            <text:p>0.6300</text:p>
          </table:table-cell>
          <table:table-cell table:style-name="ce4" office:value-type="float" office:value="0.463372" calcext:value-type="float">
            <text:p>0.4634</text:p>
          </table:table-cell>
          <table:table-cell table:style-name="ce4" office:value-type="float" office:value="0.0247912" calcext:value-type="float">
            <text:p>0.0248</text:p>
          </table:table-cell>
          <table:table-cell table:style-name="ce4" office:value-type="float" office:value="0.000759884" calcext:value-type="float">
            <text:p>0.0008</text:p>
          </table:table-cell>
          <table:table-cell table:number-columns-repeated="19"/>
        </table:table-row>
        <table:table-row table:style-name="ro1">
          <table:table-cell table:style-name="Default" office:value-type="string" calcext:value-type="string">
            <text:p>quoting_and_trade_best_all/5000/200_mean</text:p>
          </table:table-cell>
          <table:table-cell table:style-name="ce4" office:value-type="float" office:value="49.9638" calcext:value-type="float">
            <text:p>49.9638</text:p>
          </table:table-cell>
          <table:table-cell table:style-name="ce4" office:value-type="float" office:value="46.4919" calcext:value-type="float">
            <text:p>46.4919</text:p>
          </table:table-cell>
          <table:table-cell table:style-name="ce4" office:value-type="float" office:value="67.1057" calcext:value-type="float">
            <text:p>67.1057</text:p>
          </table:table-cell>
          <table:table-cell table:style-name="ce4" office:value-type="float" office:value="106.477" calcext:value-type="float">
            <text:p>106.4770</text:p>
          </table:table-cell>
          <table:table-cell table:style-name="ce4" office:value-type="float" office:value="141.604" calcext:value-type="float">
            <text:p>141.6040</text:p>
          </table:table-cell>
          <table:table-cell table:style-name="ce4" office:value-type="float" office:value="3.95013" calcext:value-type="float">
            <text:p>3.9501</text:p>
          </table:table-cell>
          <table:table-cell table:style-name="ce4" office:value-type="float" office:value="0.362051" calcext:value-type="float">
            <text:p>0.3621</text:p>
          </table:table-cell>
          <table:table-cell table:number-columns-repeated="6"/>
          <table:table-cell table:style-name="ce8" table:number-columns-repeated="2"/>
          <table:table-cell table:number-columns-repeated="11"/>
        </table:table-row>
        <table:table-row table:style-name="ro1">
          <table:table-cell table:style-name="Default" office:value-type="string" calcext:value-type="string">
            <text:p>quoting_and_trade_best_all/5000/200_median</text:p>
          </table:table-cell>
          <table:table-cell table:style-name="ce4" office:value-type="float" office:value="52.1339" calcext:value-type="float">
            <text:p>52.1339</text:p>
          </table:table-cell>
          <table:table-cell table:style-name="ce4" office:value-type="float" office:value="47.2139" calcext:value-type="float">
            <text:p>47.2139</text:p>
          </table:table-cell>
          <table:table-cell table:style-name="ce4" office:value-type="float" office:value="65.9946" calcext:value-type="float">
            <text:p>65.9946</text:p>
          </table:table-cell>
          <table:table-cell table:style-name="ce4" office:value-type="float" office:value="106.46" calcext:value-type="float">
            <text:p>106.4600</text:p>
          </table:table-cell>
          <table:table-cell table:style-name="ce4" office:value-type="float" office:value="140.633" calcext:value-type="float">
            <text:p>140.6330</text:p>
          </table:table-cell>
          <table:table-cell table:style-name="ce4" office:value-type="float" office:value="3.95168" calcext:value-type="float">
            <text:p>3.9517</text:p>
          </table:table-cell>
          <table:table-cell table:style-name="ce4" office:value-type="float" office:value="0.360878" calcext:value-type="float">
            <text:p>0.3609</text:p>
          </table:table-cell>
          <table:table-cell table:number-columns-repeated="6"/>
          <table:table-cell table:style-name="ce8" table:number-columns-repeated="2"/>
          <table:table-cell table:number-columns-repeated="11"/>
        </table:table-row>
        <table:table-row table:style-name="ro1">
          <table:table-cell table:style-name="Default" office:value-type="string" calcext:value-type="string">
            <text:p>bquoting_and_trade_best_all/5000/200_stddev</text:p>
          </table:table-cell>
          <table:table-cell table:style-name="ce4" office:value-type="float" office:value="4.25355" calcext:value-type="float">
            <text:p>4.2536</text:p>
          </table:table-cell>
          <table:table-cell table:style-name="ce4" office:value-type="float" office:value="2.06171" calcext:value-type="float">
            <text:p>2.0617</text:p>
          </table:table-cell>
          <table:table-cell table:style-name="ce4" office:value-type="float" office:value="10.5089" calcext:value-type="float">
            <text:p>10.5089</text:p>
          </table:table-cell>
          <table:table-cell table:style-name="ce4" office:value-type="float" office:value="0.4354" calcext:value-type="float">
            <text:p>0.4354</text:p>
          </table:table-cell>
          <table:table-cell table:style-name="ce4" office:value-type="float" office:value="2.80098" calcext:value-type="float">
            <text:p>2.8010</text:p>
          </table:table-cell>
          <table:table-cell table:style-name="ce4" office:value-type="float" office:value="0.00840959" calcext:value-type="float">
            <text:p>0.0084</text:p>
          </table:table-cell>
          <table:table-cell table:style-name="ce4" office:value-type="float" office:value="0.00272631" calcext:value-type="float">
            <text:p>0.0027</text:p>
          </table:table-cell>
          <table:table-cell table:number-columns-repeated="6"/>
          <table:table-cell table:style-name="ce8" table:number-columns-repeated="2"/>
          <table:table-cell table:number-columns-repeated="11"/>
        </table:table-row>
        <table:table-row table:style-name="ro1" table:number-rows-repeated="1048267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Sheet2" table:style-name="ta1">
        <table:table-column table:style-name="co5" table:default-cell-style-name="Default"/>
        <table:table-column table:style-name="co8" table:default-cell-style-name="Default"/>
        <table:table-column table:style-name="co4" table:default-cell-style-name="ce4"/>
        <table:table-column table:style-name="co5" table:number-columns-repeated="4" table:default-cell-style-name="Default"/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cpu_tim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5/5_mean</text:p>
          </table:table-cell>
          <table:table-cell office:value-type="float" office:value="0.00230416" calcext:value-type="float">
            <text:p>0.00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5/5_median</text:p>
          </table:table-cell>
          <table:table-cell office:value-type="float" office:value="0.00230495" calcext:value-type="float">
            <text:p>0.00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5/5_stddev</text:p>
          </table:table-cell>
          <table:table-cell office:value-type="float" office:value="0.00000510175" calcext:value-type="float">
            <text:p>0.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10/5_mean</text:p>
          </table:table-cell>
          <table:table-cell office:value-type="float" office:value="0.00234397" calcext:value-type="float">
            <text:p>0.0023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</table:table-row>
        <table:table-row table:style-name="ro1">
          <table:table-cell/>
          <table:table-cell office:value-type="string" calcext:value-type="string">
            <text:p>bench_mapped_data_quoting/10/5_median</text:p>
          </table:table-cell>
          <table:table-cell office:value-type="float" office:value="0.00234411" calcext:value-type="float">
            <text:p>0.00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10/5_stddev</text:p>
          </table:table-cell>
          <table:table-cell office:value-type="float" office:value="0.00000941252" calcext:value-type="float">
            <text:p>0.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20/5_mean</text:p>
          </table:table-cell>
          <table:table-cell office:value-type="float" office:value="0.00236107" calcext:value-type="float">
            <text:p>0.00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20/5_median</text:p>
          </table:table-cell>
          <table:table-cell office:value-type="float" office:value="0.00236463" calcext:value-type="float">
            <text:p>0.00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20/5_stddev</text:p>
          </table:table-cell>
          <table:table-cell office:value-type="float" office:value="0.000010313" calcext:value-type="float">
            <text:p>0.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40/5_mean</text:p>
          </table:table-cell>
          <table:table-cell office:value-type="float" office:value="0.00239315" calcext:value-type="float">
            <text:p>0.00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40/5_median</text:p>
          </table:table-cell>
          <table:table-cell office:value-type="float" office:value="0.00237955" calcext:value-type="float">
            <text:p>0.00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40/5_stddev</text:p>
          </table:table-cell>
          <table:table-cell office:value-type="float" office:value="0.0000254431" calcext:value-type="float">
            <text:p>0.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80/5_mean</text:p>
          </table:table-cell>
          <table:table-cell office:value-type="float" office:value="0.00242141" calcext:value-type="float">
            <text:p>0.00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80/5_median</text:p>
          </table:table-cell>
          <table:table-cell office:value-type="float" office:value="0.00241374" calcext:value-type="float">
            <text:p>0.00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80/5_stddev</text:p>
          </table:table-cell>
          <table:table-cell office:value-type="float" office:value="0.0000153833" calcext:value-type="float">
            <text:p>0.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5/10_mean</text:p>
          </table:table-cell>
          <table:table-cell office:value-type="float" office:value="0.00468334" calcext:value-type="float">
            <text:p>0.00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5/10_median</text:p>
          </table:table-cell>
          <table:table-cell office:value-type="float" office:value="0.00466748" calcext:value-type="float">
            <text:p>0.00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5/10_stddev</text:p>
          </table:table-cell>
          <table:table-cell office:value-type="float" office:value="0.0000481528" calcext:value-type="float">
            <text:p>0.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5/20_mean</text:p>
          </table:table-cell>
          <table:table-cell office:value-type="float" office:value="0.00957253" calcext:value-type="float">
            <text:p>0.00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5/20_median</text:p>
          </table:table-cell>
          <table:table-cell office:value-type="float" office:value="0.0096031" calcext:value-type="float">
            <text:p>0.00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5/20_stddev</text:p>
          </table:table-cell>
          <table:table-cell office:value-type="float" office:value="0.0000844893" calcext:value-type="float">
            <text:p>0.0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5/30_mean</text:p>
          </table:table-cell>
          <table:table-cell office:value-type="float" office:value="0.0143546" calcext:value-type="float">
            <text:p>0.01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5/30_median</text:p>
          </table:table-cell>
          <table:table-cell office:value-type="float" office:value="0.0143703" calcext:value-type="float">
            <text:p>0.01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5/30_stddev</text:p>
          </table:table-cell>
          <table:table-cell office:value-type="float" office:value="0.0000845164" calcext:value-type="float">
            <text:p>0.0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5/40_mean</text:p>
          </table:table-cell>
          <table:table-cell office:value-type="float" office:value="0.0191199" calcext:value-type="float">
            <text:p>0.01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5/40_median</text:p>
          </table:table-cell>
          <table:table-cell office:value-type="float" office:value="0.0191189" calcext:value-type="float">
            <text:p>0.01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5/40_stddev</text:p>
          </table:table-cell>
          <table:table-cell office:value-type="float" office:value="0.0000393067" calcext:value-type="float">
            <text:p>0.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5/50_mean</text:p>
          </table:table-cell>
          <table:table-cell office:value-type="float" office:value="0.0238579" calcext:value-type="float">
            <text:p>0.02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5/50_median</text:p>
          </table:table-cell>
          <table:table-cell office:value-type="float" office:value="0.0238643" calcext:value-type="float">
            <text:p>0.02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5/50_stddev</text:p>
          </table:table-cell>
          <table:table-cell office:value-type="float" office:value="0.000146356" calcext:value-type="float">
            <text:p>0.0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10/10_mean</text:p>
          </table:table-cell>
          <table:table-cell office:value-type="float" office:value="0.00470981" calcext:value-type="float">
            <text:p>0.00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10/10_median</text:p>
          </table:table-cell>
          <table:table-cell office:value-type="float" office:value="0.00469843" calcext:value-type="float">
            <text:p>0.00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10/10_stddev</text:p>
          </table:table-cell>
          <table:table-cell office:value-type="float" office:value="0.0000268531" calcext:value-type="float">
            <text:p>0.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10/20_mean</text:p>
          </table:table-cell>
          <table:table-cell office:value-type="float" office:value="0.00946137" calcext:value-type="float">
            <text:p>0.00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10/20_median</text:p>
          </table:table-cell>
          <table:table-cell office:value-type="float" office:value="0.00945674" calcext:value-type="float">
            <text:p>0.00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10/20_stddev</text:p>
          </table:table-cell>
          <table:table-cell office:value-type="float" office:value="0.0000278637" calcext:value-type="float">
            <text:p>0.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10/30_mean</text:p>
          </table:table-cell>
          <table:table-cell office:value-type="float" office:value="0.0143466" calcext:value-type="float">
            <text:p>0.01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10/30_median</text:p>
          </table:table-cell>
          <table:table-cell office:value-type="float" office:value="0.0143344" calcext:value-type="float">
            <text:p>0.01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10/30_stddev</text:p>
          </table:table-cell>
          <table:table-cell office:value-type="float" office:value="0.0000302236" calcext:value-type="float">
            <text:p>0.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10/40_mean</text:p>
          </table:table-cell>
          <table:table-cell office:value-type="float" office:value="0.0191518" calcext:value-type="float">
            <text:p>0.01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10/40_median</text:p>
          </table:table-cell>
          <table:table-cell office:value-type="float" office:value="0.0191341" calcext:value-type="float">
            <text:p>0.01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10/40_stddev</text:p>
          </table:table-cell>
          <table:table-cell office:value-type="float" office:value="0.0000446209" calcext:value-type="float">
            <text:p>0.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10/50_mean</text:p>
          </table:table-cell>
          <table:table-cell office:value-type="float" office:value="0.0241298" calcext:value-type="float">
            <text:p>0.02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10/50_median</text:p>
          </table:table-cell>
          <table:table-cell office:value-type="float" office:value="0.0242202" calcext:value-type="float">
            <text:p>0.02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10/50_stddev</text:p>
          </table:table-cell>
          <table:table-cell office:value-type="float" office:value="0.000189421" calcext:value-type="float">
            <text:p>0.00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20/10_mean</text:p>
          </table:table-cell>
          <table:table-cell office:value-type="float" office:value="0.00474195" calcext:value-type="float">
            <text:p>0.00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20/10_median</text:p>
          </table:table-cell>
          <table:table-cell office:value-type="float" office:value="0.00473688" calcext:value-type="float">
            <text:p>0.00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20/10_stddev</text:p>
          </table:table-cell>
          <table:table-cell office:value-type="float" office:value="0.0000143939" calcext:value-type="float">
            <text:p>0.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20/20_mean</text:p>
          </table:table-cell>
          <table:table-cell office:value-type="float" office:value="0.00962647" calcext:value-type="float">
            <text:p>0.00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20/20_median</text:p>
          </table:table-cell>
          <table:table-cell office:value-type="float" office:value="0.00962244" calcext:value-type="float">
            <text:p>0.00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20/20_stddev</text:p>
          </table:table-cell>
          <table:table-cell office:value-type="float" office:value="0.0000311517" calcext:value-type="float">
            <text:p>0.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20/30_mean</text:p>
          </table:table-cell>
          <table:table-cell office:value-type="float" office:value="0.0144539" calcext:value-type="float">
            <text:p>0.01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20/30_median</text:p>
          </table:table-cell>
          <table:table-cell office:value-type="float" office:value="0.0144666" calcext:value-type="float">
            <text:p>0.01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20/30_stddev</text:p>
          </table:table-cell>
          <table:table-cell office:value-type="float" office:value="0.0000660648" calcext:value-type="float">
            <text:p>0.0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20/40_mean</text:p>
          </table:table-cell>
          <table:table-cell office:value-type="float" office:value="0.0194139" calcext:value-type="float">
            <text:p>0.01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20/40_median</text:p>
          </table:table-cell>
          <table:table-cell office:value-type="float" office:value="0.0193746" calcext:value-type="float">
            <text:p>0.01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20/40_stddev</text:p>
          </table:table-cell>
          <table:table-cell office:value-type="float" office:value="0.0000704279" calcext:value-type="float">
            <text:p>0.0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20/50_mean</text:p>
          </table:table-cell>
          <table:table-cell office:value-type="float" office:value="0.0243964" calcext:value-type="float">
            <text:p>0.02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20/50_median</text:p>
          </table:table-cell>
          <table:table-cell office:value-type="float" office:value="0.0244326" calcext:value-type="float">
            <text:p>0.02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20/50_stddev</text:p>
          </table:table-cell>
          <table:table-cell office:value-type="float" office:value="0.0000664915" calcext:value-type="float">
            <text:p>0.0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40/10_mean</text:p>
          </table:table-cell>
          <table:table-cell office:value-type="float" office:value="0.00479728" calcext:value-type="float">
            <text:p>0.00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40/10_median</text:p>
          </table:table-cell>
          <table:table-cell office:value-type="float" office:value="0.00478995" calcext:value-type="float">
            <text:p>0.00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40/10_stddev</text:p>
          </table:table-cell>
          <table:table-cell office:value-type="float" office:value="0.0000155809" calcext:value-type="float">
            <text:p>0.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40/20_mean</text:p>
          </table:table-cell>
          <table:table-cell office:value-type="float" office:value="0.00968645" calcext:value-type="float">
            <text:p>0.00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40/20_median</text:p>
          </table:table-cell>
          <table:table-cell office:value-type="float" office:value="0.00970732" calcext:value-type="float">
            <text:p>0.00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40/20_stddev</text:p>
          </table:table-cell>
          <table:table-cell office:value-type="float" office:value="0.0000900285" calcext:value-type="float">
            <text:p>0.0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40/30_mean</text:p>
          </table:table-cell>
          <table:table-cell office:value-type="float" office:value="0.0145514" calcext:value-type="float">
            <text:p>0.01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40/30_median</text:p>
          </table:table-cell>
          <table:table-cell office:value-type="float" office:value="0.0144901" calcext:value-type="float">
            <text:p>0.01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40/30_stddev</text:p>
          </table:table-cell>
          <table:table-cell office:value-type="float" office:value="0.000141457" calcext:value-type="float">
            <text:p>0.0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40/40_mean</text:p>
          </table:table-cell>
          <table:table-cell office:value-type="float" office:value="0.0194226" calcext:value-type="float">
            <text:p>0.01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40/40_median</text:p>
          </table:table-cell>
          <table:table-cell office:value-type="float" office:value="0.01942" calcext:value-type="float">
            <text:p>0.01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40/40_stddev</text:p>
          </table:table-cell>
          <table:table-cell office:value-type="float" office:value="0.000050111" calcext:value-type="float">
            <text:p>0.0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40/50_mean</text:p>
          </table:table-cell>
          <table:table-cell office:value-type="float" office:value="0.0244722" calcext:value-type="float">
            <text:p>0.02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40/50_median</text:p>
          </table:table-cell>
          <table:table-cell office:value-type="float" office:value="0.0244173" calcext:value-type="float">
            <text:p>0.02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40/50_stddev</text:p>
          </table:table-cell>
          <table:table-cell office:value-type="float" office:value="0.000286539" calcext:value-type="float">
            <text:p>0.00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80/10_mean</text:p>
          </table:table-cell>
          <table:table-cell office:value-type="float" office:value="0.00479007" calcext:value-type="float">
            <text:p>0.00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80/10_median</text:p>
          </table:table-cell>
          <table:table-cell office:value-type="float" office:value="0.00478765" calcext:value-type="float">
            <text:p>0.00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80/10_stddev</text:p>
          </table:table-cell>
          <table:table-cell office:value-type="float" office:value="0.00000945291" calcext:value-type="float">
            <text:p>0.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80/20_mean</text:p>
          </table:table-cell>
          <table:table-cell office:value-type="float" office:value="0.00975653" calcext:value-type="float">
            <text:p>0.00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80/20_median</text:p>
          </table:table-cell>
          <table:table-cell office:value-type="float" office:value="0.0097163" calcext:value-type="float">
            <text:p>0.00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80/20_stddev</text:p>
          </table:table-cell>
          <table:table-cell office:value-type="float" office:value="0.0000803601" calcext:value-type="float">
            <text:p>0.0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80/30_mean</text:p>
          </table:table-cell>
          <table:table-cell office:value-type="float" office:value="0.0148075" calcext:value-type="float">
            <text:p>0.01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80/30_median</text:p>
          </table:table-cell>
          <table:table-cell office:value-type="float" office:value="0.0147951" calcext:value-type="float">
            <text:p>0.01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80/30_stddev</text:p>
          </table:table-cell>
          <table:table-cell office:value-type="float" office:value="0.0000491465" calcext:value-type="float">
            <text:p>0.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80/40_mean</text:p>
          </table:table-cell>
          <table:table-cell office:value-type="float" office:value="0.0196209" calcext:value-type="float">
            <text:p>0.01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80/40_median</text:p>
          </table:table-cell>
          <table:table-cell office:value-type="float" office:value="0.0195422" calcext:value-type="float">
            <text:p>0.01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80/40_stddev</text:p>
          </table:table-cell>
          <table:table-cell office:value-type="float" office:value="0.000137167" calcext:value-type="float">
            <text:p>0.0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80/50_mean</text:p>
          </table:table-cell>
          <table:table-cell office:value-type="float" office:value="0.0247706" calcext:value-type="float">
            <text:p>0.02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80/50_median</text:p>
          </table:table-cell>
          <table:table-cell office:value-type="float" office:value="0.0247388" calcext:value-type="float">
            <text:p>0.02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80/50_stddev</text:p>
          </table:table-cell>
          <table:table-cell office:value-type="float" office:value="0.000178921" calcext:value-type="float">
            <text:p>0.00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5000/50_mean</text:p>
          </table:table-cell>
          <table:table-cell office:value-type="float" office:value="0.0293458" calcext:value-type="float">
            <text:p>0.02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5000/50_median</text:p>
          </table:table-cell>
          <table:table-cell office:value-type="float" office:value="0.029326" calcext:value-type="float">
            <text:p>0.02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5000/50_stddev</text:p>
          </table:table-cell>
          <table:table-cell office:value-type="float" office:value="0.0000884201" calcext:value-type="float">
            <text:p>0.0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5000/100_mean</text:p>
          </table:table-cell>
          <table:table-cell office:value-type="float" office:value="0.0597952" calcext:value-type="float">
            <text:p>0.05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5000/100_median</text:p>
          </table:table-cell>
          <table:table-cell office:value-type="float" office:value="0.0597801" calcext:value-type="float">
            <text:p>0.05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5000/100_stddev</text:p>
          </table:table-cell>
          <table:table-cell office:value-type="float" office:value="0.000254688" calcext:value-type="float">
            <text:p>0.00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5000/150_mean</text:p>
          </table:table-cell>
          <table:table-cell office:value-type="float" office:value="0.0902961" calcext:value-type="float">
            <text:p>0.09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5000/150_median</text:p>
          </table:table-cell>
          <table:table-cell office:value-type="float" office:value="0.0902488" calcext:value-type="float">
            <text:p>0.09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5000/150_stddev</text:p>
          </table:table-cell>
          <table:table-cell office:value-type="float" office:value="0.000107085" calcext:value-type="float">
            <text:p>0.0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5000/200_mean</text:p>
          </table:table-cell>
          <table:table-cell office:value-type="float" office:value="0.121231" calcext:value-type="float">
            <text:p>0.12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5000/200_median</text:p>
          </table:table-cell>
          <table:table-cell office:value-type="float" office:value="0.121267" calcext:value-type="float">
            <text:p>0.12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/5000/200_stddev</text:p>
          </table:table-cell>
          <table:table-cell office:value-type="float" office:value="0.000212516" calcext:value-type="float">
            <text:p>0.00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5/5_mean</text:p>
          </table:table-cell>
          <table:table-cell office:value-type="float" office:value="0.00234088" calcext:value-type="float">
            <text:p>0.00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5/5_median</text:p>
          </table:table-cell>
          <table:table-cell office:value-type="float" office:value="0.00233317" calcext:value-type="float">
            <text:p>0.00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5/5_stddev</text:p>
          </table:table-cell>
          <table:table-cell office:value-type="float" office:value="0.0000139962" calcext:value-type="float">
            <text:p>0.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10/5_mean</text:p>
          </table:table-cell>
          <table:table-cell office:value-type="float" office:value="0.00237374" calcext:value-type="float">
            <text:p>0.00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10/5_median</text:p>
          </table:table-cell>
          <table:table-cell office:value-type="float" office:value="0.00237054" calcext:value-type="float">
            <text:p>0.00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10/5_stddev</text:p>
          </table:table-cell>
          <table:table-cell office:value-type="float" office:value="0.0000113217" calcext:value-type="float">
            <text:p>0.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20/5_mean</text:p>
          </table:table-cell>
          <table:table-cell office:value-type="float" office:value="0.00240765" calcext:value-type="float">
            <text:p>0.00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20/5_median</text:p>
          </table:table-cell>
          <table:table-cell office:value-type="float" office:value="0.00241051" calcext:value-type="float">
            <text:p>0.00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20/5_stddev</text:p>
          </table:table-cell>
          <table:table-cell office:value-type="float" office:value="0.00000753001" calcext:value-type="float">
            <text:p>0.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40/5_mean</text:p>
          </table:table-cell>
          <table:table-cell office:value-type="float" office:value="0.00244377" calcext:value-type="float">
            <text:p>0.00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40/5_median</text:p>
          </table:table-cell>
          <table:table-cell office:value-type="float" office:value="0.00244126" calcext:value-type="float">
            <text:p>0.00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40/5_stddev</text:p>
          </table:table-cell>
          <table:table-cell office:value-type="float" office:value="0.000013889" calcext:value-type="float">
            <text:p>0.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80/5_mean</text:p>
          </table:table-cell>
          <table:table-cell office:value-type="float" office:value="0.00245791" calcext:value-type="float">
            <text:p>0.00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80/5_median</text:p>
          </table:table-cell>
          <table:table-cell office:value-type="float" office:value="0.00245842" calcext:value-type="float">
            <text:p>0.00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80/5_stddev</text:p>
          </table:table-cell>
          <table:table-cell office:value-type="float" office:value="0.0000065249" calcext:value-type="float">
            <text:p>0.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5/10_mean</text:p>
          </table:table-cell>
          <table:table-cell office:value-type="float" office:value="0.00473615" calcext:value-type="float">
            <text:p>0.00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5/10_median</text:p>
          </table:table-cell>
          <table:table-cell office:value-type="float" office:value="0.00474352" calcext:value-type="float">
            <text:p>0.00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5/10_stddev</text:p>
          </table:table-cell>
          <table:table-cell office:value-type="float" office:value="0.0000255735" calcext:value-type="float">
            <text:p>0.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5/20_mean</text:p>
          </table:table-cell>
          <table:table-cell office:value-type="float" office:value="0.00949892" calcext:value-type="float">
            <text:p>0.00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5/20_median</text:p>
          </table:table-cell>
          <table:table-cell office:value-type="float" office:value="0.0094835" calcext:value-type="float">
            <text:p>0.00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5/20_stddev</text:p>
          </table:table-cell>
          <table:table-cell office:value-type="float" office:value="0.0000553364" calcext:value-type="float">
            <text:p>0.0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5/30_mean</text:p>
          </table:table-cell>
          <table:table-cell office:value-type="float" office:value="0.0144417" calcext:value-type="float">
            <text:p>0.01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5/30_median</text:p>
          </table:table-cell>
          <table:table-cell office:value-type="float" office:value="0.0142927" calcext:value-type="float">
            <text:p>0.01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5/30_stddev</text:p>
          </table:table-cell>
          <table:table-cell office:value-type="float" office:value="0.000288951" calcext:value-type="float">
            <text:p>0.00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5/40_mean</text:p>
          </table:table-cell>
          <table:table-cell office:value-type="float" office:value="0.0193336" calcext:value-type="float">
            <text:p>0.01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5/40_median</text:p>
          </table:table-cell>
          <table:table-cell office:value-type="float" office:value="0.0192377" calcext:value-type="float">
            <text:p>0.01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5/40_stddev</text:p>
          </table:table-cell>
          <table:table-cell office:value-type="float" office:value="0.000200924" calcext:value-type="float">
            <text:p>0.00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5/50_mean</text:p>
          </table:table-cell>
          <table:table-cell office:value-type="float" office:value="0.0240105" calcext:value-type="float">
            <text:p>0.02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5/50_median</text:p>
          </table:table-cell>
          <table:table-cell office:value-type="float" office:value="0.0240416" calcext:value-type="float">
            <text:p>0.02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5/50_stddev</text:p>
          </table:table-cell>
          <table:table-cell office:value-type="float" office:value="0.000151066" calcext:value-type="float">
            <text:p>0.00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10/10_mean</text:p>
          </table:table-cell>
          <table:table-cell office:value-type="float" office:value="0.00475348" calcext:value-type="float">
            <text:p>0.00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10/10_median</text:p>
          </table:table-cell>
          <table:table-cell office:value-type="float" office:value="0.00475848" calcext:value-type="float">
            <text:p>0.00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10/10_stddev</text:p>
          </table:table-cell>
          <table:table-cell office:value-type="float" office:value="0.0000110798" calcext:value-type="float">
            <text:p>0.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10/20_mean</text:p>
          </table:table-cell>
          <table:table-cell office:value-type="float" office:value="0.00963837" calcext:value-type="float">
            <text:p>0.00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10/20_median</text:p>
          </table:table-cell>
          <table:table-cell office:value-type="float" office:value="0.00959199" calcext:value-type="float">
            <text:p>0.00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10/20_stddev</text:p>
          </table:table-cell>
          <table:table-cell office:value-type="float" office:value="0.000156785" calcext:value-type="float">
            <text:p>0.00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10/30_mean</text:p>
          </table:table-cell>
          <table:table-cell office:value-type="float" office:value="0.0144146" calcext:value-type="float">
            <text:p>0.01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10/30_median</text:p>
          </table:table-cell>
          <table:table-cell office:value-type="float" office:value="0.014411" calcext:value-type="float">
            <text:p>0.01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10/30_stddev</text:p>
          </table:table-cell>
          <table:table-cell office:value-type="float" office:value="0.0000354307" calcext:value-type="float">
            <text:p>0.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10/40_mean</text:p>
          </table:table-cell>
          <table:table-cell office:value-type="float" office:value="0.0193032" calcext:value-type="float">
            <text:p>0.01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10/40_median</text:p>
          </table:table-cell>
          <table:table-cell office:value-type="float" office:value="0.0193121" calcext:value-type="float">
            <text:p>0.01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10/40_stddev</text:p>
          </table:table-cell>
          <table:table-cell office:value-type="float" office:value="0.000039257" calcext:value-type="float">
            <text:p>0.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10/50_mean</text:p>
          </table:table-cell>
          <table:table-cell office:value-type="float" office:value="0.02424" calcext:value-type="float">
            <text:p>0.02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10/50_median</text:p>
          </table:table-cell>
          <table:table-cell office:value-type="float" office:value="0.0242035" calcext:value-type="float">
            <text:p>0.02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10/50_stddev</text:p>
          </table:table-cell>
          <table:table-cell office:value-type="float" office:value="0.000193505" calcext:value-type="float">
            <text:p>0.00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20/10_mean</text:p>
          </table:table-cell>
          <table:table-cell office:value-type="float" office:value="0.00481164" calcext:value-type="float">
            <text:p>0.00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20/10_median</text:p>
          </table:table-cell>
          <table:table-cell office:value-type="float" office:value="0.00480511" calcext:value-type="float">
            <text:p>0.00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20/10_stddev</text:p>
          </table:table-cell>
          <table:table-cell office:value-type="float" office:value="0.0000144398" calcext:value-type="float">
            <text:p>0.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20/20_mean</text:p>
          </table:table-cell>
          <table:table-cell office:value-type="float" office:value="0.00972287" calcext:value-type="float">
            <text:p>0.00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20/20_median</text:p>
          </table:table-cell>
          <table:table-cell office:value-type="float" office:value="0.00972202" calcext:value-type="float">
            <text:p>0.00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20/20_stddev</text:p>
          </table:table-cell>
          <table:table-cell office:value-type="float" office:value="0.000058568" calcext:value-type="float">
            <text:p>0.0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20/30_mean</text:p>
          </table:table-cell>
          <table:table-cell office:value-type="float" office:value="0.0147814" calcext:value-type="float">
            <text:p>0.01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20/30_median</text:p>
          </table:table-cell>
          <table:table-cell office:value-type="float" office:value="0.0148006" calcext:value-type="float">
            <text:p>0.01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20/30_stddev</text:p>
          </table:table-cell>
          <table:table-cell office:value-type="float" office:value="0.0000491257" calcext:value-type="float">
            <text:p>0.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20/40_mean</text:p>
          </table:table-cell>
          <table:table-cell office:value-type="float" office:value="0.0197199" calcext:value-type="float">
            <text:p>0.01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20/40_median</text:p>
          </table:table-cell>
          <table:table-cell office:value-type="float" office:value="0.0197129" calcext:value-type="float">
            <text:p>0.01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20/40_stddev</text:p>
          </table:table-cell>
          <table:table-cell office:value-type="float" office:value="0.0000380502" calcext:value-type="float">
            <text:p>0.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20/50_mean</text:p>
          </table:table-cell>
          <table:table-cell office:value-type="float" office:value="0.0248166" calcext:value-type="float">
            <text:p>0.02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20/50_median</text:p>
          </table:table-cell>
          <table:table-cell office:value-type="float" office:value="0.0247922" calcext:value-type="float">
            <text:p>0.02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20/50_stddev</text:p>
          </table:table-cell>
          <table:table-cell office:value-type="float" office:value="0.000166338" calcext:value-type="float">
            <text:p>0.00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40/10_mean</text:p>
          </table:table-cell>
          <table:table-cell office:value-type="float" office:value="0.00493809" calcext:value-type="float">
            <text:p>0.00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40/10_median</text:p>
          </table:table-cell>
          <table:table-cell office:value-type="float" office:value="0.00494539" calcext:value-type="float">
            <text:p>0.00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40/10_stddev</text:p>
          </table:table-cell>
          <table:table-cell office:value-type="float" office:value="0.0000302628" calcext:value-type="float">
            <text:p>0.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40/20_mean</text:p>
          </table:table-cell>
          <table:table-cell office:value-type="float" office:value="0.00992331" calcext:value-type="float">
            <text:p>0.00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40/20_median</text:p>
          </table:table-cell>
          <table:table-cell office:value-type="float" office:value="0.00989801" calcext:value-type="float">
            <text:p>0.00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40/20_stddev</text:p>
          </table:table-cell>
          <table:table-cell office:value-type="float" office:value="0.0000487289" calcext:value-type="float">
            <text:p>0.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40/30_mean</text:p>
          </table:table-cell>
          <table:table-cell office:value-type="float" office:value="0.0149053" calcext:value-type="float">
            <text:p>0.01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40/30_median</text:p>
          </table:table-cell>
          <table:table-cell office:value-type="float" office:value="0.0148766" calcext:value-type="float">
            <text:p>0.01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40/30_stddev</text:p>
          </table:table-cell>
          <table:table-cell office:value-type="float" office:value="0.0000834214" calcext:value-type="float">
            <text:p>0.0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40/40_mean</text:p>
          </table:table-cell>
          <table:table-cell office:value-type="float" office:value="0.0200162" calcext:value-type="float">
            <text:p>0.02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40/40_median</text:p>
          </table:table-cell>
          <table:table-cell office:value-type="float" office:value="0.02" calcext:value-type="float">
            <text:p>0.02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40/40_stddev</text:p>
          </table:table-cell>
          <table:table-cell office:value-type="float" office:value="0.000163475" calcext:value-type="float">
            <text:p>0.00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40/50_mean</text:p>
          </table:table-cell>
          <table:table-cell office:value-type="float" office:value="0.025058" calcext:value-type="float">
            <text:p>0.02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40/50_median</text:p>
          </table:table-cell>
          <table:table-cell office:value-type="float" office:value="0.0250523" calcext:value-type="float">
            <text:p>0.02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40/50_stddev</text:p>
          </table:table-cell>
          <table:table-cell office:value-type="float" office:value="0.000133903" calcext:value-type="float">
            <text:p>0.0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80/10_mean</text:p>
          </table:table-cell>
          <table:table-cell office:value-type="float" office:value="0.00496929" calcext:value-type="float">
            <text:p>0.00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80/10_median</text:p>
          </table:table-cell>
          <table:table-cell office:value-type="float" office:value="0.00496605" calcext:value-type="float">
            <text:p>0.00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80/10_stddev</text:p>
          </table:table-cell>
          <table:table-cell office:value-type="float" office:value="0.0000168697" calcext:value-type="float">
            <text:p>0.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80/20_mean</text:p>
          </table:table-cell>
          <table:table-cell office:value-type="float" office:value="0.0100189" calcext:value-type="float">
            <text:p>0.01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80/20_median</text:p>
          </table:table-cell>
          <table:table-cell office:value-type="float" office:value="0.00998694" calcext:value-type="float">
            <text:p>0.01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80/20_stddev</text:p>
          </table:table-cell>
          <table:table-cell office:value-type="float" office:value="0.000108254" calcext:value-type="float">
            <text:p>0.0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80/30_mean</text:p>
          </table:table-cell>
          <table:table-cell office:value-type="float" office:value="0.0151174" calcext:value-type="float">
            <text:p>0.01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80/30_median</text:p>
          </table:table-cell>
          <table:table-cell office:value-type="float" office:value="0.0150686" calcext:value-type="float">
            <text:p>0.01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80/30_stddev</text:p>
          </table:table-cell>
          <table:table-cell office:value-type="float" office:value="0.00011685" calcext:value-type="float">
            <text:p>0.0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80/40_mean</text:p>
          </table:table-cell>
          <table:table-cell office:value-type="float" office:value="0.0201857" calcext:value-type="float">
            <text:p>0.02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80/40_median</text:p>
          </table:table-cell>
          <table:table-cell office:value-type="float" office:value="0.0201815" calcext:value-type="float">
            <text:p>0.02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80/40_stddev</text:p>
          </table:table-cell>
          <table:table-cell office:value-type="float" office:value="0.00000939393" calcext:value-type="float">
            <text:p>0.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80/50_mean</text:p>
          </table:table-cell>
          <table:table-cell office:value-type="float" office:value="0.0253013" calcext:value-type="float">
            <text:p>0.02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80/50_median</text:p>
          </table:table-cell>
          <table:table-cell office:value-type="float" office:value="0.0252363" calcext:value-type="float">
            <text:p>0.02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80/50_stddev</text:p>
          </table:table-cell>
          <table:table-cell office:value-type="float" office:value="0.000141273" calcext:value-type="float">
            <text:p>0.0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5000/50_mean</text:p>
          </table:table-cell>
          <table:table-cell office:value-type="float" office:value="0.0296739" calcext:value-type="float">
            <text:p>0.02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5000/50_median</text:p>
          </table:table-cell>
          <table:table-cell office:value-type="float" office:value="0.0296412" calcext:value-type="float">
            <text:p>0.02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5000/50_stddev</text:p>
          </table:table-cell>
          <table:table-cell office:value-type="float" office:value="0.0000961839" calcext:value-type="float">
            <text:p>0.0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5000/100_mean</text:p>
          </table:table-cell>
          <table:table-cell office:value-type="float" office:value="0.0604584" calcext:value-type="float">
            <text:p>0.06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5000/100_median</text:p>
          </table:table-cell>
          <table:table-cell office:value-type="float" office:value="0.0604922" calcext:value-type="float">
            <text:p>0.06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5000/100_stddev</text:p>
          </table:table-cell>
          <table:table-cell office:value-type="float" office:value="0.000133344" calcext:value-type="float">
            <text:p>0.0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5000/150_mean</text:p>
          </table:table-cell>
          <table:table-cell office:value-type="float" office:value="0.091171" calcext:value-type="float">
            <text:p>0.09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5000/150_median</text:p>
          </table:table-cell>
          <table:table-cell office:value-type="float" office:value="0.0910849" calcext:value-type="float">
            <text:p>0.09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5000/150_stddev</text:p>
          </table:table-cell>
          <table:table-cell office:value-type="float" office:value="0.000560545" calcext:value-type="float">
            <text:p>0.00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5000/200_mean</text:p>
          </table:table-cell>
          <table:table-cell office:value-type="float" office:value="0.122754" calcext:value-type="float">
            <text:p>0.12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5000/200_median</text:p>
          </table:table-cell>
          <table:table-cell office:value-type="float" office:value="0.122904" calcext:value-type="float">
            <text:p>0.12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ing/5000/200_stddev</text:p>
          </table:table-cell>
          <table:table-cell office:value-type="float" office:value="0.00063982" calcext:value-type="float">
            <text:p>0.00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5/5_mean</text:p>
          </table:table-cell>
          <table:table-cell office:value-type="float" office:value="0.00241265" calcext:value-type="float">
            <text:p>0.00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5/5_median</text:p>
          </table:table-cell>
          <table:table-cell office:value-type="float" office:value="0.0024107" calcext:value-type="float">
            <text:p>0.00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5/5_stddev</text:p>
          </table:table-cell>
          <table:table-cell office:value-type="float" office:value="0.00000912857" calcext:value-type="float">
            <text:p>0.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10/5_mean</text:p>
          </table:table-cell>
          <table:table-cell office:value-type="float" office:value="0.00252569" calcext:value-type="float">
            <text:p>0.00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10/5_median</text:p>
          </table:table-cell>
          <table:table-cell office:value-type="float" office:value="0.00252617" calcext:value-type="float">
            <text:p>0.00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10/5_stddev</text:p>
          </table:table-cell>
          <table:table-cell office:value-type="float" office:value="0.0000141363" calcext:value-type="float">
            <text:p>0.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20/5_mean</text:p>
          </table:table-cell>
          <table:table-cell office:value-type="float" office:value="0.00274623" calcext:value-type="float">
            <text:p>0.00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20/5_median</text:p>
          </table:table-cell>
          <table:table-cell office:value-type="float" office:value="0.00274783" calcext:value-type="float">
            <text:p>0.00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20/5_stddev</text:p>
          </table:table-cell>
          <table:table-cell office:value-type="float" office:value="0.00000982345" calcext:value-type="float">
            <text:p>0.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40/5_mean</text:p>
          </table:table-cell>
          <table:table-cell office:value-type="float" office:value="0.00312595" calcext:value-type="float">
            <text:p>0.00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40/5_median</text:p>
          </table:table-cell>
          <table:table-cell office:value-type="float" office:value="0.00313571" calcext:value-type="float">
            <text:p>0.00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40/5_stddev</text:p>
          </table:table-cell>
          <table:table-cell office:value-type="float" office:value="0.0000192073" calcext:value-type="float">
            <text:p>0.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80/5_mean</text:p>
          </table:table-cell>
          <table:table-cell office:value-type="float" office:value="0.00378357" calcext:value-type="float">
            <text:p>0.00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80/5_median</text:p>
          </table:table-cell>
          <table:table-cell office:value-type="float" office:value="0.00377152" calcext:value-type="float">
            <text:p>0.00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80/5_stddev</text:p>
          </table:table-cell>
          <table:table-cell office:value-type="float" office:value="0.0000328556" calcext:value-type="float">
            <text:p>0.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5/10_mean</text:p>
          </table:table-cell>
          <table:table-cell office:value-type="float" office:value="0.00477755" calcext:value-type="float">
            <text:p>0.00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5/10_median</text:p>
          </table:table-cell>
          <table:table-cell office:value-type="float" office:value="0.00478062" calcext:value-type="float">
            <text:p>0.00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5/10_stddev</text:p>
          </table:table-cell>
          <table:table-cell office:value-type="float" office:value="0.000036176" calcext:value-type="float">
            <text:p>0.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5/20_mean</text:p>
          </table:table-cell>
          <table:table-cell office:value-type="float" office:value="0.00955441" calcext:value-type="float">
            <text:p>0.00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5/20_median</text:p>
          </table:table-cell>
          <table:table-cell office:value-type="float" office:value="0.0095509" calcext:value-type="float">
            <text:p>0.00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5/20_stddev</text:p>
          </table:table-cell>
          <table:table-cell office:value-type="float" office:value="0.0000464605" calcext:value-type="float">
            <text:p>0.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5/30_mean</text:p>
          </table:table-cell>
          <table:table-cell office:value-type="float" office:value="0.0143653" calcext:value-type="float">
            <text:p>0.01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5/30_median</text:p>
          </table:table-cell>
          <table:table-cell office:value-type="float" office:value="0.0143443" calcext:value-type="float">
            <text:p>0.01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5/30_stddev</text:p>
          </table:table-cell>
          <table:table-cell office:value-type="float" office:value="0.0000580992" calcext:value-type="float">
            <text:p>0.0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5/40_mean</text:p>
          </table:table-cell>
          <table:table-cell office:value-type="float" office:value="0.0192432" calcext:value-type="float">
            <text:p>0.01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5/40_median</text:p>
          </table:table-cell>
          <table:table-cell office:value-type="float" office:value="0.0192523" calcext:value-type="float">
            <text:p>0.01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5/40_stddev</text:p>
          </table:table-cell>
          <table:table-cell office:value-type="float" office:value="0.0000498679" calcext:value-type="float">
            <text:p>0.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5/50_mean</text:p>
          </table:table-cell>
          <table:table-cell office:value-type="float" office:value="0.0239629" calcext:value-type="float">
            <text:p>0.02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5/50_median</text:p>
          </table:table-cell>
          <table:table-cell office:value-type="float" office:value="0.0239557" calcext:value-type="float">
            <text:p>0.02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5/50_stddev</text:p>
          </table:table-cell>
          <table:table-cell office:value-type="float" office:value="0.0000617732" calcext:value-type="float">
            <text:p>0.0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10/10_mean</text:p>
          </table:table-cell>
          <table:table-cell office:value-type="float" office:value="0.00487736" calcext:value-type="float">
            <text:p>0.00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10/10_median</text:p>
          </table:table-cell>
          <table:table-cell office:value-type="float" office:value="0.00488244" calcext:value-type="float">
            <text:p>0.00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10/10_stddev</text:p>
          </table:table-cell>
          <table:table-cell office:value-type="float" office:value="0.0000178598" calcext:value-type="float">
            <text:p>0.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10/20_mean</text:p>
          </table:table-cell>
          <table:table-cell office:value-type="float" office:value="0.00970227" calcext:value-type="float">
            <text:p>0.00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10/20_median</text:p>
          </table:table-cell>
          <table:table-cell office:value-type="float" office:value="0.00970343" calcext:value-type="float">
            <text:p>0.00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10/20_stddev</text:p>
          </table:table-cell>
          <table:table-cell office:value-type="float" office:value="0.0000223749" calcext:value-type="float">
            <text:p>0.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10/30_mean</text:p>
          </table:table-cell>
          <table:table-cell office:value-type="float" office:value="0.0145473" calcext:value-type="float">
            <text:p>0.01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10/30_median</text:p>
          </table:table-cell>
          <table:table-cell office:value-type="float" office:value="0.0145683" calcext:value-type="float">
            <text:p>0.01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10/30_stddev</text:p>
          </table:table-cell>
          <table:table-cell office:value-type="float" office:value="0.0000476509" calcext:value-type="float">
            <text:p>0.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10/40_mean</text:p>
          </table:table-cell>
          <table:table-cell office:value-type="float" office:value="0.0193907" calcext:value-type="float">
            <text:p>0.01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10/40_median</text:p>
          </table:table-cell>
          <table:table-cell office:value-type="float" office:value="0.0193785" calcext:value-type="float">
            <text:p>0.01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10/40_stddev</text:p>
          </table:table-cell>
          <table:table-cell office:value-type="float" office:value="0.0000368163" calcext:value-type="float">
            <text:p>0.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10/50_mean</text:p>
          </table:table-cell>
          <table:table-cell office:value-type="float" office:value="0.0242228" calcext:value-type="float">
            <text:p>0.02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10/50_median</text:p>
          </table:table-cell>
          <table:table-cell office:value-type="float" office:value="0.0242003" calcext:value-type="float">
            <text:p>0.02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10/50_stddev</text:p>
          </table:table-cell>
          <table:table-cell office:value-type="float" office:value="0.0000915359" calcext:value-type="float">
            <text:p>0.0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20/10_mean</text:p>
          </table:table-cell>
          <table:table-cell office:value-type="float" office:value="0.00516379" calcext:value-type="float">
            <text:p>0.00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20/10_median</text:p>
          </table:table-cell>
          <table:table-cell office:value-type="float" office:value="0.00516245" calcext:value-type="float">
            <text:p>0.00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20/10_stddev</text:p>
          </table:table-cell>
          <table:table-cell office:value-type="float" office:value="0.0000124534" calcext:value-type="float">
            <text:p>0.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20/20_mean</text:p>
          </table:table-cell>
          <table:table-cell office:value-type="float" office:value="0.0100657" calcext:value-type="float">
            <text:p>0.01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20/20_median</text:p>
          </table:table-cell>
          <table:table-cell office:value-type="float" office:value="0.0100619" calcext:value-type="float">
            <text:p>0.01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20/20_stddev</text:p>
          </table:table-cell>
          <table:table-cell office:value-type="float" office:value="0.000020889" calcext:value-type="float">
            <text:p>0.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20/30_mean</text:p>
          </table:table-cell>
          <table:table-cell office:value-type="float" office:value="0.0149536" calcext:value-type="float">
            <text:p>0.01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20/30_median</text:p>
          </table:table-cell>
          <table:table-cell office:value-type="float" office:value="0.0149564" calcext:value-type="float">
            <text:p>0.01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20/30_stddev</text:p>
          </table:table-cell>
          <table:table-cell office:value-type="float" office:value="0.00000638952" calcext:value-type="float">
            <text:p>0.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20/40_mean</text:p>
          </table:table-cell>
          <table:table-cell office:value-type="float" office:value="0.0198588" calcext:value-type="float">
            <text:p>0.01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20/40_median</text:p>
          </table:table-cell>
          <table:table-cell office:value-type="float" office:value="0.0198548" calcext:value-type="float">
            <text:p>0.01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20/40_stddev</text:p>
          </table:table-cell>
          <table:table-cell office:value-type="float" office:value="0.0000511018" calcext:value-type="float">
            <text:p>0.0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20/50_mean</text:p>
          </table:table-cell>
          <table:table-cell office:value-type="float" office:value="0.0248855" calcext:value-type="float">
            <text:p>0.02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20/50_median</text:p>
          </table:table-cell>
          <table:table-cell office:value-type="float" office:value="0.0248858" calcext:value-type="float">
            <text:p>0.02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20/50_stddev</text:p>
          </table:table-cell>
          <table:table-cell office:value-type="float" office:value="0.0000360339" calcext:value-type="float">
            <text:p>0.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40/10_mean</text:p>
          </table:table-cell>
          <table:table-cell office:value-type="float" office:value="0.00554005" calcext:value-type="float">
            <text:p>0.00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40/10_median</text:p>
          </table:table-cell>
          <table:table-cell office:value-type="float" office:value="0.00553622" calcext:value-type="float">
            <text:p>0.00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40/10_stddev</text:p>
          </table:table-cell>
          <table:table-cell office:value-type="float" office:value="0.0000245256" calcext:value-type="float">
            <text:p>0.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40/20_mean</text:p>
          </table:table-cell>
          <table:table-cell office:value-type="float" office:value="0.0104911" calcext:value-type="float">
            <text:p>0.01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40/20_median</text:p>
          </table:table-cell>
          <table:table-cell office:value-type="float" office:value="0.0105029" calcext:value-type="float">
            <text:p>0.01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40/20_stddev</text:p>
          </table:table-cell>
          <table:table-cell office:value-type="float" office:value="0.0000298575" calcext:value-type="float">
            <text:p>0.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40/30_mean</text:p>
          </table:table-cell>
          <table:table-cell office:value-type="float" office:value="0.0155256" calcext:value-type="float">
            <text:p>0.01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40/30_median</text:p>
          </table:table-cell>
          <table:table-cell office:value-type="float" office:value="0.01549" calcext:value-type="float">
            <text:p>0.01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40/30_stddev</text:p>
          </table:table-cell>
          <table:table-cell office:value-type="float" office:value="0.000126648" calcext:value-type="float">
            <text:p>0.0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40/40_mean</text:p>
          </table:table-cell>
          <table:table-cell office:value-type="float" office:value="0.0203949" calcext:value-type="float">
            <text:p>0.02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40/40_median</text:p>
          </table:table-cell>
          <table:table-cell office:value-type="float" office:value="0.0203915" calcext:value-type="float">
            <text:p>0.02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40/40_stddev</text:p>
          </table:table-cell>
          <table:table-cell office:value-type="float" office:value="0.0000760066" calcext:value-type="float">
            <text:p>0.0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40/50_mean</text:p>
          </table:table-cell>
          <table:table-cell office:value-type="float" office:value="0.0255805" calcext:value-type="float">
            <text:p>0.02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40/50_median</text:p>
          </table:table-cell>
          <table:table-cell office:value-type="float" office:value="0.0256252" calcext:value-type="float">
            <text:p>0.02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40/50_stddev</text:p>
          </table:table-cell>
          <table:table-cell office:value-type="float" office:value="0.0000727778" calcext:value-type="float">
            <text:p>0.0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80/10_mean</text:p>
          </table:table-cell>
          <table:table-cell office:value-type="float" office:value="0.0063932" calcext:value-type="float">
            <text:p>0.00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80/10_median</text:p>
          </table:table-cell>
          <table:table-cell office:value-type="float" office:value="0.00637677" calcext:value-type="float">
            <text:p>0.00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80/10_stddev</text:p>
          </table:table-cell>
          <table:table-cell office:value-type="float" office:value="0.0000499821" calcext:value-type="float">
            <text:p>0.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80/20_mean</text:p>
          </table:table-cell>
          <table:table-cell office:value-type="float" office:value="0.0113517" calcext:value-type="float">
            <text:p>0.01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80/20_median</text:p>
          </table:table-cell>
          <table:table-cell office:value-type="float" office:value="0.0113385" calcext:value-type="float">
            <text:p>0.01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80/20_stddev</text:p>
          </table:table-cell>
          <table:table-cell office:value-type="float" office:value="0.0000438954" calcext:value-type="float">
            <text:p>0.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80/30_mean</text:p>
          </table:table-cell>
          <table:table-cell office:value-type="float" office:value="0.0165434" calcext:value-type="float">
            <text:p>0.01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80/30_median</text:p>
          </table:table-cell>
          <table:table-cell office:value-type="float" office:value="0.0165358" calcext:value-type="float">
            <text:p>0.01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80/30_stddev</text:p>
          </table:table-cell>
          <table:table-cell office:value-type="float" office:value="0.000224013" calcext:value-type="float">
            <text:p>0.00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80/40_mean</text:p>
          </table:table-cell>
          <table:table-cell office:value-type="float" office:value="0.0214751" calcext:value-type="float">
            <text:p>0.02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80/40_median</text:p>
          </table:table-cell>
          <table:table-cell office:value-type="float" office:value="0.0214864" calcext:value-type="float">
            <text:p>0.02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80/40_stddev</text:p>
          </table:table-cell>
          <table:table-cell office:value-type="float" office:value="0.0000511613" calcext:value-type="float">
            <text:p>0.0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80/50_mean</text:p>
          </table:table-cell>
          <table:table-cell office:value-type="float" office:value="0.0265834" calcext:value-type="float">
            <text:p>0.02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80/50_median</text:p>
          </table:table-cell>
          <table:table-cell office:value-type="float" office:value="0.0266113" calcext:value-type="float">
            <text:p>0.02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80/50_stddev</text:p>
          </table:table-cell>
          <table:table-cell office:value-type="float" office:value="0.000103296" calcext:value-type="float">
            <text:p>0.0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5000/50_mean</text:p>
          </table:table-cell>
          <table:table-cell office:value-type="float" office:value="0.215556" calcext:value-type="float">
            <text:p>0.21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5000/50_median</text:p>
          </table:table-cell>
          <table:table-cell office:value-type="float" office:value="0.215333" calcext:value-type="float">
            <text:p>0.21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5000/50_stddev</text:p>
          </table:table-cell>
          <table:table-cell office:value-type="float" office:value="0.00120869" calcext:value-type="float">
            <text:p>0.00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5000/100_mean</text:p>
          </table:table-cell>
          <table:table-cell office:value-type="float" office:value="0.269375" calcext:value-type="float">
            <text:p>0.26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5000/100_median</text:p>
          </table:table-cell>
          <table:table-cell office:value-type="float" office:value="0.269724" calcext:value-type="float">
            <text:p>0.26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5000/100_stddev</text:p>
          </table:table-cell>
          <table:table-cell office:value-type="float" office:value="0.000714681" calcext:value-type="float">
            <text:p>0.00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5000/150_mean</text:p>
          </table:table-cell>
          <table:table-cell office:value-type="float" office:value="0.317798" calcext:value-type="float">
            <text:p>0.317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5000/150_median</text:p>
          </table:table-cell>
          <table:table-cell office:value-type="float" office:value="0.318198" calcext:value-type="float">
            <text:p>0.31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5000/150_stddev</text:p>
          </table:table-cell>
          <table:table-cell office:value-type="float" office:value="0.000759884" calcext:value-type="float">
            <text:p>0.00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5000/200_mean</text:p>
          </table:table-cell>
          <table:table-cell office:value-type="float" office:value="0.362051" calcext:value-type="float">
            <text:p>0.36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5000/200_median</text:p>
          </table:table-cell>
          <table:table-cell office:value-type="float" office:value="0.360878" calcext:value-type="float">
            <text:p>0.36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_mapped_data_quoting_and_trade_best_all/5000/200_stddev</text:p>
          </table:table-cell>
          <table:table-cell office:value-type="float" office:value="0.00272631" calcext:value-type="float">
            <text:p>0.002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499.99mm" fo:page-height="1499.99mm" style:num-format="1" style:print-orientation="portrait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4:19:52.084474327</meta:creation-date>
    <dc:date>2019-05-29T01:48:19.051511674</dc:date>
    <meta:editing-duration>PT7M44S</meta:editing-duration>
    <meta:editing-cycles>2</meta:editing-cycles>
    <meta:generator>LibreOffice/6.0.7.3$Linux_X86_64 LibreOffice_project/00m0$Build-3</meta:generator>
    <meta:print-date>2019-05-29T01:37:30.319026295</meta:print-date>
    <meta:document-statistic meta:table-count="2" meta:cell-count="4740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11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111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111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111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541cm" svg:height="61.713cm" xlink:href=".." xlink:type="simple" chart:class="chart:bar" chart:style-name="ch1">
        <chart:legend chart:legend-position="top" svg:x="0.9cm" svg:y="0.185cm" style:legend-expansion="wide" chart:style-name="ch2"/>
        <chart:plot-area chart:style-name="ch3" table:cell-range-address="Sheet1.K1:Sheet1.R32 Sheet1.K37:Sheet1.R66 Sheet1.K71:Sheet1.R100" chart:data-source-has-labels="both" svg:x="0.43cm" svg:y="2.017cm" svg:width="20.681cm" svg:height="58.462cm">
          <chartooo:coordinate-region svg:x="6.846cm" svg:y="2.017cm" svg:width="13.747cm" svg:height="57.815cm"/>
          <chart:axis chart:dimension="x" chart:name="primary-x" chart:style-name="ch4" chartooo:axis-type="auto">
            <chartooo:date-scale/>
            <chart:categories table:cell-range-address="Sheet1.K3:Sheet1.K32 Sheet1.K37:Sheet1.K66 Sheet1.K71:Sheet1.K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3:Sheet1.L32 Sheet1.L37:Sheet1.L66 Sheet1.L71:Sheet1.L100" chart:label-cell-address="Sheet1.L1:Sheet1.L2" chart:class="chart:bar">
            <chart:data-point chart:repeated="90"/>
          </chart:series>
          <chart:series chart:style-name="ch8" chart:values-cell-range-address="Sheet1.M3:Sheet1.M32 Sheet1.M37:Sheet1.M66 Sheet1.M71:Sheet1.M100" chart:label-cell-address="Sheet1.M1:Sheet1.M2" chart:class="chart:bar">
            <chart:data-point chart:repeated="90"/>
          </chart:series>
          <chart:series chart:style-name="ch9" chart:values-cell-range-address="Sheet1.N3:Sheet1.N32 Sheet1.N37:Sheet1.N66 Sheet1.N71:Sheet1.N100" chart:label-cell-address="Sheet1.N1:Sheet1.N2" chart:class="chart:bar">
            <chart:data-point chart:repeated="90"/>
          </chart:series>
          <chart:series chart:style-name="ch10" chart:values-cell-range-address="Sheet1.O3:Sheet1.O32 Sheet1.O37:Sheet1.O66 Sheet1.O71:Sheet1.O100" chart:label-cell-address="Sheet1.O1:Sheet1.O2" chart:class="chart:bar">
            <chart:data-point chart:repeated="90"/>
          </chart:series>
          <chart:series chart:style-name="ch11" chart:values-cell-range-address="Sheet1.P3:Sheet1.P32 Sheet1.P37:Sheet1.P66 Sheet1.P71:Sheet1.P100" chart:label-cell-address="Sheet1.P1:Sheet1.P2" chart:class="chart:bar">
            <chart:data-point chart:repeated="90"/>
          </chart:series>
          <chart:series chart:style-name="ch12" chart:values-cell-range-address="Sheet1.Q3:Sheet1.Q32 Sheet1.Q37:Sheet1.Q66 Sheet1.Q71:Sheet1.Q100" chart:label-cell-address="Sheet1.Q1:Sheet1.Q2" chart:class="chart:bar">
            <chart:data-point chart:repeated="90"/>
          </chart:series>
          <chart:series chart:style-name="ch13" chart:values-cell-range-address="Sheet1.R3:Sheet1.R32 Sheet1.R37:Sheet1.R66 Sheet1.R71:Sheet1.R100" chart:label-cell-address="Sheet1.R1:Sheet1.R2" chart:class="chart:bar">
            <chart:data-point chart:repeated="9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1 cpu_time</text:p>
                <text:list>
                  <text:list-item>
                    <text:p>test1</text:p>
                  </text:list-item>
                  <text:list-item>
                    <text:p>cpu_time</text:p>
                  </text:list-item>
                </text:list>
                <draw:g>
                  <svg:desc>Sheet1.L1:Sheet1.L2</svg:desc>
                </draw:g>
              </table:table-cell>
              <table:table-cell office:value-type="string">
                <text:p>test2 cpu_time</text:p>
                <text:list>
                  <text:list-item>
                    <text:p>test2</text:p>
                  </text:list-item>
                  <text:list-item>
                    <text:p>cpu_time</text:p>
                  </text:list-item>
                </text:list>
                <draw:g>
                  <svg:desc>Sheet1.M1:Sheet1.M2</svg:desc>
                </draw:g>
              </table:table-cell>
              <table:table-cell office:value-type="string">
                <text:p>test3 cpu_time</text:p>
                <text:list>
                  <text:list-item>
                    <text:p>test3</text:p>
                  </text:list-item>
                  <text:list-item>
                    <text:p>cpu_time</text:p>
                  </text:list-item>
                </text:list>
                <draw:g>
                  <svg:desc>Sheet1.N1:Sheet1.N2</svg:desc>
                </draw:g>
              </table:table-cell>
              <table:table-cell office:value-type="string">
                <text:p>test4 cpu_time</text:p>
                <text:list>
                  <text:list-item>
                    <text:p>test4</text:p>
                  </text:list-item>
                  <text:list-item>
                    <text:p>cpu_time</text:p>
                  </text:list-item>
                </text:list>
                <draw:g>
                  <svg:desc>Sheet1.O1:Sheet1.O2</svg:desc>
                </draw:g>
              </table:table-cell>
              <table:table-cell office:value-type="string">
                <text:p>test5 cpu_time</text:p>
                <text:list>
                  <text:list-item>
                    <text:p>test5</text:p>
                  </text:list-item>
                  <text:list-item>
                    <text:p>cpu_time</text:p>
                  </text:list-item>
                </text:list>
                <draw:g>
                  <svg:desc>Sheet1.P1:Sheet1.P2</svg:desc>
                </draw:g>
              </table:table-cell>
              <table:table-cell office:value-type="string">
                <text:p>test6 cpu_time</text:p>
                <text:list>
                  <text:list-item>
                    <text:p>test6</text:p>
                  </text:list-item>
                  <text:list-item>
                    <text:p>cpu_time</text:p>
                  </text:list-item>
                </text:list>
                <draw:g>
                  <svg:desc>Sheet1.Q1:Sheet1.Q2</svg:desc>
                </draw:g>
              </table:table-cell>
              <table:table-cell office:value-type="string">
                <text:p>test7 cpu_time</text:p>
                <text:list>
                  <text:list-item>
                    <text:p>test7</text:p>
                  </text:list-item>
                  <text:list-item>
                    <text:p>cpu_time</text:p>
                  </text:list-item>
                </text:list>
                <draw:g>
                  <svg:desc>Sheet1.R1:Sheet1.R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uoting/5/5_mean</text:p>
                <draw:g>
                  <svg:desc>Sheet1.K3:Sheet1.K32 Sheet1.K37:Sheet1.K66 Sheet1.K71:Sheet1.K100</svg:desc>
                </draw:g>
              </table:table-cell>
              <table:table-cell office:value-type="float" office:value="0.00314074">
                <text:p>0.00314074</text:p>
                <draw:g>
                  <svg:desc>Sheet1.L3:Sheet1.L32 Sheet1.L37:Sheet1.L66 Sheet1.L71:Sheet1.L100</svg:desc>
                </draw:g>
              </table:table-cell>
              <table:table-cell office:value-type="float" office:value="0.00305927">
                <text:p>0.00305927</text:p>
                <draw:g>
                  <svg:desc>Sheet1.M3:Sheet1.M32 Sheet1.M37:Sheet1.M66 Sheet1.M71:Sheet1.M100</svg:desc>
                </draw:g>
              </table:table-cell>
              <table:table-cell office:value-type="float" office:value="0.0029518">
                <text:p>0.0029518</text:p>
                <draw:g>
                  <svg:desc>Sheet1.N3:Sheet1.N32 Sheet1.N37:Sheet1.N66 Sheet1.N71:Sheet1.N100</svg:desc>
                </draw:g>
              </table:table-cell>
              <table:table-cell office:value-type="float" office:value="0.00298732">
                <text:p>0.00298732</text:p>
                <draw:g>
                  <svg:desc>Sheet1.O3:Sheet1.O32 Sheet1.O37:Sheet1.O66 Sheet1.O71:Sheet1.O100</svg:desc>
                </draw:g>
              </table:table-cell>
              <table:table-cell office:value-type="float" office:value="0.00293869">
                <text:p>0.00293869</text:p>
                <draw:g>
                  <svg:desc>Sheet1.P3:Sheet1.P32 Sheet1.P37:Sheet1.P66 Sheet1.P71:Sheet1.P100</svg:desc>
                </draw:g>
              </table:table-cell>
              <table:table-cell office:value-type="float" office:value="0.00316301">
                <text:p>0.00316301</text:p>
                <draw:g>
                  <svg:desc>Sheet1.Q3:Sheet1.Q32 Sheet1.Q37:Sheet1.Q66 Sheet1.Q71:Sheet1.Q100</svg:desc>
                </draw:g>
              </table:table-cell>
              <table:table-cell office:value-type="float" office:value="0.00230416">
                <text:p>0.00230416</text:p>
                <draw:g>
                  <svg:desc>Sheet1.R3:Sheet1.R32 Sheet1.R37:Sheet1.R66 Sheet1.R71:Sheet1.R100</svg:desc>
                </draw:g>
              </table:table-cell>
            </table:table-row>
            <table:table-row>
              <table:table-cell office:value-type="string">
                <text:p>quoting/10/5_mean</text:p>
              </table:table-cell>
              <table:table-cell office:value-type="float" office:value="0.00318876">
                <text:p>0.00318876</text:p>
              </table:table-cell>
              <table:table-cell office:value-type="float" office:value="0.00332844">
                <text:p>0.00332844</text:p>
              </table:table-cell>
              <table:table-cell office:value-type="float" office:value="0.00345288">
                <text:p>0.00345288</text:p>
              </table:table-cell>
              <table:table-cell office:value-type="float" office:value="0.00314789">
                <text:p>0.00314789</text:p>
              </table:table-cell>
              <table:table-cell office:value-type="float" office:value="0.00304199">
                <text:p>0.00304199</text:p>
              </table:table-cell>
              <table:table-cell office:value-type="float" office:value="0.00332839">
                <text:p>0.00332839</text:p>
              </table:table-cell>
              <table:table-cell office:value-type="float" office:value="0.00234397">
                <text:p>0.00234397</text:p>
              </table:table-cell>
            </table:table-row>
            <table:table-row>
              <table:table-cell office:value-type="string">
                <text:p>quoting/20/5_mean</text:p>
              </table:table-cell>
              <table:table-cell office:value-type="float" office:value="0.00355674">
                <text:p>0.00355674</text:p>
              </table:table-cell>
              <table:table-cell office:value-type="float" office:value="0.00385817">
                <text:p>0.00385817</text:p>
              </table:table-cell>
              <table:table-cell office:value-type="float" office:value="0.00379624">
                <text:p>0.00379624</text:p>
              </table:table-cell>
              <table:table-cell office:value-type="float" office:value="0.0034516">
                <text:p>0.0034516</text:p>
              </table:table-cell>
              <table:table-cell office:value-type="float" office:value="0.00317217">
                <text:p>0.00317217</text:p>
              </table:table-cell>
              <table:table-cell office:value-type="float" office:value="0.0035048">
                <text:p>0.0035048</text:p>
              </table:table-cell>
              <table:table-cell office:value-type="float" office:value="0.00236107">
                <text:p>0.00236107</text:p>
              </table:table-cell>
            </table:table-row>
            <table:table-row>
              <table:table-cell office:value-type="string">
                <text:p>quoting/40/5_mean</text:p>
              </table:table-cell>
              <table:table-cell office:value-type="float" office:value="0.00432859">
                <text:p>0.00432859</text:p>
              </table:table-cell>
              <table:table-cell office:value-type="float" office:value="0.00495963">
                <text:p>0.00495963</text:p>
              </table:table-cell>
              <table:table-cell office:value-type="float" office:value="0.00427725">
                <text:p>0.00427725</text:p>
              </table:table-cell>
              <table:table-cell office:value-type="float" office:value="0.00395795">
                <text:p>0.00395795</text:p>
              </table:table-cell>
              <table:table-cell office:value-type="float" office:value="0.00333694">
                <text:p>0.00333694</text:p>
              </table:table-cell>
              <table:table-cell office:value-type="float" office:value="0.00373637">
                <text:p>0.00373637</text:p>
              </table:table-cell>
              <table:table-cell office:value-type="float" office:value="0.00239315">
                <text:p>0.00239315</text:p>
              </table:table-cell>
            </table:table-row>
            <table:table-row>
              <table:table-cell office:value-type="string">
                <text:p>quoting/80/5_mean</text:p>
              </table:table-cell>
              <table:table-cell office:value-type="float" office:value="0.00613876">
                <text:p>0.00613876</text:p>
              </table:table-cell>
              <table:table-cell office:value-type="float" office:value="0.00696749">
                <text:p>0.00696749</text:p>
              </table:table-cell>
              <table:table-cell office:value-type="float" office:value="0.00533106">
                <text:p>0.00533106</text:p>
              </table:table-cell>
              <table:table-cell office:value-type="float" office:value="0.0049006">
                <text:p>0.0049006</text:p>
              </table:table-cell>
              <table:table-cell office:value-type="float" office:value="0.00350462">
                <text:p>0.00350462</text:p>
              </table:table-cell>
              <table:table-cell office:value-type="float" office:value="0.00398537">
                <text:p>0.00398537</text:p>
              </table:table-cell>
              <table:table-cell office:value-type="float" office:value="0.00242141">
                <text:p>0.00242141</text:p>
              </table:table-cell>
            </table:table-row>
            <table:table-row>
              <table:table-cell office:value-type="string">
                <text:p>quoting/5/10_mean</text:p>
              </table:table-cell>
              <table:table-cell office:value-type="float" office:value="0.00575854">
                <text:p>0.00575854</text:p>
              </table:table-cell>
              <table:table-cell office:value-type="float" office:value="0.00637433">
                <text:p>0.00637433</text:p>
              </table:table-cell>
              <table:table-cell office:value-type="float" office:value="0.0069114">
                <text:p>0.0069114</text:p>
              </table:table-cell>
              <table:table-cell office:value-type="float" office:value="0.0062701">
                <text:p>0.0062701</text:p>
              </table:table-cell>
              <table:table-cell office:value-type="float" office:value="0.006069">
                <text:p>0.006069</text:p>
              </table:table-cell>
              <table:table-cell office:value-type="float" office:value="0.00670725">
                <text:p>0.00670725</text:p>
              </table:table-cell>
              <table:table-cell office:value-type="float" office:value="0.00468334">
                <text:p>0.00468334</text:p>
              </table:table-cell>
            </table:table-row>
            <table:table-row>
              <table:table-cell office:value-type="string">
                <text:p>quoting/5/20_mean</text:p>
              </table:table-cell>
              <table:table-cell office:value-type="float" office:value="0.0126665">
                <text:p>0.0126665</text:p>
              </table:table-cell>
              <table:table-cell office:value-type="float" office:value="0.0134385">
                <text:p>0.0134385</text:p>
              </table:table-cell>
              <table:table-cell office:value-type="float" office:value="0.0145395">
                <text:p>0.0145395</text:p>
              </table:table-cell>
              <table:table-cell office:value-type="float" office:value="0.0128797">
                <text:p>0.0128797</text:p>
              </table:table-cell>
              <table:table-cell office:value-type="float" office:value="0.0126692">
                <text:p>0.0126692</text:p>
              </table:table-cell>
              <table:table-cell office:value-type="float" office:value="0.0140093">
                <text:p>0.0140093</text:p>
              </table:table-cell>
              <table:table-cell office:value-type="float" office:value="0.00957253">
                <text:p>0.00957253</text:p>
              </table:table-cell>
            </table:table-row>
            <table:table-row>
              <table:table-cell office:value-type="string">
                <text:p>quoting/5/30_mean</text:p>
              </table:table-cell>
              <table:table-cell office:value-type="float" office:value="0.0197568">
                <text:p>0.0197568</text:p>
              </table:table-cell>
              <table:table-cell office:value-type="float" office:value="0.0215172">
                <text:p>0.0215172</text:p>
              </table:table-cell>
              <table:table-cell office:value-type="float" office:value="0.0234676">
                <text:p>0.0234676</text:p>
              </table:table-cell>
              <table:table-cell office:value-type="float" office:value="0.0200742">
                <text:p>0.0200742</text:p>
              </table:table-cell>
              <table:table-cell office:value-type="float" office:value="0.019523">
                <text:p>0.019523</text:p>
              </table:table-cell>
              <table:table-cell office:value-type="float" office:value="0.0217394">
                <text:p>0.0217394</text:p>
              </table:table-cell>
              <table:table-cell office:value-type="float" office:value="0.0143546">
                <text:p>0.0143546</text:p>
              </table:table-cell>
            </table:table-row>
            <table:table-row>
              <table:table-cell office:value-type="string">
                <text:p>quoting/5/40_mean</text:p>
              </table:table-cell>
              <table:table-cell office:value-type="float" office:value="0.0277703">
                <text:p>0.0277703</text:p>
              </table:table-cell>
              <table:table-cell office:value-type="float" office:value="0.0301814">
                <text:p>0.0301814</text:p>
              </table:table-cell>
              <table:table-cell office:value-type="float" office:value="0.0327189">
                <text:p>0.0327189</text:p>
              </table:table-cell>
              <table:table-cell office:value-type="float" office:value="0.0272783">
                <text:p>0.0272783</text:p>
              </table:table-cell>
              <table:table-cell office:value-type="float" office:value="0.0263615">
                <text:p>0.0263615</text:p>
              </table:table-cell>
              <table:table-cell office:value-type="float" office:value="0.0292014">
                <text:p>0.0292014</text:p>
              </table:table-cell>
              <table:table-cell office:value-type="float" office:value="0.0191199">
                <text:p>0.0191199</text:p>
              </table:table-cell>
            </table:table-row>
            <table:table-row>
              <table:table-cell office:value-type="string">
                <text:p>quoting/5/50_mean</text:p>
              </table:table-cell>
              <table:table-cell office:value-type="float" office:value="0.0375756">
                <text:p>0.0375756</text:p>
              </table:table-cell>
              <table:table-cell office:value-type="float" office:value="0.0394669">
                <text:p>0.0394669</text:p>
              </table:table-cell>
              <table:table-cell office:value-type="float" office:value="0.0429522">
                <text:p>0.0429522</text:p>
              </table:table-cell>
              <table:table-cell office:value-type="float" office:value="0.0349449">
                <text:p>0.0349449</text:p>
              </table:table-cell>
              <table:table-cell office:value-type="float" office:value="0.0335557">
                <text:p>0.0335557</text:p>
              </table:table-cell>
              <table:table-cell office:value-type="float" office:value="0.0339893">
                <text:p>0.0339893</text:p>
              </table:table-cell>
              <table:table-cell office:value-type="float" office:value="0.0238579">
                <text:p>0.0238579</text:p>
              </table:table-cell>
            </table:table-row>
            <table:table-row>
              <table:table-cell office:value-type="string">
                <text:p>quoting/10/10_mean</text:p>
              </table:table-cell>
              <table:table-cell office:value-type="float" office:value="0.00648316">
                <text:p>0.00648316</text:p>
              </table:table-cell>
              <table:table-cell office:value-type="float" office:value="0.00697499">
                <text:p>0.00697499</text:p>
              </table:table-cell>
              <table:table-cell office:value-type="float" office:value="0.00719373">
                <text:p>0.00719373</text:p>
              </table:table-cell>
              <table:table-cell office:value-type="float" office:value="0.00655108">
                <text:p>0.00655108</text:p>
              </table:table-cell>
              <table:table-cell office:value-type="float" office:value="0.00629664">
                <text:p>0.00629664</text:p>
              </table:table-cell>
              <table:table-cell office:value-type="float" office:value="0.00628509">
                <text:p>0.00628509</text:p>
              </table:table-cell>
              <table:table-cell office:value-type="float" office:value="0.00470981">
                <text:p>0.00470981</text:p>
              </table:table-cell>
            </table:table-row>
            <table:table-row>
              <table:table-cell office:value-type="string">
                <text:p>quoting/10/20_mean</text:p>
              </table:table-cell>
              <table:table-cell office:value-type="float" office:value="0.0136282">
                <text:p>0.0136282</text:p>
              </table:table-cell>
              <table:table-cell office:value-type="float" office:value="0.0145926">
                <text:p>0.0145926</text:p>
              </table:table-cell>
              <table:table-cell office:value-type="float" office:value="0.0152529">
                <text:p>0.0152529</text:p>
              </table:table-cell>
              <table:table-cell office:value-type="float" office:value="0.0137149">
                <text:p>0.0137149</text:p>
              </table:table-cell>
              <table:table-cell office:value-type="float" office:value="0.013254">
                <text:p>0.013254</text:p>
              </table:table-cell>
              <table:table-cell office:value-type="float" office:value="0.0132342">
                <text:p>0.0132342</text:p>
              </table:table-cell>
              <table:table-cell office:value-type="float" office:value="0.00946137">
                <text:p>0.00946137</text:p>
              </table:table-cell>
            </table:table-row>
            <table:table-row>
              <table:table-cell office:value-type="string">
                <text:p>quoting/10/30_mean</text:p>
              </table:table-cell>
              <table:table-cell office:value-type="float" office:value="0.0215583">
                <text:p>0.0215583</text:p>
              </table:table-cell>
              <table:table-cell office:value-type="float" office:value="0.0230661">
                <text:p>0.0230661</text:p>
              </table:table-cell>
              <table:table-cell office:value-type="float" office:value="0.0244609">
                <text:p>0.0244609</text:p>
              </table:table-cell>
              <table:table-cell office:value-type="float" office:value="0.0215571">
                <text:p>0.0215571</text:p>
              </table:table-cell>
              <table:table-cell office:value-type="float" office:value="0.0203021">
                <text:p>0.0203021</text:p>
              </table:table-cell>
              <table:table-cell office:value-type="float" office:value="0.0203896">
                <text:p>0.0203896</text:p>
              </table:table-cell>
              <table:table-cell office:value-type="float" office:value="0.0143466">
                <text:p>0.0143466</text:p>
              </table:table-cell>
            </table:table-row>
            <table:table-row>
              <table:table-cell office:value-type="string">
                <text:p>quoting/10/40_mean</text:p>
              </table:table-cell>
              <table:table-cell office:value-type="float" office:value="0.0296973">
                <text:p>0.0296973</text:p>
              </table:table-cell>
              <table:table-cell office:value-type="float" office:value="0.0326187">
                <text:p>0.0326187</text:p>
              </table:table-cell>
              <table:table-cell office:value-type="float" office:value="0.0344076">
                <text:p>0.0344076</text:p>
              </table:table-cell>
              <table:table-cell office:value-type="float" office:value="0.0289806">
                <text:p>0.0289806</text:p>
              </table:table-cell>
              <table:table-cell office:value-type="float" office:value="0.0278055">
                <text:p>0.0278055</text:p>
              </table:table-cell>
              <table:table-cell office:value-type="float" office:value="0.0280395">
                <text:p>0.0280395</text:p>
              </table:table-cell>
              <table:table-cell office:value-type="float" office:value="0.0191518">
                <text:p>0.0191518</text:p>
              </table:table-cell>
            </table:table-row>
            <table:table-row>
              <table:table-cell office:value-type="string">
                <text:p>quoting/10/50_mean</text:p>
              </table:table-cell>
              <table:table-cell office:value-type="float" office:value="0.0386327">
                <text:p>0.0386327</text:p>
              </table:table-cell>
              <table:table-cell office:value-type="float" office:value="0.0424672">
                <text:p>0.0424672</text:p>
              </table:table-cell>
              <table:table-cell office:value-type="float" office:value="0.0452223">
                <text:p>0.0452223</text:p>
              </table:table-cell>
              <table:table-cell office:value-type="float" office:value="0.0371779">
                <text:p>0.0371779</text:p>
              </table:table-cell>
              <table:table-cell office:value-type="float" office:value="0.0349335">
                <text:p>0.0349335</text:p>
              </table:table-cell>
              <table:table-cell office:value-type="float" office:value="0.0353957">
                <text:p>0.0353957</text:p>
              </table:table-cell>
              <table:table-cell office:value-type="float" office:value="0.0241298">
                <text:p>0.0241298</text:p>
              </table:table-cell>
            </table:table-row>
            <table:table-row>
              <table:table-cell office:value-type="string">
                <text:p>quoting/20/10_mean</text:p>
              </table:table-cell>
              <table:table-cell office:value-type="float" office:value="0.0072564">
                <text:p>0.0072564</text:p>
              </table:table-cell>
              <table:table-cell office:value-type="float" office:value="0.00813133">
                <text:p>0.00813133</text:p>
              </table:table-cell>
              <table:table-cell office:value-type="float" office:value="0.00777245">
                <text:p>0.00777245</text:p>
              </table:table-cell>
              <table:table-cell office:value-type="float" office:value="0.00723904">
                <text:p>0.00723904</text:p>
              </table:table-cell>
              <table:table-cell office:value-type="float" office:value="0.00662901">
                <text:p>0.00662901</text:p>
              </table:table-cell>
              <table:table-cell office:value-type="float" office:value="0.00661444">
                <text:p>0.00661444</text:p>
              </table:table-cell>
              <table:table-cell office:value-type="float" office:value="0.00474195">
                <text:p>0.00474195</text:p>
              </table:table-cell>
            </table:table-row>
            <table:table-row>
              <table:table-cell office:value-type="string">
                <text:p>quoting/20/20_mean</text:p>
              </table:table-cell>
              <table:table-cell office:value-type="float" office:value="0.015946">
                <text:p>0.015946</text:p>
              </table:table-cell>
              <table:table-cell office:value-type="float" office:value="0.0167517">
                <text:p>0.0167517</text:p>
              </table:table-cell>
              <table:table-cell office:value-type="float" office:value="0.016508">
                <text:p>0.016508</text:p>
              </table:table-cell>
              <table:table-cell office:value-type="float" office:value="0.0151994">
                <text:p>0.0151994</text:p>
              </table:table-cell>
              <table:table-cell office:value-type="float" office:value="0.0138517">
                <text:p>0.0138517</text:p>
              </table:table-cell>
              <table:table-cell office:value-type="float" office:value="0.0139486">
                <text:p>0.0139486</text:p>
              </table:table-cell>
              <table:table-cell office:value-type="float" office:value="0.00962647">
                <text:p>0.00962647</text:p>
              </table:table-cell>
            </table:table-row>
            <table:table-row>
              <table:table-cell office:value-type="string">
                <text:p>quoting/20/30_mean</text:p>
              </table:table-cell>
              <table:table-cell office:value-type="float" office:value="0.0251071">
                <text:p>0.0251071</text:p>
              </table:table-cell>
              <table:table-cell office:value-type="float" office:value="0.0266003">
                <text:p>0.0266003</text:p>
              </table:table-cell>
              <table:table-cell office:value-type="float" office:value="0.0258655">
                <text:p>0.0258655</text:p>
              </table:table-cell>
              <table:table-cell office:value-type="float" office:value="0.0233052">
                <text:p>0.0233052</text:p>
              </table:table-cell>
              <table:table-cell office:value-type="float" office:value="0.0213664">
                <text:p>0.0213664</text:p>
              </table:table-cell>
              <table:table-cell office:value-type="float" office:value="0.0214362">
                <text:p>0.0214362</text:p>
              </table:table-cell>
              <table:table-cell office:value-type="float" office:value="0.0144539">
                <text:p>0.0144539</text:p>
              </table:table-cell>
            </table:table-row>
            <table:table-row>
              <table:table-cell office:value-type="string">
                <text:p>quoting/20/40_mean</text:p>
              </table:table-cell>
              <table:table-cell office:value-type="float" office:value="0.0354849">
                <text:p>0.0354849</text:p>
              </table:table-cell>
              <table:table-cell office:value-type="float" office:value="0.0368767">
                <text:p>0.0368767</text:p>
              </table:table-cell>
              <table:table-cell office:value-type="float" office:value="0.0366196">
                <text:p>0.0366196</text:p>
              </table:table-cell>
              <table:table-cell office:value-type="float" office:value="0.0315691">
                <text:p>0.0315691</text:p>
              </table:table-cell>
              <table:table-cell office:value-type="float" office:value="0.02915">
                <text:p>0.02915</text:p>
              </table:table-cell>
              <table:table-cell office:value-type="float" office:value="0.0288363">
                <text:p>0.0288363</text:p>
              </table:table-cell>
              <table:table-cell office:value-type="float" office:value="0.0194139">
                <text:p>0.0194139</text:p>
              </table:table-cell>
            </table:table-row>
            <table:table-row>
              <table:table-cell office:value-type="string">
                <text:p>quoting/20/50_mean</text:p>
              </table:table-cell>
              <table:table-cell office:value-type="float" office:value="0.0461533">
                <text:p>0.0461533</text:p>
              </table:table-cell>
              <table:table-cell office:value-type="float" office:value="0.0476011">
                <text:p>0.0476011</text:p>
              </table:table-cell>
              <table:table-cell office:value-type="float" office:value="0.0474555">
                <text:p>0.0474555</text:p>
              </table:table-cell>
              <table:table-cell office:value-type="float" office:value="0.0404466">
                <text:p>0.0404466</text:p>
              </table:table-cell>
              <table:table-cell office:value-type="float" office:value="0.037038">
                <text:p>0.037038</text:p>
              </table:table-cell>
              <table:table-cell office:value-type="float" office:value="0.0366569">
                <text:p>0.0366569</text:p>
              </table:table-cell>
              <table:table-cell office:value-type="float" office:value="0.0243964">
                <text:p>0.0243964</text:p>
              </table:table-cell>
            </table:table-row>
            <table:table-row>
              <table:table-cell office:value-type="string">
                <text:p>quoting/40/10_mean</text:p>
              </table:table-cell>
              <table:table-cell office:value-type="float" office:value="0.00964272">
                <text:p>0.00964272</text:p>
              </table:table-cell>
              <table:table-cell office:value-type="float" office:value="0.0100481">
                <text:p>0.0100481</text:p>
              </table:table-cell>
              <table:table-cell office:value-type="float" office:value="0.00882388">
                <text:p>0.00882388</text:p>
              </table:table-cell>
              <table:table-cell office:value-type="float" office:value="0.00826405">
                <text:p>0.00826405</text:p>
              </table:table-cell>
              <table:table-cell office:value-type="float" office:value="0.00696348">
                <text:p>0.00696348</text:p>
              </table:table-cell>
              <table:table-cell office:value-type="float" office:value="0.00713499">
                <text:p>0.00713499</text:p>
              </table:table-cell>
              <table:table-cell office:value-type="float" office:value="0.00479728">
                <text:p>0.00479728</text:p>
              </table:table-cell>
            </table:table-row>
            <table:table-row>
              <table:table-cell office:value-type="string">
                <text:p>quoting/40/20_mean</text:p>
              </table:table-cell>
              <table:table-cell office:value-type="float" office:value="0.0198592">
                <text:p>0.0198592</text:p>
              </table:table-cell>
              <table:table-cell office:value-type="float" office:value="0.0210974">
                <text:p>0.0210974</text:p>
              </table:table-cell>
              <table:table-cell office:value-type="float" office:value="0.018649">
                <text:p>0.018649</text:p>
              </table:table-cell>
              <table:table-cell office:value-type="float" office:value="0.0172135">
                <text:p>0.0172135</text:p>
              </table:table-cell>
              <table:table-cell office:value-type="float" office:value="0.0145225">
                <text:p>0.0145225</text:p>
              </table:table-cell>
              <table:table-cell office:value-type="float" office:value="0.0146743">
                <text:p>0.0146743</text:p>
              </table:table-cell>
              <table:table-cell office:value-type="float" office:value="0.00968645">
                <text:p>0.00968645</text:p>
              </table:table-cell>
            </table:table-row>
            <table:table-row>
              <table:table-cell office:value-type="string">
                <text:p>quoting/40/30_mean</text:p>
              </table:table-cell>
              <table:table-cell office:value-type="float" office:value="0.0313847">
                <text:p>0.0313847</text:p>
              </table:table-cell>
              <table:table-cell office:value-type="float" office:value="0.0329484">
                <text:p>0.0329484</text:p>
              </table:table-cell>
              <table:table-cell office:value-type="float" office:value="0.0293596">
                <text:p>0.0293596</text:p>
              </table:table-cell>
              <table:table-cell office:value-type="float" office:value="0.026701">
                <text:p>0.026701</text:p>
              </table:table-cell>
              <table:table-cell office:value-type="float" office:value="0.0226341">
                <text:p>0.0226341</text:p>
              </table:table-cell>
              <table:table-cell office:value-type="float" office:value="0.0224834">
                <text:p>0.0224834</text:p>
              </table:table-cell>
              <table:table-cell office:value-type="float" office:value="0.0145514">
                <text:p>0.0145514</text:p>
              </table:table-cell>
            </table:table-row>
            <table:table-row>
              <table:table-cell office:value-type="string">
                <text:p>quoting/40/40_mean</text:p>
              </table:table-cell>
              <table:table-cell office:value-type="float" office:value="0.04322">
                <text:p>0.04322</text:p>
              </table:table-cell>
              <table:table-cell office:value-type="float" office:value="0.0449632">
                <text:p>0.0449632</text:p>
              </table:table-cell>
              <table:table-cell office:value-type="float" office:value="0.0384459">
                <text:p>0.0384459</text:p>
              </table:table-cell>
              <table:table-cell office:value-type="float" office:value="0.0365469">
                <text:p>0.0365469</text:p>
              </table:table-cell>
              <table:table-cell office:value-type="float" office:value="0.0306891">
                <text:p>0.0306891</text:p>
              </table:table-cell>
              <table:table-cell office:value-type="float" office:value="0.030427">
                <text:p>0.030427</text:p>
              </table:table-cell>
              <table:table-cell office:value-type="float" office:value="0.0194226">
                <text:p>0.0194226</text:p>
              </table:table-cell>
            </table:table-row>
            <table:table-row>
              <table:table-cell office:value-type="string">
                <text:p>quoting/40/50_mean</text:p>
              </table:table-cell>
              <table:table-cell office:value-type="float" office:value="0.0563085">
                <text:p>0.0563085</text:p>
              </table:table-cell>
              <table:table-cell office:value-type="float" office:value="0.0624183">
                <text:p>0.0624183</text:p>
              </table:table-cell>
              <table:table-cell office:value-type="float" office:value="0.0488236">
                <text:p>0.0488236</text:p>
              </table:table-cell>
              <table:table-cell office:value-type="float" office:value="0.0464399">
                <text:p>0.0464399</text:p>
              </table:table-cell>
              <table:table-cell office:value-type="float" office:value="0.0387665">
                <text:p>0.0387665</text:p>
              </table:table-cell>
              <table:table-cell office:value-type="float" office:value="0.0385789">
                <text:p>0.0385789</text:p>
              </table:table-cell>
              <table:table-cell office:value-type="float" office:value="0.0244722">
                <text:p>0.0244722</text:p>
              </table:table-cell>
            </table:table-row>
            <table:table-row>
              <table:table-cell office:value-type="string">
                <text:p>quoting/80/10_mean</text:p>
              </table:table-cell>
              <table:table-cell office:value-type="float" office:value="0.0135151">
                <text:p>0.0135151</text:p>
              </table:table-cell>
              <table:table-cell office:value-type="float" office:value="0.0157578">
                <text:p>0.0157578</text:p>
              </table:table-cell>
              <table:table-cell office:value-type="float" office:value="0.0100124">
                <text:p>0.0100124</text:p>
              </table:table-cell>
              <table:table-cell office:value-type="float" office:value="0.0102987">
                <text:p>0.0102987</text:p>
              </table:table-cell>
              <table:table-cell office:value-type="float" office:value="0.00735828">
                <text:p>0.00735828</text:p>
              </table:table-cell>
              <table:table-cell office:value-type="float" office:value="0.0074363">
                <text:p>0.0074363</text:p>
              </table:table-cell>
              <table:table-cell office:value-type="float" office:value="0.00479007">
                <text:p>0.00479007</text:p>
              </table:table-cell>
            </table:table-row>
            <table:table-row>
              <table:table-cell office:value-type="string">
                <text:p>quoting/80/20_mean</text:p>
              </table:table-cell>
              <table:table-cell office:value-type="float" office:value="0.027943">
                <text:p>0.027943</text:p>
              </table:table-cell>
              <table:table-cell office:value-type="float" office:value="0.032418">
                <text:p>0.032418</text:p>
              </table:table-cell>
              <table:table-cell office:value-type="float" office:value="0.0206975">
                <text:p>0.0206975</text:p>
              </table:table-cell>
              <table:table-cell office:value-type="float" office:value="0.0211694">
                <text:p>0.0211694</text:p>
              </table:table-cell>
              <table:table-cell office:value-type="float" office:value="0.0153446">
                <text:p>0.0153446</text:p>
              </table:table-cell>
              <table:table-cell office:value-type="float" office:value="0.0155255">
                <text:p>0.0155255</text:p>
              </table:table-cell>
              <table:table-cell office:value-type="float" office:value="0.00975653">
                <text:p>0.00975653</text:p>
              </table:table-cell>
            </table:table-row>
            <table:table-row>
              <table:table-cell office:value-type="string">
                <text:p>quoting/80/30_mean</text:p>
              </table:table-cell>
              <table:table-cell office:value-type="float" office:value="0.0426214">
                <text:p>0.0426214</text:p>
              </table:table-cell>
              <table:table-cell office:value-type="float" office:value="0.0500528">
                <text:p>0.0500528</text:p>
              </table:table-cell>
              <table:table-cell office:value-type="float" office:value="0.0326949">
                <text:p>0.0326949</text:p>
              </table:table-cell>
              <table:table-cell office:value-type="float" office:value="0.0327404">
                <text:p>0.0327404</text:p>
              </table:table-cell>
              <table:table-cell office:value-type="float" office:value="0.0238723">
                <text:p>0.0238723</text:p>
              </table:table-cell>
              <table:table-cell office:value-type="float" office:value="0.0238312">
                <text:p>0.0238312</text:p>
              </table:table-cell>
              <table:table-cell office:value-type="float" office:value="0.0148075">
                <text:p>0.0148075</text:p>
              </table:table-cell>
            </table:table-row>
            <table:table-row>
              <table:table-cell office:value-type="string">
                <text:p>quoting/80/40_mean</text:p>
              </table:table-cell>
              <table:table-cell office:value-type="float" office:value="0.0587933">
                <text:p>0.0587933</text:p>
              </table:table-cell>
              <table:table-cell office:value-type="float" office:value="0.0652121">
                <text:p>0.0652121</text:p>
              </table:table-cell>
              <table:table-cell office:value-type="float" office:value="0.0448559">
                <text:p>0.0448559</text:p>
              </table:table-cell>
              <table:table-cell office:value-type="float" office:value="0.0438775">
                <text:p>0.0438775</text:p>
              </table:table-cell>
              <table:table-cell office:value-type="float" office:value="0.0324123">
                <text:p>0.0324123</text:p>
              </table:table-cell>
              <table:table-cell office:value-type="float" office:value="0.0320678">
                <text:p>0.0320678</text:p>
              </table:table-cell>
              <table:table-cell office:value-type="float" office:value="0.0196209">
                <text:p>0.0196209</text:p>
              </table:table-cell>
            </table:table-row>
            <table:table-row>
              <table:table-cell office:value-type="string">
                <text:p>quoting/80/50_mean</text:p>
              </table:table-cell>
              <table:table-cell office:value-type="float" office:value="0.0767578">
                <text:p>0.0767578</text:p>
              </table:table-cell>
              <table:table-cell office:value-type="float" office:value="0.0792288">
                <text:p>0.0792288</text:p>
              </table:table-cell>
              <table:table-cell office:value-type="float" office:value="0.0573288">
                <text:p>0.0573288</text:p>
              </table:table-cell>
              <table:table-cell office:value-type="float" office:value="0.0557155">
                <text:p>0.0557155</text:p>
              </table:table-cell>
              <table:table-cell office:value-type="float" office:value="0.0418861">
                <text:p>0.0418861</text:p>
              </table:table-cell>
              <table:table-cell office:value-type="float" office:value="0.0407008">
                <text:p>0.0407008</text:p>
              </table:table-cell>
              <table:table-cell office:value-type="float" office:value="0.0247706">
                <text:p>0.0247706</text:p>
              </table:table-cell>
            </table:table-row>
            <table:table-row>
              <table:table-cell office:value-type="string">
                <text:p>quoting_and_trading/5/5_mean</text:p>
              </table:table-cell>
              <table:table-cell office:value-type="float" office:value="0.00316699">
                <text:p>0.00316699</text:p>
              </table:table-cell>
              <table:table-cell office:value-type="float" office:value="0.00321306">
                <text:p>0.00321306</text:p>
              </table:table-cell>
              <table:table-cell office:value-type="float" office:value="0.00303515">
                <text:p>0.00303515</text:p>
              </table:table-cell>
              <table:table-cell office:value-type="float" office:value="0.00302277">
                <text:p>0.00302277</text:p>
              </table:table-cell>
              <table:table-cell office:value-type="float" office:value="0.00314929">
                <text:p>0.00314929</text:p>
              </table:table-cell>
              <table:table-cell office:value-type="float" office:value="0.00312566">
                <text:p>0.00312566</text:p>
              </table:table-cell>
              <table:table-cell office:value-type="float" office:value="0.00234088">
                <text:p>0.00234088</text:p>
              </table:table-cell>
            </table:table-row>
            <table:table-row>
              <table:table-cell office:value-type="string">
                <text:p>quoting_and_trading/10/5_mean</text:p>
              </table:table-cell>
              <table:table-cell office:value-type="float" office:value="0.00339673">
                <text:p>0.00339673</text:p>
              </table:table-cell>
              <table:table-cell office:value-type="float" office:value="0.00350036">
                <text:p>0.00350036</text:p>
              </table:table-cell>
              <table:table-cell office:value-type="float" office:value="0.00321296">
                <text:p>0.00321296</text:p>
              </table:table-cell>
              <table:table-cell office:value-type="float" office:value="0.0032403">
                <text:p>0.0032403</text:p>
              </table:table-cell>
              <table:table-cell office:value-type="float" office:value="0.00340827">
                <text:p>0.00340827</text:p>
              </table:table-cell>
              <table:table-cell office:value-type="float" office:value="0.00323673">
                <text:p>0.00323673</text:p>
              </table:table-cell>
              <table:table-cell office:value-type="float" office:value="0.00237374">
                <text:p>0.00237374</text:p>
              </table:table-cell>
            </table:table-row>
            <table:table-row>
              <table:table-cell office:value-type="string">
                <text:p>quoting_and_trading/20/5_mean</text:p>
              </table:table-cell>
              <table:table-cell office:value-type="float" office:value="0.00397594">
                <text:p>0.00397594</text:p>
              </table:table-cell>
              <table:table-cell office:value-type="float" office:value="0.00409777">
                <text:p>0.00409777</text:p>
              </table:table-cell>
              <table:table-cell office:value-type="float" office:value="0.00358749">
                <text:p>0.00358749</text:p>
              </table:table-cell>
              <table:table-cell office:value-type="float" office:value="0.00361727">
                <text:p>0.00361727</text:p>
              </table:table-cell>
              <table:table-cell office:value-type="float" office:value="0.00393942">
                <text:p>0.00393942</text:p>
              </table:table-cell>
              <table:table-cell office:value-type="float" office:value="0.0034327">
                <text:p>0.0034327</text:p>
              </table:table-cell>
              <table:table-cell office:value-type="float" office:value="0.00240765">
                <text:p>0.00240765</text:p>
              </table:table-cell>
            </table:table-row>
            <table:table-row>
              <table:table-cell office:value-type="string">
                <text:p>quoting_and_trading/40/5_mean</text:p>
              </table:table-cell>
              <table:table-cell office:value-type="float" office:value="0.00487004">
                <text:p>0.00487004</text:p>
              </table:table-cell>
              <table:table-cell office:value-type="float" office:value="0.00510152">
                <text:p>0.00510152</text:p>
              </table:table-cell>
              <table:table-cell office:value-type="float" office:value="0.00402637">
                <text:p>0.00402637</text:p>
              </table:table-cell>
              <table:table-cell office:value-type="float" office:value="0.00431138">
                <text:p>0.00431138</text:p>
              </table:table-cell>
              <table:table-cell office:value-type="float" office:value="0.00420258">
                <text:p>0.00420258</text:p>
              </table:table-cell>
              <table:table-cell office:value-type="float" office:value="0.00365746">
                <text:p>0.00365746</text:p>
              </table:table-cell>
              <table:table-cell office:value-type="float" office:value="0.00244377">
                <text:p>0.00244377</text:p>
              </table:table-cell>
            </table:table-row>
            <table:table-row>
              <table:table-cell office:value-type="string">
                <text:p>quoting_and_trading/80/5_mean</text:p>
              </table:table-cell>
              <table:table-cell office:value-type="float" office:value="0.00675948">
                <text:p>0.00675948</text:p>
              </table:table-cell>
              <table:table-cell office:value-type="float" office:value="0.00721516">
                <text:p>0.00721516</text:p>
              </table:table-cell>
              <table:table-cell office:value-type="float" office:value="0.00500743">
                <text:p>0.00500743</text:p>
              </table:table-cell>
              <table:table-cell office:value-type="float" office:value="0.00532273">
                <text:p>0.00532273</text:p>
              </table:table-cell>
              <table:table-cell office:value-type="float" office:value="0.00449758">
                <text:p>0.00449758</text:p>
              </table:table-cell>
              <table:table-cell office:value-type="float" office:value="0.00391623">
                <text:p>0.00391623</text:p>
              </table:table-cell>
              <table:table-cell office:value-type="float" office:value="0.00245791">
                <text:p>0.00245791</text:p>
              </table:table-cell>
            </table:table-row>
            <table:table-row>
              <table:table-cell office:value-type="string">
                <text:p>quoting_and_trading/5/10_mean</text:p>
              </table:table-cell>
              <table:table-cell office:value-type="float" office:value="0.00631903">
                <text:p>0.00631903</text:p>
              </table:table-cell>
              <table:table-cell office:value-type="float" office:value="0.00649427">
                <text:p>0.00649427</text:p>
              </table:table-cell>
              <table:table-cell office:value-type="float" office:value="0.00617463">
                <text:p>0.00617463</text:p>
              </table:table-cell>
              <table:table-cell office:value-type="float" office:value="0.00622949">
                <text:p>0.00622949</text:p>
              </table:table-cell>
              <table:table-cell office:value-type="float" office:value="0.00713011">
                <text:p>0.00713011</text:p>
              </table:table-cell>
              <table:table-cell office:value-type="float" office:value="0.00631989">
                <text:p>0.00631989</text:p>
              </table:table-cell>
              <table:table-cell office:value-type="float" office:value="0.00473615">
                <text:p>0.00473615</text:p>
              </table:table-cell>
            </table:table-row>
            <table:table-row>
              <table:table-cell office:value-type="string">
                <text:p>quoting_and_trading/5/20_mean</text:p>
              </table:table-cell>
              <table:table-cell office:value-type="float" office:value="0.0135226">
                <text:p>0.0135226</text:p>
              </table:table-cell>
              <table:table-cell office:value-type="float" office:value="0.0135814">
                <text:p>0.0135814</text:p>
              </table:table-cell>
              <table:table-cell office:value-type="float" office:value="0.0130307">
                <text:p>0.0130307</text:p>
              </table:table-cell>
              <table:table-cell office:value-type="float" office:value="0.0130968">
                <text:p>0.0130968</text:p>
              </table:table-cell>
              <table:table-cell office:value-type="float" office:value="0.0148576">
                <text:p>0.0148576</text:p>
              </table:table-cell>
              <table:table-cell office:value-type="float" office:value="0.0131574">
                <text:p>0.0131574</text:p>
              </table:table-cell>
              <table:table-cell office:value-type="float" office:value="0.00949892">
                <text:p>0.00949892</text:p>
              </table:table-cell>
            </table:table-row>
            <table:table-row>
              <table:table-cell office:value-type="string">
                <text:p>quoting_and_trading/5/30_mean</text:p>
              </table:table-cell>
              <table:table-cell office:value-type="float" office:value="0.0213714">
                <text:p>0.0213714</text:p>
              </table:table-cell>
              <table:table-cell office:value-type="float" office:value="0.0217116">
                <text:p>0.0217116</text:p>
              </table:table-cell>
              <table:table-cell office:value-type="float" office:value="0.0206702">
                <text:p>0.0206702</text:p>
              </table:table-cell>
              <table:table-cell office:value-type="float" office:value="0.0203872">
                <text:p>0.0203872</text:p>
              </table:table-cell>
              <table:table-cell office:value-type="float" office:value="0.0228984">
                <text:p>0.0228984</text:p>
              </table:table-cell>
              <table:table-cell office:value-type="float" office:value="0.020161">
                <text:p>0.020161</text:p>
              </table:table-cell>
              <table:table-cell office:value-type="float" office:value="0.0144417">
                <text:p>0.0144417</text:p>
              </table:table-cell>
            </table:table-row>
            <table:table-row>
              <table:table-cell office:value-type="string">
                <text:p>quoting_and_trading/5/40_mean</text:p>
              </table:table-cell>
              <table:table-cell office:value-type="float" office:value="0.0297853">
                <text:p>0.0297853</text:p>
              </table:table-cell>
              <table:table-cell office:value-type="float" office:value="0.0305119">
                <text:p>0.0305119</text:p>
              </table:table-cell>
              <table:table-cell office:value-type="float" office:value="0.0287086">
                <text:p>0.0287086</text:p>
              </table:table-cell>
              <table:table-cell office:value-type="float" office:value="0.0278666">
                <text:p>0.0278666</text:p>
              </table:table-cell>
              <table:table-cell office:value-type="float" office:value="0.0288992">
                <text:p>0.0288992</text:p>
              </table:table-cell>
              <table:table-cell office:value-type="float" office:value="0.0271772">
                <text:p>0.0271772</text:p>
              </table:table-cell>
              <table:table-cell office:value-type="float" office:value="0.0193336">
                <text:p>0.0193336</text:p>
              </table:table-cell>
            </table:table-row>
            <table:table-row>
              <table:table-cell office:value-type="string">
                <text:p>quoting_and_trading/5/50_mean</text:p>
              </table:table-cell>
              <table:table-cell office:value-type="float" office:value="0.0395327">
                <text:p>0.0395327</text:p>
              </table:table-cell>
              <table:table-cell office:value-type="float" office:value="0.0398333">
                <text:p>0.0398333</text:p>
              </table:table-cell>
              <table:table-cell office:value-type="float" office:value="0.037787">
                <text:p>0.037787</text:p>
              </table:table-cell>
              <table:table-cell office:value-type="float" office:value="0.0357734">
                <text:p>0.0357734</text:p>
              </table:table-cell>
              <table:table-cell office:value-type="float" office:value="0.0357109">
                <text:p>0.0357109</text:p>
              </table:table-cell>
              <table:table-cell office:value-type="float" office:value="0.0343751">
                <text:p>0.0343751</text:p>
              </table:table-cell>
              <table:table-cell office:value-type="float" office:value="0.0240105">
                <text:p>0.0240105</text:p>
              </table:table-cell>
            </table:table-row>
            <table:table-row>
              <table:table-cell office:value-type="string">
                <text:p>quoting_and_trading/10/10_mean</text:p>
              </table:table-cell>
              <table:table-cell office:value-type="float" office:value="0.00685084">
                <text:p>0.00685084</text:p>
              </table:table-cell>
              <table:table-cell office:value-type="float" office:value="0.00710916">
                <text:p>0.00710916</text:p>
              </table:table-cell>
              <table:table-cell office:value-type="float" office:value="0.00651125">
                <text:p>0.00651125</text:p>
              </table:table-cell>
              <table:table-cell office:value-type="float" office:value="0.00678181">
                <text:p>0.00678181</text:p>
              </table:table-cell>
              <table:table-cell office:value-type="float" office:value="0.00681544">
                <text:p>0.00681544</text:p>
              </table:table-cell>
              <table:table-cell office:value-type="float" office:value="0.00660323">
                <text:p>0.00660323</text:p>
              </table:table-cell>
              <table:table-cell office:value-type="float" office:value="0.00475348">
                <text:p>0.00475348</text:p>
              </table:table-cell>
            </table:table-row>
            <table:table-row>
              <table:table-cell office:value-type="string">
                <text:p>quoting_and_trading/10/20_mean</text:p>
              </table:table-cell>
              <table:table-cell office:value-type="float" office:value="0.0142394">
                <text:p>0.0142394</text:p>
              </table:table-cell>
              <table:table-cell office:value-type="float" office:value="0.0147523">
                <text:p>0.0147523</text:p>
              </table:table-cell>
              <table:table-cell office:value-type="float" office:value="0.0136304">
                <text:p>0.0136304</text:p>
              </table:table-cell>
              <table:table-cell office:value-type="float" office:value="0.0144304">
                <text:p>0.0144304</text:p>
              </table:table-cell>
              <table:table-cell office:value-type="float" office:value="0.014263">
                <text:p>0.014263</text:p>
              </table:table-cell>
              <table:table-cell office:value-type="float" office:value="0.0136471">
                <text:p>0.0136471</text:p>
              </table:table-cell>
              <table:table-cell office:value-type="float" office:value="0.00963837">
                <text:p>0.00963837</text:p>
              </table:table-cell>
            </table:table-row>
            <table:table-row>
              <table:table-cell office:value-type="string">
                <text:p>quoting_and_trading/10/30_mean</text:p>
              </table:table-cell>
              <table:table-cell office:value-type="float" office:value="0.0229968">
                <text:p>0.0229968</text:p>
              </table:table-cell>
              <table:table-cell office:value-type="float" office:value="0.0232726">
                <text:p>0.0232726</text:p>
              </table:table-cell>
              <table:table-cell office:value-type="float" office:value="0.0215972">
                <text:p>0.0215972</text:p>
              </table:table-cell>
              <table:table-cell office:value-type="float" office:value="0.0224827">
                <text:p>0.0224827</text:p>
              </table:table-cell>
              <table:table-cell office:value-type="float" office:value="0.0218701">
                <text:p>0.0218701</text:p>
              </table:table-cell>
              <table:table-cell office:value-type="float" office:value="0.0209211">
                <text:p>0.0209211</text:p>
              </table:table-cell>
              <table:table-cell office:value-type="float" office:value="0.0144146">
                <text:p>0.0144146</text:p>
              </table:table-cell>
            </table:table-row>
            <table:table-row>
              <table:table-cell office:value-type="string">
                <text:p>quoting_and_trading/10/40_mean</text:p>
              </table:table-cell>
              <table:table-cell office:value-type="float" office:value="0.0318212">
                <text:p>0.0318212</text:p>
              </table:table-cell>
              <table:table-cell office:value-type="float" office:value="0.0329101">
                <text:p>0.0329101</text:p>
              </table:table-cell>
              <table:table-cell office:value-type="float" office:value="0.0300994">
                <text:p>0.0300994</text:p>
              </table:table-cell>
              <table:table-cell office:value-type="float" office:value="0.0301443">
                <text:p>0.0301443</text:p>
              </table:table-cell>
              <table:table-cell office:value-type="float" office:value="0.0298024">
                <text:p>0.0298024</text:p>
              </table:table-cell>
              <table:table-cell office:value-type="float" office:value="0.0284152">
                <text:p>0.0284152</text:p>
              </table:table-cell>
              <table:table-cell office:value-type="float" office:value="0.0193032">
                <text:p>0.0193032</text:p>
              </table:table-cell>
            </table:table-row>
            <table:table-row>
              <table:table-cell office:value-type="string">
                <text:p>quoting_and_trading/10/50_mean</text:p>
              </table:table-cell>
              <table:table-cell office:value-type="float" office:value="0.0419936">
                <text:p>0.0419936</text:p>
              </table:table-cell>
              <table:table-cell office:value-type="float" office:value="0.0426687">
                <text:p>0.0426687</text:p>
              </table:table-cell>
              <table:table-cell office:value-type="float" office:value="0.0396754">
                <text:p>0.0396754</text:p>
              </table:table-cell>
              <table:table-cell office:value-type="float" office:value="0.0386279">
                <text:p>0.0386279</text:p>
              </table:table-cell>
              <table:table-cell office:value-type="float" office:value="0.0381995">
                <text:p>0.0381995</text:p>
              </table:table-cell>
              <table:table-cell office:value-type="float" office:value="0.0360605">
                <text:p>0.0360605</text:p>
              </table:table-cell>
              <table:table-cell office:value-type="float" office:value="0.02424">
                <text:p>0.02424</text:p>
              </table:table-cell>
            </table:table-row>
            <table:table-row>
              <table:table-cell office:value-type="string">
                <text:p>quoting_and_trading/20/10_mean</text:p>
              </table:table-cell>
              <table:table-cell office:value-type="float" office:value="0.00792133">
                <text:p>0.00792133</text:p>
              </table:table-cell>
              <table:table-cell office:value-type="float" office:value="0.00817771">
                <text:p>0.00817771</text:p>
              </table:table-cell>
              <table:table-cell office:value-type="float" office:value="0.00721229">
                <text:p>0.00721229</text:p>
              </table:table-cell>
              <table:table-cell office:value-type="float" office:value="0.00756175">
                <text:p>0.00756175</text:p>
              </table:table-cell>
              <table:table-cell office:value-type="float" office:value="0.0073378">
                <text:p>0.0073378</text:p>
              </table:table-cell>
              <table:table-cell office:value-type="float" office:value="0.00698719">
                <text:p>0.00698719</text:p>
              </table:table-cell>
              <table:table-cell office:value-type="float" office:value="0.00481164">
                <text:p>0.00481164</text:p>
              </table:table-cell>
            </table:table-row>
            <table:table-row>
              <table:table-cell office:value-type="string">
                <text:p>quoting_and_trading/20/20_mean</text:p>
              </table:table-cell>
              <table:table-cell office:value-type="float" office:value="0.0165254">
                <text:p>0.0165254</text:p>
              </table:table-cell>
              <table:table-cell office:value-type="float" office:value="0.0169284">
                <text:p>0.0169284</text:p>
              </table:table-cell>
              <table:table-cell office:value-type="float" office:value="0.0149221">
                <text:p>0.0149221</text:p>
              </table:table-cell>
              <table:table-cell office:value-type="float" office:value="0.0160485">
                <text:p>0.0160485</text:p>
              </table:table-cell>
              <table:table-cell office:value-type="float" office:value="0.0153794">
                <text:p>0.0153794</text:p>
              </table:table-cell>
              <table:table-cell office:value-type="float" office:value="0.0143602">
                <text:p>0.0143602</text:p>
              </table:table-cell>
              <table:table-cell office:value-type="float" office:value="0.00972287">
                <text:p>0.00972287</text:p>
              </table:table-cell>
            </table:table-row>
            <table:table-row>
              <table:table-cell office:value-type="string">
                <text:p>quoting_and_trading/20/30_mean</text:p>
              </table:table-cell>
              <table:table-cell office:value-type="float" office:value="0.0256765">
                <text:p>0.0256765</text:p>
              </table:table-cell>
              <table:table-cell office:value-type="float" office:value="0.0265673">
                <text:p>0.0265673</text:p>
              </table:table-cell>
              <table:table-cell office:value-type="float" office:value="0.0232604">
                <text:p>0.0232604</text:p>
              </table:table-cell>
              <table:table-cell office:value-type="float" office:value="0.0246391">
                <text:p>0.0246391</text:p>
              </table:table-cell>
              <table:table-cell office:value-type="float" office:value="0.0237064">
                <text:p>0.0237064</text:p>
              </table:table-cell>
              <table:table-cell office:value-type="float" office:value="0.0222142">
                <text:p>0.0222142</text:p>
              </table:table-cell>
              <table:table-cell office:value-type="float" office:value="0.0147814">
                <text:p>0.0147814</text:p>
              </table:table-cell>
            </table:table-row>
            <table:table-row>
              <table:table-cell office:value-type="string">
                <text:p>quoting_and_trading/20/40_mean</text:p>
              </table:table-cell>
              <table:table-cell office:value-type="float" office:value="0.0361401">
                <text:p>0.0361401</text:p>
              </table:table-cell>
              <table:table-cell office:value-type="float" office:value="0.0366876">
                <text:p>0.0366876</text:p>
              </table:table-cell>
              <table:table-cell office:value-type="float" office:value="0.0327848">
                <text:p>0.0327848</text:p>
              </table:table-cell>
              <table:table-cell office:value-type="float" office:value="0.0334449">
                <text:p>0.0334449</text:p>
              </table:table-cell>
              <table:table-cell office:value-type="float" office:value="0.0320338">
                <text:p>0.0320338</text:p>
              </table:table-cell>
              <table:table-cell office:value-type="float" office:value="0.0295256">
                <text:p>0.0295256</text:p>
              </table:table-cell>
              <table:table-cell office:value-type="float" office:value="0.0197199">
                <text:p>0.0197199</text:p>
              </table:table-cell>
            </table:table-row>
            <table:table-row>
              <table:table-cell office:value-type="string">
                <text:p>quoting_and_trading/20/50_mean</text:p>
              </table:table-cell>
              <table:table-cell office:value-type="float" office:value="0.0472059">
                <text:p>0.0472059</text:p>
              </table:table-cell>
              <table:table-cell office:value-type="float" office:value="0.0483761">
                <text:p>0.0483761</text:p>
              </table:table-cell>
              <table:table-cell office:value-type="float" office:value="0.0431376">
                <text:p>0.0431376</text:p>
              </table:table-cell>
              <table:table-cell office:value-type="float" office:value="0.0424726">
                <text:p>0.0424726</text:p>
              </table:table-cell>
              <table:table-cell office:value-type="float" office:value="0.0411831">
                <text:p>0.0411831</text:p>
              </table:table-cell>
              <table:table-cell office:value-type="float" office:value="0.0375715">
                <text:p>0.0375715</text:p>
              </table:table-cell>
              <table:table-cell office:value-type="float" office:value="0.0248166">
                <text:p>0.0248166</text:p>
              </table:table-cell>
            </table:table-row>
            <table:table-row>
              <table:table-cell office:value-type="string">
                <text:p>quoting_and_trading/40/10_mean</text:p>
              </table:table-cell>
              <table:table-cell office:value-type="float" office:value="0.0101462">
                <text:p>0.0101462</text:p>
              </table:table-cell>
              <table:table-cell office:value-type="float" office:value="0.0102269">
                <text:p>0.0102269</text:p>
              </table:table-cell>
              <table:table-cell office:value-type="float" office:value="0.0081275">
                <text:p>0.0081275</text:p>
              </table:table-cell>
              <table:table-cell office:value-type="float" office:value="0.00882784">
                <text:p>0.00882784</text:p>
              </table:table-cell>
              <table:table-cell office:value-type="float" office:value="0.00786002">
                <text:p>0.00786002</text:p>
              </table:table-cell>
              <table:table-cell office:value-type="float" office:value="0.00741119">
                <text:p>0.00741119</text:p>
              </table:table-cell>
              <table:table-cell office:value-type="float" office:value="0.00493809">
                <text:p>0.00493809</text:p>
              </table:table-cell>
            </table:table-row>
            <table:table-row>
              <table:table-cell office:value-type="string">
                <text:p>quoting_and_trading/40/20_mean</text:p>
              </table:table-cell>
              <table:table-cell office:value-type="float" office:value="0.0205811">
                <text:p>0.0205811</text:p>
              </table:table-cell>
              <table:table-cell office:value-type="float" office:value="0.021405">
                <text:p>0.021405</text:p>
              </table:table-cell>
              <table:table-cell office:value-type="float" office:value="0.0170734">
                <text:p>0.0170734</text:p>
              </table:table-cell>
              <table:table-cell office:value-type="float" office:value="0.0184272">
                <text:p>0.0184272</text:p>
              </table:table-cell>
              <table:table-cell office:value-type="float" office:value="0.0164843">
                <text:p>0.0164843</text:p>
              </table:table-cell>
              <table:table-cell office:value-type="float" office:value="0.0153743">
                <text:p>0.0153743</text:p>
              </table:table-cell>
              <table:table-cell office:value-type="float" office:value="0.00992331">
                <text:p>0.00992331</text:p>
              </table:table-cell>
            </table:table-row>
            <table:table-row>
              <table:table-cell office:value-type="string">
                <text:p>quoting_and_trading/40/30_mean</text:p>
              </table:table-cell>
              <table:table-cell office:value-type="float" office:value="0.0315402">
                <text:p>0.0315402</text:p>
              </table:table-cell>
              <table:table-cell office:value-type="float" office:value="0.0330069">
                <text:p>0.0330069</text:p>
              </table:table-cell>
              <table:table-cell office:value-type="float" office:value="0.0266776">
                <text:p>0.0266776</text:p>
              </table:table-cell>
              <table:table-cell office:value-type="float" office:value="0.0285189">
                <text:p>0.0285189</text:p>
              </table:table-cell>
              <table:table-cell office:value-type="float" office:value="0.0253438">
                <text:p>0.0253438</text:p>
              </table:table-cell>
              <table:table-cell office:value-type="float" office:value="0.0231998">
                <text:p>0.0231998</text:p>
              </table:table-cell>
              <table:table-cell office:value-type="float" office:value="0.0149053">
                <text:p>0.0149053</text:p>
              </table:table-cell>
            </table:table-row>
            <table:table-row>
              <table:table-cell office:value-type="string">
                <text:p>quoting_and_trading/40/40_mean</text:p>
              </table:table-cell>
              <table:table-cell office:value-type="float" office:value="0.0437447">
                <text:p>0.0437447</text:p>
              </table:table-cell>
              <table:table-cell office:value-type="float" office:value="0.0450541">
                <text:p>0.0450541</text:p>
              </table:table-cell>
              <table:table-cell office:value-type="float" office:value="0.036475">
                <text:p>0.036475</text:p>
              </table:table-cell>
              <table:table-cell office:value-type="float" office:value="0.0388243">
                <text:p>0.0388243</text:p>
              </table:table-cell>
              <table:table-cell office:value-type="float" office:value="0.0346956">
                <text:p>0.0346956</text:p>
              </table:table-cell>
              <table:table-cell office:value-type="float" office:value="0.0312823">
                <text:p>0.0312823</text:p>
              </table:table-cell>
              <table:table-cell office:value-type="float" office:value="0.0200162">
                <text:p>0.0200162</text:p>
              </table:table-cell>
            </table:table-row>
            <table:table-row>
              <table:table-cell office:value-type="string">
                <text:p>quoting_and_trading/40/50_mean</text:p>
              </table:table-cell>
              <table:table-cell office:value-type="float" office:value="0.0563183">
                <text:p>0.0563183</text:p>
              </table:table-cell>
              <table:table-cell office:value-type="float" office:value="0.0585836">
                <text:p>0.0585836</text:p>
              </table:table-cell>
              <table:table-cell office:value-type="float" office:value="0.0469643">
                <text:p>0.0469643</text:p>
              </table:table-cell>
              <table:table-cell office:value-type="float" office:value="0.0494405">
                <text:p>0.0494405</text:p>
              </table:table-cell>
              <table:table-cell office:value-type="float" office:value="0.0438232">
                <text:p>0.0438232</text:p>
              </table:table-cell>
              <table:table-cell office:value-type="float" office:value="0.0394424">
                <text:p>0.0394424</text:p>
              </table:table-cell>
              <table:table-cell office:value-type="float" office:value="0.025058">
                <text:p>0.025058</text:p>
              </table:table-cell>
            </table:table-row>
            <table:table-row>
              <table:table-cell office:value-type="string">
                <text:p>quoting_and_trading/80/10_mean</text:p>
              </table:table-cell>
              <table:table-cell office:value-type="float" office:value="0.0138655">
                <text:p>0.0138655</text:p>
              </table:table-cell>
              <table:table-cell office:value-type="float" office:value="0.0145252">
                <text:p>0.0145252</text:p>
              </table:table-cell>
              <table:table-cell office:value-type="float" office:value="0.00996391">
                <text:p>0.00996391</text:p>
              </table:table-cell>
              <table:table-cell office:value-type="float" office:value="0.010928">
                <text:p>0.010928</text:p>
              </table:table-cell>
              <table:table-cell office:value-type="float" office:value="0.00852252">
                <text:p>0.00852252</text:p>
              </table:table-cell>
              <table:table-cell office:value-type="float" office:value="0.00785881">
                <text:p>0.00785881</text:p>
              </table:table-cell>
              <table:table-cell office:value-type="float" office:value="0.00496929">
                <text:p>0.00496929</text:p>
              </table:table-cell>
            </table:table-row>
            <table:table-row>
              <table:table-cell office:value-type="string">
                <text:p>quoting_and_trading/80/20_mean</text:p>
              </table:table-cell>
              <table:table-cell office:value-type="float" office:value="0.0280828">
                <text:p>0.0280828</text:p>
              </table:table-cell>
              <table:table-cell office:value-type="float" office:value="0.0294533">
                <text:p>0.0294533</text:p>
              </table:table-cell>
              <table:table-cell office:value-type="float" office:value="0.0206307">
                <text:p>0.0206307</text:p>
              </table:table-cell>
              <table:table-cell office:value-type="float" office:value="0.0228797">
                <text:p>0.0228797</text:p>
              </table:table-cell>
              <table:table-cell office:value-type="float" office:value="0.0176515">
                <text:p>0.0176515</text:p>
              </table:table-cell>
              <table:table-cell office:value-type="float" office:value="0.0160159">
                <text:p>0.0160159</text:p>
              </table:table-cell>
              <table:table-cell office:value-type="float" office:value="0.0100189">
                <text:p>0.0100189</text:p>
              </table:table-cell>
            </table:table-row>
            <table:table-row>
              <table:table-cell office:value-type="string">
                <text:p>quoting_and_trading/80/30_mean</text:p>
              </table:table-cell>
              <table:table-cell office:value-type="float" office:value="0.0431361">
                <text:p>0.0431361</text:p>
              </table:table-cell>
              <table:table-cell office:value-type="float" office:value="0.0453882">
                <text:p>0.0453882</text:p>
              </table:table-cell>
              <table:table-cell office:value-type="float" office:value="0.0324066">
                <text:p>0.0324066</text:p>
              </table:table-cell>
              <table:table-cell office:value-type="float" office:value="0.0353768">
                <text:p>0.0353768</text:p>
              </table:table-cell>
              <table:table-cell office:value-type="float" office:value="0.027277">
                <text:p>0.027277</text:p>
              </table:table-cell>
              <table:table-cell office:value-type="float" office:value="0.0243769">
                <text:p>0.0243769</text:p>
              </table:table-cell>
              <table:table-cell office:value-type="float" office:value="0.0151174">
                <text:p>0.0151174</text:p>
              </table:table-cell>
            </table:table-row>
            <table:table-row>
              <table:table-cell office:value-type="string">
                <text:p>quoting_and_trading/80/40_mean</text:p>
              </table:table-cell>
              <table:table-cell office:value-type="float" office:value="0.059042">
                <text:p>0.059042</text:p>
              </table:table-cell>
              <table:table-cell office:value-type="float" office:value="0.0620019">
                <text:p>0.0620019</text:p>
              </table:table-cell>
              <table:table-cell office:value-type="float" office:value="0.0442092">
                <text:p>0.0442092</text:p>
              </table:table-cell>
              <table:table-cell office:value-type="float" office:value="0.0478989">
                <text:p>0.0478989</text:p>
              </table:table-cell>
              <table:table-cell office:value-type="float" office:value="0.0374276">
                <text:p>0.0374276</text:p>
              </table:table-cell>
              <table:table-cell office:value-type="float" office:value="0.033054">
                <text:p>0.033054</text:p>
              </table:table-cell>
              <table:table-cell office:value-type="float" office:value="0.0201857">
                <text:p>0.0201857</text:p>
              </table:table-cell>
            </table:table-row>
            <table:table-row>
              <table:table-cell office:value-type="string">
                <text:p>quoting_and_trading/80/50_mean</text:p>
              </table:table-cell>
              <table:table-cell office:value-type="float" office:value="0.0760437">
                <text:p>0.0760437</text:p>
              </table:table-cell>
              <table:table-cell office:value-type="float" office:value="0.0795828">
                <text:p>0.0795828</text:p>
              </table:table-cell>
              <table:table-cell office:value-type="float" office:value="0.0574133">
                <text:p>0.0574133</text:p>
              </table:table-cell>
              <table:table-cell office:value-type="float" office:value="0.0606624">
                <text:p>0.0606624</text:p>
              </table:table-cell>
              <table:table-cell office:value-type="float" office:value="0.0473279">
                <text:p>0.0473279</text:p>
              </table:table-cell>
              <table:table-cell office:value-type="float" office:value="0.0416898">
                <text:p>0.0416898</text:p>
              </table:table-cell>
              <table:table-cell office:value-type="float" office:value="0.0253013">
                <text:p>0.0253013</text:p>
              </table:table-cell>
            </table:table-row>
            <table:table-row>
              <table:table-cell office:value-type="string">
                <text:p>quoting_and_trade_best_all/5/5_mean</text:p>
              </table:table-cell>
              <table:table-cell office:value-type="float" office:value="0.00390748">
                <text:p>0.00390748</text:p>
              </table:table-cell>
              <table:table-cell office:value-type="float" office:value="0.00377765">
                <text:p>0.00377765</text:p>
              </table:table-cell>
              <table:table-cell office:value-type="float" office:value="0.00375862">
                <text:p>0.00375862</text:p>
              </table:table-cell>
              <table:table-cell office:value-type="float" office:value="0.00432008">
                <text:p>0.00432008</text:p>
              </table:table-cell>
              <table:table-cell office:value-type="float" office:value="0.0043102">
                <text:p>0.0043102</text:p>
              </table:table-cell>
              <table:table-cell office:value-type="float" office:value="0.00354915">
                <text:p>0.00354915</text:p>
              </table:table-cell>
              <table:table-cell office:value-type="float" office:value="0.00241265">
                <text:p>0.00241265</text:p>
              </table:table-cell>
            </table:table-row>
            <table:table-row>
              <table:table-cell office:value-type="string">
                <text:p>quoting_and_trade_best_all/10/5_mean</text:p>
              </table:table-cell>
              <table:table-cell office:value-type="float" office:value="0.00503774">
                <text:p>0.00503774</text:p>
              </table:table-cell>
              <table:table-cell office:value-type="float" office:value="0.0055328">
                <text:p>0.0055328</text:p>
              </table:table-cell>
              <table:table-cell office:value-type="float" office:value="0.00441699">
                <text:p>0.00441699</text:p>
              </table:table-cell>
              <table:table-cell office:value-type="float" office:value="0.00681745">
                <text:p>0.00681745</text:p>
              </table:table-cell>
              <table:table-cell office:value-type="float" office:value="0.00656912">
                <text:p>0.00656912</text:p>
              </table:table-cell>
              <table:table-cell office:value-type="float" office:value="0.00422858">
                <text:p>0.00422858</text:p>
              </table:table-cell>
              <table:table-cell office:value-type="float" office:value="0.00252569">
                <text:p>0.00252569</text:p>
              </table:table-cell>
            </table:table-row>
            <table:table-row>
              <table:table-cell office:value-type="string">
                <text:p>quoting_and_trade_best_all/20/5_mean</text:p>
              </table:table-cell>
              <table:table-cell office:value-type="float" office:value="0.00845857">
                <text:p>0.00845857</text:p>
              </table:table-cell>
              <table:table-cell office:value-type="float" office:value="0.00909084">
                <text:p>0.00909084</text:p>
              </table:table-cell>
              <table:table-cell office:value-type="float" office:value="0.00822567">
                <text:p>0.00822567</text:p>
              </table:table-cell>
              <table:table-cell office:value-type="float" office:value="0.0147304">
                <text:p>0.0147304</text:p>
              </table:table-cell>
              <table:table-cell office:value-type="float" office:value="0.0142639">
                <text:p>0.0142639</text:p>
              </table:table-cell>
              <table:table-cell office:value-type="float" office:value="0.00562529">
                <text:p>0.00562529</text:p>
              </table:table-cell>
              <table:table-cell office:value-type="float" office:value="0.00274623">
                <text:p>0.00274623</text:p>
              </table:table-cell>
            </table:table-row>
            <table:table-row>
              <table:table-cell office:value-type="string">
                <text:p>quoting_and_trade_best_all/40/5_mean</text:p>
              </table:table-cell>
              <table:table-cell office:value-type="float" office:value="0.0217406">
                <text:p>0.0217406</text:p>
              </table:table-cell>
              <table:table-cell office:value-type="float" office:value="0.0219837">
                <text:p>0.0219837</text:p>
              </table:table-cell>
              <table:table-cell office:value-type="float" office:value="0.0169224">
                <text:p>0.0169224</text:p>
              </table:table-cell>
              <table:table-cell office:value-type="float" office:value="0.0413998">
                <text:p>0.0413998</text:p>
              </table:table-cell>
              <table:table-cell office:value-type="float" office:value="0.040013">
                <text:p>0.040013</text:p>
              </table:table-cell>
              <table:table-cell office:value-type="float" office:value="0.00818272">
                <text:p>0.00818272</text:p>
              </table:table-cell>
              <table:table-cell office:value-type="float" office:value="0.00312595">
                <text:p>0.00312595</text:p>
              </table:table-cell>
            </table:table-row>
            <table:table-row>
              <table:table-cell office:value-type="string">
                <text:p>quoting_and_trade_best_all/80/5_mean</text:p>
              </table:table-cell>
              <table:table-cell office:value-type="float" office:value="0.0573924">
                <text:p>0.0573924</text:p>
              </table:table-cell>
              <table:table-cell office:value-type="float" office:value="0.0469119">
                <text:p>0.0469119</text:p>
              </table:table-cell>
              <table:table-cell office:value-type="float" office:value="0.0536156">
                <text:p>0.0536156</text:p>
              </table:table-cell>
              <table:table-cell office:value-type="float" office:value="0.133175">
                <text:p>0.133175</text:p>
              </table:table-cell>
              <table:table-cell office:value-type="float" office:value="0.132789">
                <text:p>0.132789</text:p>
              </table:table-cell>
              <table:table-cell office:value-type="float" office:value="0.0131267">
                <text:p>0.0131267</text:p>
              </table:table-cell>
              <table:table-cell office:value-type="float" office:value="0.00378357">
                <text:p>0.00378357</text:p>
              </table:table-cell>
            </table:table-row>
            <table:table-row>
              <table:table-cell office:value-type="string">
                <text:p>quoting_and_trade_best_all/5/10_mean</text:p>
              </table:table-cell>
              <table:table-cell office:value-type="float" office:value="0.00713857">
                <text:p>0.00713857</text:p>
              </table:table-cell>
              <table:table-cell office:value-type="float" office:value="0.00741503">
                <text:p>0.00741503</text:p>
              </table:table-cell>
              <table:table-cell office:value-type="float" office:value="0.00698394">
                <text:p>0.00698394</text:p>
              </table:table-cell>
              <table:table-cell office:value-type="float" office:value="0.00859483">
                <text:p>0.00859483</text:p>
              </table:table-cell>
              <table:table-cell office:value-type="float" office:value="0.00854842">
                <text:p>0.00854842</text:p>
              </table:table-cell>
              <table:table-cell office:value-type="float" office:value="0.00726535">
                <text:p>0.00726535</text:p>
              </table:table-cell>
              <table:table-cell office:value-type="float" office:value="0.00477755">
                <text:p>0.00477755</text:p>
              </table:table-cell>
            </table:table-row>
            <table:table-row>
              <table:table-cell office:value-type="string">
                <text:p>quoting_and_trade_best_all/5/20_mean</text:p>
              </table:table-cell>
              <table:table-cell office:value-type="float" office:value="0.0143894">
                <text:p>0.0143894</text:p>
              </table:table-cell>
              <table:table-cell office:value-type="float" office:value="0.0145309">
                <text:p>0.0145309</text:p>
              </table:table-cell>
              <table:table-cell office:value-type="float" office:value="0.0139526">
                <text:p>0.0139526</text:p>
              </table:table-cell>
              <table:table-cell office:value-type="float" office:value="0.0174525">
                <text:p>0.0174525</text:p>
              </table:table-cell>
              <table:table-cell office:value-type="float" office:value="0.017565">
                <text:p>0.017565</text:p>
              </table:table-cell>
              <table:table-cell office:value-type="float" office:value="0.0151564">
                <text:p>0.0151564</text:p>
              </table:table-cell>
              <table:table-cell office:value-type="float" office:value="0.00955441">
                <text:p>0.00955441</text:p>
              </table:table-cell>
            </table:table-row>
            <table:table-row>
              <table:table-cell office:value-type="string">
                <text:p>quoting_and_trade_best_all/5/30_mean</text:p>
              </table:table-cell>
              <table:table-cell office:value-type="float" office:value="0.0228439">
                <text:p>0.0228439</text:p>
              </table:table-cell>
              <table:table-cell office:value-type="float" office:value="0.0235139">
                <text:p>0.0235139</text:p>
              </table:table-cell>
              <table:table-cell office:value-type="float" office:value="0.0221336">
                <text:p>0.0221336</text:p>
              </table:table-cell>
              <table:table-cell office:value-type="float" office:value="0.0269539">
                <text:p>0.0269539</text:p>
              </table:table-cell>
              <table:table-cell office:value-type="float" office:value="0.0266908">
                <text:p>0.0266908</text:p>
              </table:table-cell>
              <table:table-cell office:value-type="float" office:value="0.0229434">
                <text:p>0.0229434</text:p>
              </table:table-cell>
              <table:table-cell office:value-type="float" office:value="0.0143653">
                <text:p>0.0143653</text:p>
              </table:table-cell>
            </table:table-row>
            <table:table-row>
              <table:table-cell office:value-type="string">
                <text:p>quoting_and_trade_best_all/5/40_mean</text:p>
              </table:table-cell>
              <table:table-cell office:value-type="float" office:value="0.0316109">
                <text:p>0.0316109</text:p>
              </table:table-cell>
              <table:table-cell office:value-type="float" office:value="0.0322703">
                <text:p>0.0322703</text:p>
              </table:table-cell>
              <table:table-cell office:value-type="float" office:value="0.0306679">
                <text:p>0.0306679</text:p>
              </table:table-cell>
              <table:table-cell office:value-type="float" office:value="0.0363736">
                <text:p>0.0363736</text:p>
              </table:table-cell>
              <table:table-cell office:value-type="float" office:value="0.0360578">
                <text:p>0.0360578</text:p>
              </table:table-cell>
              <table:table-cell office:value-type="float" office:value="0.0307277">
                <text:p>0.0307277</text:p>
              </table:table-cell>
              <table:table-cell office:value-type="float" office:value="0.0192432">
                <text:p>0.0192432</text:p>
              </table:table-cell>
            </table:table-row>
            <table:table-row>
              <table:table-cell office:value-type="string">
                <text:p>quoting_and_trade_best_all/5/50_mean</text:p>
              </table:table-cell>
              <table:table-cell office:value-type="float" office:value="0.0409181">
                <text:p>0.0409181</text:p>
              </table:table-cell>
              <table:table-cell office:value-type="float" office:value="0.0409487">
                <text:p>0.0409487</text:p>
              </table:table-cell>
              <table:table-cell office:value-type="float" office:value="0.0395704">
                <text:p>0.0395704</text:p>
              </table:table-cell>
              <table:table-cell office:value-type="float" office:value="0.0463755">
                <text:p>0.0463755</text:p>
              </table:table-cell>
              <table:table-cell office:value-type="float" office:value="0.0452679">
                <text:p>0.0452679</text:p>
              </table:table-cell>
              <table:table-cell office:value-type="float" office:value="0.0392283">
                <text:p>0.0392283</text:p>
              </table:table-cell>
              <table:table-cell office:value-type="float" office:value="0.0239629">
                <text:p>0.0239629</text:p>
              </table:table-cell>
            </table:table-row>
            <table:table-row>
              <table:table-cell office:value-type="string">
                <text:p>quoting_and_trade_best_all/10/10_mean</text:p>
              </table:table-cell>
              <table:table-cell office:value-type="float" office:value="0.00922637">
                <text:p>0.00922637</text:p>
              </table:table-cell>
              <table:table-cell office:value-type="float" office:value="0.00957883">
                <text:p>0.00957883</text:p>
              </table:table-cell>
              <table:table-cell office:value-type="float" office:value="0.00870143">
                <text:p>0.00870143</text:p>
              </table:table-cell>
              <table:table-cell office:value-type="float" office:value="0.0136333">
                <text:p>0.0136333</text:p>
              </table:table-cell>
              <table:table-cell office:value-type="float" office:value="0.0132488">
                <text:p>0.0132488</text:p>
              </table:table-cell>
              <table:table-cell office:value-type="float" office:value="0.00873557">
                <text:p>0.00873557</text:p>
              </table:table-cell>
              <table:table-cell office:value-type="float" office:value="0.00487736">
                <text:p>0.00487736</text:p>
              </table:table-cell>
            </table:table-row>
            <table:table-row>
              <table:table-cell office:value-type="string">
                <text:p>quoting_and_trade_best_all/10/20_mean</text:p>
              </table:table-cell>
              <table:table-cell office:value-type="float" office:value="0.017667">
                <text:p>0.017667</text:p>
              </table:table-cell>
              <table:table-cell office:value-type="float" office:value="0.0168655">
                <text:p>0.0168655</text:p>
              </table:table-cell>
              <table:table-cell office:value-type="float" office:value="0.016756">
                <text:p>0.016756</text:p>
              </table:table-cell>
              <table:table-cell office:value-type="float" office:value="0.027859">
                <text:p>0.027859</text:p>
              </table:table-cell>
              <table:table-cell office:value-type="float" office:value="0.0272423">
                <text:p>0.0272423</text:p>
              </table:table-cell>
              <table:table-cell office:value-type="float" office:value="0.017656">
                <text:p>0.017656</text:p>
              </table:table-cell>
              <table:table-cell office:value-type="float" office:value="0.00970227">
                <text:p>0.00970227</text:p>
              </table:table-cell>
            </table:table-row>
            <table:table-row>
              <table:table-cell office:value-type="string">
                <text:p>quoting_and_trade_best_all/10/30_mean</text:p>
              </table:table-cell>
              <table:table-cell office:value-type="float" office:value="0.0267072">
                <text:p>0.0267072</text:p>
              </table:table-cell>
              <table:table-cell office:value-type="float" office:value="0.0270193">
                <text:p>0.0270193</text:p>
              </table:table-cell>
              <table:table-cell office:value-type="float" office:value="0.0246679">
                <text:p>0.0246679</text:p>
              </table:table-cell>
              <table:table-cell office:value-type="float" office:value="0.0422577">
                <text:p>0.0422577</text:p>
              </table:table-cell>
              <table:table-cell office:value-type="float" office:value="0.040644">
                <text:p>0.040644</text:p>
              </table:table-cell>
              <table:table-cell office:value-type="float" office:value="0.0268847">
                <text:p>0.0268847</text:p>
              </table:table-cell>
              <table:table-cell office:value-type="float" office:value="0.0145473">
                <text:p>0.0145473</text:p>
              </table:table-cell>
            </table:table-row>
            <table:table-row>
              <table:table-cell office:value-type="string">
                <text:p>quoting_and_trade_best_all/10/40_mean</text:p>
              </table:table-cell>
              <table:table-cell office:value-type="float" office:value="0.0357856">
                <text:p>0.0357856</text:p>
              </table:table-cell>
              <table:table-cell office:value-type="float" office:value="0.0380177">
                <text:p>0.0380177</text:p>
              </table:table-cell>
              <table:table-cell office:value-type="float" office:value="0.0334177">
                <text:p>0.0334177</text:p>
              </table:table-cell>
              <table:table-cell office:value-type="float" office:value="0.0566575">
                <text:p>0.0566575</text:p>
              </table:table-cell>
              <table:table-cell office:value-type="float" office:value="0.0550365">
                <text:p>0.0550365</text:p>
              </table:table-cell>
              <table:table-cell office:value-type="float" office:value="0.0359931">
                <text:p>0.0359931</text:p>
              </table:table-cell>
              <table:table-cell office:value-type="float" office:value="0.0193907">
                <text:p>0.0193907</text:p>
              </table:table-cell>
            </table:table-row>
            <table:table-row>
              <table:table-cell office:value-type="string">
                <text:p>quoting_and_trade_best_all/10/50_mean</text:p>
              </table:table-cell>
              <table:table-cell office:value-type="float" office:value="0.0469198">
                <text:p>0.0469198</text:p>
              </table:table-cell>
              <table:table-cell office:value-type="float" office:value="0.0473298">
                <text:p>0.0473298</text:p>
              </table:table-cell>
              <table:table-cell office:value-type="float" office:value="0.0430749">
                <text:p>0.0430749</text:p>
              </table:table-cell>
              <table:table-cell office:value-type="float" office:value="0.0719575">
                <text:p>0.0719575</text:p>
              </table:table-cell>
              <table:table-cell office:value-type="float" office:value="0.0705396">
                <text:p>0.0705396</text:p>
              </table:table-cell>
              <table:table-cell office:value-type="float" office:value="0.0456796">
                <text:p>0.0456796</text:p>
              </table:table-cell>
              <table:table-cell office:value-type="float" office:value="0.0242228">
                <text:p>0.0242228</text:p>
              </table:table-cell>
            </table:table-row>
            <table:table-row>
              <table:table-cell office:value-type="string">
                <text:p>quoting_and_trade_best_all/20/10_mean</text:p>
              </table:table-cell>
              <table:table-cell office:value-type="float" office:value="0.0151174">
                <text:p>0.0151174</text:p>
              </table:table-cell>
              <table:table-cell office:value-type="float" office:value="0.0152947">
                <text:p>0.0152947</text:p>
              </table:table-cell>
              <table:table-cell office:value-type="float" office:value="0.0126262">
                <text:p>0.0126262</text:p>
              </table:table-cell>
              <table:table-cell office:value-type="float" office:value="0.0298415">
                <text:p>0.0298415</text:p>
              </table:table-cell>
              <table:table-cell office:value-type="float" office:value="0.0290439">
                <text:p>0.0290439</text:p>
              </table:table-cell>
              <table:table-cell office:value-type="float" office:value="0.011354">
                <text:p>0.011354</text:p>
              </table:table-cell>
              <table:table-cell office:value-type="float" office:value="0.00516379">
                <text:p>0.00516379</text:p>
              </table:table-cell>
            </table:table-row>
            <table:table-row>
              <table:table-cell office:value-type="string">
                <text:p>quoting_and_trade_best_all/20/20_mean</text:p>
              </table:table-cell>
              <table:table-cell office:value-type="float" office:value="0.0227322">
                <text:p>0.0227322</text:p>
              </table:table-cell>
              <table:table-cell office:value-type="float" office:value="0.0231406">
                <text:p>0.0231406</text:p>
              </table:table-cell>
              <table:table-cell office:value-type="float" office:value="0.0229474">
                <text:p>0.0229474</text:p>
              </table:table-cell>
              <table:table-cell office:value-type="float" office:value="0.0593686">
                <text:p>0.0593686</text:p>
              </table:table-cell>
              <table:table-cell office:value-type="float" office:value="0.0575566">
                <text:p>0.0575566</text:p>
              </table:table-cell>
              <table:table-cell office:value-type="float" office:value="0.0229335">
                <text:p>0.0229335</text:p>
              </table:table-cell>
              <table:table-cell office:value-type="float" office:value="0.0100657">
                <text:p>0.0100657</text:p>
              </table:table-cell>
            </table:table-row>
            <table:table-row>
              <table:table-cell office:value-type="string">
                <text:p>quoting_and_trade_best_all/20/30_mean</text:p>
              </table:table-cell>
              <table:table-cell office:value-type="float" office:value="0.0316148">
                <text:p>0.0316148</text:p>
              </table:table-cell>
              <table:table-cell office:value-type="float" office:value="0.0380994">
                <text:p>0.0380994</text:p>
              </table:table-cell>
              <table:table-cell office:value-type="float" office:value="0.0310855">
                <text:p>0.0310855</text:p>
              </table:table-cell>
              <table:table-cell office:value-type="float" office:value="0.0900412">
                <text:p>0.0900412</text:p>
              </table:table-cell>
              <table:table-cell office:value-type="float" office:value="0.0871472">
                <text:p>0.0871472</text:p>
              </table:table-cell>
              <table:table-cell office:value-type="float" office:value="0.0340651">
                <text:p>0.0340651</text:p>
              </table:table-cell>
              <table:table-cell office:value-type="float" office:value="0.0149536">
                <text:p>0.0149536</text:p>
              </table:table-cell>
            </table:table-row>
            <table:table-row>
              <table:table-cell office:value-type="string">
                <text:p>quoting_and_trade_best_all/20/40_mean</text:p>
              </table:table-cell>
              <table:table-cell office:value-type="float" office:value="0.047631">
                <text:p>0.047631</text:p>
              </table:table-cell>
              <table:table-cell office:value-type="float" office:value="0.054554">
                <text:p>0.054554</text:p>
              </table:table-cell>
              <table:table-cell office:value-type="float" office:value="0.0435284">
                <text:p>0.0435284</text:p>
              </table:table-cell>
              <table:table-cell office:value-type="float" office:value="0.120413">
                <text:p>0.120413</text:p>
              </table:table-cell>
              <table:table-cell office:value-type="float" office:value="0.118185">
                <text:p>0.118185</text:p>
              </table:table-cell>
              <table:table-cell office:value-type="float" office:value="0.0456409">
                <text:p>0.0456409</text:p>
              </table:table-cell>
              <table:table-cell office:value-type="float" office:value="0.0198588">
                <text:p>0.0198588</text:p>
              </table:table-cell>
            </table:table-row>
            <table:table-row>
              <table:table-cell office:value-type="string">
                <text:p>quoting_and_trade_best_all/20/50_mean</text:p>
              </table:table-cell>
              <table:table-cell office:value-type="float" office:value="0.0618066">
                <text:p>0.0618066</text:p>
              </table:table-cell>
              <table:table-cell office:value-type="float" office:value="0.0685842">
                <text:p>0.0685842</text:p>
              </table:table-cell>
              <table:table-cell office:value-type="float" office:value="0.0497754">
                <text:p>0.0497754</text:p>
              </table:table-cell>
              <table:table-cell office:value-type="float" office:value="0.154834">
                <text:p>0.154834</text:p>
              </table:table-cell>
              <table:table-cell office:value-type="float" office:value="0.15249">
                <text:p>0.15249</text:p>
              </table:table-cell>
              <table:table-cell office:value-type="float" office:value="0.0574783">
                <text:p>0.0574783</text:p>
              </table:table-cell>
              <table:table-cell office:value-type="float" office:value="0.0248855">
                <text:p>0.0248855</text:p>
              </table:table-cell>
            </table:table-row>
            <table:table-row>
              <table:table-cell office:value-type="string">
                <text:p>quoting_and_trade_best_all/40/10_mean</text:p>
              </table:table-cell>
              <table:table-cell office:value-type="float" office:value="0.0361622">
                <text:p>0.0361622</text:p>
              </table:table-cell>
              <table:table-cell office:value-type="float" office:value="0.0302282">
                <text:p>0.0302282</text:p>
              </table:table-cell>
              <table:table-cell office:value-type="float" office:value="0.0314615">
                <text:p>0.0314615</text:p>
              </table:table-cell>
              <table:table-cell office:value-type="float" office:value="0.0818852">
                <text:p>0.0818852</text:p>
              </table:table-cell>
              <table:table-cell office:value-type="float" office:value="0.0811917">
                <text:p>0.0811917</text:p>
              </table:table-cell>
              <table:table-cell office:value-type="float" office:value="0.0161651">
                <text:p>0.0161651</text:p>
              </table:table-cell>
              <table:table-cell office:value-type="float" office:value="0.00554005">
                <text:p>0.00554005</text:p>
              </table:table-cell>
            </table:table-row>
            <table:table-row>
              <table:table-cell office:value-type="string">
                <text:p>quoting_and_trade_best_all/40/20_mean</text:p>
              </table:table-cell>
              <table:table-cell office:value-type="float" office:value="0.0467177">
                <text:p>0.0467177</text:p>
              </table:table-cell>
              <table:table-cell office:value-type="float" office:value="0.0522819">
                <text:p>0.0522819</text:p>
              </table:table-cell>
              <table:table-cell office:value-type="float" office:value="0.0494811">
                <text:p>0.0494811</text:p>
              </table:table-cell>
              <table:table-cell office:value-type="float" office:value="0.163549">
                <text:p>0.163549</text:p>
              </table:table-cell>
              <table:table-cell office:value-type="float" office:value="0.161069">
                <text:p>0.161069</text:p>
              </table:table-cell>
              <table:table-cell office:value-type="float" office:value="0.032075">
                <text:p>0.032075</text:p>
              </table:table-cell>
              <table:table-cell office:value-type="float" office:value="0.0104911">
                <text:p>0.0104911</text:p>
              </table:table-cell>
            </table:table-row>
            <table:table-row>
              <table:table-cell office:value-type="string">
                <text:p>quoting_and_trade_best_all/40/30_mean</text:p>
              </table:table-cell>
              <table:table-cell office:value-type="float" office:value="0.0658718">
                <text:p>0.0658718</text:p>
              </table:table-cell>
              <table:table-cell office:value-type="float" office:value="0.0671599">
                <text:p>0.0671599</text:p>
              </table:table-cell>
              <table:table-cell office:value-type="float" office:value="0.0541085">
                <text:p>0.0541085</text:p>
              </table:table-cell>
              <table:table-cell office:value-type="float" office:value="0.251284">
                <text:p>0.251284</text:p>
              </table:table-cell>
              <table:table-cell office:value-type="float" office:value="0.251545">
                <text:p>0.251545</text:p>
              </table:table-cell>
              <table:table-cell office:value-type="float" office:value="0.0475689">
                <text:p>0.0475689</text:p>
              </table:table-cell>
              <table:table-cell office:value-type="float" office:value="0.0155256">
                <text:p>0.0155256</text:p>
              </table:table-cell>
            </table:table-row>
            <table:table-row>
              <table:table-cell office:value-type="string">
                <text:p>quoting_and_trade_best_all/40/40_mean</text:p>
              </table:table-cell>
              <table:table-cell office:value-type="float" office:value="0.0695502">
                <text:p>0.0695502</text:p>
              </table:table-cell>
              <table:table-cell office:value-type="float" office:value="0.0748803">
                <text:p>0.0748803</text:p>
              </table:table-cell>
              <table:table-cell office:value-type="float" office:value="0.0766709">
                <text:p>0.0766709</text:p>
              </table:table-cell>
              <table:table-cell office:value-type="float" office:value="0.33679">
                <text:p>0.33679</text:p>
              </table:table-cell>
              <table:table-cell office:value-type="float" office:value="0.342536">
                <text:p>0.342536</text:p>
              </table:table-cell>
              <table:table-cell office:value-type="float" office:value="0.0636265">
                <text:p>0.0636265</text:p>
              </table:table-cell>
              <table:table-cell office:value-type="float" office:value="0.0203949">
                <text:p>0.0203949</text:p>
              </table:table-cell>
            </table:table-row>
            <table:table-row>
              <table:table-cell office:value-type="string">
                <text:p>quoting_and_trade_best_all/40/50_mean</text:p>
              </table:table-cell>
              <table:table-cell office:value-type="float" office:value="0.0909881">
                <text:p>0.0909881</text:p>
              </table:table-cell>
              <table:table-cell office:value-type="float" office:value="0.110921">
                <text:p>0.110921</text:p>
              </table:table-cell>
              <table:table-cell office:value-type="float" office:value="0.0896714">
                <text:p>0.0896714</text:p>
              </table:table-cell>
              <table:table-cell office:value-type="float" office:value="0.419039">
                <text:p>0.419039</text:p>
              </table:table-cell>
              <table:table-cell office:value-type="float" office:value="0.432755">
                <text:p>0.432755</text:p>
              </table:table-cell>
              <table:table-cell office:value-type="float" office:value="0.0790163">
                <text:p>0.0790163</text:p>
              </table:table-cell>
              <table:table-cell office:value-type="float" office:value="0.0255805">
                <text:p>0.0255805</text:p>
              </table:table-cell>
            </table:table-row>
            <table:table-row>
              <table:table-cell office:value-type="string">
                <text:p>quoting_and_trade_best_all/80/10_mean</text:p>
              </table:table-cell>
              <table:table-cell office:value-type="float" office:value="0.0805038">
                <text:p>0.0805038</text:p>
              </table:table-cell>
              <table:table-cell office:value-type="float" office:value="0.0912625">
                <text:p>0.0912625</text:p>
              </table:table-cell>
              <table:table-cell office:value-type="float" office:value="0.0944958">
                <text:p>0.0944958</text:p>
              </table:table-cell>
              <table:table-cell office:value-type="float" office:value="0.262686">
                <text:p>0.262686</text:p>
              </table:table-cell>
              <table:table-cell office:value-type="float" office:value="0.262425">
                <text:p>0.262425</text:p>
              </table:table-cell>
              <table:table-cell office:value-type="float" office:value="0.0257682">
                <text:p>0.0257682</text:p>
              </table:table-cell>
              <table:table-cell office:value-type="float" office:value="0.0063932">
                <text:p>0.0063932</text:p>
              </table:table-cell>
            </table:table-row>
            <table:table-row>
              <table:table-cell office:value-type="string">
                <text:p>quoting_and_trade_best_all/80/20_mean</text:p>
              </table:table-cell>
              <table:table-cell office:value-type="float" office:value="0.105216">
                <text:p>0.105216</text:p>
              </table:table-cell>
              <table:table-cell office:value-type="float" office:value="0.122412">
                <text:p>0.122412</text:p>
              </table:table-cell>
              <table:table-cell office:value-type="float" office:value="0.120992">
                <text:p>0.120992</text:p>
              </table:table-cell>
              <table:table-cell office:value-type="float" office:value="0.520636">
                <text:p>0.520636</text:p>
              </table:table-cell>
              <table:table-cell office:value-type="float" office:value="0.514956">
                <text:p>0.514956</text:p>
              </table:table-cell>
              <table:table-cell office:value-type="float" office:value="0.0499027">
                <text:p>0.0499027</text:p>
              </table:table-cell>
              <table:table-cell office:value-type="float" office:value="0.0113517">
                <text:p>0.0113517</text:p>
              </table:table-cell>
            </table:table-row>
            <table:table-row>
              <table:table-cell office:value-type="string">
                <text:p>quoting_and_trade_best_all/80/30_mean</text:p>
              </table:table-cell>
              <table:table-cell office:value-type="float" office:value="0.131635">
                <text:p>0.131635</text:p>
              </table:table-cell>
              <table:table-cell office:value-type="float" office:value="0.110913">
                <text:p>0.110913</text:p>
              </table:table-cell>
              <table:table-cell office:value-type="float" office:value="0.152713">
                <text:p>0.152713</text:p>
              </table:table-cell>
              <table:table-cell office:value-type="float" office:value="0.771703">
                <text:p>0.771703</text:p>
              </table:table-cell>
              <table:table-cell office:value-type="float" office:value="0.780408">
                <text:p>0.780408</text:p>
              </table:table-cell>
              <table:table-cell office:value-type="float" office:value="0.0735076">
                <text:p>0.0735076</text:p>
              </table:table-cell>
              <table:table-cell office:value-type="float" office:value="0.0165434">
                <text:p>0.0165434</text:p>
              </table:table-cell>
            </table:table-row>
            <table:table-row>
              <table:table-cell office:value-type="string">
                <text:p>quoting_and_trade_best_all/80/40_mean</text:p>
              </table:table-cell>
              <table:table-cell office:value-type="float" office:value="0.175453">
                <text:p>0.175453</text:p>
              </table:table-cell>
              <table:table-cell office:value-type="float" office:value="0.192826">
                <text:p>0.192826</text:p>
              </table:table-cell>
              <table:table-cell office:value-type="float" office:value="0.118326">
                <text:p>0.118326</text:p>
              </table:table-cell>
              <table:table-cell office:value-type="float" office:value="1.04899">
                <text:p>1.04899</text:p>
              </table:table-cell>
              <table:table-cell office:value-type="float" office:value="1.05204">
                <text:p>1.05204</text:p>
              </table:table-cell>
              <table:table-cell office:value-type="float" office:value="0.0966366">
                <text:p>0.0966366</text:p>
              </table:table-cell>
              <table:table-cell office:value-type="float" office:value="0.0214751">
                <text:p>0.0214751</text:p>
              </table:table-cell>
            </table:table-row>
            <table:table-row>
              <table:table-cell office:value-type="string">
                <text:p>quoting_and_trade_best_all/80/50_mean</text:p>
              </table:table-cell>
              <table:table-cell office:value-type="float" office:value="0.22839">
                <text:p>0.22839</text:p>
              </table:table-cell>
              <table:table-cell office:value-type="float" office:value="0.210633">
                <text:p>0.210633</text:p>
              </table:table-cell>
              <table:table-cell office:value-type="float" office:value="0.209609">
                <text:p>0.209609</text:p>
              </table:table-cell>
              <table:table-cell office:value-type="float" office:value="1.29758">
                <text:p>1.29758</text:p>
              </table:table-cell>
              <table:table-cell office:value-type="float" office:value="1.34067">
                <text:p>1.34067</text:p>
              </table:table-cell>
              <table:table-cell office:value-type="float" office:value="0.121175">
                <text:p>0.121175</text:p>
              </table:table-cell>
              <table:table-cell office:value-type="float" office:value="0.0265834">
                <text:p>0.02658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resolution="10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1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11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716cm" svg:height="17.798cm" xlink:href=".." xlink:type="simple" chart:class="chart:line" chart:style-name="ch1">
        <chart:legend chart:legend-position="end" svg:x="17.097cm" svg:y="7.106cm" style:legend-expansion="high" chart:style-name="ch2"/>
        <chart:plot-area chart:style-name="ch3" table:cell-range-address="Sheet1.K67:Sheet1.R70 Sheet1.L1:Sheet1.R2" chart:data-source-has-labels="both" svg:x="0.414cm" svg:y="0.355cm" svg:width="16.269cm" svg:height="17.088cm">
          <chartooo:coordinate-region svg:x="3.983cm" svg:y="0.355cm" svg:width="12.151cm" svg:height="12.393cm"/>
          <chart:axis chart:dimension="x" chart:name="primary-x" chart:style-name="ch4" chartooo:axis-type="auto">
            <chartooo:date-scale/>
            <chart:categories table:cell-range-address="Sheet1.K67:Sheet1.K7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67:Sheet1.L70" chart:label-cell-address="Sheet1.L1:Sheet1.L2" chart:class="chart:line">
            <chart:data-point chart:repeated="4"/>
          </chart:series>
          <chart:series chart:style-name="ch8" chart:values-cell-range-address="Sheet1.M67:Sheet1.M70" chart:label-cell-address="Sheet1.M1:Sheet1.M2" chart:class="chart:line">
            <chart:data-point chart:repeated="4"/>
          </chart:series>
          <chart:series chart:style-name="ch9" chart:values-cell-range-address="Sheet1.N67:Sheet1.N70" chart:label-cell-address="Sheet1.N1:Sheet1.N2" chart:class="chart:line">
            <chart:data-point chart:repeated="4"/>
          </chart:series>
          <chart:series chart:style-name="ch10" chart:values-cell-range-address="Sheet1.O67:Sheet1.O70" chart:label-cell-address="Sheet1.O1:Sheet1.O2" chart:class="chart:line">
            <chart:data-point chart:repeated="4"/>
          </chart:series>
          <chart:series chart:style-name="ch11" chart:values-cell-range-address="Sheet1.P67:Sheet1.P70" chart:label-cell-address="Sheet1.P1:Sheet1.P2" chart:class="chart:line">
            <chart:data-point chart:repeated="4"/>
          </chart:series>
          <chart:series chart:style-name="ch12" chart:values-cell-range-address="Sheet1.Q67:Sheet1.Q70" chart:label-cell-address="Sheet1.Q1:Sheet1.Q2" chart:class="chart:line">
            <chart:data-point chart:repeated="4"/>
          </chart:series>
          <chart:series chart:style-name="ch13" chart:values-cell-range-address="Sheet1.R67:Sheet1.R70" chart:label-cell-address="Sheet1.R1:Sheet1.R2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1 cpu_time</text:p>
                <text:list>
                  <text:list-item>
                    <text:p>test1</text:p>
                  </text:list-item>
                  <text:list-item>
                    <text:p>cpu_time</text:p>
                  </text:list-item>
                </text:list>
                <draw:g>
                  <svg:desc>Sheet1.L1:Sheet1.L2</svg:desc>
                </draw:g>
              </table:table-cell>
              <table:table-cell office:value-type="string">
                <text:p>test2 cpu_time</text:p>
                <text:list>
                  <text:list-item>
                    <text:p>test2</text:p>
                  </text:list-item>
                  <text:list-item>
                    <text:p>cpu_time</text:p>
                  </text:list-item>
                </text:list>
                <draw:g>
                  <svg:desc>Sheet1.M1:Sheet1.M2</svg:desc>
                </draw:g>
              </table:table-cell>
              <table:table-cell office:value-type="string">
                <text:p>test3 cpu_time</text:p>
                <text:list>
                  <text:list-item>
                    <text:p>test3</text:p>
                  </text:list-item>
                  <text:list-item>
                    <text:p>cpu_time</text:p>
                  </text:list-item>
                </text:list>
                <draw:g>
                  <svg:desc>Sheet1.N1:Sheet1.N2</svg:desc>
                </draw:g>
              </table:table-cell>
              <table:table-cell office:value-type="string">
                <text:p>test4 cpu_time</text:p>
                <text:list>
                  <text:list-item>
                    <text:p>test4</text:p>
                  </text:list-item>
                  <text:list-item>
                    <text:p>cpu_time</text:p>
                  </text:list-item>
                </text:list>
                <draw:g>
                  <svg:desc>Sheet1.O1:Sheet1.O2</svg:desc>
                </draw:g>
              </table:table-cell>
              <table:table-cell office:value-type="string">
                <text:p>test5 cpu_time</text:p>
                <text:list>
                  <text:list-item>
                    <text:p>test5</text:p>
                  </text:list-item>
                  <text:list-item>
                    <text:p>cpu_time</text:p>
                  </text:list-item>
                </text:list>
                <draw:g>
                  <svg:desc>Sheet1.P1:Sheet1.P2</svg:desc>
                </draw:g>
              </table:table-cell>
              <table:table-cell office:value-type="string">
                <text:p>test6 cpu_time</text:p>
                <text:list>
                  <text:list-item>
                    <text:p>test6</text:p>
                  </text:list-item>
                  <text:list-item>
                    <text:p>cpu_time</text:p>
                  </text:list-item>
                </text:list>
                <draw:g>
                  <svg:desc>Sheet1.Q1:Sheet1.Q2</svg:desc>
                </draw:g>
              </table:table-cell>
              <table:table-cell office:value-type="string">
                <text:p>test7 cpu_time</text:p>
                <text:list>
                  <text:list-item>
                    <text:p>test7</text:p>
                  </text:list-item>
                  <text:list-item>
                    <text:p>cpu_time</text:p>
                  </text:list-item>
                </text:list>
                <draw:g>
                  <svg:desc>Sheet1.R1:Sheet1.R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uoting_and_trading/5000/50_mean</text:p>
                <draw:g>
                  <svg:desc>Sheet1.K67:Sheet1.K70</svg:desc>
                </draw:g>
              </table:table-cell>
              <table:table-cell office:value-type="float" office:value="2.65113">
                <text:p>2.65113</text:p>
                <draw:g>
                  <svg:desc>Sheet1.L67:Sheet1.L70</svg:desc>
                </draw:g>
              </table:table-cell>
              <table:table-cell office:value-type="float" office:value="2.71174">
                <text:p>2.71174</text:p>
                <draw:g>
                  <svg:desc>Sheet1.M67:Sheet1.M70</svg:desc>
                </draw:g>
              </table:table-cell>
              <table:table-cell office:value-type="float" office:value="1.0885">
                <text:p>1.0885</text:p>
                <draw:g>
                  <svg:desc>Sheet1.N67:Sheet1.N70</svg:desc>
                </draw:g>
              </table:table-cell>
              <table:table-cell office:value-type="float" office:value="1.10781">
                <text:p>1.10781</text:p>
                <draw:g>
                  <svg:desc>Sheet1.O67:Sheet1.O70</svg:desc>
                </draw:g>
              </table:table-cell>
              <table:table-cell office:value-type="float" office:value="0.0985917">
                <text:p>0.0985917</text:p>
                <draw:g>
                  <svg:desc>Sheet1.P67:Sheet1.P70</svg:desc>
                </draw:g>
              </table:table-cell>
              <table:table-cell office:value-type="float" office:value="0.0636009">
                <text:p>0.0636009</text:p>
                <draw:g>
                  <svg:desc>Sheet1.Q67:Sheet1.Q70</svg:desc>
                </draw:g>
              </table:table-cell>
              <table:table-cell office:value-type="float" office:value="0.0296739">
                <text:p>0.0296739</text:p>
                <draw:g>
                  <svg:desc>Sheet1.R67:Sheet1.R70</svg:desc>
                </draw:g>
              </table:table-cell>
            </table:table-row>
            <table:table-row>
              <table:table-cell office:value-type="string">
                <text:p>quoting_and_trading/5000/100_mean</text:p>
              </table:table-cell>
              <table:table-cell office:value-type="float" office:value="5.3279">
                <text:p>5.3279</text:p>
              </table:table-cell>
              <table:table-cell office:value-type="float" office:value="5.37975">
                <text:p>5.37975</text:p>
              </table:table-cell>
              <table:table-cell office:value-type="float" office:value="2.21449">
                <text:p>2.21449</text:p>
              </table:table-cell>
              <table:table-cell office:value-type="float" office:value="2.22521">
                <text:p>2.22521</text:p>
              </table:table-cell>
              <table:table-cell office:value-type="float" office:value="0.199936">
                <text:p>0.199936</text:p>
              </table:table-cell>
              <table:table-cell office:value-type="float" office:value="0.135615">
                <text:p>0.135615</text:p>
              </table:table-cell>
              <table:table-cell office:value-type="float" office:value="0.0604584">
                <text:p>0.0604584</text:p>
              </table:table-cell>
            </table:table-row>
            <table:table-row>
              <table:table-cell office:value-type="string">
                <text:p>quoting_and_trading/5000/150_mean</text:p>
              </table:table-cell>
              <table:table-cell office:value-type="float" office:value="8.00784">
                <text:p>8.00784</text:p>
              </table:table-cell>
              <table:table-cell office:value-type="float" office:value="8.21354">
                <text:p>8.21354</text:p>
              </table:table-cell>
              <table:table-cell office:value-type="float" office:value="3.3354">
                <text:p>3.3354</text:p>
              </table:table-cell>
              <table:table-cell office:value-type="float" office:value="3.34781">
                <text:p>3.34781</text:p>
              </table:table-cell>
              <table:table-cell office:value-type="float" office:value="0.310638">
                <text:p>0.310638</text:p>
              </table:table-cell>
              <table:table-cell office:value-type="float" office:value="0.212073">
                <text:p>0.212073</text:p>
              </table:table-cell>
              <table:table-cell office:value-type="float" office:value="0.091171">
                <text:p>0.091171</text:p>
              </table:table-cell>
            </table:table-row>
            <table:table-row>
              <table:table-cell office:value-type="string">
                <text:p>quoting_and_trading/5000/200_mean</text:p>
              </table:table-cell>
              <table:table-cell office:value-type="float" office:value="10.7396">
                <text:p>10.7396</text:p>
              </table:table-cell>
              <table:table-cell office:value-type="float" office:value="10.949">
                <text:p>10.949</text:p>
              </table:table-cell>
              <table:table-cell office:value-type="float" office:value="4.49097">
                <text:p>4.49097</text:p>
              </table:table-cell>
              <table:table-cell office:value-type="float" office:value="4.46299">
                <text:p>4.46299</text:p>
              </table:table-cell>
              <table:table-cell office:value-type="float" office:value="0.406247">
                <text:p>0.406247</text:p>
              </table:table-cell>
              <table:table-cell office:value-type="float" office:value="0.285342">
                <text:p>0.285342</text:p>
              </table:table-cell>
              <table:table-cell office:value-type="float" office:value="0.122754">
                <text:p>0.12275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resolution="10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1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11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874cm" svg:height="19.338cm" xlink:href=".." xlink:type="simple" chart:class="chart:line" chart:style-name="ch1">
        <chart:legend chart:legend-position="end" svg:x="17.255cm" svg:y="7.876cm" style:legend-expansion="high" chart:style-name="ch2"/>
        <chart:plot-area chart:style-name="ch3" table:cell-range-address="Sheet1.K101:Sheet1.R104 Sheet1.L1:Sheet1.R2" chart:data-source-has-labels="both" svg:x="0.417cm" svg:y="0.386cm" svg:width="16.421cm" svg:height="18.566cm">
          <chartooo:coordinate-region svg:x="5.081cm" svg:y="0.386cm" svg:width="11.518cm" svg:height="13.085cm"/>
          <chart:axis chart:dimension="x" chart:name="primary-x" chart:style-name="ch4" chartooo:axis-type="auto">
            <chartooo:date-scale/>
            <chart:categories table:cell-range-address="Sheet1.K101:Sheet1.K10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101:Sheet1.L104" chart:label-cell-address="Sheet1.L1:Sheet1.L2" chart:class="chart:line">
            <chart:data-point chart:repeated="4"/>
          </chart:series>
          <chart:series chart:style-name="ch8" chart:values-cell-range-address="Sheet1.M101:Sheet1.M104" chart:label-cell-address="Sheet1.M1:Sheet1.M2" chart:class="chart:line">
            <chart:data-point chart:repeated="4"/>
          </chart:series>
          <chart:series chart:style-name="ch9" chart:values-cell-range-address="Sheet1.N101:Sheet1.N104" chart:label-cell-address="Sheet1.N1:Sheet1.N2" chart:class="chart:line">
            <chart:data-point chart:repeated="4"/>
          </chart:series>
          <chart:series chart:style-name="ch10" chart:values-cell-range-address="Sheet1.O101:Sheet1.O104" chart:label-cell-address="Sheet1.O1:Sheet1.O2" chart:class="chart:line">
            <chart:data-point chart:repeated="4"/>
          </chart:series>
          <chart:series chart:style-name="ch11" chart:values-cell-range-address="Sheet1.P101:Sheet1.P104" chart:label-cell-address="Sheet1.P1:Sheet1.P2" chart:class="chart:line">
            <chart:data-point chart:repeated="4"/>
          </chart:series>
          <chart:series chart:style-name="ch12" chart:values-cell-range-address="Sheet1.Q101:Sheet1.Q104" chart:label-cell-address="Sheet1.Q1:Sheet1.Q2" chart:class="chart:line">
            <chart:data-point chart:repeated="4"/>
          </chart:series>
          <chart:series chart:style-name="ch13" chart:values-cell-range-address="Sheet1.R101:Sheet1.R104" chart:label-cell-address="Sheet1.R1:Sheet1.R2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1 cpu_time</text:p>
                <text:list>
                  <text:list-item>
                    <text:p>test1</text:p>
                  </text:list-item>
                  <text:list-item>
                    <text:p>cpu_time</text:p>
                  </text:list-item>
                </text:list>
                <draw:g>
                  <svg:desc>Sheet1.L1:Sheet1.L2</svg:desc>
                </draw:g>
              </table:table-cell>
              <table:table-cell office:value-type="string">
                <text:p>test2 cpu_time</text:p>
                <text:list>
                  <text:list-item>
                    <text:p>test2</text:p>
                  </text:list-item>
                  <text:list-item>
                    <text:p>cpu_time</text:p>
                  </text:list-item>
                </text:list>
                <draw:g>
                  <svg:desc>Sheet1.M1:Sheet1.M2</svg:desc>
                </draw:g>
              </table:table-cell>
              <table:table-cell office:value-type="string">
                <text:p>test3 cpu_time</text:p>
                <text:list>
                  <text:list-item>
                    <text:p>test3</text:p>
                  </text:list-item>
                  <text:list-item>
                    <text:p>cpu_time</text:p>
                  </text:list-item>
                </text:list>
                <draw:g>
                  <svg:desc>Sheet1.N1:Sheet1.N2</svg:desc>
                </draw:g>
              </table:table-cell>
              <table:table-cell office:value-type="string">
                <text:p>test4 cpu_time</text:p>
                <text:list>
                  <text:list-item>
                    <text:p>test4</text:p>
                  </text:list-item>
                  <text:list-item>
                    <text:p>cpu_time</text:p>
                  </text:list-item>
                </text:list>
                <draw:g>
                  <svg:desc>Sheet1.O1:Sheet1.O2</svg:desc>
                </draw:g>
              </table:table-cell>
              <table:table-cell office:value-type="string">
                <text:p>test5 cpu_time</text:p>
                <text:list>
                  <text:list-item>
                    <text:p>test5</text:p>
                  </text:list-item>
                  <text:list-item>
                    <text:p>cpu_time</text:p>
                  </text:list-item>
                </text:list>
                <draw:g>
                  <svg:desc>Sheet1.P1:Sheet1.P2</svg:desc>
                </draw:g>
              </table:table-cell>
              <table:table-cell office:value-type="string">
                <text:p>test6 cpu_time</text:p>
                <text:list>
                  <text:list-item>
                    <text:p>test6</text:p>
                  </text:list-item>
                  <text:list-item>
                    <text:p>cpu_time</text:p>
                  </text:list-item>
                </text:list>
                <draw:g>
                  <svg:desc>Sheet1.Q1:Sheet1.Q2</svg:desc>
                </draw:g>
              </table:table-cell>
              <table:table-cell office:value-type="string">
                <text:p>test7 cpu_time</text:p>
                <text:list>
                  <text:list-item>
                    <text:p>test7</text:p>
                  </text:list-item>
                  <text:list-item>
                    <text:p>cpu_time</text:p>
                  </text:list-item>
                </text:list>
                <draw:g>
                  <svg:desc>Sheet1.R1:Sheet1.R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uoting_and_trade_best_all/5000/50_mean</text:p>
                <draw:g>
                  <svg:desc>Sheet1.K101:Sheet1.K104</svg:desc>
                </draw:g>
              </table:table-cell>
              <table:table-cell office:value-type="float" office:value="19.219">
                <text:p>19.219</text:p>
                <draw:g>
                  <svg:desc>Sheet1.L101:Sheet1.L104</svg:desc>
                </draw:g>
              </table:table-cell>
              <table:table-cell office:value-type="float" office:value="19.3289">
                <text:p>19.3289</text:p>
                <draw:g>
                  <svg:desc>Sheet1.M101:Sheet1.M104</svg:desc>
                </draw:g>
              </table:table-cell>
              <table:table-cell office:value-type="float" office:value="17.5129">
                <text:p>17.5129</text:p>
                <draw:g>
                  <svg:desc>Sheet1.N101:Sheet1.N104</svg:desc>
                </draw:g>
              </table:table-cell>
              <table:table-cell office:value-type="float" office:value="20.6296">
                <text:p>20.6296</text:p>
                <draw:g>
                  <svg:desc>Sheet1.O101:Sheet1.O104</svg:desc>
                </draw:g>
              </table:table-cell>
              <table:table-cell office:value-type="float" office:value="19.6657">
                <text:p>19.6657</text:p>
                <draw:g>
                  <svg:desc>Sheet1.P101:Sheet1.P104</svg:desc>
                </draw:g>
              </table:table-cell>
              <table:table-cell office:value-type="float" office:value="1.37361">
                <text:p>1.37361</text:p>
                <draw:g>
                  <svg:desc>Sheet1.Q101:Sheet1.Q104</svg:desc>
                </draw:g>
              </table:table-cell>
              <table:table-cell office:value-type="float" office:value="0.215556">
                <text:p>0.215556</text:p>
                <draw:g>
                  <svg:desc>Sheet1.R101:Sheet1.R104</svg:desc>
                </draw:g>
              </table:table-cell>
            </table:table-row>
            <table:table-row>
              <table:table-cell office:value-type="string">
                <text:p>quoting_and_trade_best_all/5000/100_mean</text:p>
              </table:table-cell>
              <table:table-cell office:value-type="float" office:value="50.7799">
                <text:p>50.7799</text:p>
              </table:table-cell>
              <table:table-cell office:value-type="float" office:value="52.4282">
                <text:p>52.4282</text:p>
              </table:table-cell>
              <table:table-cell office:value-type="float" office:value="45.0698">
                <text:p>45.0698</text:p>
              </table:table-cell>
              <table:table-cell office:value-type="float" office:value="58.2227">
                <text:p>58.2227</text:p>
              </table:table-cell>
              <table:table-cell office:value-type="float" office:value="56.2513">
                <text:p>56.2513</text:p>
              </table:table-cell>
              <table:table-cell office:value-type="float" office:value="2.26225">
                <text:p>2.26225</text:p>
              </table:table-cell>
              <table:table-cell office:value-type="float" office:value="0.269375">
                <text:p>0.269375</text:p>
              </table:table-cell>
            </table:table-row>
            <table:table-row>
              <table:table-cell office:value-type="string">
                <text:p>quoting_and_trade_best_all/5000/150_mean</text:p>
              </table:table-cell>
              <table:table-cell office:value-type="float" office:value="47.3914">
                <text:p>47.3914</text:p>
              </table:table-cell>
              <table:table-cell office:value-type="float" office:value="45.6425">
                <text:p>45.6425</text:p>
              </table:table-cell>
              <table:table-cell office:value-type="float" office:value="74.899">
                <text:p>74.899</text:p>
              </table:table-cell>
              <table:table-cell office:value-type="float" office:value="121.322">
                <text:p>121.322</text:p>
              </table:table-cell>
              <table:table-cell office:value-type="float" office:value="97.9216">
                <text:p>97.9216</text:p>
              </table:table-cell>
              <table:table-cell office:value-type="float" office:value="3.13201">
                <text:p>3.13201</text:p>
              </table:table-cell>
              <table:table-cell office:value-type="float" office:value="0.317798">
                <text:p>0.317798</text:p>
              </table:table-cell>
            </table:table-row>
            <table:table-row>
              <table:table-cell office:value-type="string">
                <text:p>quoting_and_trade_best_all/5000/200_mean</text:p>
              </table:table-cell>
              <table:table-cell office:value-type="float" office:value="49.9638">
                <text:p>49.9638</text:p>
              </table:table-cell>
              <table:table-cell office:value-type="float" office:value="46.4919">
                <text:p>46.4919</text:p>
              </table:table-cell>
              <table:table-cell office:value-type="float" office:value="67.1057">
                <text:p>67.1057</text:p>
              </table:table-cell>
              <table:table-cell office:value-type="float" office:value="106.477">
                <text:p>106.477</text:p>
              </table:table-cell>
              <table:table-cell office:value-type="float" office:value="141.604">
                <text:p>141.604</text:p>
              </table:table-cell>
              <table:table-cell office:value-type="float" office:value="3.95013">
                <text:p>3.95013</text:p>
              </table:table-cell>
              <table:table-cell office:value-type="float" office:value="0.362051">
                <text:p>0.36205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11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111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111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111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092cm" svg:height="25.665cm" xlink:href=".." xlink:type="simple" chart:class="chart:bar" chart:style-name="ch1">
        <chart:legend chart:legend-position="top" svg:x="1.176cm" svg:y="0.185cm" style:legend-expansion="wide" chart:style-name="ch2"/>
        <chart:plot-area chart:style-name="ch3" table:cell-range-address="Sheet1.K1:Sheet1.R2 Sheet1.K33:Sheet1.R36 Sheet1.K67:Sheet1.R70 Sheet1.K101:Sheet1.R104" chart:data-source-has-labels="both" svg:x="0.441cm" svg:y="1.296cm" svg:width="21.21cm" svg:height="23.856cm">
          <chartooo:coordinate-region svg:x="7.412cm" svg:y="1.296cm" svg:width="13.536cm" svg:height="23.209cm"/>
          <chart:axis chart:dimension="x" chart:name="primary-x" chart:style-name="ch4" chartooo:axis-type="auto">
            <chartooo:date-scale/>
            <chart:categories table:cell-range-address="Sheet1.K33:Sheet1.K36 Sheet1.K67:Sheet1.K70 Sheet1.K101:Sheet1.K10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33:Sheet1.L36 Sheet1.L67:Sheet1.L70 Sheet1.L101:Sheet1.L104" chart:label-cell-address="Sheet1.L1:Sheet1.L2" chart:class="chart:bar">
            <chart:data-point chart:repeated="12"/>
          </chart:series>
          <chart:series chart:style-name="ch8" chart:values-cell-range-address="Sheet1.M33:Sheet1.M36 Sheet1.M67:Sheet1.M70 Sheet1.M101:Sheet1.M104" chart:label-cell-address="Sheet1.M1:Sheet1.M2" chart:class="chart:bar">
            <chart:data-point chart:repeated="12"/>
          </chart:series>
          <chart:series chart:style-name="ch9" chart:values-cell-range-address="Sheet1.N33:Sheet1.N36 Sheet1.N67:Sheet1.N70 Sheet1.N101:Sheet1.N104" chart:label-cell-address="Sheet1.N1:Sheet1.N2" chart:class="chart:bar">
            <chart:data-point chart:repeated="12"/>
          </chart:series>
          <chart:series chart:style-name="ch10" chart:values-cell-range-address="Sheet1.O33:Sheet1.O36 Sheet1.O67:Sheet1.O70 Sheet1.O101:Sheet1.O104" chart:label-cell-address="Sheet1.O1:Sheet1.O2" chart:class="chart:bar">
            <chart:data-point chart:repeated="12"/>
          </chart:series>
          <chart:series chart:style-name="ch11" chart:values-cell-range-address="Sheet1.P33:Sheet1.P36 Sheet1.P67:Sheet1.P70 Sheet1.P101:Sheet1.P104" chart:label-cell-address="Sheet1.P1:Sheet1.P2" chart:class="chart:bar">
            <chart:data-point chart:repeated="12"/>
          </chart:series>
          <chart:series chart:style-name="ch12" chart:values-cell-range-address="Sheet1.Q33:Sheet1.Q36 Sheet1.Q67:Sheet1.Q70 Sheet1.Q101:Sheet1.Q104" chart:label-cell-address="Sheet1.Q1:Sheet1.Q2" chart:class="chart:bar">
            <chart:data-point chart:repeated="12"/>
          </chart:series>
          <chart:series chart:style-name="ch13" chart:values-cell-range-address="Sheet1.R33:Sheet1.R36 Sheet1.R67:Sheet1.R70 Sheet1.R101:Sheet1.R104" chart:label-cell-address="Sheet1.R1:Sheet1.R2" chart:class="chart:bar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1 cpu_time</text:p>
                <text:list>
                  <text:list-item>
                    <text:p>test1</text:p>
                  </text:list-item>
                  <text:list-item>
                    <text:p>cpu_time</text:p>
                  </text:list-item>
                </text:list>
                <draw:g>
                  <svg:desc>Sheet1.L1:Sheet1.L2</svg:desc>
                </draw:g>
              </table:table-cell>
              <table:table-cell office:value-type="string">
                <text:p>test2 cpu_time</text:p>
                <text:list>
                  <text:list-item>
                    <text:p>test2</text:p>
                  </text:list-item>
                  <text:list-item>
                    <text:p>cpu_time</text:p>
                  </text:list-item>
                </text:list>
                <draw:g>
                  <svg:desc>Sheet1.M1:Sheet1.M2</svg:desc>
                </draw:g>
              </table:table-cell>
              <table:table-cell office:value-type="string">
                <text:p>test3 cpu_time</text:p>
                <text:list>
                  <text:list-item>
                    <text:p>test3</text:p>
                  </text:list-item>
                  <text:list-item>
                    <text:p>cpu_time</text:p>
                  </text:list-item>
                </text:list>
                <draw:g>
                  <svg:desc>Sheet1.N1:Sheet1.N2</svg:desc>
                </draw:g>
              </table:table-cell>
              <table:table-cell office:value-type="string">
                <text:p>test4 cpu_time</text:p>
                <text:list>
                  <text:list-item>
                    <text:p>test4</text:p>
                  </text:list-item>
                  <text:list-item>
                    <text:p>cpu_time</text:p>
                  </text:list-item>
                </text:list>
                <draw:g>
                  <svg:desc>Sheet1.O1:Sheet1.O2</svg:desc>
                </draw:g>
              </table:table-cell>
              <table:table-cell office:value-type="string">
                <text:p>test5 cpu_time</text:p>
                <text:list>
                  <text:list-item>
                    <text:p>test5</text:p>
                  </text:list-item>
                  <text:list-item>
                    <text:p>cpu_time</text:p>
                  </text:list-item>
                </text:list>
                <draw:g>
                  <svg:desc>Sheet1.P1:Sheet1.P2</svg:desc>
                </draw:g>
              </table:table-cell>
              <table:table-cell office:value-type="string">
                <text:p>test6 cpu_time</text:p>
                <text:list>
                  <text:list-item>
                    <text:p>test6</text:p>
                  </text:list-item>
                  <text:list-item>
                    <text:p>cpu_time</text:p>
                  </text:list-item>
                </text:list>
                <draw:g>
                  <svg:desc>Sheet1.Q1:Sheet1.Q2</svg:desc>
                </draw:g>
              </table:table-cell>
              <table:table-cell office:value-type="string">
                <text:p>test7 cpu_time</text:p>
                <text:list>
                  <text:list-item>
                    <text:p>test7</text:p>
                  </text:list-item>
                  <text:list-item>
                    <text:p>cpu_time</text:p>
                  </text:list-item>
                </text:list>
                <draw:g>
                  <svg:desc>Sheet1.R1:Sheet1.R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uoting/5000/50_mean</text:p>
                <draw:g>
                  <svg:desc>Sheet1.K33:Sheet1.K36 Sheet1.K67:Sheet1.K70 Sheet1.K101:Sheet1.K104</svg:desc>
                </draw:g>
              </table:table-cell>
              <table:table-cell office:value-type="float" office:value="2.72431">
                <text:p>2.72431</text:p>
                <draw:g>
                  <svg:desc>Sheet1.L33:Sheet1.L36 Sheet1.L67:Sheet1.L70 Sheet1.L101:Sheet1.L104</svg:desc>
                </draw:g>
              </table:table-cell>
              <table:table-cell office:value-type="float" office:value="2.66859">
                <text:p>2.66859</text:p>
                <draw:g>
                  <svg:desc>Sheet1.M33:Sheet1.M36 Sheet1.M67:Sheet1.M70 Sheet1.M101:Sheet1.M104</svg:desc>
                </draw:g>
              </table:table-cell>
              <table:table-cell office:value-type="float" office:value="1.09049">
                <text:p>1.09049</text:p>
                <draw:g>
                  <svg:desc>Sheet1.N33:Sheet1.N36 Sheet1.N67:Sheet1.N70 Sheet1.N101:Sheet1.N104</svg:desc>
                </draw:g>
              </table:table-cell>
              <table:table-cell office:value-type="float" office:value="1.09779">
                <text:p>1.09779</text:p>
                <draw:g>
                  <svg:desc>Sheet1.O33:Sheet1.O36 Sheet1.O67:Sheet1.O70 Sheet1.O101:Sheet1.O104</svg:desc>
                </draw:g>
              </table:table-cell>
              <table:table-cell office:value-type="float" office:value="0.0763175">
                <text:p>0.0763175</text:p>
                <draw:g>
                  <svg:desc>Sheet1.P33:Sheet1.P36 Sheet1.P67:Sheet1.P70 Sheet1.P101:Sheet1.P104</svg:desc>
                </draw:g>
              </table:table-cell>
              <table:table-cell office:value-type="float" office:value="0.0621111">
                <text:p>0.0621111</text:p>
                <draw:g>
                  <svg:desc>Sheet1.Q33:Sheet1.Q36 Sheet1.Q67:Sheet1.Q70 Sheet1.Q101:Sheet1.Q104</svg:desc>
                </draw:g>
              </table:table-cell>
              <table:table-cell office:value-type="float" office:value="0.0293458">
                <text:p>0.0293458</text:p>
                <draw:g>
                  <svg:desc>Sheet1.R33:Sheet1.R36 Sheet1.R67:Sheet1.R70 Sheet1.R101:Sheet1.R104</svg:desc>
                </draw:g>
              </table:table-cell>
            </table:table-row>
            <table:table-row>
              <table:table-cell office:value-type="string">
                <text:p>quoting/5000/100_mean</text:p>
              </table:table-cell>
              <table:table-cell office:value-type="float" office:value="5.42289">
                <text:p>5.42289</text:p>
              </table:table-cell>
              <table:table-cell office:value-type="float" office:value="5.35892">
                <text:p>5.35892</text:p>
              </table:table-cell>
              <table:table-cell office:value-type="float" office:value="2.21119">
                <text:p>2.21119</text:p>
              </table:table-cell>
              <table:table-cell office:value-type="float" office:value="2.18792">
                <text:p>2.18792</text:p>
              </table:table-cell>
              <table:table-cell office:value-type="float" office:value="0.159911">
                <text:p>0.159911</text:p>
              </table:table-cell>
              <table:table-cell office:value-type="float" office:value="0.132967">
                <text:p>0.132967</text:p>
              </table:table-cell>
              <table:table-cell office:value-type="float" office:value="0.0597952">
                <text:p>0.0597952</text:p>
              </table:table-cell>
            </table:table-row>
            <table:table-row>
              <table:table-cell office:value-type="string">
                <text:p>quoting/5000/150_mean</text:p>
              </table:table-cell>
              <table:table-cell office:value-type="float" office:value="8.1715">
                <text:p>8.1715</text:p>
              </table:table-cell>
              <table:table-cell office:value-type="float" office:value="8.11097">
                <text:p>8.11097</text:p>
              </table:table-cell>
              <table:table-cell office:value-type="float" office:value="3.34842">
                <text:p>3.34842</text:p>
              </table:table-cell>
              <table:table-cell office:value-type="float" office:value="3.29211">
                <text:p>3.29211</text:p>
              </table:table-cell>
              <table:table-cell office:value-type="float" office:value="0.246627">
                <text:p>0.246627</text:p>
              </table:table-cell>
              <table:table-cell office:value-type="float" office:value="0.208985">
                <text:p>0.208985</text:p>
              </table:table-cell>
              <table:table-cell office:value-type="float" office:value="0.0902961">
                <text:p>0.0902961</text:p>
              </table:table-cell>
            </table:table-row>
            <table:table-row>
              <table:table-cell office:value-type="string">
                <text:p>quoting/5000/200_mean</text:p>
              </table:table-cell>
              <table:table-cell office:value-type="float" office:value="10.9074">
                <text:p>10.9074</text:p>
              </table:table-cell>
              <table:table-cell office:value-type="float" office:value="10.8988">
                <text:p>10.8988</text:p>
              </table:table-cell>
              <table:table-cell office:value-type="float" office:value="4.51154">
                <text:p>4.51154</text:p>
              </table:table-cell>
              <table:table-cell office:value-type="float" office:value="4.42009">
                <text:p>4.42009</text:p>
              </table:table-cell>
              <table:table-cell office:value-type="float" office:value="0.325398">
                <text:p>0.325398</text:p>
              </table:table-cell>
              <table:table-cell office:value-type="float" office:value="0.281656">
                <text:p>0.281656</text:p>
              </table:table-cell>
              <table:table-cell office:value-type="float" office:value="0.121231">
                <text:p>0.121231</text:p>
              </table:table-cell>
            </table:table-row>
            <table:table-row>
              <table:table-cell office:value-type="string">
                <text:p>quoting_and_trading/5000/50_mean</text:p>
              </table:table-cell>
              <table:table-cell office:value-type="float" office:value="2.65113">
                <text:p>2.65113</text:p>
              </table:table-cell>
              <table:table-cell office:value-type="float" office:value="2.71174">
                <text:p>2.71174</text:p>
              </table:table-cell>
              <table:table-cell office:value-type="float" office:value="1.0885">
                <text:p>1.0885</text:p>
              </table:table-cell>
              <table:table-cell office:value-type="float" office:value="1.10781">
                <text:p>1.10781</text:p>
              </table:table-cell>
              <table:table-cell office:value-type="float" office:value="0.0985917">
                <text:p>0.0985917</text:p>
              </table:table-cell>
              <table:table-cell office:value-type="float" office:value="0.0636009">
                <text:p>0.0636009</text:p>
              </table:table-cell>
              <table:table-cell office:value-type="float" office:value="0.0296739">
                <text:p>0.0296739</text:p>
              </table:table-cell>
            </table:table-row>
            <table:table-row>
              <table:table-cell office:value-type="string">
                <text:p>quoting_and_trading/5000/100_mean</text:p>
              </table:table-cell>
              <table:table-cell office:value-type="float" office:value="5.3279">
                <text:p>5.3279</text:p>
              </table:table-cell>
              <table:table-cell office:value-type="float" office:value="5.37975">
                <text:p>5.37975</text:p>
              </table:table-cell>
              <table:table-cell office:value-type="float" office:value="2.21449">
                <text:p>2.21449</text:p>
              </table:table-cell>
              <table:table-cell office:value-type="float" office:value="2.22521">
                <text:p>2.22521</text:p>
              </table:table-cell>
              <table:table-cell office:value-type="float" office:value="0.199936">
                <text:p>0.199936</text:p>
              </table:table-cell>
              <table:table-cell office:value-type="float" office:value="0.135615">
                <text:p>0.135615</text:p>
              </table:table-cell>
              <table:table-cell office:value-type="float" office:value="0.0604584">
                <text:p>0.0604584</text:p>
              </table:table-cell>
            </table:table-row>
            <table:table-row>
              <table:table-cell office:value-type="string">
                <text:p>quoting_and_trading/5000/150_mean</text:p>
              </table:table-cell>
              <table:table-cell office:value-type="float" office:value="8.00784">
                <text:p>8.00784</text:p>
              </table:table-cell>
              <table:table-cell office:value-type="float" office:value="8.21354">
                <text:p>8.21354</text:p>
              </table:table-cell>
              <table:table-cell office:value-type="float" office:value="3.3354">
                <text:p>3.3354</text:p>
              </table:table-cell>
              <table:table-cell office:value-type="float" office:value="3.34781">
                <text:p>3.34781</text:p>
              </table:table-cell>
              <table:table-cell office:value-type="float" office:value="0.310638">
                <text:p>0.310638</text:p>
              </table:table-cell>
              <table:table-cell office:value-type="float" office:value="0.212073">
                <text:p>0.212073</text:p>
              </table:table-cell>
              <table:table-cell office:value-type="float" office:value="0.091171">
                <text:p>0.091171</text:p>
              </table:table-cell>
            </table:table-row>
            <table:table-row>
              <table:table-cell office:value-type="string">
                <text:p>quoting_and_trading/5000/200_mean</text:p>
              </table:table-cell>
              <table:table-cell office:value-type="float" office:value="10.7396">
                <text:p>10.7396</text:p>
              </table:table-cell>
              <table:table-cell office:value-type="float" office:value="10.949">
                <text:p>10.949</text:p>
              </table:table-cell>
              <table:table-cell office:value-type="float" office:value="4.49097">
                <text:p>4.49097</text:p>
              </table:table-cell>
              <table:table-cell office:value-type="float" office:value="4.46299">
                <text:p>4.46299</text:p>
              </table:table-cell>
              <table:table-cell office:value-type="float" office:value="0.406247">
                <text:p>0.406247</text:p>
              </table:table-cell>
              <table:table-cell office:value-type="float" office:value="0.285342">
                <text:p>0.285342</text:p>
              </table:table-cell>
              <table:table-cell office:value-type="float" office:value="0.122754">
                <text:p>0.122754</text:p>
              </table:table-cell>
            </table:table-row>
            <table:table-row>
              <table:table-cell office:value-type="string">
                <text:p>quoting_and_trade_best_all/5000/50_mean</text:p>
              </table:table-cell>
              <table:table-cell office:value-type="float" office:value="19.219">
                <text:p>19.219</text:p>
              </table:table-cell>
              <table:table-cell office:value-type="float" office:value="19.3289">
                <text:p>19.3289</text:p>
              </table:table-cell>
              <table:table-cell office:value-type="float" office:value="17.5129">
                <text:p>17.5129</text:p>
              </table:table-cell>
              <table:table-cell office:value-type="float" office:value="20.6296">
                <text:p>20.6296</text:p>
              </table:table-cell>
              <table:table-cell office:value-type="float" office:value="19.6657">
                <text:p>19.6657</text:p>
              </table:table-cell>
              <table:table-cell office:value-type="float" office:value="1.37361">
                <text:p>1.37361</text:p>
              </table:table-cell>
              <table:table-cell office:value-type="float" office:value="0.215556">
                <text:p>0.215556</text:p>
              </table:table-cell>
            </table:table-row>
            <table:table-row>
              <table:table-cell office:value-type="string">
                <text:p>quoting_and_trade_best_all/5000/100_mean</text:p>
              </table:table-cell>
              <table:table-cell office:value-type="float" office:value="50.7799">
                <text:p>50.7799</text:p>
              </table:table-cell>
              <table:table-cell office:value-type="float" office:value="52.4282">
                <text:p>52.4282</text:p>
              </table:table-cell>
              <table:table-cell office:value-type="float" office:value="45.0698">
                <text:p>45.0698</text:p>
              </table:table-cell>
              <table:table-cell office:value-type="float" office:value="58.2227">
                <text:p>58.2227</text:p>
              </table:table-cell>
              <table:table-cell office:value-type="float" office:value="56.2513">
                <text:p>56.2513</text:p>
              </table:table-cell>
              <table:table-cell office:value-type="float" office:value="2.26225">
                <text:p>2.26225</text:p>
              </table:table-cell>
              <table:table-cell office:value-type="float" office:value="0.269375">
                <text:p>0.269375</text:p>
              </table:table-cell>
            </table:table-row>
            <table:table-row>
              <table:table-cell office:value-type="string">
                <text:p>quoting_and_trade_best_all/5000/150_mean</text:p>
              </table:table-cell>
              <table:table-cell office:value-type="float" office:value="47.3914">
                <text:p>47.3914</text:p>
              </table:table-cell>
              <table:table-cell office:value-type="float" office:value="45.6425">
                <text:p>45.6425</text:p>
              </table:table-cell>
              <table:table-cell office:value-type="float" office:value="74.899">
                <text:p>74.899</text:p>
              </table:table-cell>
              <table:table-cell office:value-type="float" office:value="121.322">
                <text:p>121.322</text:p>
              </table:table-cell>
              <table:table-cell office:value-type="float" office:value="97.9216">
                <text:p>97.9216</text:p>
              </table:table-cell>
              <table:table-cell office:value-type="float" office:value="3.13201">
                <text:p>3.13201</text:p>
              </table:table-cell>
              <table:table-cell office:value-type="float" office:value="0.317798">
                <text:p>0.317798</text:p>
              </table:table-cell>
            </table:table-row>
            <table:table-row>
              <table:table-cell office:value-type="string">
                <text:p>quoting_and_trade_best_all/5000/200_mean</text:p>
              </table:table-cell>
              <table:table-cell office:value-type="float" office:value="49.9638">
                <text:p>49.9638</text:p>
              </table:table-cell>
              <table:table-cell office:value-type="float" office:value="46.4919">
                <text:p>46.4919</text:p>
              </table:table-cell>
              <table:table-cell office:value-type="float" office:value="67.1057">
                <text:p>67.1057</text:p>
              </table:table-cell>
              <table:table-cell office:value-type="float" office:value="106.477">
                <text:p>106.477</text:p>
              </table:table-cell>
              <table:table-cell office:value-type="float" office:value="141.604">
                <text:p>141.604</text:p>
              </table:table-cell>
              <table:table-cell office:value-type="float" office:value="3.95013">
                <text:p>3.95013</text:p>
              </table:table-cell>
              <table:table-cell office:value-type="float" office:value="0.362051">
                <text:p>0.3620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resolution="10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1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11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5.714cm" svg:height="21.038cm" xlink:href=".." xlink:type="simple" chart:class="chart:line" chart:style-name="ch1">
        <chart:legend chart:legend-position="end" svg:x="32.095cm" svg:y="8.726cm" style:legend-expansion="high" chart:style-name="ch2"/>
        <chart:plot-area chart:style-name="ch3" table:cell-range-address="Sheet1.K1:Sheet1.R32" chart:data-source-has-labels="both" svg:x="0.714cm" svg:y="0.42cm" svg:width="30.667cm" svg:height="20.198cm">
          <chartooo:coordinate-region svg:x="1.997cm" svg:y="0.42cm" svg:width="28.459cm" svg:height="17.279cm"/>
          <chart:axis chart:dimension="x" chart:name="primary-x" chart:style-name="ch4" chartooo:axis-type="auto">
            <chartooo:date-scale/>
            <chart:categories table:cell-range-address="Sheet1.K3:Sheet1.K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3:Sheet1.L32" chart:label-cell-address="Sheet1.L1:Sheet1.L2" chart:class="chart:line">
            <chart:data-point chart:repeated="30"/>
          </chart:series>
          <chart:series chart:style-name="ch8" chart:values-cell-range-address="Sheet1.M3:Sheet1.M32" chart:label-cell-address="Sheet1.M1:Sheet1.M2" chart:class="chart:line">
            <chart:data-point chart:repeated="30"/>
          </chart:series>
          <chart:series chart:style-name="ch9" chart:values-cell-range-address="Sheet1.N3:Sheet1.N32" chart:label-cell-address="Sheet1.N1:Sheet1.N2" chart:class="chart:line">
            <chart:data-point chart:repeated="30"/>
          </chart:series>
          <chart:series chart:style-name="ch10" chart:values-cell-range-address="Sheet1.O3:Sheet1.O32" chart:label-cell-address="Sheet1.O1:Sheet1.O2" chart:class="chart:line">
            <chart:data-point chart:repeated="30"/>
          </chart:series>
          <chart:series chart:style-name="ch11" chart:values-cell-range-address="Sheet1.P3:Sheet1.P32" chart:label-cell-address="Sheet1.P1:Sheet1.P2" chart:class="chart:line">
            <chart:data-point chart:repeated="30"/>
          </chart:series>
          <chart:series chart:style-name="ch12" chart:values-cell-range-address="Sheet1.Q3:Sheet1.Q32" chart:label-cell-address="Sheet1.Q1:Sheet1.Q2" chart:class="chart:line">
            <chart:data-point chart:repeated="30"/>
          </chart:series>
          <chart:series chart:style-name="ch13" chart:values-cell-range-address="Sheet1.R3:Sheet1.R32" chart:label-cell-address="Sheet1.R1:Sheet1.R2" chart:class="chart:line">
            <chart:data-point chart:repeated="3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1 cpu_time</text:p>
                <text:list>
                  <text:list-item>
                    <text:p>test1</text:p>
                  </text:list-item>
                  <text:list-item>
                    <text:p>cpu_time</text:p>
                  </text:list-item>
                </text:list>
                <draw:g>
                  <svg:desc>Sheet1.L1:Sheet1.L2</svg:desc>
                </draw:g>
              </table:table-cell>
              <table:table-cell office:value-type="string">
                <text:p>test2 cpu_time</text:p>
                <text:list>
                  <text:list-item>
                    <text:p>test2</text:p>
                  </text:list-item>
                  <text:list-item>
                    <text:p>cpu_time</text:p>
                  </text:list-item>
                </text:list>
                <draw:g>
                  <svg:desc>Sheet1.M1:Sheet1.M2</svg:desc>
                </draw:g>
              </table:table-cell>
              <table:table-cell office:value-type="string">
                <text:p>test3 cpu_time</text:p>
                <text:list>
                  <text:list-item>
                    <text:p>test3</text:p>
                  </text:list-item>
                  <text:list-item>
                    <text:p>cpu_time</text:p>
                  </text:list-item>
                </text:list>
                <draw:g>
                  <svg:desc>Sheet1.N1:Sheet1.N2</svg:desc>
                </draw:g>
              </table:table-cell>
              <table:table-cell office:value-type="string">
                <text:p>test4 cpu_time</text:p>
                <text:list>
                  <text:list-item>
                    <text:p>test4</text:p>
                  </text:list-item>
                  <text:list-item>
                    <text:p>cpu_time</text:p>
                  </text:list-item>
                </text:list>
                <draw:g>
                  <svg:desc>Sheet1.O1:Sheet1.O2</svg:desc>
                </draw:g>
              </table:table-cell>
              <table:table-cell office:value-type="string">
                <text:p>test5 cpu_time</text:p>
                <text:list>
                  <text:list-item>
                    <text:p>test5</text:p>
                  </text:list-item>
                  <text:list-item>
                    <text:p>cpu_time</text:p>
                  </text:list-item>
                </text:list>
                <draw:g>
                  <svg:desc>Sheet1.P1:Sheet1.P2</svg:desc>
                </draw:g>
              </table:table-cell>
              <table:table-cell office:value-type="string">
                <text:p>test6 cpu_time</text:p>
                <text:list>
                  <text:list-item>
                    <text:p>test6</text:p>
                  </text:list-item>
                  <text:list-item>
                    <text:p>cpu_time</text:p>
                  </text:list-item>
                </text:list>
                <draw:g>
                  <svg:desc>Sheet1.Q1:Sheet1.Q2</svg:desc>
                </draw:g>
              </table:table-cell>
              <table:table-cell office:value-type="string">
                <text:p>test7 cpu_time</text:p>
                <text:list>
                  <text:list-item>
                    <text:p>test7</text:p>
                  </text:list-item>
                  <text:list-item>
                    <text:p>cpu_time</text:p>
                  </text:list-item>
                </text:list>
                <draw:g>
                  <svg:desc>Sheet1.R1:Sheet1.R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uoting/5/5_mean</text:p>
                <draw:g>
                  <svg:desc>Sheet1.K3:Sheet1.K32</svg:desc>
                </draw:g>
              </table:table-cell>
              <table:table-cell office:value-type="float" office:value="0.00314074">
                <text:p>0.00314074</text:p>
                <draw:g>
                  <svg:desc>Sheet1.L3:Sheet1.L32</svg:desc>
                </draw:g>
              </table:table-cell>
              <table:table-cell office:value-type="float" office:value="0.00305927">
                <text:p>0.00305927</text:p>
                <draw:g>
                  <svg:desc>Sheet1.M3:Sheet1.M32</svg:desc>
                </draw:g>
              </table:table-cell>
              <table:table-cell office:value-type="float" office:value="0.0029518">
                <text:p>0.0029518</text:p>
                <draw:g>
                  <svg:desc>Sheet1.N3:Sheet1.N32</svg:desc>
                </draw:g>
              </table:table-cell>
              <table:table-cell office:value-type="float" office:value="0.00298732">
                <text:p>0.00298732</text:p>
                <draw:g>
                  <svg:desc>Sheet1.O3:Sheet1.O32</svg:desc>
                </draw:g>
              </table:table-cell>
              <table:table-cell office:value-type="float" office:value="0.00293869">
                <text:p>0.00293869</text:p>
                <draw:g>
                  <svg:desc>Sheet1.P3:Sheet1.P32</svg:desc>
                </draw:g>
              </table:table-cell>
              <table:table-cell office:value-type="float" office:value="0.00316301">
                <text:p>0.00316301</text:p>
                <draw:g>
                  <svg:desc>Sheet1.Q3:Sheet1.Q32</svg:desc>
                </draw:g>
              </table:table-cell>
              <table:table-cell office:value-type="float" office:value="0.00230416">
                <text:p>0.00230416</text:p>
                <draw:g>
                  <svg:desc>Sheet1.R3:Sheet1.R32</svg:desc>
                </draw:g>
              </table:table-cell>
            </table:table-row>
            <table:table-row>
              <table:table-cell office:value-type="string">
                <text:p>quoting/10/5_mean</text:p>
              </table:table-cell>
              <table:table-cell office:value-type="float" office:value="0.00318876">
                <text:p>0.00318876</text:p>
              </table:table-cell>
              <table:table-cell office:value-type="float" office:value="0.00332844">
                <text:p>0.00332844</text:p>
              </table:table-cell>
              <table:table-cell office:value-type="float" office:value="0.00345288">
                <text:p>0.00345288</text:p>
              </table:table-cell>
              <table:table-cell office:value-type="float" office:value="0.00314789">
                <text:p>0.00314789</text:p>
              </table:table-cell>
              <table:table-cell office:value-type="float" office:value="0.00304199">
                <text:p>0.00304199</text:p>
              </table:table-cell>
              <table:table-cell office:value-type="float" office:value="0.00332839">
                <text:p>0.00332839</text:p>
              </table:table-cell>
              <table:table-cell office:value-type="float" office:value="0.00234397">
                <text:p>0.00234397</text:p>
              </table:table-cell>
            </table:table-row>
            <table:table-row>
              <table:table-cell office:value-type="string">
                <text:p>quoting/20/5_mean</text:p>
              </table:table-cell>
              <table:table-cell office:value-type="float" office:value="0.00355674">
                <text:p>0.00355674</text:p>
              </table:table-cell>
              <table:table-cell office:value-type="float" office:value="0.00385817">
                <text:p>0.00385817</text:p>
              </table:table-cell>
              <table:table-cell office:value-type="float" office:value="0.00379624">
                <text:p>0.00379624</text:p>
              </table:table-cell>
              <table:table-cell office:value-type="float" office:value="0.0034516">
                <text:p>0.0034516</text:p>
              </table:table-cell>
              <table:table-cell office:value-type="float" office:value="0.00317217">
                <text:p>0.00317217</text:p>
              </table:table-cell>
              <table:table-cell office:value-type="float" office:value="0.0035048">
                <text:p>0.0035048</text:p>
              </table:table-cell>
              <table:table-cell office:value-type="float" office:value="0.00236107">
                <text:p>0.00236107</text:p>
              </table:table-cell>
            </table:table-row>
            <table:table-row>
              <table:table-cell office:value-type="string">
                <text:p>quoting/40/5_mean</text:p>
              </table:table-cell>
              <table:table-cell office:value-type="float" office:value="0.00432859">
                <text:p>0.00432859</text:p>
              </table:table-cell>
              <table:table-cell office:value-type="float" office:value="0.00495963">
                <text:p>0.00495963</text:p>
              </table:table-cell>
              <table:table-cell office:value-type="float" office:value="0.00427725">
                <text:p>0.00427725</text:p>
              </table:table-cell>
              <table:table-cell office:value-type="float" office:value="0.00395795">
                <text:p>0.00395795</text:p>
              </table:table-cell>
              <table:table-cell office:value-type="float" office:value="0.00333694">
                <text:p>0.00333694</text:p>
              </table:table-cell>
              <table:table-cell office:value-type="float" office:value="0.00373637">
                <text:p>0.00373637</text:p>
              </table:table-cell>
              <table:table-cell office:value-type="float" office:value="0.00239315">
                <text:p>0.00239315</text:p>
              </table:table-cell>
            </table:table-row>
            <table:table-row>
              <table:table-cell office:value-type="string">
                <text:p>quoting/80/5_mean</text:p>
              </table:table-cell>
              <table:table-cell office:value-type="float" office:value="0.00613876">
                <text:p>0.00613876</text:p>
              </table:table-cell>
              <table:table-cell office:value-type="float" office:value="0.00696749">
                <text:p>0.00696749</text:p>
              </table:table-cell>
              <table:table-cell office:value-type="float" office:value="0.00533106">
                <text:p>0.00533106</text:p>
              </table:table-cell>
              <table:table-cell office:value-type="float" office:value="0.0049006">
                <text:p>0.0049006</text:p>
              </table:table-cell>
              <table:table-cell office:value-type="float" office:value="0.00350462">
                <text:p>0.00350462</text:p>
              </table:table-cell>
              <table:table-cell office:value-type="float" office:value="0.00398537">
                <text:p>0.00398537</text:p>
              </table:table-cell>
              <table:table-cell office:value-type="float" office:value="0.00242141">
                <text:p>0.00242141</text:p>
              </table:table-cell>
            </table:table-row>
            <table:table-row>
              <table:table-cell office:value-type="string">
                <text:p>quoting/5/10_mean</text:p>
              </table:table-cell>
              <table:table-cell office:value-type="float" office:value="0.00575854">
                <text:p>0.00575854</text:p>
              </table:table-cell>
              <table:table-cell office:value-type="float" office:value="0.00637433">
                <text:p>0.00637433</text:p>
              </table:table-cell>
              <table:table-cell office:value-type="float" office:value="0.0069114">
                <text:p>0.0069114</text:p>
              </table:table-cell>
              <table:table-cell office:value-type="float" office:value="0.0062701">
                <text:p>0.0062701</text:p>
              </table:table-cell>
              <table:table-cell office:value-type="float" office:value="0.006069">
                <text:p>0.006069</text:p>
              </table:table-cell>
              <table:table-cell office:value-type="float" office:value="0.00670725">
                <text:p>0.00670725</text:p>
              </table:table-cell>
              <table:table-cell office:value-type="float" office:value="0.00468334">
                <text:p>0.00468334</text:p>
              </table:table-cell>
            </table:table-row>
            <table:table-row>
              <table:table-cell office:value-type="string">
                <text:p>quoting/5/20_mean</text:p>
              </table:table-cell>
              <table:table-cell office:value-type="float" office:value="0.0126665">
                <text:p>0.0126665</text:p>
              </table:table-cell>
              <table:table-cell office:value-type="float" office:value="0.0134385">
                <text:p>0.0134385</text:p>
              </table:table-cell>
              <table:table-cell office:value-type="float" office:value="0.0145395">
                <text:p>0.0145395</text:p>
              </table:table-cell>
              <table:table-cell office:value-type="float" office:value="0.0128797">
                <text:p>0.0128797</text:p>
              </table:table-cell>
              <table:table-cell office:value-type="float" office:value="0.0126692">
                <text:p>0.0126692</text:p>
              </table:table-cell>
              <table:table-cell office:value-type="float" office:value="0.0140093">
                <text:p>0.0140093</text:p>
              </table:table-cell>
              <table:table-cell office:value-type="float" office:value="0.00957253">
                <text:p>0.00957253</text:p>
              </table:table-cell>
            </table:table-row>
            <table:table-row>
              <table:table-cell office:value-type="string">
                <text:p>quoting/5/30_mean</text:p>
              </table:table-cell>
              <table:table-cell office:value-type="float" office:value="0.0197568">
                <text:p>0.0197568</text:p>
              </table:table-cell>
              <table:table-cell office:value-type="float" office:value="0.0215172">
                <text:p>0.0215172</text:p>
              </table:table-cell>
              <table:table-cell office:value-type="float" office:value="0.0234676">
                <text:p>0.0234676</text:p>
              </table:table-cell>
              <table:table-cell office:value-type="float" office:value="0.0200742">
                <text:p>0.0200742</text:p>
              </table:table-cell>
              <table:table-cell office:value-type="float" office:value="0.019523">
                <text:p>0.019523</text:p>
              </table:table-cell>
              <table:table-cell office:value-type="float" office:value="0.0217394">
                <text:p>0.0217394</text:p>
              </table:table-cell>
              <table:table-cell office:value-type="float" office:value="0.0143546">
                <text:p>0.0143546</text:p>
              </table:table-cell>
            </table:table-row>
            <table:table-row>
              <table:table-cell office:value-type="string">
                <text:p>quoting/5/40_mean</text:p>
              </table:table-cell>
              <table:table-cell office:value-type="float" office:value="0.0277703">
                <text:p>0.0277703</text:p>
              </table:table-cell>
              <table:table-cell office:value-type="float" office:value="0.0301814">
                <text:p>0.0301814</text:p>
              </table:table-cell>
              <table:table-cell office:value-type="float" office:value="0.0327189">
                <text:p>0.0327189</text:p>
              </table:table-cell>
              <table:table-cell office:value-type="float" office:value="0.0272783">
                <text:p>0.0272783</text:p>
              </table:table-cell>
              <table:table-cell office:value-type="float" office:value="0.0263615">
                <text:p>0.0263615</text:p>
              </table:table-cell>
              <table:table-cell office:value-type="float" office:value="0.0292014">
                <text:p>0.0292014</text:p>
              </table:table-cell>
              <table:table-cell office:value-type="float" office:value="0.0191199">
                <text:p>0.0191199</text:p>
              </table:table-cell>
            </table:table-row>
            <table:table-row>
              <table:table-cell office:value-type="string">
                <text:p>quoting/5/50_mean</text:p>
              </table:table-cell>
              <table:table-cell office:value-type="float" office:value="0.0375756">
                <text:p>0.0375756</text:p>
              </table:table-cell>
              <table:table-cell office:value-type="float" office:value="0.0394669">
                <text:p>0.0394669</text:p>
              </table:table-cell>
              <table:table-cell office:value-type="float" office:value="0.0429522">
                <text:p>0.0429522</text:p>
              </table:table-cell>
              <table:table-cell office:value-type="float" office:value="0.0349449">
                <text:p>0.0349449</text:p>
              </table:table-cell>
              <table:table-cell office:value-type="float" office:value="0.0335557">
                <text:p>0.0335557</text:p>
              </table:table-cell>
              <table:table-cell office:value-type="float" office:value="0.0339893">
                <text:p>0.0339893</text:p>
              </table:table-cell>
              <table:table-cell office:value-type="float" office:value="0.0238579">
                <text:p>0.0238579</text:p>
              </table:table-cell>
            </table:table-row>
            <table:table-row>
              <table:table-cell office:value-type="string">
                <text:p>quoting/10/10_mean</text:p>
              </table:table-cell>
              <table:table-cell office:value-type="float" office:value="0.00648316">
                <text:p>0.00648316</text:p>
              </table:table-cell>
              <table:table-cell office:value-type="float" office:value="0.00697499">
                <text:p>0.00697499</text:p>
              </table:table-cell>
              <table:table-cell office:value-type="float" office:value="0.00719373">
                <text:p>0.00719373</text:p>
              </table:table-cell>
              <table:table-cell office:value-type="float" office:value="0.00655108">
                <text:p>0.00655108</text:p>
              </table:table-cell>
              <table:table-cell office:value-type="float" office:value="0.00629664">
                <text:p>0.00629664</text:p>
              </table:table-cell>
              <table:table-cell office:value-type="float" office:value="0.00628509">
                <text:p>0.00628509</text:p>
              </table:table-cell>
              <table:table-cell office:value-type="float" office:value="0.00470981">
                <text:p>0.00470981</text:p>
              </table:table-cell>
            </table:table-row>
            <table:table-row>
              <table:table-cell office:value-type="string">
                <text:p>quoting/10/20_mean</text:p>
              </table:table-cell>
              <table:table-cell office:value-type="float" office:value="0.0136282">
                <text:p>0.0136282</text:p>
              </table:table-cell>
              <table:table-cell office:value-type="float" office:value="0.0145926">
                <text:p>0.0145926</text:p>
              </table:table-cell>
              <table:table-cell office:value-type="float" office:value="0.0152529">
                <text:p>0.0152529</text:p>
              </table:table-cell>
              <table:table-cell office:value-type="float" office:value="0.0137149">
                <text:p>0.0137149</text:p>
              </table:table-cell>
              <table:table-cell office:value-type="float" office:value="0.013254">
                <text:p>0.013254</text:p>
              </table:table-cell>
              <table:table-cell office:value-type="float" office:value="0.0132342">
                <text:p>0.0132342</text:p>
              </table:table-cell>
              <table:table-cell office:value-type="float" office:value="0.00946137">
                <text:p>0.00946137</text:p>
              </table:table-cell>
            </table:table-row>
            <table:table-row>
              <table:table-cell office:value-type="string">
                <text:p>quoting/10/30_mean</text:p>
              </table:table-cell>
              <table:table-cell office:value-type="float" office:value="0.0215583">
                <text:p>0.0215583</text:p>
              </table:table-cell>
              <table:table-cell office:value-type="float" office:value="0.0230661">
                <text:p>0.0230661</text:p>
              </table:table-cell>
              <table:table-cell office:value-type="float" office:value="0.0244609">
                <text:p>0.0244609</text:p>
              </table:table-cell>
              <table:table-cell office:value-type="float" office:value="0.0215571">
                <text:p>0.0215571</text:p>
              </table:table-cell>
              <table:table-cell office:value-type="float" office:value="0.0203021">
                <text:p>0.0203021</text:p>
              </table:table-cell>
              <table:table-cell office:value-type="float" office:value="0.0203896">
                <text:p>0.0203896</text:p>
              </table:table-cell>
              <table:table-cell office:value-type="float" office:value="0.0143466">
                <text:p>0.0143466</text:p>
              </table:table-cell>
            </table:table-row>
            <table:table-row>
              <table:table-cell office:value-type="string">
                <text:p>quoting/10/40_mean</text:p>
              </table:table-cell>
              <table:table-cell office:value-type="float" office:value="0.0296973">
                <text:p>0.0296973</text:p>
              </table:table-cell>
              <table:table-cell office:value-type="float" office:value="0.0326187">
                <text:p>0.0326187</text:p>
              </table:table-cell>
              <table:table-cell office:value-type="float" office:value="0.0344076">
                <text:p>0.0344076</text:p>
              </table:table-cell>
              <table:table-cell office:value-type="float" office:value="0.0289806">
                <text:p>0.0289806</text:p>
              </table:table-cell>
              <table:table-cell office:value-type="float" office:value="0.0278055">
                <text:p>0.0278055</text:p>
              </table:table-cell>
              <table:table-cell office:value-type="float" office:value="0.0280395">
                <text:p>0.0280395</text:p>
              </table:table-cell>
              <table:table-cell office:value-type="float" office:value="0.0191518">
                <text:p>0.0191518</text:p>
              </table:table-cell>
            </table:table-row>
            <table:table-row>
              <table:table-cell office:value-type="string">
                <text:p>quoting/10/50_mean</text:p>
              </table:table-cell>
              <table:table-cell office:value-type="float" office:value="0.0386327">
                <text:p>0.0386327</text:p>
              </table:table-cell>
              <table:table-cell office:value-type="float" office:value="0.0424672">
                <text:p>0.0424672</text:p>
              </table:table-cell>
              <table:table-cell office:value-type="float" office:value="0.0452223">
                <text:p>0.0452223</text:p>
              </table:table-cell>
              <table:table-cell office:value-type="float" office:value="0.0371779">
                <text:p>0.0371779</text:p>
              </table:table-cell>
              <table:table-cell office:value-type="float" office:value="0.0349335">
                <text:p>0.0349335</text:p>
              </table:table-cell>
              <table:table-cell office:value-type="float" office:value="0.0353957">
                <text:p>0.0353957</text:p>
              </table:table-cell>
              <table:table-cell office:value-type="float" office:value="0.0241298">
                <text:p>0.0241298</text:p>
              </table:table-cell>
            </table:table-row>
            <table:table-row>
              <table:table-cell office:value-type="string">
                <text:p>quoting/20/10_mean</text:p>
              </table:table-cell>
              <table:table-cell office:value-type="float" office:value="0.0072564">
                <text:p>0.0072564</text:p>
              </table:table-cell>
              <table:table-cell office:value-type="float" office:value="0.00813133">
                <text:p>0.00813133</text:p>
              </table:table-cell>
              <table:table-cell office:value-type="float" office:value="0.00777245">
                <text:p>0.00777245</text:p>
              </table:table-cell>
              <table:table-cell office:value-type="float" office:value="0.00723904">
                <text:p>0.00723904</text:p>
              </table:table-cell>
              <table:table-cell office:value-type="float" office:value="0.00662901">
                <text:p>0.00662901</text:p>
              </table:table-cell>
              <table:table-cell office:value-type="float" office:value="0.00661444">
                <text:p>0.00661444</text:p>
              </table:table-cell>
              <table:table-cell office:value-type="float" office:value="0.00474195">
                <text:p>0.00474195</text:p>
              </table:table-cell>
            </table:table-row>
            <table:table-row>
              <table:table-cell office:value-type="string">
                <text:p>quoting/20/20_mean</text:p>
              </table:table-cell>
              <table:table-cell office:value-type="float" office:value="0.015946">
                <text:p>0.015946</text:p>
              </table:table-cell>
              <table:table-cell office:value-type="float" office:value="0.0167517">
                <text:p>0.0167517</text:p>
              </table:table-cell>
              <table:table-cell office:value-type="float" office:value="0.016508">
                <text:p>0.016508</text:p>
              </table:table-cell>
              <table:table-cell office:value-type="float" office:value="0.0151994">
                <text:p>0.0151994</text:p>
              </table:table-cell>
              <table:table-cell office:value-type="float" office:value="0.0138517">
                <text:p>0.0138517</text:p>
              </table:table-cell>
              <table:table-cell office:value-type="float" office:value="0.0139486">
                <text:p>0.0139486</text:p>
              </table:table-cell>
              <table:table-cell office:value-type="float" office:value="0.00962647">
                <text:p>0.00962647</text:p>
              </table:table-cell>
            </table:table-row>
            <table:table-row>
              <table:table-cell office:value-type="string">
                <text:p>quoting/20/30_mean</text:p>
              </table:table-cell>
              <table:table-cell office:value-type="float" office:value="0.0251071">
                <text:p>0.0251071</text:p>
              </table:table-cell>
              <table:table-cell office:value-type="float" office:value="0.0266003">
                <text:p>0.0266003</text:p>
              </table:table-cell>
              <table:table-cell office:value-type="float" office:value="0.0258655">
                <text:p>0.0258655</text:p>
              </table:table-cell>
              <table:table-cell office:value-type="float" office:value="0.0233052">
                <text:p>0.0233052</text:p>
              </table:table-cell>
              <table:table-cell office:value-type="float" office:value="0.0213664">
                <text:p>0.0213664</text:p>
              </table:table-cell>
              <table:table-cell office:value-type="float" office:value="0.0214362">
                <text:p>0.0214362</text:p>
              </table:table-cell>
              <table:table-cell office:value-type="float" office:value="0.0144539">
                <text:p>0.0144539</text:p>
              </table:table-cell>
            </table:table-row>
            <table:table-row>
              <table:table-cell office:value-type="string">
                <text:p>quoting/20/40_mean</text:p>
              </table:table-cell>
              <table:table-cell office:value-type="float" office:value="0.0354849">
                <text:p>0.0354849</text:p>
              </table:table-cell>
              <table:table-cell office:value-type="float" office:value="0.0368767">
                <text:p>0.0368767</text:p>
              </table:table-cell>
              <table:table-cell office:value-type="float" office:value="0.0366196">
                <text:p>0.0366196</text:p>
              </table:table-cell>
              <table:table-cell office:value-type="float" office:value="0.0315691">
                <text:p>0.0315691</text:p>
              </table:table-cell>
              <table:table-cell office:value-type="float" office:value="0.02915">
                <text:p>0.02915</text:p>
              </table:table-cell>
              <table:table-cell office:value-type="float" office:value="0.0288363">
                <text:p>0.0288363</text:p>
              </table:table-cell>
              <table:table-cell office:value-type="float" office:value="0.0194139">
                <text:p>0.0194139</text:p>
              </table:table-cell>
            </table:table-row>
            <table:table-row>
              <table:table-cell office:value-type="string">
                <text:p>quoting/20/50_mean</text:p>
              </table:table-cell>
              <table:table-cell office:value-type="float" office:value="0.0461533">
                <text:p>0.0461533</text:p>
              </table:table-cell>
              <table:table-cell office:value-type="float" office:value="0.0476011">
                <text:p>0.0476011</text:p>
              </table:table-cell>
              <table:table-cell office:value-type="float" office:value="0.0474555">
                <text:p>0.0474555</text:p>
              </table:table-cell>
              <table:table-cell office:value-type="float" office:value="0.0404466">
                <text:p>0.0404466</text:p>
              </table:table-cell>
              <table:table-cell office:value-type="float" office:value="0.037038">
                <text:p>0.037038</text:p>
              </table:table-cell>
              <table:table-cell office:value-type="float" office:value="0.0366569">
                <text:p>0.0366569</text:p>
              </table:table-cell>
              <table:table-cell office:value-type="float" office:value="0.0243964">
                <text:p>0.0243964</text:p>
              </table:table-cell>
            </table:table-row>
            <table:table-row>
              <table:table-cell office:value-type="string">
                <text:p>quoting/40/10_mean</text:p>
              </table:table-cell>
              <table:table-cell office:value-type="float" office:value="0.00964272">
                <text:p>0.00964272</text:p>
              </table:table-cell>
              <table:table-cell office:value-type="float" office:value="0.0100481">
                <text:p>0.0100481</text:p>
              </table:table-cell>
              <table:table-cell office:value-type="float" office:value="0.00882388">
                <text:p>0.00882388</text:p>
              </table:table-cell>
              <table:table-cell office:value-type="float" office:value="0.00826405">
                <text:p>0.00826405</text:p>
              </table:table-cell>
              <table:table-cell office:value-type="float" office:value="0.00696348">
                <text:p>0.00696348</text:p>
              </table:table-cell>
              <table:table-cell office:value-type="float" office:value="0.00713499">
                <text:p>0.00713499</text:p>
              </table:table-cell>
              <table:table-cell office:value-type="float" office:value="0.00479728">
                <text:p>0.00479728</text:p>
              </table:table-cell>
            </table:table-row>
            <table:table-row>
              <table:table-cell office:value-type="string">
                <text:p>quoting/40/20_mean</text:p>
              </table:table-cell>
              <table:table-cell office:value-type="float" office:value="0.0198592">
                <text:p>0.0198592</text:p>
              </table:table-cell>
              <table:table-cell office:value-type="float" office:value="0.0210974">
                <text:p>0.0210974</text:p>
              </table:table-cell>
              <table:table-cell office:value-type="float" office:value="0.018649">
                <text:p>0.018649</text:p>
              </table:table-cell>
              <table:table-cell office:value-type="float" office:value="0.0172135">
                <text:p>0.0172135</text:p>
              </table:table-cell>
              <table:table-cell office:value-type="float" office:value="0.0145225">
                <text:p>0.0145225</text:p>
              </table:table-cell>
              <table:table-cell office:value-type="float" office:value="0.0146743">
                <text:p>0.0146743</text:p>
              </table:table-cell>
              <table:table-cell office:value-type="float" office:value="0.00968645">
                <text:p>0.00968645</text:p>
              </table:table-cell>
            </table:table-row>
            <table:table-row>
              <table:table-cell office:value-type="string">
                <text:p>quoting/40/30_mean</text:p>
              </table:table-cell>
              <table:table-cell office:value-type="float" office:value="0.0313847">
                <text:p>0.0313847</text:p>
              </table:table-cell>
              <table:table-cell office:value-type="float" office:value="0.0329484">
                <text:p>0.0329484</text:p>
              </table:table-cell>
              <table:table-cell office:value-type="float" office:value="0.0293596">
                <text:p>0.0293596</text:p>
              </table:table-cell>
              <table:table-cell office:value-type="float" office:value="0.026701">
                <text:p>0.026701</text:p>
              </table:table-cell>
              <table:table-cell office:value-type="float" office:value="0.0226341">
                <text:p>0.0226341</text:p>
              </table:table-cell>
              <table:table-cell office:value-type="float" office:value="0.0224834">
                <text:p>0.0224834</text:p>
              </table:table-cell>
              <table:table-cell office:value-type="float" office:value="0.0145514">
                <text:p>0.0145514</text:p>
              </table:table-cell>
            </table:table-row>
            <table:table-row>
              <table:table-cell office:value-type="string">
                <text:p>quoting/40/40_mean</text:p>
              </table:table-cell>
              <table:table-cell office:value-type="float" office:value="0.04322">
                <text:p>0.04322</text:p>
              </table:table-cell>
              <table:table-cell office:value-type="float" office:value="0.0449632">
                <text:p>0.0449632</text:p>
              </table:table-cell>
              <table:table-cell office:value-type="float" office:value="0.0384459">
                <text:p>0.0384459</text:p>
              </table:table-cell>
              <table:table-cell office:value-type="float" office:value="0.0365469">
                <text:p>0.0365469</text:p>
              </table:table-cell>
              <table:table-cell office:value-type="float" office:value="0.0306891">
                <text:p>0.0306891</text:p>
              </table:table-cell>
              <table:table-cell office:value-type="float" office:value="0.030427">
                <text:p>0.030427</text:p>
              </table:table-cell>
              <table:table-cell office:value-type="float" office:value="0.0194226">
                <text:p>0.0194226</text:p>
              </table:table-cell>
            </table:table-row>
            <table:table-row>
              <table:table-cell office:value-type="string">
                <text:p>quoting/40/50_mean</text:p>
              </table:table-cell>
              <table:table-cell office:value-type="float" office:value="0.0563085">
                <text:p>0.0563085</text:p>
              </table:table-cell>
              <table:table-cell office:value-type="float" office:value="0.0624183">
                <text:p>0.0624183</text:p>
              </table:table-cell>
              <table:table-cell office:value-type="float" office:value="0.0488236">
                <text:p>0.0488236</text:p>
              </table:table-cell>
              <table:table-cell office:value-type="float" office:value="0.0464399">
                <text:p>0.0464399</text:p>
              </table:table-cell>
              <table:table-cell office:value-type="float" office:value="0.0387665">
                <text:p>0.0387665</text:p>
              </table:table-cell>
              <table:table-cell office:value-type="float" office:value="0.0385789">
                <text:p>0.0385789</text:p>
              </table:table-cell>
              <table:table-cell office:value-type="float" office:value="0.0244722">
                <text:p>0.0244722</text:p>
              </table:table-cell>
            </table:table-row>
            <table:table-row>
              <table:table-cell office:value-type="string">
                <text:p>quoting/80/10_mean</text:p>
              </table:table-cell>
              <table:table-cell office:value-type="float" office:value="0.0135151">
                <text:p>0.0135151</text:p>
              </table:table-cell>
              <table:table-cell office:value-type="float" office:value="0.0157578">
                <text:p>0.0157578</text:p>
              </table:table-cell>
              <table:table-cell office:value-type="float" office:value="0.0100124">
                <text:p>0.0100124</text:p>
              </table:table-cell>
              <table:table-cell office:value-type="float" office:value="0.0102987">
                <text:p>0.0102987</text:p>
              </table:table-cell>
              <table:table-cell office:value-type="float" office:value="0.00735828">
                <text:p>0.00735828</text:p>
              </table:table-cell>
              <table:table-cell office:value-type="float" office:value="0.0074363">
                <text:p>0.0074363</text:p>
              </table:table-cell>
              <table:table-cell office:value-type="float" office:value="0.00479007">
                <text:p>0.00479007</text:p>
              </table:table-cell>
            </table:table-row>
            <table:table-row>
              <table:table-cell office:value-type="string">
                <text:p>quoting/80/20_mean</text:p>
              </table:table-cell>
              <table:table-cell office:value-type="float" office:value="0.027943">
                <text:p>0.027943</text:p>
              </table:table-cell>
              <table:table-cell office:value-type="float" office:value="0.032418">
                <text:p>0.032418</text:p>
              </table:table-cell>
              <table:table-cell office:value-type="float" office:value="0.0206975">
                <text:p>0.0206975</text:p>
              </table:table-cell>
              <table:table-cell office:value-type="float" office:value="0.0211694">
                <text:p>0.0211694</text:p>
              </table:table-cell>
              <table:table-cell office:value-type="float" office:value="0.0153446">
                <text:p>0.0153446</text:p>
              </table:table-cell>
              <table:table-cell office:value-type="float" office:value="0.0155255">
                <text:p>0.0155255</text:p>
              </table:table-cell>
              <table:table-cell office:value-type="float" office:value="0.00975653">
                <text:p>0.00975653</text:p>
              </table:table-cell>
            </table:table-row>
            <table:table-row>
              <table:table-cell office:value-type="string">
                <text:p>quoting/80/30_mean</text:p>
              </table:table-cell>
              <table:table-cell office:value-type="float" office:value="0.0426214">
                <text:p>0.0426214</text:p>
              </table:table-cell>
              <table:table-cell office:value-type="float" office:value="0.0500528">
                <text:p>0.0500528</text:p>
              </table:table-cell>
              <table:table-cell office:value-type="float" office:value="0.0326949">
                <text:p>0.0326949</text:p>
              </table:table-cell>
              <table:table-cell office:value-type="float" office:value="0.0327404">
                <text:p>0.0327404</text:p>
              </table:table-cell>
              <table:table-cell office:value-type="float" office:value="0.0238723">
                <text:p>0.0238723</text:p>
              </table:table-cell>
              <table:table-cell office:value-type="float" office:value="0.0238312">
                <text:p>0.0238312</text:p>
              </table:table-cell>
              <table:table-cell office:value-type="float" office:value="0.0148075">
                <text:p>0.0148075</text:p>
              </table:table-cell>
            </table:table-row>
            <table:table-row>
              <table:table-cell office:value-type="string">
                <text:p>quoting/80/40_mean</text:p>
              </table:table-cell>
              <table:table-cell office:value-type="float" office:value="0.0587933">
                <text:p>0.0587933</text:p>
              </table:table-cell>
              <table:table-cell office:value-type="float" office:value="0.0652121">
                <text:p>0.0652121</text:p>
              </table:table-cell>
              <table:table-cell office:value-type="float" office:value="0.0448559">
                <text:p>0.0448559</text:p>
              </table:table-cell>
              <table:table-cell office:value-type="float" office:value="0.0438775">
                <text:p>0.0438775</text:p>
              </table:table-cell>
              <table:table-cell office:value-type="float" office:value="0.0324123">
                <text:p>0.0324123</text:p>
              </table:table-cell>
              <table:table-cell office:value-type="float" office:value="0.0320678">
                <text:p>0.0320678</text:p>
              </table:table-cell>
              <table:table-cell office:value-type="float" office:value="0.0196209">
                <text:p>0.0196209</text:p>
              </table:table-cell>
            </table:table-row>
            <table:table-row>
              <table:table-cell office:value-type="string">
                <text:p>quoting/80/50_mean</text:p>
              </table:table-cell>
              <table:table-cell office:value-type="float" office:value="0.0767578">
                <text:p>0.0767578</text:p>
              </table:table-cell>
              <table:table-cell office:value-type="float" office:value="0.0792288">
                <text:p>0.0792288</text:p>
              </table:table-cell>
              <table:table-cell office:value-type="float" office:value="0.0573288">
                <text:p>0.0573288</text:p>
              </table:table-cell>
              <table:table-cell office:value-type="float" office:value="0.0557155">
                <text:p>0.0557155</text:p>
              </table:table-cell>
              <table:table-cell office:value-type="float" office:value="0.0418861">
                <text:p>0.0418861</text:p>
              </table:table-cell>
              <table:table-cell office:value-type="float" office:value="0.0407008">
                <text:p>0.0407008</text:p>
              </table:table-cell>
              <table:table-cell office:value-type="float" office:value="0.0247706">
                <text:p>0.02477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resolution="10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1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11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718cm" svg:height="21.117cm" xlink:href=".." xlink:type="simple" chart:class="chart:line" chart:style-name="ch1">
        <chart:legend chart:legend-position="end" svg:x="17.099cm" svg:y="8.765cm" style:legend-expansion="high" chart:style-name="ch2"/>
        <chart:plot-area chart:style-name="ch3" table:cell-range-address="Sheet1.K1:Sheet1.R2 Sheet1.K67:Sheet1.R70" chart:data-source-has-labels="both" svg:x="0.414cm" svg:y="0.422cm" svg:width="16.271cm" svg:height="20.273cm">
          <chartooo:coordinate-region svg:x="3.983cm" svg:y="0.422cm" svg:width="12.153cm" svg:height="15.578cm"/>
          <chart:axis chart:dimension="x" chart:name="primary-x" chart:style-name="ch4" chartooo:axis-type="auto">
            <chartooo:date-scale/>
            <chart:categories table:cell-range-address="Sheet1.K67:Sheet1.K7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67:Sheet1.L70" chart:label-cell-address="Sheet1.L1:Sheet1.L2" chart:class="chart:line">
            <chart:data-point chart:repeated="4"/>
          </chart:series>
          <chart:series chart:style-name="ch8" chart:values-cell-range-address="Sheet1.M67:Sheet1.M70" chart:label-cell-address="Sheet1.M1:Sheet1.M2" chart:class="chart:line">
            <chart:data-point chart:repeated="4"/>
          </chart:series>
          <chart:series chart:style-name="ch9" chart:values-cell-range-address="Sheet1.N67:Sheet1.N70" chart:label-cell-address="Sheet1.N1:Sheet1.N2" chart:class="chart:line">
            <chart:data-point chart:repeated="4"/>
          </chart:series>
          <chart:series chart:style-name="ch10" chart:values-cell-range-address="Sheet1.O67:Sheet1.O70" chart:label-cell-address="Sheet1.O1:Sheet1.O2" chart:class="chart:line">
            <chart:data-point chart:repeated="4"/>
          </chart:series>
          <chart:series chart:style-name="ch11" chart:values-cell-range-address="Sheet1.P67:Sheet1.P70" chart:label-cell-address="Sheet1.P1:Sheet1.P2" chart:class="chart:line">
            <chart:data-point chart:repeated="4"/>
          </chart:series>
          <chart:series chart:style-name="ch12" chart:values-cell-range-address="Sheet1.Q67:Sheet1.Q70" chart:label-cell-address="Sheet1.Q1:Sheet1.Q2" chart:class="chart:line">
            <chart:data-point chart:repeated="4"/>
          </chart:series>
          <chart:series chart:style-name="ch13" chart:values-cell-range-address="Sheet1.R67:Sheet1.R70" chart:label-cell-address="Sheet1.R1:Sheet1.R2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1 cpu_time</text:p>
                <text:list>
                  <text:list-item>
                    <text:p>test1</text:p>
                  </text:list-item>
                  <text:list-item>
                    <text:p>cpu_time</text:p>
                  </text:list-item>
                </text:list>
                <draw:g>
                  <svg:desc>Sheet1.L1:Sheet1.L2</svg:desc>
                </draw:g>
              </table:table-cell>
              <table:table-cell office:value-type="string">
                <text:p>test2 cpu_time</text:p>
                <text:list>
                  <text:list-item>
                    <text:p>test2</text:p>
                  </text:list-item>
                  <text:list-item>
                    <text:p>cpu_time</text:p>
                  </text:list-item>
                </text:list>
                <draw:g>
                  <svg:desc>Sheet1.M1:Sheet1.M2</svg:desc>
                </draw:g>
              </table:table-cell>
              <table:table-cell office:value-type="string">
                <text:p>test3 cpu_time</text:p>
                <text:list>
                  <text:list-item>
                    <text:p>test3</text:p>
                  </text:list-item>
                  <text:list-item>
                    <text:p>cpu_time</text:p>
                  </text:list-item>
                </text:list>
                <draw:g>
                  <svg:desc>Sheet1.N1:Sheet1.N2</svg:desc>
                </draw:g>
              </table:table-cell>
              <table:table-cell office:value-type="string">
                <text:p>test4 cpu_time</text:p>
                <text:list>
                  <text:list-item>
                    <text:p>test4</text:p>
                  </text:list-item>
                  <text:list-item>
                    <text:p>cpu_time</text:p>
                  </text:list-item>
                </text:list>
                <draw:g>
                  <svg:desc>Sheet1.O1:Sheet1.O2</svg:desc>
                </draw:g>
              </table:table-cell>
              <table:table-cell office:value-type="string">
                <text:p>test5 cpu_time</text:p>
                <text:list>
                  <text:list-item>
                    <text:p>test5</text:p>
                  </text:list-item>
                  <text:list-item>
                    <text:p>cpu_time</text:p>
                  </text:list-item>
                </text:list>
                <draw:g>
                  <svg:desc>Sheet1.P1:Sheet1.P2</svg:desc>
                </draw:g>
              </table:table-cell>
              <table:table-cell office:value-type="string">
                <text:p>test6 cpu_time</text:p>
                <text:list>
                  <text:list-item>
                    <text:p>test6</text:p>
                  </text:list-item>
                  <text:list-item>
                    <text:p>cpu_time</text:p>
                  </text:list-item>
                </text:list>
                <draw:g>
                  <svg:desc>Sheet1.Q1:Sheet1.Q2</svg:desc>
                </draw:g>
              </table:table-cell>
              <table:table-cell office:value-type="string">
                <text:p>test7 cpu_time</text:p>
                <text:list>
                  <text:list-item>
                    <text:p>test7</text:p>
                  </text:list-item>
                  <text:list-item>
                    <text:p>cpu_time</text:p>
                  </text:list-item>
                </text:list>
                <draw:g>
                  <svg:desc>Sheet1.R1:Sheet1.R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uoting_and_trading/5000/50_mean</text:p>
                <draw:g>
                  <svg:desc>Sheet1.K67:Sheet1.K70</svg:desc>
                </draw:g>
              </table:table-cell>
              <table:table-cell office:value-type="float" office:value="2.65113">
                <text:p>2.65113</text:p>
                <draw:g>
                  <svg:desc>Sheet1.L67:Sheet1.L70</svg:desc>
                </draw:g>
              </table:table-cell>
              <table:table-cell office:value-type="float" office:value="2.71174">
                <text:p>2.71174</text:p>
                <draw:g>
                  <svg:desc>Sheet1.M67:Sheet1.M70</svg:desc>
                </draw:g>
              </table:table-cell>
              <table:table-cell office:value-type="float" office:value="1.0885">
                <text:p>1.0885</text:p>
                <draw:g>
                  <svg:desc>Sheet1.N67:Sheet1.N70</svg:desc>
                </draw:g>
              </table:table-cell>
              <table:table-cell office:value-type="float" office:value="1.10781">
                <text:p>1.10781</text:p>
                <draw:g>
                  <svg:desc>Sheet1.O67:Sheet1.O70</svg:desc>
                </draw:g>
              </table:table-cell>
              <table:table-cell office:value-type="float" office:value="0.0985917">
                <text:p>0.0985917</text:p>
                <draw:g>
                  <svg:desc>Sheet1.P67:Sheet1.P70</svg:desc>
                </draw:g>
              </table:table-cell>
              <table:table-cell office:value-type="float" office:value="0.0636009">
                <text:p>0.0636009</text:p>
                <draw:g>
                  <svg:desc>Sheet1.Q67:Sheet1.Q70</svg:desc>
                </draw:g>
              </table:table-cell>
              <table:table-cell office:value-type="float" office:value="0.0296739">
                <text:p>0.0296739</text:p>
                <draw:g>
                  <svg:desc>Sheet1.R67:Sheet1.R70</svg:desc>
                </draw:g>
              </table:table-cell>
            </table:table-row>
            <table:table-row>
              <table:table-cell office:value-type="string">
                <text:p>quoting_and_trading/5000/100_mean</text:p>
              </table:table-cell>
              <table:table-cell office:value-type="float" office:value="5.3279">
                <text:p>5.3279</text:p>
              </table:table-cell>
              <table:table-cell office:value-type="float" office:value="5.37975">
                <text:p>5.37975</text:p>
              </table:table-cell>
              <table:table-cell office:value-type="float" office:value="2.21449">
                <text:p>2.21449</text:p>
              </table:table-cell>
              <table:table-cell office:value-type="float" office:value="2.22521">
                <text:p>2.22521</text:p>
              </table:table-cell>
              <table:table-cell office:value-type="float" office:value="0.199936">
                <text:p>0.199936</text:p>
              </table:table-cell>
              <table:table-cell office:value-type="float" office:value="0.135615">
                <text:p>0.135615</text:p>
              </table:table-cell>
              <table:table-cell office:value-type="float" office:value="0.0604584">
                <text:p>0.0604584</text:p>
              </table:table-cell>
            </table:table-row>
            <table:table-row>
              <table:table-cell office:value-type="string">
                <text:p>quoting_and_trading/5000/150_mean</text:p>
              </table:table-cell>
              <table:table-cell office:value-type="float" office:value="8.00784">
                <text:p>8.00784</text:p>
              </table:table-cell>
              <table:table-cell office:value-type="float" office:value="8.21354">
                <text:p>8.21354</text:p>
              </table:table-cell>
              <table:table-cell office:value-type="float" office:value="3.3354">
                <text:p>3.3354</text:p>
              </table:table-cell>
              <table:table-cell office:value-type="float" office:value="3.34781">
                <text:p>3.34781</text:p>
              </table:table-cell>
              <table:table-cell office:value-type="float" office:value="0.310638">
                <text:p>0.310638</text:p>
              </table:table-cell>
              <table:table-cell office:value-type="float" office:value="0.212073">
                <text:p>0.212073</text:p>
              </table:table-cell>
              <table:table-cell office:value-type="float" office:value="0.091171">
                <text:p>0.091171</text:p>
              </table:table-cell>
            </table:table-row>
            <table:table-row>
              <table:table-cell office:value-type="string">
                <text:p>quoting_and_trading/5000/200_mean</text:p>
              </table:table-cell>
              <table:table-cell office:value-type="float" office:value="10.7396">
                <text:p>10.7396</text:p>
              </table:table-cell>
              <table:table-cell office:value-type="float" office:value="10.949">
                <text:p>10.949</text:p>
              </table:table-cell>
              <table:table-cell office:value-type="float" office:value="4.49097">
                <text:p>4.49097</text:p>
              </table:table-cell>
              <table:table-cell office:value-type="float" office:value="4.46299">
                <text:p>4.46299</text:p>
              </table:table-cell>
              <table:table-cell office:value-type="float" office:value="0.406247">
                <text:p>0.406247</text:p>
              </table:table-cell>
              <table:table-cell office:value-type="float" office:value="0.285342">
                <text:p>0.285342</text:p>
              </table:table-cell>
              <table:table-cell office:value-type="float" office:value="0.122754">
                <text:p>0.1227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resolution="10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1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11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716cm" svg:height="17.798cm" xlink:href=".." xlink:type="simple" chart:class="chart:line" chart:style-name="ch1">
        <chart:legend chart:legend-position="end" svg:x="17.097cm" svg:y="7.106cm" style:legend-expansion="high" chart:style-name="ch2"/>
        <chart:plot-area chart:style-name="ch3" table:cell-range-address="Sheet1.K1:Sheet1.R2 Sheet1.K67:Sheet1.R70" chart:data-source-has-labels="both" svg:x="0.414cm" svg:y="0.355cm" svg:width="16.269cm" svg:height="17.088cm">
          <chartooo:coordinate-region svg:x="3.983cm" svg:y="0.355cm" svg:width="12.151cm" svg:height="12.392cm"/>
          <chart:axis chart:dimension="x" chart:name="primary-x" chart:style-name="ch4" chartooo:axis-type="auto">
            <chartooo:date-scale/>
            <chart:categories table:cell-range-address="Sheet1.K67:Sheet1.K7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67:Sheet1.L70" chart:label-cell-address="Sheet1.L1:Sheet1.L2" chart:class="chart:line">
            <chart:data-point chart:repeated="4"/>
          </chart:series>
          <chart:series chart:style-name="ch8" chart:values-cell-range-address="Sheet1.M67:Sheet1.M70" chart:label-cell-address="Sheet1.M1:Sheet1.M2" chart:class="chart:line">
            <chart:data-point chart:repeated="4"/>
          </chart:series>
          <chart:series chart:style-name="ch9" chart:values-cell-range-address="Sheet1.N67:Sheet1.N70" chart:label-cell-address="Sheet1.N1:Sheet1.N2" chart:class="chart:line">
            <chart:data-point chart:repeated="4"/>
          </chart:series>
          <chart:series chart:style-name="ch10" chart:values-cell-range-address="Sheet1.O67:Sheet1.O70" chart:label-cell-address="Sheet1.O1:Sheet1.O2" chart:class="chart:line">
            <chart:data-point chart:repeated="4"/>
          </chart:series>
          <chart:series chart:style-name="ch11" chart:values-cell-range-address="Sheet1.P67:Sheet1.P70" chart:label-cell-address="Sheet1.P1:Sheet1.P2" chart:class="chart:line">
            <chart:data-point chart:repeated="4"/>
          </chart:series>
          <chart:series chart:style-name="ch12" chart:values-cell-range-address="Sheet1.Q67:Sheet1.Q70" chart:label-cell-address="Sheet1.Q1:Sheet1.Q2" chart:class="chart:line">
            <chart:data-point chart:repeated="4"/>
          </chart:series>
          <chart:series chart:style-name="ch13" chart:values-cell-range-address="Sheet1.R67:Sheet1.R70" chart:label-cell-address="Sheet1.R1:Sheet1.R2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1 cpu_time</text:p>
                <text:list>
                  <text:list-item>
                    <text:p>test1</text:p>
                  </text:list-item>
                  <text:list-item>
                    <text:p>cpu_time</text:p>
                  </text:list-item>
                </text:list>
                <draw:g>
                  <svg:desc>Sheet1.L1:Sheet1.L2</svg:desc>
                </draw:g>
              </table:table-cell>
              <table:table-cell office:value-type="string">
                <text:p>test2 cpu_time</text:p>
                <text:list>
                  <text:list-item>
                    <text:p>test2</text:p>
                  </text:list-item>
                  <text:list-item>
                    <text:p>cpu_time</text:p>
                  </text:list-item>
                </text:list>
                <draw:g>
                  <svg:desc>Sheet1.M1:Sheet1.M2</svg:desc>
                </draw:g>
              </table:table-cell>
              <table:table-cell office:value-type="string">
                <text:p>test3 cpu_time</text:p>
                <text:list>
                  <text:list-item>
                    <text:p>test3</text:p>
                  </text:list-item>
                  <text:list-item>
                    <text:p>cpu_time</text:p>
                  </text:list-item>
                </text:list>
                <draw:g>
                  <svg:desc>Sheet1.N1:Sheet1.N2</svg:desc>
                </draw:g>
              </table:table-cell>
              <table:table-cell office:value-type="string">
                <text:p>test4 cpu_time</text:p>
                <text:list>
                  <text:list-item>
                    <text:p>test4</text:p>
                  </text:list-item>
                  <text:list-item>
                    <text:p>cpu_time</text:p>
                  </text:list-item>
                </text:list>
                <draw:g>
                  <svg:desc>Sheet1.O1:Sheet1.O2</svg:desc>
                </draw:g>
              </table:table-cell>
              <table:table-cell office:value-type="string">
                <text:p>test5 cpu_time</text:p>
                <text:list>
                  <text:list-item>
                    <text:p>test5</text:p>
                  </text:list-item>
                  <text:list-item>
                    <text:p>cpu_time</text:p>
                  </text:list-item>
                </text:list>
                <draw:g>
                  <svg:desc>Sheet1.P1:Sheet1.P2</svg:desc>
                </draw:g>
              </table:table-cell>
              <table:table-cell office:value-type="string">
                <text:p>test6 cpu_time</text:p>
                <text:list>
                  <text:list-item>
                    <text:p>test6</text:p>
                  </text:list-item>
                  <text:list-item>
                    <text:p>cpu_time</text:p>
                  </text:list-item>
                </text:list>
                <draw:g>
                  <svg:desc>Sheet1.Q1:Sheet1.Q2</svg:desc>
                </draw:g>
              </table:table-cell>
              <table:table-cell office:value-type="string">
                <text:p>test7 cpu_time</text:p>
                <text:list>
                  <text:list-item>
                    <text:p>test7</text:p>
                  </text:list-item>
                  <text:list-item>
                    <text:p>cpu_time</text:p>
                  </text:list-item>
                </text:list>
                <draw:g>
                  <svg:desc>Sheet1.R1:Sheet1.R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uoting_and_trading/5000/50_mean</text:p>
                <draw:g>
                  <svg:desc>Sheet1.K67:Sheet1.K70</svg:desc>
                </draw:g>
              </table:table-cell>
              <table:table-cell office:value-type="float" office:value="2.65113">
                <text:p>2.65113</text:p>
                <draw:g>
                  <svg:desc>Sheet1.L67:Sheet1.L70</svg:desc>
                </draw:g>
              </table:table-cell>
              <table:table-cell office:value-type="float" office:value="2.71174">
                <text:p>2.71174</text:p>
                <draw:g>
                  <svg:desc>Sheet1.M67:Sheet1.M70</svg:desc>
                </draw:g>
              </table:table-cell>
              <table:table-cell office:value-type="float" office:value="1.0885">
                <text:p>1.0885</text:p>
                <draw:g>
                  <svg:desc>Sheet1.N67:Sheet1.N70</svg:desc>
                </draw:g>
              </table:table-cell>
              <table:table-cell office:value-type="float" office:value="1.10781">
                <text:p>1.10781</text:p>
                <draw:g>
                  <svg:desc>Sheet1.O67:Sheet1.O70</svg:desc>
                </draw:g>
              </table:table-cell>
              <table:table-cell office:value-type="float" office:value="0.0985917">
                <text:p>0.0985917</text:p>
                <draw:g>
                  <svg:desc>Sheet1.P67:Sheet1.P70</svg:desc>
                </draw:g>
              </table:table-cell>
              <table:table-cell office:value-type="float" office:value="0.0636009">
                <text:p>0.0636009</text:p>
                <draw:g>
                  <svg:desc>Sheet1.Q67:Sheet1.Q70</svg:desc>
                </draw:g>
              </table:table-cell>
              <table:table-cell office:value-type="float" office:value="0.0296739">
                <text:p>0.0296739</text:p>
                <draw:g>
                  <svg:desc>Sheet1.R67:Sheet1.R70</svg:desc>
                </draw:g>
              </table:table-cell>
            </table:table-row>
            <table:table-row>
              <table:table-cell office:value-type="string">
                <text:p>quoting_and_trading/5000/100_mean</text:p>
              </table:table-cell>
              <table:table-cell office:value-type="float" office:value="5.3279">
                <text:p>5.3279</text:p>
              </table:table-cell>
              <table:table-cell office:value-type="float" office:value="5.37975">
                <text:p>5.37975</text:p>
              </table:table-cell>
              <table:table-cell office:value-type="float" office:value="2.21449">
                <text:p>2.21449</text:p>
              </table:table-cell>
              <table:table-cell office:value-type="float" office:value="2.22521">
                <text:p>2.22521</text:p>
              </table:table-cell>
              <table:table-cell office:value-type="float" office:value="0.199936">
                <text:p>0.199936</text:p>
              </table:table-cell>
              <table:table-cell office:value-type="float" office:value="0.135615">
                <text:p>0.135615</text:p>
              </table:table-cell>
              <table:table-cell office:value-type="float" office:value="0.0604584">
                <text:p>0.0604584</text:p>
              </table:table-cell>
            </table:table-row>
            <table:table-row>
              <table:table-cell office:value-type="string">
                <text:p>quoting_and_trading/5000/150_mean</text:p>
              </table:table-cell>
              <table:table-cell office:value-type="float" office:value="8.00784">
                <text:p>8.00784</text:p>
              </table:table-cell>
              <table:table-cell office:value-type="float" office:value="8.21354">
                <text:p>8.21354</text:p>
              </table:table-cell>
              <table:table-cell office:value-type="float" office:value="3.3354">
                <text:p>3.3354</text:p>
              </table:table-cell>
              <table:table-cell office:value-type="float" office:value="3.34781">
                <text:p>3.34781</text:p>
              </table:table-cell>
              <table:table-cell office:value-type="float" office:value="0.310638">
                <text:p>0.310638</text:p>
              </table:table-cell>
              <table:table-cell office:value-type="float" office:value="0.212073">
                <text:p>0.212073</text:p>
              </table:table-cell>
              <table:table-cell office:value-type="float" office:value="0.091171">
                <text:p>0.091171</text:p>
              </table:table-cell>
            </table:table-row>
            <table:table-row>
              <table:table-cell office:value-type="string">
                <text:p>quoting_and_trading/5000/200_mean</text:p>
              </table:table-cell>
              <table:table-cell office:value-type="float" office:value="10.7396">
                <text:p>10.7396</text:p>
              </table:table-cell>
              <table:table-cell office:value-type="float" office:value="10.949">
                <text:p>10.949</text:p>
              </table:table-cell>
              <table:table-cell office:value-type="float" office:value="4.49097">
                <text:p>4.49097</text:p>
              </table:table-cell>
              <table:table-cell office:value-type="float" office:value="4.46299">
                <text:p>4.46299</text:p>
              </table:table-cell>
              <table:table-cell office:value-type="float" office:value="0.406247">
                <text:p>0.406247</text:p>
              </table:table-cell>
              <table:table-cell office:value-type="float" office:value="0.285342">
                <text:p>0.285342</text:p>
              </table:table-cell>
              <table:table-cell office:value-type="float" office:value="0.122754">
                <text:p>0.12275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resolution="10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1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11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5.824cm" svg:height="19.232cm" xlink:href=".." xlink:type="simple" chart:class="chart:line" chart:style-name="ch1">
        <chart:legend chart:legend-position="end" svg:x="32.205cm" svg:y="7.823cm" style:legend-expansion="high" chart:style-name="ch2"/>
        <chart:plot-area chart:style-name="ch3" table:cell-range-address="Sheet1.K1:Sheet1.R2 Sheet1.K71:Sheet1.R100" chart:data-source-has-labels="both" svg:x="0.716cm" svg:y="0.384cm" svg:width="30.773cm" svg:height="18.464cm">
          <chartooo:coordinate-region svg:x="1.999cm" svg:y="0.384cm" svg:width="26.396cm" svg:height="13.375cm"/>
          <chart:axis chart:dimension="x" chart:name="primary-x" chart:style-name="ch4" chartooo:axis-type="auto">
            <chartooo:date-scale/>
            <chart:categories table:cell-range-address="Sheet1.K71:Sheet1.K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71:Sheet1.L100" chart:label-cell-address="Sheet1.L1:Sheet1.L2" chart:class="chart:line">
            <chart:data-point chart:repeated="30"/>
          </chart:series>
          <chart:series chart:style-name="ch8" chart:values-cell-range-address="Sheet1.M71:Sheet1.M100" chart:label-cell-address="Sheet1.M1:Sheet1.M2" chart:class="chart:line">
            <chart:data-point chart:repeated="30"/>
          </chart:series>
          <chart:series chart:style-name="ch9" chart:values-cell-range-address="Sheet1.N71:Sheet1.N100" chart:label-cell-address="Sheet1.N1:Sheet1.N2" chart:class="chart:line">
            <chart:data-point chart:repeated="30"/>
          </chart:series>
          <chart:series chart:style-name="ch10" chart:values-cell-range-address="Sheet1.O71:Sheet1.O100" chart:label-cell-address="Sheet1.O1:Sheet1.O2" chart:class="chart:line">
            <chart:data-point chart:repeated="30"/>
          </chart:series>
          <chart:series chart:style-name="ch11" chart:values-cell-range-address="Sheet1.P71:Sheet1.P100" chart:label-cell-address="Sheet1.P1:Sheet1.P2" chart:class="chart:line">
            <chart:data-point chart:repeated="30"/>
          </chart:series>
          <chart:series chart:style-name="ch12" chart:values-cell-range-address="Sheet1.Q71:Sheet1.Q100" chart:label-cell-address="Sheet1.Q1:Sheet1.Q2" chart:class="chart:line">
            <chart:data-point chart:repeated="30"/>
          </chart:series>
          <chart:series chart:style-name="ch13" chart:values-cell-range-address="Sheet1.R71:Sheet1.R100" chart:label-cell-address="Sheet1.R1:Sheet1.R2" chart:class="chart:line">
            <chart:data-point chart:repeated="3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1 cpu_time</text:p>
                <text:list>
                  <text:list-item>
                    <text:p>test1</text:p>
                  </text:list-item>
                  <text:list-item>
                    <text:p>cpu_time</text:p>
                  </text:list-item>
                </text:list>
                <draw:g>
                  <svg:desc>Sheet1.L1:Sheet1.L2</svg:desc>
                </draw:g>
              </table:table-cell>
              <table:table-cell office:value-type="string">
                <text:p>test2 cpu_time</text:p>
                <text:list>
                  <text:list-item>
                    <text:p>test2</text:p>
                  </text:list-item>
                  <text:list-item>
                    <text:p>cpu_time</text:p>
                  </text:list-item>
                </text:list>
                <draw:g>
                  <svg:desc>Sheet1.M1:Sheet1.M2</svg:desc>
                </draw:g>
              </table:table-cell>
              <table:table-cell office:value-type="string">
                <text:p>test3 cpu_time</text:p>
                <text:list>
                  <text:list-item>
                    <text:p>test3</text:p>
                  </text:list-item>
                  <text:list-item>
                    <text:p>cpu_time</text:p>
                  </text:list-item>
                </text:list>
                <draw:g>
                  <svg:desc>Sheet1.N1:Sheet1.N2</svg:desc>
                </draw:g>
              </table:table-cell>
              <table:table-cell office:value-type="string">
                <text:p>test4 cpu_time</text:p>
                <text:list>
                  <text:list-item>
                    <text:p>test4</text:p>
                  </text:list-item>
                  <text:list-item>
                    <text:p>cpu_time</text:p>
                  </text:list-item>
                </text:list>
                <draw:g>
                  <svg:desc>Sheet1.O1:Sheet1.O2</svg:desc>
                </draw:g>
              </table:table-cell>
              <table:table-cell office:value-type="string">
                <text:p>test5 cpu_time</text:p>
                <text:list>
                  <text:list-item>
                    <text:p>test5</text:p>
                  </text:list-item>
                  <text:list-item>
                    <text:p>cpu_time</text:p>
                  </text:list-item>
                </text:list>
                <draw:g>
                  <svg:desc>Sheet1.P1:Sheet1.P2</svg:desc>
                </draw:g>
              </table:table-cell>
              <table:table-cell office:value-type="string">
                <text:p>test6 cpu_time</text:p>
                <text:list>
                  <text:list-item>
                    <text:p>test6</text:p>
                  </text:list-item>
                  <text:list-item>
                    <text:p>cpu_time</text:p>
                  </text:list-item>
                </text:list>
                <draw:g>
                  <svg:desc>Sheet1.Q1:Sheet1.Q2</svg:desc>
                </draw:g>
              </table:table-cell>
              <table:table-cell office:value-type="string">
                <text:p>test7 cpu_time</text:p>
                <text:list>
                  <text:list-item>
                    <text:p>test7</text:p>
                  </text:list-item>
                  <text:list-item>
                    <text:p>cpu_time</text:p>
                  </text:list-item>
                </text:list>
                <draw:g>
                  <svg:desc>Sheet1.R1:Sheet1.R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uoting_and_trade_best_all/5/5_mean</text:p>
                <draw:g>
                  <svg:desc>Sheet1.K71:Sheet1.K100</svg:desc>
                </draw:g>
              </table:table-cell>
              <table:table-cell office:value-type="float" office:value="0.00390748">
                <text:p>0.00390748</text:p>
                <draw:g>
                  <svg:desc>Sheet1.L71:Sheet1.L100</svg:desc>
                </draw:g>
              </table:table-cell>
              <table:table-cell office:value-type="float" office:value="0.00377765">
                <text:p>0.00377765</text:p>
                <draw:g>
                  <svg:desc>Sheet1.M71:Sheet1.M100</svg:desc>
                </draw:g>
              </table:table-cell>
              <table:table-cell office:value-type="float" office:value="0.00375862">
                <text:p>0.00375862</text:p>
                <draw:g>
                  <svg:desc>Sheet1.N71:Sheet1.N100</svg:desc>
                </draw:g>
              </table:table-cell>
              <table:table-cell office:value-type="float" office:value="0.00432008">
                <text:p>0.00432008</text:p>
                <draw:g>
                  <svg:desc>Sheet1.O71:Sheet1.O100</svg:desc>
                </draw:g>
              </table:table-cell>
              <table:table-cell office:value-type="float" office:value="0.0043102">
                <text:p>0.0043102</text:p>
                <draw:g>
                  <svg:desc>Sheet1.P71:Sheet1.P100</svg:desc>
                </draw:g>
              </table:table-cell>
              <table:table-cell office:value-type="float" office:value="0.00354915">
                <text:p>0.00354915</text:p>
                <draw:g>
                  <svg:desc>Sheet1.Q71:Sheet1.Q100</svg:desc>
                </draw:g>
              </table:table-cell>
              <table:table-cell office:value-type="float" office:value="0.00241265">
                <text:p>0.00241265</text:p>
                <draw:g>
                  <svg:desc>Sheet1.R71:Sheet1.R100</svg:desc>
                </draw:g>
              </table:table-cell>
            </table:table-row>
            <table:table-row>
              <table:table-cell office:value-type="string">
                <text:p>quoting_and_trade_best_all/10/5_mean</text:p>
              </table:table-cell>
              <table:table-cell office:value-type="float" office:value="0.00503774">
                <text:p>0.00503774</text:p>
              </table:table-cell>
              <table:table-cell office:value-type="float" office:value="0.0055328">
                <text:p>0.0055328</text:p>
              </table:table-cell>
              <table:table-cell office:value-type="float" office:value="0.00441699">
                <text:p>0.00441699</text:p>
              </table:table-cell>
              <table:table-cell office:value-type="float" office:value="0.00681745">
                <text:p>0.00681745</text:p>
              </table:table-cell>
              <table:table-cell office:value-type="float" office:value="0.00656912">
                <text:p>0.00656912</text:p>
              </table:table-cell>
              <table:table-cell office:value-type="float" office:value="0.00422858">
                <text:p>0.00422858</text:p>
              </table:table-cell>
              <table:table-cell office:value-type="float" office:value="0.00252569">
                <text:p>0.00252569</text:p>
              </table:table-cell>
            </table:table-row>
            <table:table-row>
              <table:table-cell office:value-type="string">
                <text:p>quoting_and_trade_best_all/20/5_mean</text:p>
              </table:table-cell>
              <table:table-cell office:value-type="float" office:value="0.00845857">
                <text:p>0.00845857</text:p>
              </table:table-cell>
              <table:table-cell office:value-type="float" office:value="0.00909084">
                <text:p>0.00909084</text:p>
              </table:table-cell>
              <table:table-cell office:value-type="float" office:value="0.00822567">
                <text:p>0.00822567</text:p>
              </table:table-cell>
              <table:table-cell office:value-type="float" office:value="0.0147304">
                <text:p>0.0147304</text:p>
              </table:table-cell>
              <table:table-cell office:value-type="float" office:value="0.0142639">
                <text:p>0.0142639</text:p>
              </table:table-cell>
              <table:table-cell office:value-type="float" office:value="0.00562529">
                <text:p>0.00562529</text:p>
              </table:table-cell>
              <table:table-cell office:value-type="float" office:value="0.00274623">
                <text:p>0.00274623</text:p>
              </table:table-cell>
            </table:table-row>
            <table:table-row>
              <table:table-cell office:value-type="string">
                <text:p>quoting_and_trade_best_all/40/5_mean</text:p>
              </table:table-cell>
              <table:table-cell office:value-type="float" office:value="0.0217406">
                <text:p>0.0217406</text:p>
              </table:table-cell>
              <table:table-cell office:value-type="float" office:value="0.0219837">
                <text:p>0.0219837</text:p>
              </table:table-cell>
              <table:table-cell office:value-type="float" office:value="0.0169224">
                <text:p>0.0169224</text:p>
              </table:table-cell>
              <table:table-cell office:value-type="float" office:value="0.0413998">
                <text:p>0.0413998</text:p>
              </table:table-cell>
              <table:table-cell office:value-type="float" office:value="0.040013">
                <text:p>0.040013</text:p>
              </table:table-cell>
              <table:table-cell office:value-type="float" office:value="0.00818272">
                <text:p>0.00818272</text:p>
              </table:table-cell>
              <table:table-cell office:value-type="float" office:value="0.00312595">
                <text:p>0.00312595</text:p>
              </table:table-cell>
            </table:table-row>
            <table:table-row>
              <table:table-cell office:value-type="string">
                <text:p>quoting_and_trade_best_all/80/5_mean</text:p>
              </table:table-cell>
              <table:table-cell office:value-type="float" office:value="0.0573924">
                <text:p>0.0573924</text:p>
              </table:table-cell>
              <table:table-cell office:value-type="float" office:value="0.0469119">
                <text:p>0.0469119</text:p>
              </table:table-cell>
              <table:table-cell office:value-type="float" office:value="0.0536156">
                <text:p>0.0536156</text:p>
              </table:table-cell>
              <table:table-cell office:value-type="float" office:value="0.133175">
                <text:p>0.133175</text:p>
              </table:table-cell>
              <table:table-cell office:value-type="float" office:value="0.132789">
                <text:p>0.132789</text:p>
              </table:table-cell>
              <table:table-cell office:value-type="float" office:value="0.0131267">
                <text:p>0.0131267</text:p>
              </table:table-cell>
              <table:table-cell office:value-type="float" office:value="0.00378357">
                <text:p>0.00378357</text:p>
              </table:table-cell>
            </table:table-row>
            <table:table-row>
              <table:table-cell office:value-type="string">
                <text:p>quoting_and_trade_best_all/5/10_mean</text:p>
              </table:table-cell>
              <table:table-cell office:value-type="float" office:value="0.00713857">
                <text:p>0.00713857</text:p>
              </table:table-cell>
              <table:table-cell office:value-type="float" office:value="0.00741503">
                <text:p>0.00741503</text:p>
              </table:table-cell>
              <table:table-cell office:value-type="float" office:value="0.00698394">
                <text:p>0.00698394</text:p>
              </table:table-cell>
              <table:table-cell office:value-type="float" office:value="0.00859483">
                <text:p>0.00859483</text:p>
              </table:table-cell>
              <table:table-cell office:value-type="float" office:value="0.00854842">
                <text:p>0.00854842</text:p>
              </table:table-cell>
              <table:table-cell office:value-type="float" office:value="0.00726535">
                <text:p>0.00726535</text:p>
              </table:table-cell>
              <table:table-cell office:value-type="float" office:value="0.00477755">
                <text:p>0.00477755</text:p>
              </table:table-cell>
            </table:table-row>
            <table:table-row>
              <table:table-cell office:value-type="string">
                <text:p>quoting_and_trade_best_all/5/20_mean</text:p>
              </table:table-cell>
              <table:table-cell office:value-type="float" office:value="0.0143894">
                <text:p>0.0143894</text:p>
              </table:table-cell>
              <table:table-cell office:value-type="float" office:value="0.0145309">
                <text:p>0.0145309</text:p>
              </table:table-cell>
              <table:table-cell office:value-type="float" office:value="0.0139526">
                <text:p>0.0139526</text:p>
              </table:table-cell>
              <table:table-cell office:value-type="float" office:value="0.0174525">
                <text:p>0.0174525</text:p>
              </table:table-cell>
              <table:table-cell office:value-type="float" office:value="0.017565">
                <text:p>0.017565</text:p>
              </table:table-cell>
              <table:table-cell office:value-type="float" office:value="0.0151564">
                <text:p>0.0151564</text:p>
              </table:table-cell>
              <table:table-cell office:value-type="float" office:value="0.00955441">
                <text:p>0.00955441</text:p>
              </table:table-cell>
            </table:table-row>
            <table:table-row>
              <table:table-cell office:value-type="string">
                <text:p>quoting_and_trade_best_all/5/30_mean</text:p>
              </table:table-cell>
              <table:table-cell office:value-type="float" office:value="0.0228439">
                <text:p>0.0228439</text:p>
              </table:table-cell>
              <table:table-cell office:value-type="float" office:value="0.0235139">
                <text:p>0.0235139</text:p>
              </table:table-cell>
              <table:table-cell office:value-type="float" office:value="0.0221336">
                <text:p>0.0221336</text:p>
              </table:table-cell>
              <table:table-cell office:value-type="float" office:value="0.0269539">
                <text:p>0.0269539</text:p>
              </table:table-cell>
              <table:table-cell office:value-type="float" office:value="0.0266908">
                <text:p>0.0266908</text:p>
              </table:table-cell>
              <table:table-cell office:value-type="float" office:value="0.0229434">
                <text:p>0.0229434</text:p>
              </table:table-cell>
              <table:table-cell office:value-type="float" office:value="0.0143653">
                <text:p>0.0143653</text:p>
              </table:table-cell>
            </table:table-row>
            <table:table-row>
              <table:table-cell office:value-type="string">
                <text:p>quoting_and_trade_best_all/5/40_mean</text:p>
              </table:table-cell>
              <table:table-cell office:value-type="float" office:value="0.0316109">
                <text:p>0.0316109</text:p>
              </table:table-cell>
              <table:table-cell office:value-type="float" office:value="0.0322703">
                <text:p>0.0322703</text:p>
              </table:table-cell>
              <table:table-cell office:value-type="float" office:value="0.0306679">
                <text:p>0.0306679</text:p>
              </table:table-cell>
              <table:table-cell office:value-type="float" office:value="0.0363736">
                <text:p>0.0363736</text:p>
              </table:table-cell>
              <table:table-cell office:value-type="float" office:value="0.0360578">
                <text:p>0.0360578</text:p>
              </table:table-cell>
              <table:table-cell office:value-type="float" office:value="0.0307277">
                <text:p>0.0307277</text:p>
              </table:table-cell>
              <table:table-cell office:value-type="float" office:value="0.0192432">
                <text:p>0.0192432</text:p>
              </table:table-cell>
            </table:table-row>
            <table:table-row>
              <table:table-cell office:value-type="string">
                <text:p>quoting_and_trade_best_all/5/50_mean</text:p>
              </table:table-cell>
              <table:table-cell office:value-type="float" office:value="0.0409181">
                <text:p>0.0409181</text:p>
              </table:table-cell>
              <table:table-cell office:value-type="float" office:value="0.0409487">
                <text:p>0.0409487</text:p>
              </table:table-cell>
              <table:table-cell office:value-type="float" office:value="0.0395704">
                <text:p>0.0395704</text:p>
              </table:table-cell>
              <table:table-cell office:value-type="float" office:value="0.0463755">
                <text:p>0.0463755</text:p>
              </table:table-cell>
              <table:table-cell office:value-type="float" office:value="0.0452679">
                <text:p>0.0452679</text:p>
              </table:table-cell>
              <table:table-cell office:value-type="float" office:value="0.0392283">
                <text:p>0.0392283</text:p>
              </table:table-cell>
              <table:table-cell office:value-type="float" office:value="0.0239629">
                <text:p>0.0239629</text:p>
              </table:table-cell>
            </table:table-row>
            <table:table-row>
              <table:table-cell office:value-type="string">
                <text:p>quoting_and_trade_best_all/10/10_mean</text:p>
              </table:table-cell>
              <table:table-cell office:value-type="float" office:value="0.00922637">
                <text:p>0.00922637</text:p>
              </table:table-cell>
              <table:table-cell office:value-type="float" office:value="0.00957883">
                <text:p>0.00957883</text:p>
              </table:table-cell>
              <table:table-cell office:value-type="float" office:value="0.00870143">
                <text:p>0.00870143</text:p>
              </table:table-cell>
              <table:table-cell office:value-type="float" office:value="0.0136333">
                <text:p>0.0136333</text:p>
              </table:table-cell>
              <table:table-cell office:value-type="float" office:value="0.0132488">
                <text:p>0.0132488</text:p>
              </table:table-cell>
              <table:table-cell office:value-type="float" office:value="0.00873557">
                <text:p>0.00873557</text:p>
              </table:table-cell>
              <table:table-cell office:value-type="float" office:value="0.00487736">
                <text:p>0.00487736</text:p>
              </table:table-cell>
            </table:table-row>
            <table:table-row>
              <table:table-cell office:value-type="string">
                <text:p>quoting_and_trade_best_all/10/20_mean</text:p>
              </table:table-cell>
              <table:table-cell office:value-type="float" office:value="0.017667">
                <text:p>0.017667</text:p>
              </table:table-cell>
              <table:table-cell office:value-type="float" office:value="0.0168655">
                <text:p>0.0168655</text:p>
              </table:table-cell>
              <table:table-cell office:value-type="float" office:value="0.016756">
                <text:p>0.016756</text:p>
              </table:table-cell>
              <table:table-cell office:value-type="float" office:value="0.027859">
                <text:p>0.027859</text:p>
              </table:table-cell>
              <table:table-cell office:value-type="float" office:value="0.0272423">
                <text:p>0.0272423</text:p>
              </table:table-cell>
              <table:table-cell office:value-type="float" office:value="0.017656">
                <text:p>0.017656</text:p>
              </table:table-cell>
              <table:table-cell office:value-type="float" office:value="0.00970227">
                <text:p>0.00970227</text:p>
              </table:table-cell>
            </table:table-row>
            <table:table-row>
              <table:table-cell office:value-type="string">
                <text:p>quoting_and_trade_best_all/10/30_mean</text:p>
              </table:table-cell>
              <table:table-cell office:value-type="float" office:value="0.0267072">
                <text:p>0.0267072</text:p>
              </table:table-cell>
              <table:table-cell office:value-type="float" office:value="0.0270193">
                <text:p>0.0270193</text:p>
              </table:table-cell>
              <table:table-cell office:value-type="float" office:value="0.0246679">
                <text:p>0.0246679</text:p>
              </table:table-cell>
              <table:table-cell office:value-type="float" office:value="0.0422577">
                <text:p>0.0422577</text:p>
              </table:table-cell>
              <table:table-cell office:value-type="float" office:value="0.040644">
                <text:p>0.040644</text:p>
              </table:table-cell>
              <table:table-cell office:value-type="float" office:value="0.0268847">
                <text:p>0.0268847</text:p>
              </table:table-cell>
              <table:table-cell office:value-type="float" office:value="0.0145473">
                <text:p>0.0145473</text:p>
              </table:table-cell>
            </table:table-row>
            <table:table-row>
              <table:table-cell office:value-type="string">
                <text:p>quoting_and_trade_best_all/10/40_mean</text:p>
              </table:table-cell>
              <table:table-cell office:value-type="float" office:value="0.0357856">
                <text:p>0.0357856</text:p>
              </table:table-cell>
              <table:table-cell office:value-type="float" office:value="0.0380177">
                <text:p>0.0380177</text:p>
              </table:table-cell>
              <table:table-cell office:value-type="float" office:value="0.0334177">
                <text:p>0.0334177</text:p>
              </table:table-cell>
              <table:table-cell office:value-type="float" office:value="0.0566575">
                <text:p>0.0566575</text:p>
              </table:table-cell>
              <table:table-cell office:value-type="float" office:value="0.0550365">
                <text:p>0.0550365</text:p>
              </table:table-cell>
              <table:table-cell office:value-type="float" office:value="0.0359931">
                <text:p>0.0359931</text:p>
              </table:table-cell>
              <table:table-cell office:value-type="float" office:value="0.0193907">
                <text:p>0.0193907</text:p>
              </table:table-cell>
            </table:table-row>
            <table:table-row>
              <table:table-cell office:value-type="string">
                <text:p>quoting_and_trade_best_all/10/50_mean</text:p>
              </table:table-cell>
              <table:table-cell office:value-type="float" office:value="0.0469198">
                <text:p>0.0469198</text:p>
              </table:table-cell>
              <table:table-cell office:value-type="float" office:value="0.0473298">
                <text:p>0.0473298</text:p>
              </table:table-cell>
              <table:table-cell office:value-type="float" office:value="0.0430749">
                <text:p>0.0430749</text:p>
              </table:table-cell>
              <table:table-cell office:value-type="float" office:value="0.0719575">
                <text:p>0.0719575</text:p>
              </table:table-cell>
              <table:table-cell office:value-type="float" office:value="0.0705396">
                <text:p>0.0705396</text:p>
              </table:table-cell>
              <table:table-cell office:value-type="float" office:value="0.0456796">
                <text:p>0.0456796</text:p>
              </table:table-cell>
              <table:table-cell office:value-type="float" office:value="0.0242228">
                <text:p>0.0242228</text:p>
              </table:table-cell>
            </table:table-row>
            <table:table-row>
              <table:table-cell office:value-type="string">
                <text:p>quoting_and_trade_best_all/20/10_mean</text:p>
              </table:table-cell>
              <table:table-cell office:value-type="float" office:value="0.0151174">
                <text:p>0.0151174</text:p>
              </table:table-cell>
              <table:table-cell office:value-type="float" office:value="0.0152947">
                <text:p>0.0152947</text:p>
              </table:table-cell>
              <table:table-cell office:value-type="float" office:value="0.0126262">
                <text:p>0.0126262</text:p>
              </table:table-cell>
              <table:table-cell office:value-type="float" office:value="0.0298415">
                <text:p>0.0298415</text:p>
              </table:table-cell>
              <table:table-cell office:value-type="float" office:value="0.0290439">
                <text:p>0.0290439</text:p>
              </table:table-cell>
              <table:table-cell office:value-type="float" office:value="0.011354">
                <text:p>0.011354</text:p>
              </table:table-cell>
              <table:table-cell office:value-type="float" office:value="0.00516379">
                <text:p>0.00516379</text:p>
              </table:table-cell>
            </table:table-row>
            <table:table-row>
              <table:table-cell office:value-type="string">
                <text:p>quoting_and_trade_best_all/20/20_mean</text:p>
              </table:table-cell>
              <table:table-cell office:value-type="float" office:value="0.0227322">
                <text:p>0.0227322</text:p>
              </table:table-cell>
              <table:table-cell office:value-type="float" office:value="0.0231406">
                <text:p>0.0231406</text:p>
              </table:table-cell>
              <table:table-cell office:value-type="float" office:value="0.0229474">
                <text:p>0.0229474</text:p>
              </table:table-cell>
              <table:table-cell office:value-type="float" office:value="0.0593686">
                <text:p>0.0593686</text:p>
              </table:table-cell>
              <table:table-cell office:value-type="float" office:value="0.0575566">
                <text:p>0.0575566</text:p>
              </table:table-cell>
              <table:table-cell office:value-type="float" office:value="0.0229335">
                <text:p>0.0229335</text:p>
              </table:table-cell>
              <table:table-cell office:value-type="float" office:value="0.0100657">
                <text:p>0.0100657</text:p>
              </table:table-cell>
            </table:table-row>
            <table:table-row>
              <table:table-cell office:value-type="string">
                <text:p>quoting_and_trade_best_all/20/30_mean</text:p>
              </table:table-cell>
              <table:table-cell office:value-type="float" office:value="0.0316148">
                <text:p>0.0316148</text:p>
              </table:table-cell>
              <table:table-cell office:value-type="float" office:value="0.0380994">
                <text:p>0.0380994</text:p>
              </table:table-cell>
              <table:table-cell office:value-type="float" office:value="0.0310855">
                <text:p>0.0310855</text:p>
              </table:table-cell>
              <table:table-cell office:value-type="float" office:value="0.0900412">
                <text:p>0.0900412</text:p>
              </table:table-cell>
              <table:table-cell office:value-type="float" office:value="0.0871472">
                <text:p>0.0871472</text:p>
              </table:table-cell>
              <table:table-cell office:value-type="float" office:value="0.0340651">
                <text:p>0.0340651</text:p>
              </table:table-cell>
              <table:table-cell office:value-type="float" office:value="0.0149536">
                <text:p>0.0149536</text:p>
              </table:table-cell>
            </table:table-row>
            <table:table-row>
              <table:table-cell office:value-type="string">
                <text:p>quoting_and_trade_best_all/20/40_mean</text:p>
              </table:table-cell>
              <table:table-cell office:value-type="float" office:value="0.047631">
                <text:p>0.047631</text:p>
              </table:table-cell>
              <table:table-cell office:value-type="float" office:value="0.054554">
                <text:p>0.054554</text:p>
              </table:table-cell>
              <table:table-cell office:value-type="float" office:value="0.0435284">
                <text:p>0.0435284</text:p>
              </table:table-cell>
              <table:table-cell office:value-type="float" office:value="0.120413">
                <text:p>0.120413</text:p>
              </table:table-cell>
              <table:table-cell office:value-type="float" office:value="0.118185">
                <text:p>0.118185</text:p>
              </table:table-cell>
              <table:table-cell office:value-type="float" office:value="0.0456409">
                <text:p>0.0456409</text:p>
              </table:table-cell>
              <table:table-cell office:value-type="float" office:value="0.0198588">
                <text:p>0.0198588</text:p>
              </table:table-cell>
            </table:table-row>
            <table:table-row>
              <table:table-cell office:value-type="string">
                <text:p>quoting_and_trade_best_all/20/50_mean</text:p>
              </table:table-cell>
              <table:table-cell office:value-type="float" office:value="0.0618066">
                <text:p>0.0618066</text:p>
              </table:table-cell>
              <table:table-cell office:value-type="float" office:value="0.0685842">
                <text:p>0.0685842</text:p>
              </table:table-cell>
              <table:table-cell office:value-type="float" office:value="0.0497754">
                <text:p>0.0497754</text:p>
              </table:table-cell>
              <table:table-cell office:value-type="float" office:value="0.154834">
                <text:p>0.154834</text:p>
              </table:table-cell>
              <table:table-cell office:value-type="float" office:value="0.15249">
                <text:p>0.15249</text:p>
              </table:table-cell>
              <table:table-cell office:value-type="float" office:value="0.0574783">
                <text:p>0.0574783</text:p>
              </table:table-cell>
              <table:table-cell office:value-type="float" office:value="0.0248855">
                <text:p>0.0248855</text:p>
              </table:table-cell>
            </table:table-row>
            <table:table-row>
              <table:table-cell office:value-type="string">
                <text:p>quoting_and_trade_best_all/40/10_mean</text:p>
              </table:table-cell>
              <table:table-cell office:value-type="float" office:value="0.0361622">
                <text:p>0.0361622</text:p>
              </table:table-cell>
              <table:table-cell office:value-type="float" office:value="0.0302282">
                <text:p>0.0302282</text:p>
              </table:table-cell>
              <table:table-cell office:value-type="float" office:value="0.0314615">
                <text:p>0.0314615</text:p>
              </table:table-cell>
              <table:table-cell office:value-type="float" office:value="0.0818852">
                <text:p>0.0818852</text:p>
              </table:table-cell>
              <table:table-cell office:value-type="float" office:value="0.0811917">
                <text:p>0.0811917</text:p>
              </table:table-cell>
              <table:table-cell office:value-type="float" office:value="0.0161651">
                <text:p>0.0161651</text:p>
              </table:table-cell>
              <table:table-cell office:value-type="float" office:value="0.00554005">
                <text:p>0.00554005</text:p>
              </table:table-cell>
            </table:table-row>
            <table:table-row>
              <table:table-cell office:value-type="string">
                <text:p>quoting_and_trade_best_all/40/20_mean</text:p>
              </table:table-cell>
              <table:table-cell office:value-type="float" office:value="0.0467177">
                <text:p>0.0467177</text:p>
              </table:table-cell>
              <table:table-cell office:value-type="float" office:value="0.0522819">
                <text:p>0.0522819</text:p>
              </table:table-cell>
              <table:table-cell office:value-type="float" office:value="0.0494811">
                <text:p>0.0494811</text:p>
              </table:table-cell>
              <table:table-cell office:value-type="float" office:value="0.163549">
                <text:p>0.163549</text:p>
              </table:table-cell>
              <table:table-cell office:value-type="float" office:value="0.161069">
                <text:p>0.161069</text:p>
              </table:table-cell>
              <table:table-cell office:value-type="float" office:value="0.032075">
                <text:p>0.032075</text:p>
              </table:table-cell>
              <table:table-cell office:value-type="float" office:value="0.0104911">
                <text:p>0.0104911</text:p>
              </table:table-cell>
            </table:table-row>
            <table:table-row>
              <table:table-cell office:value-type="string">
                <text:p>quoting_and_trade_best_all/40/30_mean</text:p>
              </table:table-cell>
              <table:table-cell office:value-type="float" office:value="0.0658718">
                <text:p>0.0658718</text:p>
              </table:table-cell>
              <table:table-cell office:value-type="float" office:value="0.0671599">
                <text:p>0.0671599</text:p>
              </table:table-cell>
              <table:table-cell office:value-type="float" office:value="0.0541085">
                <text:p>0.0541085</text:p>
              </table:table-cell>
              <table:table-cell office:value-type="float" office:value="0.251284">
                <text:p>0.251284</text:p>
              </table:table-cell>
              <table:table-cell office:value-type="float" office:value="0.251545">
                <text:p>0.251545</text:p>
              </table:table-cell>
              <table:table-cell office:value-type="float" office:value="0.0475689">
                <text:p>0.0475689</text:p>
              </table:table-cell>
              <table:table-cell office:value-type="float" office:value="0.0155256">
                <text:p>0.0155256</text:p>
              </table:table-cell>
            </table:table-row>
            <table:table-row>
              <table:table-cell office:value-type="string">
                <text:p>quoting_and_trade_best_all/40/40_mean</text:p>
              </table:table-cell>
              <table:table-cell office:value-type="float" office:value="0.0695502">
                <text:p>0.0695502</text:p>
              </table:table-cell>
              <table:table-cell office:value-type="float" office:value="0.0748803">
                <text:p>0.0748803</text:p>
              </table:table-cell>
              <table:table-cell office:value-type="float" office:value="0.0766709">
                <text:p>0.0766709</text:p>
              </table:table-cell>
              <table:table-cell office:value-type="float" office:value="0.33679">
                <text:p>0.33679</text:p>
              </table:table-cell>
              <table:table-cell office:value-type="float" office:value="0.342536">
                <text:p>0.342536</text:p>
              </table:table-cell>
              <table:table-cell office:value-type="float" office:value="0.0636265">
                <text:p>0.0636265</text:p>
              </table:table-cell>
              <table:table-cell office:value-type="float" office:value="0.0203949">
                <text:p>0.0203949</text:p>
              </table:table-cell>
            </table:table-row>
            <table:table-row>
              <table:table-cell office:value-type="string">
                <text:p>quoting_and_trade_best_all/40/50_mean</text:p>
              </table:table-cell>
              <table:table-cell office:value-type="float" office:value="0.0909881">
                <text:p>0.0909881</text:p>
              </table:table-cell>
              <table:table-cell office:value-type="float" office:value="0.110921">
                <text:p>0.110921</text:p>
              </table:table-cell>
              <table:table-cell office:value-type="float" office:value="0.0896714">
                <text:p>0.0896714</text:p>
              </table:table-cell>
              <table:table-cell office:value-type="float" office:value="0.419039">
                <text:p>0.419039</text:p>
              </table:table-cell>
              <table:table-cell office:value-type="float" office:value="0.432755">
                <text:p>0.432755</text:p>
              </table:table-cell>
              <table:table-cell office:value-type="float" office:value="0.0790163">
                <text:p>0.0790163</text:p>
              </table:table-cell>
              <table:table-cell office:value-type="float" office:value="0.0255805">
                <text:p>0.0255805</text:p>
              </table:table-cell>
            </table:table-row>
            <table:table-row>
              <table:table-cell office:value-type="string">
                <text:p>quoting_and_trade_best_all/80/10_mean</text:p>
              </table:table-cell>
              <table:table-cell office:value-type="float" office:value="0.0805038">
                <text:p>0.0805038</text:p>
              </table:table-cell>
              <table:table-cell office:value-type="float" office:value="0.0912625">
                <text:p>0.0912625</text:p>
              </table:table-cell>
              <table:table-cell office:value-type="float" office:value="0.0944958">
                <text:p>0.0944958</text:p>
              </table:table-cell>
              <table:table-cell office:value-type="float" office:value="0.262686">
                <text:p>0.262686</text:p>
              </table:table-cell>
              <table:table-cell office:value-type="float" office:value="0.262425">
                <text:p>0.262425</text:p>
              </table:table-cell>
              <table:table-cell office:value-type="float" office:value="0.0257682">
                <text:p>0.0257682</text:p>
              </table:table-cell>
              <table:table-cell office:value-type="float" office:value="0.0063932">
                <text:p>0.0063932</text:p>
              </table:table-cell>
            </table:table-row>
            <table:table-row>
              <table:table-cell office:value-type="string">
                <text:p>quoting_and_trade_best_all/80/20_mean</text:p>
              </table:table-cell>
              <table:table-cell office:value-type="float" office:value="0.105216">
                <text:p>0.105216</text:p>
              </table:table-cell>
              <table:table-cell office:value-type="float" office:value="0.122412">
                <text:p>0.122412</text:p>
              </table:table-cell>
              <table:table-cell office:value-type="float" office:value="0.120992">
                <text:p>0.120992</text:p>
              </table:table-cell>
              <table:table-cell office:value-type="float" office:value="0.520636">
                <text:p>0.520636</text:p>
              </table:table-cell>
              <table:table-cell office:value-type="float" office:value="0.514956">
                <text:p>0.514956</text:p>
              </table:table-cell>
              <table:table-cell office:value-type="float" office:value="0.0499027">
                <text:p>0.0499027</text:p>
              </table:table-cell>
              <table:table-cell office:value-type="float" office:value="0.0113517">
                <text:p>0.0113517</text:p>
              </table:table-cell>
            </table:table-row>
            <table:table-row>
              <table:table-cell office:value-type="string">
                <text:p>quoting_and_trade_best_all/80/30_mean</text:p>
              </table:table-cell>
              <table:table-cell office:value-type="float" office:value="0.131635">
                <text:p>0.131635</text:p>
              </table:table-cell>
              <table:table-cell office:value-type="float" office:value="0.110913">
                <text:p>0.110913</text:p>
              </table:table-cell>
              <table:table-cell office:value-type="float" office:value="0.152713">
                <text:p>0.152713</text:p>
              </table:table-cell>
              <table:table-cell office:value-type="float" office:value="0.771703">
                <text:p>0.771703</text:p>
              </table:table-cell>
              <table:table-cell office:value-type="float" office:value="0.780408">
                <text:p>0.780408</text:p>
              </table:table-cell>
              <table:table-cell office:value-type="float" office:value="0.0735076">
                <text:p>0.0735076</text:p>
              </table:table-cell>
              <table:table-cell office:value-type="float" office:value="0.0165434">
                <text:p>0.0165434</text:p>
              </table:table-cell>
            </table:table-row>
            <table:table-row>
              <table:table-cell office:value-type="string">
                <text:p>quoting_and_trade_best_all/80/40_mean</text:p>
              </table:table-cell>
              <table:table-cell office:value-type="float" office:value="0.175453">
                <text:p>0.175453</text:p>
              </table:table-cell>
              <table:table-cell office:value-type="float" office:value="0.192826">
                <text:p>0.192826</text:p>
              </table:table-cell>
              <table:table-cell office:value-type="float" office:value="0.118326">
                <text:p>0.118326</text:p>
              </table:table-cell>
              <table:table-cell office:value-type="float" office:value="1.04899">
                <text:p>1.04899</text:p>
              </table:table-cell>
              <table:table-cell office:value-type="float" office:value="1.05204">
                <text:p>1.05204</text:p>
              </table:table-cell>
              <table:table-cell office:value-type="float" office:value="0.0966366">
                <text:p>0.0966366</text:p>
              </table:table-cell>
              <table:table-cell office:value-type="float" office:value="0.0214751">
                <text:p>0.0214751</text:p>
              </table:table-cell>
            </table:table-row>
            <table:table-row>
              <table:table-cell office:value-type="string">
                <text:p>quoting_and_trade_best_all/80/50_mean</text:p>
              </table:table-cell>
              <table:table-cell office:value-type="float" office:value="0.22839">
                <text:p>0.22839</text:p>
              </table:table-cell>
              <table:table-cell office:value-type="float" office:value="0.210633">
                <text:p>0.210633</text:p>
              </table:table-cell>
              <table:table-cell office:value-type="float" office:value="0.209609">
                <text:p>0.209609</text:p>
              </table:table-cell>
              <table:table-cell office:value-type="float" office:value="1.29758">
                <text:p>1.29758</text:p>
              </table:table-cell>
              <table:table-cell office:value-type="float" office:value="1.34067">
                <text:p>1.34067</text:p>
              </table:table-cell>
              <table:table-cell office:value-type="float" office:value="0.121175">
                <text:p>0.121175</text:p>
              </table:table-cell>
              <table:table-cell office:value-type="float" office:value="0.0265834">
                <text:p>0.026583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resolution="10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1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11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874cm" svg:height="19.338cm" xlink:href=".." xlink:type="simple" chart:class="chart:line" chart:style-name="ch1">
        <chart:legend chart:legend-position="end" svg:x="17.255cm" svg:y="7.876cm" style:legend-expansion="high" chart:style-name="ch2"/>
        <chart:plot-area chart:style-name="ch3" table:cell-range-address="Sheet1.K1:Sheet1.R2 Sheet1.K101:Sheet1.R104" chart:data-source-has-labels="both" svg:x="0.417cm" svg:y="0.386cm" svg:width="16.421cm" svg:height="18.566cm">
          <chartooo:coordinate-region svg:x="5.081cm" svg:y="0.386cm" svg:width="11.518cm" svg:height="13.084cm"/>
          <chart:axis chart:dimension="x" chart:name="primary-x" chart:style-name="ch4" chartooo:axis-type="auto">
            <chartooo:date-scale/>
            <chart:categories table:cell-range-address="Sheet1.K101:Sheet1.K10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101:Sheet1.L104" chart:label-cell-address="Sheet1.L1:Sheet1.L2" chart:class="chart:line">
            <chart:data-point chart:repeated="4"/>
          </chart:series>
          <chart:series chart:style-name="ch8" chart:values-cell-range-address="Sheet1.M101:Sheet1.M104" chart:label-cell-address="Sheet1.M1:Sheet1.M2" chart:class="chart:line">
            <chart:data-point chart:repeated="4"/>
          </chart:series>
          <chart:series chart:style-name="ch9" chart:values-cell-range-address="Sheet1.N101:Sheet1.N104" chart:label-cell-address="Sheet1.N1:Sheet1.N2" chart:class="chart:line">
            <chart:data-point chart:repeated="4"/>
          </chart:series>
          <chart:series chart:style-name="ch10" chart:values-cell-range-address="Sheet1.O101:Sheet1.O104" chart:label-cell-address="Sheet1.O1:Sheet1.O2" chart:class="chart:line">
            <chart:data-point chart:repeated="4"/>
          </chart:series>
          <chart:series chart:style-name="ch11" chart:values-cell-range-address="Sheet1.P101:Sheet1.P104" chart:label-cell-address="Sheet1.P1:Sheet1.P2" chart:class="chart:line">
            <chart:data-point chart:repeated="4"/>
          </chart:series>
          <chart:series chart:style-name="ch12" chart:values-cell-range-address="Sheet1.Q101:Sheet1.Q104" chart:label-cell-address="Sheet1.Q1:Sheet1.Q2" chart:class="chart:line">
            <chart:data-point chart:repeated="4"/>
          </chart:series>
          <chart:series chart:style-name="ch13" chart:values-cell-range-address="Sheet1.R101:Sheet1.R104" chart:label-cell-address="Sheet1.R1:Sheet1.R2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1 cpu_time</text:p>
                <text:list>
                  <text:list-item>
                    <text:p>test1</text:p>
                  </text:list-item>
                  <text:list-item>
                    <text:p>cpu_time</text:p>
                  </text:list-item>
                </text:list>
                <draw:g>
                  <svg:desc>Sheet1.L1:Sheet1.L2</svg:desc>
                </draw:g>
              </table:table-cell>
              <table:table-cell office:value-type="string">
                <text:p>test2 cpu_time</text:p>
                <text:list>
                  <text:list-item>
                    <text:p>test2</text:p>
                  </text:list-item>
                  <text:list-item>
                    <text:p>cpu_time</text:p>
                  </text:list-item>
                </text:list>
                <draw:g>
                  <svg:desc>Sheet1.M1:Sheet1.M2</svg:desc>
                </draw:g>
              </table:table-cell>
              <table:table-cell office:value-type="string">
                <text:p>test3 cpu_time</text:p>
                <text:list>
                  <text:list-item>
                    <text:p>test3</text:p>
                  </text:list-item>
                  <text:list-item>
                    <text:p>cpu_time</text:p>
                  </text:list-item>
                </text:list>
                <draw:g>
                  <svg:desc>Sheet1.N1:Sheet1.N2</svg:desc>
                </draw:g>
              </table:table-cell>
              <table:table-cell office:value-type="string">
                <text:p>test4 cpu_time</text:p>
                <text:list>
                  <text:list-item>
                    <text:p>test4</text:p>
                  </text:list-item>
                  <text:list-item>
                    <text:p>cpu_time</text:p>
                  </text:list-item>
                </text:list>
                <draw:g>
                  <svg:desc>Sheet1.O1:Sheet1.O2</svg:desc>
                </draw:g>
              </table:table-cell>
              <table:table-cell office:value-type="string">
                <text:p>test5 cpu_time</text:p>
                <text:list>
                  <text:list-item>
                    <text:p>test5</text:p>
                  </text:list-item>
                  <text:list-item>
                    <text:p>cpu_time</text:p>
                  </text:list-item>
                </text:list>
                <draw:g>
                  <svg:desc>Sheet1.P1:Sheet1.P2</svg:desc>
                </draw:g>
              </table:table-cell>
              <table:table-cell office:value-type="string">
                <text:p>test6 cpu_time</text:p>
                <text:list>
                  <text:list-item>
                    <text:p>test6</text:p>
                  </text:list-item>
                  <text:list-item>
                    <text:p>cpu_time</text:p>
                  </text:list-item>
                </text:list>
                <draw:g>
                  <svg:desc>Sheet1.Q1:Sheet1.Q2</svg:desc>
                </draw:g>
              </table:table-cell>
              <table:table-cell office:value-type="string">
                <text:p>test7 cpu_time</text:p>
                <text:list>
                  <text:list-item>
                    <text:p>test7</text:p>
                  </text:list-item>
                  <text:list-item>
                    <text:p>cpu_time</text:p>
                  </text:list-item>
                </text:list>
                <draw:g>
                  <svg:desc>Sheet1.R1:Sheet1.R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uoting_and_trade_best_all/5000/50_mean</text:p>
                <draw:g>
                  <svg:desc>Sheet1.K101:Sheet1.K104</svg:desc>
                </draw:g>
              </table:table-cell>
              <table:table-cell office:value-type="float" office:value="19.219">
                <text:p>19.219</text:p>
                <draw:g>
                  <svg:desc>Sheet1.L101:Sheet1.L104</svg:desc>
                </draw:g>
              </table:table-cell>
              <table:table-cell office:value-type="float" office:value="19.3289">
                <text:p>19.3289</text:p>
                <draw:g>
                  <svg:desc>Sheet1.M101:Sheet1.M104</svg:desc>
                </draw:g>
              </table:table-cell>
              <table:table-cell office:value-type="float" office:value="17.5129">
                <text:p>17.5129</text:p>
                <draw:g>
                  <svg:desc>Sheet1.N101:Sheet1.N104</svg:desc>
                </draw:g>
              </table:table-cell>
              <table:table-cell office:value-type="float" office:value="20.6296">
                <text:p>20.6296</text:p>
                <draw:g>
                  <svg:desc>Sheet1.O101:Sheet1.O104</svg:desc>
                </draw:g>
              </table:table-cell>
              <table:table-cell office:value-type="float" office:value="19.6657">
                <text:p>19.6657</text:p>
                <draw:g>
                  <svg:desc>Sheet1.P101:Sheet1.P104</svg:desc>
                </draw:g>
              </table:table-cell>
              <table:table-cell office:value-type="float" office:value="1.37361">
                <text:p>1.37361</text:p>
                <draw:g>
                  <svg:desc>Sheet1.Q101:Sheet1.Q104</svg:desc>
                </draw:g>
              </table:table-cell>
              <table:table-cell office:value-type="float" office:value="0.215556">
                <text:p>0.215556</text:p>
                <draw:g>
                  <svg:desc>Sheet1.R101:Sheet1.R104</svg:desc>
                </draw:g>
              </table:table-cell>
            </table:table-row>
            <table:table-row>
              <table:table-cell office:value-type="string">
                <text:p>quoting_and_trade_best_all/5000/100_mean</text:p>
              </table:table-cell>
              <table:table-cell office:value-type="float" office:value="50.7799">
                <text:p>50.7799</text:p>
              </table:table-cell>
              <table:table-cell office:value-type="float" office:value="52.4282">
                <text:p>52.4282</text:p>
              </table:table-cell>
              <table:table-cell office:value-type="float" office:value="45.0698">
                <text:p>45.0698</text:p>
              </table:table-cell>
              <table:table-cell office:value-type="float" office:value="58.2227">
                <text:p>58.2227</text:p>
              </table:table-cell>
              <table:table-cell office:value-type="float" office:value="56.2513">
                <text:p>56.2513</text:p>
              </table:table-cell>
              <table:table-cell office:value-type="float" office:value="2.26225">
                <text:p>2.26225</text:p>
              </table:table-cell>
              <table:table-cell office:value-type="float" office:value="0.269375">
                <text:p>0.269375</text:p>
              </table:table-cell>
            </table:table-row>
            <table:table-row>
              <table:table-cell office:value-type="string">
                <text:p>quoting_and_trade_best_all/5000/150_mean</text:p>
              </table:table-cell>
              <table:table-cell office:value-type="float" office:value="47.3914">
                <text:p>47.3914</text:p>
              </table:table-cell>
              <table:table-cell office:value-type="float" office:value="45.6425">
                <text:p>45.6425</text:p>
              </table:table-cell>
              <table:table-cell office:value-type="float" office:value="74.899">
                <text:p>74.899</text:p>
              </table:table-cell>
              <table:table-cell office:value-type="float" office:value="121.322">
                <text:p>121.322</text:p>
              </table:table-cell>
              <table:table-cell office:value-type="float" office:value="97.9216">
                <text:p>97.9216</text:p>
              </table:table-cell>
              <table:table-cell office:value-type="float" office:value="3.13201">
                <text:p>3.13201</text:p>
              </table:table-cell>
              <table:table-cell office:value-type="float" office:value="0.317798">
                <text:p>0.317798</text:p>
              </table:table-cell>
            </table:table-row>
            <table:table-row>
              <table:table-cell office:value-type="string">
                <text:p>quoting_and_trade_best_all/5000/200_mean</text:p>
              </table:table-cell>
              <table:table-cell office:value-type="float" office:value="49.9638">
                <text:p>49.9638</text:p>
              </table:table-cell>
              <table:table-cell office:value-type="float" office:value="46.4919">
                <text:p>46.4919</text:p>
              </table:table-cell>
              <table:table-cell office:value-type="float" office:value="67.1057">
                <text:p>67.1057</text:p>
              </table:table-cell>
              <table:table-cell office:value-type="float" office:value="106.477">
                <text:p>106.477</text:p>
              </table:table-cell>
              <table:table-cell office:value-type="float" office:value="141.604">
                <text:p>141.604</text:p>
              </table:table-cell>
              <table:table-cell office:value-type="float" office:value="3.95013">
                <text:p>3.95013</text:p>
              </table:table-cell>
              <table:table-cell office:value-type="float" office:value="0.362051">
                <text:p>0.36205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resolution="10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1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11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5.714cm" svg:height="17.798cm" xlink:href=".." xlink:type="simple" chart:class="chart:line" chart:style-name="ch1">
        <chart:legend chart:legend-position="end" svg:x="32.095cm" svg:y="7.106cm" style:legend-expansion="high" chart:style-name="ch2"/>
        <chart:plot-area chart:style-name="ch3" table:cell-range-address="Sheet1.K1:Sheet1.R2 Sheet1.K37:Sheet1.R66" chart:data-source-has-labels="both" svg:x="0.714cm" svg:y="0.355cm" svg:width="30.667cm" svg:height="17.088cm">
          <chartooo:coordinate-region svg:x="1.997cm" svg:y="0.355cm" svg:width="27.073cm" svg:height="12.785cm"/>
          <chart:axis chart:dimension="x" chart:name="primary-x" chart:style-name="ch4" chartooo:axis-type="auto">
            <chartooo:date-scale/>
            <chart:categories table:cell-range-address="Sheet1.K37:Sheet1.K6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37:Sheet1.L66" chart:label-cell-address="Sheet1.L1:Sheet1.L2" chart:class="chart:line">
            <chart:data-point chart:repeated="30"/>
          </chart:series>
          <chart:series chart:style-name="ch8" chart:values-cell-range-address="Sheet1.M37:Sheet1.M66" chart:label-cell-address="Sheet1.M1:Sheet1.M2" chart:class="chart:line">
            <chart:data-point chart:repeated="30"/>
          </chart:series>
          <chart:series chart:style-name="ch9" chart:values-cell-range-address="Sheet1.N37:Sheet1.N66" chart:label-cell-address="Sheet1.N1:Sheet1.N2" chart:class="chart:line">
            <chart:data-point chart:repeated="30"/>
          </chart:series>
          <chart:series chart:style-name="ch10" chart:values-cell-range-address="Sheet1.O37:Sheet1.O66" chart:label-cell-address="Sheet1.O1:Sheet1.O2" chart:class="chart:line">
            <chart:data-point chart:repeated="30"/>
          </chart:series>
          <chart:series chart:style-name="ch11" chart:values-cell-range-address="Sheet1.P37:Sheet1.P66" chart:label-cell-address="Sheet1.P1:Sheet1.P2" chart:class="chart:line">
            <chart:data-point chart:repeated="30"/>
          </chart:series>
          <chart:series chart:style-name="ch12" chart:values-cell-range-address="Sheet1.Q37:Sheet1.Q66" chart:label-cell-address="Sheet1.Q1:Sheet1.Q2" chart:class="chart:line">
            <chart:data-point chart:repeated="30"/>
          </chart:series>
          <chart:series chart:style-name="ch13" chart:values-cell-range-address="Sheet1.R37:Sheet1.R66" chart:label-cell-address="Sheet1.R1:Sheet1.R2" chart:class="chart:line">
            <chart:data-point chart:repeated="3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1 cpu_time</text:p>
                <text:list>
                  <text:list-item>
                    <text:p>test1</text:p>
                  </text:list-item>
                  <text:list-item>
                    <text:p>cpu_time</text:p>
                  </text:list-item>
                </text:list>
                <draw:g>
                  <svg:desc>Sheet1.L1:Sheet1.L2</svg:desc>
                </draw:g>
              </table:table-cell>
              <table:table-cell office:value-type="string">
                <text:p>test2 cpu_time</text:p>
                <text:list>
                  <text:list-item>
                    <text:p>test2</text:p>
                  </text:list-item>
                  <text:list-item>
                    <text:p>cpu_time</text:p>
                  </text:list-item>
                </text:list>
                <draw:g>
                  <svg:desc>Sheet1.M1:Sheet1.M2</svg:desc>
                </draw:g>
              </table:table-cell>
              <table:table-cell office:value-type="string">
                <text:p>test3 cpu_time</text:p>
                <text:list>
                  <text:list-item>
                    <text:p>test3</text:p>
                  </text:list-item>
                  <text:list-item>
                    <text:p>cpu_time</text:p>
                  </text:list-item>
                </text:list>
                <draw:g>
                  <svg:desc>Sheet1.N1:Sheet1.N2</svg:desc>
                </draw:g>
              </table:table-cell>
              <table:table-cell office:value-type="string">
                <text:p>test4 cpu_time</text:p>
                <text:list>
                  <text:list-item>
                    <text:p>test4</text:p>
                  </text:list-item>
                  <text:list-item>
                    <text:p>cpu_time</text:p>
                  </text:list-item>
                </text:list>
                <draw:g>
                  <svg:desc>Sheet1.O1:Sheet1.O2</svg:desc>
                </draw:g>
              </table:table-cell>
              <table:table-cell office:value-type="string">
                <text:p>test5 cpu_time</text:p>
                <text:list>
                  <text:list-item>
                    <text:p>test5</text:p>
                  </text:list-item>
                  <text:list-item>
                    <text:p>cpu_time</text:p>
                  </text:list-item>
                </text:list>
                <draw:g>
                  <svg:desc>Sheet1.P1:Sheet1.P2</svg:desc>
                </draw:g>
              </table:table-cell>
              <table:table-cell office:value-type="string">
                <text:p>test6 cpu_time</text:p>
                <text:list>
                  <text:list-item>
                    <text:p>test6</text:p>
                  </text:list-item>
                  <text:list-item>
                    <text:p>cpu_time</text:p>
                  </text:list-item>
                </text:list>
                <draw:g>
                  <svg:desc>Sheet1.Q1:Sheet1.Q2</svg:desc>
                </draw:g>
              </table:table-cell>
              <table:table-cell office:value-type="string">
                <text:p>test7 cpu_time</text:p>
                <text:list>
                  <text:list-item>
                    <text:p>test7</text:p>
                  </text:list-item>
                  <text:list-item>
                    <text:p>cpu_time</text:p>
                  </text:list-item>
                </text:list>
                <draw:g>
                  <svg:desc>Sheet1.R1:Sheet1.R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uoting_and_trading/5/5_mean</text:p>
                <draw:g>
                  <svg:desc>Sheet1.K37:Sheet1.K66</svg:desc>
                </draw:g>
              </table:table-cell>
              <table:table-cell office:value-type="float" office:value="0.00316699">
                <text:p>0.00316699</text:p>
                <draw:g>
                  <svg:desc>Sheet1.L37:Sheet1.L66</svg:desc>
                </draw:g>
              </table:table-cell>
              <table:table-cell office:value-type="float" office:value="0.00321306">
                <text:p>0.00321306</text:p>
                <draw:g>
                  <svg:desc>Sheet1.M37:Sheet1.M66</svg:desc>
                </draw:g>
              </table:table-cell>
              <table:table-cell office:value-type="float" office:value="0.00303515">
                <text:p>0.00303515</text:p>
                <draw:g>
                  <svg:desc>Sheet1.N37:Sheet1.N66</svg:desc>
                </draw:g>
              </table:table-cell>
              <table:table-cell office:value-type="float" office:value="0.00302277">
                <text:p>0.00302277</text:p>
                <draw:g>
                  <svg:desc>Sheet1.O37:Sheet1.O66</svg:desc>
                </draw:g>
              </table:table-cell>
              <table:table-cell office:value-type="float" office:value="0.00314929">
                <text:p>0.00314929</text:p>
                <draw:g>
                  <svg:desc>Sheet1.P37:Sheet1.P66</svg:desc>
                </draw:g>
              </table:table-cell>
              <table:table-cell office:value-type="float" office:value="0.00312566">
                <text:p>0.00312566</text:p>
                <draw:g>
                  <svg:desc>Sheet1.Q37:Sheet1.Q66</svg:desc>
                </draw:g>
              </table:table-cell>
              <table:table-cell office:value-type="float" office:value="0.00234088">
                <text:p>0.00234088</text:p>
                <draw:g>
                  <svg:desc>Sheet1.R37:Sheet1.R66</svg:desc>
                </draw:g>
              </table:table-cell>
            </table:table-row>
            <table:table-row>
              <table:table-cell office:value-type="string">
                <text:p>quoting_and_trading/10/5_mean</text:p>
              </table:table-cell>
              <table:table-cell office:value-type="float" office:value="0.00339673">
                <text:p>0.00339673</text:p>
              </table:table-cell>
              <table:table-cell office:value-type="float" office:value="0.00350036">
                <text:p>0.00350036</text:p>
              </table:table-cell>
              <table:table-cell office:value-type="float" office:value="0.00321296">
                <text:p>0.00321296</text:p>
              </table:table-cell>
              <table:table-cell office:value-type="float" office:value="0.0032403">
                <text:p>0.0032403</text:p>
              </table:table-cell>
              <table:table-cell office:value-type="float" office:value="0.00340827">
                <text:p>0.00340827</text:p>
              </table:table-cell>
              <table:table-cell office:value-type="float" office:value="0.00323673">
                <text:p>0.00323673</text:p>
              </table:table-cell>
              <table:table-cell office:value-type="float" office:value="0.00237374">
                <text:p>0.00237374</text:p>
              </table:table-cell>
            </table:table-row>
            <table:table-row>
              <table:table-cell office:value-type="string">
                <text:p>quoting_and_trading/20/5_mean</text:p>
              </table:table-cell>
              <table:table-cell office:value-type="float" office:value="0.00397594">
                <text:p>0.00397594</text:p>
              </table:table-cell>
              <table:table-cell office:value-type="float" office:value="0.00409777">
                <text:p>0.00409777</text:p>
              </table:table-cell>
              <table:table-cell office:value-type="float" office:value="0.00358749">
                <text:p>0.00358749</text:p>
              </table:table-cell>
              <table:table-cell office:value-type="float" office:value="0.00361727">
                <text:p>0.00361727</text:p>
              </table:table-cell>
              <table:table-cell office:value-type="float" office:value="0.00393942">
                <text:p>0.00393942</text:p>
              </table:table-cell>
              <table:table-cell office:value-type="float" office:value="0.0034327">
                <text:p>0.0034327</text:p>
              </table:table-cell>
              <table:table-cell office:value-type="float" office:value="0.00240765">
                <text:p>0.00240765</text:p>
              </table:table-cell>
            </table:table-row>
            <table:table-row>
              <table:table-cell office:value-type="string">
                <text:p>quoting_and_trading/40/5_mean</text:p>
              </table:table-cell>
              <table:table-cell office:value-type="float" office:value="0.00487004">
                <text:p>0.00487004</text:p>
              </table:table-cell>
              <table:table-cell office:value-type="float" office:value="0.00510152">
                <text:p>0.00510152</text:p>
              </table:table-cell>
              <table:table-cell office:value-type="float" office:value="0.00402637">
                <text:p>0.00402637</text:p>
              </table:table-cell>
              <table:table-cell office:value-type="float" office:value="0.00431138">
                <text:p>0.00431138</text:p>
              </table:table-cell>
              <table:table-cell office:value-type="float" office:value="0.00420258">
                <text:p>0.00420258</text:p>
              </table:table-cell>
              <table:table-cell office:value-type="float" office:value="0.00365746">
                <text:p>0.00365746</text:p>
              </table:table-cell>
              <table:table-cell office:value-type="float" office:value="0.00244377">
                <text:p>0.00244377</text:p>
              </table:table-cell>
            </table:table-row>
            <table:table-row>
              <table:table-cell office:value-type="string">
                <text:p>quoting_and_trading/80/5_mean</text:p>
              </table:table-cell>
              <table:table-cell office:value-type="float" office:value="0.00675948">
                <text:p>0.00675948</text:p>
              </table:table-cell>
              <table:table-cell office:value-type="float" office:value="0.00721516">
                <text:p>0.00721516</text:p>
              </table:table-cell>
              <table:table-cell office:value-type="float" office:value="0.00500743">
                <text:p>0.00500743</text:p>
              </table:table-cell>
              <table:table-cell office:value-type="float" office:value="0.00532273">
                <text:p>0.00532273</text:p>
              </table:table-cell>
              <table:table-cell office:value-type="float" office:value="0.00449758">
                <text:p>0.00449758</text:p>
              </table:table-cell>
              <table:table-cell office:value-type="float" office:value="0.00391623">
                <text:p>0.00391623</text:p>
              </table:table-cell>
              <table:table-cell office:value-type="float" office:value="0.00245791">
                <text:p>0.00245791</text:p>
              </table:table-cell>
            </table:table-row>
            <table:table-row>
              <table:table-cell office:value-type="string">
                <text:p>quoting_and_trading/5/10_mean</text:p>
              </table:table-cell>
              <table:table-cell office:value-type="float" office:value="0.00631903">
                <text:p>0.00631903</text:p>
              </table:table-cell>
              <table:table-cell office:value-type="float" office:value="0.00649427">
                <text:p>0.00649427</text:p>
              </table:table-cell>
              <table:table-cell office:value-type="float" office:value="0.00617463">
                <text:p>0.00617463</text:p>
              </table:table-cell>
              <table:table-cell office:value-type="float" office:value="0.00622949">
                <text:p>0.00622949</text:p>
              </table:table-cell>
              <table:table-cell office:value-type="float" office:value="0.00713011">
                <text:p>0.00713011</text:p>
              </table:table-cell>
              <table:table-cell office:value-type="float" office:value="0.00631989">
                <text:p>0.00631989</text:p>
              </table:table-cell>
              <table:table-cell office:value-type="float" office:value="0.00473615">
                <text:p>0.00473615</text:p>
              </table:table-cell>
            </table:table-row>
            <table:table-row>
              <table:table-cell office:value-type="string">
                <text:p>quoting_and_trading/5/20_mean</text:p>
              </table:table-cell>
              <table:table-cell office:value-type="float" office:value="0.0135226">
                <text:p>0.0135226</text:p>
              </table:table-cell>
              <table:table-cell office:value-type="float" office:value="0.0135814">
                <text:p>0.0135814</text:p>
              </table:table-cell>
              <table:table-cell office:value-type="float" office:value="0.0130307">
                <text:p>0.0130307</text:p>
              </table:table-cell>
              <table:table-cell office:value-type="float" office:value="0.0130968">
                <text:p>0.0130968</text:p>
              </table:table-cell>
              <table:table-cell office:value-type="float" office:value="0.0148576">
                <text:p>0.0148576</text:p>
              </table:table-cell>
              <table:table-cell office:value-type="float" office:value="0.0131574">
                <text:p>0.0131574</text:p>
              </table:table-cell>
              <table:table-cell office:value-type="float" office:value="0.00949892">
                <text:p>0.00949892</text:p>
              </table:table-cell>
            </table:table-row>
            <table:table-row>
              <table:table-cell office:value-type="string">
                <text:p>quoting_and_trading/5/30_mean</text:p>
              </table:table-cell>
              <table:table-cell office:value-type="float" office:value="0.0213714">
                <text:p>0.0213714</text:p>
              </table:table-cell>
              <table:table-cell office:value-type="float" office:value="0.0217116">
                <text:p>0.0217116</text:p>
              </table:table-cell>
              <table:table-cell office:value-type="float" office:value="0.0206702">
                <text:p>0.0206702</text:p>
              </table:table-cell>
              <table:table-cell office:value-type="float" office:value="0.0203872">
                <text:p>0.0203872</text:p>
              </table:table-cell>
              <table:table-cell office:value-type="float" office:value="0.0228984">
                <text:p>0.0228984</text:p>
              </table:table-cell>
              <table:table-cell office:value-type="float" office:value="0.020161">
                <text:p>0.020161</text:p>
              </table:table-cell>
              <table:table-cell office:value-type="float" office:value="0.0144417">
                <text:p>0.0144417</text:p>
              </table:table-cell>
            </table:table-row>
            <table:table-row>
              <table:table-cell office:value-type="string">
                <text:p>quoting_and_trading/5/40_mean</text:p>
              </table:table-cell>
              <table:table-cell office:value-type="float" office:value="0.0297853">
                <text:p>0.0297853</text:p>
              </table:table-cell>
              <table:table-cell office:value-type="float" office:value="0.0305119">
                <text:p>0.0305119</text:p>
              </table:table-cell>
              <table:table-cell office:value-type="float" office:value="0.0287086">
                <text:p>0.0287086</text:p>
              </table:table-cell>
              <table:table-cell office:value-type="float" office:value="0.0278666">
                <text:p>0.0278666</text:p>
              </table:table-cell>
              <table:table-cell office:value-type="float" office:value="0.0288992">
                <text:p>0.0288992</text:p>
              </table:table-cell>
              <table:table-cell office:value-type="float" office:value="0.0271772">
                <text:p>0.0271772</text:p>
              </table:table-cell>
              <table:table-cell office:value-type="float" office:value="0.0193336">
                <text:p>0.0193336</text:p>
              </table:table-cell>
            </table:table-row>
            <table:table-row>
              <table:table-cell office:value-type="string">
                <text:p>quoting_and_trading/5/50_mean</text:p>
              </table:table-cell>
              <table:table-cell office:value-type="float" office:value="0.0395327">
                <text:p>0.0395327</text:p>
              </table:table-cell>
              <table:table-cell office:value-type="float" office:value="0.0398333">
                <text:p>0.0398333</text:p>
              </table:table-cell>
              <table:table-cell office:value-type="float" office:value="0.037787">
                <text:p>0.037787</text:p>
              </table:table-cell>
              <table:table-cell office:value-type="float" office:value="0.0357734">
                <text:p>0.0357734</text:p>
              </table:table-cell>
              <table:table-cell office:value-type="float" office:value="0.0357109">
                <text:p>0.0357109</text:p>
              </table:table-cell>
              <table:table-cell office:value-type="float" office:value="0.0343751">
                <text:p>0.0343751</text:p>
              </table:table-cell>
              <table:table-cell office:value-type="float" office:value="0.0240105">
                <text:p>0.0240105</text:p>
              </table:table-cell>
            </table:table-row>
            <table:table-row>
              <table:table-cell office:value-type="string">
                <text:p>quoting_and_trading/10/10_mean</text:p>
              </table:table-cell>
              <table:table-cell office:value-type="float" office:value="0.00685084">
                <text:p>0.00685084</text:p>
              </table:table-cell>
              <table:table-cell office:value-type="float" office:value="0.00710916">
                <text:p>0.00710916</text:p>
              </table:table-cell>
              <table:table-cell office:value-type="float" office:value="0.00651125">
                <text:p>0.00651125</text:p>
              </table:table-cell>
              <table:table-cell office:value-type="float" office:value="0.00678181">
                <text:p>0.00678181</text:p>
              </table:table-cell>
              <table:table-cell office:value-type="float" office:value="0.00681544">
                <text:p>0.00681544</text:p>
              </table:table-cell>
              <table:table-cell office:value-type="float" office:value="0.00660323">
                <text:p>0.00660323</text:p>
              </table:table-cell>
              <table:table-cell office:value-type="float" office:value="0.00475348">
                <text:p>0.00475348</text:p>
              </table:table-cell>
            </table:table-row>
            <table:table-row>
              <table:table-cell office:value-type="string">
                <text:p>quoting_and_trading/10/20_mean</text:p>
              </table:table-cell>
              <table:table-cell office:value-type="float" office:value="0.0142394">
                <text:p>0.0142394</text:p>
              </table:table-cell>
              <table:table-cell office:value-type="float" office:value="0.0147523">
                <text:p>0.0147523</text:p>
              </table:table-cell>
              <table:table-cell office:value-type="float" office:value="0.0136304">
                <text:p>0.0136304</text:p>
              </table:table-cell>
              <table:table-cell office:value-type="float" office:value="0.0144304">
                <text:p>0.0144304</text:p>
              </table:table-cell>
              <table:table-cell office:value-type="float" office:value="0.014263">
                <text:p>0.014263</text:p>
              </table:table-cell>
              <table:table-cell office:value-type="float" office:value="0.0136471">
                <text:p>0.0136471</text:p>
              </table:table-cell>
              <table:table-cell office:value-type="float" office:value="0.00963837">
                <text:p>0.00963837</text:p>
              </table:table-cell>
            </table:table-row>
            <table:table-row>
              <table:table-cell office:value-type="string">
                <text:p>quoting_and_trading/10/30_mean</text:p>
              </table:table-cell>
              <table:table-cell office:value-type="float" office:value="0.0229968">
                <text:p>0.0229968</text:p>
              </table:table-cell>
              <table:table-cell office:value-type="float" office:value="0.0232726">
                <text:p>0.0232726</text:p>
              </table:table-cell>
              <table:table-cell office:value-type="float" office:value="0.0215972">
                <text:p>0.0215972</text:p>
              </table:table-cell>
              <table:table-cell office:value-type="float" office:value="0.0224827">
                <text:p>0.0224827</text:p>
              </table:table-cell>
              <table:table-cell office:value-type="float" office:value="0.0218701">
                <text:p>0.0218701</text:p>
              </table:table-cell>
              <table:table-cell office:value-type="float" office:value="0.0209211">
                <text:p>0.0209211</text:p>
              </table:table-cell>
              <table:table-cell office:value-type="float" office:value="0.0144146">
                <text:p>0.0144146</text:p>
              </table:table-cell>
            </table:table-row>
            <table:table-row>
              <table:table-cell office:value-type="string">
                <text:p>quoting_and_trading/10/40_mean</text:p>
              </table:table-cell>
              <table:table-cell office:value-type="float" office:value="0.0318212">
                <text:p>0.0318212</text:p>
              </table:table-cell>
              <table:table-cell office:value-type="float" office:value="0.0329101">
                <text:p>0.0329101</text:p>
              </table:table-cell>
              <table:table-cell office:value-type="float" office:value="0.0300994">
                <text:p>0.0300994</text:p>
              </table:table-cell>
              <table:table-cell office:value-type="float" office:value="0.0301443">
                <text:p>0.0301443</text:p>
              </table:table-cell>
              <table:table-cell office:value-type="float" office:value="0.0298024">
                <text:p>0.0298024</text:p>
              </table:table-cell>
              <table:table-cell office:value-type="float" office:value="0.0284152">
                <text:p>0.0284152</text:p>
              </table:table-cell>
              <table:table-cell office:value-type="float" office:value="0.0193032">
                <text:p>0.0193032</text:p>
              </table:table-cell>
            </table:table-row>
            <table:table-row>
              <table:table-cell office:value-type="string">
                <text:p>quoting_and_trading/10/50_mean</text:p>
              </table:table-cell>
              <table:table-cell office:value-type="float" office:value="0.0419936">
                <text:p>0.0419936</text:p>
              </table:table-cell>
              <table:table-cell office:value-type="float" office:value="0.0426687">
                <text:p>0.0426687</text:p>
              </table:table-cell>
              <table:table-cell office:value-type="float" office:value="0.0396754">
                <text:p>0.0396754</text:p>
              </table:table-cell>
              <table:table-cell office:value-type="float" office:value="0.0386279">
                <text:p>0.0386279</text:p>
              </table:table-cell>
              <table:table-cell office:value-type="float" office:value="0.0381995">
                <text:p>0.0381995</text:p>
              </table:table-cell>
              <table:table-cell office:value-type="float" office:value="0.0360605">
                <text:p>0.0360605</text:p>
              </table:table-cell>
              <table:table-cell office:value-type="float" office:value="0.02424">
                <text:p>0.02424</text:p>
              </table:table-cell>
            </table:table-row>
            <table:table-row>
              <table:table-cell office:value-type="string">
                <text:p>quoting_and_trading/20/10_mean</text:p>
              </table:table-cell>
              <table:table-cell office:value-type="float" office:value="0.00792133">
                <text:p>0.00792133</text:p>
              </table:table-cell>
              <table:table-cell office:value-type="float" office:value="0.00817771">
                <text:p>0.00817771</text:p>
              </table:table-cell>
              <table:table-cell office:value-type="float" office:value="0.00721229">
                <text:p>0.00721229</text:p>
              </table:table-cell>
              <table:table-cell office:value-type="float" office:value="0.00756175">
                <text:p>0.00756175</text:p>
              </table:table-cell>
              <table:table-cell office:value-type="float" office:value="0.0073378">
                <text:p>0.0073378</text:p>
              </table:table-cell>
              <table:table-cell office:value-type="float" office:value="0.00698719">
                <text:p>0.00698719</text:p>
              </table:table-cell>
              <table:table-cell office:value-type="float" office:value="0.00481164">
                <text:p>0.00481164</text:p>
              </table:table-cell>
            </table:table-row>
            <table:table-row>
              <table:table-cell office:value-type="string">
                <text:p>quoting_and_trading/20/20_mean</text:p>
              </table:table-cell>
              <table:table-cell office:value-type="float" office:value="0.0165254">
                <text:p>0.0165254</text:p>
              </table:table-cell>
              <table:table-cell office:value-type="float" office:value="0.0169284">
                <text:p>0.0169284</text:p>
              </table:table-cell>
              <table:table-cell office:value-type="float" office:value="0.0149221">
                <text:p>0.0149221</text:p>
              </table:table-cell>
              <table:table-cell office:value-type="float" office:value="0.0160485">
                <text:p>0.0160485</text:p>
              </table:table-cell>
              <table:table-cell office:value-type="float" office:value="0.0153794">
                <text:p>0.0153794</text:p>
              </table:table-cell>
              <table:table-cell office:value-type="float" office:value="0.0143602">
                <text:p>0.0143602</text:p>
              </table:table-cell>
              <table:table-cell office:value-type="float" office:value="0.00972287">
                <text:p>0.00972287</text:p>
              </table:table-cell>
            </table:table-row>
            <table:table-row>
              <table:table-cell office:value-type="string">
                <text:p>quoting_and_trading/20/30_mean</text:p>
              </table:table-cell>
              <table:table-cell office:value-type="float" office:value="0.0256765">
                <text:p>0.0256765</text:p>
              </table:table-cell>
              <table:table-cell office:value-type="float" office:value="0.0265673">
                <text:p>0.0265673</text:p>
              </table:table-cell>
              <table:table-cell office:value-type="float" office:value="0.0232604">
                <text:p>0.0232604</text:p>
              </table:table-cell>
              <table:table-cell office:value-type="float" office:value="0.0246391">
                <text:p>0.0246391</text:p>
              </table:table-cell>
              <table:table-cell office:value-type="float" office:value="0.0237064">
                <text:p>0.0237064</text:p>
              </table:table-cell>
              <table:table-cell office:value-type="float" office:value="0.0222142">
                <text:p>0.0222142</text:p>
              </table:table-cell>
              <table:table-cell office:value-type="float" office:value="0.0147814">
                <text:p>0.0147814</text:p>
              </table:table-cell>
            </table:table-row>
            <table:table-row>
              <table:table-cell office:value-type="string">
                <text:p>quoting_and_trading/20/40_mean</text:p>
              </table:table-cell>
              <table:table-cell office:value-type="float" office:value="0.0361401">
                <text:p>0.0361401</text:p>
              </table:table-cell>
              <table:table-cell office:value-type="float" office:value="0.0366876">
                <text:p>0.0366876</text:p>
              </table:table-cell>
              <table:table-cell office:value-type="float" office:value="0.0327848">
                <text:p>0.0327848</text:p>
              </table:table-cell>
              <table:table-cell office:value-type="float" office:value="0.0334449">
                <text:p>0.0334449</text:p>
              </table:table-cell>
              <table:table-cell office:value-type="float" office:value="0.0320338">
                <text:p>0.0320338</text:p>
              </table:table-cell>
              <table:table-cell office:value-type="float" office:value="0.0295256">
                <text:p>0.0295256</text:p>
              </table:table-cell>
              <table:table-cell office:value-type="float" office:value="0.0197199">
                <text:p>0.0197199</text:p>
              </table:table-cell>
            </table:table-row>
            <table:table-row>
              <table:table-cell office:value-type="string">
                <text:p>quoting_and_trading/20/50_mean</text:p>
              </table:table-cell>
              <table:table-cell office:value-type="float" office:value="0.0472059">
                <text:p>0.0472059</text:p>
              </table:table-cell>
              <table:table-cell office:value-type="float" office:value="0.0483761">
                <text:p>0.0483761</text:p>
              </table:table-cell>
              <table:table-cell office:value-type="float" office:value="0.0431376">
                <text:p>0.0431376</text:p>
              </table:table-cell>
              <table:table-cell office:value-type="float" office:value="0.0424726">
                <text:p>0.0424726</text:p>
              </table:table-cell>
              <table:table-cell office:value-type="float" office:value="0.0411831">
                <text:p>0.0411831</text:p>
              </table:table-cell>
              <table:table-cell office:value-type="float" office:value="0.0375715">
                <text:p>0.0375715</text:p>
              </table:table-cell>
              <table:table-cell office:value-type="float" office:value="0.0248166">
                <text:p>0.0248166</text:p>
              </table:table-cell>
            </table:table-row>
            <table:table-row>
              <table:table-cell office:value-type="string">
                <text:p>quoting_and_trading/40/10_mean</text:p>
              </table:table-cell>
              <table:table-cell office:value-type="float" office:value="0.0101462">
                <text:p>0.0101462</text:p>
              </table:table-cell>
              <table:table-cell office:value-type="float" office:value="0.0102269">
                <text:p>0.0102269</text:p>
              </table:table-cell>
              <table:table-cell office:value-type="float" office:value="0.0081275">
                <text:p>0.0081275</text:p>
              </table:table-cell>
              <table:table-cell office:value-type="float" office:value="0.00882784">
                <text:p>0.00882784</text:p>
              </table:table-cell>
              <table:table-cell office:value-type="float" office:value="0.00786002">
                <text:p>0.00786002</text:p>
              </table:table-cell>
              <table:table-cell office:value-type="float" office:value="0.00741119">
                <text:p>0.00741119</text:p>
              </table:table-cell>
              <table:table-cell office:value-type="float" office:value="0.00493809">
                <text:p>0.00493809</text:p>
              </table:table-cell>
            </table:table-row>
            <table:table-row>
              <table:table-cell office:value-type="string">
                <text:p>quoting_and_trading/40/20_mean</text:p>
              </table:table-cell>
              <table:table-cell office:value-type="float" office:value="0.0205811">
                <text:p>0.0205811</text:p>
              </table:table-cell>
              <table:table-cell office:value-type="float" office:value="0.021405">
                <text:p>0.021405</text:p>
              </table:table-cell>
              <table:table-cell office:value-type="float" office:value="0.0170734">
                <text:p>0.0170734</text:p>
              </table:table-cell>
              <table:table-cell office:value-type="float" office:value="0.0184272">
                <text:p>0.0184272</text:p>
              </table:table-cell>
              <table:table-cell office:value-type="float" office:value="0.0164843">
                <text:p>0.0164843</text:p>
              </table:table-cell>
              <table:table-cell office:value-type="float" office:value="0.0153743">
                <text:p>0.0153743</text:p>
              </table:table-cell>
              <table:table-cell office:value-type="float" office:value="0.00992331">
                <text:p>0.00992331</text:p>
              </table:table-cell>
            </table:table-row>
            <table:table-row>
              <table:table-cell office:value-type="string">
                <text:p>quoting_and_trading/40/30_mean</text:p>
              </table:table-cell>
              <table:table-cell office:value-type="float" office:value="0.0315402">
                <text:p>0.0315402</text:p>
              </table:table-cell>
              <table:table-cell office:value-type="float" office:value="0.0330069">
                <text:p>0.0330069</text:p>
              </table:table-cell>
              <table:table-cell office:value-type="float" office:value="0.0266776">
                <text:p>0.0266776</text:p>
              </table:table-cell>
              <table:table-cell office:value-type="float" office:value="0.0285189">
                <text:p>0.0285189</text:p>
              </table:table-cell>
              <table:table-cell office:value-type="float" office:value="0.0253438">
                <text:p>0.0253438</text:p>
              </table:table-cell>
              <table:table-cell office:value-type="float" office:value="0.0231998">
                <text:p>0.0231998</text:p>
              </table:table-cell>
              <table:table-cell office:value-type="float" office:value="0.0149053">
                <text:p>0.0149053</text:p>
              </table:table-cell>
            </table:table-row>
            <table:table-row>
              <table:table-cell office:value-type="string">
                <text:p>quoting_and_trading/40/40_mean</text:p>
              </table:table-cell>
              <table:table-cell office:value-type="float" office:value="0.0437447">
                <text:p>0.0437447</text:p>
              </table:table-cell>
              <table:table-cell office:value-type="float" office:value="0.0450541">
                <text:p>0.0450541</text:p>
              </table:table-cell>
              <table:table-cell office:value-type="float" office:value="0.036475">
                <text:p>0.036475</text:p>
              </table:table-cell>
              <table:table-cell office:value-type="float" office:value="0.0388243">
                <text:p>0.0388243</text:p>
              </table:table-cell>
              <table:table-cell office:value-type="float" office:value="0.0346956">
                <text:p>0.0346956</text:p>
              </table:table-cell>
              <table:table-cell office:value-type="float" office:value="0.0312823">
                <text:p>0.0312823</text:p>
              </table:table-cell>
              <table:table-cell office:value-type="float" office:value="0.0200162">
                <text:p>0.0200162</text:p>
              </table:table-cell>
            </table:table-row>
            <table:table-row>
              <table:table-cell office:value-type="string">
                <text:p>quoting_and_trading/40/50_mean</text:p>
              </table:table-cell>
              <table:table-cell office:value-type="float" office:value="0.0563183">
                <text:p>0.0563183</text:p>
              </table:table-cell>
              <table:table-cell office:value-type="float" office:value="0.0585836">
                <text:p>0.0585836</text:p>
              </table:table-cell>
              <table:table-cell office:value-type="float" office:value="0.0469643">
                <text:p>0.0469643</text:p>
              </table:table-cell>
              <table:table-cell office:value-type="float" office:value="0.0494405">
                <text:p>0.0494405</text:p>
              </table:table-cell>
              <table:table-cell office:value-type="float" office:value="0.0438232">
                <text:p>0.0438232</text:p>
              </table:table-cell>
              <table:table-cell office:value-type="float" office:value="0.0394424">
                <text:p>0.0394424</text:p>
              </table:table-cell>
              <table:table-cell office:value-type="float" office:value="0.025058">
                <text:p>0.025058</text:p>
              </table:table-cell>
            </table:table-row>
            <table:table-row>
              <table:table-cell office:value-type="string">
                <text:p>quoting_and_trading/80/10_mean</text:p>
              </table:table-cell>
              <table:table-cell office:value-type="float" office:value="0.0138655">
                <text:p>0.0138655</text:p>
              </table:table-cell>
              <table:table-cell office:value-type="float" office:value="0.0145252">
                <text:p>0.0145252</text:p>
              </table:table-cell>
              <table:table-cell office:value-type="float" office:value="0.00996391">
                <text:p>0.00996391</text:p>
              </table:table-cell>
              <table:table-cell office:value-type="float" office:value="0.010928">
                <text:p>0.010928</text:p>
              </table:table-cell>
              <table:table-cell office:value-type="float" office:value="0.00852252">
                <text:p>0.00852252</text:p>
              </table:table-cell>
              <table:table-cell office:value-type="float" office:value="0.00785881">
                <text:p>0.00785881</text:p>
              </table:table-cell>
              <table:table-cell office:value-type="float" office:value="0.00496929">
                <text:p>0.00496929</text:p>
              </table:table-cell>
            </table:table-row>
            <table:table-row>
              <table:table-cell office:value-type="string">
                <text:p>quoting_and_trading/80/20_mean</text:p>
              </table:table-cell>
              <table:table-cell office:value-type="float" office:value="0.0280828">
                <text:p>0.0280828</text:p>
              </table:table-cell>
              <table:table-cell office:value-type="float" office:value="0.0294533">
                <text:p>0.0294533</text:p>
              </table:table-cell>
              <table:table-cell office:value-type="float" office:value="0.0206307">
                <text:p>0.0206307</text:p>
              </table:table-cell>
              <table:table-cell office:value-type="float" office:value="0.0228797">
                <text:p>0.0228797</text:p>
              </table:table-cell>
              <table:table-cell office:value-type="float" office:value="0.0176515">
                <text:p>0.0176515</text:p>
              </table:table-cell>
              <table:table-cell office:value-type="float" office:value="0.0160159">
                <text:p>0.0160159</text:p>
              </table:table-cell>
              <table:table-cell office:value-type="float" office:value="0.0100189">
                <text:p>0.0100189</text:p>
              </table:table-cell>
            </table:table-row>
            <table:table-row>
              <table:table-cell office:value-type="string">
                <text:p>quoting_and_trading/80/30_mean</text:p>
              </table:table-cell>
              <table:table-cell office:value-type="float" office:value="0.0431361">
                <text:p>0.0431361</text:p>
              </table:table-cell>
              <table:table-cell office:value-type="float" office:value="0.0453882">
                <text:p>0.0453882</text:p>
              </table:table-cell>
              <table:table-cell office:value-type="float" office:value="0.0324066">
                <text:p>0.0324066</text:p>
              </table:table-cell>
              <table:table-cell office:value-type="float" office:value="0.0353768">
                <text:p>0.0353768</text:p>
              </table:table-cell>
              <table:table-cell office:value-type="float" office:value="0.027277">
                <text:p>0.027277</text:p>
              </table:table-cell>
              <table:table-cell office:value-type="float" office:value="0.0243769">
                <text:p>0.0243769</text:p>
              </table:table-cell>
              <table:table-cell office:value-type="float" office:value="0.0151174">
                <text:p>0.0151174</text:p>
              </table:table-cell>
            </table:table-row>
            <table:table-row>
              <table:table-cell office:value-type="string">
                <text:p>quoting_and_trading/80/40_mean</text:p>
              </table:table-cell>
              <table:table-cell office:value-type="float" office:value="0.059042">
                <text:p>0.059042</text:p>
              </table:table-cell>
              <table:table-cell office:value-type="float" office:value="0.0620019">
                <text:p>0.0620019</text:p>
              </table:table-cell>
              <table:table-cell office:value-type="float" office:value="0.0442092">
                <text:p>0.0442092</text:p>
              </table:table-cell>
              <table:table-cell office:value-type="float" office:value="0.0478989">
                <text:p>0.0478989</text:p>
              </table:table-cell>
              <table:table-cell office:value-type="float" office:value="0.0374276">
                <text:p>0.0374276</text:p>
              </table:table-cell>
              <table:table-cell office:value-type="float" office:value="0.033054">
                <text:p>0.033054</text:p>
              </table:table-cell>
              <table:table-cell office:value-type="float" office:value="0.0201857">
                <text:p>0.0201857</text:p>
              </table:table-cell>
            </table:table-row>
            <table:table-row>
              <table:table-cell office:value-type="string">
                <text:p>quoting_and_trading/80/50_mean</text:p>
              </table:table-cell>
              <table:table-cell office:value-type="float" office:value="0.0760437">
                <text:p>0.0760437</text:p>
              </table:table-cell>
              <table:table-cell office:value-type="float" office:value="0.0795828">
                <text:p>0.0795828</text:p>
              </table:table-cell>
              <table:table-cell office:value-type="float" office:value="0.0574133">
                <text:p>0.0574133</text:p>
              </table:table-cell>
              <table:table-cell office:value-type="float" office:value="0.0606624">
                <text:p>0.0606624</text:p>
              </table:table-cell>
              <table:table-cell office:value-type="float" office:value="0.0473279">
                <text:p>0.0473279</text:p>
              </table:table-cell>
              <table:table-cell office:value-type="float" office:value="0.0416898">
                <text:p>0.0416898</text:p>
              </table:table-cell>
              <table:table-cell office:value-type="float" office:value="0.0253013">
                <text:p>0.025301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resolution="10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1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11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718cm" svg:height="21.117cm" xlink:href=".." xlink:type="simple" chart:class="chart:line" chart:style-name="ch1">
        <chart:legend chart:legend-position="end" svg:x="17.099cm" svg:y="8.765cm" style:legend-expansion="high" chart:style-name="ch2"/>
        <chart:plot-area chart:style-name="ch3" table:cell-range-address="Sheet1.K67:Sheet1.R70 Sheet1.L1:Sheet1.R2" chart:data-source-has-labels="both" svg:x="0.414cm" svg:y="0.422cm" svg:width="16.271cm" svg:height="20.273cm">
          <chartooo:coordinate-region svg:x="3.983cm" svg:y="0.422cm" svg:width="12.153cm" svg:height="15.578cm"/>
          <chart:axis chart:dimension="x" chart:name="primary-x" chart:style-name="ch4" chartooo:axis-type="auto">
            <chartooo:date-scale/>
            <chart:categories table:cell-range-address="Sheet1.K67:Sheet1.K7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67:Sheet1.L70" chart:label-cell-address="Sheet1.L1:Sheet1.L2" chart:class="chart:line">
            <chart:data-point chart:repeated="4"/>
          </chart:series>
          <chart:series chart:style-name="ch8" chart:values-cell-range-address="Sheet1.M67:Sheet1.M70" chart:label-cell-address="Sheet1.M1:Sheet1.M2" chart:class="chart:line">
            <chart:data-point chart:repeated="4"/>
          </chart:series>
          <chart:series chart:style-name="ch9" chart:values-cell-range-address="Sheet1.N67:Sheet1.N70" chart:label-cell-address="Sheet1.N1:Sheet1.N2" chart:class="chart:line">
            <chart:data-point chart:repeated="4"/>
          </chart:series>
          <chart:series chart:style-name="ch10" chart:values-cell-range-address="Sheet1.O67:Sheet1.O70" chart:label-cell-address="Sheet1.O1:Sheet1.O2" chart:class="chart:line">
            <chart:data-point chart:repeated="4"/>
          </chart:series>
          <chart:series chart:style-name="ch11" chart:values-cell-range-address="Sheet1.P67:Sheet1.P70" chart:label-cell-address="Sheet1.P1:Sheet1.P2" chart:class="chart:line">
            <chart:data-point chart:repeated="4"/>
          </chart:series>
          <chart:series chart:style-name="ch12" chart:values-cell-range-address="Sheet1.Q67:Sheet1.Q70" chart:label-cell-address="Sheet1.Q1:Sheet1.Q2" chart:class="chart:line">
            <chart:data-point chart:repeated="4"/>
          </chart:series>
          <chart:series chart:style-name="ch13" chart:values-cell-range-address="Sheet1.R67:Sheet1.R70" chart:label-cell-address="Sheet1.R1:Sheet1.R2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1 cpu_time</text:p>
                <text:list>
                  <text:list-item>
                    <text:p>test1</text:p>
                  </text:list-item>
                  <text:list-item>
                    <text:p>cpu_time</text:p>
                  </text:list-item>
                </text:list>
                <draw:g>
                  <svg:desc>Sheet1.L1:Sheet1.L2</svg:desc>
                </draw:g>
              </table:table-cell>
              <table:table-cell office:value-type="string">
                <text:p>test2 cpu_time</text:p>
                <text:list>
                  <text:list-item>
                    <text:p>test2</text:p>
                  </text:list-item>
                  <text:list-item>
                    <text:p>cpu_time</text:p>
                  </text:list-item>
                </text:list>
                <draw:g>
                  <svg:desc>Sheet1.M1:Sheet1.M2</svg:desc>
                </draw:g>
              </table:table-cell>
              <table:table-cell office:value-type="string">
                <text:p>test3 cpu_time</text:p>
                <text:list>
                  <text:list-item>
                    <text:p>test3</text:p>
                  </text:list-item>
                  <text:list-item>
                    <text:p>cpu_time</text:p>
                  </text:list-item>
                </text:list>
                <draw:g>
                  <svg:desc>Sheet1.N1:Sheet1.N2</svg:desc>
                </draw:g>
              </table:table-cell>
              <table:table-cell office:value-type="string">
                <text:p>test4 cpu_time</text:p>
                <text:list>
                  <text:list-item>
                    <text:p>test4</text:p>
                  </text:list-item>
                  <text:list-item>
                    <text:p>cpu_time</text:p>
                  </text:list-item>
                </text:list>
                <draw:g>
                  <svg:desc>Sheet1.O1:Sheet1.O2</svg:desc>
                </draw:g>
              </table:table-cell>
              <table:table-cell office:value-type="string">
                <text:p>test5 cpu_time</text:p>
                <text:list>
                  <text:list-item>
                    <text:p>test5</text:p>
                  </text:list-item>
                  <text:list-item>
                    <text:p>cpu_time</text:p>
                  </text:list-item>
                </text:list>
                <draw:g>
                  <svg:desc>Sheet1.P1:Sheet1.P2</svg:desc>
                </draw:g>
              </table:table-cell>
              <table:table-cell office:value-type="string">
                <text:p>test6 cpu_time</text:p>
                <text:list>
                  <text:list-item>
                    <text:p>test6</text:p>
                  </text:list-item>
                  <text:list-item>
                    <text:p>cpu_time</text:p>
                  </text:list-item>
                </text:list>
                <draw:g>
                  <svg:desc>Sheet1.Q1:Sheet1.Q2</svg:desc>
                </draw:g>
              </table:table-cell>
              <table:table-cell office:value-type="string">
                <text:p>test7 cpu_time</text:p>
                <text:list>
                  <text:list-item>
                    <text:p>test7</text:p>
                  </text:list-item>
                  <text:list-item>
                    <text:p>cpu_time</text:p>
                  </text:list-item>
                </text:list>
                <draw:g>
                  <svg:desc>Sheet1.R1:Sheet1.R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uoting_and_trading/5000/50_mean</text:p>
                <draw:g>
                  <svg:desc>Sheet1.K67:Sheet1.K70</svg:desc>
                </draw:g>
              </table:table-cell>
              <table:table-cell office:value-type="float" office:value="2.65113">
                <text:p>2.65113</text:p>
                <draw:g>
                  <svg:desc>Sheet1.L67:Sheet1.L70</svg:desc>
                </draw:g>
              </table:table-cell>
              <table:table-cell office:value-type="float" office:value="2.71174">
                <text:p>2.71174</text:p>
                <draw:g>
                  <svg:desc>Sheet1.M67:Sheet1.M70</svg:desc>
                </draw:g>
              </table:table-cell>
              <table:table-cell office:value-type="float" office:value="1.0885">
                <text:p>1.0885</text:p>
                <draw:g>
                  <svg:desc>Sheet1.N67:Sheet1.N70</svg:desc>
                </draw:g>
              </table:table-cell>
              <table:table-cell office:value-type="float" office:value="1.10781">
                <text:p>1.10781</text:p>
                <draw:g>
                  <svg:desc>Sheet1.O67:Sheet1.O70</svg:desc>
                </draw:g>
              </table:table-cell>
              <table:table-cell office:value-type="float" office:value="0.0985917">
                <text:p>0.0985917</text:p>
                <draw:g>
                  <svg:desc>Sheet1.P67:Sheet1.P70</svg:desc>
                </draw:g>
              </table:table-cell>
              <table:table-cell office:value-type="float" office:value="0.0636009">
                <text:p>0.0636009</text:p>
                <draw:g>
                  <svg:desc>Sheet1.Q67:Sheet1.Q70</svg:desc>
                </draw:g>
              </table:table-cell>
              <table:table-cell office:value-type="float" office:value="0.0296739">
                <text:p>0.0296739</text:p>
                <draw:g>
                  <svg:desc>Sheet1.R67:Sheet1.R70</svg:desc>
                </draw:g>
              </table:table-cell>
            </table:table-row>
            <table:table-row>
              <table:table-cell office:value-type="string">
                <text:p>quoting_and_trading/5000/100_mean</text:p>
              </table:table-cell>
              <table:table-cell office:value-type="float" office:value="5.3279">
                <text:p>5.3279</text:p>
              </table:table-cell>
              <table:table-cell office:value-type="float" office:value="5.37975">
                <text:p>5.37975</text:p>
              </table:table-cell>
              <table:table-cell office:value-type="float" office:value="2.21449">
                <text:p>2.21449</text:p>
              </table:table-cell>
              <table:table-cell office:value-type="float" office:value="2.22521">
                <text:p>2.22521</text:p>
              </table:table-cell>
              <table:table-cell office:value-type="float" office:value="0.199936">
                <text:p>0.199936</text:p>
              </table:table-cell>
              <table:table-cell office:value-type="float" office:value="0.135615">
                <text:p>0.135615</text:p>
              </table:table-cell>
              <table:table-cell office:value-type="float" office:value="0.0604584">
                <text:p>0.0604584</text:p>
              </table:table-cell>
            </table:table-row>
            <table:table-row>
              <table:table-cell office:value-type="string">
                <text:p>quoting_and_trading/5000/150_mean</text:p>
              </table:table-cell>
              <table:table-cell office:value-type="float" office:value="8.00784">
                <text:p>8.00784</text:p>
              </table:table-cell>
              <table:table-cell office:value-type="float" office:value="8.21354">
                <text:p>8.21354</text:p>
              </table:table-cell>
              <table:table-cell office:value-type="float" office:value="3.3354">
                <text:p>3.3354</text:p>
              </table:table-cell>
              <table:table-cell office:value-type="float" office:value="3.34781">
                <text:p>3.34781</text:p>
              </table:table-cell>
              <table:table-cell office:value-type="float" office:value="0.310638">
                <text:p>0.310638</text:p>
              </table:table-cell>
              <table:table-cell office:value-type="float" office:value="0.212073">
                <text:p>0.212073</text:p>
              </table:table-cell>
              <table:table-cell office:value-type="float" office:value="0.091171">
                <text:p>0.091171</text:p>
              </table:table-cell>
            </table:table-row>
            <table:table-row>
              <table:table-cell office:value-type="string">
                <text:p>quoting_and_trading/5000/200_mean</text:p>
              </table:table-cell>
              <table:table-cell office:value-type="float" office:value="10.7396">
                <text:p>10.7396</text:p>
              </table:table-cell>
              <table:table-cell office:value-type="float" office:value="10.949">
                <text:p>10.949</text:p>
              </table:table-cell>
              <table:table-cell office:value-type="float" office:value="4.49097">
                <text:p>4.49097</text:p>
              </table:table-cell>
              <table:table-cell office:value-type="float" office:value="4.46299">
                <text:p>4.46299</text:p>
              </table:table-cell>
              <table:table-cell office:value-type="float" office:value="0.406247">
                <text:p>0.406247</text:p>
              </table:table-cell>
              <table:table-cell office:value-type="float" office:value="0.285342">
                <text:p>0.285342</text:p>
              </table:table-cell>
              <table:table-cell office:value-type="float" office:value="0.122754">
                <text:p>0.12275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